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747cm"/>
    </style:style>
    <style:style style:name="co2" style:family="table-column">
      <style:table-column-properties fo:break-before="auto" style:column-width="3.221cm"/>
    </style:style>
    <style:style style:name="co3" style:family="table-column">
      <style:table-column-properties fo:break-before="auto" style:column-width="3.9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DATOS DE SIMULACIÓN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N</text:p>
          </table:table-cell>
          <table:table-cell office:value-type="string">
            <text:p><text:s/>INT, CRITICIDAD</text:p>
          </table:table-cell>
          <table:table-cell/>
          <table:table-cell office:value-type="string">
            <text:p><text:s/>CAMINO</text:p>
          </table:table-cell>
          <table:table-cell table:number-columns-repeated="2"/>
        </table:table-row>
        <table:table-row table:style-name="ro1">
          <table:table-cell office:value-type="float" office:value="999">
            <text:p>999</text:p>
          </table:table-cell>
          <table:table-cell table:style-name="ce1" office:value-type="percentage" office:value="0.999">
            <text:p>99,90%</text:p>
          </table:table-cell>
          <table:table-cell table:style-name="ce1"/>
          <table:table-cell office:value-type="string">
            <text:p>a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MEDIA</text:p>
          </table:table-cell>
          <table:table-cell office:value-type="string">
            <text:p><text:s/>DESV, TÍPICA</text:p>
          </table:table-cell>
          <table:table-cell table:number-columns-repeated="4"/>
        </table:table-row>
        <table:table-row table:style-name="ro1">
          <table:table-cell office:value-type="float" office:value="6.08744360997">
            <text:p>6,08744361</text:p>
          </table:table-cell>
          <table:table-cell office:value-type="float" office:value="2.04508088948">
            <text:p>2,0450808895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SIMULACIONES TOTALES</text:p>
          </table:table-cell>
          <table:table-cell table:number-columns-repeated="5"/>
        </table:table-row>
        <table:table-row table:style-name="ro1">
          <table:table-cell office:value-type="float" office:value="1000">
            <text:p>1000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DURACIONES</text:p>
          </table:table-cell>
          <table:table-cell office:value-type="string">
            <text:p>Dur.Ordenadas</text:p>
          </table:table-cell>
          <table:table-cell office:value-type="string">
            <text:p>Frecuencia ac</text:p>
          </table:table-cell>
          <table:table-cell office:value-type="string">
            <text:p>F(X)</text:p>
          </table:table-cell>
          <table:table-cell office:value-type="string">
            <text:p>d+</text:p>
          </table:table-cell>
          <table:table-cell office:value-type="string">
            <text:p>d-</text:p>
          </table:table-cell>
        </table:table-row>
        <table:table-row table:style-name="ro1">
          <table:table-cell office:value-type="float" office:value="2.72221622664">
            <text:p>2,7222162266</text:p>
          </table:table-cell>
          <table:table-cell office:value-type="float" office:value="0">
            <text:p>0</text:p>
          </table:table-cell>
          <table:table-cell table:formula="of:=FREQUENCY([.B$14:.B$1013];[.B14])/1000" office:value-type="float" office:value="0.001">
            <text:p>0,001</text:p>
          </table:table-cell>
          <table:table-cell table:formula="of:=NORMDIST([.B14];[.A$8];[.B$8];1)" office:value-type="float" office:value="0.0014571903005497">
            <text:p>0,0014571903</text:p>
          </table:table-cell>
          <table:table-cell table:formula="of:=ABS([.D14]-[.C14])" office:value-type="float" office:value="0.000457190300549697">
            <text:p>0,0004571903</text:p>
          </table:table-cell>
          <table:table-cell table:formula="of:=[.D14]" office:value-type="float" office:value="0.0014571903005497">
            <text:p>0,0014571903</text:p>
          </table:table-cell>
        </table:table-row>
        <table:table-row table:style-name="ro1">
          <table:table-cell office:value-type="float" office:value="6.26048580239">
            <text:p>6,2604858024</text:p>
          </table:table-cell>
          <table:table-cell office:value-type="float" office:value="0.248547208817">
            <text:p>0,2485472088</text:p>
          </table:table-cell>
          <table:table-cell table:formula="of:=FREQUENCY([.B$14:.B$1013];[.B15])/1000" office:value-type="float" office:value="0.002">
            <text:p>0,002</text:p>
          </table:table-cell>
          <table:table-cell table:formula="of:=NORMDIST([.B15];[.A$8];[.B$8];1)" office:value-type="float" office:value="0.0021512105228129">
            <text:p>0,0021512105</text:p>
          </table:table-cell>
          <table:table-cell table:formula="of:=ABS([.D15]-[.C15])" office:value-type="float" office:value="0.000151210522812898">
            <text:p>0,0001512105</text:p>
          </table:table-cell>
          <table:table-cell table:formula="of:=ABS([.D15]-[.C14])" office:value-type="float" office:value="0.0011512105228129">
            <text:p>0,0011512105</text:p>
          </table:table-cell>
        </table:table-row>
        <table:table-row table:style-name="ro1">
          <table:table-cell office:value-type="float" office:value="7.14675713555">
            <text:p>7,1467571356</text:p>
          </table:table-cell>
          <table:table-cell office:value-type="float" office:value="0.949218066502">
            <text:p>0,9492180665</text:p>
          </table:table-cell>
          <table:table-cell table:formula="of:=FREQUENCY([.B$14:.B$1013];[.B16])/1000" office:value-type="float" office:value="0.003">
            <text:p>0,003</text:p>
          </table:table-cell>
          <table:table-cell table:formula="of:=NORMDIST([.B16];[.A$8];[.B$8];1)" office:value-type="float" office:value="0.00599428911688852">
            <text:p>0,0059942891</text:p>
          </table:table-cell>
          <table:table-cell table:formula="of:=ABS([.D16]-[.C16])" office:value-type="float" office:value="0.00299428911688852">
            <text:p>0,0029942891</text:p>
          </table:table-cell>
          <table:table-cell table:formula="of:=ABS([.D16]-[.C15])" office:value-type="float" office:value="0.00399428911688852">
            <text:p>0,0039942891</text:p>
          </table:table-cell>
        </table:table-row>
        <table:table-row table:style-name="ro1">
          <table:table-cell office:value-type="float" office:value="7.61400063439">
            <text:p>7,6140006344</text:p>
          </table:table-cell>
          <table:table-cell office:value-type="float" office:value="0.981421236712">
            <text:p>0,9814212367</text:p>
          </table:table-cell>
          <table:table-cell table:formula="of:=FREQUENCY([.B$14:.B$1013];[.B17])/1000" office:value-type="float" office:value="0.004">
            <text:p>0,004</text:p>
          </table:table-cell>
          <table:table-cell table:formula="of:=NORMDIST([.B17];[.A$8];[.B$8];1)" office:value-type="float" office:value="0.00626715232799684">
            <text:p>0,0062671523</text:p>
          </table:table-cell>
          <table:table-cell table:formula="of:=ABS([.D17]-[.C17])" office:value-type="float" office:value="0.00226715232799684">
            <text:p>0,0022671523</text:p>
          </table:table-cell>
          <table:table-cell table:formula="of:=ABS([.D17]-[.C16])" office:value-type="float" office:value="0.00326715232799684">
            <text:p>0,0032671523</text:p>
          </table:table-cell>
        </table:table-row>
        <table:table-row table:style-name="ro1">
          <table:table-cell office:value-type="float" office:value="6.73034019049">
            <text:p>6,7303401905</text:p>
          </table:table-cell>
          <table:table-cell office:value-type="float" office:value="1.10344943912">
            <text:p>1,1034494391</text:p>
          </table:table-cell>
          <table:table-cell table:formula="of:=FREQUENCY([.B$14:.B$1013];[.B18])/1000" office:value-type="float" office:value="0.005">
            <text:p>0,005</text:p>
          </table:table-cell>
          <table:table-cell table:formula="of:=NORMDIST([.B18];[.A$8];[.B$8];1)" office:value-type="float" office:value="0.00740351762304274">
            <text:p>0,0074035176</text:p>
          </table:table-cell>
          <table:table-cell table:formula="of:=ABS([.D18]-[.C18])" office:value-type="float" office:value="0.00240351762304274">
            <text:p>0,0024035176</text:p>
          </table:table-cell>
          <table:table-cell table:formula="of:=ABS([.D18]-[.C17])" office:value-type="float" office:value="0.00340351762304274">
            <text:p>0,0034035176</text:p>
          </table:table-cell>
        </table:table-row>
        <table:table-row table:style-name="ro1">
          <table:table-cell office:value-type="float" office:value="5.1526072752">
            <text:p>5,1526072752</text:p>
          </table:table-cell>
          <table:table-cell office:value-type="float" office:value="1.25839623118">
            <text:p>1,2583962312</text:p>
          </table:table-cell>
          <table:table-cell table:formula="of:=FREQUENCY([.B$14:.B$1013];[.B19])/1000" office:value-type="float" office:value="0.006">
            <text:p>0,006</text:p>
          </table:table-cell>
          <table:table-cell table:formula="of:=NORMDIST([.B19];[.A$8];[.B$8];1)" office:value-type="float" office:value="0.00910552148086449">
            <text:p>0,0091055215</text:p>
          </table:table-cell>
          <table:table-cell table:formula="of:=ABS([.D19]-[.C19])" office:value-type="float" office:value="0.00310552148086449">
            <text:p>0,0031055215</text:p>
          </table:table-cell>
          <table:table-cell table:formula="of:=ABS([.D19]-[.C18])" office:value-type="float" office:value="0.00410552148086449">
            <text:p>0,0041055215</text:p>
          </table:table-cell>
        </table:table-row>
        <table:table-row table:style-name="ro1">
          <table:table-cell office:value-type="float" office:value="9.28549912738">
            <text:p>9,2854991274</text:p>
          </table:table-cell>
          <table:table-cell office:value-type="float" office:value="1.33057755627">
            <text:p>1,3305775563</text:p>
          </table:table-cell>
          <table:table-cell table:formula="of:=FREQUENCY([.B$14:.B$1013];[.B20])/1000" office:value-type="float" office:value="0.007">
            <text:p>0,007</text:p>
          </table:table-cell>
          <table:table-cell table:formula="of:=NORMDIST([.B20];[.A$8];[.B$8];1)" office:value-type="float" office:value="0.0100091722404728">
            <text:p>0,0100091722</text:p>
          </table:table-cell>
          <table:table-cell table:formula="of:=ABS([.D20]-[.C20])" office:value-type="float" office:value="0.00300917224047279">
            <text:p>0,0030091722</text:p>
          </table:table-cell>
          <table:table-cell table:formula="of:=ABS([.D20]-[.C19])" office:value-type="float" office:value="0.00400917224047279">
            <text:p>0,0040091722</text:p>
          </table:table-cell>
        </table:table-row>
        <table:table-row table:style-name="ro1">
          <table:table-cell office:value-type="float" office:value="6.5023903439">
            <text:p>6,5023903439</text:p>
          </table:table-cell>
          <table:table-cell office:value-type="float" office:value="1.34802703728">
            <text:p>1,3480270373</text:p>
          </table:table-cell>
          <table:table-cell table:formula="of:=FREQUENCY([.B$14:.B$1013];[.B21])/1000" office:value-type="float" office:value="0.008">
            <text:p>0,008</text:p>
          </table:table-cell>
          <table:table-cell table:formula="of:=NORMDIST([.B21];[.A$8];[.B$8];1)" office:value-type="float" office:value="0.0102390320852166">
            <text:p>0,0102390321</text:p>
          </table:table-cell>
          <table:table-cell table:formula="of:=ABS([.D21]-[.C21])" office:value-type="float" office:value="0.00223903208521656">
            <text:p>0,0022390321</text:p>
          </table:table-cell>
          <table:table-cell table:formula="of:=ABS([.D21]-[.C20])" office:value-type="float" office:value="0.00323903208521656">
            <text:p>0,0032390321</text:p>
          </table:table-cell>
        </table:table-row>
        <table:table-row table:style-name="ro1">
          <table:table-cell office:value-type="float" office:value="6.25619110955">
            <text:p>6,2561911096</text:p>
          </table:table-cell>
          <table:table-cell office:value-type="float" office:value="1.3780842352">
            <text:p>1,3780842352</text:p>
          </table:table-cell>
          <table:table-cell table:formula="of:=FREQUENCY([.B$14:.B$1013];[.B22])/1000" office:value-type="float" office:value="0.009">
            <text:p>0,009</text:p>
          </table:table-cell>
          <table:table-cell table:formula="of:=NORMDIST([.B22];[.A$8];[.B$8];1)" office:value-type="float" office:value="0.0106457772834541">
            <text:p>0,0106457773</text:p>
          </table:table-cell>
          <table:table-cell table:formula="of:=ABS([.D22]-[.C22])" office:value-type="float" office:value="0.00164577728345411">
            <text:p>0,0016457773</text:p>
          </table:table-cell>
          <table:table-cell table:formula="of:=ABS([.D22]-[.C21])" office:value-type="float" office:value="0.00264577728345411">
            <text:p>0,0026457773</text:p>
          </table:table-cell>
        </table:table-row>
        <table:table-row table:style-name="ro1">
          <table:table-cell office:value-type="float" office:value="2.76389875063">
            <text:p>2,7638987506</text:p>
          </table:table-cell>
          <table:table-cell office:value-type="float" office:value="1.48949368537">
            <text:p>1,4894936854</text:p>
          </table:table-cell>
          <table:table-cell table:formula="of:=FREQUENCY([.B$14:.B$1013];[.B23])/1000" office:value-type="float" office:value="0.01">
            <text:p>0,01</text:p>
          </table:table-cell>
          <table:table-cell table:formula="of:=NORMDIST([.B23];[.A$8];[.B$8];1)" office:value-type="float" office:value="0.0122786181026369">
            <text:p>0,0122786181</text:p>
          </table:table-cell>
          <table:table-cell table:formula="of:=ABS([.D23]-[.C23])" office:value-type="float" office:value="0.0022786181026369">
            <text:p>0,0022786181</text:p>
          </table:table-cell>
          <table:table-cell table:formula="of:=ABS([.D23]-[.C22])" office:value-type="float" office:value="0.0032786181026369">
            <text:p>0,0032786181</text:p>
          </table:table-cell>
        </table:table-row>
        <table:table-row table:style-name="ro1">
          <table:table-cell office:value-type="float" office:value="3.53193203435">
            <text:p>3,5319320344</text:p>
          </table:table-cell>
          <table:table-cell office:value-type="float" office:value="1.61267246098">
            <text:p>1,612672461</text:p>
          </table:table-cell>
          <table:table-cell table:formula="of:=FREQUENCY([.B$14:.B$1013];[.B24])/1000" office:value-type="float" office:value="0.011">
            <text:p>0,011</text:p>
          </table:table-cell>
          <table:table-cell table:formula="of:=NORMDIST([.B24];[.A$8];[.B$8];1)" office:value-type="float" office:value="0.0143324120168727">
            <text:p>0,014332412</text:p>
          </table:table-cell>
          <table:table-cell table:formula="of:=ABS([.D24]-[.C24])" office:value-type="float" office:value="0.00333241201687274">
            <text:p>0,003332412</text:p>
          </table:table-cell>
          <table:table-cell table:formula="of:=ABS([.D24]-[.C23])" office:value-type="float" office:value="0.00433241201687274">
            <text:p>0,004332412</text:p>
          </table:table-cell>
        </table:table-row>
        <table:table-row table:style-name="ro1">
          <table:table-cell office:value-type="float" office:value="4.86460363503">
            <text:p>4,864603635</text:p>
          </table:table-cell>
          <table:table-cell office:value-type="float" office:value="1.62803930878">
            <text:p>1,6280393088</text:p>
          </table:table-cell>
          <table:table-cell table:formula="of:=FREQUENCY([.B$14:.B$1013];[.B25])/1000" office:value-type="float" office:value="0.012">
            <text:p>0,012</text:p>
          </table:table-cell>
          <table:table-cell table:formula="of:=NORMDIST([.B25];[.A$8];[.B$8];1)" office:value-type="float" office:value="0.0146083010540628">
            <text:p>0,0146083011</text:p>
          </table:table-cell>
          <table:table-cell table:formula="of:=ABS([.D25]-[.C25])" office:value-type="float" office:value="0.0026083010540628">
            <text:p>0,0026083011</text:p>
          </table:table-cell>
          <table:table-cell table:formula="of:=ABS([.D25]-[.C24])" office:value-type="float" office:value="0.0036083010540628">
            <text:p>0,0036083011</text:p>
          </table:table-cell>
        </table:table-row>
        <table:table-row table:style-name="ro1">
          <table:table-cell office:value-type="float" office:value="5.86582838013">
            <text:p>5,8658283801</text:p>
          </table:table-cell>
          <table:table-cell office:value-type="float" office:value="1.64472301893">
            <text:p>1,6447230189</text:p>
          </table:table-cell>
          <table:table-cell table:formula="of:=FREQUENCY([.B$14:.B$1013];[.B26])/1000" office:value-type="float" office:value="0.013">
            <text:p>0,013</text:p>
          </table:table-cell>
          <table:table-cell table:formula="of:=NORMDIST([.B26];[.A$8];[.B$8];1)" office:value-type="float" office:value="0.0149129944947087">
            <text:p>0,0149129945</text:p>
          </table:table-cell>
          <table:table-cell table:formula="of:=ABS([.D26]-[.C26])" office:value-type="float" office:value="0.00191299449470875">
            <text:p>0,0019129945</text:p>
          </table:table-cell>
          <table:table-cell table:formula="of:=ABS([.D26]-[.C25])" office:value-type="float" office:value="0.00291299449470875">
            <text:p>0,0029129945</text:p>
          </table:table-cell>
        </table:table-row>
        <table:table-row table:style-name="ro1">
          <table:table-cell office:value-type="float" office:value="6.36900057178">
            <text:p>6,3690005718</text:p>
          </table:table-cell>
          <table:table-cell office:value-type="float" office:value="1.77834798664">
            <text:p>1,7783479866</text:p>
          </table:table-cell>
          <table:table-cell table:formula="of:=FREQUENCY([.B$14:.B$1013];[.B27])/1000" office:value-type="float" office:value="0.014">
            <text:p>0,014</text:p>
          </table:table-cell>
          <table:table-cell table:formula="of:=NORMDIST([.B27];[.A$8];[.B$8];1)" office:value-type="float" office:value="0.0175564547163047">
            <text:p>0,0175564547</text:p>
          </table:table-cell>
          <table:table-cell table:formula="of:=ABS([.D27]-[.C27])" office:value-type="float" office:value="0.00355645471630471">
            <text:p>0,0035564547</text:p>
          </table:table-cell>
          <table:table-cell table:formula="of:=ABS([.D27]-[.C26])" office:value-type="float" office:value="0.00455645471630471">
            <text:p>0,0045564547</text:p>
          </table:table-cell>
        </table:table-row>
        <table:table-row table:style-name="ro1">
          <table:table-cell office:value-type="float" office:value="10.1092966345">
            <text:p>10,1092966345</text:p>
          </table:table-cell>
          <table:table-cell office:value-type="float" office:value="1.8310361425">
            <text:p>1,8310361425</text:p>
          </table:table-cell>
          <table:table-cell table:formula="of:=FREQUENCY([.B$14:.B$1013];[.B28])/1000" office:value-type="float" office:value="0.015">
            <text:p>0,015</text:p>
          </table:table-cell>
          <table:table-cell table:formula="of:=NORMDIST([.B28];[.A$8];[.B$8];1)" office:value-type="float" office:value="0.018703661188065">
            <text:p>0,0187036612</text:p>
          </table:table-cell>
          <table:table-cell table:formula="of:=ABS([.D28]-[.C28])" office:value-type="float" office:value="0.00370366118806499">
            <text:p>0,0037036612</text:p>
          </table:table-cell>
          <table:table-cell table:formula="of:=ABS([.D28]-[.C27])" office:value-type="float" office:value="0.00470366118806499">
            <text:p>0,0047036612</text:p>
          </table:table-cell>
        </table:table-row>
        <table:table-row table:style-name="ro1">
          <table:table-cell office:value-type="float" office:value="5.62327063319">
            <text:p>5,6232706332</text:p>
          </table:table-cell>
          <table:table-cell office:value-type="float" office:value="1.91826521384">
            <text:p>1,9182652138</text:p>
          </table:table-cell>
          <table:table-cell table:formula="of:=FREQUENCY([.B$14:.B$1013];[.B29])/1000" office:value-type="float" office:value="0.016">
            <text:p>0,016</text:p>
          </table:table-cell>
          <table:table-cell table:formula="of:=NORMDIST([.B29];[.A$8];[.B$8];1)" office:value-type="float" office:value="0.0207431146288931">
            <text:p>0,0207431146</text:p>
          </table:table-cell>
          <table:table-cell table:formula="of:=ABS([.D29]-[.C29])" office:value-type="float" office:value="0.00474311462889311">
            <text:p>0,0047431146</text:p>
          </table:table-cell>
          <table:table-cell table:formula="of:=ABS([.D29]-[.C28])" office:value-type="float" office:value="0.00574311462889312">
            <text:p>0,0057431146</text:p>
          </table:table-cell>
        </table:table-row>
        <table:table-row table:style-name="ro1">
          <table:table-cell office:value-type="float" office:value="6.94918951313">
            <text:p>6,9491895131</text:p>
          </table:table-cell>
          <table:table-cell office:value-type="float" office:value="1.95011118914">
            <text:p>1,9501111891</text:p>
          </table:table-cell>
          <table:table-cell table:formula="of:=FREQUENCY([.B$14:.B$1013];[.B30])/1000" office:value-type="float" office:value="0.017">
            <text:p>0,017</text:p>
          </table:table-cell>
          <table:table-cell table:formula="of:=NORMDIST([.B30];[.A$8];[.B$8];1)" office:value-type="float" office:value="0.0215332017770823">
            <text:p>0,0215332018</text:p>
          </table:table-cell>
          <table:table-cell table:formula="of:=ABS([.D30]-[.C30])" office:value-type="float" office:value="0.00453320177708233">
            <text:p>0,0045332018</text:p>
          </table:table-cell>
          <table:table-cell table:formula="of:=ABS([.D30]-[.C29])" office:value-type="float" office:value="0.00553320177708233">
            <text:p>0,0055332018</text:p>
          </table:table-cell>
        </table:table-row>
        <table:table-row table:style-name="ro1">
          <table:table-cell office:value-type="float" office:value="6.73382132361">
            <text:p>6,7338213236</text:p>
          </table:table-cell>
          <table:table-cell office:value-type="float" office:value="1.95107404051">
            <text:p>1,9510740405</text:p>
          </table:table-cell>
          <table:table-cell table:formula="of:=FREQUENCY([.B$14:.B$1013];[.B31])/1000" office:value-type="float" office:value="0.018">
            <text:p>0,018</text:p>
          </table:table-cell>
          <table:table-cell table:formula="of:=NORMDIST([.B31];[.A$8];[.B$8];1)" office:value-type="float" office:value="0.0215574805539173">
            <text:p>0,0215574806</text:p>
          </table:table-cell>
          <table:table-cell table:formula="of:=ABS([.D31]-[.C31])" office:value-type="float" office:value="0.00355748055391732">
            <text:p>0,0035574806</text:p>
          </table:table-cell>
          <table:table-cell table:formula="of:=ABS([.D31]-[.C30])" office:value-type="float" office:value="0.00455748055391732">
            <text:p>0,0045574806</text:p>
          </table:table-cell>
        </table:table-row>
        <table:table-row table:style-name="ro1">
          <table:table-cell office:value-type="float" office:value="4.45362296548">
            <text:p>4,4536229655</text:p>
          </table:table-cell>
          <table:table-cell office:value-type="float" office:value="1.99886018164">
            <text:p>1,9988601816</text:p>
          </table:table-cell>
          <table:table-cell table:formula="of:=FREQUENCY([.B$14:.B$1013];[.B32])/1000" office:value-type="float" office:value="0.019">
            <text:p>0,019</text:p>
          </table:table-cell>
          <table:table-cell table:formula="of:=NORMDIST([.B32];[.A$8];[.B$8];1)" office:value-type="float" office:value="0.0227918332179328">
            <text:p>0,0227918332</text:p>
          </table:table-cell>
          <table:table-cell table:formula="of:=ABS([.D32]-[.C32])" office:value-type="float" office:value="0.00379183321793277">
            <text:p>0,0037918332</text:p>
          </table:table-cell>
          <table:table-cell table:formula="of:=ABS([.D32]-[.C31])" office:value-type="float" office:value="0.00479183321793277">
            <text:p>0,0047918332</text:p>
          </table:table-cell>
        </table:table-row>
        <table:table-row table:style-name="ro1">
          <table:table-cell office:value-type="float" office:value="9.14217996974">
            <text:p>9,1421799697</text:p>
          </table:table-cell>
          <table:table-cell office:value-type="float" office:value="2.00606734464">
            <text:p>2,0060673446</text:p>
          </table:table-cell>
          <table:table-cell table:formula="of:=FREQUENCY([.B$14:.B$1013];[.B33])/1000" office:value-type="float" office:value="0.02">
            <text:p>0,02</text:p>
          </table:table-cell>
          <table:table-cell table:formula="of:=NORMDIST([.B33];[.A$8];[.B$8];1)" office:value-type="float" office:value="0.0229830716214626">
            <text:p>0,0229830716</text:p>
          </table:table-cell>
          <table:table-cell table:formula="of:=ABS([.D33]-[.C33])" office:value-type="float" office:value="0.00298307162146259">
            <text:p>0,0029830716</text:p>
          </table:table-cell>
          <table:table-cell table:formula="of:=ABS([.D33]-[.C32])" office:value-type="float" office:value="0.00398307162146259">
            <text:p>0,0039830716</text:p>
          </table:table-cell>
        </table:table-row>
        <table:table-row table:style-name="ro1">
          <table:table-cell office:value-type="float" office:value="8.89850541504">
            <text:p>8,898505415</text:p>
          </table:table-cell>
          <table:table-cell office:value-type="float" office:value="2.03134895707">
            <text:p>2,0313489571</text:p>
          </table:table-cell>
          <table:table-cell table:formula="of:=FREQUENCY([.B$14:.B$1013];[.B34])/1000" office:value-type="float" office:value="0.021">
            <text:p>0,021</text:p>
          </table:table-cell>
          <table:table-cell table:formula="of:=NORMDIST([.B34];[.A$8];[.B$8];1)" office:value-type="float" office:value="0.0236646250948148">
            <text:p>0,0236646251</text:p>
          </table:table-cell>
          <table:table-cell table:formula="of:=ABS([.D34]-[.C34])" office:value-type="float" office:value="0.00266462509481484">
            <text:p>0,0026646251</text:p>
          </table:table-cell>
          <table:table-cell table:formula="of:=ABS([.D34]-[.C33])" office:value-type="float" office:value="0.00366462509481484">
            <text:p>0,0036646251</text:p>
          </table:table-cell>
        </table:table-row>
        <table:table-row table:style-name="ro1">
          <table:table-cell office:value-type="float" office:value="6.65492207211">
            <text:p>6,6549220721</text:p>
          </table:table-cell>
          <table:table-cell office:value-type="float" office:value="2.08362461779">
            <text:p>2,0836246178</text:p>
          </table:table-cell>
          <table:table-cell table:formula="of:=FREQUENCY([.B$14:.B$1013];[.B35])/1000" office:value-type="float" office:value="0.022">
            <text:p>0,022</text:p>
          </table:table-cell>
          <table:table-cell table:formula="of:=NORMDIST([.B35];[.A$8];[.B$8];1)" office:value-type="float" office:value="0.0251279014427076">
            <text:p>0,0251279014</text:p>
          </table:table-cell>
          <table:table-cell table:formula="of:=ABS([.D35]-[.C35])" office:value-type="float" office:value="0.00312790144270759">
            <text:p>0,0031279014</text:p>
          </table:table-cell>
          <table:table-cell table:formula="of:=ABS([.D35]-[.C34])" office:value-type="float" office:value="0.00412790144270759">
            <text:p>0,0041279014</text:p>
          </table:table-cell>
        </table:table-row>
        <table:table-row table:style-name="ro1">
          <table:table-cell office:value-type="float" office:value="5.61790282232">
            <text:p>5,6179028223</text:p>
          </table:table-cell>
          <table:table-cell office:value-type="float" office:value="2.09255185046">
            <text:p>2,0925518505</text:p>
          </table:table-cell>
          <table:table-cell table:formula="of:=FREQUENCY([.B$14:.B$1013];[.B36])/1000" office:value-type="float" office:value="0.023">
            <text:p>0,023</text:p>
          </table:table-cell>
          <table:table-cell table:formula="of:=NORMDIST([.B36];[.A$8];[.B$8];1)" office:value-type="float" office:value="0.0253852179881535">
            <text:p>0,025385218</text:p>
          </table:table-cell>
          <table:table-cell table:formula="of:=ABS([.D36]-[.C36])" office:value-type="float" office:value="0.00238521798815354">
            <text:p>0,002385218</text:p>
          </table:table-cell>
          <table:table-cell table:formula="of:=ABS([.D36]-[.C35])" office:value-type="float" office:value="0.00338521798815354">
            <text:p>0,003385218</text:p>
          </table:table-cell>
        </table:table-row>
        <table:table-row table:style-name="ro1">
          <table:table-cell office:value-type="float" office:value="7.50061191624">
            <text:p>7,5006119162</text:p>
          </table:table-cell>
          <table:table-cell office:value-type="float" office:value="2.17232137266">
            <text:p>2,1723213727</text:p>
          </table:table-cell>
          <table:table-cell table:formula="of:=FREQUENCY([.B$14:.B$1013];[.B37])/1000" office:value-type="float" office:value="0.024">
            <text:p>0,024</text:p>
          </table:table-cell>
          <table:table-cell table:formula="of:=NORMDIST([.B37];[.A$8];[.B$8];1)" office:value-type="float" office:value="0.0277839277542002">
            <text:p>0,0277839278</text:p>
          </table:table-cell>
          <table:table-cell table:formula="of:=ABS([.D37]-[.C37])" office:value-type="float" office:value="0.00378392775420019">
            <text:p>0,0037839278</text:p>
          </table:table-cell>
          <table:table-cell table:formula="of:=ABS([.D37]-[.C36])" office:value-type="float" office:value="0.00478392775420019">
            <text:p>0,0047839278</text:p>
          </table:table-cell>
        </table:table-row>
        <table:table-row table:style-name="ro1">
          <table:table-cell office:value-type="float" office:value="3.72727256554">
            <text:p>3,7272725655</text:p>
          </table:table-cell>
          <table:table-cell office:value-type="float" office:value="2.18027124992">
            <text:p>2,1802712499</text:p>
          </table:table-cell>
          <table:table-cell table:formula="of:=FREQUENCY([.B$14:.B$1013];[.B38])/1000" office:value-type="float" office:value="0.025">
            <text:p>0,025</text:p>
          </table:table-cell>
          <table:table-cell table:formula="of:=NORMDIST([.B38];[.A$8];[.B$8];1)" office:value-type="float" office:value="0.0280330079236426">
            <text:p>0,0280330079</text:p>
          </table:table-cell>
          <table:table-cell table:formula="of:=ABS([.D38]-[.C38])" office:value-type="float" office:value="0.00303300792364264">
            <text:p>0,0030330079</text:p>
          </table:table-cell>
          <table:table-cell table:formula="of:=ABS([.D38]-[.C37])" office:value-type="float" office:value="0.00403300792364264">
            <text:p>0,0040330079</text:p>
          </table:table-cell>
        </table:table-row>
        <table:table-row table:style-name="ro1">
          <table:table-cell office:value-type="float" office:value="7.19076964603">
            <text:p>7,190769646</text:p>
          </table:table-cell>
          <table:table-cell office:value-type="float" office:value="2.19684414219">
            <text:p>2,1968441422</text:p>
          </table:table-cell>
          <table:table-cell table:formula="of:=FREQUENCY([.B$14:.B$1013];[.B39])/1000" office:value-type="float" office:value="0.026">
            <text:p>0,026</text:p>
          </table:table-cell>
          <table:table-cell table:formula="of:=NORMDIST([.B39];[.A$8];[.B$8];1)" office:value-type="float" office:value="0.0285582401667083">
            <text:p>0,0285582402</text:p>
          </table:table-cell>
          <table:table-cell table:formula="of:=ABS([.D39]-[.C39])" office:value-type="float" office:value="0.00255824016670832">
            <text:p>0,0025582402</text:p>
          </table:table-cell>
          <table:table-cell table:formula="of:=ABS([.D39]-[.C38])" office:value-type="float" office:value="0.00355824016670831">
            <text:p>0,0035582402</text:p>
          </table:table-cell>
        </table:table-row>
        <table:table-row table:style-name="ro1">
          <table:table-cell office:value-type="float" office:value="9.30590360714">
            <text:p>9,3059036071</text:p>
          </table:table-cell>
          <table:table-cell office:value-type="float" office:value="2.20950688431">
            <text:p>2,2095068843</text:p>
          </table:table-cell>
          <table:table-cell table:formula="of:=FREQUENCY([.B$14:.B$1013];[.B40])/1000" office:value-type="float" office:value="0.027">
            <text:p>0,027</text:p>
          </table:table-cell>
          <table:table-cell table:formula="of:=NORMDIST([.B40];[.A$8];[.B$8];1)" office:value-type="float" office:value="0.0289650454395152">
            <text:p>0,0289650454</text:p>
          </table:table-cell>
          <table:table-cell table:formula="of:=ABS([.D40]-[.C40])" office:value-type="float" office:value="0.00196504543951516">
            <text:p>0,0019650454</text:p>
          </table:table-cell>
          <table:table-cell table:formula="of:=ABS([.D40]-[.C39])" office:value-type="float" office:value="0.00296504543951516">
            <text:p>0,0029650454</text:p>
          </table:table-cell>
        </table:table-row>
        <table:table-row table:style-name="ro1">
          <table:table-cell office:value-type="float" office:value="4.43746164102">
            <text:p>4,437461641</text:p>
          </table:table-cell>
          <table:table-cell office:value-type="float" office:value="2.22815301408">
            <text:p>2,2281530141</text:p>
          </table:table-cell>
          <table:table-cell table:formula="of:=FREQUENCY([.B$14:.B$1013];[.B41])/1000" office:value-type="float" office:value="0.028">
            <text:p>0,028</text:p>
          </table:table-cell>
          <table:table-cell table:formula="of:=NORMDIST([.B41];[.A$8];[.B$8];1)" office:value-type="float" office:value="0.0295728317831416">
            <text:p>0,0295728318</text:p>
          </table:table-cell>
          <table:table-cell table:formula="of:=ABS([.D41]-[.C41])" office:value-type="float" office:value="0.00157283178314165">
            <text:p>0,0015728318</text:p>
          </table:table-cell>
          <table:table-cell table:formula="of:=ABS([.D41]-[.C40])" office:value-type="float" office:value="0.00257283178314165">
            <text:p>0,0025728318</text:p>
          </table:table-cell>
        </table:table-row>
        <table:table-row table:style-name="ro1">
          <table:table-cell office:value-type="float" office:value="6.50842239592">
            <text:p>6,5084223959</text:p>
          </table:table-cell>
          <table:table-cell office:value-type="float" office:value="2.3173738671">
            <text:p>2,3173738671</text:p>
          </table:table-cell>
          <table:table-cell table:formula="of:=FREQUENCY([.B$14:.B$1013];[.B42])/1000" office:value-type="float" office:value="0.029">
            <text:p>0,029</text:p>
          </table:table-cell>
          <table:table-cell table:formula="of:=NORMDIST([.B42];[.A$8];[.B$8];1)" office:value-type="float" office:value="0.0326293360468174">
            <text:p>0,032629336</text:p>
          </table:table-cell>
          <table:table-cell table:formula="of:=ABS([.D42]-[.C42])" office:value-type="float" office:value="0.00362933604681743">
            <text:p>0,003629336</text:p>
          </table:table-cell>
          <table:table-cell table:formula="of:=ABS([.D42]-[.C41])" office:value-type="float" office:value="0.00462933604681743">
            <text:p>0,004629336</text:p>
          </table:table-cell>
        </table:table-row>
        <table:table-row table:style-name="ro1">
          <table:table-cell office:value-type="float" office:value="5.74273878778">
            <text:p>5,7427387878</text:p>
          </table:table-cell>
          <table:table-cell office:value-type="float" office:value="2.34535664039">
            <text:p>2,3453566404</text:p>
          </table:table-cell>
          <table:table-cell table:formula="of:=FREQUENCY([.B$14:.B$1013];[.B43])/1000" office:value-type="float" office:value="0.03">
            <text:p>0,03</text:p>
          </table:table-cell>
          <table:table-cell table:formula="of:=NORMDIST([.B43];[.A$8];[.B$8];1)" office:value-type="float" office:value="0.033640000089463">
            <text:p>0,0336400001</text:p>
          </table:table-cell>
          <table:table-cell table:formula="of:=ABS([.D43]-[.C43])" office:value-type="float" office:value="0.00364000008946296">
            <text:p>0,0036400001</text:p>
          </table:table-cell>
          <table:table-cell table:formula="of:=ABS([.D43]-[.C42])" office:value-type="float" office:value="0.00464000008946296">
            <text:p>0,0046400001</text:p>
          </table:table-cell>
        </table:table-row>
        <table:table-row table:style-name="ro1">
          <table:table-cell office:value-type="float" office:value="3.43272939626">
            <text:p>3,4327293963</text:p>
          </table:table-cell>
          <table:table-cell office:value-type="float" office:value="2.34811638266">
            <text:p>2,3481163827</text:p>
          </table:table-cell>
          <table:table-cell table:formula="of:=FREQUENCY([.B$14:.B$1013];[.B44])/1000" office:value-type="float" office:value="0.031">
            <text:p>0,031</text:p>
          </table:table-cell>
          <table:table-cell table:formula="of:=NORMDIST([.B44];[.A$8];[.B$8];1)" office:value-type="float" office:value="0.0337410555084579">
            <text:p>0,0337410555</text:p>
          </table:table-cell>
          <table:table-cell table:formula="of:=ABS([.D44]-[.C44])" office:value-type="float" office:value="0.00274105550845785">
            <text:p>0,0027410555</text:p>
          </table:table-cell>
          <table:table-cell table:formula="of:=ABS([.D44]-[.C43])" office:value-type="float" office:value="0.00374105550845785">
            <text:p>0,0037410555</text:p>
          </table:table-cell>
        </table:table-row>
        <table:table-row table:style-name="ro1">
          <table:table-cell office:value-type="float" office:value="5.29438805239">
            <text:p>5,2943880524</text:p>
          </table:table-cell>
          <table:table-cell office:value-type="float" office:value="2.3493740934">
            <text:p>2,3493740934</text:p>
          </table:table-cell>
          <table:table-cell table:formula="of:=FREQUENCY([.B$14:.B$1013];[.B45])/1000" office:value-type="float" office:value="0.032">
            <text:p>0,032</text:p>
          </table:table-cell>
          <table:table-cell table:formula="of:=NORMDIST([.B45];[.A$8];[.B$8];1)" office:value-type="float" office:value="0.0337871927725486">
            <text:p>0,0337871928</text:p>
          </table:table-cell>
          <table:table-cell table:formula="of:=ABS([.D45]-[.C45])" office:value-type="float" office:value="0.00178719277254862">
            <text:p>0,0017871928</text:p>
          </table:table-cell>
          <table:table-cell table:formula="of:=ABS([.D45]-[.C44])" office:value-type="float" office:value="0.00278719277254862">
            <text:p>0,0027871928</text:p>
          </table:table-cell>
        </table:table-row>
        <table:table-row table:style-name="ro1">
          <table:table-cell office:value-type="float" office:value="9.17713770633">
            <text:p>9,1771377063</text:p>
          </table:table-cell>
          <table:table-cell office:value-type="float" office:value="2.35735828622">
            <text:p>2,3573582862</text:p>
          </table:table-cell>
          <table:table-cell table:formula="of:=FREQUENCY([.B$14:.B$1013];[.B46])/1000" office:value-type="float" office:value="0.033">
            <text:p>0,033</text:p>
          </table:table-cell>
          <table:table-cell table:formula="of:=NORMDIST([.B46];[.A$8];[.B$8];1)" office:value-type="float" office:value="0.0340812931445742">
            <text:p>0,0340812931</text:p>
          </table:table-cell>
          <table:table-cell table:formula="of:=ABS([.D46]-[.C46])" office:value-type="float" office:value="0.00108129314457421">
            <text:p>0,0010812931</text:p>
          </table:table-cell>
          <table:table-cell table:formula="of:=ABS([.D46]-[.C45])" office:value-type="float" office:value="0.00208129314457421">
            <text:p>0,0020812931</text:p>
          </table:table-cell>
        </table:table-row>
        <table:table-row table:style-name="ro1">
          <table:table-cell office:value-type="float" office:value="7.39130027906">
            <text:p>7,3913002791</text:p>
          </table:table-cell>
          <table:table-cell office:value-type="float" office:value="2.36601929903">
            <text:p>2,366019299</text:p>
          </table:table-cell>
          <table:table-cell table:formula="of:=FREQUENCY([.B$14:.B$1013];[.B47])/1000" office:value-type="float" office:value="0.034">
            <text:p>0,034</text:p>
          </table:table-cell>
          <table:table-cell table:formula="of:=NORMDIST([.B47];[.A$8];[.B$8];1)" office:value-type="float" office:value="0.0344027012328879">
            <text:p>0,0344027012</text:p>
          </table:table-cell>
          <table:table-cell table:formula="of:=ABS([.D47]-[.C47])" office:value-type="float" office:value="0.000402701232887916">
            <text:p>0,0004027012</text:p>
          </table:table-cell>
          <table:table-cell table:formula="of:=ABS([.D47]-[.C46])" office:value-type="float" office:value="0.00140270123288792">
            <text:p>0,0014027012</text:p>
          </table:table-cell>
        </table:table-row>
        <table:table-row table:style-name="ro1">
          <table:table-cell office:value-type="float" office:value="5.30832301204">
            <text:p>5,308323012</text:p>
          </table:table-cell>
          <table:table-cell office:value-type="float" office:value="2.37440927364">
            <text:p>2,3744092736</text:p>
          </table:table-cell>
          <table:table-cell table:formula="of:=FREQUENCY([.B$14:.B$1013];[.B48])/1000" office:value-type="float" office:value="0.035">
            <text:p>0,035</text:p>
          </table:table-cell>
          <table:table-cell table:formula="of:=NORMDIST([.B48];[.A$8];[.B$8];1)" office:value-type="float" office:value="0.0347164220197554">
            <text:p>0,034716422</text:p>
          </table:table-cell>
          <table:table-cell table:formula="of:=ABS([.D48]-[.C48])" office:value-type="float" office:value="0.000283577980244601">
            <text:p>0,000283578</text:p>
          </table:table-cell>
          <table:table-cell table:formula="of:=ABS([.D48]-[.C47])" office:value-type="float" office:value="0.0007164220197554">
            <text:p>0,000716422</text:p>
          </table:table-cell>
        </table:table-row>
        <table:table-row table:style-name="ro1">
          <table:table-cell office:value-type="float" office:value="8.04464999168">
            <text:p>8,0446499917</text:p>
          </table:table-cell>
          <table:table-cell office:value-type="float" office:value="2.38210233529">
            <text:p>2,3821023353</text:p>
          </table:table-cell>
          <table:table-cell table:formula="of:=FREQUENCY([.B$14:.B$1013];[.B49])/1000" office:value-type="float" office:value="0.036">
            <text:p>0,036</text:p>
          </table:table-cell>
          <table:table-cell table:formula="of:=NORMDIST([.B49];[.A$8];[.B$8];1)" office:value-type="float" office:value="0.0350061446251167">
            <text:p>0,0350061446</text:p>
          </table:table-cell>
          <table:table-cell table:formula="of:=ABS([.D49]-[.C49])" office:value-type="float" office:value="0.000993855374883341">
            <text:p>0,0009938554</text:p>
          </table:table-cell>
          <table:table-cell table:formula="of:=ABS([.D49]-[.C48])" office:value-type="float" office:value="0.00000614462511665248">
            <text:p>6,14462511665248E-006</text:p>
          </table:table-cell>
        </table:table-row>
        <table:table-row table:style-name="ro1">
          <table:table-cell office:value-type="float" office:value="3.93510174831">
            <text:p>3,9351017483</text:p>
          </table:table-cell>
          <table:table-cell office:value-type="float" office:value="2.4148083337">
            <text:p>2,4148083337</text:p>
          </table:table-cell>
          <table:table-cell table:formula="of:=FREQUENCY([.B$14:.B$1013];[.B50])/1000" office:value-type="float" office:value="0.037">
            <text:p>0,037</text:p>
          </table:table-cell>
          <table:table-cell table:formula="of:=NORMDIST([.B50];[.A$8];[.B$8];1)" office:value-type="float" office:value="0.0362600919957396">
            <text:p>0,036260092</text:p>
          </table:table-cell>
          <table:table-cell table:formula="of:=ABS([.D50]-[.C50])" office:value-type="float" office:value="0.000739908004260444">
            <text:p>0,000739908</text:p>
          </table:table-cell>
          <table:table-cell table:formula="of:=ABS([.D50]-[.C49])" office:value-type="float" office:value="0.000260091995739557">
            <text:p>0,000260092</text:p>
          </table:table-cell>
        </table:table-row>
        <table:table-row table:style-name="ro1">
          <table:table-cell office:value-type="float" office:value="3.2828919203">
            <text:p>3,2828919203</text:p>
          </table:table-cell>
          <table:table-cell office:value-type="float" office:value="2.47384832792">
            <text:p>2,4738483279</text:p>
          </table:table-cell>
          <table:table-cell table:formula="of:=FREQUENCY([.B$14:.B$1013];[.B51])/1000" office:value-type="float" office:value="0.038">
            <text:p>0,038</text:p>
          </table:table-cell>
          <table:table-cell table:formula="of:=NORMDIST([.B51];[.A$8];[.B$8];1)" office:value-type="float" office:value="0.0386166794239264">
            <text:p>0,0386166794</text:p>
          </table:table-cell>
          <table:table-cell table:formula="of:=ABS([.D51]-[.C51])" office:value-type="float" office:value="0.000616679423926389">
            <text:p>0,0006166794</text:p>
          </table:table-cell>
          <table:table-cell table:formula="of:=ABS([.D51]-[.C50])" office:value-type="float" office:value="0.00161667942392639">
            <text:p>0,0016166794</text:p>
          </table:table-cell>
        </table:table-row>
        <table:table-row table:style-name="ro1">
          <table:table-cell office:value-type="float" office:value="6.83022958104">
            <text:p>6,830229581</text:p>
          </table:table-cell>
          <table:table-cell office:value-type="float" office:value="2.52810301392">
            <text:p>2,5281030139</text:p>
          </table:table-cell>
          <table:table-cell table:formula="of:=FREQUENCY([.B$14:.B$1013];[.B52])/1000" office:value-type="float" office:value="0.039">
            <text:p>0,039</text:p>
          </table:table-cell>
          <table:table-cell table:formula="of:=NORMDIST([.B52];[.A$8];[.B$8];1)" office:value-type="float" office:value="0.0408908929453597">
            <text:p>0,0408908929</text:p>
          </table:table-cell>
          <table:table-cell table:formula="of:=ABS([.D52]-[.C52])" office:value-type="float" office:value="0.00189089294535971">
            <text:p>0,0018908929</text:p>
          </table:table-cell>
          <table:table-cell table:formula="of:=ABS([.D52]-[.C51])" office:value-type="float" office:value="0.00289089294535971">
            <text:p>0,0028908929</text:p>
          </table:table-cell>
        </table:table-row>
        <table:table-row table:style-name="ro1">
          <table:table-cell office:value-type="float" office:value="5.92376669504">
            <text:p>5,923766695</text:p>
          </table:table-cell>
          <table:table-cell office:value-type="float" office:value="2.53363087369">
            <text:p>2,5336308737</text:p>
          </table:table-cell>
          <table:table-cell table:formula="of:=FREQUENCY([.B$14:.B$1013];[.B53])/1000" office:value-type="float" office:value="0.04">
            <text:p>0,04</text:p>
          </table:table-cell>
          <table:table-cell table:formula="of:=NORMDIST([.B53];[.A$8];[.B$8];1)" office:value-type="float" office:value="0.0411285827124729">
            <text:p>0,0411285827</text:p>
          </table:table-cell>
          <table:table-cell table:formula="of:=ABS([.D53]-[.C53])" office:value-type="float" office:value="0.00112858271247289">
            <text:p>0,0011285827</text:p>
          </table:table-cell>
          <table:table-cell table:formula="of:=ABS([.D53]-[.C52])" office:value-type="float" office:value="0.00212858271247289">
            <text:p>0,0021285827</text:p>
          </table:table-cell>
        </table:table-row>
        <table:table-row table:style-name="ro1">
          <table:table-cell office:value-type="float" office:value="3.89142836179">
            <text:p>3,8914283618</text:p>
          </table:table-cell>
          <table:table-cell office:value-type="float" office:value="2.57410318132">
            <text:p>2,5741031813</text:p>
          </table:table-cell>
          <table:table-cell table:formula="of:=FREQUENCY([.B$14:.B$1013];[.B54])/1000" office:value-type="float" office:value="0.041">
            <text:p>0,041</text:p>
          </table:table-cell>
          <table:table-cell table:formula="of:=NORMDIST([.B54];[.A$8];[.B$8];1)" office:value-type="float" office:value="0.0429031481555031">
            <text:p>0,0429031482</text:p>
          </table:table-cell>
          <table:table-cell table:formula="of:=ABS([.D54]-[.C54])" office:value-type="float" office:value="0.00190314815550311">
            <text:p>0,0019031482</text:p>
          </table:table-cell>
          <table:table-cell table:formula="of:=ABS([.D54]-[.C53])" office:value-type="float" office:value="0.00290314815550311">
            <text:p>0,0029031482</text:p>
          </table:table-cell>
        </table:table-row>
        <table:table-row table:style-name="ro1">
          <table:table-cell office:value-type="float" office:value="4.19880553701">
            <text:p>4,198805537</text:p>
          </table:table-cell>
          <table:table-cell office:value-type="float" office:value="2.59454159759">
            <text:p>2,5945415976</text:p>
          </table:table-cell>
          <table:table-cell table:formula="of:=FREQUENCY([.B$14:.B$1013];[.B55])/1000" office:value-type="float" office:value="0.042">
            <text:p>0,042</text:p>
          </table:table-cell>
          <table:table-cell table:formula="of:=NORMDIST([.B55];[.A$8];[.B$8];1)" office:value-type="float" office:value="0.04382253314375">
            <text:p>0,0438225331</text:p>
          </table:table-cell>
          <table:table-cell table:formula="of:=ABS([.D55]-[.C55])" office:value-type="float" office:value="0.00182253314374999">
            <text:p>0,0018225331</text:p>
          </table:table-cell>
          <table:table-cell table:formula="of:=ABS([.D55]-[.C54])" office:value-type="float" office:value="0.00282253314374999">
            <text:p>0,0028225331</text:p>
          </table:table-cell>
        </table:table-row>
        <table:table-row table:style-name="ro1">
          <table:table-cell office:value-type="float" office:value="9.02562735483">
            <text:p>9,0256273548</text:p>
          </table:table-cell>
          <table:table-cell office:value-type="float" office:value="2.6224836109">
            <text:p>2,6224836109</text:p>
          </table:table-cell>
          <table:table-cell table:formula="of:=FREQUENCY([.B$14:.B$1013];[.B56])/1000" office:value-type="float" office:value="0.043">
            <text:p>0,043</text:p>
          </table:table-cell>
          <table:table-cell table:formula="of:=NORMDIST([.B56];[.A$8];[.B$8];1)" office:value-type="float" office:value="0.0451050996303781">
            <text:p>0,0451050996</text:p>
          </table:table-cell>
          <table:table-cell table:formula="of:=ABS([.D56]-[.C56])" office:value-type="float" office:value="0.00210509963037814">
            <text:p>0,0021050996</text:p>
          </table:table-cell>
          <table:table-cell table:formula="of:=ABS([.D56]-[.C55])" office:value-type="float" office:value="0.00310509963037813">
            <text:p>0,0031050996</text:p>
          </table:table-cell>
        </table:table-row>
        <table:table-row table:style-name="ro1">
          <table:table-cell office:value-type="float" office:value="4.51356965118">
            <text:p>4,5135696512</text:p>
          </table:table-cell>
          <table:table-cell office:value-type="float" office:value="2.66794498441">
            <text:p>2,6679449844</text:p>
          </table:table-cell>
          <table:table-cell table:formula="of:=FREQUENCY([.B$14:.B$1013];[.B57])/1000" office:value-type="float" office:value="0.044">
            <text:p>0,044</text:p>
          </table:table-cell>
          <table:table-cell table:formula="of:=NORMDIST([.B57];[.A$8];[.B$8];1)" office:value-type="float" office:value="0.0472562131418153">
            <text:p>0,0472562131</text:p>
          </table:table-cell>
          <table:table-cell table:formula="of:=ABS([.D57]-[.C57])" office:value-type="float" office:value="0.00325621314181535">
            <text:p>0,0032562131</text:p>
          </table:table-cell>
          <table:table-cell table:formula="of:=ABS([.D57]-[.C56])" office:value-type="float" office:value="0.00425621314181535">
            <text:p>0,0042562131</text:p>
          </table:table-cell>
        </table:table-row>
        <table:table-row table:style-name="ro1">
          <table:table-cell office:value-type="float" office:value="4.58268984584">
            <text:p>4,5826898458</text:p>
          </table:table-cell>
          <table:table-cell office:value-type="float" office:value="2.6937591941">
            <text:p>2,6937591941</text:p>
          </table:table-cell>
          <table:table-cell table:formula="of:=FREQUENCY([.B$14:.B$1013];[.B58])/1000" office:value-type="float" office:value="0.045">
            <text:p>0,045</text:p>
          </table:table-cell>
          <table:table-cell table:formula="of:=NORMDIST([.B58];[.A$8];[.B$8];1)" office:value-type="float" office:value="0.0485138080359458">
            <text:p>0,048513808</text:p>
          </table:table-cell>
          <table:table-cell table:formula="of:=ABS([.D58]-[.C58])" office:value-type="float" office:value="0.00351380803594577">
            <text:p>0,003513808</text:p>
          </table:table-cell>
          <table:table-cell table:formula="of:=ABS([.D58]-[.C57])" office:value-type="float" office:value="0.00451380803594577">
            <text:p>0,004513808</text:p>
          </table:table-cell>
        </table:table-row>
        <table:table-row table:style-name="ro1">
          <table:table-cell office:value-type="float" office:value="6.99823640162">
            <text:p>6,9982364016</text:p>
          </table:table-cell>
          <table:table-cell office:value-type="float" office:value="2.70443198288">
            <text:p>2,7044319829</text:p>
          </table:table-cell>
          <table:table-cell table:formula="of:=FREQUENCY([.B$14:.B$1013];[.B59])/1000" office:value-type="float" office:value="0.046">
            <text:p>0,046</text:p>
          </table:table-cell>
          <table:table-cell table:formula="of:=NORMDIST([.B59];[.A$8];[.B$8];1)" office:value-type="float" office:value="0.0490415136972994">
            <text:p>0,0490415137</text:p>
          </table:table-cell>
          <table:table-cell table:formula="of:=ABS([.D59]-[.C59])" office:value-type="float" office:value="0.00304151369729942">
            <text:p>0,0030415137</text:p>
          </table:table-cell>
          <table:table-cell table:formula="of:=ABS([.D59]-[.C58])" office:value-type="float" office:value="0.00404151369729942">
            <text:p>0,0040415137</text:p>
          </table:table-cell>
        </table:table-row>
        <table:table-row table:style-name="ro1">
          <table:table-cell office:value-type="float" office:value="6.82029959849">
            <text:p>6,8202995985</text:p>
          </table:table-cell>
          <table:table-cell office:value-type="float" office:value="2.72221622664">
            <text:p>2,7222162266</text:p>
          </table:table-cell>
          <table:table-cell table:formula="of:=FREQUENCY([.B$14:.B$1013];[.B60])/1000" office:value-type="float" office:value="0.047">
            <text:p>0,047</text:p>
          </table:table-cell>
          <table:table-cell table:formula="of:=NORMDIST([.B60];[.A$8];[.B$8];1)" office:value-type="float" office:value="0.0499310147334268">
            <text:p>0,0499310147</text:p>
          </table:table-cell>
          <table:table-cell table:formula="of:=ABS([.D60]-[.C60])" office:value-type="float" office:value="0.00293101473342677">
            <text:p>0,0029310147</text:p>
          </table:table-cell>
          <table:table-cell table:formula="of:=ABS([.D60]-[.C59])" office:value-type="float" office:value="0.00393101473342677">
            <text:p>0,0039310147</text:p>
          </table:table-cell>
        </table:table-row>
        <table:table-row table:style-name="ro1">
          <table:table-cell office:value-type="float" office:value="1.34802703728">
            <text:p>1,3480270373</text:p>
          </table:table-cell>
          <table:table-cell office:value-type="float" office:value="2.73010068342">
            <text:p>2,7301006834</text:p>
          </table:table-cell>
          <table:table-cell table:formula="of:=FREQUENCY([.B$14:.B$1013];[.B61])/1000" office:value-type="float" office:value="0.048">
            <text:p>0,048</text:p>
          </table:table-cell>
          <table:table-cell table:formula="of:=NORMDIST([.B61];[.A$8];[.B$8];1)" office:value-type="float" office:value="0.0503294604116468">
            <text:p>0,0503294604</text:p>
          </table:table-cell>
          <table:table-cell table:formula="of:=ABS([.D61]-[.C61])" office:value-type="float" office:value="0.00232946041164676">
            <text:p>0,0023294604</text:p>
          </table:table-cell>
          <table:table-cell table:formula="of:=ABS([.D61]-[.C60])" office:value-type="float" office:value="0.00332946041164676">
            <text:p>0,0033294604</text:p>
          </table:table-cell>
        </table:table-row>
        <table:table-row table:style-name="ro1">
          <table:table-cell office:value-type="float" office:value="5.62537159753">
            <text:p>5,6253715975</text:p>
          </table:table-cell>
          <table:table-cell office:value-type="float" office:value="2.74516463559">
            <text:p>2,7451646356</text:p>
          </table:table-cell>
          <table:table-cell table:formula="of:=FREQUENCY([.B$14:.B$1013];[.B62])/1000" office:value-type="float" office:value="0.049">
            <text:p>0,049</text:p>
          </table:table-cell>
          <table:table-cell table:formula="of:=NORMDIST([.B62];[.A$8];[.B$8];1)" office:value-type="float" office:value="0.0510977687157477">
            <text:p>0,0510977687</text:p>
          </table:table-cell>
          <table:table-cell table:formula="of:=ABS([.D62]-[.C62])" office:value-type="float" office:value="0.00209776871574771">
            <text:p>0,0020977687</text:p>
          </table:table-cell>
          <table:table-cell table:formula="of:=ABS([.D62]-[.C61])" office:value-type="float" office:value="0.00309776871574771">
            <text:p>0,0030977687</text:p>
          </table:table-cell>
        </table:table-row>
        <table:table-row table:style-name="ro1">
          <table:table-cell office:value-type="float" office:value="1.25839623118">
            <text:p>1,2583962312</text:p>
          </table:table-cell>
          <table:table-cell office:value-type="float" office:value="2.75674039761">
            <text:p>2,7567403976</text:p>
          </table:table-cell>
          <table:table-cell table:formula="of:=FREQUENCY([.B$14:.B$1013];[.B63])/1000" office:value-type="float" office:value="0.05">
            <text:p>0,05</text:p>
          </table:table-cell>
          <table:table-cell table:formula="of:=NORMDIST([.B63];[.A$8];[.B$8];1)" office:value-type="float" office:value="0.0516944872278643">
            <text:p>0,0516944872</text:p>
          </table:table-cell>
          <table:table-cell table:formula="of:=ABS([.D63]-[.C63])" office:value-type="float" office:value="0.00169448722786428">
            <text:p>0,0016944872</text:p>
          </table:table-cell>
          <table:table-cell table:formula="of:=ABS([.D63]-[.C62])" office:value-type="float" office:value="0.00269448722786429">
            <text:p>0,0026944872</text:p>
          </table:table-cell>
        </table:table-row>
        <table:table-row table:style-name="ro1">
          <table:table-cell office:value-type="float" office:value="6.22486632773">
            <text:p>6,2248663277</text:p>
          </table:table-cell>
          <table:table-cell office:value-type="float" office:value="2.76340673304">
            <text:p>2,763406733</text:p>
          </table:table-cell>
          <table:table-cell table:formula="of:=FREQUENCY([.B$14:.B$1013];[.B64])/1000" office:value-type="float" office:value="0.051">
            <text:p>0,051</text:p>
          </table:table-cell>
          <table:table-cell table:formula="of:=NORMDIST([.B64];[.A$8];[.B$8];1)" office:value-type="float" office:value="0.0520406355235781">
            <text:p>0,0520406355</text:p>
          </table:table-cell>
          <table:table-cell table:formula="of:=ABS([.D64]-[.C64])" office:value-type="float" office:value="0.00104063552357815">
            <text:p>0,0010406355</text:p>
          </table:table-cell>
          <table:table-cell table:formula="of:=ABS([.D64]-[.C63])" office:value-type="float" office:value="0.00204063552357815">
            <text:p>0,0020406355</text:p>
          </table:table-cell>
        </table:table-row>
        <table:table-row table:style-name="ro1">
          <table:table-cell office:value-type="float" office:value="6.79441765136">
            <text:p>6,7944176514</text:p>
          </table:table-cell>
          <table:table-cell office:value-type="float" office:value="2.76389875063">
            <text:p>2,7638987506</text:p>
          </table:table-cell>
          <table:table-cell table:formula="of:=FREQUENCY([.B$14:.B$1013];[.B65])/1000" office:value-type="float" office:value="0.052">
            <text:p>0,052</text:p>
          </table:table-cell>
          <table:table-cell table:formula="of:=NORMDIST([.B65];[.A$8];[.B$8];1)" office:value-type="float" office:value="0.0520662562439667">
            <text:p>0,0520662562</text:p>
          </table:table-cell>
          <table:table-cell table:formula="of:=ABS([.D65]-[.C65])" office:value-type="float" office:value="0.0000662562439667155">
            <text:p>6,62562439667155E-005</text:p>
          </table:table-cell>
          <table:table-cell table:formula="of:=ABS([.D65]-[.C64])" office:value-type="float" office:value="0.00106625624396672">
            <text:p>0,0010662562</text:p>
          </table:table-cell>
        </table:table-row>
        <table:table-row table:style-name="ro1">
          <table:table-cell office:value-type="float" office:value="8.14532040811">
            <text:p>8,1453204081</text:p>
          </table:table-cell>
          <table:table-cell office:value-type="float" office:value="2.80150816919">
            <text:p>2,8015081692</text:p>
          </table:table-cell>
          <table:table-cell table:formula="of:=FREQUENCY([.B$14:.B$1013];[.B66])/1000" office:value-type="float" office:value="0.053">
            <text:p>0,053</text:p>
          </table:table-cell>
          <table:table-cell table:formula="of:=NORMDIST([.B66];[.A$8];[.B$8];1)" office:value-type="float" office:value="0.054054517882595">
            <text:p>0,0540545179</text:p>
          </table:table-cell>
          <table:table-cell table:formula="of:=ABS([.D66]-[.C66])" office:value-type="float" office:value="0.00105451788259496">
            <text:p>0,0010545179</text:p>
          </table:table-cell>
          <table:table-cell table:formula="of:=ABS([.D66]-[.C65])" office:value-type="float" office:value="0.00205451788259496">
            <text:p>0,0020545179</text:p>
          </table:table-cell>
        </table:table-row>
        <table:table-row table:style-name="ro1">
          <table:table-cell office:value-type="float" office:value="6.47449585296">
            <text:p>6,474495853</text:p>
          </table:table-cell>
          <table:table-cell office:value-type="float" office:value="2.80777243524">
            <text:p>2,8077724352</text:p>
          </table:table-cell>
          <table:table-cell table:formula="of:=FREQUENCY([.B$14:.B$1013];[.B67])/1000" office:value-type="float" office:value="0.054">
            <text:p>0,054</text:p>
          </table:table-cell>
          <table:table-cell table:formula="of:=NORMDIST([.B67];[.A$8];[.B$8];1)" office:value-type="float" office:value="0.0543914484755774">
            <text:p>0,0543914485</text:p>
          </table:table-cell>
          <table:table-cell table:formula="of:=ABS([.D67]-[.C67])" office:value-type="float" office:value="0.000391448475577413">
            <text:p>0,0003914485</text:p>
          </table:table-cell>
          <table:table-cell table:formula="of:=ABS([.D67]-[.C66])" office:value-type="float" office:value="0.00139144847557741">
            <text:p>0,0013914485</text:p>
          </table:table-cell>
        </table:table-row>
        <table:table-row table:style-name="ro1">
          <table:table-cell office:value-type="float" office:value="6.34072406037">
            <text:p>6,3407240604</text:p>
          </table:table-cell>
          <table:table-cell office:value-type="float" office:value="2.80941043615">
            <text:p>2,8094104362</text:p>
          </table:table-cell>
          <table:table-cell table:formula="of:=FREQUENCY([.B$14:.B$1013];[.B68])/1000" office:value-type="float" office:value="0.055">
            <text:p>0,055</text:p>
          </table:table-cell>
          <table:table-cell table:formula="of:=NORMDIST([.B68];[.A$8];[.B$8];1)" office:value-type="float" office:value="0.0544798236356982">
            <text:p>0,0544798236</text:p>
          </table:table-cell>
          <table:table-cell table:formula="of:=ABS([.D68]-[.C68])" office:value-type="float" office:value="0.00052017636430176">
            <text:p>0,0005201764</text:p>
          </table:table-cell>
          <table:table-cell table:formula="of:=ABS([.D68]-[.C67])" office:value-type="float" office:value="0.000479823635698241">
            <text:p>0,0004798236</text:p>
          </table:table-cell>
        </table:table-row>
        <table:table-row table:style-name="ro1">
          <table:table-cell office:value-type="float" office:value="3.62485467929">
            <text:p>3,6248546793</text:p>
          </table:table-cell>
          <table:table-cell office:value-type="float" office:value="2.83395778642">
            <text:p>2,8339577864</text:p>
          </table:table-cell>
          <table:table-cell table:formula="of:=FREQUENCY([.B$14:.B$1013];[.B69])/1000" office:value-type="float" office:value="0.056">
            <text:p>0,056</text:p>
          </table:table-cell>
          <table:table-cell table:formula="of:=NORMDIST([.B69];[.A$8];[.B$8];1)" office:value-type="float" office:value="0.0558178773428486">
            <text:p>0,0558178773</text:p>
          </table:table-cell>
          <table:table-cell table:formula="of:=ABS([.D69]-[.C69])" office:value-type="float" office:value="0.000182122657151375">
            <text:p>0,0001821227</text:p>
          </table:table-cell>
          <table:table-cell table:formula="of:=ABS([.D69]-[.C68])" office:value-type="float" office:value="0.000817877342848626">
            <text:p>0,0008178773</text:p>
          </table:table-cell>
        </table:table-row>
        <table:table-row table:style-name="ro1">
          <table:table-cell office:value-type="float" office:value="5.73499273788">
            <text:p>5,7349927379</text:p>
          </table:table-cell>
          <table:table-cell office:value-type="float" office:value="2.83509150555">
            <text:p>2,8350915056</text:p>
          </table:table-cell>
          <table:table-cell table:formula="of:=FREQUENCY([.B$14:.B$1013];[.B70])/1000" office:value-type="float" office:value="0.057">
            <text:p>0,057</text:p>
          </table:table-cell>
          <table:table-cell table:formula="of:=NORMDIST([.B70];[.A$8];[.B$8];1)" office:value-type="float" office:value="0.0558802962600986">
            <text:p>0,0558802963</text:p>
          </table:table-cell>
          <table:table-cell table:formula="of:=ABS([.D70]-[.C70])" office:value-type="float" office:value="0.00111970373990145">
            <text:p>0,0011197037</text:p>
          </table:table-cell>
          <table:table-cell table:formula="of:=ABS([.D70]-[.C69])" office:value-type="float" office:value="0.000119703739901451">
            <text:p>0,0001197037</text:p>
          </table:table-cell>
        </table:table-row>
        <table:table-row table:style-name="ro1">
          <table:table-cell office:value-type="float" office:value="5.75790865234">
            <text:p>5,7579086523</text:p>
          </table:table-cell>
          <table:table-cell office:value-type="float" office:value="2.83826358655">
            <text:p>2,8382635866</text:p>
          </table:table-cell>
          <table:table-cell table:formula="of:=FREQUENCY([.B$14:.B$1013];[.B71])/1000" office:value-type="float" office:value="0.058">
            <text:p>0,058</text:p>
          </table:table-cell>
          <table:table-cell table:formula="of:=NORMDIST([.B71];[.A$8];[.B$8];1)" office:value-type="float" office:value="0.0560552334125535">
            <text:p>0,0560552334</text:p>
          </table:table-cell>
          <table:table-cell table:formula="of:=ABS([.D71]-[.C71])" office:value-type="float" office:value="0.00194476658744654">
            <text:p>0,0019447666</text:p>
          </table:table-cell>
          <table:table-cell table:formula="of:=ABS([.D71]-[.C70])" office:value-type="float" office:value="0.000944766587446535">
            <text:p>0,0009447666</text:p>
          </table:table-cell>
        </table:table-row>
        <table:table-row table:style-name="ro1">
          <table:table-cell office:value-type="float" office:value="2.66794498441">
            <text:p>2,6679449844</text:p>
          </table:table-cell>
          <table:table-cell office:value-type="float" office:value="2.84572341293">
            <text:p>2,8457234129</text:p>
          </table:table-cell>
          <table:table-cell table:formula="of:=FREQUENCY([.B$14:.B$1013];[.B72])/1000" office:value-type="float" office:value="0.059">
            <text:p>0,059</text:p>
          </table:table-cell>
          <table:table-cell table:formula="of:=NORMDIST([.B72];[.A$8];[.B$8];1)" office:value-type="float" office:value="0.0564683377752351">
            <text:p>0,0564683378</text:p>
          </table:table-cell>
          <table:table-cell table:formula="of:=ABS([.D72]-[.C72])" office:value-type="float" office:value="0.00253166222476495">
            <text:p>0,0025316622</text:p>
          </table:table-cell>
          <table:table-cell table:formula="of:=ABS([.D72]-[.C71])" office:value-type="float" office:value="0.00153166222476495">
            <text:p>0,0015316622</text:p>
          </table:table-cell>
        </table:table-row>
        <table:table-row table:style-name="ro1">
          <table:table-cell office:value-type="float" office:value="3.21688946537">
            <text:p>3,2168894654</text:p>
          </table:table-cell>
          <table:table-cell office:value-type="float" office:value="2.86006976767">
            <text:p>2,8600697677</text:p>
          </table:table-cell>
          <table:table-cell table:formula="of:=FREQUENCY([.B$14:.B$1013];[.B73])/1000" office:value-type="float" office:value="0.06">
            <text:p>0,06</text:p>
          </table:table-cell>
          <table:table-cell table:formula="of:=NORMDIST([.B73];[.A$8];[.B$8];1)" office:value-type="float" office:value="0.0572695394321075">
            <text:p>0,0572695394</text:p>
          </table:table-cell>
          <table:table-cell table:formula="of:=ABS([.D73]-[.C73])" office:value-type="float" office:value="0.00273046056789252">
            <text:p>0,0027304606</text:p>
          </table:table-cell>
          <table:table-cell table:formula="of:=ABS([.D73]-[.C72])" office:value-type="float" office:value="0.00173046056789252">
            <text:p>0,0017304606</text:p>
          </table:table-cell>
        </table:table-row>
        <table:table-row table:style-name="ro1">
          <table:table-cell office:value-type="float" office:value="7.60210585424">
            <text:p>7,6021058542</text:p>
          </table:table-cell>
          <table:table-cell office:value-type="float" office:value="2.86114269035">
            <text:p>2,8611426904</text:p>
          </table:table-cell>
          <table:table-cell table:formula="of:=FREQUENCY([.B$14:.B$1013];[.B74])/1000" office:value-type="float" office:value="0.061">
            <text:p>0,061</text:p>
          </table:table-cell>
          <table:table-cell table:formula="of:=NORMDIST([.B74];[.A$8];[.B$8];1)" office:value-type="float" office:value="0.0573298167268742">
            <text:p>0,0573298167</text:p>
          </table:table-cell>
          <table:table-cell table:formula="of:=ABS([.D74]-[.C74])" office:value-type="float" office:value="0.00367018327312579">
            <text:p>0,0036701833</text:p>
          </table:table-cell>
          <table:table-cell table:formula="of:=ABS([.D74]-[.C73])" office:value-type="float" office:value="0.00267018327312579">
            <text:p>0,0026701833</text:p>
          </table:table-cell>
        </table:table-row>
        <table:table-row table:style-name="ro1">
          <table:table-cell office:value-type="float" office:value="7.49652430648">
            <text:p>7,4965243065</text:p>
          </table:table-cell>
          <table:table-cell office:value-type="float" office:value="2.87130624997">
            <text:p>2,87130625</text:p>
          </table:table-cell>
          <table:table-cell table:formula="of:=FREQUENCY([.B$14:.B$1013];[.B75])/1000" office:value-type="float" office:value="0.062">
            <text:p>0,062</text:p>
          </table:table-cell>
          <table:table-cell table:formula="of:=NORMDIST([.B75];[.A$8];[.B$8];1)" office:value-type="float" office:value="0.0579032893726319">
            <text:p>0,0579032894</text:p>
          </table:table-cell>
          <table:table-cell table:formula="of:=ABS([.D75]-[.C75])" office:value-type="float" office:value="0.00409671062736808">
            <text:p>0,0040967106</text:p>
          </table:table-cell>
          <table:table-cell table:formula="of:=ABS([.D75]-[.C74])" office:value-type="float" office:value="0.00309671062736808">
            <text:p>0,0030967106</text:p>
          </table:table-cell>
        </table:table-row>
        <table:table-row table:style-name="ro1">
          <table:table-cell office:value-type="float" office:value="8.91831969715">
            <text:p>8,9183196972</text:p>
          </table:table-cell>
          <table:table-cell office:value-type="float" office:value="2.88986249874">
            <text:p>2,8898624987</text:p>
          </table:table-cell>
          <table:table-cell table:formula="of:=FREQUENCY([.B$14:.B$1013];[.B76])/1000" office:value-type="float" office:value="0.063">
            <text:p>0,063</text:p>
          </table:table-cell>
          <table:table-cell table:formula="of:=NORMDIST([.B76];[.A$8];[.B$8];1)" office:value-type="float" office:value="0.0589619362212688">
            <text:p>0,0589619362</text:p>
          </table:table-cell>
          <table:table-cell table:formula="of:=ABS([.D76]-[.C76])" office:value-type="float" office:value="0.00403806377873119">
            <text:p>0,0040380638</text:p>
          </table:table-cell>
          <table:table-cell table:formula="of:=ABS([.D76]-[.C75])" office:value-type="float" office:value="0.00303806377873119">
            <text:p>0,0030380638</text:p>
          </table:table-cell>
        </table:table-row>
        <table:table-row table:style-name="ro1">
          <table:table-cell office:value-type="float" office:value="7.31583619922">
            <text:p>7,3158361992</text:p>
          </table:table-cell>
          <table:table-cell office:value-type="float" office:value="2.93526407575">
            <text:p>2,9352640758</text:p>
          </table:table-cell>
          <table:table-cell table:formula="of:=FREQUENCY([.B$14:.B$1013];[.B77])/1000" office:value-type="float" office:value="0.064">
            <text:p>0,064</text:p>
          </table:table-cell>
          <table:table-cell table:formula="of:=NORMDIST([.B77];[.A$8];[.B$8];1)" office:value-type="float" office:value="0.0616161635750359">
            <text:p>0,0616161636</text:p>
          </table:table-cell>
          <table:table-cell table:formula="of:=ABS([.D77]-[.C77])" office:value-type="float" office:value="0.00238383642496408">
            <text:p>0,0023838364</text:p>
          </table:table-cell>
          <table:table-cell table:formula="of:=ABS([.D77]-[.C76])" office:value-type="float" office:value="0.00138383642496408">
            <text:p>0,0013838364</text:p>
          </table:table-cell>
        </table:table-row>
        <table:table-row table:style-name="ro1">
          <table:table-cell office:value-type="float" office:value="6.73367118058">
            <text:p>6,7336711806</text:p>
          </table:table-cell>
          <table:table-cell office:value-type="float" office:value="2.94563281096">
            <text:p>2,945632811</text:p>
          </table:table-cell>
          <table:table-cell table:formula="of:=FREQUENCY([.B$14:.B$1013];[.B78])/1000" office:value-type="float" office:value="0.065">
            <text:p>0,065</text:p>
          </table:table-cell>
          <table:table-cell table:formula="of:=NORMDIST([.B78];[.A$8];[.B$8];1)" office:value-type="float" office:value="0.0622352250711664">
            <text:p>0,0622352251</text:p>
          </table:table-cell>
          <table:table-cell table:formula="of:=ABS([.D78]-[.C78])" office:value-type="float" office:value="0.00276477492883363">
            <text:p>0,0027647749</text:p>
          </table:table-cell>
          <table:table-cell table:formula="of:=ABS([.D78]-[.C77])" office:value-type="float" office:value="0.00176477492883362">
            <text:p>0,0017647749</text:p>
          </table:table-cell>
        </table:table-row>
        <table:table-row table:style-name="ro1">
          <table:table-cell office:value-type="float" office:value="8.48519564468">
            <text:p>8,4851956447</text:p>
          </table:table-cell>
          <table:table-cell office:value-type="float" office:value="2.94906780985">
            <text:p>2,9490678099</text:p>
          </table:table-cell>
          <table:table-cell table:formula="of:=FREQUENCY([.B$14:.B$1013];[.B79])/1000" office:value-type="float" office:value="0.066">
            <text:p>0,066</text:p>
          </table:table-cell>
          <table:table-cell table:formula="of:=NORMDIST([.B79];[.A$8];[.B$8];1)" office:value-type="float" office:value="0.0624413768005738">
            <text:p>0,0624413768</text:p>
          </table:table-cell>
          <table:table-cell table:formula="of:=ABS([.D79]-[.C79])" office:value-type="float" office:value="0.00355862319942625">
            <text:p>0,0035586232</text:p>
          </table:table-cell>
          <table:table-cell table:formula="of:=ABS([.D79]-[.C78])" office:value-type="float" office:value="0.00255862319942625">
            <text:p>0,0025586232</text:p>
          </table:table-cell>
        </table:table-row>
        <table:table-row table:style-name="ro1">
          <table:table-cell office:value-type="float" office:value="7.203087866">
            <text:p>7,203087866</text:p>
          </table:table-cell>
          <table:table-cell office:value-type="float" office:value="2.96037845537">
            <text:p>2,9603784554</text:p>
          </table:table-cell>
          <table:table-cell table:formula="of:=FREQUENCY([.B$14:.B$1013];[.B80])/1000" office:value-type="float" office:value="0.067">
            <text:p>0,067</text:p>
          </table:table-cell>
          <table:table-cell table:formula="of:=NORMDIST([.B80];[.A$8];[.B$8];1)" office:value-type="float" office:value="0.0631239506652989">
            <text:p>0,0631239507</text:p>
          </table:table-cell>
          <table:table-cell table:formula="of:=ABS([.D80]-[.C80])" office:value-type="float" office:value="0.00387604933470113">
            <text:p>0,0038760493</text:p>
          </table:table-cell>
          <table:table-cell table:formula="of:=ABS([.D80]-[.C79])" office:value-type="float" office:value="0.00287604933470113">
            <text:p>0,0028760493</text:p>
          </table:table-cell>
        </table:table-row>
        <table:table-row table:style-name="ro1">
          <table:table-cell office:value-type="float" office:value="6.67813728442">
            <text:p>6,6781372844</text:p>
          </table:table-cell>
          <table:table-cell office:value-type="float" office:value="2.96992775405">
            <text:p>2,9699277541</text:p>
          </table:table-cell>
          <table:table-cell table:formula="of:=FREQUENCY([.B$14:.B$1013];[.B81])/1000" office:value-type="float" office:value="0.068">
            <text:p>0,068</text:p>
          </table:table-cell>
          <table:table-cell table:formula="of:=NORMDIST([.B81];[.A$8];[.B$8];1)" office:value-type="float" office:value="0.0637047428314243">
            <text:p>0,0637047428</text:p>
          </table:table-cell>
          <table:table-cell table:formula="of:=ABS([.D81]-[.C81])" office:value-type="float" office:value="0.00429525716857571">
            <text:p>0,0042952572</text:p>
          </table:table-cell>
          <table:table-cell table:formula="of:=ABS([.D81]-[.C80])" office:value-type="float" office:value="0.0032952571685757">
            <text:p>0,0032952572</text:p>
          </table:table-cell>
        </table:table-row>
        <table:table-row table:style-name="ro1">
          <table:table-cell office:value-type="float" office:value="1.48949368537">
            <text:p>1,4894936854</text:p>
          </table:table-cell>
          <table:table-cell office:value-type="float" office:value="2.98211456263">
            <text:p>2,9821145626</text:p>
          </table:table-cell>
          <table:table-cell table:formula="of:=FREQUENCY([.B$14:.B$1013];[.B82])/1000" office:value-type="float" office:value="0.069">
            <text:p>0,069</text:p>
          </table:table-cell>
          <table:table-cell table:formula="of:=NORMDIST([.B82];[.A$8];[.B$8];1)" office:value-type="float" office:value="0.0644519775877477">
            <text:p>0,0644519776</text:p>
          </table:table-cell>
          <table:table-cell table:formula="of:=ABS([.D82]-[.C82])" office:value-type="float" office:value="0.00454802241225234">
            <text:p>0,0045480224</text:p>
          </table:table-cell>
          <table:table-cell table:formula="of:=ABS([.D82]-[.C81])" office:value-type="float" office:value="0.00354802241225234">
            <text:p>0,0035480224</text:p>
          </table:table-cell>
        </table:table-row>
        <table:table-row table:style-name="ro1">
          <table:table-cell office:value-type="float" office:value="4.14244532833">
            <text:p>4,1424453283</text:p>
          </table:table-cell>
          <table:table-cell office:value-type="float" office:value="3.03223840624">
            <text:p>3,0322384062</text:p>
          </table:table-cell>
          <table:table-cell table:formula="of:=FREQUENCY([.B$14:.B$1013];[.B83])/1000" office:value-type="float" office:value="0.07">
            <text:p>0,07</text:p>
          </table:table-cell>
          <table:table-cell table:formula="of:=NORMDIST([.B83];[.A$8];[.B$8];1)" office:value-type="float" office:value="0.0675971172500123">
            <text:p>0,0675971173</text:p>
          </table:table-cell>
          <table:table-cell table:formula="of:=ABS([.D83]-[.C83])" office:value-type="float" office:value="0.00240288274998771">
            <text:p>0,0024028827</text:p>
          </table:table-cell>
          <table:table-cell table:formula="of:=ABS([.D83]-[.C82])" office:value-type="float" office:value="0.00140288274998771">
            <text:p>0,0014028827</text:p>
          </table:table-cell>
        </table:table-row>
        <table:table-row table:style-name="ro1">
          <table:table-cell office:value-type="float" office:value="7.52092856467">
            <text:p>7,5209285647</text:p>
          </table:table-cell>
          <table:table-cell office:value-type="float" office:value="3.06042578734">
            <text:p>3,0604257873</text:p>
          </table:table-cell>
          <table:table-cell table:formula="of:=FREQUENCY([.B$14:.B$1013];[.B84])/1000" office:value-type="float" office:value="0.071">
            <text:p>0,071</text:p>
          </table:table-cell>
          <table:table-cell table:formula="of:=NORMDIST([.B84];[.A$8];[.B$8];1)" office:value-type="float" office:value="0.0694171749090822">
            <text:p>0,0694171749</text:p>
          </table:table-cell>
          <table:table-cell table:formula="of:=ABS([.D84]-[.C84])" office:value-type="float" office:value="0.00158282509091784">
            <text:p>0,0015828251</text:p>
          </table:table-cell>
          <table:table-cell table:formula="of:=ABS([.D84]-[.C83])" office:value-type="float" office:value="0.000582825090917852">
            <text:p>0,0005828251</text:p>
          </table:table-cell>
        </table:table-row>
        <table:table-row table:style-name="ro1">
          <table:table-cell office:value-type="float" office:value="9.98748165313">
            <text:p>9,9874816531</text:p>
          </table:table-cell>
          <table:table-cell office:value-type="float" office:value="3.06088924035">
            <text:p>3,0608892404</text:p>
          </table:table-cell>
          <table:table-cell table:formula="of:=FREQUENCY([.B$14:.B$1013];[.B85])/1000" office:value-type="float" office:value="0.072">
            <text:p>0,072</text:p>
          </table:table-cell>
          <table:table-cell table:formula="of:=NORMDIST([.B85];[.A$8];[.B$8];1)" office:value-type="float" office:value="0.0694474123549663">
            <text:p>0,0694474124</text:p>
          </table:table-cell>
          <table:table-cell table:formula="of:=ABS([.D85]-[.C85])" office:value-type="float" office:value="0.00255258764503369">
            <text:p>0,0025525876</text:p>
          </table:table-cell>
          <table:table-cell table:formula="of:=ABS([.D85]-[.C84])" office:value-type="float" office:value="0.00155258764503369">
            <text:p>0,0015525876</text:p>
          </table:table-cell>
        </table:table-row>
        <table:table-row table:style-name="ro1">
          <table:table-cell office:value-type="float" office:value="6.13970234667">
            <text:p>6,1397023467</text:p>
          </table:table-cell>
          <table:table-cell office:value-type="float" office:value="3.06804392621">
            <text:p>3,0680439262</text:p>
          </table:table-cell>
          <table:table-cell table:formula="of:=FREQUENCY([.B$14:.B$1013];[.B86])/1000" office:value-type="float" office:value="0.073">
            <text:p>0,073</text:p>
          </table:table-cell>
          <table:table-cell table:formula="of:=NORMDIST([.B86];[.A$8];[.B$8];1)" office:value-type="float" office:value="0.0699154994494004">
            <text:p>0,0699154994</text:p>
          </table:table-cell>
          <table:table-cell table:formula="of:=ABS([.D86]-[.C86])" office:value-type="float" office:value="0.00308450055059961">
            <text:p>0,0030845006</text:p>
          </table:table-cell>
          <table:table-cell table:formula="of:=ABS([.D86]-[.C85])" office:value-type="float" office:value="0.00208450055059961">
            <text:p>0,0020845006</text:p>
          </table:table-cell>
        </table:table-row>
        <table:table-row table:style-name="ro1">
          <table:table-cell office:value-type="float" office:value="7.49459039341">
            <text:p>7,4945903934</text:p>
          </table:table-cell>
          <table:table-cell office:value-type="float" office:value="3.06993513337">
            <text:p>3,0699351334</text:p>
          </table:table-cell>
          <table:table-cell table:formula="of:=FREQUENCY([.B$14:.B$1013];[.B87])/1000" office:value-type="float" office:value="0.074">
            <text:p>0,074</text:p>
          </table:table-cell>
          <table:table-cell table:formula="of:=NORMDIST([.B87];[.A$8];[.B$8];1)" office:value-type="float" office:value="0.0700396342839813">
            <text:p>0,0700396343</text:p>
          </table:table-cell>
          <table:table-cell table:formula="of:=ABS([.D87]-[.C87])" office:value-type="float" office:value="0.00396036571601865">
            <text:p>0,0039603657</text:p>
          </table:table-cell>
          <table:table-cell table:formula="of:=ABS([.D87]-[.C86])" office:value-type="float" office:value="0.00296036571601865">
            <text:p>0,0029603657</text:p>
          </table:table-cell>
        </table:table-row>
        <table:table-row table:style-name="ro1">
          <table:table-cell office:value-type="float" office:value="4.7062099571">
            <text:p>4,7062099571</text:p>
          </table:table-cell>
          <table:table-cell office:value-type="float" office:value="3.09466015793">
            <text:p>3,0946601579</text:p>
          </table:table-cell>
          <table:table-cell table:formula="of:=FREQUENCY([.B$14:.B$1013];[.B88])/1000" office:value-type="float" office:value="0.075">
            <text:p>0,075</text:p>
          </table:table-cell>
          <table:table-cell table:formula="of:=NORMDIST([.B88];[.A$8];[.B$8];1)" office:value-type="float" office:value="0.0716781717797064">
            <text:p>0,0716781718</text:p>
          </table:table-cell>
          <table:table-cell table:formula="of:=ABS([.D88]-[.C88])" office:value-type="float" office:value="0.00332182822029363">
            <text:p>0,0033218282</text:p>
          </table:table-cell>
          <table:table-cell table:formula="of:=ABS([.D88]-[.C87])" office:value-type="float" office:value="0.00232182822029363">
            <text:p>0,0023218282</text:p>
          </table:table-cell>
        </table:table-row>
        <table:table-row table:style-name="ro1">
          <table:table-cell office:value-type="float" office:value="7.46782230869">
            <text:p>7,4678223087</text:p>
          </table:table-cell>
          <table:table-cell office:value-type="float" office:value="3.09484799217">
            <text:p>3,0948479922</text:p>
          </table:table-cell>
          <table:table-cell table:formula="of:=FREQUENCY([.B$14:.B$1013];[.B89])/1000" office:value-type="float" office:value="0.076">
            <text:p>0,076</text:p>
          </table:table-cell>
          <table:table-cell table:formula="of:=NORMDIST([.B89];[.A$8];[.B$8];1)" office:value-type="float" office:value="0.071690731222244">
            <text:p>0,0716907312</text:p>
          </table:table-cell>
          <table:table-cell table:formula="of:=ABS([.D89]-[.C89])" office:value-type="float" office:value="0.00430926877775598">
            <text:p>0,0043092688</text:p>
          </table:table-cell>
          <table:table-cell table:formula="of:=ABS([.D89]-[.C88])" office:value-type="float" office:value="0.00330926877775597">
            <text:p>0,0033092688</text:p>
          </table:table-cell>
        </table:table-row>
        <table:table-row table:style-name="ro1">
          <table:table-cell office:value-type="float" office:value="10.1934377203">
            <text:p>10,1934377203</text:p>
          </table:table-cell>
          <table:table-cell office:value-type="float" office:value="3.11499614032">
            <text:p>3,1149961403</text:p>
          </table:table-cell>
          <table:table-cell table:formula="of:=FREQUENCY([.B$14:.B$1013];[.B90])/1000" office:value-type="float" office:value="0.077">
            <text:p>0,077</text:p>
          </table:table-cell>
          <table:table-cell table:formula="of:=NORMDIST([.B90];[.A$8];[.B$8];1)" office:value-type="float" office:value="0.0730477540460992">
            <text:p>0,073047754</text:p>
          </table:table-cell>
          <table:table-cell table:formula="of:=ABS([.D90]-[.C90])" office:value-type="float" office:value="0.00395224595390084">
            <text:p>0,003952246</text:p>
          </table:table-cell>
          <table:table-cell table:formula="of:=ABS([.D90]-[.C89])" office:value-type="float" office:value="0.00295224595390084">
            <text:p>0,002952246</text:p>
          </table:table-cell>
        </table:table-row>
        <table:table-row table:style-name="ro1">
          <table:table-cell office:value-type="float" office:value="8.63530651751">
            <text:p>8,6353065175</text:p>
          </table:table-cell>
          <table:table-cell office:value-type="float" office:value="3.12375905266">
            <text:p>3,1237590527</text:p>
          </table:table-cell>
          <table:table-cell table:formula="of:=FREQUENCY([.B$14:.B$1013];[.B91])/1000" office:value-type="float" office:value="0.078">
            <text:p>0,078</text:p>
          </table:table-cell>
          <table:table-cell table:formula="of:=NORMDIST([.B91];[.A$8];[.B$8];1)" office:value-type="float" office:value="0.0736440542521923">
            <text:p>0,0736440543</text:p>
          </table:table-cell>
          <table:table-cell table:formula="of:=ABS([.D91]-[.C91])" office:value-type="float" office:value="0.00435594574780768">
            <text:p>0,0043559457</text:p>
          </table:table-cell>
          <table:table-cell table:formula="of:=ABS([.D91]-[.C90])" office:value-type="float" office:value="0.00335594574780768">
            <text:p>0,0033559457</text:p>
          </table:table-cell>
        </table:table-row>
        <table:table-row table:style-name="ro1">
          <table:table-cell office:value-type="float" office:value="6.75969571325">
            <text:p>6,7596957133</text:p>
          </table:table-cell>
          <table:table-cell office:value-type="float" office:value="3.13404430061">
            <text:p>3,1340443006</text:p>
          </table:table-cell>
          <table:table-cell table:formula="of:=FREQUENCY([.B$14:.B$1013];[.B92])/1000" office:value-type="float" office:value="0.079">
            <text:p>0,079</text:p>
          </table:table-cell>
          <table:table-cell table:formula="of:=NORMDIST([.B92];[.A$8];[.B$8];1)" office:value-type="float" office:value="0.0743486857153469">
            <text:p>0,0743486857</text:p>
          </table:table-cell>
          <table:table-cell table:formula="of:=ABS([.D92]-[.C92])" office:value-type="float" office:value="0.00465131428465308">
            <text:p>0,0046513143</text:p>
          </table:table-cell>
          <table:table-cell table:formula="of:=ABS([.D92]-[.C91])" office:value-type="float" office:value="0.00365131428465308">
            <text:p>0,0036513143</text:p>
          </table:table-cell>
        </table:table-row>
        <table:table-row table:style-name="ro1">
          <table:table-cell office:value-type="float" office:value="5.01286571516">
            <text:p>5,0128657152</text:p>
          </table:table-cell>
          <table:table-cell office:value-type="float" office:value="3.13623665609">
            <text:p>3,1362366561</text:p>
          </table:table-cell>
          <table:table-cell table:formula="of:=FREQUENCY([.B$14:.B$1013];[.B93])/1000" office:value-type="float" office:value="0.08">
            <text:p>0,08</text:p>
          </table:table-cell>
          <table:table-cell table:formula="of:=NORMDIST([.B93];[.A$8];[.B$8];1)" office:value-type="float" office:value="0.0744995451197587">
            <text:p>0,0744995451</text:p>
          </table:table-cell>
          <table:table-cell table:formula="of:=ABS([.D93]-[.C93])" office:value-type="float" office:value="0.00550045488024131">
            <text:p>0,0055004549</text:p>
          </table:table-cell>
          <table:table-cell table:formula="of:=ABS([.D93]-[.C92])" office:value-type="float" office:value="0.00450045488024131">
            <text:p>0,0045004549</text:p>
          </table:table-cell>
        </table:table-row>
        <table:table-row table:style-name="ro1">
          <table:table-cell office:value-type="float" office:value="3.27324801907">
            <text:p>3,2732480191</text:p>
          </table:table-cell>
          <table:table-cell office:value-type="float" office:value="3.14953557315">
            <text:p>3,1495355732</text:p>
          </table:table-cell>
          <table:table-cell table:formula="of:=FREQUENCY([.B$14:.B$1013];[.B94])/1000" office:value-type="float" office:value="0.081">
            <text:p>0,081</text:p>
          </table:table-cell>
          <table:table-cell table:formula="of:=NORMDIST([.B94];[.A$8];[.B$8];1)" office:value-type="float" office:value="0.0754196766776087">
            <text:p>0,0754196767</text:p>
          </table:table-cell>
          <table:table-cell table:formula="of:=ABS([.D94]-[.C94])" office:value-type="float" office:value="0.00558032332239132">
            <text:p>0,0055803233</text:p>
          </table:table-cell>
          <table:table-cell table:formula="of:=ABS([.D94]-[.C93])" office:value-type="float" office:value="0.00458032332239132">
            <text:p>0,0045803233</text:p>
          </table:table-cell>
        </table:table-row>
        <table:table-row table:style-name="ro1">
          <table:table-cell office:value-type="float" office:value="5.48525027714">
            <text:p>5,4852502771</text:p>
          </table:table-cell>
          <table:table-cell office:value-type="float" office:value="3.15290444218">
            <text:p>3,1529044422</text:p>
          </table:table-cell>
          <table:table-cell table:formula="of:=FREQUENCY([.B$14:.B$1013];[.B95])/1000" office:value-type="float" office:value="0.082">
            <text:p>0,082</text:p>
          </table:table-cell>
          <table:table-cell table:formula="of:=NORMDIST([.B95];[.A$8];[.B$8];1)" office:value-type="float" office:value="0.0756541328053045">
            <text:p>0,0756541328</text:p>
          </table:table-cell>
          <table:table-cell table:formula="of:=ABS([.D95]-[.C95])" office:value-type="float" office:value="0.00634586719469549">
            <text:p>0,0063458672</text:p>
          </table:table-cell>
          <table:table-cell table:formula="of:=ABS([.D95]-[.C94])" office:value-type="float" office:value="0.00534586719469549">
            <text:p>0,0053458672</text:p>
          </table:table-cell>
        </table:table-row>
        <table:table-row table:style-name="ro1">
          <table:table-cell office:value-type="float" office:value="2.94906780985">
            <text:p>2,9490678099</text:p>
          </table:table-cell>
          <table:table-cell office:value-type="float" office:value="3.15471241183">
            <text:p>3,1547124118</text:p>
          </table:table-cell>
          <table:table-cell table:formula="of:=FREQUENCY([.B$14:.B$1013];[.B96])/1000" office:value-type="float" office:value="0.083">
            <text:p>0,083</text:p>
          </table:table-cell>
          <table:table-cell table:formula="of:=NORMDIST([.B96];[.A$8];[.B$8];1)" office:value-type="float" office:value="0.0757801870316313">
            <text:p>0,075780187</text:p>
          </table:table-cell>
          <table:table-cell table:formula="of:=ABS([.D96]-[.C96])" office:value-type="float" office:value="0.00721981296836871">
            <text:p>0,007219813</text:p>
          </table:table-cell>
          <table:table-cell table:formula="of:=ABS([.D96]-[.C95])" office:value-type="float" office:value="0.00621981296836871">
            <text:p>0,006219813</text:p>
          </table:table-cell>
        </table:table-row>
        <table:table-row table:style-name="ro1">
          <table:table-cell office:value-type="float" office:value="5.58655676765">
            <text:p>5,5865567677</text:p>
          </table:table-cell>
          <table:table-cell office:value-type="float" office:value="3.15920478265">
            <text:p>3,1592047827</text:p>
          </table:table-cell>
          <table:table-cell table:formula="of:=FREQUENCY([.B$14:.B$1013];[.B97])/1000" office:value-type="float" office:value="0.084">
            <text:p>0,084</text:p>
          </table:table-cell>
          <table:table-cell table:formula="of:=NORMDIST([.B97];[.A$8];[.B$8];1)" office:value-type="float" office:value="0.0760940940776449">
            <text:p>0,0760940941</text:p>
          </table:table-cell>
          <table:table-cell table:formula="of:=ABS([.D97]-[.C97])" office:value-type="float" office:value="0.00790590592235513">
            <text:p>0,0079059059</text:p>
          </table:table-cell>
          <table:table-cell table:formula="of:=ABS([.D97]-[.C96])" office:value-type="float" office:value="0.00690590592235513">
            <text:p>0,0069059059</text:p>
          </table:table-cell>
        </table:table-row>
        <table:table-row table:style-name="ro1">
          <table:table-cell office:value-type="float" office:value="5.65307633298">
            <text:p>5,653076333</text:p>
          </table:table-cell>
          <table:table-cell office:value-type="float" office:value="3.17821450168">
            <text:p>3,1782145017</text:p>
          </table:table-cell>
          <table:table-cell table:formula="of:=FREQUENCY([.B$14:.B$1013];[.B98])/1000" office:value-type="float" office:value="0.085">
            <text:p>0,085</text:p>
          </table:table-cell>
          <table:table-cell table:formula="of:=NORMDIST([.B98];[.A$8];[.B$8];1)" office:value-type="float" office:value="0.0774333740496451">
            <text:p>0,077433374</text:p>
          </table:table-cell>
          <table:table-cell table:formula="of:=ABS([.D98]-[.C98])" office:value-type="float" office:value="0.00756662595035494">
            <text:p>0,007566626</text:p>
          </table:table-cell>
          <table:table-cell table:formula="of:=ABS([.D98]-[.C97])" office:value-type="float" office:value="0.00656662595035494">
            <text:p>0,006566626</text:p>
          </table:table-cell>
        </table:table-row>
        <table:table-row table:style-name="ro1">
          <table:table-cell office:value-type="float" office:value="4.1550041581">
            <text:p>4,1550041581</text:p>
          </table:table-cell>
          <table:table-cell office:value-type="float" office:value="3.20378622627">
            <text:p>3,2037862263</text:p>
          </table:table-cell>
          <table:table-cell table:formula="of:=FREQUENCY([.B$14:.B$1013];[.B99])/1000" office:value-type="float" office:value="0.086">
            <text:p>0,086</text:p>
          </table:table-cell>
          <table:table-cell table:formula="of:=NORMDIST([.B99];[.A$8];[.B$8];1)" office:value-type="float" office:value="0.0792631040233851">
            <text:p>0,079263104</text:p>
          </table:table-cell>
          <table:table-cell table:formula="of:=ABS([.D99]-[.C99])" office:value-type="float" office:value="0.00673689597661488">
            <text:p>0,006736896</text:p>
          </table:table-cell>
          <table:table-cell table:formula="of:=ABS([.D99]-[.C98])" office:value-type="float" office:value="0.00573689597661489">
            <text:p>0,005736896</text:p>
          </table:table-cell>
        </table:table-row>
        <table:table-row table:style-name="ro1">
          <table:table-cell office:value-type="float" office:value="3.12375905266">
            <text:p>3,1237590527</text:p>
          </table:table-cell>
          <table:table-cell office:value-type="float" office:value="3.21373563047">
            <text:p>3,2137356305</text:p>
          </table:table-cell>
          <table:table-cell table:formula="of:=FREQUENCY([.B$14:.B$1013];[.B100])/1000" office:value-type="float" office:value="0.087">
            <text:p>0,087</text:p>
          </table:table-cell>
          <table:table-cell table:formula="of:=NORMDIST([.B100];[.A$8];[.B$8];1)" office:value-type="float" office:value="0.0799837915821865">
            <text:p>0,0799837916</text:p>
          </table:table-cell>
          <table:table-cell table:formula="of:=ABS([.D100]-[.C100])" office:value-type="float" office:value="0.00701620841781346">
            <text:p>0,0070162084</text:p>
          </table:table-cell>
          <table:table-cell table:formula="of:=ABS([.D100]-[.C99])" office:value-type="float" office:value="0.00601620841781346">
            <text:p>0,0060162084</text:p>
          </table:table-cell>
        </table:table-row>
        <table:table-row table:style-name="ro1">
          <table:table-cell office:value-type="float" office:value="8.39223950877">
            <text:p>8,3922395088</text:p>
          </table:table-cell>
          <table:table-cell office:value-type="float" office:value="3.21622463169">
            <text:p>3,2162246317</text:p>
          </table:table-cell>
          <table:table-cell table:formula="of:=FREQUENCY([.B$14:.B$1013];[.B101])/1000" office:value-type="float" office:value="0.088">
            <text:p>0,088</text:p>
          </table:table-cell>
          <table:table-cell table:formula="of:=NORMDIST([.B101];[.A$8];[.B$8];1)" office:value-type="float" office:value="0.0801648554154901">
            <text:p>0,0801648554</text:p>
          </table:table-cell>
          <table:table-cell table:formula="of:=ABS([.D101]-[.C101])" office:value-type="float" office:value="0.00783514458450989">
            <text:p>0,0078351446</text:p>
          </table:table-cell>
          <table:table-cell table:formula="of:=ABS([.D101]-[.C100])" office:value-type="float" office:value="0.00683514458450989">
            <text:p>0,0068351446</text:p>
          </table:table-cell>
        </table:table-row>
        <table:table-row table:style-name="ro1">
          <table:table-cell office:value-type="float" office:value="1.10344943912">
            <text:p>1,1034494391</text:p>
          </table:table-cell>
          <table:table-cell office:value-type="float" office:value="3.21688946537">
            <text:p>3,2168894654</text:p>
          </table:table-cell>
          <table:table-cell table:formula="of:=FREQUENCY([.B$14:.B$1013];[.B102])/1000" office:value-type="float" office:value="0.089">
            <text:p>0,089</text:p>
          </table:table-cell>
          <table:table-cell table:formula="of:=NORMDIST([.B102];[.A$8];[.B$8];1)" office:value-type="float" office:value="0.0802132715169322">
            <text:p>0,0802132715</text:p>
          </table:table-cell>
          <table:table-cell table:formula="of:=ABS([.D102]-[.C102])" office:value-type="float" office:value="0.00878672848306779">
            <text:p>0,0087867285</text:p>
          </table:table-cell>
          <table:table-cell table:formula="of:=ABS([.D102]-[.C101])" office:value-type="float" office:value="0.00778672848306779">
            <text:p>0,0077867285</text:p>
          </table:table-cell>
        </table:table-row>
        <table:table-row table:style-name="ro1">
          <table:table-cell office:value-type="float" office:value="11.1362948569">
            <text:p>11,1362948569</text:p>
          </table:table-cell>
          <table:table-cell office:value-type="float" office:value="3.22273623851">
            <text:p>3,2227362385</text:p>
          </table:table-cell>
          <table:table-cell table:formula="of:=FREQUENCY([.B$14:.B$1013];[.B103])/1000" office:value-type="float" office:value="0.09">
            <text:p>0,09</text:p>
          </table:table-cell>
          <table:table-cell table:formula="of:=NORMDIST([.B103];[.A$8];[.B$8];1)" office:value-type="float" office:value="0.0806400113977556">
            <text:p>0,0806400114</text:p>
          </table:table-cell>
          <table:table-cell table:formula="of:=ABS([.D103]-[.C103])" office:value-type="float" office:value="0.00935998860224439">
            <text:p>0,0093599886</text:p>
          </table:table-cell>
          <table:table-cell table:formula="of:=ABS([.D103]-[.C102])" office:value-type="float" office:value="0.00835998860224439">
            <text:p>0,0083599886</text:p>
          </table:table-cell>
        </table:table-row>
        <table:table-row table:style-name="ro1">
          <table:table-cell office:value-type="float" office:value="7.59943718862">
            <text:p>7,5994371886</text:p>
          </table:table-cell>
          <table:table-cell office:value-type="float" office:value="3.22696647693">
            <text:p>3,2269664769</text:p>
          </table:table-cell>
          <table:table-cell table:formula="of:=FREQUENCY([.B$14:.B$1013];[.B104])/1000" office:value-type="float" office:value="0.091">
            <text:p>0,091</text:p>
          </table:table-cell>
          <table:table-cell table:formula="of:=NORMDIST([.B104];[.A$8];[.B$8];1)" office:value-type="float" office:value="0.0809498323484913">
            <text:p>0,0809498323</text:p>
          </table:table-cell>
          <table:table-cell table:formula="of:=ABS([.D104]-[.C104])" office:value-type="float" office:value="0.0100501676515087">
            <text:p>0,0100501677</text:p>
          </table:table-cell>
          <table:table-cell table:formula="of:=ABS([.D104]-[.C103])" office:value-type="float" office:value="0.00905016765150869">
            <text:p>0,0090501677</text:p>
          </table:table-cell>
        </table:table-row>
        <table:table-row table:style-name="ro1">
          <table:table-cell office:value-type="float" office:value="7.39988120588">
            <text:p>7,3998812059</text:p>
          </table:table-cell>
          <table:table-cell office:value-type="float" office:value="3.26190582077">
            <text:p>3,2619058208</text:p>
          </table:table-cell>
          <table:table-cell table:formula="of:=FREQUENCY([.B$14:.B$1013];[.B105])/1000" office:value-type="float" office:value="0.092">
            <text:p>0,092</text:p>
          </table:table-cell>
          <table:table-cell table:formula="of:=NORMDIST([.B105];[.A$8];[.B$8];1)" office:value-type="float" office:value="0.0835432186371476">
            <text:p>0,0835432186</text:p>
          </table:table-cell>
          <table:table-cell table:formula="of:=ABS([.D105]-[.C105])" office:value-type="float" office:value="0.00845678136285241">
            <text:p>0,0084567814</text:p>
          </table:table-cell>
          <table:table-cell table:formula="of:=ABS([.D105]-[.C104])" office:value-type="float" office:value="0.00745678136285241">
            <text:p>0,0074567814</text:p>
          </table:table-cell>
        </table:table-row>
        <table:table-row table:style-name="ro1">
          <table:table-cell office:value-type="float" office:value="5.04554283238">
            <text:p>5,0455428324</text:p>
          </table:table-cell>
          <table:table-cell office:value-type="float" office:value="3.27312021287">
            <text:p>3,2731202129</text:p>
          </table:table-cell>
          <table:table-cell table:formula="of:=FREQUENCY([.B$14:.B$1013];[.B106])/1000" office:value-type="float" office:value="0.093">
            <text:p>0,093</text:p>
          </table:table-cell>
          <table:table-cell table:formula="of:=NORMDIST([.B106];[.A$8];[.B$8];1)" office:value-type="float" office:value="0.0843887092711977">
            <text:p>0,0843887093</text:p>
          </table:table-cell>
          <table:table-cell table:formula="of:=ABS([.D106]-[.C106])" office:value-type="float" office:value="0.00861129072880235">
            <text:p>0,0086112907</text:p>
          </table:table-cell>
          <table:table-cell table:formula="of:=ABS([.D106]-[.C105])" office:value-type="float" office:value="0.00761129072880234">
            <text:p>0,0076112907</text:p>
          </table:table-cell>
        </table:table-row>
        <table:table-row table:style-name="ro1">
          <table:table-cell office:value-type="float" office:value="6.02491792003">
            <text:p>6,02491792</text:p>
          </table:table-cell>
          <table:table-cell office:value-type="float" office:value="3.27324801907">
            <text:p>3,2732480191</text:p>
          </table:table-cell>
          <table:table-cell table:formula="of:=FREQUENCY([.B$14:.B$1013];[.B107])/1000" office:value-type="float" office:value="0.094">
            <text:p>0,094</text:p>
          </table:table-cell>
          <table:table-cell table:formula="of:=NORMDIST([.B107];[.A$8];[.B$8];1)" office:value-type="float" office:value="0.0843983818759483">
            <text:p>0,0843983819</text:p>
          </table:table-cell>
          <table:table-cell table:formula="of:=ABS([.D107]-[.C107])" office:value-type="float" office:value="0.00960161812405173">
            <text:p>0,0096016181</text:p>
          </table:table-cell>
          <table:table-cell table:formula="of:=ABS([.D107]-[.C106])" office:value-type="float" office:value="0.00860161812405173">
            <text:p>0,0086016181</text:p>
          </table:table-cell>
        </table:table-row>
        <table:table-row table:style-name="ro1">
          <table:table-cell office:value-type="float" office:value="6.97753236405">
            <text:p>6,9775323641</text:p>
          </table:table-cell>
          <table:table-cell office:value-type="float" office:value="3.2760230328">
            <text:p>3,2760230328</text:p>
          </table:table-cell>
          <table:table-cell table:formula="of:=FREQUENCY([.B$14:.B$1013];[.B108])/1000" office:value-type="float" office:value="0.095">
            <text:p>0,095</text:p>
          </table:table-cell>
          <table:table-cell table:formula="of:=NORMDIST([.B108];[.A$8];[.B$8];1)" office:value-type="float" office:value="0.084608605115324">
            <text:p>0,0846086051</text:p>
          </table:table-cell>
          <table:table-cell table:formula="of:=ABS([.D108]-[.C108])" office:value-type="float" office:value="0.010391394884676">
            <text:p>0,0103913949</text:p>
          </table:table-cell>
          <table:table-cell table:formula="of:=ABS([.D108]-[.C107])" office:value-type="float" office:value="0.00939139488467597">
            <text:p>0,0093913949</text:p>
          </table:table-cell>
        </table:table-row>
        <table:table-row table:style-name="ro1">
          <table:table-cell office:value-type="float" office:value="6.91694821028">
            <text:p>6,9169482103</text:p>
          </table:table-cell>
          <table:table-cell office:value-type="float" office:value="3.2828919203">
            <text:p>3,2828919203</text:p>
          </table:table-cell>
          <table:table-cell table:formula="of:=FREQUENCY([.B$14:.B$1013];[.B109])/1000" office:value-type="float" office:value="0.096">
            <text:p>0,096</text:p>
          </table:table-cell>
          <table:table-cell table:formula="of:=NORMDIST([.B109];[.A$8];[.B$8];1)" office:value-type="float" office:value="0.0851306517921681">
            <text:p>0,0851306518</text:p>
          </table:table-cell>
          <table:table-cell table:formula="of:=ABS([.D109]-[.C109])" office:value-type="float" office:value="0.0108693482078319">
            <text:p>0,0108693482</text:p>
          </table:table-cell>
          <table:table-cell table:formula="of:=ABS([.D109]-[.C108])" office:value-type="float" office:value="0.00986934820783188">
            <text:p>0,0098693482</text:p>
          </table:table-cell>
        </table:table-row>
        <table:table-row table:style-name="ro1">
          <table:table-cell office:value-type="float" office:value="7.15094092196">
            <text:p>7,150940922</text:p>
          </table:table-cell>
          <table:table-cell office:value-type="float" office:value="3.29064519326">
            <text:p>3,2906451933</text:p>
          </table:table-cell>
          <table:table-cell table:formula="of:=FREQUENCY([.B$14:.B$1013];[.B110])/1000" office:value-type="float" office:value="0.097">
            <text:p>0,097</text:p>
          </table:table-cell>
          <table:table-cell table:formula="of:=NORMDIST([.B110];[.A$8];[.B$8];1)" office:value-type="float" office:value="0.085722809034519">
            <text:p>0,085722809</text:p>
          </table:table-cell>
          <table:table-cell table:formula="of:=ABS([.D110]-[.C110])" office:value-type="float" office:value="0.011277190965481">
            <text:p>0,011277191</text:p>
          </table:table-cell>
          <table:table-cell table:formula="of:=ABS([.D110]-[.C109])" office:value-type="float" office:value="0.010277190965481">
            <text:p>0,010277191</text:p>
          </table:table-cell>
        </table:table-row>
        <table:table-row table:style-name="ro1">
          <table:table-cell office:value-type="float" office:value="6.50483896569">
            <text:p>6,5048389657</text:p>
          </table:table-cell>
          <table:table-cell office:value-type="float" office:value="3.32099466049">
            <text:p>3,3209946605</text:p>
          </table:table-cell>
          <table:table-cell table:formula="of:=FREQUENCY([.B$14:.B$1013];[.B111])/1000" office:value-type="float" office:value="0.098">
            <text:p>0,098</text:p>
          </table:table-cell>
          <table:table-cell table:formula="of:=NORMDIST([.B111];[.A$8];[.B$8];1)" office:value-type="float" office:value="0.088070429573412">
            <text:p>0,0880704296</text:p>
          </table:table-cell>
          <table:table-cell table:formula="of:=ABS([.D111]-[.C111])" office:value-type="float" office:value="0.00992957042658796">
            <text:p>0,0099295704</text:p>
          </table:table-cell>
          <table:table-cell table:formula="of:=ABS([.D111]-[.C110])" office:value-type="float" office:value="0.00892957042658796">
            <text:p>0,0089295704</text:p>
          </table:table-cell>
        </table:table-row>
        <table:table-row table:style-name="ro1">
          <table:table-cell office:value-type="float" office:value="9.29119350417">
            <text:p>9,2911935042</text:p>
          </table:table-cell>
          <table:table-cell office:value-type="float" office:value="3.32370264608">
            <text:p>3,3237026461</text:p>
          </table:table-cell>
          <table:table-cell table:formula="of:=FREQUENCY([.B$14:.B$1013];[.B112])/1000" office:value-type="float" office:value="0.099">
            <text:p>0,099</text:p>
          </table:table-cell>
          <table:table-cell table:formula="of:=NORMDIST([.B112];[.A$8];[.B$8];1)" office:value-type="float" office:value="0.0882822070833135">
            <text:p>0,0882822071</text:p>
          </table:table-cell>
          <table:table-cell table:formula="of:=ABS([.D112]-[.C112])" office:value-type="float" office:value="0.0107177929166865">
            <text:p>0,0107177929</text:p>
          </table:table-cell>
          <table:table-cell table:formula="of:=ABS([.D112]-[.C111])" office:value-type="float" office:value="0.00971779291668648">
            <text:p>0,0097177929</text:p>
          </table:table-cell>
        </table:table-row>
        <table:table-row table:style-name="ro1">
          <table:table-cell office:value-type="float" office:value="7.51542737876">
            <text:p>7,5154273788</text:p>
          </table:table-cell>
          <table:table-cell office:value-type="float" office:value="3.33245037807">
            <text:p>3,3324503781</text:p>
          </table:table-cell>
          <table:table-cell table:formula="of:=FREQUENCY([.B$14:.B$1013];[.B113])/1000" office:value-type="float" office:value="0.1">
            <text:p>0,1</text:p>
          </table:table-cell>
          <table:table-cell table:formula="of:=NORMDIST([.B113];[.A$8];[.B$8];1)" office:value-type="float" office:value="0.088968915103693">
            <text:p>0,0889689151</text:p>
          </table:table-cell>
          <table:table-cell table:formula="of:=ABS([.D113]-[.C113])" office:value-type="float" office:value="0.011031084896307">
            <text:p>0,0110310849</text:p>
          </table:table-cell>
          <table:table-cell table:formula="of:=ABS([.D113]-[.C112])" office:value-type="float" office:value="0.010031084896307">
            <text:p>0,0100310849</text:p>
          </table:table-cell>
        </table:table-row>
        <table:table-row table:style-name="ro1">
          <table:table-cell office:value-type="float" office:value="3.64444744633">
            <text:p>3,6444474463</text:p>
          </table:table-cell>
          <table:table-cell office:value-type="float" office:value="3.36999583181">
            <text:p>3,3699958318</text:p>
          </table:table-cell>
          <table:table-cell table:formula="of:=FREQUENCY([.B$14:.B$1013];[.B114])/1000" office:value-type="float" office:value="0.101">
            <text:p>0,101</text:p>
          </table:table-cell>
          <table:table-cell table:formula="of:=NORMDIST([.B114];[.A$8];[.B$8];1)" office:value-type="float" office:value="0.091961475837733">
            <text:p>0,0919614758</text:p>
          </table:table-cell>
          <table:table-cell table:formula="of:=ABS([.D114]-[.C114])" office:value-type="float" office:value="0.009038524162267">
            <text:p>0,0090385242</text:p>
          </table:table-cell>
          <table:table-cell table:formula="of:=ABS([.D114]-[.C113])" office:value-type="float" office:value="0.008038524162267">
            <text:p>0,0080385242</text:p>
          </table:table-cell>
        </table:table-row>
        <table:table-row table:style-name="ro1">
          <table:table-cell office:value-type="float" office:value="7.49952558731">
            <text:p>7,4995255873</text:p>
          </table:table-cell>
          <table:table-cell office:value-type="float" office:value="3.37706334644">
            <text:p>3,3770633464</text:p>
          </table:table-cell>
          <table:table-cell table:formula="of:=FREQUENCY([.B$14:.B$1013];[.B115])/1000" office:value-type="float" office:value="0.102">
            <text:p>0,102</text:p>
          </table:table-cell>
          <table:table-cell table:formula="of:=NORMDIST([.B115];[.A$8];[.B$8];1)" office:value-type="float" office:value="0.0925330330982153">
            <text:p>0,0925330331</text:p>
          </table:table-cell>
          <table:table-cell table:formula="of:=ABS([.D115]-[.C115])" office:value-type="float" office:value="0.00946696690178474">
            <text:p>0,0094669669</text:p>
          </table:table-cell>
          <table:table-cell table:formula="of:=ABS([.D115]-[.C114])" office:value-type="float" office:value="0.00846696690178475">
            <text:p>0,0084669669</text:p>
          </table:table-cell>
        </table:table-row>
        <table:table-row table:style-name="ro1">
          <table:table-cell office:value-type="float" office:value="8.76432995971">
            <text:p>8,7643299597</text:p>
          </table:table-cell>
          <table:table-cell office:value-type="float" office:value="3.38010023527">
            <text:p>3,3801002353</text:p>
          </table:table-cell>
          <table:table-cell table:formula="of:=FREQUENCY([.B$14:.B$1013];[.B116])/1000" office:value-type="float" office:value="0.103">
            <text:p>0,103</text:p>
          </table:table-cell>
          <table:table-cell table:formula="of:=NORMDIST([.B116];[.A$8];[.B$8];1)" office:value-type="float" office:value="0.0927794351019778">
            <text:p>0,0927794351</text:p>
          </table:table-cell>
          <table:table-cell table:formula="of:=ABS([.D116]-[.C116])" office:value-type="float" office:value="0.0102205648980222">
            <text:p>0,0102205649</text:p>
          </table:table-cell>
          <table:table-cell table:formula="of:=ABS([.D116]-[.C115])" office:value-type="float" office:value="0.0092205648980222">
            <text:p>0,0092205649</text:p>
          </table:table-cell>
        </table:table-row>
        <table:table-row table:style-name="ro1">
          <table:table-cell office:value-type="float" office:value="2.76340673304">
            <text:p>2,763406733</text:p>
          </table:table-cell>
          <table:table-cell office:value-type="float" office:value="3.39353973308">
            <text:p>3,3935397331</text:p>
          </table:table-cell>
          <table:table-cell table:formula="of:=FREQUENCY([.B$14:.B$1013];[.B117])/1000" office:value-type="float" office:value="0.104">
            <text:p>0,104</text:p>
          </table:table-cell>
          <table:table-cell table:formula="of:=NORMDIST([.B117];[.A$8];[.B$8];1)" office:value-type="float" office:value="0.0938756929333384">
            <text:p>0,0938756929</text:p>
          </table:table-cell>
          <table:table-cell table:formula="of:=ABS([.D117]-[.C117])" office:value-type="float" office:value="0.0101243070666616">
            <text:p>0,0101243071</text:p>
          </table:table-cell>
          <table:table-cell table:formula="of:=ABS([.D117]-[.C116])" office:value-type="float" office:value="0.00912430706666158">
            <text:p>0,0091243071</text:p>
          </table:table-cell>
        </table:table-row>
        <table:table-row table:style-name="ro1">
          <table:table-cell office:value-type="float" office:value="8.73259098511">
            <text:p>8,7325909851</text:p>
          </table:table-cell>
          <table:table-cell office:value-type="float" office:value="3.4249895177">
            <text:p>3,4249895177</text:p>
          </table:table-cell>
          <table:table-cell table:formula="of:=FREQUENCY([.B$14:.B$1013];[.B118])/1000" office:value-type="float" office:value="0.105">
            <text:p>0,105</text:p>
          </table:table-cell>
          <table:table-cell table:formula="of:=NORMDIST([.B118];[.A$8];[.B$8];1)" office:value-type="float" office:value="0.0964783554638587">
            <text:p>0,0964783555</text:p>
          </table:table-cell>
          <table:table-cell table:formula="of:=ABS([.D118]-[.C118])" office:value-type="float" office:value="0.00852164453614129">
            <text:p>0,0085216445</text:p>
          </table:table-cell>
          <table:table-cell table:formula="of:=ABS([.D118]-[.C117])" office:value-type="float" office:value="0.00752164453614129">
            <text:p>0,0075216445</text:p>
          </table:table-cell>
        </table:table-row>
        <table:table-row table:style-name="ro1">
          <table:table-cell office:value-type="float" office:value="6.52919926192">
            <text:p>6,5291992619</text:p>
          </table:table-cell>
          <table:table-cell office:value-type="float" office:value="3.43071938712">
            <text:p>3,4307193871</text:p>
          </table:table-cell>
          <table:table-cell table:formula="of:=FREQUENCY([.B$14:.B$1013];[.B119])/1000" office:value-type="float" office:value="0.106">
            <text:p>0,106</text:p>
          </table:table-cell>
          <table:table-cell table:formula="of:=NORMDIST([.B119];[.A$8];[.B$8];1)" office:value-type="float" office:value="0.0969581926028532">
            <text:p>0,0969581926</text:p>
          </table:table-cell>
          <table:table-cell table:formula="of:=ABS([.D119]-[.C119])" office:value-type="float" office:value="0.00904180739714676">
            <text:p>0,0090418074</text:p>
          </table:table-cell>
          <table:table-cell table:formula="of:=ABS([.D119]-[.C118])" office:value-type="float" office:value="0.00804180739714676">
            <text:p>0,0080418074</text:p>
          </table:table-cell>
        </table:table-row>
        <table:table-row table:style-name="ro1">
          <table:table-cell office:value-type="float" office:value="7.47608586633">
            <text:p>7,4760858663</text:p>
          </table:table-cell>
          <table:table-cell office:value-type="float" office:value="3.43272939626">
            <text:p>3,4327293963</text:p>
          </table:table-cell>
          <table:table-cell table:formula="of:=FREQUENCY([.B$14:.B$1013];[.B120])/1000" office:value-type="float" office:value="0.107">
            <text:p>0,107</text:p>
          </table:table-cell>
          <table:table-cell table:formula="of:=NORMDIST([.B120];[.A$8];[.B$8];1)" office:value-type="float" office:value="0.0971269314459606">
            <text:p>0,0971269314</text:p>
          </table:table-cell>
          <table:table-cell table:formula="of:=ABS([.D120]-[.C120])" office:value-type="float" office:value="0.00987306855403944">
            <text:p>0,0098730686</text:p>
          </table:table-cell>
          <table:table-cell table:formula="of:=ABS([.D120]-[.C119])" office:value-type="float" office:value="0.00887306855403944">
            <text:p>0,0088730686</text:p>
          </table:table-cell>
        </table:table-row>
        <table:table-row table:style-name="ro1">
          <table:table-cell office:value-type="float" office:value="3.75057884306">
            <text:p>3,7505788431</text:p>
          </table:table-cell>
          <table:table-cell office:value-type="float" office:value="3.460621395">
            <text:p>3,460621395</text:p>
          </table:table-cell>
          <table:table-cell table:formula="of:=FREQUENCY([.B$14:.B$1013];[.B121])/1000" office:value-type="float" office:value="0.108">
            <text:p>0,108</text:p>
          </table:table-cell>
          <table:table-cell table:formula="of:=NORMDIST([.B121];[.A$8];[.B$8];1)" office:value-type="float" office:value="0.0994907292470234">
            <text:p>0,0994907292</text:p>
          </table:table-cell>
          <table:table-cell table:formula="of:=ABS([.D121]-[.C121])" office:value-type="float" office:value="0.00850927075297661">
            <text:p>0,0085092708</text:p>
          </table:table-cell>
          <table:table-cell table:formula="of:=ABS([.D121]-[.C120])" office:value-type="float" office:value="0.00750927075297661">
            <text:p>0,0075092708</text:p>
          </table:table-cell>
        </table:table-row>
        <table:table-row table:style-name="ro1">
          <table:table-cell office:value-type="float" office:value="3.60001081782">
            <text:p>3,6000108178</text:p>
          </table:table-cell>
          <table:table-cell office:value-type="float" office:value="3.4822540089">
            <text:p>3,4822540089</text:p>
          </table:table-cell>
          <table:table-cell table:formula="of:=FREQUENCY([.B$14:.B$1013];[.B122])/1000" office:value-type="float" office:value="0.109">
            <text:p>0,109</text:p>
          </table:table-cell>
          <table:table-cell table:formula="of:=NORMDIST([.B122];[.A$8];[.B$8];1)" office:value-type="float" office:value="0.101352804061028">
            <text:p>0,1013528041</text:p>
          </table:table-cell>
          <table:table-cell table:formula="of:=ABS([.D122]-[.C122])" office:value-type="float" office:value="0.00764719593897167">
            <text:p>0,0076471959</text:p>
          </table:table-cell>
          <table:table-cell table:formula="of:=ABS([.D122]-[.C121])" office:value-type="float" office:value="0.00664719593897167">
            <text:p>0,0066471959</text:p>
          </table:table-cell>
        </table:table-row>
        <table:table-row table:style-name="ro1">
          <table:table-cell office:value-type="float" office:value="6.06184515233">
            <text:p>6,0618451523</text:p>
          </table:table-cell>
          <table:table-cell office:value-type="float" office:value="3.48690369542">
            <text:p>3,4869036954</text:p>
          </table:table-cell>
          <table:table-cell table:formula="of:=FREQUENCY([.B$14:.B$1013];[.B123])/1000" office:value-type="float" office:value="0.11">
            <text:p>0,11</text:p>
          </table:table-cell>
          <table:table-cell table:formula="of:=NORMDIST([.B123];[.A$8];[.B$8];1)" office:value-type="float" office:value="0.101756329886904">
            <text:p>0,1017563299</text:p>
          </table:table-cell>
          <table:table-cell table:formula="of:=ABS([.D123]-[.C123])" office:value-type="float" office:value="0.00824367011309633">
            <text:p>0,0082436701</text:p>
          </table:table-cell>
          <table:table-cell table:formula="of:=ABS([.D123]-[.C122])" office:value-type="float" office:value="0.00724367011309633">
            <text:p>0,0072436701</text:p>
          </table:table-cell>
        </table:table-row>
        <table:table-row table:style-name="ro1">
          <table:table-cell office:value-type="float" office:value="8.99166615008">
            <text:p>8,9916661501</text:p>
          </table:table-cell>
          <table:table-cell office:value-type="float" office:value="3.53193203435">
            <text:p>3,5319320344</text:p>
          </table:table-cell>
          <table:table-cell table:formula="of:=FREQUENCY([.B$14:.B$1013];[.B124])/1000" office:value-type="float" office:value="0.111">
            <text:p>0,111</text:p>
          </table:table-cell>
          <table:table-cell table:formula="of:=NORMDIST([.B124];[.A$8];[.B$8];1)" office:value-type="float" office:value="0.105724773081612">
            <text:p>0,1057247731</text:p>
          </table:table-cell>
          <table:table-cell table:formula="of:=ABS([.D124]-[.C124])" office:value-type="float" office:value="0.00527522691838807">
            <text:p>0,0052752269</text:p>
          </table:table-cell>
          <table:table-cell table:formula="of:=ABS([.D124]-[.C123])" office:value-type="float" office:value="0.00427522691838807">
            <text:p>0,0042752269</text:p>
          </table:table-cell>
        </table:table-row>
        <table:table-row table:style-name="ro1">
          <table:table-cell office:value-type="float" office:value="5.02909788656">
            <text:p>5,0290978866</text:p>
          </table:table-cell>
          <table:table-cell office:value-type="float" office:value="3.53225281074">
            <text:p>3,5322528107</text:p>
          </table:table-cell>
          <table:table-cell table:formula="of:=FREQUENCY([.B$14:.B$1013];[.B125])/1000" office:value-type="float" office:value="0.112">
            <text:p>0,112</text:p>
          </table:table-cell>
          <table:table-cell table:formula="of:=NORMDIST([.B125];[.A$8];[.B$8];1)" office:value-type="float" office:value="0.105753439589161">
            <text:p>0,1057534396</text:p>
          </table:table-cell>
          <table:table-cell table:formula="of:=ABS([.D125]-[.C125])" office:value-type="float" office:value="0.0062465604108386">
            <text:p>0,0062465604</text:p>
          </table:table-cell>
          <table:table-cell table:formula="of:=ABS([.D125]-[.C124])" office:value-type="float" office:value="0.0052465604108386">
            <text:p>0,0052465604</text:p>
          </table:table-cell>
        </table:table-row>
        <table:table-row table:style-name="ro1">
          <table:table-cell office:value-type="float" office:value="2.73010068342">
            <text:p>2,7301006834</text:p>
          </table:table-cell>
          <table:table-cell office:value-type="float" office:value="3.54384576287">
            <text:p>3,5438457629</text:p>
          </table:table-cell>
          <table:table-cell table:formula="of:=FREQUENCY([.B$14:.B$1013];[.B126])/1000" office:value-type="float" office:value="0.113">
            <text:p>0,113</text:p>
          </table:table-cell>
          <table:table-cell table:formula="of:=NORMDIST([.B126];[.A$8];[.B$8];1)" office:value-type="float" office:value="0.10679322937669">
            <text:p>0,1067932294</text:p>
          </table:table-cell>
          <table:table-cell table:formula="of:=ABS([.D126]-[.C126])" office:value-type="float" office:value="0.00620677062331015">
            <text:p>0,0062067706</text:p>
          </table:table-cell>
          <table:table-cell table:formula="of:=ABS([.D126]-[.C125])" office:value-type="float" office:value="0.00520677062331015">
            <text:p>0,0052067706</text:p>
          </table:table-cell>
        </table:table-row>
        <table:table-row table:style-name="ro1">
          <table:table-cell office:value-type="float" office:value="7.75442201946">
            <text:p>7,7544220195</text:p>
          </table:table-cell>
          <table:table-cell office:value-type="float" office:value="3.54995536527">
            <text:p>3,5499553653</text:p>
          </table:table-cell>
          <table:table-cell table:formula="of:=FREQUENCY([.B$14:.B$1013];[.B127])/1000" office:value-type="float" office:value="0.114">
            <text:p>0,114</text:p>
          </table:table-cell>
          <table:table-cell table:formula="of:=NORMDIST([.B127];[.A$8];[.B$8];1)" office:value-type="float" office:value="0.107344168146081">
            <text:p>0,1073441681</text:p>
          </table:table-cell>
          <table:table-cell table:formula="of:=ABS([.D127]-[.C127])" office:value-type="float" office:value="0.00665583185391949">
            <text:p>0,0066558319</text:p>
          </table:table-cell>
          <table:table-cell table:formula="of:=ABS([.D127]-[.C126])" office:value-type="float" office:value="0.00565583185391949">
            <text:p>0,0056558319</text:p>
          </table:table-cell>
        </table:table-row>
        <table:table-row table:style-name="ro1">
          <table:table-cell office:value-type="float" office:value="4.00195770542">
            <text:p>4,0019577054</text:p>
          </table:table-cell>
          <table:table-cell office:value-type="float" office:value="3.56250912043">
            <text:p>3,5625091204</text:p>
          </table:table-cell>
          <table:table-cell table:formula="of:=FREQUENCY([.B$14:.B$1013];[.B128])/1000" office:value-type="float" office:value="0.115">
            <text:p>0,115</text:p>
          </table:table-cell>
          <table:table-cell table:formula="of:=NORMDIST([.B128];[.A$8];[.B$8];1)" office:value-type="float" office:value="0.108482638109117">
            <text:p>0,1084826381</text:p>
          </table:table-cell>
          <table:table-cell table:formula="of:=ABS([.D128]-[.C128])" office:value-type="float" office:value="0.00651736189088266">
            <text:p>0,0065173619</text:p>
          </table:table-cell>
          <table:table-cell table:formula="of:=ABS([.D128]-[.C127])" office:value-type="float" office:value="0.00551736189088266">
            <text:p>0,0055173619</text:p>
          </table:table-cell>
        </table:table-row>
        <table:table-row table:style-name="ro1">
          <table:table-cell office:value-type="float" office:value="2.4148083337">
            <text:p>2,4148083337</text:p>
          </table:table-cell>
          <table:table-cell office:value-type="float" office:value="3.56874851127">
            <text:p>3,5687485113</text:p>
          </table:table-cell>
          <table:table-cell table:formula="of:=FREQUENCY([.B$14:.B$1013];[.B129])/1000" office:value-type="float" office:value="0.116">
            <text:p>0,116</text:p>
          </table:table-cell>
          <table:table-cell table:formula="of:=NORMDIST([.B129];[.A$8];[.B$8];1)" office:value-type="float" office:value="0.109051694167276">
            <text:p>0,1090516942</text:p>
          </table:table-cell>
          <table:table-cell table:formula="of:=ABS([.D129]-[.C129])" office:value-type="float" office:value="0.00694830583272381">
            <text:p>0,0069483058</text:p>
          </table:table-cell>
          <table:table-cell table:formula="of:=ABS([.D129]-[.C128])" office:value-type="float" office:value="0.00594830583272381">
            <text:p>0,0059483058</text:p>
          </table:table-cell>
        </table:table-row>
        <table:table-row table:style-name="ro1">
          <table:table-cell office:value-type="float" office:value="8.90923654632">
            <text:p>8,9092365463</text:p>
          </table:table-cell>
          <table:table-cell office:value-type="float" office:value="3.59954774211">
            <text:p>3,5995477421</text:p>
          </table:table-cell>
          <table:table-cell table:formula="of:=FREQUENCY([.B$14:.B$1013];[.B130])/1000" office:value-type="float" office:value="0.117">
            <text:p>0,117</text:p>
          </table:table-cell>
          <table:table-cell table:formula="of:=NORMDIST([.B130];[.A$8];[.B$8];1)" office:value-type="float" office:value="0.111892139470166">
            <text:p>0,1118921395</text:p>
          </table:table-cell>
          <table:table-cell table:formula="of:=ABS([.D130]-[.C130])" office:value-type="float" office:value="0.00510786052983392">
            <text:p>0,0051078605</text:p>
          </table:table-cell>
          <table:table-cell table:formula="of:=ABS([.D130]-[.C129])" office:value-type="float" office:value="0.00410786052983392">
            <text:p>0,0041078605</text:p>
          </table:table-cell>
        </table:table-row>
        <table:table-row table:style-name="ro1">
          <table:table-cell office:value-type="float" office:value="4.14277095261">
            <text:p>4,1427709526</text:p>
          </table:table-cell>
          <table:table-cell office:value-type="float" office:value="3.59989470385">
            <text:p>3,5998947039</text:p>
          </table:table-cell>
          <table:table-cell table:formula="of:=FREQUENCY([.B$14:.B$1013];[.B131])/1000" office:value-type="float" office:value="0.118">
            <text:p>0,118</text:p>
          </table:table-cell>
          <table:table-cell table:formula="of:=NORMDIST([.B131];[.A$8];[.B$8];1)" office:value-type="float" office:value="0.111924436426979">
            <text:p>0,1119244364</text:p>
          </table:table-cell>
          <table:table-cell table:formula="of:=ABS([.D131]-[.C131])" office:value-type="float" office:value="0.0060755635730214">
            <text:p>0,0060755636</text:p>
          </table:table-cell>
          <table:table-cell table:formula="of:=ABS([.D131]-[.C130])" office:value-type="float" office:value="0.00507556357302141">
            <text:p>0,0050755636</text:p>
          </table:table-cell>
        </table:table-row>
        <table:table-row table:style-name="ro1">
          <table:table-cell office:value-type="float" office:value="3.32370264608">
            <text:p>3,3237026461</text:p>
          </table:table-cell>
          <table:table-cell office:value-type="float" office:value="3.60001081782">
            <text:p>3,6000108178</text:p>
          </table:table-cell>
          <table:table-cell table:formula="of:=FREQUENCY([.B$14:.B$1013];[.B132])/1000" office:value-type="float" office:value="0.119">
            <text:p>0,119</text:p>
          </table:table-cell>
          <table:table-cell table:formula="of:=NORMDIST([.B132];[.A$8];[.B$8];1)" office:value-type="float" office:value="0.111935246392247">
            <text:p>0,1119352464</text:p>
          </table:table-cell>
          <table:table-cell table:formula="of:=ABS([.D132]-[.C132])" office:value-type="float" office:value="0.00706475360775345">
            <text:p>0,0070647536</text:p>
          </table:table-cell>
          <table:table-cell table:formula="of:=ABS([.D132]-[.C131])" office:value-type="float" office:value="0.00606475360775345">
            <text:p>0,0060647536</text:p>
          </table:table-cell>
        </table:table-row>
        <table:table-row table:style-name="ro1">
          <table:table-cell office:value-type="float" office:value="7.81394976857">
            <text:p>7,8139497686</text:p>
          </table:table-cell>
          <table:table-cell office:value-type="float" office:value="3.60875871146">
            <text:p>3,6087587115</text:p>
          </table:table-cell>
          <table:table-cell table:formula="of:=FREQUENCY([.B$14:.B$1013];[.B133])/1000" office:value-type="float" office:value="0.12">
            <text:p>0,12</text:p>
          </table:table-cell>
          <table:table-cell table:formula="of:=NORMDIST([.B133];[.A$8];[.B$8];1)" office:value-type="float" office:value="0.112751804778362">
            <text:p>0,1127518048</text:p>
          </table:table-cell>
          <table:table-cell table:formula="of:=ABS([.D133]-[.C133])" office:value-type="float" office:value="0.00724819522163807">
            <text:p>0,0072481952</text:p>
          </table:table-cell>
          <table:table-cell table:formula="of:=ABS([.D133]-[.C132])" office:value-type="float" office:value="0.00624819522163807">
            <text:p>0,0062481952</text:p>
          </table:table-cell>
        </table:table-row>
        <table:table-row table:style-name="ro1">
          <table:table-cell office:value-type="float" office:value="5.6268591571">
            <text:p>5,6268591571</text:p>
          </table:table-cell>
          <table:table-cell office:value-type="float" office:value="3.62323523198">
            <text:p>3,623235232</text:p>
          </table:table-cell>
          <table:table-cell table:formula="of:=FREQUENCY([.B$14:.B$1013];[.B134])/1000" office:value-type="float" office:value="0.121">
            <text:p>0,121</text:p>
          </table:table-cell>
          <table:table-cell table:formula="of:=NORMDIST([.B134];[.A$8];[.B$8];1)" office:value-type="float" office:value="0.114112419892234">
            <text:p>0,1141124199</text:p>
          </table:table-cell>
          <table:table-cell table:formula="of:=ABS([.D134]-[.C134])" office:value-type="float" office:value="0.00688758010776574">
            <text:p>0,0068875801</text:p>
          </table:table-cell>
          <table:table-cell table:formula="of:=ABS([.D134]-[.C133])" office:value-type="float" office:value="0.00588758010776574">
            <text:p>0,0058875801</text:p>
          </table:table-cell>
        </table:table-row>
        <table:table-row table:style-name="ro1">
          <table:table-cell office:value-type="float" office:value="8.20922341303">
            <text:p>8,209223413</text:p>
          </table:table-cell>
          <table:table-cell office:value-type="float" office:value="3.62485467929">
            <text:p>3,6248546793</text:p>
          </table:table-cell>
          <table:table-cell table:formula="of:=FREQUENCY([.B$14:.B$1013];[.B135])/1000" office:value-type="float" office:value="0.122">
            <text:p>0,122</text:p>
          </table:table-cell>
          <table:table-cell table:formula="of:=NORMDIST([.B135];[.A$8];[.B$8];1)" office:value-type="float" office:value="0.114265352303447">
            <text:p>0,1142653523</text:p>
          </table:table-cell>
          <table:table-cell table:formula="of:=ABS([.D135]-[.C135])" office:value-type="float" office:value="0.00773464769655281">
            <text:p>0,0077346477</text:p>
          </table:table-cell>
          <table:table-cell table:formula="of:=ABS([.D135]-[.C134])" office:value-type="float" office:value="0.00673464769655281">
            <text:p>0,0067346477</text:p>
          </table:table-cell>
        </table:table-row>
        <table:table-row table:style-name="ro1">
          <table:table-cell office:value-type="float" office:value="7.98670197631">
            <text:p>7,9867019763</text:p>
          </table:table-cell>
          <table:table-cell office:value-type="float" office:value="3.63894087955">
            <text:p>3,6389408796</text:p>
          </table:table-cell>
          <table:table-cell table:formula="of:=FREQUENCY([.B$14:.B$1013];[.B136])/1000" office:value-type="float" office:value="0.123">
            <text:p>0,123</text:p>
          </table:table-cell>
          <table:table-cell table:formula="of:=NORMDIST([.B136];[.A$8];[.B$8];1)" office:value-type="float" office:value="0.115601740049858">
            <text:p>0,11560174</text:p>
          </table:table-cell>
          <table:table-cell table:formula="of:=ABS([.D136]-[.C136])" office:value-type="float" office:value="0.00739825995014207">
            <text:p>0,00739826</text:p>
          </table:table-cell>
          <table:table-cell table:formula="of:=ABS([.D136]-[.C135])" office:value-type="float" office:value="0.00639825995014207">
            <text:p>0,00639826</text:p>
          </table:table-cell>
        </table:table-row>
        <table:table-row table:style-name="ro1">
          <table:table-cell office:value-type="float" office:value="7.04598114731">
            <text:p>7,0459811473</text:p>
          </table:table-cell>
          <table:table-cell office:value-type="float" office:value="3.64365643245">
            <text:p>3,6436564325</text:p>
          </table:table-cell>
          <table:table-cell table:formula="of:=FREQUENCY([.B$14:.B$1013];[.B137])/1000" office:value-type="float" office:value="0.124">
            <text:p>0,124</text:p>
          </table:table-cell>
          <table:table-cell table:formula="of:=NORMDIST([.B137];[.A$8];[.B$8];1)" office:value-type="float" office:value="0.116051585555652">
            <text:p>0,1160515856</text:p>
          </table:table-cell>
          <table:table-cell table:formula="of:=ABS([.D137]-[.C137])" office:value-type="float" office:value="0.0079484144443476">
            <text:p>0,0079484144</text:p>
          </table:table-cell>
          <table:table-cell table:formula="of:=ABS([.D137]-[.C136])" office:value-type="float" office:value="0.0069484144443476">
            <text:p>0,0069484144</text:p>
          </table:table-cell>
        </table:table-row>
        <table:table-row table:style-name="ro1">
          <table:table-cell office:value-type="float" office:value="6.39080739203">
            <text:p>6,390807392</text:p>
          </table:table-cell>
          <table:table-cell office:value-type="float" office:value="3.64438839438">
            <text:p>3,6443883944</text:p>
          </table:table-cell>
          <table:table-cell table:formula="of:=FREQUENCY([.B$14:.B$1013];[.B138])/1000" office:value-type="float" office:value="0.125">
            <text:p>0,125</text:p>
          </table:table-cell>
          <table:table-cell table:formula="of:=NORMDIST([.B138];[.A$8];[.B$8];1)" office:value-type="float" office:value="0.116121523149385">
            <text:p>0,1161215231</text:p>
          </table:table-cell>
          <table:table-cell table:formula="of:=ABS([.D138]-[.C138])" office:value-type="float" office:value="0.00887847685061456">
            <text:p>0,0088784769</text:p>
          </table:table-cell>
          <table:table-cell table:formula="of:=ABS([.D138]-[.C137])" office:value-type="float" office:value="0.00787847685061456">
            <text:p>0,0078784769</text:p>
          </table:table-cell>
        </table:table-row>
        <table:table-row table:style-name="ro1">
          <table:table-cell office:value-type="float" office:value="7.77832194075">
            <text:p>7,7783219408</text:p>
          </table:table-cell>
          <table:table-cell office:value-type="float" office:value="3.64444744633">
            <text:p>3,6444474463</text:p>
          </table:table-cell>
          <table:table-cell table:formula="of:=FREQUENCY([.B$14:.B$1013];[.B139])/1000" office:value-type="float" office:value="0.126">
            <text:p>0,126</text:p>
          </table:table-cell>
          <table:table-cell table:formula="of:=NORMDIST([.B139];[.A$8];[.B$8];1)" office:value-type="float" office:value="0.116127166756551">
            <text:p>0,1161271668</text:p>
          </table:table-cell>
          <table:table-cell table:formula="of:=ABS([.D139]-[.C139])" office:value-type="float" office:value="0.00987283324344897">
            <text:p>0,0098728332</text:p>
          </table:table-cell>
          <table:table-cell table:formula="of:=ABS([.D139]-[.C138])" office:value-type="float" office:value="0.00887283324344897">
            <text:p>0,0088728332</text:p>
          </table:table-cell>
        </table:table-row>
        <table:table-row table:style-name="ro1">
          <table:table-cell office:value-type="float" office:value="6.99204362192">
            <text:p>6,9920436219</text:p>
          </table:table-cell>
          <table:table-cell office:value-type="float" office:value="3.65165176313">
            <text:p>3,6516517631</text:p>
          </table:table-cell>
          <table:table-cell table:formula="of:=FREQUENCY([.B$14:.B$1013];[.B140])/1000" office:value-type="float" office:value="0.127">
            <text:p>0,127</text:p>
          </table:table-cell>
          <table:table-cell table:formula="of:=NORMDIST([.B140];[.A$8];[.B$8];1)" office:value-type="float" office:value="0.116817146024728">
            <text:p>0,116817146</text:p>
          </table:table-cell>
          <table:table-cell table:formula="of:=ABS([.D140]-[.C140])" office:value-type="float" office:value="0.0101828539752722">
            <text:p>0,010182854</text:p>
          </table:table-cell>
          <table:table-cell table:formula="of:=ABS([.D140]-[.C139])" office:value-type="float" office:value="0.00918285397527219">
            <text:p>0,009182854</text:p>
          </table:table-cell>
        </table:table-row>
        <table:table-row table:style-name="ro1">
          <table:table-cell office:value-type="float" office:value="4.44658055974">
            <text:p>4,4465805597</text:p>
          </table:table-cell>
          <table:table-cell office:value-type="float" office:value="3.66595865117">
            <text:p>3,6659586512</text:p>
          </table:table-cell>
          <table:table-cell table:formula="of:=FREQUENCY([.B$14:.B$1013];[.B141])/1000" office:value-type="float" office:value="0.128">
            <text:p>0,128</text:p>
          </table:table-cell>
          <table:table-cell table:formula="of:=NORMDIST([.B141];[.A$8];[.B$8];1)" office:value-type="float" office:value="0.11819596463868">
            <text:p>0,1181959646</text:p>
          </table:table-cell>
          <table:table-cell table:formula="of:=ABS([.D141]-[.C141])" office:value-type="float" office:value="0.00980403536132027">
            <text:p>0,0098040354</text:p>
          </table:table-cell>
          <table:table-cell table:formula="of:=ABS([.D141]-[.C140])" office:value-type="float" office:value="0.00880403536132027">
            <text:p>0,0088040354</text:p>
          </table:table-cell>
        </table:table-row>
        <table:table-row table:style-name="ro1">
          <table:table-cell office:value-type="float" office:value="6.38099264292">
            <text:p>6,3809926429</text:p>
          </table:table-cell>
          <table:table-cell office:value-type="float" office:value="3.67293160566">
            <text:p>3,6729316057</text:p>
          </table:table-cell>
          <table:table-cell table:formula="of:=FREQUENCY([.B$14:.B$1013];[.B142])/1000" office:value-type="float" office:value="0.129">
            <text:p>0,129</text:p>
          </table:table-cell>
          <table:table-cell table:formula="of:=NORMDIST([.B142];[.A$8];[.B$8];1)" office:value-type="float" office:value="0.11887213464749">
            <text:p>0,1188721346</text:p>
          </table:table-cell>
          <table:table-cell table:formula="of:=ABS([.D142]-[.C142])" office:value-type="float" office:value="0.0101278653525101">
            <text:p>0,0101278654</text:p>
          </table:table-cell>
          <table:table-cell table:formula="of:=ABS([.D142]-[.C141])" office:value-type="float" office:value="0.00912786535251006">
            <text:p>0,0091278654</text:p>
          </table:table-cell>
        </table:table-row>
        <table:table-row table:style-name="ro1">
          <table:table-cell office:value-type="float" office:value="7.15963342042">
            <text:p>7,1596334204</text:p>
          </table:table-cell>
          <table:table-cell office:value-type="float" office:value="3.67337239283">
            <text:p>3,6733723928</text:p>
          </table:table-cell>
          <table:table-cell table:formula="of:=FREQUENCY([.B$14:.B$1013];[.B143])/1000" office:value-type="float" office:value="0.13">
            <text:p>0,13</text:p>
          </table:table-cell>
          <table:table-cell table:formula="of:=NORMDIST([.B143];[.A$8];[.B$8];1)" office:value-type="float" office:value="0.118914969567284">
            <text:p>0,1189149696</text:p>
          </table:table-cell>
          <table:table-cell table:formula="of:=ABS([.D143]-[.C143])" office:value-type="float" office:value="0.0110850304327164">
            <text:p>0,0110850304</text:p>
          </table:table-cell>
          <table:table-cell table:formula="of:=ABS([.D143]-[.C142])" office:value-type="float" office:value="0.0100850304327164">
            <text:p>0,0100850304</text:p>
          </table:table-cell>
        </table:table-row>
        <table:table-row table:style-name="ro1">
          <table:table-cell office:value-type="float" office:value="3.80617771043">
            <text:p>3,8061777104</text:p>
          </table:table-cell>
          <table:table-cell office:value-type="float" office:value="3.67889613281">
            <text:p>3,6788961328</text:p>
          </table:table-cell>
          <table:table-cell table:formula="of:=FREQUENCY([.B$14:.B$1013];[.B144])/1000" office:value-type="float" office:value="0.131">
            <text:p>0,131</text:p>
          </table:table-cell>
          <table:table-cell table:formula="of:=NORMDIST([.B144];[.A$8];[.B$8];1)" office:value-type="float" office:value="0.119452681260041">
            <text:p>0,1194526813</text:p>
          </table:table-cell>
          <table:table-cell table:formula="of:=ABS([.D144]-[.C144])" office:value-type="float" office:value="0.0115473187399585">
            <text:p>0,0115473187</text:p>
          </table:table-cell>
          <table:table-cell table:formula="of:=ABS([.D144]-[.C143])" office:value-type="float" office:value="0.0105473187399585">
            <text:p>0,0105473187</text:p>
          </table:table-cell>
        </table:table-row>
        <table:table-row table:style-name="ro1">
          <table:table-cell office:value-type="float" office:value="4.88401655388">
            <text:p>4,8840165539</text:p>
          </table:table-cell>
          <table:table-cell office:value-type="float" office:value="3.68122523195">
            <text:p>3,681225232</text:p>
          </table:table-cell>
          <table:table-cell table:formula="of:=FREQUENCY([.B$14:.B$1013];[.B145])/1000" office:value-type="float" office:value="0.132">
            <text:p>0,132</text:p>
          </table:table-cell>
          <table:table-cell table:formula="of:=NORMDIST([.B145];[.A$8];[.B$8];1)" office:value-type="float" office:value="0.11967992217038">
            <text:p>0,1196799222</text:p>
          </table:table-cell>
          <table:table-cell table:formula="of:=ABS([.D145]-[.C145])" office:value-type="float" office:value="0.0123200778296201">
            <text:p>0,0123200778</text:p>
          </table:table-cell>
          <table:table-cell table:formula="of:=ABS([.D145]-[.C144])" office:value-type="float" office:value="0.0113200778296201">
            <text:p>0,0113200778</text:p>
          </table:table-cell>
        </table:table-row>
        <table:table-row table:style-name="ro1">
          <table:table-cell office:value-type="float" office:value="7.10620745626">
            <text:p>7,1062074563</text:p>
          </table:table-cell>
          <table:table-cell office:value-type="float" office:value="3.70405459597">
            <text:p>3,704054596</text:p>
          </table:table-cell>
          <table:table-cell table:formula="of:=FREQUENCY([.B$14:.B$1013];[.B146])/1000" office:value-type="float" office:value="0.133">
            <text:p>0,133</text:p>
          </table:table-cell>
          <table:table-cell table:formula="of:=NORMDIST([.B146];[.A$8];[.B$8];1)" office:value-type="float" office:value="0.121923440131415">
            <text:p>0,1219234401</text:p>
          </table:table-cell>
          <table:table-cell table:formula="of:=ABS([.D146]-[.C146])" office:value-type="float" office:value="0.0110765598685846">
            <text:p>0,0110765599</text:p>
          </table:table-cell>
          <table:table-cell table:formula="of:=ABS([.D146]-[.C145])" office:value-type="float" office:value="0.0100765598685846">
            <text:p>0,0100765599</text:p>
          </table:table-cell>
        </table:table-row>
        <table:table-row table:style-name="ro1">
          <table:table-cell office:value-type="float" office:value="5.62221417698">
            <text:p>5,622214177</text:p>
          </table:table-cell>
          <table:table-cell office:value-type="float" office:value="3.70518828985">
            <text:p>3,7051882899</text:p>
          </table:table-cell>
          <table:table-cell table:formula="of:=FREQUENCY([.B$14:.B$1013];[.B147])/1000" office:value-type="float" office:value="0.134">
            <text:p>0,134</text:p>
          </table:table-cell>
          <table:table-cell table:formula="of:=NORMDIST([.B147];[.A$8];[.B$8];1)" office:value-type="float" office:value="0.122035616858741">
            <text:p>0,1220356169</text:p>
          </table:table-cell>
          <table:table-cell table:formula="of:=ABS([.D147]-[.C147])" office:value-type="float" office:value="0.0119643831412588">
            <text:p>0,0119643831</text:p>
          </table:table-cell>
          <table:table-cell table:formula="of:=ABS([.D147]-[.C146])" office:value-type="float" office:value="0.0109643831412588">
            <text:p>0,0109643831</text:p>
          </table:table-cell>
        </table:table-row>
        <table:table-row table:style-name="ro1">
          <table:table-cell office:value-type="float" office:value="6.39549753239">
            <text:p>6,3954975324</text:p>
          </table:table-cell>
          <table:table-cell office:value-type="float" office:value="3.71324558494">
            <text:p>3,7132455849</text:p>
          </table:table-cell>
          <table:table-cell table:formula="of:=FREQUENCY([.B$14:.B$1013];[.B148])/1000" office:value-type="float" office:value="0.135">
            <text:p>0,135</text:p>
          </table:table-cell>
          <table:table-cell table:formula="of:=NORMDIST([.B148];[.A$8];[.B$8];1)" office:value-type="float" office:value="0.122834958252619">
            <text:p>0,1228349583</text:p>
          </table:table-cell>
          <table:table-cell table:formula="of:=ABS([.D148]-[.C148])" office:value-type="float" office:value="0.0121650417473814">
            <text:p>0,0121650417</text:p>
          </table:table-cell>
          <table:table-cell table:formula="of:=ABS([.D148]-[.C147])" office:value-type="float" office:value="0.0111650417473814">
            <text:p>0,0111650417</text:p>
          </table:table-cell>
        </table:table-row>
        <table:table-row table:style-name="ro1">
          <table:table-cell office:value-type="float" office:value="6.60783893187">
            <text:p>6,6078389319</text:p>
          </table:table-cell>
          <table:table-cell office:value-type="float" office:value="3.71448544622">
            <text:p>3,7144854462</text:p>
          </table:table-cell>
          <table:table-cell table:formula="of:=FREQUENCY([.B$14:.B$1013];[.B149])/1000" office:value-type="float" office:value="0.136">
            <text:p>0,136</text:p>
          </table:table-cell>
          <table:table-cell table:formula="of:=NORMDIST([.B149];[.A$8];[.B$8];1)" office:value-type="float" office:value="0.122958286596382">
            <text:p>0,1229582866</text:p>
          </table:table-cell>
          <table:table-cell table:formula="of:=ABS([.D149]-[.C149])" office:value-type="float" office:value="0.0130417134036181">
            <text:p>0,0130417134</text:p>
          </table:table-cell>
          <table:table-cell table:formula="of:=ABS([.D149]-[.C148])" office:value-type="float" office:value="0.0120417134036181">
            <text:p>0,0120417134</text:p>
          </table:table-cell>
        </table:table-row>
        <table:table-row table:style-name="ro1">
          <table:table-cell office:value-type="float" office:value="3.4822540089">
            <text:p>3,4822540089</text:p>
          </table:table-cell>
          <table:table-cell office:value-type="float" office:value="3.7264466419">
            <text:p>3,7264466419</text:p>
          </table:table-cell>
          <table:table-cell table:formula="of:=FREQUENCY([.B$14:.B$1013];[.B150])/1000" office:value-type="float" office:value="0.137">
            <text:p>0,137</text:p>
          </table:table-cell>
          <table:table-cell table:formula="of:=NORMDIST([.B150];[.A$8];[.B$8];1)" office:value-type="float" office:value="0.124152519920376">
            <text:p>0,1241525199</text:p>
          </table:table-cell>
          <table:table-cell table:formula="of:=ABS([.D150]-[.C150])" office:value-type="float" office:value="0.012847480079624">
            <text:p>0,0128474801</text:p>
          </table:table-cell>
          <table:table-cell table:formula="of:=ABS([.D150]-[.C149])" office:value-type="float" office:value="0.011847480079624">
            <text:p>0,0118474801</text:p>
          </table:table-cell>
        </table:table-row>
        <table:table-row table:style-name="ro1">
          <table:table-cell office:value-type="float" office:value="3.06088924035">
            <text:p>3,0608892404</text:p>
          </table:table-cell>
          <table:table-cell office:value-type="float" office:value="3.72727256554">
            <text:p>3,7272725655</text:p>
          </table:table-cell>
          <table:table-cell table:formula="of:=FREQUENCY([.B$14:.B$1013];[.B151])/1000" office:value-type="float" office:value="0.138">
            <text:p>0,138</text:p>
          </table:table-cell>
          <table:table-cell table:formula="of:=NORMDIST([.B151];[.A$8];[.B$8];1)" office:value-type="float" office:value="0.124235280515362">
            <text:p>0,1242352805</text:p>
          </table:table-cell>
          <table:table-cell table:formula="of:=ABS([.D151]-[.C151])" office:value-type="float" office:value="0.0137647194846382">
            <text:p>0,0137647195</text:p>
          </table:table-cell>
          <table:table-cell table:formula="of:=ABS([.D151]-[.C150])" office:value-type="float" office:value="0.0127647194846382">
            <text:p>0,0127647195</text:p>
          </table:table-cell>
        </table:table-row>
        <table:table-row table:style-name="ro1">
          <table:table-cell office:value-type="float" office:value="9.12035243105">
            <text:p>9,1203524311</text:p>
          </table:table-cell>
          <table:table-cell office:value-type="float" office:value="3.72862780388">
            <text:p>3,7286278039</text:p>
          </table:table-cell>
          <table:table-cell table:formula="of:=FREQUENCY([.B$14:.B$1013];[.B152])/1000" office:value-type="float" office:value="0.139">
            <text:p>0,139</text:p>
          </table:table-cell>
          <table:table-cell table:formula="of:=NORMDIST([.B152];[.A$8];[.B$8];1)" office:value-type="float" office:value="0.12437116399277">
            <text:p>0,124371164</text:p>
          </table:table-cell>
          <table:table-cell table:formula="of:=ABS([.D152]-[.C152])" office:value-type="float" office:value="0.0146288360072296">
            <text:p>0,014628836</text:p>
          </table:table-cell>
          <table:table-cell table:formula="of:=ABS([.D152]-[.C151])" office:value-type="float" office:value="0.0136288360072296">
            <text:p>0,013628836</text:p>
          </table:table-cell>
        </table:table-row>
        <table:table-row table:style-name="ro1">
          <table:table-cell office:value-type="float" office:value="8.46390755501">
            <text:p>8,463907555</text:p>
          </table:table-cell>
          <table:table-cell office:value-type="float" office:value="3.75057884306">
            <text:p>3,7505788431</text:p>
          </table:table-cell>
          <table:table-cell table:formula="of:=FREQUENCY([.B$14:.B$1013];[.B153])/1000" office:value-type="float" office:value="0.14">
            <text:p>0,14</text:p>
          </table:table-cell>
          <table:table-cell table:formula="of:=NORMDIST([.B153];[.A$8];[.B$8];1)" office:value-type="float" office:value="0.126586577463125">
            <text:p>0,1265865775</text:p>
          </table:table-cell>
          <table:table-cell table:formula="of:=ABS([.D153]-[.C153])" office:value-type="float" office:value="0.0134134225368753">
            <text:p>0,0134134225</text:p>
          </table:table-cell>
          <table:table-cell table:formula="of:=ABS([.D153]-[.C152])" office:value-type="float" office:value="0.0124134225368753">
            <text:p>0,0124134225</text:p>
          </table:table-cell>
        </table:table-row>
        <table:table-row table:style-name="ro1">
          <table:table-cell office:value-type="float" office:value="5.74260721418">
            <text:p>5,7426072142</text:p>
          </table:table-cell>
          <table:table-cell office:value-type="float" office:value="3.7627324331">
            <text:p>3,7627324331</text:p>
          </table:table-cell>
          <table:table-cell table:formula="of:=FREQUENCY([.B$14:.B$1013];[.B154])/1000" office:value-type="float" office:value="0.141">
            <text:p>0,141</text:p>
          </table:table-cell>
          <table:table-cell table:formula="of:=NORMDIST([.B154];[.A$8];[.B$8];1)" office:value-type="float" office:value="0.127824935016697">
            <text:p>0,127824935</text:p>
          </table:table-cell>
          <table:table-cell table:formula="of:=ABS([.D154]-[.C154])" office:value-type="float" office:value="0.0131750649833029">
            <text:p>0,013175065</text:p>
          </table:table-cell>
          <table:table-cell table:formula="of:=ABS([.D154]-[.C153])" office:value-type="float" office:value="0.0121750649833029">
            <text:p>0,012175065</text:p>
          </table:table-cell>
        </table:table-row>
        <table:table-row table:style-name="ro1">
          <table:table-cell office:value-type="float" office:value="11.5832664861">
            <text:p>11,5832664861</text:p>
          </table:table-cell>
          <table:table-cell office:value-type="float" office:value="3.77225595121">
            <text:p>3,7722559512</text:p>
          </table:table-cell>
          <table:table-cell table:formula="of:=FREQUENCY([.B$14:.B$1013];[.B155])/1000" office:value-type="float" office:value="0.142">
            <text:p>0,142</text:p>
          </table:table-cell>
          <table:table-cell table:formula="of:=NORMDIST([.B155];[.A$8];[.B$8];1)" office:value-type="float" office:value="0.128801173549408">
            <text:p>0,1288011735</text:p>
          </table:table-cell>
          <table:table-cell table:formula="of:=ABS([.D155]-[.C155])" office:value-type="float" office:value="0.013198826450592">
            <text:p>0,0131988265</text:p>
          </table:table-cell>
          <table:table-cell table:formula="of:=ABS([.D155]-[.C154])" office:value-type="float" office:value="0.012198826450592">
            <text:p>0,0121988265</text:p>
          </table:table-cell>
        </table:table-row>
        <table:table-row table:style-name="ro1">
          <table:table-cell office:value-type="float" office:value="8.30167357119">
            <text:p>8,3016735712</text:p>
          </table:table-cell>
          <table:table-cell office:value-type="float" office:value="3.77860240572">
            <text:p>3,7786024057</text:p>
          </table:table-cell>
          <table:table-cell table:formula="of:=FREQUENCY([.B$14:.B$1013];[.B156])/1000" office:value-type="float" office:value="0.143">
            <text:p>0,143</text:p>
          </table:table-cell>
          <table:table-cell table:formula="of:=NORMDIST([.B156];[.A$8];[.B$8];1)" office:value-type="float" office:value="0.129454601837922">
            <text:p>0,1294546018</text:p>
          </table:table-cell>
          <table:table-cell table:formula="of:=ABS([.D156]-[.C156])" office:value-type="float" office:value="0.0135453981620781">
            <text:p>0,0135453982</text:p>
          </table:table-cell>
          <table:table-cell table:formula="of:=ABS([.D156]-[.C155])" office:value-type="float" office:value="0.0125453981620781">
            <text:p>0,0125453982</text:p>
          </table:table-cell>
        </table:table-row>
        <table:table-row table:style-name="ro1">
          <table:table-cell office:value-type="float" office:value="5.73801847601">
            <text:p>5,738018476</text:p>
          </table:table-cell>
          <table:table-cell office:value-type="float" office:value="3.78164710459">
            <text:p>3,7816471046</text:p>
          </table:table-cell>
          <table:table-cell table:formula="of:=FREQUENCY([.B$14:.B$1013];[.B157])/1000" office:value-type="float" office:value="0.144">
            <text:p>0,144</text:p>
          </table:table-cell>
          <table:table-cell table:formula="of:=NORMDIST([.B157];[.A$8];[.B$8];1)" office:value-type="float" office:value="0.129768896664998">
            <text:p>0,1297688967</text:p>
          </table:table-cell>
          <table:table-cell table:formula="of:=ABS([.D157]-[.C157])" office:value-type="float" office:value="0.0142311033350021">
            <text:p>0,0142311033</text:p>
          </table:table-cell>
          <table:table-cell table:formula="of:=ABS([.D157]-[.C156])" office:value-type="float" office:value="0.0132311033350021">
            <text:p>0,0132311033</text:p>
          </table:table-cell>
        </table:table-row>
        <table:table-row table:style-name="ro1">
          <table:table-cell office:value-type="float" office:value="11.3031943012">
            <text:p>11,3031943012</text:p>
          </table:table-cell>
          <table:table-cell office:value-type="float" office:value="3.80617771043">
            <text:p>3,8061777104</text:p>
          </table:table-cell>
          <table:table-cell table:formula="of:=FREQUENCY([.B$14:.B$1013];[.B158])/1000" office:value-type="float" office:value="0.145">
            <text:p>0,145</text:p>
          </table:table-cell>
          <table:table-cell table:formula="of:=NORMDIST([.B158];[.A$8];[.B$8];1)" office:value-type="float" office:value="0.132320395369958">
            <text:p>0,1323203954</text:p>
          </table:table-cell>
          <table:table-cell table:formula="of:=ABS([.D158]-[.C158])" office:value-type="float" office:value="0.0126796046300419">
            <text:p>0,0126796046</text:p>
          </table:table-cell>
          <table:table-cell table:formula="of:=ABS([.D158]-[.C157])" office:value-type="float" office:value="0.0116796046300419">
            <text:p>0,0116796046</text:p>
          </table:table-cell>
        </table:table-row>
        <table:table-row table:style-name="ro1">
          <table:table-cell office:value-type="float" office:value="5.64979262309">
            <text:p>5,6497926231</text:p>
          </table:table-cell>
          <table:table-cell office:value-type="float" office:value="3.83276463791">
            <text:p>3,8327646379</text:p>
          </table:table-cell>
          <table:table-cell table:formula="of:=FREQUENCY([.B$14:.B$1013];[.B159])/1000" office:value-type="float" office:value="0.146">
            <text:p>0,146</text:p>
          </table:table-cell>
          <table:table-cell table:formula="of:=NORMDIST([.B159];[.A$8];[.B$8];1)" office:value-type="float" office:value="0.135124591646865">
            <text:p>0,1351245916</text:p>
          </table:table-cell>
          <table:table-cell table:formula="of:=ABS([.D159]-[.C159])" office:value-type="float" office:value="0.0108754083531353">
            <text:p>0,0108754084</text:p>
          </table:table-cell>
          <table:table-cell table:formula="of:=ABS([.D159]-[.C158])" office:value-type="float" office:value="0.0098754083531353">
            <text:p>0,0098754084</text:p>
          </table:table-cell>
        </table:table-row>
        <table:table-row table:style-name="ro1">
          <table:table-cell office:value-type="float" office:value="4.40840115655">
            <text:p>4,4084011566</text:p>
          </table:table-cell>
          <table:table-cell office:value-type="float" office:value="3.83468335409">
            <text:p>3,8346833541</text:p>
          </table:table-cell>
          <table:table-cell table:formula="of:=FREQUENCY([.B$14:.B$1013];[.B160])/1000" office:value-type="float" office:value="0.147">
            <text:p>0,147</text:p>
          </table:table-cell>
          <table:table-cell table:formula="of:=NORMDIST([.B160];[.A$8];[.B$8];1)" office:value-type="float" office:value="0.135328528806761">
            <text:p>0,1353285288</text:p>
          </table:table-cell>
          <table:table-cell table:formula="of:=ABS([.D160]-[.C160])" office:value-type="float" office:value="0.0116714711932388">
            <text:p>0,0116714712</text:p>
          </table:table-cell>
          <table:table-cell table:formula="of:=ABS([.D160]-[.C159])" office:value-type="float" office:value="0.0106714711932388">
            <text:p>0,0106714712</text:p>
          </table:table-cell>
        </table:table-row>
        <table:table-row table:style-name="ro1">
          <table:table-cell office:value-type="float" office:value="5.75579812024">
            <text:p>5,7557981202</text:p>
          </table:table-cell>
          <table:table-cell office:value-type="float" office:value="3.84124677707">
            <text:p>3,8412467771</text:p>
          </table:table-cell>
          <table:table-cell table:formula="of:=FREQUENCY([.B$14:.B$1013];[.B161])/1000" office:value-type="float" office:value="0.148">
            <text:p>0,148</text:p>
          </table:table-cell>
          <table:table-cell table:formula="of:=NORMDIST([.B161];[.A$8];[.B$8];1)" office:value-type="float" office:value="0.136027738825673">
            <text:p>0,1360277388</text:p>
          </table:table-cell>
          <table:table-cell table:formula="of:=ABS([.D161]-[.C161])" office:value-type="float" office:value="0.0119722611743273">
            <text:p>0,0119722612</text:p>
          </table:table-cell>
          <table:table-cell table:formula="of:=ABS([.D161]-[.C160])" office:value-type="float" office:value="0.0109722611743273">
            <text:p>0,0109722612</text:p>
          </table:table-cell>
        </table:table-row>
        <table:table-row table:style-name="ro1">
          <table:table-cell office:value-type="float" office:value="3.11499614032">
            <text:p>3,1149961403</text:p>
          </table:table-cell>
          <table:table-cell office:value-type="float" office:value="3.84885289006">
            <text:p>3,8488528901</text:p>
          </table:table-cell>
          <table:table-cell table:formula="of:=FREQUENCY([.B$14:.B$1013];[.B162])/1000" office:value-type="float" office:value="0.149">
            <text:p>0,149</text:p>
          </table:table-cell>
          <table:table-cell table:formula="of:=NORMDIST([.B162];[.A$8];[.B$8];1)" office:value-type="float" office:value="0.136841116642699">
            <text:p>0,1368411166</text:p>
          </table:table-cell>
          <table:table-cell table:formula="of:=ABS([.D162]-[.C162])" office:value-type="float" office:value="0.0121588833573006">
            <text:p>0,0121588834</text:p>
          </table:table-cell>
          <table:table-cell table:formula="of:=ABS([.D162]-[.C161])" office:value-type="float" office:value="0.0111588833573006">
            <text:p>0,0111588834</text:p>
          </table:table-cell>
        </table:table-row>
        <table:table-row table:style-name="ro1">
          <table:table-cell office:value-type="float" office:value="5.49196144655">
            <text:p>5,4919614466</text:p>
          </table:table-cell>
          <table:table-cell office:value-type="float" office:value="3.8704633978">
            <text:p>3,8704633978</text:p>
          </table:table-cell>
          <table:table-cell table:formula="of:=FREQUENCY([.B$14:.B$1013];[.B163])/1000" office:value-type="float" office:value="0.15">
            <text:p>0,15</text:p>
          </table:table-cell>
          <table:table-cell table:formula="of:=NORMDIST([.B163];[.A$8];[.B$8];1)" office:value-type="float" office:value="0.139170201467159">
            <text:p>0,1391702015</text:p>
          </table:table-cell>
          <table:table-cell table:formula="of:=ABS([.D163]-[.C163])" office:value-type="float" office:value="0.0108297985328411">
            <text:p>0,0108297985</text:p>
          </table:table-cell>
          <table:table-cell table:formula="of:=ABS([.D163]-[.C162])" office:value-type="float" office:value="0.00982979853284105">
            <text:p>0,0098297985</text:p>
          </table:table-cell>
        </table:table-row>
        <table:table-row table:style-name="ro1">
          <table:table-cell office:value-type="float" office:value="2.38210233529">
            <text:p>2,3821023353</text:p>
          </table:table-cell>
          <table:table-cell office:value-type="float" office:value="3.87792676172">
            <text:p>3,8779267617</text:p>
          </table:table-cell>
          <table:table-cell table:formula="of:=FREQUENCY([.B$14:.B$1013];[.B164])/1000" office:value-type="float" office:value="0.151">
            <text:p>0,151</text:p>
          </table:table-cell>
          <table:table-cell table:formula="of:=NORMDIST([.B164];[.A$8];[.B$8];1)" office:value-type="float" office:value="0.139980801303921">
            <text:p>0,1399808013</text:p>
          </table:table-cell>
          <table:table-cell table:formula="of:=ABS([.D164]-[.C164])" office:value-type="float" office:value="0.0110191986960788">
            <text:p>0,0110191987</text:p>
          </table:table-cell>
          <table:table-cell table:formula="of:=ABS([.D164]-[.C163])" office:value-type="float" office:value="0.0100191986960788">
            <text:p>0,0100191987</text:p>
          </table:table-cell>
        </table:table-row>
        <table:table-row table:style-name="ro1">
          <table:table-cell office:value-type="float" office:value="5.49841595905">
            <text:p>5,4984159591</text:p>
          </table:table-cell>
          <table:table-cell office:value-type="float" office:value="3.88766970206">
            <text:p>3,8876697021</text:p>
          </table:table-cell>
          <table:table-cell table:formula="of:=FREQUENCY([.B$14:.B$1013];[.B165])/1000" office:value-type="float" office:value="0.152">
            <text:p>0,152</text:p>
          </table:table-cell>
          <table:table-cell table:formula="of:=NORMDIST([.B165];[.A$8];[.B$8];1)" office:value-type="float" office:value="0.141043806338206">
            <text:p>0,1410438063</text:p>
          </table:table-cell>
          <table:table-cell table:formula="of:=ABS([.D165]-[.C165])" office:value-type="float" office:value="0.010956193661794">
            <text:p>0,0109561937</text:p>
          </table:table-cell>
          <table:table-cell table:formula="of:=ABS([.D165]-[.C164])" office:value-type="float" office:value="0.00995619366179401">
            <text:p>0,0099561937</text:p>
          </table:table-cell>
        </table:table-row>
        <table:table-row table:style-name="ro1">
          <table:table-cell office:value-type="float" office:value="3.83276463791">
            <text:p>3,8327646379</text:p>
          </table:table-cell>
          <table:table-cell office:value-type="float" office:value="3.89142836179">
            <text:p>3,8914283618</text:p>
          </table:table-cell>
          <table:table-cell table:formula="of:=FREQUENCY([.B$14:.B$1013];[.B166])/1000" office:value-type="float" office:value="0.153">
            <text:p>0,153</text:p>
          </table:table-cell>
          <table:table-cell table:formula="of:=NORMDIST([.B166];[.A$8];[.B$8];1)" office:value-type="float" office:value="0.141455355123522">
            <text:p>0,1414553551</text:p>
          </table:table-cell>
          <table:table-cell table:formula="of:=ABS([.D166]-[.C166])" office:value-type="float" office:value="0.0115446448764776">
            <text:p>0,0115446449</text:p>
          </table:table-cell>
          <table:table-cell table:formula="of:=ABS([.D166]-[.C165])" office:value-type="float" office:value="0.0105446448764776">
            <text:p>0,0105446449</text:p>
          </table:table-cell>
        </table:table-row>
        <table:table-row table:style-name="ro1">
          <table:table-cell office:value-type="float" office:value="4.66948377193">
            <text:p>4,6694837719</text:p>
          </table:table-cell>
          <table:table-cell office:value-type="float" office:value="3.89494970579">
            <text:p>3,8949497058</text:p>
          </table:table-cell>
          <table:table-cell table:formula="of:=FREQUENCY([.B$14:.B$1013];[.B167])/1000" office:value-type="float" office:value="0.154">
            <text:p>0,154</text:p>
          </table:table-cell>
          <table:table-cell table:formula="of:=NORMDIST([.B167];[.A$8];[.B$8];1)" office:value-type="float" office:value="0.141841657010952">
            <text:p>0,141841657</text:p>
          </table:table-cell>
          <table:table-cell table:formula="of:=ABS([.D167]-[.C167])" office:value-type="float" office:value="0.0121583429890484">
            <text:p>0,012158343</text:p>
          </table:table-cell>
          <table:table-cell table:formula="of:=ABS([.D167]-[.C166])" office:value-type="float" office:value="0.0111583429890484">
            <text:p>0,011158343</text:p>
          </table:table-cell>
        </table:table-row>
        <table:table-row table:style-name="ro1">
          <table:table-cell office:value-type="float" office:value="5.83450928569">
            <text:p>5,8345092857</text:p>
          </table:table-cell>
          <table:table-cell office:value-type="float" office:value="3.93400695382">
            <text:p>3,9340069538</text:p>
          </table:table-cell>
          <table:table-cell table:formula="of:=FREQUENCY([.B$14:.B$1013];[.B168])/1000" office:value-type="float" office:value="0.155">
            <text:p>0,155</text:p>
          </table:table-cell>
          <table:table-cell table:formula="of:=NORMDIST([.B168];[.A$8];[.B$8];1)" office:value-type="float" office:value="0.146174252152293">
            <text:p>0,1461742522</text:p>
          </table:table-cell>
          <table:table-cell table:formula="of:=ABS([.D168]-[.C168])" office:value-type="float" office:value="0.00882574784770726">
            <text:p>0,0088257478</text:p>
          </table:table-cell>
          <table:table-cell table:formula="of:=ABS([.D168]-[.C167])" office:value-type="float" office:value="0.00782574784770726">
            <text:p>0,0078257478</text:p>
          </table:table-cell>
        </table:table-row>
        <table:table-row table:style-name="ro1">
          <table:table-cell office:value-type="float" office:value="6.5474256545">
            <text:p>6,5474256545</text:p>
          </table:table-cell>
          <table:table-cell office:value-type="float" office:value="3.93510174831">
            <text:p>3,9351017483</text:p>
          </table:table-cell>
          <table:table-cell table:formula="of:=FREQUENCY([.B$14:.B$1013];[.B169])/1000" office:value-type="float" office:value="0.156">
            <text:p>0,156</text:p>
          </table:table-cell>
          <table:table-cell table:formula="of:=NORMDIST([.B169];[.A$8];[.B$8];1)" office:value-type="float" office:value="0.146296964212812">
            <text:p>0,1462969642</text:p>
          </table:table-cell>
          <table:table-cell table:formula="of:=ABS([.D169]-[.C169])" office:value-type="float" office:value="0.00970303578718815">
            <text:p>0,0097030358</text:p>
          </table:table-cell>
          <table:table-cell table:formula="of:=ABS([.D169]-[.C168])" office:value-type="float" office:value="0.00870303578718815">
            <text:p>0,0087030358</text:p>
          </table:table-cell>
        </table:table-row>
        <table:table-row table:style-name="ro1">
          <table:table-cell office:value-type="float" office:value="2.75674039761">
            <text:p>2,7567403976</text:p>
          </table:table-cell>
          <table:table-cell office:value-type="float" office:value="3.94434834533">
            <text:p>3,9443483453</text:p>
          </table:table-cell>
          <table:table-cell table:formula="of:=FREQUENCY([.B$14:.B$1013];[.B170])/1000" office:value-type="float" office:value="0.157">
            <text:p>0,157</text:p>
          </table:table-cell>
          <table:table-cell table:formula="of:=NORMDIST([.B170];[.A$8];[.B$8];1)" office:value-type="float" office:value="0.147336145128569">
            <text:p>0,1473361451</text:p>
          </table:table-cell>
          <table:table-cell table:formula="of:=ABS([.D170]-[.C170])" office:value-type="float" office:value="0.00966385487143107">
            <text:p>0,0096638549</text:p>
          </table:table-cell>
          <table:table-cell table:formula="of:=ABS([.D170]-[.C169])" office:value-type="float" office:value="0.00866385487143107">
            <text:p>0,0086638549</text:p>
          </table:table-cell>
        </table:table-row>
        <table:table-row table:style-name="ro1">
          <table:table-cell office:value-type="float" office:value="4.35735794335">
            <text:p>4,3573579434</text:p>
          </table:table-cell>
          <table:table-cell office:value-type="float" office:value="3.95684519183">
            <text:p>3,9568451918</text:p>
          </table:table-cell>
          <table:table-cell table:formula="of:=FREQUENCY([.B$14:.B$1013];[.B171])/1000" office:value-type="float" office:value="0.158">
            <text:p>0,158</text:p>
          </table:table-cell>
          <table:table-cell table:formula="of:=NORMDIST([.B171];[.A$8];[.B$8];1)" office:value-type="float" office:value="0.148748448995708">
            <text:p>0,148748449</text:p>
          </table:table-cell>
          <table:table-cell table:formula="of:=ABS([.D171]-[.C171])" office:value-type="float" office:value="0.0092515510042924">
            <text:p>0,009251551</text:p>
          </table:table-cell>
          <table:table-cell table:formula="of:=ABS([.D171]-[.C170])" office:value-type="float" office:value="0.0082515510042924">
            <text:p>0,008251551</text:p>
          </table:table-cell>
        </table:table-row>
        <table:table-row table:style-name="ro1">
          <table:table-cell office:value-type="float" office:value="2.57410318132">
            <text:p>2,5741031813</text:p>
          </table:table-cell>
          <table:table-cell office:value-type="float" office:value="3.95696981023">
            <text:p>3,9569698102</text:p>
          </table:table-cell>
          <table:table-cell table:formula="of:=FREQUENCY([.B$14:.B$1013];[.B172])/1000" office:value-type="float" office:value="0.159">
            <text:p>0,159</text:p>
          </table:table-cell>
          <table:table-cell table:formula="of:=NORMDIST([.B172];[.A$8];[.B$8];1)" office:value-type="float" office:value="0.148762577885558">
            <text:p>0,1487625779</text:p>
          </table:table-cell>
          <table:table-cell table:formula="of:=ABS([.D172]-[.C172])" office:value-type="float" office:value="0.0102374221144425">
            <text:p>0,0102374221</text:p>
          </table:table-cell>
          <table:table-cell table:formula="of:=ABS([.D172]-[.C171])" office:value-type="float" office:value="0.00923742211444245">
            <text:p>0,0092374221</text:p>
          </table:table-cell>
        </table:table-row>
        <table:table-row table:style-name="ro1">
          <table:table-cell office:value-type="float" office:value="4.01443850877">
            <text:p>4,0144385088</text:p>
          </table:table-cell>
          <table:table-cell office:value-type="float" office:value="3.9650463408">
            <text:p>3,9650463408</text:p>
          </table:table-cell>
          <table:table-cell table:formula="of:=FREQUENCY([.B$14:.B$1013];[.B173])/1000" office:value-type="float" office:value="0.16">
            <text:p>0,16</text:p>
          </table:table-cell>
          <table:table-cell table:formula="of:=NORMDIST([.B173];[.A$8];[.B$8];1)" office:value-type="float" office:value="0.149680185580271">
            <text:p>0,1496801856</text:p>
          </table:table-cell>
          <table:table-cell table:formula="of:=ABS([.D173]-[.C173])" office:value-type="float" office:value="0.0103198144197291">
            <text:p>0,0103198144</text:p>
          </table:table-cell>
          <table:table-cell table:formula="of:=ABS([.D173]-[.C172])" office:value-type="float" office:value="0.0093198144197291">
            <text:p>0,0093198144</text:p>
          </table:table-cell>
        </table:table-row>
        <table:table-row table:style-name="ro1">
          <table:table-cell table:number-columns-repeated="2" office:value-type="float" office:value="3.99226334496">
            <text:p>3,992263345</text:p>
          </table:table-cell>
          <table:table-cell table:formula="of:=FREQUENCY([.B$14:.B$1013];[.B174])/1000" office:value-type="float" office:value="0.161">
            <text:p>0,161</text:p>
          </table:table-cell>
          <table:table-cell table:formula="of:=NORMDIST([.B174];[.A$8];[.B$8];1)" office:value-type="float" office:value="0.152800174781797">
            <text:p>0,1528001748</text:p>
          </table:table-cell>
          <table:table-cell table:formula="of:=ABS([.D174]-[.C174])" office:value-type="float" office:value="0.0081998252182032">
            <text:p>0,0081998252</text:p>
          </table:table-cell>
          <table:table-cell table:formula="of:=ABS([.D174]-[.C173])" office:value-type="float" office:value="0.0071998252182032">
            <text:p>0,0071998252</text:p>
          </table:table-cell>
        </table:table-row>
        <table:table-row table:style-name="ro1">
          <table:table-cell office:value-type="float" office:value="5.90515489986">
            <text:p>5,9051548999</text:p>
          </table:table-cell>
          <table:table-cell office:value-type="float" office:value="4.00195770542">
            <text:p>4,0019577054</text:p>
          </table:table-cell>
          <table:table-cell table:formula="of:=FREQUENCY([.B$14:.B$1013];[.B175])/1000" office:value-type="float" office:value="0.162">
            <text:p>0,162</text:p>
          </table:table-cell>
          <table:table-cell table:formula="of:=NORMDIST([.B175];[.A$8];[.B$8];1)" office:value-type="float" office:value="0.153921819760341">
            <text:p>0,1539218198</text:p>
          </table:table-cell>
          <table:table-cell table:formula="of:=ABS([.D175]-[.C175])" office:value-type="float" office:value="0.00807818023965856">
            <text:p>0,0080781802</text:p>
          </table:table-cell>
          <table:table-cell table:formula="of:=ABS([.D175]-[.C174])" office:value-type="float" office:value="0.00707818023965856">
            <text:p>0,0070781802</text:p>
          </table:table-cell>
        </table:table-row>
        <table:table-row table:style-name="ro1">
          <table:table-cell office:value-type="float" office:value="5.79200034">
            <text:p>5,79200034</text:p>
          </table:table-cell>
          <table:table-cell office:value-type="float" office:value="4.006035881">
            <text:p>4,006035881</text:p>
          </table:table-cell>
          <table:table-cell table:formula="of:=FREQUENCY([.B$14:.B$1013];[.B176])/1000" office:value-type="float" office:value="0.163">
            <text:p>0,163</text:p>
          </table:table-cell>
          <table:table-cell table:formula="of:=NORMDIST([.B176];[.A$8];[.B$8];1)" office:value-type="float" office:value="0.154395291895351">
            <text:p>0,1543952919</text:p>
          </table:table-cell>
          <table:table-cell table:formula="of:=ABS([.D176]-[.C176])" office:value-type="float" office:value="0.008604708104649">
            <text:p>0,0086047081</text:p>
          </table:table-cell>
          <table:table-cell table:formula="of:=ABS([.D176]-[.C175])" office:value-type="float" office:value="0.007604708104649">
            <text:p>0,0076047081</text:p>
          </table:table-cell>
        </table:table-row>
        <table:table-row table:style-name="ro1">
          <table:table-cell office:value-type="float" office:value="4.81538048238">
            <text:p>4,8153804824</text:p>
          </table:table-cell>
          <table:table-cell office:value-type="float" office:value="4.01135642155">
            <text:p>4,0113564216</text:p>
          </table:table-cell>
          <table:table-cell table:formula="of:=FREQUENCY([.B$14:.B$1013];[.B177])/1000" office:value-type="float" office:value="0.164">
            <text:p>0,164</text:p>
          </table:table-cell>
          <table:table-cell table:formula="of:=NORMDIST([.B177];[.A$8];[.B$8];1)" office:value-type="float" office:value="0.155014447483914">
            <text:p>0,1550144475</text:p>
          </table:table-cell>
          <table:table-cell table:formula="of:=ABS([.D177]-[.C177])" office:value-type="float" office:value="0.00898555251608632">
            <text:p>0,0089855525</text:p>
          </table:table-cell>
          <table:table-cell table:formula="of:=ABS([.D177]-[.C176])" office:value-type="float" office:value="0.00798555251608632">
            <text:p>0,0079855525</text:p>
          </table:table-cell>
        </table:table-row>
        <table:table-row table:style-name="ro1">
          <table:table-cell office:value-type="float" office:value="6.03504040199">
            <text:p>6,035040402</text:p>
          </table:table-cell>
          <table:table-cell office:value-type="float" office:value="4.01443850877">
            <text:p>4,0144385088</text:p>
          </table:table-cell>
          <table:table-cell table:formula="of:=FREQUENCY([.B$14:.B$1013];[.B178])/1000" office:value-type="float" office:value="0.165">
            <text:p>0,165</text:p>
          </table:table-cell>
          <table:table-cell table:formula="of:=NORMDIST([.B178];[.A$8];[.B$8];1)" office:value-type="float" office:value="0.155373861430976">
            <text:p>0,1553738614</text:p>
          </table:table-cell>
          <table:table-cell table:formula="of:=ABS([.D178]-[.C178])" office:value-type="float" office:value="0.00962613856902431">
            <text:p>0,0096261386</text:p>
          </table:table-cell>
          <table:table-cell table:formula="of:=ABS([.D178]-[.C177])" office:value-type="float" office:value="0.00862613856902431">
            <text:p>0,0086261386</text:p>
          </table:table-cell>
        </table:table-row>
        <table:table-row table:style-name="ro1">
          <table:table-cell office:value-type="float" office:value="5.61671091452">
            <text:p>5,6167109145</text:p>
          </table:table-cell>
          <table:table-cell office:value-type="float" office:value="4.01510290143">
            <text:p>4,0151029014</text:p>
          </table:table-cell>
          <table:table-cell table:formula="of:=FREQUENCY([.B$14:.B$1013];[.B179])/1000" office:value-type="float" office:value="0.166">
            <text:p>0,166</text:p>
          </table:table-cell>
          <table:table-cell table:formula="of:=NORMDIST([.B179];[.A$8];[.B$8];1)" office:value-type="float" office:value="0.155451410783741">
            <text:p>0,1554514108</text:p>
          </table:table-cell>
          <table:table-cell table:formula="of:=ABS([.D179]-[.C179])" office:value-type="float" office:value="0.0105485892162589">
            <text:p>0,0105485892</text:p>
          </table:table-cell>
          <table:table-cell table:formula="of:=ABS([.D179]-[.C178])" office:value-type="float" office:value="0.0095485892162589">
            <text:p>0,0095485892</text:p>
          </table:table-cell>
        </table:table-row>
        <table:table-row table:style-name="ro1">
          <table:table-cell office:value-type="float" office:value="3.21373563047">
            <text:p>3,2137356305</text:p>
          </table:table-cell>
          <table:table-cell office:value-type="float" office:value="4.02518413617">
            <text:p>4,0251841362</text:p>
          </table:table-cell>
          <table:table-cell table:formula="of:=FREQUENCY([.B$14:.B$1013];[.B180])/1000" office:value-type="float" office:value="0.167">
            <text:p>0,167</text:p>
          </table:table-cell>
          <table:table-cell table:formula="of:=NORMDIST([.B180];[.A$8];[.B$8];1)" office:value-type="float" office:value="0.156631247636058">
            <text:p>0,1566312476</text:p>
          </table:table-cell>
          <table:table-cell table:formula="of:=ABS([.D180]-[.C180])" office:value-type="float" office:value="0.0103687523639415">
            <text:p>0,0103687524</text:p>
          </table:table-cell>
          <table:table-cell table:formula="of:=ABS([.D180]-[.C179])" office:value-type="float" office:value="0.00936875236394152">
            <text:p>0,0093687524</text:p>
          </table:table-cell>
        </table:table-row>
        <table:table-row table:style-name="ro1">
          <table:table-cell office:value-type="float" office:value="5.06867183676">
            <text:p>5,0686718368</text:p>
          </table:table-cell>
          <table:table-cell office:value-type="float" office:value="4.04655781877">
            <text:p>4,0465578188</text:p>
          </table:table-cell>
          <table:table-cell table:formula="of:=FREQUENCY([.B$14:.B$1013];[.B181])/1000" office:value-type="float" office:value="0.168">
            <text:p>0,168</text:p>
          </table:table-cell>
          <table:table-cell table:formula="of:=NORMDIST([.B181];[.A$8];[.B$8];1)" office:value-type="float" office:value="0.159152120392197">
            <text:p>0,1591521204</text:p>
          </table:table-cell>
          <table:table-cell table:formula="of:=ABS([.D181]-[.C181])" office:value-type="float" office:value="0.00884787960780284">
            <text:p>0,0088478796</text:p>
          </table:table-cell>
          <table:table-cell table:formula="of:=ABS([.D181]-[.C180])" office:value-type="float" office:value="0.00784787960780284">
            <text:p>0,0078478796</text:p>
          </table:table-cell>
        </table:table-row>
        <table:table-row table:style-name="ro1">
          <table:table-cell office:value-type="float" office:value="5.1026800015">
            <text:p>5,1026800015</text:p>
          </table:table-cell>
          <table:table-cell office:value-type="float" office:value="4.05655989227">
            <text:p>4,0565598923</text:p>
          </table:table-cell>
          <table:table-cell table:formula="of:=FREQUENCY([.B$14:.B$1013];[.B182])/1000" office:value-type="float" office:value="0.169">
            <text:p>0,169</text:p>
          </table:table-cell>
          <table:table-cell table:formula="of:=NORMDIST([.B182];[.A$8];[.B$8];1)" office:value-type="float" office:value="0.160340871343772">
            <text:p>0,1603408713</text:p>
          </table:table-cell>
          <table:table-cell table:formula="of:=ABS([.D182]-[.C182])" office:value-type="float" office:value="0.00865912865622764">
            <text:p>0,0086591287</text:p>
          </table:table-cell>
          <table:table-cell table:formula="of:=ABS([.D182]-[.C181])" office:value-type="float" office:value="0.00765912865622764">
            <text:p>0,0076591287</text:p>
          </table:table-cell>
        </table:table-row>
        <table:table-row table:style-name="ro1">
          <table:table-cell office:value-type="float" office:value="5.63681014201">
            <text:p>5,636810142</text:p>
          </table:table-cell>
          <table:table-cell office:value-type="float" office:value="4.06665885425">
            <text:p>4,0666588543</text:p>
          </table:table-cell>
          <table:table-cell table:formula="of:=FREQUENCY([.B$14:.B$1013];[.B183])/1000" office:value-type="float" office:value="0.17">
            <text:p>0,17</text:p>
          </table:table-cell>
          <table:table-cell table:formula="of:=NORMDIST([.B183];[.A$8];[.B$8];1)" office:value-type="float" office:value="0.161547009509716">
            <text:p>0,1615470095</text:p>
          </table:table-cell>
          <table:table-cell table:formula="of:=ABS([.D183]-[.C183])" office:value-type="float" office:value="0.00845299049028433">
            <text:p>0,0084529905</text:p>
          </table:table-cell>
          <table:table-cell table:formula="of:=ABS([.D183]-[.C182])" office:value-type="float" office:value="0.00745299049028433">
            <text:p>0,0074529905</text:p>
          </table:table-cell>
        </table:table-row>
        <table:table-row table:style-name="ro1">
          <table:table-cell office:value-type="float" office:value="6.59580960602">
            <text:p>6,595809606</text:p>
          </table:table-cell>
          <table:table-cell office:value-type="float" office:value="4.07239748577">
            <text:p>4,0723974858</text:p>
          </table:table-cell>
          <table:table-cell table:formula="of:=FREQUENCY([.B$14:.B$1013];[.B184])/1000" office:value-type="float" office:value="0.171">
            <text:p>0,171</text:p>
          </table:table-cell>
          <table:table-cell table:formula="of:=NORMDIST([.B184];[.A$8];[.B$8];1)" office:value-type="float" office:value="0.162235013924109">
            <text:p>0,1622350139</text:p>
          </table:table-cell>
          <table:table-cell table:formula="of:=ABS([.D184]-[.C184])" office:value-type="float" office:value="0.0087649860758911">
            <text:p>0,0087649861</text:p>
          </table:table-cell>
          <table:table-cell table:formula="of:=ABS([.D184]-[.C183])" office:value-type="float" office:value="0.0077649860758911">
            <text:p>0,0077649861</text:p>
          </table:table-cell>
        </table:table-row>
        <table:table-row table:style-name="ro1">
          <table:table-cell office:value-type="float" office:value="4.72154959308">
            <text:p>4,7215495931</text:p>
          </table:table-cell>
          <table:table-cell office:value-type="float" office:value="4.09029715082">
            <text:p>4,0902971508</text:p>
          </table:table-cell>
          <table:table-cell table:formula="of:=FREQUENCY([.B$14:.B$1013];[.B185])/1000" office:value-type="float" office:value="0.172">
            <text:p>0,172</text:p>
          </table:table-cell>
          <table:table-cell table:formula="of:=NORMDIST([.B185];[.A$8];[.B$8];1)" office:value-type="float" office:value="0.164393240663271">
            <text:p>0,1643932407</text:p>
          </table:table-cell>
          <table:table-cell table:formula="of:=ABS([.D185]-[.C185])" office:value-type="float" office:value="0.00760675933672902">
            <text:p>0,0076067593</text:p>
          </table:table-cell>
          <table:table-cell table:formula="of:=ABS([.D185]-[.C184])" office:value-type="float" office:value="0.00660675933672905">
            <text:p>0,0066067593</text:p>
          </table:table-cell>
        </table:table-row>
        <table:table-row table:style-name="ro1">
          <table:table-cell office:value-type="float" office:value="3.13404430061">
            <text:p>3,1340443006</text:p>
          </table:table-cell>
          <table:table-cell office:value-type="float" office:value="4.10230116431">
            <text:p>4,1023011643</text:p>
          </table:table-cell>
          <table:table-cell table:formula="of:=FREQUENCY([.B$14:.B$1013];[.B186])/1000" office:value-type="float" office:value="0.173">
            <text:p>0,173</text:p>
          </table:table-cell>
          <table:table-cell table:formula="of:=NORMDIST([.B186];[.A$8];[.B$8];1)" office:value-type="float" office:value="0.165850986150591">
            <text:p>0,1658509862</text:p>
          </table:table-cell>
          <table:table-cell table:formula="of:=ABS([.D186]-[.C186])" office:value-type="float" office:value="0.00714901384940903">
            <text:p>0,0071490138</text:p>
          </table:table-cell>
          <table:table-cell table:formula="of:=ABS([.D186]-[.C185])" office:value-type="float" office:value="0.00614901384940902">
            <text:p>0,0061490138</text:p>
          </table:table-cell>
        </table:table-row>
        <table:table-row table:style-name="ro1">
          <table:table-cell office:value-type="float" office:value="7.0830470633">
            <text:p>7,0830470633</text:p>
          </table:table-cell>
          <table:table-cell office:value-type="float" office:value="4.11164983949">
            <text:p>4,1116498395</text:p>
          </table:table-cell>
          <table:table-cell table:formula="of:=FREQUENCY([.B$14:.B$1013];[.B187])/1000" office:value-type="float" office:value="0.174">
            <text:p>0,174</text:p>
          </table:table-cell>
          <table:table-cell table:formula="of:=NORMDIST([.B187];[.A$8];[.B$8];1)" office:value-type="float" office:value="0.166992041814413">
            <text:p>0,1669920418</text:p>
          </table:table-cell>
          <table:table-cell table:formula="of:=ABS([.D187]-[.C187])" office:value-type="float" office:value="0.00700795818558675">
            <text:p>0,0070079582</text:p>
          </table:table-cell>
          <table:table-cell table:formula="of:=ABS([.D187]-[.C186])" office:value-type="float" office:value="0.00600795818558675">
            <text:p>0,0060079582</text:p>
          </table:table-cell>
        </table:table-row>
        <table:table-row table:style-name="ro1">
          <table:table-cell office:value-type="float" office:value="8.66991640727">
            <text:p>8,6699164073</text:p>
          </table:table-cell>
          <table:table-cell office:value-type="float" office:value="4.12230390027">
            <text:p>4,1223039003</text:p>
          </table:table-cell>
          <table:table-cell table:formula="of:=FREQUENCY([.B$14:.B$1013];[.B188])/1000" office:value-type="float" office:value="0.175">
            <text:p>0,175</text:p>
          </table:table-cell>
          <table:table-cell table:formula="of:=NORMDIST([.B188];[.A$8];[.B$8];1)" office:value-type="float" office:value="0.168298584245991">
            <text:p>0,1682985842</text:p>
          </table:table-cell>
          <table:table-cell table:formula="of:=ABS([.D188]-[.C188])" office:value-type="float" office:value="0.00670141575400862">
            <text:p>0,0067014158</text:p>
          </table:table-cell>
          <table:table-cell table:formula="of:=ABS([.D188]-[.C187])" office:value-type="float" office:value="0.00570141575400862">
            <text:p>0,0057014158</text:p>
          </table:table-cell>
        </table:table-row>
        <table:table-row table:style-name="ro1">
          <table:table-cell office:value-type="float" office:value="12.481824969">
            <text:p>12,481824969</text:p>
          </table:table-cell>
          <table:table-cell office:value-type="float" office:value="4.13509436621">
            <text:p>4,1350943662</text:p>
          </table:table-cell>
          <table:table-cell table:formula="of:=FREQUENCY([.B$14:.B$1013];[.B189])/1000" office:value-type="float" office:value="0.176">
            <text:p>0,176</text:p>
          </table:table-cell>
          <table:table-cell table:formula="of:=NORMDIST([.B189];[.A$8];[.B$8];1)" office:value-type="float" office:value="0.169875781744102">
            <text:p>0,1698757817</text:p>
          </table:table-cell>
          <table:table-cell table:formula="of:=ABS([.D189]-[.C189])" office:value-type="float" office:value="0.00612421825589801">
            <text:p>0,0061242183</text:p>
          </table:table-cell>
          <table:table-cell table:formula="of:=ABS([.D189]-[.C188])" office:value-type="float" office:value="0.00512421825589801">
            <text:p>0,0051242183</text:p>
          </table:table-cell>
        </table:table-row>
        <table:table-row table:style-name="ro1">
          <table:table-cell office:value-type="float" office:value="6.37953974437">
            <text:p>6,3795397444</text:p>
          </table:table-cell>
          <table:table-cell office:value-type="float" office:value="4.14244532833">
            <text:p>4,1424453283</text:p>
          </table:table-cell>
          <table:table-cell table:formula="of:=FREQUENCY([.B$14:.B$1013];[.B190])/1000" office:value-type="float" office:value="0.177">
            <text:p>0,177</text:p>
          </table:table-cell>
          <table:table-cell table:formula="of:=NORMDIST([.B190];[.A$8];[.B$8];1)" office:value-type="float" office:value="0.170786506216695">
            <text:p>0,1707865062</text:p>
          </table:table-cell>
          <table:table-cell table:formula="of:=ABS([.D190]-[.C190])" office:value-type="float" office:value="0.00621349378330535">
            <text:p>0,0062134938</text:p>
          </table:table-cell>
          <table:table-cell table:formula="of:=ABS([.D190]-[.C189])" office:value-type="float" office:value="0.00521349378330535">
            <text:p>0,0052134938</text:p>
          </table:table-cell>
        </table:table-row>
        <table:table-row table:style-name="ro1">
          <table:table-cell office:value-type="float" office:value="8.7189746801">
            <text:p>8,7189746801</text:p>
          </table:table-cell>
          <table:table-cell office:value-type="float" office:value="4.14277095261">
            <text:p>4,1427709526</text:p>
          </table:table-cell>
          <table:table-cell table:formula="of:=FREQUENCY([.B$14:.B$1013];[.B191])/1000" office:value-type="float" office:value="0.178">
            <text:p>0,178</text:p>
          </table:table-cell>
          <table:table-cell table:formula="of:=NORMDIST([.B191];[.A$8];[.B$8];1)" office:value-type="float" office:value="0.170826920560932">
            <text:p>0,1708269206</text:p>
          </table:table-cell>
          <table:table-cell table:formula="of:=ABS([.D191]-[.C191])" office:value-type="float" office:value="0.00717307943906806">
            <text:p>0,0071730794</text:p>
          </table:table-cell>
          <table:table-cell table:formula="of:=ABS([.D191]-[.C190])" office:value-type="float" office:value="0.00617307943906806">
            <text:p>0,0061730794</text:p>
          </table:table-cell>
        </table:table-row>
        <table:table-row table:style-name="ro1">
          <table:table-cell office:value-type="float" office:value="3.20378622627">
            <text:p>3,2037862263</text:p>
          </table:table-cell>
          <table:table-cell office:value-type="float" office:value="4.1550041581">
            <text:p>4,1550041581</text:p>
          </table:table-cell>
          <table:table-cell table:formula="of:=FREQUENCY([.B$14:.B$1013];[.B192])/1000" office:value-type="float" office:value="0.179">
            <text:p>0,179</text:p>
          </table:table-cell>
          <table:table-cell table:formula="of:=NORMDIST([.B192];[.A$8];[.B$8];1)" office:value-type="float" office:value="0.172349658080497">
            <text:p>0,1723496581</text:p>
          </table:table-cell>
          <table:table-cell table:formula="of:=ABS([.D192]-[.C192])" office:value-type="float" office:value="0.00665034191950267">
            <text:p>0,0066503419</text:p>
          </table:table-cell>
          <table:table-cell table:formula="of:=ABS([.D192]-[.C191])" office:value-type="float" office:value="0.00565034191950267">
            <text:p>0,0056503419</text:p>
          </table:table-cell>
        </table:table-row>
        <table:table-row table:style-name="ro1">
          <table:table-cell office:value-type="float" office:value="6.83941724591">
            <text:p>6,8394172459</text:p>
          </table:table-cell>
          <table:table-cell office:value-type="float" office:value="4.15926480199">
            <text:p>4,159264802</text:p>
          </table:table-cell>
          <table:table-cell table:formula="of:=FREQUENCY([.B$14:.B$1013];[.B193])/1000" office:value-type="float" office:value="0.18">
            <text:p>0,18</text:p>
          </table:table-cell>
          <table:table-cell table:formula="of:=NORMDIST([.B193];[.A$8];[.B$8];1)" office:value-type="float" office:value="0.172882031836815">
            <text:p>0,1728820318</text:p>
          </table:table-cell>
          <table:table-cell table:formula="of:=ABS([.D193]-[.C193])" office:value-type="float" office:value="0.00711796816318505">
            <text:p>0,0071179682</text:p>
          </table:table-cell>
          <table:table-cell table:formula="of:=ABS([.D193]-[.C192])" office:value-type="float" office:value="0.00611796816318505">
            <text:p>0,0061179682</text:p>
          </table:table-cell>
        </table:table-row>
        <table:table-row table:style-name="ro1">
          <table:table-cell office:value-type="float" office:value="8.54377347477">
            <text:p>8,5437734748</text:p>
          </table:table-cell>
          <table:table-cell office:value-type="float" office:value="4.17945818704">
            <text:p>4,179458187</text:p>
          </table:table-cell>
          <table:table-cell table:formula="of:=FREQUENCY([.B$14:.B$1013];[.B194])/1000" office:value-type="float" office:value="0.181">
            <text:p>0,181</text:p>
          </table:table-cell>
          <table:table-cell table:formula="of:=NORMDIST([.B194];[.A$8];[.B$8];1)" office:value-type="float" office:value="0.175419457792302">
            <text:p>0,1754194578</text:p>
          </table:table-cell>
          <table:table-cell table:formula="of:=ABS([.D194]-[.C194])" office:value-type="float" office:value="0.00558054220769819">
            <text:p>0,0055805422</text:p>
          </table:table-cell>
          <table:table-cell table:formula="of:=ABS([.D194]-[.C193])" office:value-type="float" office:value="0.00458054220769819">
            <text:p>0,0045805422</text:p>
          </table:table-cell>
        </table:table-row>
        <table:table-row table:style-name="ro1">
          <table:table-cell office:value-type="float" office:value="4.5428224572">
            <text:p>4,5428224572</text:p>
          </table:table-cell>
          <table:table-cell office:value-type="float" office:value="4.18542096232">
            <text:p>4,1854209623</text:p>
          </table:table-cell>
          <table:table-cell table:formula="of:=FREQUENCY([.B$14:.B$1013];[.B195])/1000" office:value-type="float" office:value="0.182">
            <text:p>0,182</text:p>
          </table:table-cell>
          <table:table-cell table:formula="of:=NORMDIST([.B195];[.A$8];[.B$8];1)" office:value-type="float" office:value="0.176173210363136">
            <text:p>0,1761732104</text:p>
          </table:table-cell>
          <table:table-cell table:formula="of:=ABS([.D195]-[.C195])" office:value-type="float" office:value="0.00582678963686412">
            <text:p>0,0058267896</text:p>
          </table:table-cell>
          <table:table-cell table:formula="of:=ABS([.D195]-[.C194])" office:value-type="float" office:value="0.00482678963686412">
            <text:p>0,0048267896</text:p>
          </table:table-cell>
        </table:table-row>
        <table:table-row table:style-name="ro1">
          <table:table-cell office:value-type="float" office:value="3.27312021287">
            <text:p>3,2731202129</text:p>
          </table:table-cell>
          <table:table-cell office:value-type="float" office:value="4.19328108762">
            <text:p>4,1932810876</text:p>
          </table:table-cell>
          <table:table-cell table:formula="of:=FREQUENCY([.B$14:.B$1013];[.B196])/1000" office:value-type="float" office:value="0.183">
            <text:p>0,183</text:p>
          </table:table-cell>
          <table:table-cell table:formula="of:=NORMDIST([.B196];[.A$8];[.B$8];1)" office:value-type="float" office:value="0.177169933466698">
            <text:p>0,1771699335</text:p>
          </table:table-cell>
          <table:table-cell table:formula="of:=ABS([.D196]-[.C196])" office:value-type="float" office:value="0.0058300665333024">
            <text:p>0,0058300665</text:p>
          </table:table-cell>
          <table:table-cell table:formula="of:=ABS([.D196]-[.C195])" office:value-type="float" office:value="0.0048300665333024">
            <text:p>0,0048300665</text:p>
          </table:table-cell>
        </table:table-row>
        <table:table-row table:style-name="ro1">
          <table:table-cell office:value-type="float" office:value="10.9495191373">
            <text:p>10,9495191373</text:p>
          </table:table-cell>
          <table:table-cell office:value-type="float" office:value="4.19663070061">
            <text:p>4,1966307006</text:p>
          </table:table-cell>
          <table:table-cell table:formula="of:=FREQUENCY([.B$14:.B$1013];[.B197])/1000" office:value-type="float" office:value="0.184">
            <text:p>0,184</text:p>
          </table:table-cell>
          <table:table-cell table:formula="of:=NORMDIST([.B197];[.A$8];[.B$8];1)" office:value-type="float" office:value="0.177595769876498">
            <text:p>0,1775957699</text:p>
          </table:table-cell>
          <table:table-cell table:formula="of:=ABS([.D197]-[.C197])" office:value-type="float" office:value="0.00640423012350222">
            <text:p>0,0064042301</text:p>
          </table:table-cell>
          <table:table-cell table:formula="of:=ABS([.D197]-[.C196])" office:value-type="float" office:value="0.00540423012350222">
            <text:p>0,0054042301</text:p>
          </table:table-cell>
        </table:table-row>
        <table:table-row table:style-name="ro1">
          <table:table-cell office:value-type="float" office:value="4.59703031236">
            <text:p>4,5970303124</text:p>
          </table:table-cell>
          <table:table-cell office:value-type="float" office:value="4.19880553701">
            <text:p>4,198805537</text:p>
          </table:table-cell>
          <table:table-cell table:formula="of:=FREQUENCY([.B$14:.B$1013];[.B198])/1000" office:value-type="float" office:value="0.185">
            <text:p>0,185</text:p>
          </table:table-cell>
          <table:table-cell table:formula="of:=NORMDIST([.B198];[.A$8];[.B$8];1)" office:value-type="float" office:value="0.177872602443588">
            <text:p>0,1778726024</text:p>
          </table:table-cell>
          <table:table-cell table:formula="of:=ABS([.D198]-[.C198])" office:value-type="float" office:value="0.00712739755641228">
            <text:p>0,0071273976</text:p>
          </table:table-cell>
          <table:table-cell table:formula="of:=ABS([.D198]-[.C197])" office:value-type="float" office:value="0.00612739755641228">
            <text:p>0,0061273976</text:p>
          </table:table-cell>
        </table:table-row>
        <table:table-row table:style-name="ro1">
          <table:table-cell office:value-type="float" office:value="7.32863388925">
            <text:p>7,3286338893</text:p>
          </table:table-cell>
          <table:table-cell office:value-type="float" office:value="4.20213915167">
            <text:p>4,2021391517</text:p>
          </table:table-cell>
          <table:table-cell table:formula="of:=FREQUENCY([.B$14:.B$1013];[.B199])/1000" office:value-type="float" office:value="0.186">
            <text:p>0,186</text:p>
          </table:table-cell>
          <table:table-cell table:formula="of:=NORMDIST([.B199];[.A$8];[.B$8];1)" office:value-type="float" office:value="0.178297462638171">
            <text:p>0,1782974626</text:p>
          </table:table-cell>
          <table:table-cell table:formula="of:=ABS([.D199]-[.C199])" office:value-type="float" office:value="0.0077025373618291">
            <text:p>0,0077025374</text:p>
          </table:table-cell>
          <table:table-cell table:formula="of:=ABS([.D199]-[.C198])" office:value-type="float" office:value="0.0067025373618291">
            <text:p>0,0067025374</text:p>
          </table:table-cell>
        </table:table-row>
        <table:table-row table:style-name="ro1">
          <table:table-cell office:value-type="float" office:value="9.04206717656">
            <text:p>9,0420671766</text:p>
          </table:table-cell>
          <table:table-cell office:value-type="float" office:value="4.20235434447">
            <text:p>4,2023543445</text:p>
          </table:table-cell>
          <table:table-cell table:formula="of:=FREQUENCY([.B$14:.B$1013];[.B200])/1000" office:value-type="float" office:value="0.187">
            <text:p>0,187</text:p>
          </table:table-cell>
          <table:table-cell table:formula="of:=NORMDIST([.B200];[.A$8];[.B$8];1)" office:value-type="float" office:value="0.178324910334963">
            <text:p>0,1783249103</text:p>
          </table:table-cell>
          <table:table-cell table:formula="of:=ABS([.D200]-[.C200])" office:value-type="float" office:value="0.00867508966503683">
            <text:p>0,0086750897</text:p>
          </table:table-cell>
          <table:table-cell table:formula="of:=ABS([.D200]-[.C199])" office:value-type="float" office:value="0.00767508966503683">
            <text:p>0,0076750897</text:p>
          </table:table-cell>
        </table:table-row>
        <table:table-row table:style-name="ro1">
          <table:table-cell office:value-type="float" office:value="9.62929387177">
            <text:p>9,6292938718</text:p>
          </table:table-cell>
          <table:table-cell office:value-type="float" office:value="4.21119560413">
            <text:p>4,2111956041</text:p>
          </table:table-cell>
          <table:table-cell table:formula="of:=FREQUENCY([.B$14:.B$1013];[.B201])/1000" office:value-type="float" office:value="0.188">
            <text:p>0,188</text:p>
          </table:table-cell>
          <table:table-cell table:formula="of:=NORMDIST([.B201];[.A$8];[.B$8];1)" office:value-type="float" office:value="0.179454908237821">
            <text:p>0,1794549082</text:p>
          </table:table-cell>
          <table:table-cell table:formula="of:=ABS([.D201]-[.C201])" office:value-type="float" office:value="0.00854509176217877">
            <text:p>0,0085450918</text:p>
          </table:table-cell>
          <table:table-cell table:formula="of:=ABS([.D201]-[.C200])" office:value-type="float" office:value="0.00754509176217877">
            <text:p>0,0075450918</text:p>
          </table:table-cell>
        </table:table-row>
        <table:table-row table:style-name="ro1">
          <table:table-cell office:value-type="float" office:value="10.1688881221">
            <text:p>10,1688881221</text:p>
          </table:table-cell>
          <table:table-cell office:value-type="float" office:value="4.23081111419">
            <text:p>4,2308111142</text:p>
          </table:table-cell>
          <table:table-cell table:formula="of:=FREQUENCY([.B$14:.B$1013];[.B202])/1000" office:value-type="float" office:value="0.189">
            <text:p>0,189</text:p>
          </table:table-cell>
          <table:table-cell table:formula="of:=NORMDIST([.B202];[.A$8];[.B$8];1)" office:value-type="float" office:value="0.181977988078581">
            <text:p>0,1819779881</text:p>
          </table:table-cell>
          <table:table-cell table:formula="of:=ABS([.D202]-[.C202])" office:value-type="float" office:value="0.00702201192141855">
            <text:p>0,0070220119</text:p>
          </table:table-cell>
          <table:table-cell table:formula="of:=ABS([.D202]-[.C201])" office:value-type="float" office:value="0.00602201192141855">
            <text:p>0,0060220119</text:p>
          </table:table-cell>
        </table:table-row>
        <table:table-row table:style-name="ro1">
          <table:table-cell office:value-type="float" office:value="10.0195763182">
            <text:p>10,0195763182</text:p>
          </table:table-cell>
          <table:table-cell office:value-type="float" office:value="4.23468649088">
            <text:p>4,2346864909</text:p>
          </table:table-cell>
          <table:table-cell table:formula="of:=FREQUENCY([.B$14:.B$1013];[.B203])/1000" office:value-type="float" office:value="0.19">
            <text:p>0,19</text:p>
          </table:table-cell>
          <table:table-cell table:formula="of:=NORMDIST([.B203];[.A$8];[.B$8];1)" office:value-type="float" office:value="0.182479077005342">
            <text:p>0,182479077</text:p>
          </table:table-cell>
          <table:table-cell table:formula="of:=ABS([.D203]-[.C203])" office:value-type="float" office:value="0.00752092299465851">
            <text:p>0,007520923</text:p>
          </table:table-cell>
          <table:table-cell table:formula="of:=ABS([.D203]-[.C202])" office:value-type="float" office:value="0.00652092299465851">
            <text:p>0,006520923</text:p>
          </table:table-cell>
        </table:table-row>
        <table:table-row table:style-name="ro1">
          <table:table-cell office:value-type="float" office:value="2.34535664039">
            <text:p>2,3453566404</text:p>
          </table:table-cell>
          <table:table-cell office:value-type="float" office:value="4.25086416732">
            <text:p>4,2508641673</text:p>
          </table:table-cell>
          <table:table-cell table:formula="of:=FREQUENCY([.B$14:.B$1013];[.B204])/1000" office:value-type="float" office:value="0.191">
            <text:p>0,191</text:p>
          </table:table-cell>
          <table:table-cell table:formula="of:=NORMDIST([.B204];[.A$8];[.B$8];1)" office:value-type="float" office:value="0.18458015718958">
            <text:p>0,1845801572</text:p>
          </table:table-cell>
          <table:table-cell table:formula="of:=ABS([.D204]-[.C204])" office:value-type="float" office:value="0.00641984281042002">
            <text:p>0,0064198428</text:p>
          </table:table-cell>
          <table:table-cell table:formula="of:=ABS([.D204]-[.C203])" office:value-type="float" office:value="0.00541984281042002">
            <text:p>0,0054198428</text:p>
          </table:table-cell>
        </table:table-row>
        <table:table-row table:style-name="ro1">
          <table:table-cell office:value-type="float" office:value="5.6727695231">
            <text:p>5,6727695231</text:p>
          </table:table-cell>
          <table:table-cell office:value-type="float" office:value="4.28013633577">
            <text:p>4,2801363358</text:p>
          </table:table-cell>
          <table:table-cell table:formula="of:=FREQUENCY([.B$14:.B$1013];[.B205])/1000" office:value-type="float" office:value="0.192">
            <text:p>0,192</text:p>
          </table:table-cell>
          <table:table-cell table:formula="of:=NORMDIST([.B205];[.A$8];[.B$8];1)" office:value-type="float" office:value="0.188419942691406">
            <text:p>0,1884199427</text:p>
          </table:table-cell>
          <table:table-cell table:formula="of:=ABS([.D205]-[.C205])" office:value-type="float" office:value="0.00358005730859412">
            <text:p>0,0035800573</text:p>
          </table:table-cell>
          <table:table-cell table:formula="of:=ABS([.D205]-[.C204])" office:value-type="float" office:value="0.00258005730859412">
            <text:p>0,0025800573</text:p>
          </table:table-cell>
        </table:table-row>
        <table:table-row table:style-name="ro1">
          <table:table-cell office:value-type="float" office:value="7.08121011081">
            <text:p>7,0812101108</text:p>
          </table:table-cell>
          <table:table-cell office:value-type="float" office:value="4.30080001379">
            <text:p>4,3008000138</text:p>
          </table:table-cell>
          <table:table-cell table:formula="of:=FREQUENCY([.B$14:.B$1013];[.B206])/1000" office:value-type="float" office:value="0.193">
            <text:p>0,193</text:p>
          </table:table-cell>
          <table:table-cell table:formula="of:=NORMDIST([.B206];[.A$8];[.B$8];1)" office:value-type="float" office:value="0.191159947680949">
            <text:p>0,1911599477</text:p>
          </table:table-cell>
          <table:table-cell table:formula="of:=ABS([.D206]-[.C206])" office:value-type="float" office:value="0.00184005231905071">
            <text:p>0,0018400523</text:p>
          </table:table-cell>
          <table:table-cell table:formula="of:=ABS([.D206]-[.C205])" office:value-type="float" office:value="0.00084005231905071">
            <text:p>0,0008400523</text:p>
          </table:table-cell>
        </table:table-row>
        <table:table-row table:style-name="ro1">
          <table:table-cell office:value-type="float" office:value="4.83405184945">
            <text:p>4,8340518495</text:p>
          </table:table-cell>
          <table:table-cell office:value-type="float" office:value="4.30871991688">
            <text:p>4,3087199169</text:p>
          </table:table-cell>
          <table:table-cell table:formula="of:=FREQUENCY([.B$14:.B$1013];[.B207])/1000" office:value-type="float" office:value="0.194">
            <text:p>0,194</text:p>
          </table:table-cell>
          <table:table-cell table:formula="of:=NORMDIST([.B207];[.A$8];[.B$8];1)" office:value-type="float" office:value="0.192216570915406">
            <text:p>0,1922165709</text:p>
          </table:table-cell>
          <table:table-cell table:formula="of:=ABS([.D207]-[.C207])" office:value-type="float" office:value="0.00178342908459406">
            <text:p>0,0017834291</text:p>
          </table:table-cell>
          <table:table-cell table:formula="of:=ABS([.D207]-[.C206])" office:value-type="float" office:value="0.000783429084594056">
            <text:p>0,0007834291</text:p>
          </table:table-cell>
        </table:table-row>
        <table:table-row table:style-name="ro1">
          <table:table-cell office:value-type="float" office:value="5.33019680431">
            <text:p>5,3301968043</text:p>
          </table:table-cell>
          <table:table-cell office:value-type="float" office:value="4.32795086182">
            <text:p>4,3279508618</text:p>
          </table:table-cell>
          <table:table-cell table:formula="of:=FREQUENCY([.B$14:.B$1013];[.B208])/1000" office:value-type="float" office:value="0.195">
            <text:p>0,195</text:p>
          </table:table-cell>
          <table:table-cell table:formula="of:=NORMDIST([.B208];[.A$8];[.B$8];1)" office:value-type="float" office:value="0.194797071719735">
            <text:p>0,1947970717</text:p>
          </table:table-cell>
          <table:table-cell table:formula="of:=ABS([.D208]-[.C208])" office:value-type="float" office:value="0.000202928280264969">
            <text:p>0,0002029283</text:p>
          </table:table-cell>
          <table:table-cell table:formula="of:=ABS([.D208]-[.C207])" office:value-type="float" office:value="0.000797071719735032">
            <text:p>0,0007970717</text:p>
          </table:table-cell>
        </table:table-row>
        <table:table-row table:style-name="ro1">
          <table:table-cell office:value-type="float" office:value="3.22273623851">
            <text:p>3,2227362385</text:p>
          </table:table-cell>
          <table:table-cell office:value-type="float" office:value="4.33273907184">
            <text:p>4,3327390718</text:p>
          </table:table-cell>
          <table:table-cell table:formula="of:=FREQUENCY([.B$14:.B$1013];[.B209])/1000" office:value-type="float" office:value="0.196">
            <text:p>0,196</text:p>
          </table:table-cell>
          <table:table-cell table:formula="of:=NORMDIST([.B209];[.A$8];[.B$8];1)" office:value-type="float" office:value="0.19544283843549">
            <text:p>0,1954428384</text:p>
          </table:table-cell>
          <table:table-cell table:formula="of:=ABS([.D209]-[.C209])" office:value-type="float" office:value="0.000557161564510189">
            <text:p>0,0005571616</text:p>
          </table:table-cell>
          <table:table-cell table:formula="of:=ABS([.D209]-[.C208])" office:value-type="float" office:value="0.000442838435489812">
            <text:p>0,0004428384</text:p>
          </table:table-cell>
        </table:table-row>
        <table:table-row table:style-name="ro1">
          <table:table-cell office:value-type="float" office:value="3.70518828985">
            <text:p>3,7051882899</text:p>
          </table:table-cell>
          <table:table-cell office:value-type="float" office:value="4.33817189597">
            <text:p>4,338171896</text:p>
          </table:table-cell>
          <table:table-cell table:formula="of:=FREQUENCY([.B$14:.B$1013];[.B210])/1000" office:value-type="float" office:value="0.197">
            <text:p>0,197</text:p>
          </table:table-cell>
          <table:table-cell table:formula="of:=NORMDIST([.B210];[.A$8];[.B$8];1)" office:value-type="float" office:value="0.196177114202048">
            <text:p>0,1961771142</text:p>
          </table:table-cell>
          <table:table-cell table:formula="of:=ABS([.D210]-[.C210])" office:value-type="float" office:value="0.000822885797951978">
            <text:p>0,0008228858</text:p>
          </table:table-cell>
          <table:table-cell table:formula="of:=ABS([.D210]-[.C209])" office:value-type="float" office:value="0.000177114202048023">
            <text:p>0,0001771142</text:p>
          </table:table-cell>
        </table:table-row>
        <table:table-row table:style-name="ro1">
          <table:table-cell office:value-type="float" office:value="3.84885289006">
            <text:p>3,8488528901</text:p>
          </table:table-cell>
          <table:table-cell office:value-type="float" office:value="4.34820106544">
            <text:p>4,3482010654</text:p>
          </table:table-cell>
          <table:table-cell table:formula="of:=FREQUENCY([.B$14:.B$1013];[.B211])/1000" office:value-type="float" office:value="0.198">
            <text:p>0,198</text:p>
          </table:table-cell>
          <table:table-cell table:formula="of:=NORMDIST([.B211];[.A$8];[.B$8];1)" office:value-type="float" office:value="0.197536998000077">
            <text:p>0,197536998</text:p>
          </table:table-cell>
          <table:table-cell table:formula="of:=ABS([.D211]-[.C211])" office:value-type="float" office:value="0.000463001999923274">
            <text:p>0,000463002</text:p>
          </table:table-cell>
          <table:table-cell table:formula="of:=ABS([.D211]-[.C210])" office:value-type="float" office:value="0.000536998000076727">
            <text:p>0,000536998</text:p>
          </table:table-cell>
        </table:table-row>
        <table:table-row table:style-name="ro1">
          <table:table-cell office:value-type="float" office:value="7.43324850157">
            <text:p>7,4332485016</text:p>
          </table:table-cell>
          <table:table-cell office:value-type="float" office:value="4.35735794335">
            <text:p>4,3573579434</text:p>
          </table:table-cell>
          <table:table-cell table:formula="of:=FREQUENCY([.B$14:.B$1013];[.B212])/1000" office:value-type="float" office:value="0.199">
            <text:p>0,199</text:p>
          </table:table-cell>
          <table:table-cell table:formula="of:=NORMDIST([.B212];[.A$8];[.B$8];1)" office:value-type="float" office:value="0.198783568974192">
            <text:p>0,198783569</text:p>
          </table:table-cell>
          <table:table-cell table:formula="of:=ABS([.D212]-[.C212])" office:value-type="float" office:value="0.000216431025807651">
            <text:p>0,000216431</text:p>
          </table:table-cell>
          <table:table-cell table:formula="of:=ABS([.D212]-[.C211])" office:value-type="float" office:value="0.00078356897419235">
            <text:p>0,000783569</text:p>
          </table:table-cell>
        </table:table-row>
        <table:table-row table:style-name="ro1">
          <table:table-cell office:value-type="float" office:value="8.34229375206">
            <text:p>8,3422937521</text:p>
          </table:table-cell>
          <table:table-cell office:value-type="float" office:value="4.370778422">
            <text:p>4,370778422</text:p>
          </table:table-cell>
          <table:table-cell table:formula="of:=FREQUENCY([.B$14:.B$1013];[.B213])/1000" office:value-type="float" office:value="0.2">
            <text:p>0,2</text:p>
          </table:table-cell>
          <table:table-cell table:formula="of:=NORMDIST([.B213];[.A$8];[.B$8];1)" office:value-type="float" office:value="0.200619110638855">
            <text:p>0,2006191106</text:p>
          </table:table-cell>
          <table:table-cell table:formula="of:=ABS([.D213]-[.C213])" office:value-type="float" office:value="0.000619110638854614">
            <text:p>0,0006191106</text:p>
          </table:table-cell>
          <table:table-cell table:formula="of:=ABS([.D213]-[.C212])" office:value-type="float" office:value="0.00161911063885462">
            <text:p>0,0016191106</text:p>
          </table:table-cell>
        </table:table-row>
        <table:table-row table:style-name="ro1">
          <table:table-cell office:value-type="float" office:value="2.22815301408">
            <text:p>2,2281530141</text:p>
          </table:table-cell>
          <table:table-cell office:value-type="float" office:value="4.37419029428">
            <text:p>4,3741902943</text:p>
          </table:table-cell>
          <table:table-cell table:formula="of:=FREQUENCY([.B$14:.B$1013];[.B214])/1000" office:value-type="float" office:value="0.201">
            <text:p>0,201</text:p>
          </table:table-cell>
          <table:table-cell table:formula="of:=NORMDIST([.B214];[.A$8];[.B$8];1)" office:value-type="float" office:value="0.201087375592148">
            <text:p>0,2010873756</text:p>
          </table:table-cell>
          <table:table-cell table:formula="of:=ABS([.D214]-[.C214])" office:value-type="float" office:value="0.0000873755921483865">
            <text:p>8,73755921483865E-005</text:p>
          </table:table-cell>
          <table:table-cell table:formula="of:=ABS([.D214]-[.C213])" office:value-type="float" office:value="0.00108737559214839">
            <text:p>0,0010873756</text:p>
          </table:table-cell>
        </table:table-row>
        <table:table-row table:style-name="ro1">
          <table:table-cell office:value-type="float" office:value="4.71333709357">
            <text:p>4,7133370936</text:p>
          </table:table-cell>
          <table:table-cell office:value-type="float" office:value="4.37853399604">
            <text:p>4,378533996</text:p>
          </table:table-cell>
          <table:table-cell table:formula="of:=FREQUENCY([.B$14:.B$1013];[.B215])/1000" office:value-type="float" office:value="0.202">
            <text:p>0,202</text:p>
          </table:table-cell>
          <table:table-cell table:formula="of:=NORMDIST([.B215];[.A$8];[.B$8];1)" office:value-type="float" office:value="0.201684477772937">
            <text:p>0,2016844778</text:p>
          </table:table-cell>
          <table:table-cell table:formula="of:=ABS([.D215]-[.C215])" office:value-type="float" office:value="0.000315522227063159">
            <text:p>0,0003155222</text:p>
          </table:table-cell>
          <table:table-cell table:formula="of:=ABS([.D215]-[.C214])" office:value-type="float" office:value="0.000684477772936842">
            <text:p>0,0006844778</text:p>
          </table:table-cell>
        </table:table-row>
        <table:table-row table:style-name="ro1">
          <table:table-cell office:value-type="float" office:value="5.42960269932">
            <text:p>5,4296026993</text:p>
          </table:table-cell>
          <table:table-cell office:value-type="float" office:value="4.38530564916">
            <text:p>4,3853056492</text:p>
          </table:table-cell>
          <table:table-cell table:formula="of:=FREQUENCY([.B$14:.B$1013];[.B216])/1000" office:value-type="float" office:value="0.203">
            <text:p>0,203</text:p>
          </table:table-cell>
          <table:table-cell table:formula="of:=NORMDIST([.B216];[.A$8];[.B$8];1)" office:value-type="float" office:value="0.202617451040072">
            <text:p>0,202617451</text:p>
          </table:table-cell>
          <table:table-cell table:formula="of:=ABS([.D216]-[.C216])" office:value-type="float" office:value="0.000382548959928286">
            <text:p>0,000382549</text:p>
          </table:table-cell>
          <table:table-cell table:formula="of:=ABS([.D216]-[.C215])" office:value-type="float" office:value="0.000617451040071715">
            <text:p>0,000617451</text:p>
          </table:table-cell>
        </table:table-row>
        <table:table-row table:style-name="ro1">
          <table:table-cell office:value-type="float" office:value="5.30952641816">
            <text:p>5,3095264182</text:p>
          </table:table-cell>
          <table:table-cell office:value-type="float" office:value="4.38817354175">
            <text:p>4,3881735418</text:p>
          </table:table-cell>
          <table:table-cell table:formula="of:=FREQUENCY([.B$14:.B$1013];[.B217])/1000" office:value-type="float" office:value="0.204">
            <text:p>0,204</text:p>
          </table:table-cell>
          <table:table-cell table:formula="of:=NORMDIST([.B217];[.A$8];[.B$8];1)" office:value-type="float" office:value="0.203013354966304">
            <text:p>0,203013355</text:p>
          </table:table-cell>
          <table:table-cell table:formula="of:=ABS([.D217]-[.C217])" office:value-type="float" office:value="0.000986645033696082">
            <text:p>0,000986645</text:p>
          </table:table-cell>
          <table:table-cell table:formula="of:=ABS([.D217]-[.C216])" office:value-type="float" office:value="0.0000133549663038912">
            <text:p>0,000013355</text:p>
          </table:table-cell>
        </table:table-row>
        <table:table-row table:style-name="ro1">
          <table:table-cell office:value-type="float" office:value="6.48283996113">
            <text:p>6,4828399611</text:p>
          </table:table-cell>
          <table:table-cell office:value-type="float" office:value="4.38920365944">
            <text:p>4,3892036594</text:p>
          </table:table-cell>
          <table:table-cell table:formula="of:=FREQUENCY([.B$14:.B$1013];[.B218])/1000" office:value-type="float" office:value="0.205">
            <text:p>0,205</text:p>
          </table:table-cell>
          <table:table-cell table:formula="of:=NORMDIST([.B218];[.A$8];[.B$8];1)" office:value-type="float" office:value="0.203155672293842">
            <text:p>0,2031556723</text:p>
          </table:table-cell>
          <table:table-cell table:formula="of:=ABS([.D218]-[.C218])" office:value-type="float" office:value="0.00184432770615786">
            <text:p>0,0018443277</text:p>
          </table:table-cell>
          <table:table-cell table:formula="of:=ABS([.D218]-[.C217])" office:value-type="float" office:value="0.00084432770615786">
            <text:p>0,0008443277</text:p>
          </table:table-cell>
        </table:table-row>
        <table:table-row table:style-name="ro1">
          <table:table-cell office:value-type="float" office:value="7.15853220971">
            <text:p>7,1585322097</text:p>
          </table:table-cell>
          <table:table-cell office:value-type="float" office:value="4.40648533435">
            <text:p>4,4064853344</text:p>
          </table:table-cell>
          <table:table-cell table:formula="of:=FREQUENCY([.B$14:.B$1013];[.B219])/1000" office:value-type="float" office:value="0.206">
            <text:p>0,206</text:p>
          </table:table-cell>
          <table:table-cell table:formula="of:=NORMDIST([.B219];[.A$8];[.B$8];1)" office:value-type="float" office:value="0.205552115207543">
            <text:p>0,2055521152</text:p>
          </table:table-cell>
          <table:table-cell table:formula="of:=ABS([.D219]-[.C219])" office:value-type="float" office:value="0.000447884792457026">
            <text:p>0,0004478848</text:p>
          </table:table-cell>
          <table:table-cell table:formula="of:=ABS([.D219]-[.C218])" office:value-type="float" office:value="0.000552115207542975">
            <text:p>0,0005521152</text:p>
          </table:table-cell>
        </table:table-row>
        <table:table-row table:style-name="ro1">
          <table:table-cell office:value-type="float" office:value="4.91653665008">
            <text:p>4,9165366501</text:p>
          </table:table-cell>
          <table:table-cell office:value-type="float" office:value="4.40840115655">
            <text:p>4,4084011566</text:p>
          </table:table-cell>
          <table:table-cell table:formula="of:=FREQUENCY([.B$14:.B$1013];[.B220])/1000" office:value-type="float" office:value="0.207">
            <text:p>0,207</text:p>
          </table:table-cell>
          <table:table-cell table:formula="of:=NORMDIST([.B220];[.A$8];[.B$8];1)" office:value-type="float" office:value="0.205818810994587">
            <text:p>0,205818811</text:p>
          </table:table-cell>
          <table:table-cell table:formula="of:=ABS([.D220]-[.C220])" office:value-type="float" office:value="0.00118118900541273">
            <text:p>0,001181189</text:p>
          </table:table-cell>
          <table:table-cell table:formula="of:=ABS([.D220]-[.C219])" office:value-type="float" office:value="0.000181189005412724">
            <text:p>0,000181189</text:p>
          </table:table-cell>
        </table:table-row>
        <table:table-row table:style-name="ro1">
          <table:table-cell office:value-type="float" office:value="7.4211070576">
            <text:p>7,4211070576</text:p>
          </table:table-cell>
          <table:table-cell office:value-type="float" office:value="4.40891035564">
            <text:p>4,4089103556</text:p>
          </table:table-cell>
          <table:table-cell table:formula="of:=FREQUENCY([.B$14:.B$1013];[.B221])/1000" office:value-type="float" office:value="0.208">
            <text:p>0,208</text:p>
          </table:table-cell>
          <table:table-cell table:formula="of:=NORMDIST([.B221];[.A$8];[.B$8];1)" office:value-type="float" office:value="0.205889729573494">
            <text:p>0,2058897296</text:p>
          </table:table-cell>
          <table:table-cell table:formula="of:=ABS([.D221]-[.C221])" office:value-type="float" office:value="0.00211027042650572">
            <text:p>0,0021102704</text:p>
          </table:table-cell>
          <table:table-cell table:formula="of:=ABS([.D221]-[.C220])" office:value-type="float" office:value="0.00111027042650572">
            <text:p>0,0011102704</text:p>
          </table:table-cell>
        </table:table-row>
        <table:table-row table:style-name="ro1">
          <table:table-cell office:value-type="float" office:value="3.56874851127">
            <text:p>3,5687485113</text:p>
          </table:table-cell>
          <table:table-cell office:value-type="float" office:value="4.43746164102">
            <text:p>4,437461641</text:p>
          </table:table-cell>
          <table:table-cell table:formula="of:=FREQUENCY([.B$14:.B$1013];[.B222])/1000" office:value-type="float" office:value="0.209">
            <text:p>0,209</text:p>
          </table:table-cell>
          <table:table-cell table:formula="of:=NORMDIST([.B222];[.A$8];[.B$8];1)" office:value-type="float" office:value="0.209889351120664">
            <text:p>0,2098893511</text:p>
          </table:table-cell>
          <table:table-cell table:formula="of:=ABS([.D222]-[.C222])" office:value-type="float" office:value="0.000889351120663545">
            <text:p>0,0008893511</text:p>
          </table:table-cell>
          <table:table-cell table:formula="of:=ABS([.D222]-[.C221])" office:value-type="float" office:value="0.00188935112066355">
            <text:p>0,0018893511</text:p>
          </table:table-cell>
        </table:table-row>
        <table:table-row table:style-name="ro1">
          <table:table-cell office:value-type="float" office:value="7.18036680809">
            <text:p>7,1803668081</text:p>
          </table:table-cell>
          <table:table-cell office:value-type="float" office:value="4.43788454322">
            <text:p>4,4378845432</text:p>
          </table:table-cell>
          <table:table-cell table:formula="of:=FREQUENCY([.B$14:.B$1013];[.B223])/1000" office:value-type="float" office:value="0.21">
            <text:p>0,21</text:p>
          </table:table-cell>
          <table:table-cell table:formula="of:=NORMDIST([.B223];[.A$8];[.B$8];1)" office:value-type="float" office:value="0.209948934766606">
            <text:p>0,2099489348</text:p>
          </table:table-cell>
          <table:table-cell table:formula="of:=ABS([.D223]-[.C223])" office:value-type="float" office:value="0.0000510652333939599">
            <text:p>5,10652333939599E-005</text:p>
          </table:table-cell>
          <table:table-cell table:formula="of:=ABS([.D223]-[.C222])" office:value-type="float" office:value="0.000948934766606041">
            <text:p>0,0009489348</text:p>
          </table:table-cell>
        </table:table-row>
        <table:table-row table:style-name="ro1">
          <table:table-cell office:value-type="float" office:value="3.9650463408">
            <text:p>3,9650463408</text:p>
          </table:table-cell>
          <table:table-cell office:value-type="float" office:value="4.44397100015">
            <text:p>4,4439710002</text:p>
          </table:table-cell>
          <table:table-cell table:formula="of:=FREQUENCY([.B$14:.B$1013];[.B224])/1000" office:value-type="float" office:value="0.211">
            <text:p>0,211</text:p>
          </table:table-cell>
          <table:table-cell table:formula="of:=NORMDIST([.B224];[.A$8];[.B$8];1)" office:value-type="float" office:value="0.210807569873451">
            <text:p>0,2108075699</text:p>
          </table:table-cell>
          <table:table-cell table:formula="of:=ABS([.D224]-[.C224])" office:value-type="float" office:value="0.000192430126549153">
            <text:p>0,0001924301</text:p>
          </table:table-cell>
          <table:table-cell table:formula="of:=ABS([.D224]-[.C223])" office:value-type="float" office:value="0.000807569873450847">
            <text:p>0,0008075699</text:p>
          </table:table-cell>
        </table:table-row>
        <table:table-row table:style-name="ro1">
          <table:table-cell office:value-type="float" office:value="4.71505150638">
            <text:p>4,7150515064</text:p>
          </table:table-cell>
          <table:table-cell office:value-type="float" office:value="4.44658055974">
            <text:p>4,4465805597</text:p>
          </table:table-cell>
          <table:table-cell table:formula="of:=FREQUENCY([.B$14:.B$1013];[.B225])/1000" office:value-type="float" office:value="0.212">
            <text:p>0,212</text:p>
          </table:table-cell>
          <table:table-cell table:formula="of:=NORMDIST([.B225];[.A$8];[.B$8];1)" office:value-type="float" office:value="0.21117633833045">
            <text:p>0,2111763383</text:p>
          </table:table-cell>
          <table:table-cell table:formula="of:=ABS([.D225]-[.C225])" office:value-type="float" office:value="0.000823661669550307">
            <text:p>0,0008236617</text:p>
          </table:table-cell>
          <table:table-cell table:formula="of:=ABS([.D225]-[.C224])" office:value-type="float" office:value="0.000176338330449693">
            <text:p>0,0001763383</text:p>
          </table:table-cell>
        </table:table-row>
        <table:table-row table:style-name="ro1">
          <table:table-cell office:value-type="float" office:value="7.40494083893">
            <text:p>7,4049408389</text:p>
          </table:table-cell>
          <table:table-cell office:value-type="float" office:value="4.45257395185">
            <text:p>4,4525739519</text:p>
          </table:table-cell>
          <table:table-cell table:formula="of:=FREQUENCY([.B$14:.B$1013];[.B226])/1000" office:value-type="float" office:value="0.213">
            <text:p>0,213</text:p>
          </table:table-cell>
          <table:table-cell table:formula="of:=NORMDIST([.B226];[.A$8];[.B$8];1)" office:value-type="float" office:value="0.212024720887014">
            <text:p>0,2120247209</text:p>
          </table:table-cell>
          <table:table-cell table:formula="of:=ABS([.D226]-[.C226])" office:value-type="float" office:value="0.000975279112986255">
            <text:p>0,0009752791</text:p>
          </table:table-cell>
          <table:table-cell table:formula="of:=ABS([.D226]-[.C225])" office:value-type="float" office:value="0.0000247208870137461">
            <text:p>2,47208870137461E-005</text:p>
          </table:table-cell>
        </table:table-row>
        <table:table-row table:style-name="ro1">
          <table:table-cell office:value-type="float" office:value="6.90564870653">
            <text:p>6,9056487065</text:p>
          </table:table-cell>
          <table:table-cell office:value-type="float" office:value="4.45362296548">
            <text:p>4,4536229655</text:p>
          </table:table-cell>
          <table:table-cell table:formula="of:=FREQUENCY([.B$14:.B$1013];[.B227])/1000" office:value-type="float" office:value="0.214">
            <text:p>0,214</text:p>
          </table:table-cell>
          <table:table-cell table:formula="of:=NORMDIST([.B227];[.A$8];[.B$8];1)" office:value-type="float" office:value="0.212173416600954">
            <text:p>0,2121734166</text:p>
          </table:table-cell>
          <table:table-cell table:formula="of:=ABS([.D227]-[.C227])" office:value-type="float" office:value="0.00182658339904565">
            <text:p>0,0018265834</text:p>
          </table:table-cell>
          <table:table-cell table:formula="of:=ABS([.D227]-[.C226])" office:value-type="float" office:value="0.000826583399045649">
            <text:p>0,0008265834</text:p>
          </table:table-cell>
        </table:table-row>
        <table:table-row table:style-name="ro1">
          <table:table-cell office:value-type="float" office:value="7.56753815796">
            <text:p>7,567538158</text:p>
          </table:table-cell>
          <table:table-cell office:value-type="float" office:value="4.47147071959">
            <text:p>4,4714707196</text:p>
          </table:table-cell>
          <table:table-cell table:formula="of:=FREQUENCY([.B$14:.B$1013];[.B228])/1000" office:value-type="float" office:value="0.215">
            <text:p>0,215</text:p>
          </table:table-cell>
          <table:table-cell table:formula="of:=NORMDIST([.B228];[.A$8];[.B$8];1)" office:value-type="float" office:value="0.214712630203692">
            <text:p>0,2147126302</text:p>
          </table:table-cell>
          <table:table-cell table:formula="of:=ABS([.D228]-[.C228])" office:value-type="float" office:value="0.00028736979630764">
            <text:p>0,0002873698</text:p>
          </table:table-cell>
          <table:table-cell table:formula="of:=ABS([.D228]-[.C227])" office:value-type="float" office:value="0.00071263020369236">
            <text:p>0,0007126302</text:p>
          </table:table-cell>
        </table:table-row>
        <table:table-row table:style-name="ro1">
          <table:table-cell office:value-type="float" office:value="5.50930002339">
            <text:p>5,5093000234</text:p>
          </table:table-cell>
          <table:table-cell office:value-type="float" office:value="4.47647103737">
            <text:p>4,4764710374</text:p>
          </table:table-cell>
          <table:table-cell table:formula="of:=FREQUENCY([.B$14:.B$1013];[.B229])/1000" office:value-type="float" office:value="0.216">
            <text:p>0,216</text:p>
          </table:table-cell>
          <table:table-cell table:formula="of:=NORMDIST([.B229];[.A$8];[.B$8];1)" office:value-type="float" office:value="0.215427183327463">
            <text:p>0,2154271833</text:p>
          </table:table-cell>
          <table:table-cell table:formula="of:=ABS([.D229]-[.C229])" office:value-type="float" office:value="0.000572816672537363">
            <text:p>0,0005728167</text:p>
          </table:table-cell>
          <table:table-cell table:formula="of:=ABS([.D229]-[.C228])" office:value-type="float" office:value="0.000427183327462638">
            <text:p>0,0004271833</text:p>
          </table:table-cell>
        </table:table-row>
        <table:table-row table:style-name="ro1">
          <table:table-cell office:value-type="float" office:value="6.5922442475">
            <text:p>6,5922442475</text:p>
          </table:table-cell>
          <table:table-cell office:value-type="float" office:value="4.48284579485">
            <text:p>4,4828457949</text:p>
          </table:table-cell>
          <table:table-cell table:formula="of:=FREQUENCY([.B$14:.B$1013];[.B230])/1000" office:value-type="float" office:value="0.217">
            <text:p>0,217</text:p>
          </table:table-cell>
          <table:table-cell table:formula="of:=NORMDIST([.B230];[.A$8];[.B$8];1)" office:value-type="float" office:value="0.216340143395329">
            <text:p>0,2163401434</text:p>
          </table:table-cell>
          <table:table-cell table:formula="of:=ABS([.D230]-[.C230])" office:value-type="float" office:value="0.000659856604670689">
            <text:p>0,0006598566</text:p>
          </table:table-cell>
          <table:table-cell table:formula="of:=ABS([.D230]-[.C229])" office:value-type="float" office:value="0.000340143395329312">
            <text:p>0,0003401434</text:p>
          </table:table-cell>
        </table:table-row>
        <table:table-row table:style-name="ro1">
          <table:table-cell office:value-type="float" office:value="7.29349450549">
            <text:p>7,2934945055</text:p>
          </table:table-cell>
          <table:table-cell office:value-type="float" office:value="4.48757307465">
            <text:p>4,4875730747</text:p>
          </table:table-cell>
          <table:table-cell table:formula="of:=FREQUENCY([.B$14:.B$1013];[.B231])/1000" office:value-type="float" office:value="0.218">
            <text:p>0,218</text:p>
          </table:table-cell>
          <table:table-cell table:formula="of:=NORMDIST([.B231];[.A$8];[.B$8];1)" office:value-type="float" office:value="0.217018603955106">
            <text:p>0,217018604</text:p>
          </table:table-cell>
          <table:table-cell table:formula="of:=ABS([.D231]-[.C231])" office:value-type="float" office:value="0.000981396044894139">
            <text:p>0,000981396</text:p>
          </table:table-cell>
          <table:table-cell table:formula="of:=ABS([.D231]-[.C230])" office:value-type="float" office:value="0.0000186039551058614">
            <text:p>0,000018604</text:p>
          </table:table-cell>
        </table:table-row>
        <table:table-row table:style-name="ro1">
          <table:table-cell office:value-type="float" office:value="5.1195704675">
            <text:p>5,1195704675</text:p>
          </table:table-cell>
          <table:table-cell office:value-type="float" office:value="4.51356965118">
            <text:p>4,5135696512</text:p>
          </table:table-cell>
          <table:table-cell table:formula="of:=FREQUENCY([.B$14:.B$1013];[.B232])/1000" office:value-type="float" office:value="0.219">
            <text:p>0,219</text:p>
          </table:table-cell>
          <table:table-cell table:formula="of:=NORMDIST([.B232];[.A$8];[.B$8];1)" office:value-type="float" office:value="0.220771546601344">
            <text:p>0,2207715466</text:p>
          </table:table-cell>
          <table:table-cell table:formula="of:=ABS([.D232]-[.C232])" office:value-type="float" office:value="0.0017715466013439">
            <text:p>0,0017715466</text:p>
          </table:table-cell>
          <table:table-cell table:formula="of:=ABS([.D232]-[.C231])" office:value-type="float" office:value="0.0027715466013439">
            <text:p>0,0027715466</text:p>
          </table:table-cell>
        </table:table-row>
        <table:table-row table:style-name="ro1">
          <table:table-cell office:value-type="float" office:value="4.38817354175">
            <text:p>4,3881735418</text:p>
          </table:table-cell>
          <table:table-cell office:value-type="float" office:value="4.51796204087">
            <text:p>4,5179620409</text:p>
          </table:table-cell>
          <table:table-cell table:formula="of:=FREQUENCY([.B$14:.B$1013];[.B233])/1000" office:value-type="float" office:value="0.22">
            <text:p>0,22</text:p>
          </table:table-cell>
          <table:table-cell table:formula="of:=NORMDIST([.B233];[.A$8];[.B$8];1)" office:value-type="float" office:value="0.221409295217758">
            <text:p>0,2214092952</text:p>
          </table:table-cell>
          <table:table-cell table:formula="of:=ABS([.D233]-[.C233])" office:value-type="float" office:value="0.00140929521775809">
            <text:p>0,0014092952</text:p>
          </table:table-cell>
          <table:table-cell table:formula="of:=ABS([.D233]-[.C232])" office:value-type="float" office:value="0.00240929521775809">
            <text:p>0,0024092952</text:p>
          </table:table-cell>
        </table:table-row>
        <table:table-row table:style-name="ro1">
          <table:table-cell office:value-type="float" office:value="8.59887520756">
            <text:p>8,5988752076</text:p>
          </table:table-cell>
          <table:table-cell office:value-type="float" office:value="4.5428224572">
            <text:p>4,5428224572</text:p>
          </table:table-cell>
          <table:table-cell table:formula="of:=FREQUENCY([.B$14:.B$1013];[.B234])/1000" office:value-type="float" office:value="0.221">
            <text:p>0,221</text:p>
          </table:table-cell>
          <table:table-cell table:formula="of:=NORMDIST([.B234];[.A$8];[.B$8];1)" office:value-type="float" office:value="0.22503867092156">
            <text:p>0,2250386709</text:p>
          </table:table-cell>
          <table:table-cell table:formula="of:=ABS([.D234]-[.C234])" office:value-type="float" office:value="0.00403867092156021">
            <text:p>0,0040386709</text:p>
          </table:table-cell>
          <table:table-cell table:formula="of:=ABS([.D234]-[.C233])" office:value-type="float" office:value="0.00503867092156021">
            <text:p>0,0050386709</text:p>
          </table:table-cell>
        </table:table-row>
        <table:table-row table:style-name="ro1">
          <table:table-cell office:value-type="float" office:value="6.65716353679">
            <text:p>6,6571635368</text:p>
          </table:table-cell>
          <table:table-cell office:value-type="float" office:value="4.54641591848">
            <text:p>4,5464159185</text:p>
          </table:table-cell>
          <table:table-cell table:formula="of:=FREQUENCY([.B$14:.B$1013];[.B235])/1000" office:value-type="float" office:value="0.222">
            <text:p>0,222</text:p>
          </table:table-cell>
          <table:table-cell table:formula="of:=NORMDIST([.B235];[.A$8];[.B$8];1)" office:value-type="float" office:value="0.225566055413742">
            <text:p>0,2255660554</text:p>
          </table:table-cell>
          <table:table-cell table:formula="of:=ABS([.D235]-[.C235])" office:value-type="float" office:value="0.00356605541374236">
            <text:p>0,0035660554</text:p>
          </table:table-cell>
          <table:table-cell table:formula="of:=ABS([.D235]-[.C234])" office:value-type="float" office:value="0.00456605541374236">
            <text:p>0,0045660554</text:p>
          </table:table-cell>
        </table:table-row>
        <table:table-row table:style-name="ro1">
          <table:table-cell office:value-type="float" office:value="6.76819361053">
            <text:p>6,7681936105</text:p>
          </table:table-cell>
          <table:table-cell office:value-type="float" office:value="4.55141840668">
            <text:p>4,5514184067</text:p>
          </table:table-cell>
          <table:table-cell table:formula="of:=FREQUENCY([.B$14:.B$1013];[.B236])/1000" office:value-type="float" office:value="0.223">
            <text:p>0,223</text:p>
          </table:table-cell>
          <table:table-cell table:formula="of:=NORMDIST([.B236];[.A$8];[.B$8];1)" office:value-type="float" office:value="0.226301395157462">
            <text:p>0,2263013952</text:p>
          </table:table-cell>
          <table:table-cell table:formula="of:=ABS([.D236]-[.C236])" office:value-type="float" office:value="0.00330139515746189">
            <text:p>0,0033013952</text:p>
          </table:table-cell>
          <table:table-cell table:formula="of:=ABS([.D236]-[.C235])" office:value-type="float" office:value="0.00430139515746189">
            <text:p>0,0043013952</text:p>
          </table:table-cell>
        </table:table-row>
        <table:table-row table:style-name="ro1">
          <table:table-cell office:value-type="float" office:value="8.48899897827">
            <text:p>8,4889989783</text:p>
          </table:table-cell>
          <table:table-cell office:value-type="float" office:value="4.55208916654">
            <text:p>4,5520891665</text:p>
          </table:table-cell>
          <table:table-cell table:formula="of:=FREQUENCY([.B$14:.B$1013];[.B237])/1000" office:value-type="float" office:value="0.224">
            <text:p>0,224</text:p>
          </table:table-cell>
          <table:table-cell table:formula="of:=NORMDIST([.B237];[.A$8];[.B$8];1)" office:value-type="float" office:value="0.226400096222646">
            <text:p>0,2264000962</text:p>
          </table:table-cell>
          <table:table-cell table:formula="of:=ABS([.D237]-[.C237])" office:value-type="float" office:value="0.00240009622264634">
            <text:p>0,0024000962</text:p>
          </table:table-cell>
          <table:table-cell table:formula="of:=ABS([.D237]-[.C236])" office:value-type="float" office:value="0.00340009622264634">
            <text:p>0,0034000962</text:p>
          </table:table-cell>
        </table:table-row>
        <table:table-row table:style-name="ro1">
          <table:table-cell office:value-type="float" office:value="4.66205267429">
            <text:p>4,6620526743</text:p>
          </table:table-cell>
          <table:table-cell office:value-type="float" office:value="4.55586546522">
            <text:p>4,5558654652</text:p>
          </table:table-cell>
          <table:table-cell table:formula="of:=FREQUENCY([.B$14:.B$1013];[.B238])/1000" office:value-type="float" office:value="0.225">
            <text:p>0,225</text:p>
          </table:table-cell>
          <table:table-cell table:formula="of:=NORMDIST([.B238];[.A$8];[.B$8];1)" office:value-type="float" office:value="0.226956225045864">
            <text:p>0,226956225</text:p>
          </table:table-cell>
          <table:table-cell table:formula="of:=ABS([.D238]-[.C238])" office:value-type="float" office:value="0.00195622504586382">
            <text:p>0,001956225</text:p>
          </table:table-cell>
          <table:table-cell table:formula="of:=ABS([.D238]-[.C237])" office:value-type="float" office:value="0.00295622504586382">
            <text:p>0,002956225</text:p>
          </table:table-cell>
        </table:table-row>
        <table:table-row table:style-name="ro1">
          <table:table-cell office:value-type="float" office:value="5.51748927362">
            <text:p>5,5174892736</text:p>
          </table:table-cell>
          <table:table-cell office:value-type="float" office:value="4.56210633724">
            <text:p>4,5621063372</text:p>
          </table:table-cell>
          <table:table-cell table:formula="of:=FREQUENCY([.B$14:.B$1013];[.B239])/1000" office:value-type="float" office:value="0.226">
            <text:p>0,226</text:p>
          </table:table-cell>
          <table:table-cell table:formula="of:=NORMDIST([.B239];[.A$8];[.B$8];1)" office:value-type="float" office:value="0.227876993718429">
            <text:p>0,2278769937</text:p>
          </table:table-cell>
          <table:table-cell table:formula="of:=ABS([.D239]-[.C239])" office:value-type="float" office:value="0.00187699371842873">
            <text:p>0,0018769937</text:p>
          </table:table-cell>
          <table:table-cell table:formula="of:=ABS([.D239]-[.C238])" office:value-type="float" office:value="0.00287699371842873">
            <text:p>0,0028769937</text:p>
          </table:table-cell>
        </table:table-row>
        <table:table-row table:style-name="ro1">
          <table:table-cell office:value-type="float" office:value="4.70951348968">
            <text:p>4,7095134897</text:p>
          </table:table-cell>
          <table:table-cell office:value-type="float" office:value="4.57890705427">
            <text:p>4,5789070543</text:p>
          </table:table-cell>
          <table:table-cell table:formula="of:=FREQUENCY([.B$14:.B$1013];[.B240])/1000" office:value-type="float" office:value="0.227">
            <text:p>0,227</text:p>
          </table:table-cell>
          <table:table-cell table:formula="of:=NORMDIST([.B240];[.A$8];[.B$8];1)" office:value-type="float" office:value="0.230366161819753">
            <text:p>0,2303661618</text:p>
          </table:table-cell>
          <table:table-cell table:formula="of:=ABS([.D240]-[.C240])" office:value-type="float" office:value="0.00336616181975327">
            <text:p>0,0033661618</text:p>
          </table:table-cell>
          <table:table-cell table:formula="of:=ABS([.D240]-[.C239])" office:value-type="float" office:value="0.00436616181975327">
            <text:p>0,0043661618</text:p>
          </table:table-cell>
        </table:table-row>
        <table:table-row table:style-name="ro1">
          <table:table-cell office:value-type="float" office:value="5.78389188318">
            <text:p>5,7838918832</text:p>
          </table:table-cell>
          <table:table-cell office:value-type="float" office:value="4.58268984584">
            <text:p>4,5826898458</text:p>
          </table:table-cell>
          <table:table-cell table:formula="of:=FREQUENCY([.B$14:.B$1013];[.B241])/1000" office:value-type="float" office:value="0.228">
            <text:p>0,228</text:p>
          </table:table-cell>
          <table:table-cell table:formula="of:=NORMDIST([.B241];[.A$8];[.B$8];1)" office:value-type="float" office:value="0.230928703858637">
            <text:p>0,2309287039</text:p>
          </table:table-cell>
          <table:table-cell table:formula="of:=ABS([.D241]-[.C241])" office:value-type="float" office:value="0.00292870385863705">
            <text:p>0,0029287039</text:p>
          </table:table-cell>
          <table:table-cell table:formula="of:=ABS([.D241]-[.C240])" office:value-type="float" office:value="0.00392870385863706">
            <text:p>0,0039287039</text:p>
          </table:table-cell>
        </table:table-row>
        <table:table-row table:style-name="ro1">
          <table:table-cell office:value-type="float" office:value="8.96562944195">
            <text:p>8,965629442</text:p>
          </table:table-cell>
          <table:table-cell office:value-type="float" office:value="4.58410862174">
            <text:p>4,5841086217</text:p>
          </table:table-cell>
          <table:table-cell table:formula="of:=FREQUENCY([.B$14:.B$1013];[.B242])/1000" office:value-type="float" office:value="0.229">
            <text:p>0,229</text:p>
          </table:table-cell>
          <table:table-cell table:formula="of:=NORMDIST([.B242];[.A$8];[.B$8];1)" office:value-type="float" office:value="0.231139888795267">
            <text:p>0,2311398888</text:p>
          </table:table-cell>
          <table:table-cell table:formula="of:=ABS([.D242]-[.C242])" office:value-type="float" office:value="0.00213988879526675">
            <text:p>0,0021398888</text:p>
          </table:table-cell>
          <table:table-cell table:formula="of:=ABS([.D242]-[.C241])" office:value-type="float" office:value="0.00313988879526675">
            <text:p>0,0031398888</text:p>
          </table:table-cell>
        </table:table-row>
        <table:table-row table:style-name="ro1">
          <table:table-cell office:value-type="float" office:value="2.17232137266">
            <text:p>2,1723213727</text:p>
          </table:table-cell>
          <table:table-cell office:value-type="float" office:value="4.58706257788">
            <text:p>4,5870625779</text:p>
          </table:table-cell>
          <table:table-cell table:formula="of:=FREQUENCY([.B$14:.B$1013];[.B243])/1000" office:value-type="float" office:value="0.23">
            <text:p>0,23</text:p>
          </table:table-cell>
          <table:table-cell table:formula="of:=NORMDIST([.B243];[.A$8];[.B$8];1)" office:value-type="float" office:value="0.231579931050248">
            <text:p>0,2315799311</text:p>
          </table:table-cell>
          <table:table-cell table:formula="of:=ABS([.D243]-[.C243])" office:value-type="float" office:value="0.00157993105024787">
            <text:p>0,0015799311</text:p>
          </table:table-cell>
          <table:table-cell table:formula="of:=ABS([.D243]-[.C242])" office:value-type="float" office:value="0.00257993105024787">
            <text:p>0,0025799311</text:p>
          </table:table-cell>
        </table:table-row>
        <table:table-row table:style-name="ro1">
          <table:table-cell office:value-type="float" office:value="3.93400695382">
            <text:p>3,9340069538</text:p>
          </table:table-cell>
          <table:table-cell office:value-type="float" office:value="4.5871475964">
            <text:p>4,5871475964</text:p>
          </table:table-cell>
          <table:table-cell table:formula="of:=FREQUENCY([.B$14:.B$1013];[.B244])/1000" office:value-type="float" office:value="0.231">
            <text:p>0,231</text:p>
          </table:table-cell>
          <table:table-cell table:formula="of:=NORMDIST([.B244];[.A$8];[.B$8];1)" office:value-type="float" office:value="0.231592602921292">
            <text:p>0,2315926029</text:p>
          </table:table-cell>
          <table:table-cell table:formula="of:=ABS([.D244]-[.C244])" office:value-type="float" office:value="0.000592602921292235">
            <text:p>0,0005926029</text:p>
          </table:table-cell>
          <table:table-cell table:formula="of:=ABS([.D244]-[.C243])" office:value-type="float" office:value="0.00159260292129224">
            <text:p>0,0015926029</text:p>
          </table:table-cell>
        </table:table-row>
        <table:table-row table:style-name="ro1">
          <table:table-cell office:value-type="float" office:value="3.33245037807">
            <text:p>3,3324503781</text:p>
          </table:table-cell>
          <table:table-cell office:value-type="float" office:value="4.58916204047">
            <text:p>4,5891620405</text:p>
          </table:table-cell>
          <table:table-cell table:formula="of:=FREQUENCY([.B$14:.B$1013];[.B245])/1000" office:value-type="float" office:value="0.232">
            <text:p>0,232</text:p>
          </table:table-cell>
          <table:table-cell table:formula="of:=NORMDIST([.B245];[.A$8];[.B$8];1)" office:value-type="float" office:value="0.231892965549154">
            <text:p>0,2318929655</text:p>
          </table:table-cell>
          <table:table-cell table:formula="of:=ABS([.D245]-[.C245])" office:value-type="float" office:value="0.000107034450846394">
            <text:p>0,0001070345</text:p>
          </table:table-cell>
          <table:table-cell table:formula="of:=ABS([.D245]-[.C244])" office:value-type="float" office:value="0.000892965549153607">
            <text:p>0,0008929655</text:p>
          </table:table-cell>
        </table:table-row>
        <table:table-row table:style-name="ro1">
          <table:table-cell office:value-type="float" office:value="8.03680138134">
            <text:p>8,0368013813</text:p>
          </table:table-cell>
          <table:table-cell office:value-type="float" office:value="4.59703031236">
            <text:p>4,5970303124</text:p>
          </table:table-cell>
          <table:table-cell table:formula="of:=FREQUENCY([.B$14:.B$1013];[.B246])/1000" office:value-type="float" office:value="0.233">
            <text:p>0,233</text:p>
          </table:table-cell>
          <table:table-cell table:formula="of:=NORMDIST([.B246];[.A$8];[.B$8];1)" office:value-type="float" office:value="0.233068236371025">
            <text:p>0,2330682364</text:p>
          </table:table-cell>
          <table:table-cell table:formula="of:=ABS([.D246]-[.C246])" office:value-type="float" office:value="0.0000682363710251821">
            <text:p>6,82363710251821E-005</text:p>
          </table:table-cell>
          <table:table-cell table:formula="of:=ABS([.D246]-[.C245])" office:value-type="float" office:value="0.00106823637102518">
            <text:p>0,0010682364</text:p>
          </table:table-cell>
        </table:table-row>
        <table:table-row table:style-name="ro1">
          <table:table-cell office:value-type="float" office:value="2.96992775405">
            <text:p>2,9699277541</text:p>
          </table:table-cell>
          <table:table-cell office:value-type="float" office:value="4.62510702515">
            <text:p>4,6251070252</text:p>
          </table:table-cell>
          <table:table-cell table:formula="of:=FREQUENCY([.B$14:.B$1013];[.B247])/1000" office:value-type="float" office:value="0.234">
            <text:p>0,234</text:p>
          </table:table-cell>
          <table:table-cell table:formula="of:=NORMDIST([.B247];[.A$8];[.B$8];1)" office:value-type="float" office:value="0.237288848216739">
            <text:p>0,2372888482</text:p>
          </table:table-cell>
          <table:table-cell table:formula="of:=ABS([.D247]-[.C247])" office:value-type="float" office:value="0.00328884821673883">
            <text:p>0,0032888482</text:p>
          </table:table-cell>
          <table:table-cell table:formula="of:=ABS([.D247]-[.C246])" office:value-type="float" office:value="0.00428884821673883">
            <text:p>0,0042888482</text:p>
          </table:table-cell>
        </table:table-row>
        <table:table-row table:style-name="ro1">
          <table:table-cell office:value-type="float" office:value="9.12777897089">
            <text:p>9,1277789709</text:p>
          </table:table-cell>
          <table:table-cell office:value-type="float" office:value="4.63312861606">
            <text:p>4,6331286161</text:p>
          </table:table-cell>
          <table:table-cell table:formula="of:=FREQUENCY([.B$14:.B$1013];[.B248])/1000" office:value-type="float" office:value="0.235">
            <text:p>0,235</text:p>
          </table:table-cell>
          <table:table-cell table:formula="of:=NORMDIST([.B248];[.A$8];[.B$8];1)" office:value-type="float" office:value="0.238502352447677">
            <text:p>0,2385023524</text:p>
          </table:table-cell>
          <table:table-cell table:formula="of:=ABS([.D248]-[.C248])" office:value-type="float" office:value="0.00350235244767744">
            <text:p>0,0035023524</text:p>
          </table:table-cell>
          <table:table-cell table:formula="of:=ABS([.D248]-[.C247])" office:value-type="float" office:value="0.00450235244767741">
            <text:p>0,0045023524</text:p>
          </table:table-cell>
        </table:table-row>
        <table:table-row table:style-name="ro1">
          <table:table-cell office:value-type="float" office:value="8.29485104937">
            <text:p>8,2948510494</text:p>
          </table:table-cell>
          <table:table-cell office:value-type="float" office:value="4.63923472353">
            <text:p>4,6392347235</text:p>
          </table:table-cell>
          <table:table-cell table:formula="of:=FREQUENCY([.B$14:.B$1013];[.B249])/1000" office:value-type="float" office:value="0.236">
            <text:p>0,236</text:p>
          </table:table-cell>
          <table:table-cell table:formula="of:=NORMDIST([.B249];[.A$8];[.B$8];1)" office:value-type="float" office:value="0.239428355436179">
            <text:p>0,2394283554</text:p>
          </table:table-cell>
          <table:table-cell table:formula="of:=ABS([.D249]-[.C249])" office:value-type="float" office:value="0.00342835543617898">
            <text:p>0,0034283554</text:p>
          </table:table-cell>
          <table:table-cell table:formula="of:=ABS([.D249]-[.C248])" office:value-type="float" office:value="0.00442835543617898">
            <text:p>0,0044283554</text:p>
          </table:table-cell>
        </table:table-row>
        <table:table-row table:style-name="ro1">
          <table:table-cell office:value-type="float" office:value="7.3362721309">
            <text:p>7,3362721309</text:p>
          </table:table-cell>
          <table:table-cell office:value-type="float" office:value="4.65927871771">
            <text:p>4,6592787177</text:p>
          </table:table-cell>
          <table:table-cell table:formula="of:=FREQUENCY([.B$14:.B$1013];[.B250])/1000" office:value-type="float" office:value="0.237">
            <text:p>0,237</text:p>
          </table:table-cell>
          <table:table-cell table:formula="of:=NORMDIST([.B250];[.A$8];[.B$8];1)" office:value-type="float" office:value="0.242481820316994">
            <text:p>0,2424818203</text:p>
          </table:table-cell>
          <table:table-cell table:formula="of:=ABS([.D250]-[.C250])" office:value-type="float" office:value="0.00548182031699412">
            <text:p>0,0054818203</text:p>
          </table:table-cell>
          <table:table-cell table:formula="of:=ABS([.D250]-[.C249])" office:value-type="float" office:value="0.00648182031699412">
            <text:p>0,0064818203</text:p>
          </table:table-cell>
        </table:table-row>
        <table:table-row table:style-name="ro1">
          <table:table-cell office:value-type="float" office:value="6.58885225896">
            <text:p>6,588852259</text:p>
          </table:table-cell>
          <table:table-cell office:value-type="float" office:value="4.66205267429">
            <text:p>4,6620526743</text:p>
          </table:table-cell>
          <table:table-cell table:formula="of:=FREQUENCY([.B$14:.B$1013];[.B251])/1000" office:value-type="float" office:value="0.238">
            <text:p>0,238</text:p>
          </table:table-cell>
          <table:table-cell table:formula="of:=NORMDIST([.B251];[.A$8];[.B$8];1)" office:value-type="float" office:value="0.242906055077012">
            <text:p>0,2429060551</text:p>
          </table:table-cell>
          <table:table-cell table:formula="of:=ABS([.D251]-[.C251])" office:value-type="float" office:value="0.00490605507701158">
            <text:p>0,0049060551</text:p>
          </table:table-cell>
          <table:table-cell table:formula="of:=ABS([.D251]-[.C250])" office:value-type="float" office:value="0.00590605507701159">
            <text:p>0,0059060551</text:p>
          </table:table-cell>
        </table:table-row>
        <table:table-row table:style-name="ro1">
          <table:table-cell office:value-type="float" office:value="4.94987317529">
            <text:p>4,9498731753</text:p>
          </table:table-cell>
          <table:table-cell office:value-type="float" office:value="4.664316904">
            <text:p>4,664316904</text:p>
          </table:table-cell>
          <table:table-cell table:formula="of:=FREQUENCY([.B$14:.B$1013];[.B252])/1000" office:value-type="float" office:value="0.239">
            <text:p>0,239</text:p>
          </table:table-cell>
          <table:table-cell table:formula="of:=NORMDIST([.B252];[.A$8];[.B$8];1)" office:value-type="float" office:value="0.243252632262894">
            <text:p>0,2432526323</text:p>
          </table:table-cell>
          <table:table-cell table:formula="of:=ABS([.D252]-[.C252])" office:value-type="float" office:value="0.00425263226289385">
            <text:p>0,0042526323</text:p>
          </table:table-cell>
          <table:table-cell table:formula="of:=ABS([.D252]-[.C251])" office:value-type="float" office:value="0.00525263226289385">
            <text:p>0,0052526323</text:p>
          </table:table-cell>
        </table:table-row>
        <table:table-row table:style-name="ro1">
          <table:table-cell office:value-type="float" office:value="9.55961163798">
            <text:p>9,559611638</text:p>
          </table:table-cell>
          <table:table-cell office:value-type="float" office:value="4.66948377193">
            <text:p>4,6694837719</text:p>
          </table:table-cell>
          <table:table-cell table:formula="of:=FREQUENCY([.B$14:.B$1013];[.B253])/1000" office:value-type="float" office:value="0.24">
            <text:p>0,24</text:p>
          </table:table-cell>
          <table:table-cell table:formula="of:=NORMDIST([.B253];[.A$8];[.B$8];1)" office:value-type="float" office:value="0.244044505365231">
            <text:p>0,2440445054</text:p>
          </table:table-cell>
          <table:table-cell table:formula="of:=ABS([.D253]-[.C253])" office:value-type="float" office:value="0.00404450536523154">
            <text:p>0,0040445054</text:p>
          </table:table-cell>
          <table:table-cell table:formula="of:=ABS([.D253]-[.C252])" office:value-type="float" office:value="0.00504450536523154">
            <text:p>0,0050445054</text:p>
          </table:table-cell>
        </table:table-row>
        <table:table-row table:style-name="ro1">
          <table:table-cell office:value-type="float" office:value="4.77228805799">
            <text:p>4,772288058</text:p>
          </table:table-cell>
          <table:table-cell office:value-type="float" office:value="4.67485888956">
            <text:p>4,6748588896</text:p>
          </table:table-cell>
          <table:table-cell table:formula="of:=FREQUENCY([.B$14:.B$1013];[.B254])/1000" office:value-type="float" office:value="0.241">
            <text:p>0,241</text:p>
          </table:table-cell>
          <table:table-cell table:formula="of:=NORMDIST([.B254];[.A$8];[.B$8];1)" office:value-type="float" office:value="0.244869768173383">
            <text:p>0,2448697682</text:p>
          </table:table-cell>
          <table:table-cell table:formula="of:=ABS([.D254]-[.C254])" office:value-type="float" office:value="0.00386976817338341">
            <text:p>0,0038697682</text:p>
          </table:table-cell>
          <table:table-cell table:formula="of:=ABS([.D254]-[.C253])" office:value-type="float" office:value="0.00486976817338342">
            <text:p>0,0048697682</text:p>
          </table:table-cell>
        </table:table-row>
        <table:table-row table:style-name="ro1">
          <table:table-cell office:value-type="float" office:value="6.91985744225">
            <text:p>6,9198574423</text:p>
          </table:table-cell>
          <table:table-cell office:value-type="float" office:value="4.68843645861">
            <text:p>4,6884364586</text:p>
          </table:table-cell>
          <table:table-cell table:formula="of:=FREQUENCY([.B$14:.B$1013];[.B255])/1000" office:value-type="float" office:value="0.242">
            <text:p>0,242</text:p>
          </table:table-cell>
          <table:table-cell table:formula="of:=NORMDIST([.B255];[.A$8];[.B$8];1)" office:value-type="float" office:value="0.246961056722093">
            <text:p>0,2469610567</text:p>
          </table:table-cell>
          <table:table-cell table:formula="of:=ABS([.D255]-[.C255])" office:value-type="float" office:value="0.00496105672209352">
            <text:p>0,0049610567</text:p>
          </table:table-cell>
          <table:table-cell table:formula="of:=ABS([.D255]-[.C254])" office:value-type="float" office:value="0.00596105672209352">
            <text:p>0,0059610567</text:p>
          </table:table-cell>
        </table:table-row>
        <table:table-row table:style-name="ro1">
          <table:table-cell office:value-type="float" office:value="2.86006976767">
            <text:p>2,8600697677</text:p>
          </table:table-cell>
          <table:table-cell office:value-type="float" office:value="4.6920590363">
            <text:p>4,6920590363</text:p>
          </table:table-cell>
          <table:table-cell table:formula="of:=FREQUENCY([.B$14:.B$1013];[.B256])/1000" office:value-type="float" office:value="0.243">
            <text:p>0,243</text:p>
          </table:table-cell>
          <table:table-cell table:formula="of:=NORMDIST([.B256];[.A$8];[.B$8];1)" office:value-type="float" office:value="0.247520635987914">
            <text:p>0,247520636</text:p>
          </table:table-cell>
          <table:table-cell table:formula="of:=ABS([.D256]-[.C256])" office:value-type="float" office:value="0.00452063598791441">
            <text:p>0,004520636</text:p>
          </table:table-cell>
          <table:table-cell table:formula="of:=ABS([.D256]-[.C255])" office:value-type="float" office:value="0.00552063598791441">
            <text:p>0,005520636</text:p>
          </table:table-cell>
        </table:table-row>
        <table:table-row table:style-name="ro1">
          <table:table-cell office:value-type="float" office:value="10.4535572566">
            <text:p>10,4535572566</text:p>
          </table:table-cell>
          <table:table-cell office:value-type="float" office:value="4.69523945774">
            <text:p>4,6952394577</text:p>
          </table:table-cell>
          <table:table-cell table:formula="of:=FREQUENCY([.B$14:.B$1013];[.B257])/1000" office:value-type="float" office:value="0.244">
            <text:p>0,244</text:p>
          </table:table-cell>
          <table:table-cell table:formula="of:=NORMDIST([.B257];[.A$8];[.B$8];1)" office:value-type="float" office:value="0.248012473318817">
            <text:p>0,2480124733</text:p>
          </table:table-cell>
          <table:table-cell table:formula="of:=ABS([.D257]-[.C257])" office:value-type="float" office:value="0.00401247331881699">
            <text:p>0,0040124733</text:p>
          </table:table-cell>
          <table:table-cell table:formula="of:=ABS([.D257]-[.C256])" office:value-type="float" office:value="0.00501247331881699">
            <text:p>0,0050124733</text:p>
          </table:table-cell>
        </table:table-row>
        <table:table-row table:style-name="ro1">
          <table:table-cell office:value-type="float" office:value="4.57890705427">
            <text:p>4,5789070543</text:p>
          </table:table-cell>
          <table:table-cell office:value-type="float" office:value="4.7062099571">
            <text:p>4,7062099571</text:p>
          </table:table-cell>
          <table:table-cell table:formula="of:=FREQUENCY([.B$14:.B$1013];[.B258])/1000" office:value-type="float" office:value="0.245">
            <text:p>0,245</text:p>
          </table:table-cell>
          <table:table-cell table:formula="of:=NORMDIST([.B258];[.A$8];[.B$8];1)" office:value-type="float" office:value="0.24971300370048">
            <text:p>0,2497130037</text:p>
          </table:table-cell>
          <table:table-cell table:formula="of:=ABS([.D258]-[.C258])" office:value-type="float" office:value="0.00471300370048022">
            <text:p>0,0047130037</text:p>
          </table:table-cell>
          <table:table-cell table:formula="of:=ABS([.D258]-[.C257])" office:value-type="float" office:value="0.00571300370048022">
            <text:p>0,0057130037</text:p>
          </table:table-cell>
        </table:table-row>
        <table:table-row table:style-name="ro1">
          <table:table-cell office:value-type="float" office:value="6.80767208081">
            <text:p>6,8076720808</text:p>
          </table:table-cell>
          <table:table-cell office:value-type="float" office:value="4.70951348968">
            <text:p>4,7095134897</text:p>
          </table:table-cell>
          <table:table-cell table:formula="of:=FREQUENCY([.B$14:.B$1013];[.B259])/1000" office:value-type="float" office:value="0.246">
            <text:p>0,246</text:p>
          </table:table-cell>
          <table:table-cell table:formula="of:=NORMDIST([.B259];[.A$8];[.B$8];1)" office:value-type="float" office:value="0.250226292643584">
            <text:p>0,2502262926</text:p>
          </table:table-cell>
          <table:table-cell table:formula="of:=ABS([.D259]-[.C259])" office:value-type="float" office:value="0.00422629264358421">
            <text:p>0,0042262926</text:p>
          </table:table-cell>
          <table:table-cell table:formula="of:=ABS([.D259]-[.C258])" office:value-type="float" office:value="0.00522629264358421">
            <text:p>0,0052262926</text:p>
          </table:table-cell>
        </table:table-row>
        <table:table-row table:style-name="ro1">
          <table:table-cell office:value-type="float" office:value="8.20096023888">
            <text:p>8,2009602389</text:p>
          </table:table-cell>
          <table:table-cell office:value-type="float" office:value="4.71333709357">
            <text:p>4,7133370936</text:p>
          </table:table-cell>
          <table:table-cell table:formula="of:=FREQUENCY([.B$14:.B$1013];[.B260])/1000" office:value-type="float" office:value="0.247">
            <text:p>0,247</text:p>
          </table:table-cell>
          <table:table-cell table:formula="of:=NORMDIST([.B260];[.A$8];[.B$8];1)" office:value-type="float" office:value="0.25082108590767">
            <text:p>0,2508210859</text:p>
          </table:table-cell>
          <table:table-cell table:formula="of:=ABS([.D260]-[.C260])" office:value-type="float" office:value="0.00382108590766972">
            <text:p>0,0038210859</text:p>
          </table:table-cell>
          <table:table-cell table:formula="of:=ABS([.D260]-[.C259])" office:value-type="float" office:value="0.00482108590766972">
            <text:p>0,0048210859</text:p>
          </table:table-cell>
        </table:table-row>
        <table:table-row table:style-name="ro1">
          <table:table-cell office:value-type="float" office:value="5.159182263">
            <text:p>5,159182263</text:p>
          </table:table-cell>
          <table:table-cell office:value-type="float" office:value="4.71505150638">
            <text:p>4,7150515064</text:p>
          </table:table-cell>
          <table:table-cell table:formula="of:=FREQUENCY([.B$14:.B$1013];[.B261])/1000" office:value-type="float" office:value="0.248">
            <text:p>0,248</text:p>
          </table:table-cell>
          <table:table-cell table:formula="of:=NORMDIST([.B261];[.A$8];[.B$8];1)" office:value-type="float" office:value="0.251088019868091">
            <text:p>0,2510880199</text:p>
          </table:table-cell>
          <table:table-cell table:formula="of:=ABS([.D261]-[.C261])" office:value-type="float" office:value="0.00308801986809148">
            <text:p>0,0030880199</text:p>
          </table:table-cell>
          <table:table-cell table:formula="of:=ABS([.D261]-[.C260])" office:value-type="float" office:value="0.00408801986809149">
            <text:p>0,0040880199</text:p>
          </table:table-cell>
        </table:table-row>
        <table:table-row table:style-name="ro1">
          <table:table-cell office:value-type="float" office:value="7.66676356414">
            <text:p>7,6667635641</text:p>
          </table:table-cell>
          <table:table-cell office:value-type="float" office:value="4.715139603">
            <text:p>4,715139603</text:p>
          </table:table-cell>
          <table:table-cell table:formula="of:=FREQUENCY([.B$14:.B$1013];[.B262])/1000" office:value-type="float" office:value="0.249">
            <text:p>0,249</text:p>
          </table:table-cell>
          <table:table-cell table:formula="of:=NORMDIST([.B262];[.A$8];[.B$8];1)" office:value-type="float" office:value="0.251101740564494">
            <text:p>0,2511017406</text:p>
          </table:table-cell>
          <table:table-cell table:formula="of:=ABS([.D262]-[.C262])" office:value-type="float" office:value="0.00210174056449364">
            <text:p>0,0021017406</text:p>
          </table:table-cell>
          <table:table-cell table:formula="of:=ABS([.D262]-[.C261])" office:value-type="float" office:value="0.00310174056449364">
            <text:p>0,0031017406</text:p>
          </table:table-cell>
        </table:table-row>
        <table:table-row table:style-name="ro1">
          <table:table-cell office:value-type="float" office:value="4.17945818704">
            <text:p>4,179458187</text:p>
          </table:table-cell>
          <table:table-cell office:value-type="float" office:value="4.72047976001">
            <text:p>4,72047976</text:p>
          </table:table-cell>
          <table:table-cell table:formula="of:=FREQUENCY([.B$14:.B$1013];[.B263])/1000" office:value-type="float" office:value="0.25">
            <text:p>0,25</text:p>
          </table:table-cell>
          <table:table-cell table:formula="of:=NORMDIST([.B263];[.A$8];[.B$8];1)" office:value-type="float" office:value="0.251934188841604">
            <text:p>0,2519341888</text:p>
          </table:table-cell>
          <table:table-cell table:formula="of:=ABS([.D263]-[.C263])" office:value-type="float" office:value="0.00193418884160435">
            <text:p>0,0019341888</text:p>
          </table:table-cell>
          <table:table-cell table:formula="of:=ABS([.D263]-[.C262])" office:value-type="float" office:value="0.00293418884160435">
            <text:p>0,0029341888</text:p>
          </table:table-cell>
        </table:table-row>
        <table:table-row table:style-name="ro1">
          <table:table-cell office:value-type="float" office:value="7.79399142396">
            <text:p>7,793991424</text:p>
          </table:table-cell>
          <table:table-cell office:value-type="float" office:value="4.72154959308">
            <text:p>4,7215495931</text:p>
          </table:table-cell>
          <table:table-cell table:formula="of:=FREQUENCY([.B$14:.B$1013];[.B264])/1000" office:value-type="float" office:value="0.251">
            <text:p>0,251</text:p>
          </table:table-cell>
          <table:table-cell table:formula="of:=NORMDIST([.B264];[.A$8];[.B$8];1)" office:value-type="float" office:value="0.252101134298426">
            <text:p>0,2521011343</text:p>
          </table:table-cell>
          <table:table-cell table:formula="of:=ABS([.D264]-[.C264])" office:value-type="float" office:value="0.00110113429842573">
            <text:p>0,0011011343</text:p>
          </table:table-cell>
          <table:table-cell table:formula="of:=ABS([.D264]-[.C263])" office:value-type="float" office:value="0.00210113429842573">
            <text:p>0,0021011343</text:p>
          </table:table-cell>
        </table:table-row>
        <table:table-row table:style-name="ro1">
          <table:table-cell office:value-type="float" office:value="5.26102474565">
            <text:p>5,2610247457</text:p>
          </table:table-cell>
          <table:table-cell office:value-type="float" office:value="4.72505136441">
            <text:p>4,7250513644</text:p>
          </table:table-cell>
          <table:table-cell table:formula="of:=FREQUENCY([.B$14:.B$1013];[.B265])/1000" office:value-type="float" office:value="0.252">
            <text:p>0,252</text:p>
          </table:table-cell>
          <table:table-cell table:formula="of:=NORMDIST([.B265];[.A$8];[.B$8];1)" office:value-type="float" office:value="0.252647987051164">
            <text:p>0,2526479871</text:p>
          </table:table-cell>
          <table:table-cell table:formula="of:=ABS([.D265]-[.C265])" office:value-type="float" office:value="0.000647987051163812">
            <text:p>0,0006479871</text:p>
          </table:table-cell>
          <table:table-cell table:formula="of:=ABS([.D265]-[.C264])" office:value-type="float" office:value="0.00164798705116381">
            <text:p>0,0016479871</text:p>
          </table:table-cell>
        </table:table-row>
        <table:table-row table:style-name="ro1">
          <table:table-cell office:value-type="float" office:value="6.59759053637">
            <text:p>6,5975905364</text:p>
          </table:table-cell>
          <table:table-cell office:value-type="float" office:value="4.74966425736">
            <text:p>4,7496642574</text:p>
          </table:table-cell>
          <table:table-cell table:formula="of:=FREQUENCY([.B$14:.B$1013];[.B266])/1000" office:value-type="float" office:value="0.253">
            <text:p>0,253</text:p>
          </table:table-cell>
          <table:table-cell table:formula="of:=NORMDIST([.B266];[.A$8];[.B$8];1)" office:value-type="float" office:value="0.256509209525592">
            <text:p>0,2565092095</text:p>
          </table:table-cell>
          <table:table-cell table:formula="of:=ABS([.D266]-[.C266])" office:value-type="float" office:value="0.00350920952559197">
            <text:p>0,0035092095</text:p>
          </table:table-cell>
          <table:table-cell table:formula="of:=ABS([.D266]-[.C265])" office:value-type="float" office:value="0.00450920952559197">
            <text:p>0,0045092095</text:p>
          </table:table-cell>
        </table:table-row>
        <table:table-row table:style-name="ro1">
          <table:table-cell office:value-type="float" office:value="7.92520580142">
            <text:p>7,9252058014</text:p>
          </table:table-cell>
          <table:table-cell office:value-type="float" office:value="4.76287650779">
            <text:p>4,7628765078</text:p>
          </table:table-cell>
          <table:table-cell table:formula="of:=FREQUENCY([.B$14:.B$1013];[.B267])/1000" office:value-type="float" office:value="0.254">
            <text:p>0,254</text:p>
          </table:table-cell>
          <table:table-cell table:formula="of:=NORMDIST([.B267];[.A$8];[.B$8];1)" office:value-type="float" office:value="0.258594530119394">
            <text:p>0,2585945301</text:p>
          </table:table-cell>
          <table:table-cell table:formula="of:=ABS([.D267]-[.C267])" office:value-type="float" office:value="0.00459453011939442">
            <text:p>0,0045945301</text:p>
          </table:table-cell>
          <table:table-cell table:formula="of:=ABS([.D267]-[.C266])" office:value-type="float" office:value="0.00559453011939443">
            <text:p>0,0055945301</text:p>
          </table:table-cell>
        </table:table-row>
        <table:table-row table:style-name="ro1">
          <table:table-cell office:value-type="float" office:value="5.96936473559">
            <text:p>5,9693647356</text:p>
          </table:table-cell>
          <table:table-cell office:value-type="float" office:value="4.77228805799">
            <text:p>4,772288058</text:p>
          </table:table-cell>
          <table:table-cell table:formula="of:=FREQUENCY([.B$14:.B$1013];[.B268])/1000" office:value-type="float" office:value="0.255">
            <text:p>0,255</text:p>
          </table:table-cell>
          <table:table-cell table:formula="of:=NORMDIST([.B268];[.A$8];[.B$8];1)" office:value-type="float" office:value="0.260085312991831">
            <text:p>0,260085313</text:p>
          </table:table-cell>
          <table:table-cell table:formula="of:=ABS([.D268]-[.C268])" office:value-type="float" office:value="0.00508531299183146">
            <text:p>0,005085313</text:p>
          </table:table-cell>
          <table:table-cell table:formula="of:=ABS([.D268]-[.C267])" office:value-type="float" office:value="0.00608531299183146">
            <text:p>0,006085313</text:p>
          </table:table-cell>
        </table:table-row>
        <table:table-row table:style-name="ro1">
          <table:table-cell office:value-type="float" office:value="5.1955789997">
            <text:p>5,1955789997</text:p>
          </table:table-cell>
          <table:table-cell office:value-type="float" office:value="4.78000071573">
            <text:p>4,7800007157</text:p>
          </table:table-cell>
          <table:table-cell table:formula="of:=FREQUENCY([.B$14:.B$1013];[.B269])/1000" office:value-type="float" office:value="0.256">
            <text:p>0,256</text:p>
          </table:table-cell>
          <table:table-cell table:formula="of:=NORMDIST([.B269];[.A$8];[.B$8];1)" office:value-type="float" office:value="0.26131028743217">
            <text:p>0,2613102874</text:p>
          </table:table-cell>
          <table:table-cell table:formula="of:=ABS([.D269]-[.C269])" office:value-type="float" office:value="0.0053102874321701">
            <text:p>0,0053102874</text:p>
          </table:table-cell>
          <table:table-cell table:formula="of:=ABS([.D269]-[.C268])" office:value-type="float" office:value="0.0063102874321701">
            <text:p>0,0063102874</text:p>
          </table:table-cell>
        </table:table-row>
        <table:table-row table:style-name="ro1">
          <table:table-cell office:value-type="float" office:value="4.05655989227">
            <text:p>4,0565598923</text:p>
          </table:table-cell>
          <table:table-cell office:value-type="float" office:value="4.79152548069">
            <text:p>4,7915254807</text:p>
          </table:table-cell>
          <table:table-cell table:formula="of:=FREQUENCY([.B$14:.B$1013];[.B270])/1000" office:value-type="float" office:value="0.257">
            <text:p>0,257</text:p>
          </table:table-cell>
          <table:table-cell table:formula="of:=NORMDIST([.B270];[.A$8];[.B$8];1)" office:value-type="float" office:value="0.263146232917365">
            <text:p>0,2631462329</text:p>
          </table:table-cell>
          <table:table-cell table:formula="of:=ABS([.D270]-[.C270])" office:value-type="float" office:value="0.00614623291736538">
            <text:p>0,0061462329</text:p>
          </table:table-cell>
          <table:table-cell table:formula="of:=ABS([.D270]-[.C269])" office:value-type="float" office:value="0.00714623291736538">
            <text:p>0,0071462329</text:p>
          </table:table-cell>
        </table:table-row>
        <table:table-row table:style-name="ro1">
          <table:table-cell office:value-type="float" office:value="7.13577887893">
            <text:p>7,1357788789</text:p>
          </table:table-cell>
          <table:table-cell office:value-type="float" office:value="4.79622682051">
            <text:p>4,7962268205</text:p>
          </table:table-cell>
          <table:table-cell table:formula="of:=FREQUENCY([.B$14:.B$1013];[.B271])/1000" office:value-type="float" office:value="0.258">
            <text:p>0,258</text:p>
          </table:table-cell>
          <table:table-cell table:formula="of:=NORMDIST([.B271];[.A$8];[.B$8];1)" office:value-type="float" office:value="0.263897065005839">
            <text:p>0,263897065</text:p>
          </table:table-cell>
          <table:table-cell table:formula="of:=ABS([.D271]-[.C271])" office:value-type="float" office:value="0.00589706500583898">
            <text:p>0,005897065</text:p>
          </table:table-cell>
          <table:table-cell table:formula="of:=ABS([.D271]-[.C270])" office:value-type="float" office:value="0.00689706500583898">
            <text:p>0,006897065</text:p>
          </table:table-cell>
        </table:table-row>
        <table:table-row table:style-name="ro1">
          <table:table-cell office:value-type="float" office:value="4.30080001379">
            <text:p>4,3008000138</text:p>
          </table:table-cell>
          <table:table-cell office:value-type="float" office:value="4.80461552394">
            <text:p>4,8046155239</text:p>
          </table:table-cell>
          <table:table-cell table:formula="of:=FREQUENCY([.B$14:.B$1013];[.B272])/1000" office:value-type="float" office:value="0.259">
            <text:p>0,259</text:p>
          </table:table-cell>
          <table:table-cell table:formula="of:=NORMDIST([.B272];[.A$8];[.B$8];1)" office:value-type="float" office:value="0.265239498632764">
            <text:p>0,2652394986</text:p>
          </table:table-cell>
          <table:table-cell table:formula="of:=ABS([.D272]-[.C272])" office:value-type="float" office:value="0.0062394986327643">
            <text:p>0,0062394986</text:p>
          </table:table-cell>
          <table:table-cell table:formula="of:=ABS([.D272]-[.C271])" office:value-type="float" office:value="0.0072394986327643">
            <text:p>0,0072394986</text:p>
          </table:table-cell>
        </table:table-row>
        <table:table-row table:style-name="ro1">
          <table:table-cell office:value-type="float" office:value="5.48644348895">
            <text:p>5,486443489</text:p>
          </table:table-cell>
          <table:table-cell office:value-type="float" office:value="4.80762445946">
            <text:p>4,8076244595</text:p>
          </table:table-cell>
          <table:table-cell table:formula="of:=FREQUENCY([.B$14:.B$1013];[.B273])/1000" office:value-type="float" office:value="0.26">
            <text:p>0,26</text:p>
          </table:table-cell>
          <table:table-cell table:formula="of:=NORMDIST([.B273];[.A$8];[.B$8];1)" office:value-type="float" office:value="0.265721858258545">
            <text:p>0,2657218583</text:p>
          </table:table-cell>
          <table:table-cell table:formula="of:=ABS([.D273]-[.C273])" office:value-type="float" office:value="0.00572185825854493">
            <text:p>0,0057218583</text:p>
          </table:table-cell>
          <table:table-cell table:formula="of:=ABS([.D273]-[.C272])" office:value-type="float" office:value="0.00672185825854493">
            <text:p>0,0067218583</text:p>
          </table:table-cell>
        </table:table-row>
        <table:table-row table:style-name="ro1">
          <table:table-cell office:value-type="float" office:value="6.28204702407">
            <text:p>6,2820470241</text:p>
          </table:table-cell>
          <table:table-cell office:value-type="float" office:value="4.80903489764">
            <text:p>4,8090348976</text:p>
          </table:table-cell>
          <table:table-cell table:formula="of:=FREQUENCY([.B$14:.B$1013];[.B274])/1000" office:value-type="float" office:value="0.261">
            <text:p>0,261</text:p>
          </table:table-cell>
          <table:table-cell table:formula="of:=NORMDIST([.B274];[.A$8];[.B$8];1)" office:value-type="float" office:value="0.265948117273934">
            <text:p>0,2659481173</text:p>
          </table:table-cell>
          <table:table-cell table:formula="of:=ABS([.D274]-[.C274])" office:value-type="float" office:value="0.00494811727393385">
            <text:p>0,0049481173</text:p>
          </table:table-cell>
          <table:table-cell table:formula="of:=ABS([.D274]-[.C273])" office:value-type="float" office:value="0.00594811727393385">
            <text:p>0,0059481173</text:p>
          </table:table-cell>
        </table:table-row>
        <table:table-row table:style-name="ro1">
          <table:table-cell office:value-type="float" office:value="4.85860619732">
            <text:p>4,8586061973</text:p>
          </table:table-cell>
          <table:table-cell office:value-type="float" office:value="4.80951589671">
            <text:p>4,8095158967</text:p>
          </table:table-cell>
          <table:table-cell table:formula="of:=FREQUENCY([.B$14:.B$1013];[.B275])/1000" office:value-type="float" office:value="0.262">
            <text:p>0,262</text:p>
          </table:table-cell>
          <table:table-cell table:formula="of:=NORMDIST([.B275];[.A$8];[.B$8];1)" office:value-type="float" office:value="0.266025300272171">
            <text:p>0,2660253003</text:p>
          </table:table-cell>
          <table:table-cell table:formula="of:=ABS([.D275]-[.C275])" office:value-type="float" office:value="0.00402530027217096">
            <text:p>0,0040253003</text:p>
          </table:table-cell>
          <table:table-cell table:formula="of:=ABS([.D275]-[.C274])" office:value-type="float" office:value="0.00502530027217096">
            <text:p>0,0050253003</text:p>
          </table:table-cell>
        </table:table-row>
        <table:table-row table:style-name="ro1">
          <table:table-cell office:value-type="float" office:value="5.92582567476">
            <text:p>5,9258256748</text:p>
          </table:table-cell>
          <table:table-cell office:value-type="float" office:value="4.81387565742">
            <text:p>4,8138756574</text:p>
          </table:table-cell>
          <table:table-cell table:formula="of:=FREQUENCY([.B$14:.B$1013];[.B276])/1000" office:value-type="float" office:value="0.263">
            <text:p>0,263</text:p>
          </table:table-cell>
          <table:table-cell table:formula="of:=NORMDIST([.B276];[.A$8];[.B$8];1)" office:value-type="float" office:value="0.266725401681236">
            <text:p>0,2667254017</text:p>
          </table:table-cell>
          <table:table-cell table:formula="of:=ABS([.D276]-[.C276])" office:value-type="float" office:value="0.00372540168123653">
            <text:p>0,0037254017</text:p>
          </table:table-cell>
          <table:table-cell table:formula="of:=ABS([.D276]-[.C275])" office:value-type="float" office:value="0.00472540168123653">
            <text:p>0,0047254017</text:p>
          </table:table-cell>
        </table:table-row>
        <table:table-row table:style-name="ro1">
          <table:table-cell office:value-type="float" office:value="9.40060410361">
            <text:p>9,4006041036</text:p>
          </table:table-cell>
          <table:table-cell office:value-type="float" office:value="4.81531657776">
            <text:p>4,8153165778</text:p>
          </table:table-cell>
          <table:table-cell table:formula="of:=FREQUENCY([.B$14:.B$1013];[.B277])/1000" office:value-type="float" office:value="0.264">
            <text:p>0,264</text:p>
          </table:table-cell>
          <table:table-cell table:formula="of:=NORMDIST([.B277];[.A$8];[.B$8];1)" office:value-type="float" office:value="0.266956992904094">
            <text:p>0,2669569929</text:p>
          </table:table-cell>
          <table:table-cell table:formula="of:=ABS([.D277]-[.C277])" office:value-type="float" office:value="0.00295699290409401">
            <text:p>0,0029569929</text:p>
          </table:table-cell>
          <table:table-cell table:formula="of:=ABS([.D277]-[.C276])" office:value-type="float" office:value="0.00395699290409401">
            <text:p>0,0039569929</text:p>
          </table:table-cell>
        </table:table-row>
        <table:table-row table:style-name="ro1">
          <table:table-cell office:value-type="float" office:value="5.84134162311">
            <text:p>5,8413416231</text:p>
          </table:table-cell>
          <table:table-cell office:value-type="float" office:value="4.81538048238">
            <text:p>4,8153804824</text:p>
          </table:table-cell>
          <table:table-cell table:formula="of:=FREQUENCY([.B$14:.B$1013];[.B278])/1000" office:value-type="float" office:value="0.265">
            <text:p>0,265</text:p>
          </table:table-cell>
          <table:table-cell table:formula="of:=NORMDIST([.B278];[.A$8];[.B$8];1)" office:value-type="float" office:value="0.266967266294794">
            <text:p>0,2669672663</text:p>
          </table:table-cell>
          <table:table-cell table:formula="of:=ABS([.D278]-[.C278])" office:value-type="float" office:value="0.00196726629479371">
            <text:p>0,0019672663</text:p>
          </table:table-cell>
          <table:table-cell table:formula="of:=ABS([.D278]-[.C277])" office:value-type="float" office:value="0.00296726629479371">
            <text:p>0,0029672663</text:p>
          </table:table-cell>
        </table:table-row>
        <table:table-row table:style-name="ro1">
          <table:table-cell office:value-type="float" office:value="9.08401950796">
            <text:p>9,084019508</text:p>
          </table:table-cell>
          <table:table-cell office:value-type="float" office:value="4.82211185488">
            <text:p>4,8221118549</text:p>
          </table:table-cell>
          <table:table-cell table:formula="of:=FREQUENCY([.B$14:.B$1013];[.B279])/1000" office:value-type="float" office:value="0.266">
            <text:p>0,266</text:p>
          </table:table-cell>
          <table:table-cell table:formula="of:=NORMDIST([.B279];[.A$8];[.B$8];1)" office:value-type="float" office:value="0.268050527673799">
            <text:p>0,2680505277</text:p>
          </table:table-cell>
          <table:table-cell table:formula="of:=ABS([.D279]-[.C279])" office:value-type="float" office:value="0.0020505276737991">
            <text:p>0,0020505277</text:p>
          </table:table-cell>
          <table:table-cell table:formula="of:=ABS([.D279]-[.C278])" office:value-type="float" office:value="0.0030505276737991">
            <text:p>0,0030505277</text:p>
          </table:table-cell>
        </table:table-row>
        <table:table-row table:style-name="ro1">
          <table:table-cell office:value-type="float" office:value="7.36733347029">
            <text:p>7,3673334703</text:p>
          </table:table-cell>
          <table:table-cell office:value-type="float" office:value="4.83200901187">
            <text:p>4,8320090119</text:p>
          </table:table-cell>
          <table:table-cell table:formula="of:=FREQUENCY([.B$14:.B$1013];[.B280])/1000" office:value-type="float" office:value="0.267">
            <text:p>0,267</text:p>
          </table:table-cell>
          <table:table-cell table:formula="of:=NORMDIST([.B280];[.A$8];[.B$8];1)" office:value-type="float" office:value="0.269647258442255">
            <text:p>0,2696472584</text:p>
          </table:table-cell>
          <table:table-cell table:formula="of:=ABS([.D280]-[.C280])" office:value-type="float" office:value="0.00264725844225455">
            <text:p>0,0026472584</text:p>
          </table:table-cell>
          <table:table-cell table:formula="of:=ABS([.D280]-[.C279])" office:value-type="float" office:value="0.00364725844225455">
            <text:p>0,0036472584</text:p>
          </table:table-cell>
        </table:table-row>
        <table:table-row table:style-name="ro1">
          <table:table-cell office:value-type="float" office:value="2.53363087369">
            <text:p>2,5336308737</text:p>
          </table:table-cell>
          <table:table-cell office:value-type="float" office:value="4.83405184945">
            <text:p>4,8340518495</text:p>
          </table:table-cell>
          <table:table-cell table:formula="of:=FREQUENCY([.B$14:.B$1013];[.B281])/1000" office:value-type="float" office:value="0.268">
            <text:p>0,268</text:p>
          </table:table-cell>
          <table:table-cell table:formula="of:=NORMDIST([.B281];[.A$8];[.B$8];1)" office:value-type="float" office:value="0.269977426317251">
            <text:p>0,2699774263</text:p>
          </table:table-cell>
          <table:table-cell table:formula="of:=ABS([.D281]-[.C281])" office:value-type="float" office:value="0.00197742631725117">
            <text:p>0,0019774263</text:p>
          </table:table-cell>
          <table:table-cell table:formula="of:=ABS([.D281]-[.C280])" office:value-type="float" office:value="0.00297742631725117">
            <text:p>0,0029774263</text:p>
          </table:table-cell>
        </table:table-row>
        <table:table-row table:style-name="ro1">
          <table:table-cell office:value-type="float" office:value="2.84572341293">
            <text:p>2,8457234129</text:p>
          </table:table-cell>
          <table:table-cell office:value-type="float" office:value="4.85091503225">
            <text:p>4,8509150323</text:p>
          </table:table-cell>
          <table:table-cell table:formula="of:=FREQUENCY([.B$14:.B$1013];[.B282])/1000" office:value-type="float" office:value="0.269">
            <text:p>0,269</text:p>
          </table:table-cell>
          <table:table-cell table:formula="of:=NORMDIST([.B282];[.A$8];[.B$8];1)" office:value-type="float" office:value="0.272710595089866">
            <text:p>0,2727105951</text:p>
          </table:table-cell>
          <table:table-cell table:formula="of:=ABS([.D282]-[.C282])" office:value-type="float" office:value="0.0037105950898656">
            <text:p>0,0037105951</text:p>
          </table:table-cell>
          <table:table-cell table:formula="of:=ABS([.D282]-[.C281])" office:value-type="float" office:value="0.0047105950898656">
            <text:p>0,0047105951</text:p>
          </table:table-cell>
        </table:table-row>
        <table:table-row table:style-name="ro1">
          <table:table-cell office:value-type="float" office:value="4.20235434447">
            <text:p>4,2023543445</text:p>
          </table:table-cell>
          <table:table-cell office:value-type="float" office:value="4.85860619732">
            <text:p>4,8586061973</text:p>
          </table:table-cell>
          <table:table-cell table:formula="of:=FREQUENCY([.B$14:.B$1013];[.B283])/1000" office:value-type="float" office:value="0.27">
            <text:p>0,27</text:p>
          </table:table-cell>
          <table:table-cell table:formula="of:=NORMDIST([.B283];[.A$8];[.B$8];1)" office:value-type="float" office:value="0.27396171509217">
            <text:p>0,2739617151</text:p>
          </table:table-cell>
          <table:table-cell table:formula="of:=ABS([.D283]-[.C283])" office:value-type="float" office:value="0.00396171509216964">
            <text:p>0,0039617151</text:p>
          </table:table-cell>
          <table:table-cell table:formula="of:=ABS([.D283]-[.C282])" office:value-type="float" office:value="0.00496171509216964">
            <text:p>0,0049617151</text:p>
          </table:table-cell>
        </table:table-row>
        <table:table-row table:style-name="ro1">
          <table:table-cell office:value-type="float" office:value="5.13071503513">
            <text:p>5,1307150351</text:p>
          </table:table-cell>
          <table:table-cell office:value-type="float" office:value="4.85865676776">
            <text:p>4,8586567678</text:p>
          </table:table-cell>
          <table:table-cell table:formula="of:=FREQUENCY([.B$14:.B$1013];[.B284])/1000" office:value-type="float" office:value="0.271">
            <text:p>0,271</text:p>
          </table:table-cell>
          <table:table-cell table:formula="of:=NORMDIST([.B284];[.A$8];[.B$8];1)" office:value-type="float" office:value="0.273969950752547">
            <text:p>0,2739699508</text:p>
          </table:table-cell>
          <table:table-cell table:formula="of:=ABS([.D284]-[.C284])" office:value-type="float" office:value="0.00296995075254736">
            <text:p>0,0029699508</text:p>
          </table:table-cell>
          <table:table-cell table:formula="of:=ABS([.D284]-[.C283])" office:value-type="float" office:value="0.00396995075254736">
            <text:p>0,0039699508</text:p>
          </table:table-cell>
        </table:table-row>
        <table:table-row table:style-name="ro1">
          <table:table-cell office:value-type="float" office:value="3.48690369542">
            <text:p>3,4869036954</text:p>
          </table:table-cell>
          <table:table-cell office:value-type="float" office:value="4.86119716884">
            <text:p>4,8611971688</text:p>
          </table:table-cell>
          <table:table-cell table:formula="of:=FREQUENCY([.B$14:.B$1013];[.B285])/1000" office:value-type="float" office:value="0.272">
            <text:p>0,272</text:p>
          </table:table-cell>
          <table:table-cell table:formula="of:=NORMDIST([.B285];[.A$8];[.B$8];1)" office:value-type="float" office:value="0.274383825742791">
            <text:p>0,2743838257</text:p>
          </table:table-cell>
          <table:table-cell table:formula="of:=ABS([.D285]-[.C285])" office:value-type="float" office:value="0.00238382574279072">
            <text:p>0,0023838257</text:p>
          </table:table-cell>
          <table:table-cell table:formula="of:=ABS([.D285]-[.C284])" office:value-type="float" office:value="0.00338382574279072">
            <text:p>0,0033838257</text:p>
          </table:table-cell>
        </table:table-row>
        <table:table-row table:style-name="ro1">
          <table:table-cell office:value-type="float" office:value="5.83385251356">
            <text:p>5,8338525136</text:p>
          </table:table-cell>
          <table:table-cell office:value-type="float" office:value="4.86169030312">
            <text:p>4,8616903031</text:p>
          </table:table-cell>
          <table:table-cell table:formula="of:=FREQUENCY([.B$14:.B$1013];[.B286])/1000" office:value-type="float" office:value="0.273">
            <text:p>0,273</text:p>
          </table:table-cell>
          <table:table-cell table:formula="of:=NORMDIST([.B286];[.A$8];[.B$8];1)" office:value-type="float" office:value="0.274464201545016">
            <text:p>0,2744642015</text:p>
          </table:table-cell>
          <table:table-cell table:formula="of:=ABS([.D286]-[.C286])" office:value-type="float" office:value="0.00146420154501559">
            <text:p>0,0014642015</text:p>
          </table:table-cell>
          <table:table-cell table:formula="of:=ABS([.D286]-[.C285])" office:value-type="float" office:value="0.00246420154501559">
            <text:p>0,0024642015</text:p>
          </table:table-cell>
        </table:table-row>
        <table:table-row table:style-name="ro1">
          <table:table-cell office:value-type="float" office:value="7.39758523006">
            <text:p>7,3975852301</text:p>
          </table:table-cell>
          <table:table-cell office:value-type="float" office:value="4.86460363503">
            <text:p>4,864603635</text:p>
          </table:table-cell>
          <table:table-cell table:formula="of:=FREQUENCY([.B$14:.B$1013];[.B287])/1000" office:value-type="float" office:value="0.274">
            <text:p>0,274</text:p>
          </table:table-cell>
          <table:table-cell table:formula="of:=NORMDIST([.B287];[.A$8];[.B$8];1)" office:value-type="float" office:value="0.274939281551487">
            <text:p>0,2749392816</text:p>
          </table:table-cell>
          <table:table-cell table:formula="of:=ABS([.D287]-[.C287])" office:value-type="float" office:value="0.000939281551487037">
            <text:p>0,0009392816</text:p>
          </table:table-cell>
          <table:table-cell table:formula="of:=ABS([.D287]-[.C286])" office:value-type="float" office:value="0.00193928155148704">
            <text:p>0,0019392816</text:p>
          </table:table-cell>
        </table:table-row>
        <table:table-row table:style-name="ro1">
          <table:table-cell office:value-type="float" office:value="3.8704633978">
            <text:p>3,8704633978</text:p>
          </table:table-cell>
          <table:table-cell office:value-type="float" office:value="4.87288220508">
            <text:p>4,8728822051</text:p>
          </table:table-cell>
          <table:table-cell table:formula="of:=FREQUENCY([.B$14:.B$1013];[.B288])/1000" office:value-type="float" office:value="0.275">
            <text:p>0,275</text:p>
          </table:table-cell>
          <table:table-cell table:formula="of:=NORMDIST([.B288];[.A$8];[.B$8];1)" office:value-type="float" office:value="0.276291484064931">
            <text:p>0,2762914841</text:p>
          </table:table-cell>
          <table:table-cell table:formula="of:=ABS([.D288]-[.C288])" office:value-type="float" office:value="0.00129148406493107">
            <text:p>0,0012914841</text:p>
          </table:table-cell>
          <table:table-cell table:formula="of:=ABS([.D288]-[.C287])" office:value-type="float" office:value="0.00229148406493107">
            <text:p>0,0022914841</text:p>
          </table:table-cell>
        </table:table-row>
        <table:table-row table:style-name="ro1">
          <table:table-cell office:value-type="float" office:value="7.73290691203">
            <text:p>7,732906912</text:p>
          </table:table-cell>
          <table:table-cell office:value-type="float" office:value="4.87586109921">
            <text:p>4,8758610992</text:p>
          </table:table-cell>
          <table:table-cell table:formula="of:=FREQUENCY([.B$14:.B$1013];[.B289])/1000" office:value-type="float" office:value="0.276">
            <text:p>0,276</text:p>
          </table:table-cell>
          <table:table-cell table:formula="of:=NORMDIST([.B289];[.A$8];[.B$8];1)" office:value-type="float" office:value="0.276778846794575">
            <text:p>0,2767788468</text:p>
          </table:table-cell>
          <table:table-cell table:formula="of:=ABS([.D289]-[.C289])" office:value-type="float" office:value="0.000778846794574517">
            <text:p>0,0007788468</text:p>
          </table:table-cell>
          <table:table-cell table:formula="of:=ABS([.D289]-[.C288])" office:value-type="float" office:value="0.00177884679457452">
            <text:p>0,0017788468</text:p>
          </table:table-cell>
        </table:table-row>
        <table:table-row table:style-name="ro1">
          <table:table-cell office:value-type="float" office:value="3.32099466049">
            <text:p>3,3209946605</text:p>
          </table:table-cell>
          <table:table-cell office:value-type="float" office:value="4.88401655388">
            <text:p>4,8840165539</text:p>
          </table:table-cell>
          <table:table-cell table:formula="of:=FREQUENCY([.B$14:.B$1013];[.B290])/1000" office:value-type="float" office:value="0.277">
            <text:p>0,277</text:p>
          </table:table-cell>
          <table:table-cell table:formula="of:=NORMDIST([.B290];[.A$8];[.B$8];1)" office:value-type="float" office:value="0.27811527280928">
            <text:p>0,2781152728</text:p>
          </table:table-cell>
          <table:table-cell table:formula="of:=ABS([.D290]-[.C290])" office:value-type="float" office:value="0.00111527280928003">
            <text:p>0,0011152728</text:p>
          </table:table-cell>
          <table:table-cell table:formula="of:=ABS([.D290]-[.C289])" office:value-type="float" office:value="0.00211527280928003">
            <text:p>0,0021152728</text:p>
          </table:table-cell>
        </table:table-row>
        <table:table-row table:style-name="ro1">
          <table:table-cell office:value-type="float" office:value="6.54877572891">
            <text:p>6,5487757289</text:p>
          </table:table-cell>
          <table:table-cell office:value-type="float" office:value="4.88821071826">
            <text:p>4,8882107183</text:p>
          </table:table-cell>
          <table:table-cell table:formula="of:=FREQUENCY([.B$14:.B$1013];[.B291])/1000" office:value-type="float" office:value="0.278">
            <text:p>0,278</text:p>
          </table:table-cell>
          <table:table-cell table:formula="of:=NORMDIST([.B291];[.A$8];[.B$8];1)" office:value-type="float" office:value="0.278803789683827">
            <text:p>0,2788037897</text:p>
          </table:table-cell>
          <table:table-cell table:formula="of:=ABS([.D291]-[.C291])" office:value-type="float" office:value="0.000803789683826994">
            <text:p>0,0008037897</text:p>
          </table:table-cell>
          <table:table-cell table:formula="of:=ABS([.D291]-[.C290])" office:value-type="float" office:value="0.001803789683827">
            <text:p>0,0018037897</text:p>
          </table:table-cell>
        </table:table-row>
        <table:table-row table:style-name="ro1">
          <table:table-cell office:value-type="float" office:value="6.04058800502">
            <text:p>6,040588005</text:p>
          </table:table-cell>
          <table:table-cell office:value-type="float" office:value="4.89189763782">
            <text:p>4,8918976378</text:p>
          </table:table-cell>
          <table:table-cell table:formula="of:=FREQUENCY([.B$14:.B$1013];[.B292])/1000" office:value-type="float" office:value="0.279">
            <text:p>0,279</text:p>
          </table:table-cell>
          <table:table-cell table:formula="of:=NORMDIST([.B292];[.A$8];[.B$8];1)" office:value-type="float" office:value="0.279409721245033">
            <text:p>0,2794097212</text:p>
          </table:table-cell>
          <table:table-cell table:formula="of:=ABS([.D292]-[.C292])" office:value-type="float" office:value="0.00040972124503269">
            <text:p>0,0004097212</text:p>
          </table:table-cell>
          <table:table-cell table:formula="of:=ABS([.D292]-[.C291])" office:value-type="float" office:value="0.00140972124503269">
            <text:p>0,0014097212</text:p>
          </table:table-cell>
        </table:table-row>
        <table:table-row table:style-name="ro1">
          <table:table-cell office:value-type="float" office:value="4.58916204047">
            <text:p>4,5891620405</text:p>
          </table:table-cell>
          <table:table-cell office:value-type="float" office:value="4.91302132341">
            <text:p>4,9130213234</text:p>
          </table:table-cell>
          <table:table-cell table:formula="of:=FREQUENCY([.B$14:.B$1013];[.B293])/1000" office:value-type="float" office:value="0.28">
            <text:p>0,28</text:p>
          </table:table-cell>
          <table:table-cell table:formula="of:=NORMDIST([.B293];[.A$8];[.B$8];1)" office:value-type="float" office:value="0.282893598176181">
            <text:p>0,2828935982</text:p>
          </table:table-cell>
          <table:table-cell table:formula="of:=ABS([.D293]-[.C293])" office:value-type="float" office:value="0.0028935981761809">
            <text:p>0,0028935982</text:p>
          </table:table-cell>
          <table:table-cell table:formula="of:=ABS([.D293]-[.C292])" office:value-type="float" office:value="0.0038935981761809">
            <text:p>0,0038935982</text:p>
          </table:table-cell>
        </table:table-row>
        <table:table-row table:style-name="ro1">
          <table:table-cell office:value-type="float" office:value="7.06379604455">
            <text:p>7,0637960446</text:p>
          </table:table-cell>
          <table:table-cell office:value-type="float" office:value="4.91534949414">
            <text:p>4,9153494941</text:p>
          </table:table-cell>
          <table:table-cell table:formula="of:=FREQUENCY([.B$14:.B$1013];[.B294])/1000" office:value-type="float" office:value="0.281">
            <text:p>0,281</text:p>
          </table:table-cell>
          <table:table-cell table:formula="of:=NORMDIST([.B294];[.A$8];[.B$8];1)" office:value-type="float" office:value="0.283278850191657">
            <text:p>0,2832788502</text:p>
          </table:table-cell>
          <table:table-cell table:formula="of:=ABS([.D294]-[.C294])" office:value-type="float" office:value="0.00227885019165713">
            <text:p>0,0022788502</text:p>
          </table:table-cell>
          <table:table-cell table:formula="of:=ABS([.D294]-[.C293])" office:value-type="float" office:value="0.00327885019165713">
            <text:p>0,0032788502</text:p>
          </table:table-cell>
        </table:table-row>
        <table:table-row table:style-name="ro1">
          <table:table-cell office:value-type="float" office:value="5.38174492323">
            <text:p>5,3817449232</text:p>
          </table:table-cell>
          <table:table-cell office:value-type="float" office:value="4.91653665008">
            <text:p>4,9165366501</text:p>
          </table:table-cell>
          <table:table-cell table:formula="of:=FREQUENCY([.B$14:.B$1013];[.B295])/1000" office:value-type="float" office:value="0.282">
            <text:p>0,282</text:p>
          </table:table-cell>
          <table:table-cell table:formula="of:=NORMDIST([.B295];[.A$8];[.B$8];1)" office:value-type="float" office:value="0.283475390599559">
            <text:p>0,2834753906</text:p>
          </table:table-cell>
          <table:table-cell table:formula="of:=ABS([.D295]-[.C295])" office:value-type="float" office:value="0.00147539059955931">
            <text:p>0,0014753906</text:p>
          </table:table-cell>
          <table:table-cell table:formula="of:=ABS([.D295]-[.C294])" office:value-type="float" office:value="0.00247539059955926">
            <text:p>0,0024753906</text:p>
          </table:table-cell>
        </table:table-row>
        <table:table-row table:style-name="ro1">
          <table:table-cell office:value-type="float" office:value="7.68066402421">
            <text:p>7,6806640242</text:p>
          </table:table-cell>
          <table:table-cell office:value-type="float" office:value="4.91743657161">
            <text:p>4,9174365716</text:p>
          </table:table-cell>
          <table:table-cell table:formula="of:=FREQUENCY([.B$14:.B$1013];[.B296])/1000" office:value-type="float" office:value="0.283">
            <text:p>0,283</text:p>
          </table:table-cell>
          <table:table-cell table:formula="of:=NORMDIST([.B296];[.A$8];[.B$8];1)" office:value-type="float" office:value="0.283624421256262">
            <text:p>0,2836244213</text:p>
          </table:table-cell>
          <table:table-cell table:formula="of:=ABS([.D296]-[.C296])" office:value-type="float" office:value="0.00062442125626222">
            <text:p>0,0006244213</text:p>
          </table:table-cell>
          <table:table-cell table:formula="of:=ABS([.D296]-[.C295])" office:value-type="float" office:value="0.00162442125626222">
            <text:p>0,0016244213</text:p>
          </table:table-cell>
        </table:table-row>
        <table:table-row table:style-name="ro1">
          <table:table-cell office:value-type="float" office:value="7.03981762456">
            <text:p>7,0398176246</text:p>
          </table:table-cell>
          <table:table-cell office:value-type="float" office:value="4.92151500939">
            <text:p>4,9215150094</text:p>
          </table:table-cell>
          <table:table-cell table:formula="of:=FREQUENCY([.B$14:.B$1013];[.B297])/1000" office:value-type="float" office:value="0.284">
            <text:p>0,284</text:p>
          </table:table-cell>
          <table:table-cell table:formula="of:=NORMDIST([.B297];[.A$8];[.B$8];1)" office:value-type="float" office:value="0.284300297187492">
            <text:p>0,2843002972</text:p>
          </table:table-cell>
          <table:table-cell table:formula="of:=ABS([.D297]-[.C297])" office:value-type="float" office:value="0.000300297187491971">
            <text:p>0,0003002972</text:p>
          </table:table-cell>
          <table:table-cell table:formula="of:=ABS([.D297]-[.C296])" office:value-type="float" office:value="0.00130029718749197">
            <text:p>0,0013002972</text:p>
          </table:table-cell>
        </table:table-row>
        <table:table-row table:style-name="ro1">
          <table:table-cell office:value-type="float" office:value="8.0034528075">
            <text:p>8,0034528075</text:p>
          </table:table-cell>
          <table:table-cell office:value-type="float" office:value="4.9310322199">
            <text:p>4,9310322199</text:p>
          </table:table-cell>
          <table:table-cell table:formula="of:=FREQUENCY([.B$14:.B$1013];[.B298])/1000" office:value-type="float" office:value="0.285">
            <text:p>0,285</text:p>
          </table:table-cell>
          <table:table-cell table:formula="of:=NORMDIST([.B298];[.A$8];[.B$8];1)" office:value-type="float" office:value="0.285880470230465">
            <text:p>0,2858804702</text:p>
          </table:table-cell>
          <table:table-cell table:formula="of:=ABS([.D298]-[.C298])" office:value-type="float" office:value="0.000880470230465558">
            <text:p>0,0008804702</text:p>
          </table:table-cell>
          <table:table-cell table:formula="of:=ABS([.D298]-[.C297])" office:value-type="float" office:value="0.00188047023046556">
            <text:p>0,0018804702</text:p>
          </table:table-cell>
        </table:table-row>
        <table:table-row table:style-name="ro1">
          <table:table-cell office:value-type="float" office:value="8.47350349542">
            <text:p>8,4735034954</text:p>
          </table:table-cell>
          <table:table-cell office:value-type="float" office:value="4.93329749641">
            <text:p>4,9332974964</text:p>
          </table:table-cell>
          <table:table-cell table:formula="of:=FREQUENCY([.B$14:.B$1013];[.B299])/1000" office:value-type="float" office:value="0.286">
            <text:p>0,286</text:p>
          </table:table-cell>
          <table:table-cell table:formula="of:=NORMDIST([.B299];[.A$8];[.B$8];1)" office:value-type="float" office:value="0.28625719570005">
            <text:p>0,2862571957</text:p>
          </table:table-cell>
          <table:table-cell table:formula="of:=ABS([.D299]-[.C299])" office:value-type="float" office:value="0.000257195700050394">
            <text:p>0,0002571957</text:p>
          </table:table-cell>
          <table:table-cell table:formula="of:=ABS([.D299]-[.C298])" office:value-type="float" office:value="0.0012571957000504">
            <text:p>0,0012571957</text:p>
          </table:table-cell>
        </table:table-row>
        <table:table-row table:style-name="ro1">
          <table:table-cell office:value-type="float" office:value="5.02822985306">
            <text:p>5,0282298531</text:p>
          </table:table-cell>
          <table:table-cell office:value-type="float" office:value="4.9447908485">
            <text:p>4,9447908485</text:p>
          </table:table-cell>
          <table:table-cell table:formula="of:=FREQUENCY([.B$14:.B$1013];[.B300])/1000" office:value-type="float" office:value="0.287">
            <text:p>0,287</text:p>
          </table:table-cell>
          <table:table-cell table:formula="of:=NORMDIST([.B300];[.A$8];[.B$8];1)" office:value-type="float" office:value="0.2881722139086">
            <text:p>0,2881722139</text:p>
          </table:table-cell>
          <table:table-cell table:formula="of:=ABS([.D300]-[.C300])" office:value-type="float" office:value="0.00117221390859984">
            <text:p>0,0011722139</text:p>
          </table:table-cell>
          <table:table-cell table:formula="of:=ABS([.D300]-[.C299])" office:value-type="float" office:value="0.00217221390859984">
            <text:p>0,0021722139</text:p>
          </table:table-cell>
        </table:table-row>
        <table:table-row table:style-name="ro1">
          <table:table-cell office:value-type="float" office:value="2.93526407575">
            <text:p>2,9352640758</text:p>
          </table:table-cell>
          <table:table-cell office:value-type="float" office:value="4.94987317529">
            <text:p>4,9498731753</text:p>
          </table:table-cell>
          <table:table-cell table:formula="of:=FREQUENCY([.B$14:.B$1013];[.B301])/1000" office:value-type="float" office:value="0.288">
            <text:p>0,288</text:p>
          </table:table-cell>
          <table:table-cell table:formula="of:=NORMDIST([.B301];[.A$8];[.B$8];1)" office:value-type="float" office:value="0.289020952307452">
            <text:p>0,2890209523</text:p>
          </table:table-cell>
          <table:table-cell table:formula="of:=ABS([.D301]-[.C301])" office:value-type="float" office:value="0.00102095230745231">
            <text:p>0,0010209523</text:p>
          </table:table-cell>
          <table:table-cell table:formula="of:=ABS([.D301]-[.C300])" office:value-type="float" office:value="0.00202095230745231">
            <text:p>0,0020209523</text:p>
          </table:table-cell>
        </table:table-row>
        <table:table-row table:style-name="ro1">
          <table:table-cell office:value-type="float" office:value="4.91534949414">
            <text:p>4,9153494941</text:p>
          </table:table-cell>
          <table:table-cell office:value-type="float" office:value="4.95577788174">
            <text:p>4,9557778817</text:p>
          </table:table-cell>
          <table:table-cell table:formula="of:=FREQUENCY([.B$14:.B$1013];[.B302])/1000" office:value-type="float" office:value="0.289">
            <text:p>0,289</text:p>
          </table:table-cell>
          <table:table-cell table:formula="of:=NORMDIST([.B302];[.A$8];[.B$8];1)" office:value-type="float" office:value="0.290008500624115">
            <text:p>0,2900085006</text:p>
          </table:table-cell>
          <table:table-cell table:formula="of:=ABS([.D302]-[.C302])" office:value-type="float" office:value="0.00100850062411489">
            <text:p>0,0010085006</text:p>
          </table:table-cell>
          <table:table-cell table:formula="of:=ABS([.D302]-[.C301])" office:value-type="float" office:value="0.00200850062411489">
            <text:p>0,0020085006</text:p>
          </table:table-cell>
        </table:table-row>
        <table:table-row table:style-name="ro1">
          <table:table-cell office:value-type="float" office:value="4.76287650779">
            <text:p>4,7628765078</text:p>
          </table:table-cell>
          <table:table-cell office:value-type="float" office:value="4.99554673166">
            <text:p>4,9955467317</text:p>
          </table:table-cell>
          <table:table-cell table:formula="of:=FREQUENCY([.B$14:.B$1013];[.B303])/1000" office:value-type="float" office:value="0.29">
            <text:p>0,29</text:p>
          </table:table-cell>
          <table:table-cell table:formula="of:=NORMDIST([.B303];[.A$8];[.B$8];1)" office:value-type="float" office:value="0.296700592148542">
            <text:p>0,2967005921</text:p>
          </table:table-cell>
          <table:table-cell table:formula="of:=ABS([.D303]-[.C303])" office:value-type="float" office:value="0.00670059214854213">
            <text:p>0,0067005921</text:p>
          </table:table-cell>
          <table:table-cell table:formula="of:=ABS([.D303]-[.C302])" office:value-type="float" office:value="0.00770059214854213">
            <text:p>0,0077005921</text:p>
          </table:table-cell>
        </table:table-row>
        <table:table-row table:style-name="ro1">
          <table:table-cell office:value-type="float" office:value="7.85982843041">
            <text:p>7,8598284304</text:p>
          </table:table-cell>
          <table:table-cell office:value-type="float" office:value="4.99561913246">
            <text:p>4,9956191325</text:p>
          </table:table-cell>
          <table:table-cell table:formula="of:=FREQUENCY([.B$14:.B$1013];[.B304])/1000" office:value-type="float" office:value="0.291">
            <text:p>0,291</text:p>
          </table:table-cell>
          <table:table-cell table:formula="of:=NORMDIST([.B304];[.A$8];[.B$8];1)" office:value-type="float" office:value="0.296712839613314">
            <text:p>0,2967128396</text:p>
          </table:table-cell>
          <table:table-cell table:formula="of:=ABS([.D304]-[.C304])" office:value-type="float" office:value="0.00571283961331431">
            <text:p>0,0057128396</text:p>
          </table:table-cell>
          <table:table-cell table:formula="of:=ABS([.D304]-[.C303])" office:value-type="float" office:value="0.00671283961331431">
            <text:p>0,0067128396</text:p>
          </table:table-cell>
        </table:table-row>
        <table:table-row table:style-name="ro1">
          <table:table-cell office:value-type="float" office:value="4.43788454322">
            <text:p>4,4378845432</text:p>
          </table:table-cell>
          <table:table-cell office:value-type="float" office:value="5.01076179971">
            <text:p>5,0107617997</text:p>
          </table:table-cell>
          <table:table-cell table:formula="of:=FREQUENCY([.B$14:.B$1013];[.B305])/1000" office:value-type="float" office:value="0.292">
            <text:p>0,292</text:p>
          </table:table-cell>
          <table:table-cell table:formula="of:=NORMDIST([.B305];[.A$8];[.B$8];1)" office:value-type="float" office:value="0.299279474100754">
            <text:p>0,2992794741</text:p>
          </table:table-cell>
          <table:table-cell table:formula="of:=ABS([.D305]-[.C305])" office:value-type="float" office:value="0.00727947410075441">
            <text:p>0,0072794741</text:p>
          </table:table-cell>
          <table:table-cell table:formula="of:=ABS([.D305]-[.C304])" office:value-type="float" office:value="0.00827947410075441">
            <text:p>0,0082794741</text:p>
          </table:table-cell>
        </table:table-row>
        <table:table-row table:style-name="ro1">
          <table:table-cell office:value-type="float" office:value="5.58110441036">
            <text:p>5,5811044104</text:p>
          </table:table-cell>
          <table:table-cell office:value-type="float" office:value="5.01281477573">
            <text:p>5,0128147757</text:p>
          </table:table-cell>
          <table:table-cell table:formula="of:=FREQUENCY([.B$14:.B$1013];[.B306])/1000" office:value-type="float" office:value="0.293">
            <text:p>0,293</text:p>
          </table:table-cell>
          <table:table-cell table:formula="of:=NORMDIST([.B306];[.A$8];[.B$8];1)" office:value-type="float" office:value="0.299628221036818">
            <text:p>0,299628221</text:p>
          </table:table-cell>
          <table:table-cell table:formula="of:=ABS([.D306]-[.C306])" office:value-type="float" office:value="0.00662822103681843">
            <text:p>0,006628221</text:p>
          </table:table-cell>
          <table:table-cell table:formula="of:=ABS([.D306]-[.C305])" office:value-type="float" office:value="0.00762822103681843">
            <text:p>0,007628221</text:p>
          </table:table-cell>
        </table:table-row>
        <table:table-row table:style-name="ro1">
          <table:table-cell office:value-type="float" office:value="12.3773488562">
            <text:p>12,3773488562</text:p>
          </table:table-cell>
          <table:table-cell office:value-type="float" office:value="5.01286571516">
            <text:p>5,0128657152</text:p>
          </table:table-cell>
          <table:table-cell table:formula="of:=FREQUENCY([.B$14:.B$1013];[.B307])/1000" office:value-type="float" office:value="0.294">
            <text:p>0,294</text:p>
          </table:table-cell>
          <table:table-cell table:formula="of:=NORMDIST([.B307];[.A$8];[.B$8];1)" office:value-type="float" office:value="0.299636876654394">
            <text:p>0,2996368767</text:p>
          </table:table-cell>
          <table:table-cell table:formula="of:=ABS([.D307]-[.C307])" office:value-type="float" office:value="0.005636876654394">
            <text:p>0,0056368767</text:p>
          </table:table-cell>
          <table:table-cell table:formula="of:=ABS([.D307]-[.C306])" office:value-type="float" office:value="0.006636876654394">
            <text:p>0,0066368767</text:p>
          </table:table-cell>
        </table:table-row>
        <table:table-row table:style-name="ro1">
          <table:table-cell office:value-type="float" office:value="4.85865676776">
            <text:p>4,8586567678</text:p>
          </table:table-cell>
          <table:table-cell office:value-type="float" office:value="5.01523627842">
            <text:p>5,0152362784</text:p>
          </table:table-cell>
          <table:table-cell table:formula="of:=FREQUENCY([.B$14:.B$1013];[.B308])/1000" office:value-type="float" office:value="0.295">
            <text:p>0,295</text:p>
          </table:table-cell>
          <table:table-cell table:formula="of:=NORMDIST([.B308];[.A$8];[.B$8];1)" office:value-type="float" office:value="0.300039807521169">
            <text:p>0,3000398075</text:p>
          </table:table-cell>
          <table:table-cell table:formula="of:=ABS([.D308]-[.C308])" office:value-type="float" office:value="0.00503980752116939">
            <text:p>0,0050398075</text:p>
          </table:table-cell>
          <table:table-cell table:formula="of:=ABS([.D308]-[.C307])" office:value-type="float" office:value="0.00603980752116939">
            <text:p>0,0060398075</text:p>
          </table:table-cell>
        </table:table-row>
        <table:table-row table:style-name="ro1">
          <table:table-cell office:value-type="float" office:value="6.87159464779">
            <text:p>6,8715946478</text:p>
          </table:table-cell>
          <table:table-cell office:value-type="float" office:value="5.01734581755">
            <text:p>5,0173458176</text:p>
          </table:table-cell>
          <table:table-cell table:formula="of:=FREQUENCY([.B$14:.B$1013];[.B309])/1000" office:value-type="float" office:value="0.296">
            <text:p>0,296</text:p>
          </table:table-cell>
          <table:table-cell table:formula="of:=NORMDIST([.B309];[.A$8];[.B$8];1)" office:value-type="float" office:value="0.300398577417633">
            <text:p>0,3003985774</text:p>
          </table:table-cell>
          <table:table-cell table:formula="of:=ABS([.D309]-[.C309])" office:value-type="float" office:value="0.00439857741763272">
            <text:p>0,0043985774</text:p>
          </table:table-cell>
          <table:table-cell table:formula="of:=ABS([.D309]-[.C308])" office:value-type="float" office:value="0.00539857741763272">
            <text:p>0,0053985774</text:p>
          </table:table-cell>
        </table:table-row>
        <table:table-row table:style-name="ro1">
          <table:table-cell office:value-type="float" office:value="2.03134895707">
            <text:p>2,0313489571</text:p>
          </table:table-cell>
          <table:table-cell office:value-type="float" office:value="5.02822985306">
            <text:p>5,0282298531</text:p>
          </table:table-cell>
          <table:table-cell table:formula="of:=FREQUENCY([.B$14:.B$1013];[.B310])/1000" office:value-type="float" office:value="0.297">
            <text:p>0,297</text:p>
          </table:table-cell>
          <table:table-cell table:formula="of:=NORMDIST([.B310];[.A$8];[.B$8];1)" office:value-type="float" office:value="0.302252699960468">
            <text:p>0,3022527</text:p>
          </table:table-cell>
          <table:table-cell table:formula="of:=ABS([.D310]-[.C310])" office:value-type="float" office:value="0.00525269996046784">
            <text:p>0,0052527</text:p>
          </table:table-cell>
          <table:table-cell table:formula="of:=ABS([.D310]-[.C309])" office:value-type="float" office:value="0.00625269996046784">
            <text:p>0,0062527</text:p>
          </table:table-cell>
        </table:table-row>
        <table:table-row table:style-name="ro1">
          <table:table-cell office:value-type="float" office:value="6.39496242627">
            <text:p>6,3949624263</text:p>
          </table:table-cell>
          <table:table-cell office:value-type="float" office:value="5.02909788656">
            <text:p>5,0290978866</text:p>
          </table:table-cell>
          <table:table-cell table:formula="of:=FREQUENCY([.B$14:.B$1013];[.B311])/1000" office:value-type="float" office:value="0.298">
            <text:p>0,298</text:p>
          </table:table-cell>
          <table:table-cell table:formula="of:=NORMDIST([.B311];[.A$8];[.B$8];1)" office:value-type="float" office:value="0.302400792494753">
            <text:p>0,3024007925</text:p>
          </table:table-cell>
          <table:table-cell table:formula="of:=ABS([.D311]-[.C311])" office:value-type="float" office:value="0.00440079249475295">
            <text:p>0,0044007925</text:p>
          </table:table-cell>
          <table:table-cell table:formula="of:=ABS([.D311]-[.C310])" office:value-type="float" office:value="0.00540079249475295">
            <text:p>0,0054007925</text:p>
          </table:table-cell>
        </table:table-row>
        <table:table-row table:style-name="ro1">
          <table:table-cell office:value-type="float" office:value="8.70270365251">
            <text:p>8,7027036525</text:p>
          </table:table-cell>
          <table:table-cell office:value-type="float" office:value="5.03648387786">
            <text:p>5,0364838779</text:p>
          </table:table-cell>
          <table:table-cell table:formula="of:=FREQUENCY([.B$14:.B$1013];[.B312])/1000" office:value-type="float" office:value="0.299">
            <text:p>0,299</text:p>
          </table:table-cell>
          <table:table-cell table:formula="of:=NORMDIST([.B312];[.A$8];[.B$8];1)" office:value-type="float" office:value="0.303662207965436">
            <text:p>0,303662208</text:p>
          </table:table-cell>
          <table:table-cell table:formula="of:=ABS([.D312]-[.C312])" office:value-type="float" office:value="0.00466220796543632">
            <text:p>0,004662208</text:p>
          </table:table-cell>
          <table:table-cell table:formula="of:=ABS([.D312]-[.C311])" office:value-type="float" office:value="0.00566220796543632">
            <text:p>0,005662208</text:p>
          </table:table-cell>
        </table:table-row>
        <table:table-row table:style-name="ro1">
          <table:table-cell office:value-type="float" office:value="10.2771338794">
            <text:p>10,2771338794</text:p>
          </table:table-cell>
          <table:table-cell office:value-type="float" office:value="5.04536880509">
            <text:p>5,0453688051</text:p>
          </table:table-cell>
          <table:table-cell table:formula="of:=FREQUENCY([.B$14:.B$1013];[.B313])/1000" office:value-type="float" office:value="0.3">
            <text:p>0,3</text:p>
          </table:table-cell>
          <table:table-cell table:formula="of:=NORMDIST([.B313];[.A$8];[.B$8];1)" office:value-type="float" office:value="0.305182722845174">
            <text:p>0,3051827228</text:p>
          </table:table-cell>
          <table:table-cell table:formula="of:=ABS([.D313]-[.C313])" office:value-type="float" office:value="0.00518272284517446">
            <text:p>0,0051827228</text:p>
          </table:table-cell>
          <table:table-cell table:formula="of:=ABS([.D313]-[.C312])" office:value-type="float" office:value="0.00618272284517446">
            <text:p>0,0061827228</text:p>
          </table:table-cell>
        </table:table-row>
        <table:table-row table:style-name="ro1">
          <table:table-cell office:value-type="float" office:value="5.25781204274">
            <text:p>5,2578120427</text:p>
          </table:table-cell>
          <table:table-cell office:value-type="float" office:value="5.04554283238">
            <text:p>5,0455428324</text:p>
          </table:table-cell>
          <table:table-cell table:formula="of:=FREQUENCY([.B$14:.B$1013];[.B314])/1000" office:value-type="float" office:value="0.301">
            <text:p>0,301</text:p>
          </table:table-cell>
          <table:table-cell table:formula="of:=NORMDIST([.B314];[.A$8];[.B$8];1)" office:value-type="float" office:value="0.30521253858306">
            <text:p>0,3052125386</text:p>
          </table:table-cell>
          <table:table-cell table:formula="of:=ABS([.D314]-[.C314])" office:value-type="float" office:value="0.00421253858305964">
            <text:p>0,0042125386</text:p>
          </table:table-cell>
          <table:table-cell table:formula="of:=ABS([.D314]-[.C313])" office:value-type="float" office:value="0.00521253858305964">
            <text:p>0,0052125386</text:p>
          </table:table-cell>
        </table:table-row>
        <table:table-row table:style-name="ro1">
          <table:table-cell office:value-type="float" office:value="9.45622251385">
            <text:p>9,4562225139</text:p>
          </table:table-cell>
          <table:table-cell office:value-type="float" office:value="5.05261683818">
            <text:p>5,0526168382</text:p>
          </table:table-cell>
          <table:table-cell table:formula="of:=FREQUENCY([.B$14:.B$1013];[.B315])/1000" office:value-type="float" office:value="0.302">
            <text:p>0,302</text:p>
          </table:table-cell>
          <table:table-cell table:formula="of:=NORMDIST([.B315];[.A$8];[.B$8];1)" office:value-type="float" office:value="0.306425605869554">
            <text:p>0,3064256059</text:p>
          </table:table-cell>
          <table:table-cell table:formula="of:=ABS([.D315]-[.C315])" office:value-type="float" office:value="0.00442560586955426">
            <text:p>0,0044256059</text:p>
          </table:table-cell>
          <table:table-cell table:formula="of:=ABS([.D315]-[.C314])" office:value-type="float" office:value="0.00542560586955426">
            <text:p>0,0054256059</text:p>
          </table:table-cell>
        </table:table-row>
        <table:table-row table:style-name="ro1">
          <table:table-cell office:value-type="float" office:value="4.72047976001">
            <text:p>4,72047976</text:p>
          </table:table-cell>
          <table:table-cell office:value-type="float" office:value="5.05464789595">
            <text:p>5,054647896</text:p>
          </table:table-cell>
          <table:table-cell table:formula="of:=FREQUENCY([.B$14:.B$1013];[.B316])/1000" office:value-type="float" office:value="0.303">
            <text:p>0,303</text:p>
          </table:table-cell>
          <table:table-cell table:formula="of:=NORMDIST([.B316];[.A$8];[.B$8];1)" office:value-type="float" office:value="0.306774289610206">
            <text:p>0,3067742896</text:p>
          </table:table-cell>
          <table:table-cell table:formula="of:=ABS([.D316]-[.C316])" office:value-type="float" office:value="0.00377428961020593">
            <text:p>0,0037742896</text:p>
          </table:table-cell>
          <table:table-cell table:formula="of:=ABS([.D316]-[.C315])" office:value-type="float" office:value="0.00477428961020593">
            <text:p>0,0047742896</text:p>
          </table:table-cell>
        </table:table-row>
        <table:table-row table:style-name="ro1">
          <table:table-cell office:value-type="float" office:value="5.1618990143">
            <text:p>5,1618990143</text:p>
          </table:table-cell>
          <table:table-cell office:value-type="float" office:value="5.06867183676">
            <text:p>5,0686718368</text:p>
          </table:table-cell>
          <table:table-cell table:formula="of:=FREQUENCY([.B$14:.B$1013];[.B317])/1000" office:value-type="float" office:value="0.304">
            <text:p>0,304</text:p>
          </table:table-cell>
          <table:table-cell table:formula="of:=NORMDIST([.B317];[.A$8];[.B$8];1)" office:value-type="float" office:value="0.309186622721419">
            <text:p>0,3091866227</text:p>
          </table:table-cell>
          <table:table-cell table:formula="of:=ABS([.D317]-[.C317])" office:value-type="float" office:value="0.0051866227214194">
            <text:p>0,0051866227</text:p>
          </table:table-cell>
          <table:table-cell table:formula="of:=ABS([.D317]-[.C316])" office:value-type="float" office:value="0.0061866227214194">
            <text:p>0,0061866227</text:p>
          </table:table-cell>
        </table:table-row>
        <table:table-row table:style-name="ro1">
          <table:table-cell office:value-type="float" office:value="4.47647103737">
            <text:p>4,4764710374</text:p>
          </table:table-cell>
          <table:table-cell office:value-type="float" office:value="5.07319355414">
            <text:p>5,0731935541</text:p>
          </table:table-cell>
          <table:table-cell table:formula="of:=FREQUENCY([.B$14:.B$1013];[.B318])/1000" office:value-type="float" office:value="0.305">
            <text:p>0,305</text:p>
          </table:table-cell>
          <table:table-cell table:formula="of:=NORMDIST([.B318];[.A$8];[.B$8];1)" office:value-type="float" office:value="0.309966191508816">
            <text:p>0,3099661915</text:p>
          </table:table-cell>
          <table:table-cell table:formula="of:=ABS([.D318]-[.C318])" office:value-type="float" office:value="0.00496619150881639">
            <text:p>0,0049661915</text:p>
          </table:table-cell>
          <table:table-cell table:formula="of:=ABS([.D318]-[.C317])" office:value-type="float" office:value="0.00596619150881639">
            <text:p>0,0059661915</text:p>
          </table:table-cell>
        </table:table-row>
        <table:table-row table:style-name="ro1">
          <table:table-cell office:value-type="float" office:value="5.03648387786">
            <text:p>5,0364838779</text:p>
          </table:table-cell>
          <table:table-cell office:value-type="float" office:value="5.0760211509">
            <text:p>5,0760211509</text:p>
          </table:table-cell>
          <table:table-cell table:formula="of:=FREQUENCY([.B$14:.B$1013];[.B319])/1000" office:value-type="float" office:value="0.306">
            <text:p>0,306</text:p>
          </table:table-cell>
          <table:table-cell table:formula="of:=NORMDIST([.B319];[.A$8];[.B$8];1)" office:value-type="float" office:value="0.310454119483247">
            <text:p>0,3104541195</text:p>
          </table:table-cell>
          <table:table-cell table:formula="of:=ABS([.D319]-[.C319])" office:value-type="float" office:value="0.00445411948324731">
            <text:p>0,0044541195</text:p>
          </table:table-cell>
          <table:table-cell table:formula="of:=ABS([.D319]-[.C318])" office:value-type="float" office:value="0.00545411948324731">
            <text:p>0,0054541195</text:p>
          </table:table-cell>
        </table:table-row>
        <table:table-row table:style-name="ro1">
          <table:table-cell office:value-type="float" office:value="5.49639584631">
            <text:p>5,4963958463</text:p>
          </table:table-cell>
          <table:table-cell office:value-type="float" office:value="5.09698192745">
            <text:p>5,0969819275</text:p>
          </table:table-cell>
          <table:table-cell table:formula="of:=FREQUENCY([.B$14:.B$1013];[.B320])/1000" office:value-type="float" office:value="0.307">
            <text:p>0,307</text:p>
          </table:table-cell>
          <table:table-cell table:formula="of:=NORMDIST([.B320];[.A$8];[.B$8];1)" office:value-type="float" office:value="0.314081455506911">
            <text:p>0,3140814555</text:p>
          </table:table-cell>
          <table:table-cell table:formula="of:=ABS([.D320]-[.C320])" office:value-type="float" office:value="0.00708145550691075">
            <text:p>0,0070814555</text:p>
          </table:table-cell>
          <table:table-cell table:formula="of:=ABS([.D320]-[.C319])" office:value-type="float" office:value="0.00808145550691075">
            <text:p>0,0080814555</text:p>
          </table:table-cell>
        </table:table-row>
        <table:table-row table:style-name="ro1">
          <table:table-cell office:value-type="float" office:value="10.0529254622">
            <text:p>10,0529254622</text:p>
          </table:table-cell>
          <table:table-cell office:value-type="float" office:value="5.1026800015">
            <text:p>5,1026800015</text:p>
          </table:table-cell>
          <table:table-cell table:formula="of:=FREQUENCY([.B$14:.B$1013];[.B321])/1000" office:value-type="float" office:value="0.308">
            <text:p>0,308</text:p>
          </table:table-cell>
          <table:table-cell table:formula="of:=NORMDIST([.B321];[.A$8];[.B$8];1)" office:value-type="float" office:value="0.315070659930502">
            <text:p>0,3150706599</text:p>
          </table:table-cell>
          <table:table-cell table:formula="of:=ABS([.D321]-[.C321])" office:value-type="float" office:value="0.0070706599305021">
            <text:p>0,0070706599</text:p>
          </table:table-cell>
          <table:table-cell table:formula="of:=ABS([.D321]-[.C320])" office:value-type="float" office:value="0.0080706599305021">
            <text:p>0,0080706599</text:p>
          </table:table-cell>
        </table:table-row>
        <table:table-row table:style-name="ro1">
          <table:table-cell office:value-type="float" office:value="4.28013633577">
            <text:p>4,2801363358</text:p>
          </table:table-cell>
          <table:table-cell office:value-type="float" office:value="5.11581505823">
            <text:p>5,1158150582</text:p>
          </table:table-cell>
          <table:table-cell table:formula="of:=FREQUENCY([.B$14:.B$1013];[.B322])/1000" office:value-type="float" office:value="0.309">
            <text:p>0,309</text:p>
          </table:table-cell>
          <table:table-cell table:formula="of:=NORMDIST([.B322];[.A$8];[.B$8];1)" office:value-type="float" office:value="0.317355998464832">
            <text:p>0,3173559985</text:p>
          </table:table-cell>
          <table:table-cell table:formula="of:=ABS([.D322]-[.C322])" office:value-type="float" office:value="0.00835599846483165">
            <text:p>0,0083559985</text:p>
          </table:table-cell>
          <table:table-cell table:formula="of:=ABS([.D322]-[.C321])" office:value-type="float" office:value="0.00935599846483165">
            <text:p>0,0093559985</text:p>
          </table:table-cell>
        </table:table-row>
        <table:table-row table:style-name="ro1">
          <table:table-cell office:value-type="float" office:value="5.51769534608">
            <text:p>5,5176953461</text:p>
          </table:table-cell>
          <table:table-cell office:value-type="float" office:value="5.1195704675">
            <text:p>5,1195704675</text:p>
          </table:table-cell>
          <table:table-cell table:formula="of:=FREQUENCY([.B$14:.B$1013];[.B323])/1000" office:value-type="float" office:value="0.31">
            <text:p>0,31</text:p>
          </table:table-cell>
          <table:table-cell table:formula="of:=NORMDIST([.B323];[.A$8];[.B$8];1)" office:value-type="float" office:value="0.318010680642576">
            <text:p>0,3180106806</text:p>
          </table:table-cell>
          <table:table-cell table:formula="of:=ABS([.D323]-[.C323])" office:value-type="float" office:value="0.00801068064257565">
            <text:p>0,0080106806</text:p>
          </table:table-cell>
          <table:table-cell table:formula="of:=ABS([.D323]-[.C322])" office:value-type="float" office:value="0.00901068064257565">
            <text:p>0,0090106806</text:p>
          </table:table-cell>
        </table:table-row>
        <table:table-row table:style-name="ro1">
          <table:table-cell office:value-type="float" office:value="5.01734581755">
            <text:p>5,0173458176</text:p>
          </table:table-cell>
          <table:table-cell office:value-type="float" office:value="5.12001473576">
            <text:p>5,1200147358</text:p>
          </table:table-cell>
          <table:table-cell table:formula="of:=FREQUENCY([.B$14:.B$1013];[.B324])/1000" office:value-type="float" office:value="0.311">
            <text:p>0,311</text:p>
          </table:table-cell>
          <table:table-cell table:formula="of:=NORMDIST([.B324];[.A$8];[.B$8];1)" office:value-type="float" office:value="0.318088167812591">
            <text:p>0,3180881678</text:p>
          </table:table-cell>
          <table:table-cell table:formula="of:=ABS([.D324]-[.C324])" office:value-type="float" office:value="0.00708816781259097">
            <text:p>0,0070881678</text:p>
          </table:table-cell>
          <table:table-cell table:formula="of:=ABS([.D324]-[.C323])" office:value-type="float" office:value="0.00808816781259097">
            <text:p>0,0080881678</text:p>
          </table:table-cell>
        </table:table-row>
        <table:table-row table:style-name="ro1">
          <table:table-cell office:value-type="float" office:value="8.03466698281">
            <text:p>8,0346669828</text:p>
          </table:table-cell>
          <table:table-cell office:value-type="float" office:value="5.12015889599">
            <text:p>5,120158896</text:p>
          </table:table-cell>
          <table:table-cell table:formula="of:=FREQUENCY([.B$14:.B$1013];[.B325])/1000" office:value-type="float" office:value="0.312">
            <text:p>0,312</text:p>
          </table:table-cell>
          <table:table-cell table:formula="of:=NORMDIST([.B325];[.A$8];[.B$8];1)" office:value-type="float" office:value="0.318113313269905">
            <text:p>0,3181133133</text:p>
          </table:table-cell>
          <table:table-cell table:formula="of:=ABS([.D325]-[.C325])" office:value-type="float" office:value="0.00611331326990466">
            <text:p>0,0061133133</text:p>
          </table:table-cell>
          <table:table-cell table:formula="of:=ABS([.D325]-[.C324])" office:value-type="float" office:value="0.00711331326990466">
            <text:p>0,0071133133</text:p>
          </table:table-cell>
        </table:table-row>
        <table:table-row table:style-name="ro1">
          <table:table-cell office:value-type="float" office:value="5.21820746619">
            <text:p>5,2182074662</text:p>
          </table:table-cell>
          <table:table-cell office:value-type="float" office:value="5.13071503513">
            <text:p>5,1307150351</text:p>
          </table:table-cell>
          <table:table-cell table:formula="of:=FREQUENCY([.B$14:.B$1013];[.B326])/1000" office:value-type="float" office:value="0.313">
            <text:p>0,313</text:p>
          </table:table-cell>
          <table:table-cell table:formula="of:=NORMDIST([.B326];[.A$8];[.B$8];1)" office:value-type="float" office:value="0.319956862497902">
            <text:p>0,3199568625</text:p>
          </table:table-cell>
          <table:table-cell table:formula="of:=ABS([.D326]-[.C326])" office:value-type="float" office:value="0.00695686249790178">
            <text:p>0,0069568625</text:p>
          </table:table-cell>
          <table:table-cell table:formula="of:=ABS([.D326]-[.C325])" office:value-type="float" office:value="0.00795686249790178">
            <text:p>0,0079568625</text:p>
          </table:table-cell>
        </table:table-row>
        <table:table-row table:style-name="ro1">
          <table:table-cell office:value-type="float" office:value="4.18542096232">
            <text:p>4,1854209623</text:p>
          </table:table-cell>
          <table:table-cell office:value-type="float" office:value="5.13351983749">
            <text:p>5,1335198375</text:p>
          </table:table-cell>
          <table:table-cell table:formula="of:=FREQUENCY([.B$14:.B$1013];[.B327])/1000" office:value-type="float" office:value="0.314">
            <text:p>0,314</text:p>
          </table:table-cell>
          <table:table-cell table:formula="of:=NORMDIST([.B327];[.A$8];[.B$8];1)" office:value-type="float" office:value="0.320447450893193">
            <text:p>0,3204474509</text:p>
          </table:table-cell>
          <table:table-cell table:formula="of:=ABS([.D327]-[.C327])" office:value-type="float" office:value="0.00644745089319332">
            <text:p>0,0064474509</text:p>
          </table:table-cell>
          <table:table-cell table:formula="of:=ABS([.D327]-[.C326])" office:value-type="float" office:value="0.00744745089319332">
            <text:p>0,0074474509</text:p>
          </table:table-cell>
        </table:table-row>
        <table:table-row table:style-name="ro1">
          <table:table-cell office:value-type="float" office:value="5.94391607087">
            <text:p>5,9439160709</text:p>
          </table:table-cell>
          <table:table-cell office:value-type="float" office:value="5.13526326002">
            <text:p>5,13526326</text:p>
          </table:table-cell>
          <table:table-cell table:formula="of:=FREQUENCY([.B$14:.B$1013];[.B328])/1000" office:value-type="float" office:value="0.315">
            <text:p>0,315</text:p>
          </table:table-cell>
          <table:table-cell table:formula="of:=NORMDIST([.B328];[.A$8];[.B$8];1)" office:value-type="float" office:value="0.320752551451408">
            <text:p>0,3207525515</text:p>
          </table:table-cell>
          <table:table-cell table:formula="of:=ABS([.D328]-[.C328])" office:value-type="float" office:value="0.00575255145140774">
            <text:p>0,0057525515</text:p>
          </table:table-cell>
          <table:table-cell table:formula="of:=ABS([.D328]-[.C327])" office:value-type="float" office:value="0.00675255145140774">
            <text:p>0,0067525515</text:p>
          </table:table-cell>
        </table:table-row>
        <table:table-row table:style-name="ro1">
          <table:table-cell office:value-type="float" office:value="3.88766970206">
            <text:p>3,8876697021</text:p>
          </table:table-cell>
          <table:table-cell office:value-type="float" office:value="5.13920259297">
            <text:p>5,139202593</text:p>
          </table:table-cell>
          <table:table-cell table:formula="of:=FREQUENCY([.B$14:.B$1013];[.B329])/1000" office:value-type="float" office:value="0.316">
            <text:p>0,316</text:p>
          </table:table-cell>
          <table:table-cell table:formula="of:=NORMDIST([.B329];[.A$8];[.B$8];1)" office:value-type="float" office:value="0.321442384141768">
            <text:p>0,3214423841</text:p>
          </table:table-cell>
          <table:table-cell table:formula="of:=ABS([.D329]-[.C329])" office:value-type="float" office:value="0.00544238414176806">
            <text:p>0,0054423841</text:p>
          </table:table-cell>
          <table:table-cell table:formula="of:=ABS([.D329]-[.C328])" office:value-type="float" office:value="0.00644238414176806">
            <text:p>0,0064423841</text:p>
          </table:table-cell>
        </table:table-row>
        <table:table-row table:style-name="ro1">
          <table:table-cell office:value-type="float" office:value="4.72505136441">
            <text:p>4,7250513644</text:p>
          </table:table-cell>
          <table:table-cell office:value-type="float" office:value="5.1526072752">
            <text:p>5,1526072752</text:p>
          </table:table-cell>
          <table:table-cell table:formula="of:=FREQUENCY([.B$14:.B$1013];[.B330])/1000" office:value-type="float" office:value="0.317">
            <text:p>0,317</text:p>
          </table:table-cell>
          <table:table-cell table:formula="of:=NORMDIST([.B330];[.A$8];[.B$8];1)" office:value-type="float" office:value="0.323794338038307">
            <text:p>0,323794338</text:p>
          </table:table-cell>
          <table:table-cell table:formula="of:=ABS([.D330]-[.C330])" office:value-type="float" office:value="0.00679433803830681">
            <text:p>0,006794338</text:p>
          </table:table-cell>
          <table:table-cell table:formula="of:=ABS([.D330]-[.C329])" office:value-type="float" office:value="0.00779433803830681">
            <text:p>0,007794338</text:p>
          </table:table-cell>
        </table:table-row>
        <table:table-row table:style-name="ro1">
          <table:table-cell office:value-type="float" office:value="5.34914644146">
            <text:p>5,3491464415</text:p>
          </table:table-cell>
          <table:table-cell office:value-type="float" office:value="5.15894537465">
            <text:p>5,1589453747</text:p>
          </table:table-cell>
          <table:table-cell table:formula="of:=FREQUENCY([.B$14:.B$1013];[.B331])/1000" office:value-type="float" office:value="0.318">
            <text:p>0,318</text:p>
          </table:table-cell>
          <table:table-cell table:formula="of:=NORMDIST([.B331];[.A$8];[.B$8];1)" office:value-type="float" office:value="0.324908868294929">
            <text:p>0,3249088683</text:p>
          </table:table-cell>
          <table:table-cell table:formula="of:=ABS([.D331]-[.C331])" office:value-type="float" office:value="0.00690886829492937">
            <text:p>0,0069088683</text:p>
          </table:table-cell>
          <table:table-cell table:formula="of:=ABS([.D331]-[.C330])" office:value-type="float" office:value="0.00790886829492937">
            <text:p>0,0079088683</text:p>
          </table:table-cell>
        </table:table-row>
        <table:table-row table:style-name="ro1">
          <table:table-cell office:value-type="float" office:value="7.74439464866">
            <text:p>7,7443946487</text:p>
          </table:table-cell>
          <table:table-cell office:value-type="float" office:value="5.159182263">
            <text:p>5,159182263</text:p>
          </table:table-cell>
          <table:table-cell table:formula="of:=FREQUENCY([.B$14:.B$1013];[.B332])/1000" office:value-type="float" office:value="0.319">
            <text:p>0,319</text:p>
          </table:table-cell>
          <table:table-cell table:formula="of:=NORMDIST([.B332];[.A$8];[.B$8];1)" office:value-type="float" office:value="0.324950554670637">
            <text:p>0,3249505547</text:p>
          </table:table-cell>
          <table:table-cell table:formula="of:=ABS([.D332]-[.C332])" office:value-type="float" office:value="0.00595055467063704">
            <text:p>0,0059505547</text:p>
          </table:table-cell>
          <table:table-cell table:formula="of:=ABS([.D332]-[.C331])" office:value-type="float" office:value="0.00695055467063704">
            <text:p>0,0069505547</text:p>
          </table:table-cell>
        </table:table-row>
        <table:table-row table:style-name="ro1">
          <table:table-cell office:value-type="float" office:value="5.33562035322">
            <text:p>5,3356203532</text:p>
          </table:table-cell>
          <table:table-cell office:value-type="float" office:value="5.16092790335">
            <text:p>5,1609279034</text:p>
          </table:table-cell>
          <table:table-cell table:formula="of:=FREQUENCY([.B$14:.B$1013];[.B333])/1000" office:value-type="float" office:value="0.32">
            <text:p>0,32</text:p>
          </table:table-cell>
          <table:table-cell table:formula="of:=NORMDIST([.B333];[.A$8];[.B$8];1)" office:value-type="float" office:value="0.325257810907078">
            <text:p>0,3252578109</text:p>
          </table:table-cell>
          <table:table-cell table:formula="of:=ABS([.D333]-[.C333])" office:value-type="float" office:value="0.00525781090707755">
            <text:p>0,0052578109</text:p>
          </table:table-cell>
          <table:table-cell table:formula="of:=ABS([.D333]-[.C332])" office:value-type="float" office:value="0.00625781090707755">
            <text:p>0,0062578109</text:p>
          </table:table-cell>
        </table:table-row>
        <table:table-row table:style-name="ro1">
          <table:table-cell office:value-type="float" office:value="5.1763822867">
            <text:p>5,1763822867</text:p>
          </table:table-cell>
          <table:table-cell office:value-type="float" office:value="5.1618990143">
            <text:p>5,1618990143</text:p>
          </table:table-cell>
          <table:table-cell table:formula="of:=FREQUENCY([.B$14:.B$1013];[.B334])/1000" office:value-type="float" office:value="0.321">
            <text:p>0,321</text:p>
          </table:table-cell>
          <table:table-cell table:formula="of:=NORMDIST([.B334];[.A$8];[.B$8];1)" office:value-type="float" office:value="0.325428790984116">
            <text:p>0,325428791</text:p>
          </table:table-cell>
          <table:table-cell table:formula="of:=ABS([.D334]-[.C334])" office:value-type="float" office:value="0.00442879098411564">
            <text:p>0,004428791</text:p>
          </table:table-cell>
          <table:table-cell table:formula="of:=ABS([.D334]-[.C333])" office:value-type="float" office:value="0.00542879098411564">
            <text:p>0,005428791</text:p>
          </table:table-cell>
        </table:table-row>
        <table:table-row table:style-name="ro1">
          <table:table-cell office:value-type="float" office:value="5.64065118757">
            <text:p>5,6406511876</text:p>
          </table:table-cell>
          <table:table-cell office:value-type="float" office:value="5.16312961312">
            <text:p>5,1631296131</text:p>
          </table:table-cell>
          <table:table-cell table:formula="of:=FREQUENCY([.B$14:.B$1013];[.B335])/1000" office:value-type="float" office:value="0.322">
            <text:p>0,322</text:p>
          </table:table-cell>
          <table:table-cell table:formula="of:=NORMDIST([.B335];[.A$8];[.B$8];1)" office:value-type="float" office:value="0.325645510959876">
            <text:p>0,325645511</text:p>
          </table:table-cell>
          <table:table-cell table:formula="of:=ABS([.D335]-[.C335])" office:value-type="float" office:value="0.00364551095987581">
            <text:p>0,003645511</text:p>
          </table:table-cell>
          <table:table-cell table:formula="of:=ABS([.D335]-[.C334])" office:value-type="float" office:value="0.00464551095987581">
            <text:p>0,004645511</text:p>
          </table:table-cell>
        </table:table-row>
        <table:table-row table:style-name="ro1">
          <table:table-cell office:value-type="float" office:value="7.22987993489">
            <text:p>7,2298799349</text:p>
          </table:table-cell>
          <table:table-cell office:value-type="float" office:value="5.16619017867">
            <text:p>5,1661901787</text:p>
          </table:table-cell>
          <table:table-cell table:formula="of:=FREQUENCY([.B$14:.B$1013];[.B336])/1000" office:value-type="float" office:value="0.323">
            <text:p>0,323</text:p>
          </table:table-cell>
          <table:table-cell table:formula="of:=NORMDIST([.B336];[.A$8];[.B$8];1)" office:value-type="float" office:value="0.326184760693953">
            <text:p>0,3261847607</text:p>
          </table:table-cell>
          <table:table-cell table:formula="of:=ABS([.D336]-[.C336])" office:value-type="float" office:value="0.00318476069395279">
            <text:p>0,0031847607</text:p>
          </table:table-cell>
          <table:table-cell table:formula="of:=ABS([.D336]-[.C335])" office:value-type="float" office:value="0.00418476069395279">
            <text:p>0,0041847607</text:p>
          </table:table-cell>
        </table:table-row>
        <table:table-row table:style-name="ro1">
          <table:table-cell office:value-type="float" office:value="3.2760230328">
            <text:p>3,2760230328</text:p>
          </table:table-cell>
          <table:table-cell office:value-type="float" office:value="5.1763822867">
            <text:p>5,1763822867</text:p>
          </table:table-cell>
          <table:table-cell table:formula="of:=FREQUENCY([.B$14:.B$1013];[.B337])/1000" office:value-type="float" office:value="0.324">
            <text:p>0,324</text:p>
          </table:table-cell>
          <table:table-cell table:formula="of:=NORMDIST([.B337];[.A$8];[.B$8];1)" office:value-type="float" office:value="0.327983153727879">
            <text:p>0,3279831537</text:p>
          </table:table-cell>
          <table:table-cell table:formula="of:=ABS([.D337]-[.C337])" office:value-type="float" office:value="0.00398315372787933">
            <text:p>0,0039831537</text:p>
          </table:table-cell>
          <table:table-cell table:formula="of:=ABS([.D337]-[.C336])" office:value-type="float" office:value="0.00498315372787933">
            <text:p>0,0049831537</text:p>
          </table:table-cell>
        </table:table-row>
        <table:table-row table:style-name="ro1">
          <table:table-cell office:value-type="float" office:value="5.9792238109">
            <text:p>5,9792238109</text:p>
          </table:table-cell>
          <table:table-cell office:value-type="float" office:value="5.17916714562">
            <text:p>5,1791671456</text:p>
          </table:table-cell>
          <table:table-cell table:formula="of:=FREQUENCY([.B$14:.B$1013];[.B338])/1000" office:value-type="float" office:value="0.325">
            <text:p>0,325</text:p>
          </table:table-cell>
          <table:table-cell table:formula="of:=NORMDIST([.B338];[.A$8];[.B$8];1)" office:value-type="float" office:value="0.328475237689932">
            <text:p>0,3284752377</text:p>
          </table:table-cell>
          <table:table-cell table:formula="of:=ABS([.D338]-[.C338])" office:value-type="float" office:value="0.00347523768993208">
            <text:p>0,0034752377</text:p>
          </table:table-cell>
          <table:table-cell table:formula="of:=ABS([.D338]-[.C337])" office:value-type="float" office:value="0.00447523768993208">
            <text:p>0,0044752377</text:p>
          </table:table-cell>
        </table:table-row>
        <table:table-row table:style-name="ro1">
          <table:table-cell office:value-type="float" office:value="7.92002830107">
            <text:p>7,9200283011</text:p>
          </table:table-cell>
          <table:table-cell office:value-type="float" office:value="5.18220493924">
            <text:p>5,1822049392</text:p>
          </table:table-cell>
          <table:table-cell table:formula="of:=FREQUENCY([.B$14:.B$1013];[.B339])/1000" office:value-type="float" office:value="0.326">
            <text:p>0,326</text:p>
          </table:table-cell>
          <table:table-cell table:formula="of:=NORMDIST([.B339];[.A$8];[.B$8];1)" office:value-type="float" office:value="0.329012354612302">
            <text:p>0,3290123546</text:p>
          </table:table-cell>
          <table:table-cell table:formula="of:=ABS([.D339]-[.C339])" office:value-type="float" office:value="0.00301235461230159">
            <text:p>0,0030123546</text:p>
          </table:table-cell>
          <table:table-cell table:formula="of:=ABS([.D339]-[.C338])" office:value-type="float" office:value="0.00401235461230159">
            <text:p>0,0040123546</text:p>
          </table:table-cell>
        </table:table-row>
        <table:table-row table:style-name="ro1">
          <table:table-cell office:value-type="float" office:value="7.32443496389">
            <text:p>7,3244349639</text:p>
          </table:table-cell>
          <table:table-cell office:value-type="float" office:value="5.18512810889">
            <text:p>5,1851281089</text:p>
          </table:table-cell>
          <table:table-cell table:formula="of:=FREQUENCY([.B$14:.B$1013];[.B340])/1000" office:value-type="float" office:value="0.327">
            <text:p>0,327</text:p>
          </table:table-cell>
          <table:table-cell table:formula="of:=NORMDIST([.B340];[.A$8];[.B$8];1)" office:value-type="float" office:value="0.329529538237804">
            <text:p>0,3295295382</text:p>
          </table:table-cell>
          <table:table-cell table:formula="of:=ABS([.D340]-[.C340])" office:value-type="float" office:value="0.00252953823780372">
            <text:p>0,0025295382</text:p>
          </table:table-cell>
          <table:table-cell table:formula="of:=ABS([.D340]-[.C339])" office:value-type="float" office:value="0.00352953823780372">
            <text:p>0,0035295382</text:p>
          </table:table-cell>
        </table:table-row>
        <table:table-row table:style-name="ro1">
          <table:table-cell office:value-type="float" office:value="9.09410218435">
            <text:p>9,0941021844</text:p>
          </table:table-cell>
          <table:table-cell office:value-type="float" office:value="5.1955789997">
            <text:p>5,1955789997</text:p>
          </table:table-cell>
          <table:table-cell table:formula="of:=FREQUENCY([.B$14:.B$1013];[.B341])/1000" office:value-type="float" office:value="0.328">
            <text:p>0,328</text:p>
          </table:table-cell>
          <table:table-cell table:formula="of:=NORMDIST([.B341];[.A$8];[.B$8];1)" office:value-type="float" office:value="0.331381231072215">
            <text:p>0,3313812311</text:p>
          </table:table-cell>
          <table:table-cell table:formula="of:=ABS([.D341]-[.C341])" office:value-type="float" office:value="0.0033812310722155">
            <text:p>0,0033812311</text:p>
          </table:table-cell>
          <table:table-cell table:formula="of:=ABS([.D341]-[.C340])" office:value-type="float" office:value="0.0043812310722155">
            <text:p>0,0043812311</text:p>
          </table:table-cell>
        </table:table-row>
        <table:table-row table:style-name="ro1">
          <table:table-cell office:value-type="float" office:value="6.39495844497">
            <text:p>6,394958445</text:p>
          </table:table-cell>
          <table:table-cell office:value-type="float" office:value="5.20478372329">
            <text:p>5,2047837233</text:p>
          </table:table-cell>
          <table:table-cell table:formula="of:=FREQUENCY([.B$14:.B$1013];[.B342])/1000" office:value-type="float" office:value="0.329">
            <text:p>0,329</text:p>
          </table:table-cell>
          <table:table-cell table:formula="of:=NORMDIST([.B342];[.A$8];[.B$8];1)" office:value-type="float" office:value="0.333015550530971">
            <text:p>0,3330155505</text:p>
          </table:table-cell>
          <table:table-cell table:formula="of:=ABS([.D342]-[.C342])" office:value-type="float" office:value="0.00401555053097108">
            <text:p>0,0040155505</text:p>
          </table:table-cell>
          <table:table-cell table:formula="of:=ABS([.D342]-[.C341])" office:value-type="float" office:value="0.00501555053097108">
            <text:p>0,0050155505</text:p>
          </table:table-cell>
        </table:table-row>
        <table:table-row table:style-name="ro1">
          <table:table-cell office:value-type="float" office:value="6.41908680631">
            <text:p>6,4190868063</text:p>
          </table:table-cell>
          <table:table-cell office:value-type="float" office:value="5.20592255567">
            <text:p>5,2059225557</text:p>
          </table:table-cell>
          <table:table-cell table:formula="of:=FREQUENCY([.B$14:.B$1013];[.B343])/1000" office:value-type="float" office:value="0.33">
            <text:p>0,33</text:p>
          </table:table-cell>
          <table:table-cell table:formula="of:=NORMDIST([.B343];[.A$8];[.B$8];1)" office:value-type="float" office:value="0.333217974251408">
            <text:p>0,3332179743</text:p>
          </table:table-cell>
          <table:table-cell table:formula="of:=ABS([.D343]-[.C343])" office:value-type="float" office:value="0.00321797425140791">
            <text:p>0,0032179743</text:p>
          </table:table-cell>
          <table:table-cell table:formula="of:=ABS([.D343]-[.C342])" office:value-type="float" office:value="0.00421797425140791">
            <text:p>0,0042179743</text:p>
          </table:table-cell>
        </table:table-row>
        <table:table-row table:style-name="ro1">
          <table:table-cell office:value-type="float" office:value="6.37462522226">
            <text:p>6,3746252223</text:p>
          </table:table-cell>
          <table:table-cell office:value-type="float" office:value="5.20838873143">
            <text:p>5,2083887314</text:p>
          </table:table-cell>
          <table:table-cell table:formula="of:=FREQUENCY([.B$14:.B$1013];[.B344])/1000" office:value-type="float" office:value="0.331">
            <text:p>0,331</text:p>
          </table:table-cell>
          <table:table-cell table:formula="of:=NORMDIST([.B344];[.A$8];[.B$8];1)" office:value-type="float" office:value="0.333656495394239">
            <text:p>0,3336564954</text:p>
          </table:table-cell>
          <table:table-cell table:formula="of:=ABS([.D344]-[.C344])" office:value-type="float" office:value="0.00265649539423912">
            <text:p>0,0026564954</text:p>
          </table:table-cell>
          <table:table-cell table:formula="of:=ABS([.D344]-[.C343])" office:value-type="float" office:value="0.00365649539423912">
            <text:p>0,0036564954</text:p>
          </table:table-cell>
        </table:table-row>
        <table:table-row table:style-name="ro1">
          <table:table-cell office:value-type="float" office:value="11.3040797259">
            <text:p>11,3040797259</text:p>
          </table:table-cell>
          <table:table-cell office:value-type="float" office:value="5.21221890945">
            <text:p>5,2122189095</text:p>
          </table:table-cell>
          <table:table-cell table:formula="of:=FREQUENCY([.B$14:.B$1013];[.B345])/1000" office:value-type="float" office:value="0.332">
            <text:p>0,332</text:p>
          </table:table-cell>
          <table:table-cell table:formula="of:=NORMDIST([.B345];[.A$8];[.B$8];1)" office:value-type="float" office:value="0.334338006124908">
            <text:p>0,3343380061</text:p>
          </table:table-cell>
          <table:table-cell table:formula="of:=ABS([.D345]-[.C345])" office:value-type="float" office:value="0.00233800612490836">
            <text:p>0,0023380061</text:p>
          </table:table-cell>
          <table:table-cell table:formula="of:=ABS([.D345]-[.C344])" office:value-type="float" office:value="0.00333800612490837">
            <text:p>0,0033380061</text:p>
          </table:table-cell>
        </table:table-row>
        <table:table-row table:style-name="ro1">
          <table:table-cell office:value-type="float" office:value="4.58706257788">
            <text:p>4,5870625779</text:p>
          </table:table-cell>
          <table:table-cell office:value-type="float" office:value="5.21820746619">
            <text:p>5,2182074662</text:p>
          </table:table-cell>
          <table:table-cell table:formula="of:=FREQUENCY([.B$14:.B$1013];[.B346])/1000" office:value-type="float" office:value="0.333">
            <text:p>0,333</text:p>
          </table:table-cell>
          <table:table-cell table:formula="of:=NORMDIST([.B346];[.A$8];[.B$8];1)" office:value-type="float" office:value="0.335404655628259">
            <text:p>0,3354046556</text:p>
          </table:table-cell>
          <table:table-cell table:formula="of:=ABS([.D346]-[.C346])" office:value-type="float" office:value="0.00240465562825937">
            <text:p>0,0024046556</text:p>
          </table:table-cell>
          <table:table-cell table:formula="of:=ABS([.D346]-[.C345])" office:value-type="float" office:value="0.00340465562825937">
            <text:p>0,0034046556</text:p>
          </table:table-cell>
        </table:table-row>
        <table:table-row table:style-name="ro1">
          <table:table-cell office:value-type="float" office:value="7.1964500199">
            <text:p>7,1964500199</text:p>
          </table:table-cell>
          <table:table-cell office:value-type="float" office:value="5.2238779104">
            <text:p>5,2238779104</text:p>
          </table:table-cell>
          <table:table-cell table:formula="of:=FREQUENCY([.B$14:.B$1013];[.B347])/1000" office:value-type="float" office:value="0.334">
            <text:p>0,334</text:p>
          </table:table-cell>
          <table:table-cell table:formula="of:=NORMDIST([.B347];[.A$8];[.B$8];1)" office:value-type="float" office:value="0.336415869194253">
            <text:p>0,3364158692</text:p>
          </table:table-cell>
          <table:table-cell table:formula="of:=ABS([.D347]-[.C347])" office:value-type="float" office:value="0.00241586919425263">
            <text:p>0,0024158692</text:p>
          </table:table-cell>
          <table:table-cell table:formula="of:=ABS([.D347]-[.C346])" office:value-type="float" office:value="0.00341586919425263">
            <text:p>0,0034158692</text:p>
          </table:table-cell>
        </table:table-row>
        <table:table-row table:style-name="ro1">
          <table:table-cell office:value-type="float" office:value="7.28374611651">
            <text:p>7,2837461165</text:p>
          </table:table-cell>
          <table:table-cell office:value-type="float" office:value="5.22396473629">
            <text:p>5,2239647363</text:p>
          </table:table-cell>
          <table:table-cell table:formula="of:=FREQUENCY([.B$14:.B$1013];[.B348])/1000" office:value-type="float" office:value="0.335">
            <text:p>0,335</text:p>
          </table:table-cell>
          <table:table-cell table:formula="of:=NORMDIST([.B348];[.A$8];[.B$8];1)" office:value-type="float" office:value="0.336431362129814">
            <text:p>0,3364313621</text:p>
          </table:table-cell>
          <table:table-cell table:formula="of:=ABS([.D348]-[.C348])" office:value-type="float" office:value="0.00143136212981354">
            <text:p>0,0014313621</text:p>
          </table:table-cell>
          <table:table-cell table:formula="of:=ABS([.D348]-[.C347])" office:value-type="float" office:value="0.00243136212981354">
            <text:p>0,0024313621</text:p>
          </table:table-cell>
        </table:table-row>
        <table:table-row table:style-name="ro1">
          <table:table-cell office:value-type="float" office:value="3.71448544622">
            <text:p>3,7144854462</text:p>
          </table:table-cell>
          <table:table-cell office:value-type="float" office:value="5.23254869695">
            <text:p>5,232548697</text:p>
          </table:table-cell>
          <table:table-cell table:formula="of:=FREQUENCY([.B$14:.B$1013];[.B349])/1000" office:value-type="float" office:value="0.336">
            <text:p>0,336</text:p>
          </table:table-cell>
          <table:table-cell table:formula="of:=NORMDIST([.B349];[.A$8];[.B$8];1)" office:value-type="float" office:value="0.337964424050929">
            <text:p>0,3379644241</text:p>
          </table:table-cell>
          <table:table-cell table:formula="of:=ABS([.D349]-[.C349])" office:value-type="float" office:value="0.00196442405092895">
            <text:p>0,0019644241</text:p>
          </table:table-cell>
          <table:table-cell table:formula="of:=ABS([.D349]-[.C348])" office:value-type="float" office:value="0.00296442405092895">
            <text:p>0,0029644241</text:p>
          </table:table-cell>
        </table:table-row>
        <table:table-row table:style-name="ro1">
          <table:table-cell office:value-type="float" office:value="9.22725741223">
            <text:p>9,2272574122</text:p>
          </table:table-cell>
          <table:table-cell office:value-type="float" office:value="5.25781204274">
            <text:p>5,2578120427</text:p>
          </table:table-cell>
          <table:table-cell table:formula="of:=FREQUENCY([.B$14:.B$1013];[.B350])/1000" office:value-type="float" office:value="0.337">
            <text:p>0,337</text:p>
          </table:table-cell>
          <table:table-cell table:formula="of:=NORMDIST([.B350];[.A$8];[.B$8];1)" office:value-type="float" office:value="0.34249189667354">
            <text:p>0,3424918967</text:p>
          </table:table-cell>
          <table:table-cell table:formula="of:=ABS([.D350]-[.C350])" office:value-type="float" office:value="0.0054918966735395">
            <text:p>0,0054918967</text:p>
          </table:table-cell>
          <table:table-cell table:formula="of:=ABS([.D350]-[.C349])" office:value-type="float" office:value="0.0064918966735395">
            <text:p>0,0064918967</text:p>
          </table:table-cell>
        </table:table-row>
        <table:table-row table:style-name="ro1">
          <table:table-cell office:value-type="float" office:value="6.32274226349">
            <text:p>6,3227422635</text:p>
          </table:table-cell>
          <table:table-cell office:value-type="float" office:value="5.26102474565">
            <text:p>5,2610247457</text:p>
          </table:table-cell>
          <table:table-cell table:formula="of:=FREQUENCY([.B$14:.B$1013];[.B351])/1000" office:value-type="float" office:value="0.338">
            <text:p>0,338</text:p>
          </table:table-cell>
          <table:table-cell table:formula="of:=NORMDIST([.B351];[.A$8];[.B$8];1)" office:value-type="float" office:value="0.343069291018357">
            <text:p>0,343069291</text:p>
          </table:table-cell>
          <table:table-cell table:formula="of:=ABS([.D351]-[.C351])" office:value-type="float" office:value="0.00506929101835685">
            <text:p>0,005069291</text:p>
          </table:table-cell>
          <table:table-cell table:formula="of:=ABS([.D351]-[.C350])" office:value-type="float" office:value="0.00606929101835685">
            <text:p>0,006069291</text:p>
          </table:table-cell>
        </table:table-row>
        <table:table-row table:style-name="ro1">
          <table:table-cell office:value-type="float" office:value="10.6790539785">
            <text:p>10,6790539785</text:p>
          </table:table-cell>
          <table:table-cell office:value-type="float" office:value="5.26608478325">
            <text:p>5,2660847833</text:p>
          </table:table-cell>
          <table:table-cell table:formula="of:=FREQUENCY([.B$14:.B$1013];[.B352])/1000" office:value-type="float" office:value="0.339">
            <text:p>0,339</text:p>
          </table:table-cell>
          <table:table-cell table:formula="of:=NORMDIST([.B352];[.A$8];[.B$8];1)" office:value-type="float" office:value="0.343979435651132">
            <text:p>0,3439794357</text:p>
          </table:table-cell>
          <table:table-cell table:formula="of:=ABS([.D352]-[.C352])" office:value-type="float" office:value="0.00497943565113218">
            <text:p>0,0049794357</text:p>
          </table:table-cell>
          <table:table-cell table:formula="of:=ABS([.D352]-[.C351])" office:value-type="float" office:value="0.00597943565113218">
            <text:p>0,0059794357</text:p>
          </table:table-cell>
        </table:table-row>
        <table:table-row table:style-name="ro1">
          <table:table-cell office:value-type="float" office:value="2.94563281096">
            <text:p>2,945632811</text:p>
          </table:table-cell>
          <table:table-cell office:value-type="float" office:value="5.26903548838">
            <text:p>5,2690354884</text:p>
          </table:table-cell>
          <table:table-cell table:formula="of:=FREQUENCY([.B$14:.B$1013];[.B353])/1000" office:value-type="float" office:value="0.34">
            <text:p>0,34</text:p>
          </table:table-cell>
          <table:table-cell table:formula="of:=NORMDIST([.B353];[.A$8];[.B$8];1)" office:value-type="float" office:value="0.344510594446473">
            <text:p>0,3445105944</text:p>
          </table:table-cell>
          <table:table-cell table:formula="of:=ABS([.D353]-[.C353])" office:value-type="float" office:value="0.00451059444647312">
            <text:p>0,0045105944</text:p>
          </table:table-cell>
          <table:table-cell table:formula="of:=ABS([.D353]-[.C352])" office:value-type="float" office:value="0.00551059444647312">
            <text:p>0,0055105944</text:p>
          </table:table-cell>
        </table:table-row>
        <table:table-row table:style-name="ro1">
          <table:table-cell office:value-type="float" office:value="5.53029219664">
            <text:p>5,5302921966</text:p>
          </table:table-cell>
          <table:table-cell office:value-type="float" office:value="5.27836495725">
            <text:p>5,2783649573</text:p>
          </table:table-cell>
          <table:table-cell table:formula="of:=FREQUENCY([.B$14:.B$1013];[.B354])/1000" office:value-type="float" office:value="0.341">
            <text:p>0,341</text:p>
          </table:table-cell>
          <table:table-cell table:formula="of:=NORMDIST([.B354];[.A$8];[.B$8];1)" office:value-type="float" office:value="0.346192013590383">
            <text:p>0,3461920136</text:p>
          </table:table-cell>
          <table:table-cell table:formula="of:=ABS([.D354]-[.C354])" office:value-type="float" office:value="0.00519201359038296">
            <text:p>0,0051920136</text:p>
          </table:table-cell>
          <table:table-cell table:formula="of:=ABS([.D354]-[.C353])" office:value-type="float" office:value="0.00619201359038296">
            <text:p>0,0061920136</text:p>
          </table:table-cell>
        </table:table-row>
        <table:table-row table:style-name="ro1">
          <table:table-cell office:value-type="float" office:value="7.11117023275">
            <text:p>7,1111702328</text:p>
          </table:table-cell>
          <table:table-cell office:value-type="float" office:value="5.27962434975">
            <text:p>5,2796243498</text:p>
          </table:table-cell>
          <table:table-cell table:formula="of:=FREQUENCY([.B$14:.B$1013];[.B355])/1000" office:value-type="float" office:value="0.342">
            <text:p>0,342</text:p>
          </table:table-cell>
          <table:table-cell table:formula="of:=NORMDIST([.B355];[.A$8];[.B$8];1)" office:value-type="float" office:value="0.346419223045216">
            <text:p>0,346419223</text:p>
          </table:table-cell>
          <table:table-cell table:formula="of:=ABS([.D355]-[.C355])" office:value-type="float" office:value="0.00441922304521586">
            <text:p>0,004419223</text:p>
          </table:table-cell>
          <table:table-cell table:formula="of:=ABS([.D355]-[.C354])" office:value-type="float" office:value="0.00541922304521586">
            <text:p>0,005419223</text:p>
          </table:table-cell>
        </table:table-row>
        <table:table-row table:style-name="ro1">
          <table:table-cell office:value-type="float" office:value="8.11429474815">
            <text:p>8,1142947482</text:p>
          </table:table-cell>
          <table:table-cell office:value-type="float" office:value="5.2824776464">
            <text:p>5,2824776464</text:p>
          </table:table-cell>
          <table:table-cell table:formula="of:=FREQUENCY([.B$14:.B$1013];[.B356])/1000" office:value-type="float" office:value="0.343">
            <text:p>0,343</text:p>
          </table:table-cell>
          <table:table-cell table:formula="of:=NORMDIST([.B356];[.A$8];[.B$8];1)" office:value-type="float" office:value="0.346934196221451">
            <text:p>0,3469341962</text:p>
          </table:table-cell>
          <table:table-cell table:formula="of:=ABS([.D356]-[.C356])" office:value-type="float" office:value="0.00393419622145136">
            <text:p>0,0039341962</text:p>
          </table:table-cell>
          <table:table-cell table:formula="of:=ABS([.D356]-[.C355])" office:value-type="float" office:value="0.00493419622145136">
            <text:p>0,0049341962</text:p>
          </table:table-cell>
        </table:table-row>
        <table:table-row table:style-name="ro1">
          <table:table-cell office:value-type="float" office:value="4.93329749641">
            <text:p>4,9332974964</text:p>
          </table:table-cell>
          <table:table-cell office:value-type="float" office:value="5.2918305025">
            <text:p>5,2918305025</text:p>
          </table:table-cell>
          <table:table-cell table:formula="of:=FREQUENCY([.B$14:.B$1013];[.B357])/1000" office:value-type="float" office:value="0.344">
            <text:p>0,344</text:p>
          </table:table-cell>
          <table:table-cell table:formula="of:=NORMDIST([.B357];[.A$8];[.B$8];1)" office:value-type="float" office:value="0.348624211979216">
            <text:p>0,348624212</text:p>
          </table:table-cell>
          <table:table-cell table:formula="of:=ABS([.D357]-[.C357])" office:value-type="float" office:value="0.0046242119792157">
            <text:p>0,004624212</text:p>
          </table:table-cell>
          <table:table-cell table:formula="of:=ABS([.D357]-[.C356])" office:value-type="float" office:value="0.00562421197921564">
            <text:p>0,005624212</text:p>
          </table:table-cell>
        </table:table-row>
        <table:table-row table:style-name="ro1">
          <table:table-cell office:value-type="float" office:value="8.25194876061">
            <text:p>8,2519487606</text:p>
          </table:table-cell>
          <table:table-cell office:value-type="float" office:value="5.29414325523">
            <text:p>5,2941432552</text:p>
          </table:table-cell>
          <table:table-cell table:formula="of:=FREQUENCY([.B$14:.B$1013];[.B358])/1000" office:value-type="float" office:value="0.345">
            <text:p>0,345</text:p>
          </table:table-cell>
          <table:table-cell table:formula="of:=NORMDIST([.B358];[.A$8];[.B$8];1)" office:value-type="float" office:value="0.349042580456942">
            <text:p>0,3490425805</text:p>
          </table:table-cell>
          <table:table-cell table:formula="of:=ABS([.D358]-[.C358])" office:value-type="float" office:value="0.00404258045694217">
            <text:p>0,0040425805</text:p>
          </table:table-cell>
          <table:table-cell table:formula="of:=ABS([.D358]-[.C357])" office:value-type="float" office:value="0.00504258045694217">
            <text:p>0,0050425805</text:p>
          </table:table-cell>
        </table:table-row>
        <table:table-row table:style-name="ro1">
          <table:table-cell office:value-type="float" office:value="3.67293160566">
            <text:p>3,6729316057</text:p>
          </table:table-cell>
          <table:table-cell office:value-type="float" office:value="5.29438805239">
            <text:p>5,2943880524</text:p>
          </table:table-cell>
          <table:table-cell table:formula="of:=FREQUENCY([.B$14:.B$1013];[.B359])/1000" office:value-type="float" office:value="0.346">
            <text:p>0,346</text:p>
          </table:table-cell>
          <table:table-cell table:formula="of:=NORMDIST([.B359];[.A$8];[.B$8];1)" office:value-type="float" office:value="0.349086874115768">
            <text:p>0,3490868741</text:p>
          </table:table-cell>
          <table:table-cell table:formula="of:=ABS([.D359]-[.C359])" office:value-type="float" office:value="0.00308687411576847">
            <text:p>0,0030868741</text:p>
          </table:table-cell>
          <table:table-cell table:formula="of:=ABS([.D359]-[.C358])" office:value-type="float" office:value="0.00408687411576847">
            <text:p>0,0040868741</text:p>
          </table:table-cell>
        </table:table-row>
        <table:table-row table:style-name="ro1">
          <table:table-cell office:value-type="float" office:value="8.03903012259">
            <text:p>8,0390301226</text:p>
          </table:table-cell>
          <table:table-cell office:value-type="float" office:value="5.29846921977">
            <text:p>5,2984692198</text:p>
          </table:table-cell>
          <table:table-cell table:formula="of:=FREQUENCY([.B$14:.B$1013];[.B360])/1000" office:value-type="float" office:value="0.347">
            <text:p>0,347</text:p>
          </table:table-cell>
          <table:table-cell table:formula="of:=NORMDIST([.B360];[.A$8];[.B$8];1)" office:value-type="float" office:value="0.349825624014475">
            <text:p>0,349825624</text:p>
          </table:table-cell>
          <table:table-cell table:formula="of:=ABS([.D360]-[.C360])" office:value-type="float" office:value="0.00282562401447545">
            <text:p>0,002825624</text:p>
          </table:table-cell>
          <table:table-cell table:formula="of:=ABS([.D360]-[.C359])" office:value-type="float" office:value="0.00382562401447545">
            <text:p>0,003825624</text:p>
          </table:table-cell>
        </table:table-row>
        <table:table-row table:style-name="ro1">
          <table:table-cell office:value-type="float" office:value="4.9310322199">
            <text:p>4,9310322199</text:p>
          </table:table-cell>
          <table:table-cell office:value-type="float" office:value="5.30421747254">
            <text:p>5,3042174725</text:p>
          </table:table-cell>
          <table:table-cell table:formula="of:=FREQUENCY([.B$14:.B$1013];[.B361])/1000" office:value-type="float" office:value="0.348">
            <text:p>0,348</text:p>
          </table:table-cell>
          <table:table-cell table:formula="of:=NORMDIST([.B361];[.A$8];[.B$8];1)" office:value-type="float" office:value="0.350867104791171">
            <text:p>0,3508671048</text:p>
          </table:table-cell>
          <table:table-cell table:formula="of:=ABS([.D361]-[.C361])" office:value-type="float" office:value="0.00286710479117108">
            <text:p>0,0028671048</text:p>
          </table:table-cell>
          <table:table-cell table:formula="of:=ABS([.D361]-[.C360])" office:value-type="float" office:value="0.00386710479117108">
            <text:p>0,0038671048</text:p>
          </table:table-cell>
        </table:table-row>
        <table:table-row table:style-name="ro1">
          <table:table-cell office:value-type="float" office:value="3.09466015793">
            <text:p>3,0946601579</text:p>
          </table:table-cell>
          <table:table-cell office:value-type="float" office:value="5.30832301204">
            <text:p>5,308323012</text:p>
          </table:table-cell>
          <table:table-cell table:formula="of:=FREQUENCY([.B$14:.B$1013];[.B362])/1000" office:value-type="float" office:value="0.349">
            <text:p>0,349</text:p>
          </table:table-cell>
          <table:table-cell table:formula="of:=NORMDIST([.B362];[.A$8];[.B$8];1)" office:value-type="float" office:value="0.351611642347943">
            <text:p>0,3516116423</text:p>
          </table:table-cell>
          <table:table-cell table:formula="of:=ABS([.D362]-[.C362])" office:value-type="float" office:value="0.00261164234794259">
            <text:p>0,0026116423</text:p>
          </table:table-cell>
          <table:table-cell table:formula="of:=ABS([.D362]-[.C361])" office:value-type="float" office:value="0.00361164234794259">
            <text:p>0,0036116423</text:p>
          </table:table-cell>
        </table:table-row>
        <table:table-row table:style-name="ro1">
          <table:table-cell office:value-type="float" office:value="8.62678792522">
            <text:p>8,6267879252</text:p>
          </table:table-cell>
          <table:table-cell office:value-type="float" office:value="5.30952641816">
            <text:p>5,3095264182</text:p>
          </table:table-cell>
          <table:table-cell table:formula="of:=FREQUENCY([.B$14:.B$1013];[.B363])/1000" office:value-type="float" office:value="0.35">
            <text:p>0,35</text:p>
          </table:table-cell>
          <table:table-cell table:formula="of:=NORMDIST([.B363];[.A$8];[.B$8];1)" office:value-type="float" office:value="0.35182998752535">
            <text:p>0,3518299875</text:p>
          </table:table-cell>
          <table:table-cell table:formula="of:=ABS([.D363]-[.C363])" office:value-type="float" office:value="0.00182998752535046">
            <text:p>0,0018299875</text:p>
          </table:table-cell>
          <table:table-cell table:formula="of:=ABS([.D363]-[.C362])" office:value-type="float" office:value="0.00282998752535046">
            <text:p>0,0028299875</text:p>
          </table:table-cell>
        </table:table-row>
        <table:table-row table:style-name="ro1">
          <table:table-cell office:value-type="float" office:value="6.72514682831">
            <text:p>6,7251468283</text:p>
          </table:table-cell>
          <table:table-cell office:value-type="float" office:value="5.31341798379">
            <text:p>5,3134179838</text:p>
          </table:table-cell>
          <table:table-cell table:formula="of:=FREQUENCY([.B$14:.B$1013];[.B364])/1000" office:value-type="float" office:value="0.351">
            <text:p>0,351</text:p>
          </table:table-cell>
          <table:table-cell table:formula="of:=NORMDIST([.B364];[.A$8];[.B$8];1)" office:value-type="float" office:value="0.352536404784566">
            <text:p>0,3525364048</text:p>
          </table:table-cell>
          <table:table-cell table:formula="of:=ABS([.D364]-[.C364])" office:value-type="float" office:value="0.00153640478456574">
            <text:p>0,0015364048</text:p>
          </table:table-cell>
          <table:table-cell table:formula="of:=ABS([.D364]-[.C363])" office:value-type="float" office:value="0.00253640478456574">
            <text:p>0,0025364048</text:p>
          </table:table-cell>
        </table:table-row>
        <table:table-row table:style-name="ro1">
          <table:table-cell office:value-type="float" office:value="5.27836495725">
            <text:p>5,2783649573</text:p>
          </table:table-cell>
          <table:table-cell office:value-type="float" office:value="5.32792191855">
            <text:p>5,3279219186</text:p>
          </table:table-cell>
          <table:table-cell table:formula="of:=FREQUENCY([.B$14:.B$1013];[.B365])/1000" office:value-type="float" office:value="0.352">
            <text:p>0,352</text:p>
          </table:table-cell>
          <table:table-cell table:formula="of:=NORMDIST([.B365];[.A$8];[.B$8];1)" office:value-type="float" office:value="0.355173700231876">
            <text:p>0,3551737002</text:p>
          </table:table-cell>
          <table:table-cell table:formula="of:=ABS([.D365]-[.C365])" office:value-type="float" office:value="0.00317370023187613">
            <text:p>0,0031737002</text:p>
          </table:table-cell>
          <table:table-cell table:formula="of:=ABS([.D365]-[.C364])" office:value-type="float" office:value="0.00417370023187613">
            <text:p>0,0041737002</text:p>
          </table:table-cell>
        </table:table-row>
        <table:table-row table:style-name="ro1">
          <table:table-cell office:value-type="float" office:value="7.40187671602">
            <text:p>7,401876716</text:p>
          </table:table-cell>
          <table:table-cell office:value-type="float" office:value="5.33019680431">
            <text:p>5,3301968043</text:p>
          </table:table-cell>
          <table:table-cell table:formula="of:=FREQUENCY([.B$14:.B$1013];[.B366])/1000" office:value-type="float" office:value="0.353">
            <text:p>0,353</text:p>
          </table:table-cell>
          <table:table-cell table:formula="of:=NORMDIST([.B366];[.A$8];[.B$8];1)" office:value-type="float" office:value="0.355587983721721">
            <text:p>0,3555879837</text:p>
          </table:table-cell>
          <table:table-cell table:formula="of:=ABS([.D366]-[.C366])" office:value-type="float" office:value="0.00258798372172059">
            <text:p>0,0025879837</text:p>
          </table:table-cell>
          <table:table-cell table:formula="of:=ABS([.D366]-[.C365])" office:value-type="float" office:value="0.00358798372172059">
            <text:p>0,0035879837</text:p>
          </table:table-cell>
        </table:table-row>
        <table:table-row table:style-name="ro1">
          <table:table-cell office:value-type="float" office:value="6.36336832191">
            <text:p>6,3633683219</text:p>
          </table:table-cell>
          <table:table-cell office:value-type="float" office:value="5.33562035322">
            <text:p>5,3356203532</text:p>
          </table:table-cell>
          <table:table-cell table:formula="of:=FREQUENCY([.B$14:.B$1013];[.B367])/1000" office:value-type="float" office:value="0.354">
            <text:p>0,354</text:p>
          </table:table-cell>
          <table:table-cell table:formula="of:=NORMDIST([.B367];[.A$8];[.B$8];1)" office:value-type="float" office:value="0.35657636352471">
            <text:p>0,3565763635</text:p>
          </table:table-cell>
          <table:table-cell table:formula="of:=ABS([.D367]-[.C367])" office:value-type="float" office:value="0.00257636352470958">
            <text:p>0,0025763635</text:p>
          </table:table-cell>
          <table:table-cell table:formula="of:=ABS([.D367]-[.C366])" office:value-type="float" office:value="0.00357636352470958">
            <text:p>0,0035763635</text:p>
          </table:table-cell>
        </table:table-row>
        <table:table-row table:style-name="ro1">
          <table:table-cell office:value-type="float" office:value="3.4249895177">
            <text:p>3,4249895177</text:p>
          </table:table-cell>
          <table:table-cell office:value-type="float" office:value="5.34261718034">
            <text:p>5,3426171803</text:p>
          </table:table-cell>
          <table:table-cell table:formula="of:=FREQUENCY([.B$14:.B$1013];[.B368])/1000" office:value-type="float" office:value="0.355">
            <text:p>0,355</text:p>
          </table:table-cell>
          <table:table-cell table:formula="of:=NORMDIST([.B368];[.A$8];[.B$8];1)" office:value-type="float" office:value="0.357852878579595">
            <text:p>0,3578528786</text:p>
          </table:table-cell>
          <table:table-cell table:formula="of:=ABS([.D368]-[.C368])" office:value-type="float" office:value="0.00285287857959537">
            <text:p>0,0028528786</text:p>
          </table:table-cell>
          <table:table-cell table:formula="of:=ABS([.D368]-[.C367])" office:value-type="float" office:value="0.00385287857959538">
            <text:p>0,0038528786</text:p>
          </table:table-cell>
        </table:table-row>
        <table:table-row table:style-name="ro1">
          <table:table-cell office:value-type="float" office:value="2.74516463559">
            <text:p>2,7451646356</text:p>
          </table:table-cell>
          <table:table-cell office:value-type="float" office:value="5.34914644146">
            <text:p>5,3491464415</text:p>
          </table:table-cell>
          <table:table-cell table:formula="of:=FREQUENCY([.B$14:.B$1013];[.B369])/1000" office:value-type="float" office:value="0.356">
            <text:p>0,356</text:p>
          </table:table-cell>
          <table:table-cell table:formula="of:=NORMDIST([.B369];[.A$8];[.B$8];1)" office:value-type="float" office:value="0.359045525830593">
            <text:p>0,3590455258</text:p>
          </table:table-cell>
          <table:table-cell table:formula="of:=ABS([.D369]-[.C369])" office:value-type="float" office:value="0.0030455258305927">
            <text:p>0,0030455258</text:p>
          </table:table-cell>
          <table:table-cell table:formula="of:=ABS([.D369]-[.C368])" office:value-type="float" office:value="0.0040455258305927">
            <text:p>0,0040455258</text:p>
          </table:table-cell>
        </table:table-row>
        <table:table-row table:style-name="ro1">
          <table:table-cell office:value-type="float" office:value="5.31341798379">
            <text:p>5,3134179838</text:p>
          </table:table-cell>
          <table:table-cell office:value-type="float" office:value="5.35483107732">
            <text:p>5,3548310773</text:p>
          </table:table-cell>
          <table:table-cell table:formula="of:=FREQUENCY([.B$14:.B$1013];[.B370])/1000" office:value-type="float" office:value="0.357">
            <text:p>0,357</text:p>
          </table:table-cell>
          <table:table-cell table:formula="of:=NORMDIST([.B370];[.A$8];[.B$8];1)" office:value-type="float" office:value="0.360085012641262">
            <text:p>0,3600850126</text:p>
          </table:table-cell>
          <table:table-cell table:formula="of:=ABS([.D370]-[.C370])" office:value-type="float" office:value="0.00308501264126193">
            <text:p>0,0030850126</text:p>
          </table:table-cell>
          <table:table-cell table:formula="of:=ABS([.D370]-[.C369])" office:value-type="float" office:value="0.00408501264126193">
            <text:p>0,0040850126</text:p>
          </table:table-cell>
        </table:table-row>
        <table:table-row table:style-name="ro1">
          <table:table-cell office:value-type="float" office:value="2.18027124992">
            <text:p>2,1802712499</text:p>
          </table:table-cell>
          <table:table-cell office:value-type="float" office:value="5.36220189767">
            <text:p>5,3622018977</text:p>
          </table:table-cell>
          <table:table-cell table:formula="of:=FREQUENCY([.B$14:.B$1013];[.B371])/1000" office:value-type="float" office:value="0.358">
            <text:p>0,358</text:p>
          </table:table-cell>
          <table:table-cell table:formula="of:=NORMDIST([.B371];[.A$8];[.B$8];1)" office:value-type="float" office:value="0.361434374350024">
            <text:p>0,3614343744</text:p>
          </table:table-cell>
          <table:table-cell table:formula="of:=ABS([.D371]-[.C371])" office:value-type="float" office:value="0.00343437435002369">
            <text:p>0,0034343744</text:p>
          </table:table-cell>
          <table:table-cell table:formula="of:=ABS([.D371]-[.C370])" office:value-type="float" office:value="0.0044343743500237">
            <text:p>0,0044343744</text:p>
          </table:table-cell>
        </table:table-row>
        <table:table-row table:style-name="ro1">
          <table:table-cell office:value-type="float" office:value="6.29331025592">
            <text:p>6,2933102559</text:p>
          </table:table-cell>
          <table:table-cell office:value-type="float" office:value="5.37363467631">
            <text:p>5,3736346763</text:p>
          </table:table-cell>
          <table:table-cell table:formula="of:=FREQUENCY([.B$14:.B$1013];[.B372])/1000" office:value-type="float" office:value="0.359">
            <text:p>0,359</text:p>
          </table:table-cell>
          <table:table-cell table:formula="of:=NORMDIST([.B372];[.A$8];[.B$8];1)" office:value-type="float" office:value="0.363530759659132">
            <text:p>0,3635307597</text:p>
          </table:table-cell>
          <table:table-cell table:formula="of:=ABS([.D372]-[.C372])" office:value-type="float" office:value="0.00453075965913208">
            <text:p>0,0045307597</text:p>
          </table:table-cell>
          <table:table-cell table:formula="of:=ABS([.D372]-[.C371])" office:value-type="float" office:value="0.00553075965913208">
            <text:p>0,0055307597</text:p>
          </table:table-cell>
        </table:table-row>
        <table:table-row table:style-name="ro1">
          <table:table-cell office:value-type="float" office:value="3.06042578734">
            <text:p>3,0604257873</text:p>
          </table:table-cell>
          <table:table-cell office:value-type="float" office:value="5.37757920436">
            <text:p>5,3775792044</text:p>
          </table:table-cell>
          <table:table-cell table:formula="of:=FREQUENCY([.B$14:.B$1013];[.B373])/1000" office:value-type="float" office:value="0.36">
            <text:p>0,36</text:p>
          </table:table-cell>
          <table:table-cell table:formula="of:=NORMDIST([.B373];[.A$8];[.B$8];1)" office:value-type="float" office:value="0.364255005797913">
            <text:p>0,3642550058</text:p>
          </table:table-cell>
          <table:table-cell table:formula="of:=ABS([.D373]-[.C373])" office:value-type="float" office:value="0.0042550057979126">
            <text:p>0,0042550058</text:p>
          </table:table-cell>
          <table:table-cell table:formula="of:=ABS([.D373]-[.C372])" office:value-type="float" office:value="0.0052550057979126">
            <text:p>0,0052550058</text:p>
          </table:table-cell>
        </table:table-row>
        <table:table-row table:style-name="ro1">
          <table:table-cell office:value-type="float" office:value="3.66595865117">
            <text:p>3,6659586512</text:p>
          </table:table-cell>
          <table:table-cell office:value-type="float" office:value="5.38174492323">
            <text:p>5,3817449232</text:p>
          </table:table-cell>
          <table:table-cell table:formula="of:=FREQUENCY([.B$14:.B$1013];[.B374])/1000" office:value-type="float" office:value="0.361">
            <text:p>0,361</text:p>
          </table:table-cell>
          <table:table-cell table:formula="of:=NORMDIST([.B374];[.A$8];[.B$8];1)" office:value-type="float" office:value="0.36502039085445">
            <text:p>0,3650203909</text:p>
          </table:table-cell>
          <table:table-cell table:formula="of:=ABS([.D374]-[.C374])" office:value-type="float" office:value="0.00402039085444983">
            <text:p>0,0040203909</text:p>
          </table:table-cell>
          <table:table-cell table:formula="of:=ABS([.D374]-[.C373])" office:value-type="float" office:value="0.00502039085444983">
            <text:p>0,0050203909</text:p>
          </table:table-cell>
        </table:table-row>
        <table:table-row table:style-name="ro1">
          <table:table-cell office:value-type="float" office:value="7.64254556513">
            <text:p>7,6425455651</text:p>
          </table:table-cell>
          <table:table-cell office:value-type="float" office:value="5.40099819971">
            <text:p>5,4009981997</text:p>
          </table:table-cell>
          <table:table-cell table:formula="of:=FREQUENCY([.B$14:.B$1013];[.B375])/1000" office:value-type="float" office:value="0.362">
            <text:p>0,362</text:p>
          </table:table-cell>
          <table:table-cell table:formula="of:=NORMDIST([.B375];[.A$8];[.B$8];1)" office:value-type="float" office:value="0.368564824062075">
            <text:p>0,3685648241</text:p>
          </table:table-cell>
          <table:table-cell table:formula="of:=ABS([.D375]-[.C375])" office:value-type="float" office:value="0.00656482406207459">
            <text:p>0,0065648241</text:p>
          </table:table-cell>
          <table:table-cell table:formula="of:=ABS([.D375]-[.C374])" office:value-type="float" office:value="0.00756482406207459">
            <text:p>0,0075648241</text:p>
          </table:table-cell>
        </table:table-row>
        <table:table-row table:style-name="ro1">
          <table:table-cell office:value-type="float" office:value="5.05464789595">
            <text:p>5,054647896</text:p>
          </table:table-cell>
          <table:table-cell office:value-type="float" office:value="5.40117588043">
            <text:p>5,4011758804</text:p>
          </table:table-cell>
          <table:table-cell table:formula="of:=FREQUENCY([.B$14:.B$1013];[.B376])/1000" office:value-type="float" office:value="0.363">
            <text:p>0,363</text:p>
          </table:table-cell>
          <table:table-cell table:formula="of:=NORMDIST([.B376];[.A$8];[.B$8];1)" office:value-type="float" office:value="0.36859758687679">
            <text:p>0,3685975869</text:p>
          </table:table-cell>
          <table:table-cell table:formula="of:=ABS([.D376]-[.C376])" office:value-type="float" office:value="0.00559758687678968">
            <text:p>0,0055975869</text:p>
          </table:table-cell>
          <table:table-cell table:formula="of:=ABS([.D376]-[.C375])" office:value-type="float" office:value="0.00659758687678969">
            <text:p>0,0065975869</text:p>
          </table:table-cell>
        </table:table-row>
        <table:table-row table:style-name="ro1">
          <table:table-cell office:value-type="float" office:value="4.79152548069">
            <text:p>4,7915254807</text:p>
          </table:table-cell>
          <table:table-cell office:value-type="float" office:value="5.42558912234">
            <text:p>5,4255891223</text:p>
          </table:table-cell>
          <table:table-cell table:formula="of:=FREQUENCY([.B$14:.B$1013];[.B377])/1000" office:value-type="float" office:value="0.364">
            <text:p>0,364</text:p>
          </table:table-cell>
          <table:table-cell table:formula="of:=NORMDIST([.B377];[.A$8];[.B$8];1)" office:value-type="float" office:value="0.373108168203849">
            <text:p>0,3731081682</text:p>
          </table:table-cell>
          <table:table-cell table:formula="of:=ABS([.D377]-[.C377])" office:value-type="float" office:value="0.00910816820384869">
            <text:p>0,0091081682</text:p>
          </table:table-cell>
          <table:table-cell table:formula="of:=ABS([.D377]-[.C376])" office:value-type="float" office:value="0.0101081682038487">
            <text:p>0,0101081682</text:p>
          </table:table-cell>
        </table:table-row>
        <table:table-row table:style-name="ro1">
          <table:table-cell office:value-type="float" office:value="9.99150744368">
            <text:p>9,9915074437</text:p>
          </table:table-cell>
          <table:table-cell office:value-type="float" office:value="5.42960269932">
            <text:p>5,4296026993</text:p>
          </table:table-cell>
          <table:table-cell table:formula="of:=FREQUENCY([.B$14:.B$1013];[.B378])/1000" office:value-type="float" office:value="0.365">
            <text:p>0,365</text:p>
          </table:table-cell>
          <table:table-cell table:formula="of:=NORMDIST([.B378];[.A$8];[.B$8];1)" office:value-type="float" office:value="0.373851401684033">
            <text:p>0,3738514017</text:p>
          </table:table-cell>
          <table:table-cell table:formula="of:=ABS([.D378]-[.C378])" office:value-type="float" office:value="0.00885140168403259">
            <text:p>0,0088514017</text:p>
          </table:table-cell>
          <table:table-cell table:formula="of:=ABS([.D378]-[.C377])" office:value-type="float" office:value="0.00985140168403259">
            <text:p>0,0098514017</text:p>
          </table:table-cell>
        </table:table-row>
        <table:table-row table:style-name="ro1">
          <table:table-cell office:value-type="float" office:value="5.69361146489">
            <text:p>5,6936114649</text:p>
          </table:table-cell>
          <table:table-cell office:value-type="float" office:value="5.43967354247">
            <text:p>5,4396735425</text:p>
          </table:table-cell>
          <table:table-cell table:formula="of:=FREQUENCY([.B$14:.B$1013];[.B379])/1000" office:value-type="float" office:value="0.366">
            <text:p>0,366</text:p>
          </table:table-cell>
          <table:table-cell table:formula="of:=NORMDIST([.B379];[.A$8];[.B$8];1)" office:value-type="float" office:value="0.375718379313268">
            <text:p>0,3757183793</text:p>
          </table:table-cell>
          <table:table-cell table:formula="of:=ABS([.D379]-[.C379])" office:value-type="float" office:value="0.00971837931326758">
            <text:p>0,0097183793</text:p>
          </table:table-cell>
          <table:table-cell table:formula="of:=ABS([.D379]-[.C378])" office:value-type="float" office:value="0.0107183793132676">
            <text:p>0,0107183793</text:p>
          </table:table-cell>
        </table:table-row>
        <table:table-row table:style-name="ro1">
          <table:table-cell office:value-type="float" office:value="7.00716182393">
            <text:p>7,0071618239</text:p>
          </table:table-cell>
          <table:table-cell office:value-type="float" office:value="5.45021457633">
            <text:p>5,4502145763</text:p>
          </table:table-cell>
          <table:table-cell table:formula="of:=FREQUENCY([.B$14:.B$1013];[.B380])/1000" office:value-type="float" office:value="0.367">
            <text:p>0,367</text:p>
          </table:table-cell>
          <table:table-cell table:formula="of:=NORMDIST([.B380];[.A$8];[.B$8];1)" office:value-type="float" office:value="0.377675643936805">
            <text:p>0,3776756439</text:p>
          </table:table-cell>
          <table:table-cell table:formula="of:=ABS([.D380]-[.C380])" office:value-type="float" office:value="0.0106756439368045">
            <text:p>0,0106756439</text:p>
          </table:table-cell>
          <table:table-cell table:formula="of:=ABS([.D380]-[.C379])" office:value-type="float" office:value="0.0116756439368045">
            <text:p>0,0116756439</text:p>
          </table:table-cell>
        </table:table-row>
        <table:table-row table:style-name="ro1">
          <table:table-cell office:value-type="float" office:value="10.5192708818">
            <text:p>10,5192708818</text:p>
          </table:table-cell>
          <table:table-cell office:value-type="float" office:value="5.4517712188">
            <text:p>5,4517712188</text:p>
          </table:table-cell>
          <table:table-cell table:formula="of:=FREQUENCY([.B$14:.B$1013];[.B381])/1000" office:value-type="float" office:value="0.368">
            <text:p>0,368</text:p>
          </table:table-cell>
          <table:table-cell table:formula="of:=NORMDIST([.B381];[.A$8];[.B$8];1)" office:value-type="float" office:value="0.377964949841414">
            <text:p>0,3779649498</text:p>
          </table:table-cell>
          <table:table-cell table:formula="of:=ABS([.D381]-[.C381])" office:value-type="float" office:value="0.00996494984141444">
            <text:p>0,0099649498</text:p>
          </table:table-cell>
          <table:table-cell table:formula="of:=ABS([.D381]-[.C380])" office:value-type="float" office:value="0.0109649498414144">
            <text:p>0,0109649498</text:p>
          </table:table-cell>
        </table:table-row>
        <table:table-row table:style-name="ro1">
          <table:table-cell office:value-type="float" office:value="5.27962434975">
            <text:p>5,2796243498</text:p>
          </table:table-cell>
          <table:table-cell office:value-type="float" office:value="5.45763331352">
            <text:p>5,4576333135</text:p>
          </table:table-cell>
          <table:table-cell table:formula="of:=FREQUENCY([.B$14:.B$1013];[.B382])/1000" office:value-type="float" office:value="0.369">
            <text:p>0,369</text:p>
          </table:table-cell>
          <table:table-cell table:formula="of:=NORMDIST([.B382];[.A$8];[.B$8];1)" office:value-type="float" office:value="0.379055047890336">
            <text:p>0,3790550479</text:p>
          </table:table-cell>
          <table:table-cell table:formula="of:=ABS([.D382]-[.C382])" office:value-type="float" office:value="0.0100550478903365">
            <text:p>0,0100550479</text:p>
          </table:table-cell>
          <table:table-cell table:formula="of:=ABS([.D382]-[.C381])" office:value-type="float" office:value="0.0110550478903365">
            <text:p>0,0110550479</text:p>
          </table:table-cell>
        </table:table-row>
        <table:table-row table:style-name="ro1">
          <table:table-cell office:value-type="float" office:value="2.70443198288">
            <text:p>2,7044319829</text:p>
          </table:table-cell>
          <table:table-cell office:value-type="float" office:value="5.45979996788">
            <text:p>5,4597999679</text:p>
          </table:table-cell>
          <table:table-cell table:formula="of:=FREQUENCY([.B$14:.B$1013];[.B383])/1000" office:value-type="float" office:value="0.37">
            <text:p>0,37</text:p>
          </table:table-cell>
          <table:table-cell table:formula="of:=NORMDIST([.B383];[.A$8];[.B$8];1)" office:value-type="float" office:value="0.379458196720939">
            <text:p>0,3794581967</text:p>
          </table:table-cell>
          <table:table-cell table:formula="of:=ABS([.D383]-[.C383])" office:value-type="float" office:value="0.00945819672093912">
            <text:p>0,0094581967</text:p>
          </table:table-cell>
          <table:table-cell table:formula="of:=ABS([.D383]-[.C382])" office:value-type="float" office:value="0.0104581967209391">
            <text:p>0,0104581967</text:p>
          </table:table-cell>
        </table:table-row>
        <table:table-row table:style-name="ro1">
          <table:table-cell office:value-type="float" office:value="5.45763331352">
            <text:p>5,4576333135</text:p>
          </table:table-cell>
          <table:table-cell office:value-type="float" office:value="5.46252033381">
            <text:p>5,4625203338</text:p>
          </table:table-cell>
          <table:table-cell table:formula="of:=FREQUENCY([.B$14:.B$1013];[.B384])/1000" office:value-type="float" office:value="0.371">
            <text:p>0,371</text:p>
          </table:table-cell>
          <table:table-cell table:formula="of:=NORMDIST([.B384];[.A$8];[.B$8];1)" office:value-type="float" office:value="0.379964560117919">
            <text:p>0,3799645601</text:p>
          </table:table-cell>
          <table:table-cell table:formula="of:=ABS([.D384]-[.C384])" office:value-type="float" office:value="0.00896456011791918">
            <text:p>0,0089645601</text:p>
          </table:table-cell>
          <table:table-cell table:formula="of:=ABS([.D384]-[.C383])" office:value-type="float" office:value="0.00996456011791919">
            <text:p>0,0099645601</text:p>
          </table:table-cell>
        </table:table-row>
        <table:table-row table:style-name="ro1">
          <table:table-cell office:value-type="float" office:value="7.0579149276">
            <text:p>7,0579149276</text:p>
          </table:table-cell>
          <table:table-cell office:value-type="float" office:value="5.46324707904">
            <text:p>5,463247079</text:p>
          </table:table-cell>
          <table:table-cell table:formula="of:=FREQUENCY([.B$14:.B$1013];[.B385])/1000" office:value-type="float" office:value="0.372">
            <text:p>0,372</text:p>
          </table:table-cell>
          <table:table-cell table:formula="of:=NORMDIST([.B385];[.A$8];[.B$8];1)" office:value-type="float" office:value="0.380099869879374">
            <text:p>0,3800998699</text:p>
          </table:table-cell>
          <table:table-cell table:formula="of:=ABS([.D385]-[.C385])" office:value-type="float" office:value="0.00809986987937356">
            <text:p>0,0080998699</text:p>
          </table:table-cell>
          <table:table-cell table:formula="of:=ABS([.D385]-[.C384])" office:value-type="float" office:value="0.00909986987937356">
            <text:p>0,0090998699</text:p>
          </table:table-cell>
        </table:table-row>
        <table:table-row table:style-name="ro1">
          <table:table-cell office:value-type="float" office:value="4.56210633724">
            <text:p>4,5621063372</text:p>
          </table:table-cell>
          <table:table-cell office:value-type="float" office:value="5.46374410968">
            <text:p>5,4637441097</text:p>
          </table:table-cell>
          <table:table-cell table:formula="of:=FREQUENCY([.B$14:.B$1013];[.B386])/1000" office:value-type="float" office:value="0.373">
            <text:p>0,373</text:p>
          </table:table-cell>
          <table:table-cell table:formula="of:=NORMDIST([.B386];[.A$8];[.B$8];1)" office:value-type="float" office:value="0.38019241846066">
            <text:p>0,3801924185</text:p>
          </table:table-cell>
          <table:table-cell table:formula="of:=ABS([.D386]-[.C386])" office:value-type="float" office:value="0.0071924184606596">
            <text:p>0,0071924185</text:p>
          </table:table-cell>
          <table:table-cell table:formula="of:=ABS([.D386]-[.C385])" office:value-type="float" office:value="0.0081924184606596">
            <text:p>0,0081924185</text:p>
          </table:table-cell>
        </table:table-row>
        <table:table-row table:style-name="ro1">
          <table:table-cell office:value-type="float" office:value="7.37558841855">
            <text:p>7,3755884186</text:p>
          </table:table-cell>
          <table:table-cell office:value-type="float" office:value="5.46696065161">
            <text:p>5,4669606516</text:p>
          </table:table-cell>
          <table:table-cell table:formula="of:=FREQUENCY([.B$14:.B$1013];[.B387])/1000" office:value-type="float" office:value="0.374">
            <text:p>0,374</text:p>
          </table:table-cell>
          <table:table-cell table:formula="of:=NORMDIST([.B387];[.A$8];[.B$8];1)" office:value-type="float" office:value="0.380791513749276">
            <text:p>0,3807915137</text:p>
          </table:table-cell>
          <table:table-cell table:formula="of:=ABS([.D387]-[.C387])" office:value-type="float" office:value="0.00679151374927622">
            <text:p>0,0067915137</text:p>
          </table:table-cell>
          <table:table-cell table:formula="of:=ABS([.D387]-[.C386])" office:value-type="float" office:value="0.00779151374927622">
            <text:p>0,0077915137</text:p>
          </table:table-cell>
        </table:table-row>
        <table:table-row table:style-name="ro1">
          <table:table-cell office:value-type="float" office:value="4.15926480199">
            <text:p>4,159264802</text:p>
          </table:table-cell>
          <table:table-cell office:value-type="float" office:value="5.47250413051">
            <text:p>5,4725041305</text:p>
          </table:table-cell>
          <table:table-cell table:formula="of:=FREQUENCY([.B$14:.B$1013];[.B388])/1000" office:value-type="float" office:value="0.375">
            <text:p>0,375</text:p>
          </table:table-cell>
          <table:table-cell table:formula="of:=NORMDIST([.B388];[.A$8];[.B$8];1)" office:value-type="float" office:value="0.381824681754204">
            <text:p>0,3818246818</text:p>
          </table:table-cell>
          <table:table-cell table:formula="of:=ABS([.D388]-[.C388])" office:value-type="float" office:value="0.00682468175420392">
            <text:p>0,0068246818</text:p>
          </table:table-cell>
          <table:table-cell table:formula="of:=ABS([.D388]-[.C387])" office:value-type="float" office:value="0.00782468175420392">
            <text:p>0,0078246818</text:p>
          </table:table-cell>
        </table:table-row>
        <table:table-row table:style-name="ro1">
          <table:table-cell office:value-type="float" office:value="10.1561409729">
            <text:p>10,1561409729</text:p>
          </table:table-cell>
          <table:table-cell office:value-type="float" office:value="5.47719214446">
            <text:p>5,4771921445</text:p>
          </table:table-cell>
          <table:table-cell table:formula="of:=FREQUENCY([.B$14:.B$1013];[.B389])/1000" office:value-type="float" office:value="0.376">
            <text:p>0,376</text:p>
          </table:table-cell>
          <table:table-cell table:formula="of:=NORMDIST([.B389];[.A$8];[.B$8];1)" office:value-type="float" office:value="0.382699069896567">
            <text:p>0,3826990699</text:p>
          </table:table-cell>
          <table:table-cell table:formula="of:=ABS([.D389]-[.C389])" office:value-type="float" office:value="0.00669906989656727">
            <text:p>0,0066990699</text:p>
          </table:table-cell>
          <table:table-cell table:formula="of:=ABS([.D389]-[.C388])" office:value-type="float" office:value="0.00769906989656727">
            <text:p>0,0076990699</text:p>
          </table:table-cell>
        </table:table-row>
        <table:table-row table:style-name="ro1">
          <table:table-cell office:value-type="float" office:value="7.5467075541">
            <text:p>7,5467075541</text:p>
          </table:table-cell>
          <table:table-cell office:value-type="float" office:value="5.48217585609">
            <text:p>5,4821758561</text:p>
          </table:table-cell>
          <table:table-cell table:formula="of:=FREQUENCY([.B$14:.B$1013];[.B390])/1000" office:value-type="float" office:value="0.377">
            <text:p>0,377</text:p>
          </table:table-cell>
          <table:table-cell table:formula="of:=NORMDIST([.B390];[.A$8];[.B$8];1)" office:value-type="float" office:value="0.383629266310954">
            <text:p>0,3836292663</text:p>
          </table:table-cell>
          <table:table-cell table:formula="of:=ABS([.D390]-[.C390])" office:value-type="float" office:value="0.00662926631095362">
            <text:p>0,0066292663</text:p>
          </table:table-cell>
          <table:table-cell table:formula="of:=ABS([.D390]-[.C389])" office:value-type="float" office:value="0.00762926631095362">
            <text:p>0,0076292663</text:p>
          </table:table-cell>
        </table:table-row>
        <table:table-row table:style-name="ro1">
          <table:table-cell office:value-type="float" office:value="6.06441146616">
            <text:p>6,0644114662</text:p>
          </table:table-cell>
          <table:table-cell office:value-type="float" office:value="5.48525027714">
            <text:p>5,4852502771</text:p>
          </table:table-cell>
          <table:table-cell table:formula="of:=FREQUENCY([.B$14:.B$1013];[.B391])/1000" office:value-type="float" office:value="0.378">
            <text:p>0,378</text:p>
          </table:table-cell>
          <table:table-cell table:formula="of:=NORMDIST([.B391];[.A$8];[.B$8];1)" office:value-type="float" office:value="0.384203433791558">
            <text:p>0,3842034338</text:p>
          </table:table-cell>
          <table:table-cell table:formula="of:=ABS([.D391]-[.C391])" office:value-type="float" office:value="0.00620343379155791">
            <text:p>0,0062034338</text:p>
          </table:table-cell>
          <table:table-cell table:formula="of:=ABS([.D391]-[.C390])" office:value-type="float" office:value="0.00720343379155791">
            <text:p>0,0072034338</text:p>
          </table:table-cell>
        </table:table-row>
        <table:table-row table:style-name="ro1">
          <table:table-cell office:value-type="float" office:value="6.17631892503">
            <text:p>6,176318925</text:p>
          </table:table-cell>
          <table:table-cell office:value-type="float" office:value="5.48644348895">
            <text:p>5,486443489</text:p>
          </table:table-cell>
          <table:table-cell table:formula="of:=FREQUENCY([.B$14:.B$1013];[.B392])/1000" office:value-type="float" office:value="0.379">
            <text:p>0,379</text:p>
          </table:table-cell>
          <table:table-cell table:formula="of:=NORMDIST([.B392];[.A$8];[.B$8];1)" office:value-type="float" office:value="0.384426342151483">
            <text:p>0,3844263422</text:p>
          </table:table-cell>
          <table:table-cell table:formula="of:=ABS([.D392]-[.C392])" office:value-type="float" office:value="0.00542634215148274">
            <text:p>0,0054263422</text:p>
          </table:table-cell>
          <table:table-cell table:formula="of:=ABS([.D392]-[.C391])" office:value-type="float" office:value="0.00642634215148274">
            <text:p>0,0064263422</text:p>
          </table:table-cell>
        </table:table-row>
        <table:table-row table:style-name="ro1">
          <table:table-cell office:value-type="float" office:value="3.26190582077">
            <text:p>3,2619058208</text:p>
          </table:table-cell>
          <table:table-cell office:value-type="float" office:value="5.49196144655">
            <text:p>5,4919614466</text:p>
          </table:table-cell>
          <table:table-cell table:formula="of:=FREQUENCY([.B$14:.B$1013];[.B393])/1000" office:value-type="float" office:value="0.38">
            <text:p>0,38</text:p>
          </table:table-cell>
          <table:table-cell table:formula="of:=NORMDIST([.B393];[.A$8];[.B$8];1)" office:value-type="float" office:value="0.385457668456359">
            <text:p>0,3854576685</text:p>
          </table:table-cell>
          <table:table-cell table:formula="of:=ABS([.D393]-[.C393])" office:value-type="float" office:value="0.00545766845635942">
            <text:p>0,0054576685</text:p>
          </table:table-cell>
          <table:table-cell table:formula="of:=ABS([.D393]-[.C392])" office:value-type="float" office:value="0.00645766845635942">
            <text:p>0,0064576685</text:p>
          </table:table-cell>
        </table:table-row>
        <table:table-row table:style-name="ro1">
          <table:table-cell office:value-type="float" office:value="4.04655781877">
            <text:p>4,0465578188</text:p>
          </table:table-cell>
          <table:table-cell office:value-type="float" office:value="5.49320606277">
            <text:p>5,4932060628</text:p>
          </table:table-cell>
          <table:table-cell table:formula="of:=FREQUENCY([.B$14:.B$1013];[.B394])/1000" office:value-type="float" office:value="0.381">
            <text:p>0,381</text:p>
          </table:table-cell>
          <table:table-cell table:formula="of:=NORMDIST([.B394];[.A$8];[.B$8];1)" office:value-type="float" office:value="0.385690404025878">
            <text:p>0,385690404</text:p>
          </table:table-cell>
          <table:table-cell table:formula="of:=ABS([.D394]-[.C394])" office:value-type="float" office:value="0.00469040402587795">
            <text:p>0,004690404</text:p>
          </table:table-cell>
          <table:table-cell table:formula="of:=ABS([.D394]-[.C393])" office:value-type="float" office:value="0.00569040402587795">
            <text:p>0,005690404</text:p>
          </table:table-cell>
        </table:table-row>
        <table:table-row table:style-name="ro1">
          <table:table-cell office:value-type="float" office:value="7.45968266597">
            <text:p>7,459682666</text:p>
          </table:table-cell>
          <table:table-cell office:value-type="float" office:value="5.49639584631">
            <text:p>5,4963958463</text:p>
          </table:table-cell>
          <table:table-cell table:formula="of:=FREQUENCY([.B$14:.B$1013];[.B395])/1000" office:value-type="float" office:value="0.382">
            <text:p>0,382</text:p>
          </table:table-cell>
          <table:table-cell table:formula="of:=NORMDIST([.B395];[.A$8];[.B$8];1)" office:value-type="float" office:value="0.386287061638303">
            <text:p>0,3862870616</text:p>
          </table:table-cell>
          <table:table-cell table:formula="of:=ABS([.D395]-[.C395])" office:value-type="float" office:value="0.00428706163830306">
            <text:p>0,0042870616</text:p>
          </table:table-cell>
          <table:table-cell table:formula="of:=ABS([.D395]-[.C394])" office:value-type="float" office:value="0.00528706163830306">
            <text:p>0,0052870616</text:p>
          </table:table-cell>
        </table:table-row>
        <table:table-row table:style-name="ro1">
          <table:table-cell office:value-type="float" office:value="8.10622588271">
            <text:p>8,1062258827</text:p>
          </table:table-cell>
          <table:table-cell office:value-type="float" office:value="5.49841595905">
            <text:p>5,4984159591</text:p>
          </table:table-cell>
          <table:table-cell table:formula="of:=FREQUENCY([.B$14:.B$1013];[.B396])/1000" office:value-type="float" office:value="0.383">
            <text:p>0,383</text:p>
          </table:table-cell>
          <table:table-cell table:formula="of:=NORMDIST([.B396];[.A$8];[.B$8];1)" office:value-type="float" office:value="0.386665068393234">
            <text:p>0,3866650684</text:p>
          </table:table-cell>
          <table:table-cell table:formula="of:=ABS([.D396]-[.C396])" office:value-type="float" office:value="0.00366506839323433">
            <text:p>0,0036650684</text:p>
          </table:table-cell>
          <table:table-cell table:formula="of:=ABS([.D396]-[.C395])" office:value-type="float" office:value="0.00466506839323433">
            <text:p>0,0046650684</text:p>
          </table:table-cell>
        </table:table-row>
        <table:table-row table:style-name="ro1">
          <table:table-cell office:value-type="float" office:value="8.47221006371">
            <text:p>8,4722100637</text:p>
          </table:table-cell>
          <table:table-cell office:value-type="float" office:value="5.50058622796">
            <text:p>5,500586228</text:p>
          </table:table-cell>
          <table:table-cell table:formula="of:=FREQUENCY([.B$14:.B$1013];[.B397])/1000" office:value-type="float" office:value="0.384">
            <text:p>0,384</text:p>
          </table:table-cell>
          <table:table-cell table:formula="of:=NORMDIST([.B397];[.A$8];[.B$8];1)" office:value-type="float" office:value="0.38707129245346">
            <text:p>0,3870712925</text:p>
          </table:table-cell>
          <table:table-cell table:formula="of:=ABS([.D397]-[.C397])" office:value-type="float" office:value="0.00307129245345994">
            <text:p>0,0030712925</text:p>
          </table:table-cell>
          <table:table-cell table:formula="of:=ABS([.D397]-[.C396])" office:value-type="float" office:value="0.00407129245345994">
            <text:p>0,0040712925</text:p>
          </table:table-cell>
        </table:table-row>
        <table:table-row table:style-name="ro1">
          <table:table-cell office:value-type="float" office:value="6.23354644631">
            <text:p>6,2335464463</text:p>
          </table:table-cell>
          <table:table-cell office:value-type="float" office:value="5.50245229209">
            <text:p>5,5024522921</text:p>
          </table:table-cell>
          <table:table-cell table:formula="of:=FREQUENCY([.B$14:.B$1013];[.B398])/1000" office:value-type="float" office:value="0.385">
            <text:p>0,385</text:p>
          </table:table-cell>
          <table:table-cell table:formula="of:=NORMDIST([.B398];[.A$8];[.B$8];1)" office:value-type="float" office:value="0.387420675368883">
            <text:p>0,3874206754</text:p>
          </table:table-cell>
          <table:table-cell table:formula="of:=ABS([.D398]-[.C398])" office:value-type="float" office:value="0.00242067536888318">
            <text:p>0,0024206754</text:p>
          </table:table-cell>
          <table:table-cell table:formula="of:=ABS([.D398]-[.C397])" office:value-type="float" office:value="0.00342067536888319">
            <text:p>0,0034206754</text:p>
          </table:table-cell>
        </table:table-row>
        <table:table-row table:style-name="ro1">
          <table:table-cell office:value-type="float" office:value="8.38252881013">
            <text:p>8,3825288101</text:p>
          </table:table-cell>
          <table:table-cell office:value-type="float" office:value="5.50508947896">
            <text:p>5,505089479</text:p>
          </table:table-cell>
          <table:table-cell table:formula="of:=FREQUENCY([.B$14:.B$1013];[.B399])/1000" office:value-type="float" office:value="0.386">
            <text:p>0,386</text:p>
          </table:table-cell>
          <table:table-cell table:formula="of:=NORMDIST([.B399];[.A$8];[.B$8];1)" office:value-type="float" office:value="0.387914590943844">
            <text:p>0,3879145909</text:p>
          </table:table-cell>
          <table:table-cell table:formula="of:=ABS([.D399]-[.C399])" office:value-type="float" office:value="0.00191459094384427">
            <text:p>0,0019145909</text:p>
          </table:table-cell>
          <table:table-cell table:formula="of:=ABS([.D399]-[.C398])" office:value-type="float" office:value="0.00291459094384427">
            <text:p>0,0029145909</text:p>
          </table:table-cell>
        </table:table-row>
        <table:table-row table:style-name="ro1">
          <table:table-cell office:value-type="float" office:value="6.87244940023">
            <text:p>6,8724494002</text:p>
          </table:table-cell>
          <table:table-cell office:value-type="float" office:value="5.50930002339">
            <text:p>5,5093000234</text:p>
          </table:table-cell>
          <table:table-cell table:formula="of:=FREQUENCY([.B$14:.B$1013];[.B400])/1000" office:value-type="float" office:value="0.387">
            <text:p>0,387</text:p>
          </table:table-cell>
          <table:table-cell table:formula="of:=NORMDIST([.B400];[.A$8];[.B$8];1)" office:value-type="float" office:value="0.388703554484725">
            <text:p>0,3887035545</text:p>
          </table:table-cell>
          <table:table-cell table:formula="of:=ABS([.D400]-[.C400])" office:value-type="float" office:value="0.00170355448472531">
            <text:p>0,0017035545</text:p>
          </table:table-cell>
          <table:table-cell table:formula="of:=ABS([.D400]-[.C399])" office:value-type="float" office:value="0.00270355448472531">
            <text:p>0,0027035545</text:p>
          </table:table-cell>
        </table:table-row>
        <table:table-row table:style-name="ro1">
          <table:table-cell office:value-type="float" office:value="6.68589827262">
            <text:p>6,6858982726</text:p>
          </table:table-cell>
          <table:table-cell office:value-type="float" office:value="5.51748927362">
            <text:p>5,5174892736</text:p>
          </table:table-cell>
          <table:table-cell table:formula="of:=FREQUENCY([.B$14:.B$1013];[.B401])/1000" office:value-type="float" office:value="0.388">
            <text:p>0,388</text:p>
          </table:table-cell>
          <table:table-cell table:formula="of:=NORMDIST([.B401];[.A$8];[.B$8];1)" office:value-type="float" office:value="0.390239352812844">
            <text:p>0,3902393528</text:p>
          </table:table-cell>
          <table:table-cell table:formula="of:=ABS([.D401]-[.C401])" office:value-type="float" office:value="0.0022393528128441">
            <text:p>0,0022393528</text:p>
          </table:table-cell>
          <table:table-cell table:formula="of:=ABS([.D401]-[.C400])" office:value-type="float" office:value="0.0032393528128441">
            <text:p>0,0032393528</text:p>
          </table:table-cell>
        </table:table-row>
        <table:table-row table:style-name="ro1">
          <table:table-cell office:value-type="float" office:value="7.941055074">
            <text:p>7,941055074</text:p>
          </table:table-cell>
          <table:table-cell office:value-type="float" office:value="5.51769534608">
            <text:p>5,5176953461</text:p>
          </table:table-cell>
          <table:table-cell table:formula="of:=FREQUENCY([.B$14:.B$1013];[.B402])/1000" office:value-type="float" office:value="0.389">
            <text:p>0,389</text:p>
          </table:table-cell>
          <table:table-cell table:formula="of:=NORMDIST([.B402];[.A$8];[.B$8];1)" office:value-type="float" office:value="0.390278021513161">
            <text:p>0,3902780215</text:p>
          </table:table-cell>
          <table:table-cell table:formula="of:=ABS([.D402]-[.C402])" office:value-type="float" office:value="0.00127802151316081">
            <text:p>0,0012780215</text:p>
          </table:table-cell>
          <table:table-cell table:formula="of:=ABS([.D402]-[.C401])" office:value-type="float" office:value="0.00227802151316081">
            <text:p>0,0022780215</text:p>
          </table:table-cell>
        </table:table-row>
        <table:table-row table:style-name="ro1">
          <table:table-cell office:value-type="float" office:value="4.55141840668">
            <text:p>4,5514184067</text:p>
          </table:table-cell>
          <table:table-cell office:value-type="float" office:value="5.52236917929">
            <text:p>5,5223691793</text:p>
          </table:table-cell>
          <table:table-cell table:formula="of:=FREQUENCY([.B$14:.B$1013];[.B403])/1000" office:value-type="float" office:value="0.39">
            <text:p>0,39</text:p>
          </table:table-cell>
          <table:table-cell table:formula="of:=NORMDIST([.B403];[.A$8];[.B$8];1)" office:value-type="float" office:value="0.391155339055908">
            <text:p>0,3911553391</text:p>
          </table:table-cell>
          <table:table-cell table:formula="of:=ABS([.D403]-[.C403])" office:value-type="float" office:value="0.00115533905590848">
            <text:p>0,0011553391</text:p>
          </table:table-cell>
          <table:table-cell table:formula="of:=ABS([.D403]-[.C402])" office:value-type="float" office:value="0.00215533905590848">
            <text:p>0,0021553391</text:p>
          </table:table-cell>
        </table:table-row>
        <table:table-row table:style-name="ro1">
          <table:table-cell office:value-type="float" office:value="5.30421747254">
            <text:p>5,3042174725</text:p>
          </table:table-cell>
          <table:table-cell office:value-type="float" office:value="5.52491093302">
            <text:p>5,524910933</text:p>
          </table:table-cell>
          <table:table-cell table:formula="of:=FREQUENCY([.B$14:.B$1013];[.B404])/1000" office:value-type="float" office:value="0.391">
            <text:p>0,391</text:p>
          </table:table-cell>
          <table:table-cell table:formula="of:=NORMDIST([.B404];[.A$8];[.B$8];1)" office:value-type="float" office:value="0.391632680375195">
            <text:p>0,3916326804</text:p>
          </table:table-cell>
          <table:table-cell table:formula="of:=ABS([.D404]-[.C404])" office:value-type="float" office:value="0.000632680375195038">
            <text:p>0,0006326804</text:p>
          </table:table-cell>
          <table:table-cell table:formula="of:=ABS([.D404]-[.C403])" office:value-type="float" office:value="0.00163268037519504">
            <text:p>0,0016326804</text:p>
          </table:table-cell>
        </table:table-row>
        <table:table-row table:style-name="ro1">
          <table:table-cell office:value-type="float" office:value="10.247905924">
            <text:p>10,247905924</text:p>
          </table:table-cell>
          <table:table-cell office:value-type="float" office:value="5.53029219664">
            <text:p>5,5302921966</text:p>
          </table:table-cell>
          <table:table-cell table:formula="of:=FREQUENCY([.B$14:.B$1013];[.B405])/1000" office:value-type="float" office:value="0.392">
            <text:p>0,392</text:p>
          </table:table-cell>
          <table:table-cell table:formula="of:=NORMDIST([.B405];[.A$8];[.B$8];1)" office:value-type="float" office:value="0.392643819347916">
            <text:p>0,3926438193</text:p>
          </table:table-cell>
          <table:table-cell table:formula="of:=ABS([.D405]-[.C405])" office:value-type="float" office:value="0.000643819347915797">
            <text:p>0,0006438193</text:p>
          </table:table-cell>
          <table:table-cell table:formula="of:=ABS([.D405]-[.C404])" office:value-type="float" office:value="0.0016438193479158">
            <text:p>0,0016438193</text:p>
          </table:table-cell>
        </table:table-row>
        <table:table-row table:style-name="ro1">
          <table:table-cell office:value-type="float" office:value="5.48217585609">
            <text:p>5,4821758561</text:p>
          </table:table-cell>
          <table:table-cell office:value-type="float" office:value="5.53232862226">
            <text:p>5,5323286223</text:p>
          </table:table-cell>
          <table:table-cell table:formula="of:=FREQUENCY([.B$14:.B$1013];[.B406])/1000" office:value-type="float" office:value="0.393">
            <text:p>0,393</text:p>
          </table:table-cell>
          <table:table-cell table:formula="of:=NORMDIST([.B406];[.A$8];[.B$8];1)" office:value-type="float" office:value="0.393026653019464">
            <text:p>0,393026653</text:p>
          </table:table-cell>
          <table:table-cell table:formula="of:=ABS([.D406]-[.C406])" office:value-type="float" office:value="0.000026653019463807">
            <text:p>0,000026653</text:p>
          </table:table-cell>
          <table:table-cell table:formula="of:=ABS([.D406]-[.C405])" office:value-type="float" office:value="0.00102665301946381">
            <text:p>0,001026653</text:p>
          </table:table-cell>
        </table:table-row>
        <table:table-row table:style-name="ro1">
          <table:table-cell office:value-type="float" office:value="6.58576926502">
            <text:p>6,585769265</text:p>
          </table:table-cell>
          <table:table-cell office:value-type="float" office:value="5.54725865597">
            <text:p>5,547258656</text:p>
          </table:table-cell>
          <table:table-cell table:formula="of:=FREQUENCY([.B$14:.B$1013];[.B407])/1000" office:value-type="float" office:value="0.394">
            <text:p>0,394</text:p>
          </table:table-cell>
          <table:table-cell table:formula="of:=NORMDIST([.B407];[.A$8];[.B$8];1)" office:value-type="float" office:value="0.395836532190049">
            <text:p>0,3958365322</text:p>
          </table:table-cell>
          <table:table-cell table:formula="of:=ABS([.D407]-[.C407])" office:value-type="float" office:value="0.00183653219004931">
            <text:p>0,0018365322</text:p>
          </table:table-cell>
          <table:table-cell table:formula="of:=ABS([.D407]-[.C406])" office:value-type="float" office:value="0.00283653219004931">
            <text:p>0,0028365322</text:p>
          </table:table-cell>
        </table:table-row>
        <table:table-row table:style-name="ro1">
          <table:table-cell office:value-type="float" office:value="8.45692775847">
            <text:p>8,4569277585</text:p>
          </table:table-cell>
          <table:table-cell office:value-type="float" office:value="5.54729787563">
            <text:p>5,5472978756</text:p>
          </table:table-cell>
          <table:table-cell table:formula="of:=FREQUENCY([.B$14:.B$1013];[.B408])/1000" office:value-type="float" office:value="0.395">
            <text:p>0,395</text:p>
          </table:table-cell>
          <table:table-cell table:formula="of:=NORMDIST([.B408];[.A$8];[.B$8];1)" office:value-type="float" office:value="0.395843920656438">
            <text:p>0,3958439207</text:p>
          </table:table-cell>
          <table:table-cell table:formula="of:=ABS([.D408]-[.C408])" office:value-type="float" office:value="0.000843920656438013">
            <text:p>0,0008439207</text:p>
          </table:table-cell>
          <table:table-cell table:formula="of:=ABS([.D408]-[.C407])" office:value-type="float" office:value="0.00184392065643801">
            <text:p>0,0018439207</text:p>
          </table:table-cell>
        </table:table-row>
        <table:table-row table:style-name="ro1">
          <table:table-cell office:value-type="float" office:value="4.32795086182">
            <text:p>4,3279508618</text:p>
          </table:table-cell>
          <table:table-cell office:value-type="float" office:value="5.54745936955">
            <text:p>5,5474593696</text:p>
          </table:table-cell>
          <table:table-cell table:formula="of:=FREQUENCY([.B$14:.B$1013];[.B409])/1000" office:value-type="float" office:value="0.396">
            <text:p>0,396</text:p>
          </table:table-cell>
          <table:table-cell table:formula="of:=NORMDIST([.B409];[.A$8];[.B$8];1)" office:value-type="float" office:value="0.395874344374128">
            <text:p>0,3958743444</text:p>
          </table:table-cell>
          <table:table-cell table:formula="of:=ABS([.D409]-[.C409])" office:value-type="float" office:value="0.000125655625871524">
            <text:p>0,0001256556</text:p>
          </table:table-cell>
          <table:table-cell table:formula="of:=ABS([.D409]-[.C408])" office:value-type="float" office:value="0.000874344374128477">
            <text:p>0,0008743444</text:p>
          </table:table-cell>
        </table:table-row>
        <table:table-row table:style-name="ro1">
          <table:table-cell office:value-type="float" office:value="9.23882513975">
            <text:p>9,2388251398</text:p>
          </table:table-cell>
          <table:table-cell office:value-type="float" office:value="5.55492730135">
            <text:p>5,5549273014</text:p>
          </table:table-cell>
          <table:table-cell table:formula="of:=FREQUENCY([.B$14:.B$1013];[.B410])/1000" office:value-type="float" office:value="0.397">
            <text:p>0,397</text:p>
          </table:table-cell>
          <table:table-cell table:formula="of:=NORMDIST([.B410];[.A$8];[.B$8];1)" office:value-type="float" office:value="0.397281912419171">
            <text:p>0,3972819124</text:p>
          </table:table-cell>
          <table:table-cell table:formula="of:=ABS([.D410]-[.C410])" office:value-type="float" office:value="0.000281912419171193">
            <text:p>0,0002819124</text:p>
          </table:table-cell>
          <table:table-cell table:formula="of:=ABS([.D410]-[.C409])" office:value-type="float" office:value="0.00128191241917119">
            <text:p>0,0012819124</text:p>
          </table:table-cell>
        </table:table-row>
        <table:table-row table:style-name="ro1">
          <table:table-cell office:value-type="float" office:value="7.39554226657">
            <text:p>7,3955422666</text:p>
          </table:table-cell>
          <table:table-cell office:value-type="float" office:value="5.56430759894">
            <text:p>5,5643075989</text:p>
          </table:table-cell>
          <table:table-cell table:formula="of:=FREQUENCY([.B$14:.B$1013];[.B411])/1000" office:value-type="float" office:value="0.398">
            <text:p>0,398</text:p>
          </table:table-cell>
          <table:table-cell table:formula="of:=NORMDIST([.B411];[.A$8];[.B$8];1)" office:value-type="float" office:value="0.399051821453031">
            <text:p>0,3990518215</text:p>
          </table:table-cell>
          <table:table-cell table:formula="of:=ABS([.D411]-[.C411])" office:value-type="float" office:value="0.00105182145303073">
            <text:p>0,0010518215</text:p>
          </table:table-cell>
          <table:table-cell table:formula="of:=ABS([.D411]-[.C410])" office:value-type="float" office:value="0.00205182145303073">
            <text:p>0,0020518215</text:p>
          </table:table-cell>
        </table:table-row>
        <table:table-row table:style-name="ro1">
          <table:table-cell office:value-type="float" office:value="8.10715186998">
            <text:p>8,10715187</text:p>
          </table:table-cell>
          <table:table-cell office:value-type="float" office:value="5.56703341002">
            <text:p>5,56703341</text:p>
          </table:table-cell>
          <table:table-cell table:formula="of:=FREQUENCY([.B$14:.B$1013];[.B412])/1000" office:value-type="float" office:value="0.399">
            <text:p>0,399</text:p>
          </table:table-cell>
          <table:table-cell table:formula="of:=NORMDIST([.B412];[.A$8];[.B$8];1)" office:value-type="float" office:value="0.399566528682786">
            <text:p>0,3995665287</text:p>
          </table:table-cell>
          <table:table-cell table:formula="of:=ABS([.D412]-[.C412])" office:value-type="float" office:value="0.000566528682785838">
            <text:p>0,0005665287</text:p>
          </table:table-cell>
          <table:table-cell table:formula="of:=ABS([.D412]-[.C411])" office:value-type="float" office:value="0.00156652868278584">
            <text:p>0,0015665287</text:p>
          </table:table-cell>
        </table:table-row>
        <table:table-row table:style-name="ro1">
          <table:table-cell office:value-type="float" office:value="1.91826521384">
            <text:p>1,9182652138</text:p>
          </table:table-cell>
          <table:table-cell office:value-type="float" office:value="5.56804112148">
            <text:p>5,5680411215</text:p>
          </table:table-cell>
          <table:table-cell table:formula="of:=FREQUENCY([.B$14:.B$1013];[.B413])/1000" office:value-type="float" office:value="0.4">
            <text:p>0,4</text:p>
          </table:table-cell>
          <table:table-cell table:formula="of:=NORMDIST([.B413];[.A$8];[.B$8];1)" office:value-type="float" office:value="0.399756856252025">
            <text:p>0,3997568563</text:p>
          </table:table-cell>
          <table:table-cell table:formula="of:=ABS([.D413]-[.C413])" office:value-type="float" office:value="0.000243143747975405">
            <text:p>0,0002431437</text:p>
          </table:table-cell>
          <table:table-cell table:formula="of:=ABS([.D413]-[.C412])" office:value-type="float" office:value="0.000756856252024596">
            <text:p>0,0007568563</text:p>
          </table:table-cell>
        </table:table-row>
        <table:table-row table:style-name="ro1">
          <table:table-cell office:value-type="float" office:value="4.21119560413">
            <text:p>4,2111956041</text:p>
          </table:table-cell>
          <table:table-cell office:value-type="float" office:value="5.57443452224">
            <text:p>5,5744345222</text:p>
          </table:table-cell>
          <table:table-cell table:formula="of:=FREQUENCY([.B$14:.B$1013];[.B414])/1000" office:value-type="float" office:value="0.401">
            <text:p>0,401</text:p>
          </table:table-cell>
          <table:table-cell table:formula="of:=NORMDIST([.B414];[.A$8];[.B$8];1)" office:value-type="float" office:value="0.400964938050199">
            <text:p>0,4009649381</text:p>
          </table:table-cell>
          <table:table-cell table:formula="of:=ABS([.D414]-[.C414])" office:value-type="float" office:value="0.000035061949801074">
            <text:p>3,5061949801074E-005</text:p>
          </table:table-cell>
          <table:table-cell table:formula="of:=ABS([.D414]-[.C413])" office:value-type="float" office:value="0.000964938050198927">
            <text:p>0,0009649381</text:p>
          </table:table-cell>
        </table:table-row>
        <table:table-row table:style-name="ro1">
          <table:table-cell office:value-type="float" office:value="8.05743802964">
            <text:p>8,0574380296</text:p>
          </table:table-cell>
          <table:table-cell office:value-type="float" office:value="5.57964272937">
            <text:p>5,5796427294</text:p>
          </table:table-cell>
          <table:table-cell table:formula="of:=FREQUENCY([.B$14:.B$1013];[.B415])/1000" office:value-type="float" office:value="0.402">
            <text:p>0,402</text:p>
          </table:table-cell>
          <table:table-cell table:formula="of:=NORMDIST([.B415];[.A$8];[.B$8];1)" office:value-type="float" office:value="0.401949769496165">
            <text:p>0,4019497695</text:p>
          </table:table-cell>
          <table:table-cell table:formula="of:=ABS([.D415]-[.C415])" office:value-type="float" office:value="0.0000502305038353468">
            <text:p>5,02305038353468E-005</text:p>
          </table:table-cell>
          <table:table-cell table:formula="of:=ABS([.D415]-[.C414])" office:value-type="float" office:value="0.000949769496164654">
            <text:p>0,0009497695</text:p>
          </table:table-cell>
        </table:table-row>
        <table:table-row table:style-name="ro1">
          <table:table-cell office:value-type="float" office:value="4.19663070061">
            <text:p>4,1966307006</text:p>
          </table:table-cell>
          <table:table-cell office:value-type="float" office:value="5.58110441036">
            <text:p>5,5811044104</text:p>
          </table:table-cell>
          <table:table-cell table:formula="of:=FREQUENCY([.B$14:.B$1013];[.B416])/1000" office:value-type="float" office:value="0.403">
            <text:p>0,403</text:p>
          </table:table-cell>
          <table:table-cell table:formula="of:=NORMDIST([.B416];[.A$8];[.B$8];1)" office:value-type="float" office:value="0.402226274207255">
            <text:p>0,4022262742</text:p>
          </table:table-cell>
          <table:table-cell table:formula="of:=ABS([.D416]-[.C416])" office:value-type="float" office:value="0.000773725792745261">
            <text:p>0,0007737258</text:p>
          </table:table-cell>
          <table:table-cell table:formula="of:=ABS([.D416]-[.C415])" office:value-type="float" office:value="0.00022627420725474">
            <text:p>0,0002262742</text:p>
          </table:table-cell>
        </table:table-row>
        <table:table-row table:style-name="ro1">
          <table:table-cell office:value-type="float" office:value="4.37853399604">
            <text:p>4,378533996</text:p>
          </table:table-cell>
          <table:table-cell office:value-type="float" office:value="5.58655676765">
            <text:p>5,5865567677</text:p>
          </table:table-cell>
          <table:table-cell table:formula="of:=FREQUENCY([.B$14:.B$1013];[.B417])/1000" office:value-type="float" office:value="0.404">
            <text:p>0,404</text:p>
          </table:table-cell>
          <table:table-cell table:formula="of:=NORMDIST([.B417];[.A$8];[.B$8];1)" office:value-type="float" office:value="0.403258121756127">
            <text:p>0,4032581218</text:p>
          </table:table-cell>
          <table:table-cell table:formula="of:=ABS([.D417]-[.C417])" office:value-type="float" office:value="0.000741878243872951">
            <text:p>0,0007418782</text:p>
          </table:table-cell>
          <table:table-cell table:formula="of:=ABS([.D417]-[.C416])" office:value-type="float" office:value="0.00025812175612705">
            <text:p>0,0002581218</text:p>
          </table:table-cell>
        </table:table-row>
        <table:table-row table:style-name="ro1">
          <table:table-cell office:value-type="float" office:value="5.13526326002">
            <text:p>5,13526326</text:p>
          </table:table-cell>
          <table:table-cell office:value-type="float" office:value="5.58822593451">
            <text:p>5,5882259345</text:p>
          </table:table-cell>
          <table:table-cell table:formula="of:=FREQUENCY([.B$14:.B$1013];[.B418])/1000" office:value-type="float" office:value="0.405">
            <text:p>0,405</text:p>
          </table:table-cell>
          <table:table-cell table:formula="of:=NORMDIST([.B418];[.A$8];[.B$8];1)" office:value-type="float" office:value="0.403574143266599">
            <text:p>0,4035741433</text:p>
          </table:table-cell>
          <table:table-cell table:formula="of:=ABS([.D418]-[.C418])" office:value-type="float" office:value="0.00142585673340068">
            <text:p>0,0014258567</text:p>
          </table:table-cell>
          <table:table-cell table:formula="of:=ABS([.D418]-[.C417])" office:value-type="float" office:value="0.000425856733400676">
            <text:p>0,0004258567</text:p>
          </table:table-cell>
        </table:table-row>
        <table:table-row table:style-name="ro1">
          <table:table-cell office:value-type="float" office:value="4.80903489764">
            <text:p>4,8090348976</text:p>
          </table:table-cell>
          <table:table-cell office:value-type="float" office:value="5.59002403461">
            <text:p>5,5900240346</text:p>
          </table:table-cell>
          <table:table-cell table:formula="of:=FREQUENCY([.B$14:.B$1013];[.B419])/1000" office:value-type="float" office:value="0.406">
            <text:p>0,406</text:p>
          </table:table-cell>
          <table:table-cell table:formula="of:=NORMDIST([.B419];[.A$8];[.B$8];1)" office:value-type="float" office:value="0.403914646011831">
            <text:p>0,403914646</text:p>
          </table:table-cell>
          <table:table-cell table:formula="of:=ABS([.D419]-[.C419])" office:value-type="float" office:value="0.00208535398816884">
            <text:p>0,002085354</text:p>
          </table:table-cell>
          <table:table-cell table:formula="of:=ABS([.D419]-[.C418])" office:value-type="float" office:value="0.00108535398816884">
            <text:p>0,001085354</text:p>
          </table:table-cell>
        </table:table-row>
        <table:table-row table:style-name="ro1">
          <table:table-cell office:value-type="float" office:value="6.66426897642">
            <text:p>6,6642689764</text:p>
          </table:table-cell>
          <table:table-cell office:value-type="float" office:value="5.61671091452">
            <text:p>5,6167109145</text:p>
          </table:table-cell>
          <table:table-cell table:formula="of:=FREQUENCY([.B$14:.B$1013];[.B420])/1000" office:value-type="float" office:value="0.407">
            <text:p>0,407</text:p>
          </table:table-cell>
          <table:table-cell table:formula="of:=NORMDIST([.B420];[.A$8];[.B$8];1)" office:value-type="float" office:value="0.408976715557991">
            <text:p>0,4089767156</text:p>
          </table:table-cell>
          <table:table-cell table:formula="of:=ABS([.D420]-[.C420])" office:value-type="float" office:value="0.00197671555799078">
            <text:p>0,0019767156</text:p>
          </table:table-cell>
          <table:table-cell table:formula="of:=ABS([.D420]-[.C419])" office:value-type="float" office:value="0.00297671555799073">
            <text:p>0,0029767156</text:p>
          </table:table-cell>
        </table:table-row>
        <table:table-row table:style-name="ro1">
          <table:table-cell office:value-type="float" office:value="6.42553818507">
            <text:p>6,4255381851</text:p>
          </table:table-cell>
          <table:table-cell office:value-type="float" office:value="5.61790282232">
            <text:p>5,6179028223</text:p>
          </table:table-cell>
          <table:table-cell table:formula="of:=FREQUENCY([.B$14:.B$1013];[.B421])/1000" office:value-type="float" office:value="0.408">
            <text:p>0,408</text:p>
          </table:table-cell>
          <table:table-cell table:formula="of:=NORMDIST([.B421];[.A$8];[.B$8];1)" office:value-type="float" office:value="0.409203162502205">
            <text:p>0,4092031625</text:p>
          </table:table-cell>
          <table:table-cell table:formula="of:=ABS([.D421]-[.C421])" office:value-type="float" office:value="0.00120316250220548">
            <text:p>0,0012031625</text:p>
          </table:table-cell>
          <table:table-cell table:formula="of:=ABS([.D421]-[.C420])" office:value-type="float" office:value="0.00220316250220548">
            <text:p>0,0022031625</text:p>
          </table:table-cell>
        </table:table-row>
        <table:table-row table:style-name="ro1">
          <table:table-cell office:value-type="float" office:value="5.76123121862">
            <text:p>5,7612312186</text:p>
          </table:table-cell>
          <table:table-cell office:value-type="float" office:value="5.62210864455">
            <text:p>5,6221086446</text:p>
          </table:table-cell>
          <table:table-cell table:formula="of:=FREQUENCY([.B$14:.B$1013];[.B422])/1000" office:value-type="float" office:value="0.409">
            <text:p>0,409</text:p>
          </table:table-cell>
          <table:table-cell table:formula="of:=NORMDIST([.B422];[.A$8];[.B$8];1)" office:value-type="float" office:value="0.410002455531298">
            <text:p>0,4100024555</text:p>
          </table:table-cell>
          <table:table-cell table:formula="of:=ABS([.D422]-[.C422])" office:value-type="float" office:value="0.00100245553129802">
            <text:p>0,0010024555</text:p>
          </table:table-cell>
          <table:table-cell table:formula="of:=ABS([.D422]-[.C421])" office:value-type="float" office:value="0.00200245553129802">
            <text:p>0,0020024555</text:p>
          </table:table-cell>
        </table:table-row>
        <table:table-row table:style-name="ro1">
          <table:table-cell office:value-type="float" office:value="6.06254004145">
            <text:p>6,0625400415</text:p>
          </table:table-cell>
          <table:table-cell office:value-type="float" office:value="5.62221417698">
            <text:p>5,622214177</text:p>
          </table:table-cell>
          <table:table-cell table:formula="of:=FREQUENCY([.B$14:.B$1013];[.B423])/1000" office:value-type="float" office:value="0.41">
            <text:p>0,41</text:p>
          </table:table-cell>
          <table:table-cell table:formula="of:=NORMDIST([.B423];[.A$8];[.B$8];1)" office:value-type="float" office:value="0.410022516205111">
            <text:p>0,4100225162</text:p>
          </table:table-cell>
          <table:table-cell table:formula="of:=ABS([.D423]-[.C423])" office:value-type="float" office:value="0.0000225162051111227">
            <text:p>2,25162051111227E-005</text:p>
          </table:table-cell>
          <table:table-cell table:formula="of:=ABS([.D423]-[.C422])" office:value-type="float" office:value="0.00102251620511112">
            <text:p>0,0010225162</text:p>
          </table:table-cell>
        </table:table-row>
        <table:table-row table:style-name="ro1">
          <table:table-cell office:value-type="float" office:value="7.2310521985">
            <text:p>7,2310521985</text:p>
          </table:table-cell>
          <table:table-cell office:value-type="float" office:value="5.62327063319">
            <text:p>5,6232706332</text:p>
          </table:table-cell>
          <table:table-cell table:formula="of:=FREQUENCY([.B$14:.B$1013];[.B424])/1000" office:value-type="float" office:value="0.411">
            <text:p>0,411</text:p>
          </table:table-cell>
          <table:table-cell table:formula="of:=NORMDIST([.B424];[.A$8];[.B$8];1)" office:value-type="float" office:value="0.410223351078496">
            <text:p>0,4102233511</text:p>
          </table:table-cell>
          <table:table-cell table:formula="of:=ABS([.D424]-[.C424])" office:value-type="float" office:value="0.000776648921504364">
            <text:p>0,0007766489</text:p>
          </table:table-cell>
          <table:table-cell table:formula="of:=ABS([.D424]-[.C423])" office:value-type="float" office:value="0.000223351078495637">
            <text:p>0,0002233511</text:p>
          </table:table-cell>
        </table:table-row>
        <table:table-row table:style-name="ro1">
          <table:table-cell office:value-type="float" office:value="7.37604756075">
            <text:p>7,3760475608</text:p>
          </table:table-cell>
          <table:table-cell office:value-type="float" office:value="5.62537159753">
            <text:p>5,6253715975</text:p>
          </table:table-cell>
          <table:table-cell table:formula="of:=FREQUENCY([.B$14:.B$1013];[.B425])/1000" office:value-type="float" office:value="0.412">
            <text:p>0,412</text:p>
          </table:table-cell>
          <table:table-cell table:formula="of:=NORMDIST([.B425];[.A$8];[.B$8];1)" office:value-type="float" office:value="0.410622819399726">
            <text:p>0,4106228194</text:p>
          </table:table-cell>
          <table:table-cell table:formula="of:=ABS([.D425]-[.C425])" office:value-type="float" office:value="0.00137718060027409">
            <text:p>0,0013771806</text:p>
          </table:table-cell>
          <table:table-cell table:formula="of:=ABS([.D425]-[.C424])" office:value-type="float" office:value="0.000377180600274085">
            <text:p>0,0003771806</text:p>
          </table:table-cell>
        </table:table-row>
        <table:table-row table:style-name="ro1">
          <table:table-cell office:value-type="float" office:value="7.26946538716">
            <text:p>7,2694653872</text:p>
          </table:table-cell>
          <table:table-cell office:value-type="float" office:value="5.6268591571">
            <text:p>5,6268591571</text:p>
          </table:table-cell>
          <table:table-cell table:formula="of:=FREQUENCY([.B$14:.B$1013];[.B426])/1000" office:value-type="float" office:value="0.413">
            <text:p>0,413</text:p>
          </table:table-cell>
          <table:table-cell table:formula="of:=NORMDIST([.B426];[.A$8];[.B$8];1)" office:value-type="float" office:value="0.410905713674593">
            <text:p>0,4109057137</text:p>
          </table:table-cell>
          <table:table-cell table:formula="of:=ABS([.D426]-[.C426])" office:value-type="float" office:value="0.00209428632540704">
            <text:p>0,0020942863</text:p>
          </table:table-cell>
          <table:table-cell table:formula="of:=ABS([.D426]-[.C425])" office:value-type="float" office:value="0.00109428632540703">
            <text:p>0,0010942863</text:p>
          </table:table-cell>
        </table:table-row>
        <table:table-row table:style-name="ro1">
          <table:table-cell office:value-type="float" office:value="4.58410862174">
            <text:p>4,5841086217</text:p>
          </table:table-cell>
          <table:table-cell office:value-type="float" office:value="5.63594562134">
            <text:p>5,6359456213</text:p>
          </table:table-cell>
          <table:table-cell table:formula="of:=FREQUENCY([.B$14:.B$1013];[.B427])/1000" office:value-type="float" office:value="0.414">
            <text:p>0,414</text:p>
          </table:table-cell>
          <table:table-cell table:formula="of:=NORMDIST([.B427];[.A$8];[.B$8];1)" office:value-type="float" office:value="0.412634718487457">
            <text:p>0,4126347185</text:p>
          </table:table-cell>
          <table:table-cell table:formula="of:=ABS([.D427]-[.C427])" office:value-type="float" office:value="0.00136528151254256">
            <text:p>0,0013652815</text:p>
          </table:table-cell>
          <table:table-cell table:formula="of:=ABS([.D427]-[.C426])" office:value-type="float" office:value="0.000365281512542559">
            <text:p>0,0003652815</text:p>
          </table:table-cell>
        </table:table-row>
        <table:table-row table:style-name="ro1">
          <table:table-cell office:value-type="float" office:value="5.40117588043">
            <text:p>5,4011758804</text:p>
          </table:table-cell>
          <table:table-cell office:value-type="float" office:value="5.63681014201">
            <text:p>5,636810142</text:p>
          </table:table-cell>
          <table:table-cell table:formula="of:=FREQUENCY([.B$14:.B$1013];[.B428])/1000" office:value-type="float" office:value="0.415">
            <text:p>0,415</text:p>
          </table:table-cell>
          <table:table-cell table:formula="of:=NORMDIST([.B428];[.A$8];[.B$8];1)" office:value-type="float" office:value="0.412799311474986">
            <text:p>0,4127993115</text:p>
          </table:table-cell>
          <table:table-cell table:formula="of:=ABS([.D428]-[.C428])" office:value-type="float" office:value="0.00220068852501409">
            <text:p>0,0022006885</text:p>
          </table:table-cell>
          <table:table-cell table:formula="of:=ABS([.D428]-[.C427])" office:value-type="float" office:value="0.00120068852501409">
            <text:p>0,0012006885</text:p>
          </table:table-cell>
        </table:table-row>
        <table:table-row table:style-name="ro1">
          <table:table-cell office:value-type="float" office:value="8.51612384362">
            <text:p>8,5161238436</text:p>
          </table:table-cell>
          <table:table-cell office:value-type="float" office:value="5.63911341095">
            <text:p>5,639113411</text:p>
          </table:table-cell>
          <table:table-cell table:formula="of:=FREQUENCY([.B$14:.B$1013];[.B429])/1000" office:value-type="float" office:value="0.416">
            <text:p>0,416</text:p>
          </table:table-cell>
          <table:table-cell table:formula="of:=NORMDIST([.B429];[.A$8];[.B$8];1)" office:value-type="float" office:value="0.413237897345347">
            <text:p>0,4132378973</text:p>
          </table:table-cell>
          <table:table-cell table:formula="of:=ABS([.D429]-[.C429])" office:value-type="float" office:value="0.00276210265465276">
            <text:p>0,0027621027</text:p>
          </table:table-cell>
          <table:table-cell table:formula="of:=ABS([.D429]-[.C428])" office:value-type="float" office:value="0.00176210265465276">
            <text:p>0,0017621027</text:p>
          </table:table-cell>
        </table:table-row>
        <table:table-row table:style-name="ro1">
          <table:table-cell office:value-type="float" office:value="6.46188610114">
            <text:p>6,4618861011</text:p>
          </table:table-cell>
          <table:table-cell office:value-type="float" office:value="5.64065118757">
            <text:p>5,6406511876</text:p>
          </table:table-cell>
          <table:table-cell table:formula="of:=FREQUENCY([.B$14:.B$1013];[.B430])/1000" office:value-type="float" office:value="0.417">
            <text:p>0,417</text:p>
          </table:table-cell>
          <table:table-cell table:formula="of:=NORMDIST([.B430];[.A$8];[.B$8];1)" office:value-type="float" office:value="0.413530779356421">
            <text:p>0,4135307794</text:p>
          </table:table-cell>
          <table:table-cell table:formula="of:=ABS([.D430]-[.C430])" office:value-type="float" office:value="0.00346922064357863">
            <text:p>0,0034692206</text:p>
          </table:table-cell>
          <table:table-cell table:formula="of:=ABS([.D430]-[.C429])" office:value-type="float" office:value="0.00246922064357863">
            <text:p>0,0024692206</text:p>
          </table:table-cell>
        </table:table-row>
        <table:table-row table:style-name="ro1">
          <table:table-cell office:value-type="float" office:value="5.45021457633">
            <text:p>5,4502145763</text:p>
          </table:table-cell>
          <table:table-cell office:value-type="float" office:value="5.64979262309">
            <text:p>5,6497926231</text:p>
          </table:table-cell>
          <table:table-cell table:formula="of:=FREQUENCY([.B$14:.B$1013];[.B431])/1000" office:value-type="float" office:value="0.418">
            <text:p>0,418</text:p>
          </table:table-cell>
          <table:table-cell table:formula="of:=NORMDIST([.B431];[.A$8];[.B$8];1)" office:value-type="float" office:value="0.415272827629974">
            <text:p>0,4152728276</text:p>
          </table:table-cell>
          <table:table-cell table:formula="of:=ABS([.D431]-[.C431])" office:value-type="float" office:value="0.00272717237002579">
            <text:p>0,0027271724</text:p>
          </table:table-cell>
          <table:table-cell table:formula="of:=ABS([.D431]-[.C430])" office:value-type="float" office:value="0.00172717237002579">
            <text:p>0,0017271724</text:p>
          </table:table-cell>
        </table:table-row>
        <table:table-row table:style-name="ro1">
          <table:table-cell office:value-type="float" office:value="6.1798279118">
            <text:p>6,1798279118</text:p>
          </table:table-cell>
          <table:table-cell office:value-type="float" office:value="5.65119492148">
            <text:p>5,6511949215</text:p>
          </table:table-cell>
          <table:table-cell table:formula="of:=FREQUENCY([.B$14:.B$1013];[.B432])/1000" office:value-type="float" office:value="0.419">
            <text:p>0,419</text:p>
          </table:table-cell>
          <table:table-cell table:formula="of:=NORMDIST([.B432];[.A$8];[.B$8];1)" office:value-type="float" office:value="0.415540206571153">
            <text:p>0,4155402066</text:p>
          </table:table-cell>
          <table:table-cell table:formula="of:=ABS([.D432]-[.C432])" office:value-type="float" office:value="0.00345979342884656">
            <text:p>0,0034597934</text:p>
          </table:table-cell>
          <table:table-cell table:formula="of:=ABS([.D432]-[.C431])" office:value-type="float" office:value="0.00245979342884656">
            <text:p>0,0024597934</text:p>
          </table:table-cell>
        </table:table-row>
        <table:table-row table:style-name="ro1">
          <table:table-cell office:value-type="float" office:value="4.48284579485">
            <text:p>4,4828457949</text:p>
          </table:table-cell>
          <table:table-cell office:value-type="float" office:value="5.65307633298">
            <text:p>5,653076333</text:p>
          </table:table-cell>
          <table:table-cell table:formula="of:=FREQUENCY([.B$14:.B$1013];[.B433])/1000" office:value-type="float" office:value="0.42">
            <text:p>0,42</text:p>
          </table:table-cell>
          <table:table-cell table:formula="of:=NORMDIST([.B433];[.A$8];[.B$8];1)" office:value-type="float" office:value="0.415899000352343">
            <text:p>0,4158990004</text:p>
          </table:table-cell>
          <table:table-cell table:formula="of:=ABS([.D433]-[.C433])" office:value-type="float" office:value="0.00410099964765731">
            <text:p>0,0041009996</text:p>
          </table:table-cell>
          <table:table-cell table:formula="of:=ABS([.D433]-[.C432])" office:value-type="float" office:value="0.00310099964765731">
            <text:p>0,0031009996</text:p>
          </table:table-cell>
        </table:table-row>
        <table:table-row table:style-name="ro1">
          <table:table-cell office:value-type="float" office:value="9.01817846585">
            <text:p>9,0181784659</text:p>
          </table:table-cell>
          <table:table-cell office:value-type="float" office:value="5.65333317677">
            <text:p>5,6533331768</text:p>
          </table:table-cell>
          <table:table-cell table:formula="of:=FREQUENCY([.B$14:.B$1013];[.B434])/1000" office:value-type="float" office:value="0.421">
            <text:p>0,421</text:p>
          </table:table-cell>
          <table:table-cell table:formula="of:=NORMDIST([.B434];[.A$8];[.B$8];1)" office:value-type="float" office:value="0.415947987083965">
            <text:p>0,4159479871</text:p>
          </table:table-cell>
          <table:table-cell table:formula="of:=ABS([.D434]-[.C434])" office:value-type="float" office:value="0.00505201291603513">
            <text:p>0,0050520129</text:p>
          </table:table-cell>
          <table:table-cell table:formula="of:=ABS([.D434]-[.C433])" office:value-type="float" office:value="0.00405201291603513">
            <text:p>0,0040520129</text:p>
          </table:table-cell>
        </table:table-row>
        <table:table-row table:style-name="ro1">
          <table:table-cell office:value-type="float" office:value="5.42558912234">
            <text:p>5,4255891223</text:p>
          </table:table-cell>
          <table:table-cell office:value-type="float" office:value="5.65675748014">
            <text:p>5,6567574801</text:p>
          </table:table-cell>
          <table:table-cell table:formula="of:=FREQUENCY([.B$14:.B$1013];[.B435])/1000" office:value-type="float" office:value="0.422">
            <text:p>0,422</text:p>
          </table:table-cell>
          <table:table-cell table:formula="of:=NORMDIST([.B435];[.A$8];[.B$8];1)" office:value-type="float" office:value="0.416601214490555">
            <text:p>0,4166012145</text:p>
          </table:table-cell>
          <table:table-cell table:formula="of:=ABS([.D435]-[.C435])" office:value-type="float" office:value="0.00539878550944461">
            <text:p>0,0053987855</text:p>
          </table:table-cell>
          <table:table-cell table:formula="of:=ABS([.D435]-[.C434])" office:value-type="float" office:value="0.00439878550944461">
            <text:p>0,0043987855</text:p>
          </table:table-cell>
        </table:table-row>
        <table:table-row table:style-name="ro1">
          <table:table-cell office:value-type="float" office:value="2.09255185046">
            <text:p>2,0925518505</text:p>
          </table:table-cell>
          <table:table-cell office:value-type="float" office:value="5.66583959696">
            <text:p>5,665839597</text:p>
          </table:table-cell>
          <table:table-cell table:formula="of:=FREQUENCY([.B$14:.B$1013];[.B436])/1000" office:value-type="float" office:value="0.423">
            <text:p>0,423</text:p>
          </table:table-cell>
          <table:table-cell table:formula="of:=NORMDIST([.B436];[.A$8];[.B$8];1)" office:value-type="float" office:value="0.418334849604033">
            <text:p>0,4183348496</text:p>
          </table:table-cell>
          <table:table-cell table:formula="of:=ABS([.D436]-[.C436])" office:value-type="float" office:value="0.00466515039596677">
            <text:p>0,0046651504</text:p>
          </table:table-cell>
          <table:table-cell table:formula="of:=ABS([.D436]-[.C435])" office:value-type="float" office:value="0.00366515039596677">
            <text:p>0,0036651504</text:p>
          </table:table-cell>
        </table:table-row>
        <table:table-row table:style-name="ro1">
          <table:table-cell office:value-type="float" office:value="5.86851203771">
            <text:p>5,8685120377</text:p>
          </table:table-cell>
          <table:table-cell office:value-type="float" office:value="5.66684342684">
            <text:p>5,6668434268</text:p>
          </table:table-cell>
          <table:table-cell table:formula="of:=FREQUENCY([.B$14:.B$1013];[.B437])/1000" office:value-type="float" office:value="0.424">
            <text:p>0,424</text:p>
          </table:table-cell>
          <table:table-cell table:formula="of:=NORMDIST([.B437];[.A$8];[.B$8];1)" office:value-type="float" office:value="0.418526563194973">
            <text:p>0,4185265632</text:p>
          </table:table-cell>
          <table:table-cell table:formula="of:=ABS([.D437]-[.C437])" office:value-type="float" office:value="0.0054734368050266">
            <text:p>0,0054734368</text:p>
          </table:table-cell>
          <table:table-cell table:formula="of:=ABS([.D437]-[.C436])" office:value-type="float" office:value="0.0044734368050266">
            <text:p>0,0044734368</text:p>
          </table:table-cell>
        </table:table-row>
        <table:table-row table:style-name="ro1">
          <table:table-cell office:value-type="float" office:value="5.96698348539">
            <text:p>5,9669834854</text:p>
          </table:table-cell>
          <table:table-cell office:value-type="float" office:value="5.6727695231">
            <text:p>5,6727695231</text:p>
          </table:table-cell>
          <table:table-cell table:formula="of:=FREQUENCY([.B$14:.B$1013];[.B438])/1000" office:value-type="float" office:value="0.425">
            <text:p>0,425</text:p>
          </table:table-cell>
          <table:table-cell table:formula="of:=NORMDIST([.B438];[.A$8];[.B$8];1)" office:value-type="float" office:value="0.419658734732984">
            <text:p>0,4196587347</text:p>
          </table:table-cell>
          <table:table-cell table:formula="of:=ABS([.D438]-[.C438])" office:value-type="float" office:value="0.00534126526701639">
            <text:p>0,0053412653</text:p>
          </table:table-cell>
          <table:table-cell table:formula="of:=ABS([.D438]-[.C437])" office:value-type="float" office:value="0.00434126526701639">
            <text:p>0,0043412653</text:p>
          </table:table-cell>
        </table:table-row>
        <table:table-row table:style-name="ro1">
          <table:table-cell office:value-type="float" office:value="6.28793011019">
            <text:p>6,2879301102</text:p>
          </table:table-cell>
          <table:table-cell office:value-type="float" office:value="5.67446174667">
            <text:p>5,6744617467</text:p>
          </table:table-cell>
          <table:table-cell table:formula="of:=FREQUENCY([.B$14:.B$1013];[.B439])/1000" office:value-type="float" office:value="0.426">
            <text:p>0,426</text:p>
          </table:table-cell>
          <table:table-cell table:formula="of:=NORMDIST([.B439];[.A$8];[.B$8];1)" office:value-type="float" office:value="0.419982153967138">
            <text:p>0,419982154</text:p>
          </table:table-cell>
          <table:table-cell table:formula="of:=ABS([.D439]-[.C439])" office:value-type="float" office:value="0.00601784603286182">
            <text:p>0,006017846</text:p>
          </table:table-cell>
          <table:table-cell table:formula="of:=ABS([.D439]-[.C438])" office:value-type="float" office:value="0.00501784603286182">
            <text:p>0,005017846</text:p>
          </table:table-cell>
        </table:table-row>
        <table:table-row table:style-name="ro1">
          <table:table-cell office:value-type="float" office:value="7.01572264758">
            <text:p>7,0157226476</text:p>
          </table:table-cell>
          <table:table-cell office:value-type="float" office:value="5.68576124337">
            <text:p>5,6857612434</text:p>
          </table:table-cell>
          <table:table-cell table:formula="of:=FREQUENCY([.B$14:.B$1013];[.B440])/1000" office:value-type="float" office:value="0.427">
            <text:p>0,427</text:p>
          </table:table-cell>
          <table:table-cell table:formula="of:=NORMDIST([.B440];[.A$8];[.B$8];1)" office:value-type="float" office:value="0.422143098568746">
            <text:p>0,4221430986</text:p>
          </table:table-cell>
          <table:table-cell table:formula="of:=ABS([.D440]-[.C440])" office:value-type="float" office:value="0.00485690143125406">
            <text:p>0,0048569014</text:p>
          </table:table-cell>
          <table:table-cell table:formula="of:=ABS([.D440]-[.C439])" office:value-type="float" office:value="0.00385690143125406">
            <text:p>0,0038569014</text:p>
          </table:table-cell>
        </table:table-row>
        <table:table-row table:style-name="ro1">
          <table:table-cell office:value-type="float" office:value="3.39353973308">
            <text:p>3,3935397331</text:p>
          </table:table-cell>
          <table:table-cell office:value-type="float" office:value="5.68673506885">
            <text:p>5,6867350689</text:p>
          </table:table-cell>
          <table:table-cell table:formula="of:=FREQUENCY([.B$14:.B$1013];[.B441])/1000" office:value-type="float" office:value="0.428">
            <text:p>0,428</text:p>
          </table:table-cell>
          <table:table-cell table:formula="of:=NORMDIST([.B441];[.A$8];[.B$8];1)" office:value-type="float" office:value="0.422329446168178">
            <text:p>0,4223294462</text:p>
          </table:table-cell>
          <table:table-cell table:formula="of:=ABS([.D441]-[.C441])" office:value-type="float" office:value="0.00567055383182191">
            <text:p>0,0056705538</text:p>
          </table:table-cell>
          <table:table-cell table:formula="of:=ABS([.D441]-[.C440])" office:value-type="float" office:value="0.00467055383182191">
            <text:p>0,0046705538</text:p>
          </table:table-cell>
        </table:table-row>
        <table:table-row table:style-name="ro1">
          <table:table-cell office:value-type="float" office:value="6.88307623249">
            <text:p>6,8830762325</text:p>
          </table:table-cell>
          <table:table-cell office:value-type="float" office:value="5.69255560627">
            <text:p>5,6925556063</text:p>
          </table:table-cell>
          <table:table-cell table:formula="of:=FREQUENCY([.B$14:.B$1013];[.B442])/1000" office:value-type="float" office:value="0.429">
            <text:p>0,429</text:p>
          </table:table-cell>
          <table:table-cell table:formula="of:=NORMDIST([.B442];[.A$8];[.B$8];1)" office:value-type="float" office:value="0.423443603557102">
            <text:p>0,4234436036</text:p>
          </table:table-cell>
          <table:table-cell table:formula="of:=ABS([.D442]-[.C442])" office:value-type="float" office:value="0.00555639644289774">
            <text:p>0,0055563964</text:p>
          </table:table-cell>
          <table:table-cell table:formula="of:=ABS([.D442]-[.C441])" office:value-type="float" office:value="0.00455639644289774">
            <text:p>0,0045563964</text:p>
          </table:table-cell>
        </table:table-row>
        <table:table-row table:style-name="ro1">
          <table:table-cell office:value-type="float" office:value="3.7264466419">
            <text:p>3,7264466419</text:p>
          </table:table-cell>
          <table:table-cell office:value-type="float" office:value="5.69361146489">
            <text:p>5,6936114649</text:p>
          </table:table-cell>
          <table:table-cell table:formula="of:=FREQUENCY([.B$14:.B$1013];[.B443])/1000" office:value-type="float" office:value="0.43">
            <text:p>0,43</text:p>
          </table:table-cell>
          <table:table-cell table:formula="of:=NORMDIST([.B443];[.A$8];[.B$8];1)" office:value-type="float" office:value="0.42364578010374">
            <text:p>0,4236457801</text:p>
          </table:table-cell>
          <table:table-cell table:formula="of:=ABS([.D443]-[.C443])" office:value-type="float" office:value="0.00635421989625956">
            <text:p>0,0063542199</text:p>
          </table:table-cell>
          <table:table-cell table:formula="of:=ABS([.D443]-[.C442])" office:value-type="float" office:value="0.00535421989625956">
            <text:p>0,0053542199</text:p>
          </table:table-cell>
        </table:table-row>
        <table:table-row table:style-name="ro1">
          <table:table-cell office:value-type="float" office:value="9.85906242905">
            <text:p>9,8590624291</text:p>
          </table:table-cell>
          <table:table-cell office:value-type="float" office:value="5.72223070535">
            <text:p>5,7222307054</text:p>
          </table:table-cell>
          <table:table-cell table:formula="of:=FREQUENCY([.B$14:.B$1013];[.B444])/1000" office:value-type="float" office:value="0.431">
            <text:p>0,431</text:p>
          </table:table-cell>
          <table:table-cell table:formula="of:=NORMDIST([.B444];[.A$8];[.B$8];1)" office:value-type="float" office:value="0.429133296886417">
            <text:p>0,4291332969</text:p>
          </table:table-cell>
          <table:table-cell table:formula="of:=ABS([.D444]-[.C444])" office:value-type="float" office:value="0.00186670311358328">
            <text:p>0,0018667031</text:p>
          </table:table-cell>
          <table:table-cell table:formula="of:=ABS([.D444]-[.C443])" office:value-type="float" office:value="0.000866703113583278">
            <text:p>0,0008667031</text:p>
          </table:table-cell>
        </table:table-row>
        <table:table-row table:style-name="ro1">
          <table:table-cell office:value-type="float" office:value="4.81531657776">
            <text:p>4,8153165778</text:p>
          </table:table-cell>
          <table:table-cell office:value-type="float" office:value="5.72625823247">
            <text:p>5,7262582325</text:p>
          </table:table-cell>
          <table:table-cell table:formula="of:=FREQUENCY([.B$14:.B$1013];[.B445])/1000" office:value-type="float" office:value="0.432">
            <text:p>0,432</text:p>
          </table:table-cell>
          <table:table-cell table:formula="of:=NORMDIST([.B445];[.A$8];[.B$8];1)" office:value-type="float" office:value="0.42990666996004">
            <text:p>0,42990667</text:p>
          </table:table-cell>
          <table:table-cell table:formula="of:=ABS([.D445]-[.C445])" office:value-type="float" office:value="0.00209333003995976">
            <text:p>0,00209333</text:p>
          </table:table-cell>
          <table:table-cell table:formula="of:=ABS([.D445]-[.C444])" office:value-type="float" office:value="0.00109333003995976">
            <text:p>0,00109333</text:p>
          </table:table-cell>
        </table:table-row>
        <table:table-row table:style-name="ro1">
          <table:table-cell office:value-type="float" office:value="6.96461066624">
            <text:p>6,9646106662</text:p>
          </table:table-cell>
          <table:table-cell office:value-type="float" office:value="5.73069000374">
            <text:p>5,7306900037</text:p>
          </table:table-cell>
          <table:table-cell table:formula="of:=FREQUENCY([.B$14:.B$1013];[.B446])/1000" office:value-type="float" office:value="0.433">
            <text:p>0,433</text:p>
          </table:table-cell>
          <table:table-cell table:formula="of:=NORMDIST([.B446];[.A$8];[.B$8];1)" office:value-type="float" office:value="0.43075797751447">
            <text:p>0,4307579775</text:p>
          </table:table-cell>
          <table:table-cell table:formula="of:=ABS([.D446]-[.C446])" office:value-type="float" office:value="0.00224202248552979">
            <text:p>0,0022420225</text:p>
          </table:table-cell>
          <table:table-cell table:formula="of:=ABS([.D446]-[.C445])" office:value-type="float" office:value="0.00124202248552979">
            <text:p>0,0012420225</text:p>
          </table:table-cell>
        </table:table-row>
        <table:table-row table:style-name="ro1">
          <table:table-cell office:value-type="float" office:value="8.89686143135">
            <text:p>8,8968614314</text:p>
          </table:table-cell>
          <table:table-cell office:value-type="float" office:value="5.73499273788">
            <text:p>5,7349927379</text:p>
          </table:table-cell>
          <table:table-cell table:formula="of:=FREQUENCY([.B$14:.B$1013];[.B447])/1000" office:value-type="float" office:value="0.434">
            <text:p>0,434</text:p>
          </table:table-cell>
          <table:table-cell table:formula="of:=NORMDIST([.B447];[.A$8];[.B$8];1)" office:value-type="float" office:value="0.431584806069744">
            <text:p>0,4315848061</text:p>
          </table:table-cell>
          <table:table-cell table:formula="of:=ABS([.D447]-[.C447])" office:value-type="float" office:value="0.00241519393025602">
            <text:p>0,0024151939</text:p>
          </table:table-cell>
          <table:table-cell table:formula="of:=ABS([.D447]-[.C446])" office:value-type="float" office:value="0.00141519393025602">
            <text:p>0,0014151939</text:p>
          </table:table-cell>
        </table:table-row>
        <table:table-row table:style-name="ro1">
          <table:table-cell office:value-type="float" office:value="4.30871991688">
            <text:p>4,3087199169</text:p>
          </table:table-cell>
          <table:table-cell office:value-type="float" office:value="5.73801847601">
            <text:p>5,738018476</text:p>
          </table:table-cell>
          <table:table-cell table:formula="of:=FREQUENCY([.B$14:.B$1013];[.B448])/1000" office:value-type="float" office:value="0.435">
            <text:p>0,435</text:p>
          </table:table-cell>
          <table:table-cell table:formula="of:=NORMDIST([.B448];[.A$8];[.B$8];1)" office:value-type="float" office:value="0.432166422355419">
            <text:p>0,4321664224</text:p>
          </table:table-cell>
          <table:table-cell table:formula="of:=ABS([.D448]-[.C448])" office:value-type="float" office:value="0.00283357764458064">
            <text:p>0,0028335776</text:p>
          </table:table-cell>
          <table:table-cell table:formula="of:=ABS([.D448]-[.C447])" office:value-type="float" office:value="0.00183357764458064">
            <text:p>0,0018335776</text:p>
          </table:table-cell>
        </table:table-row>
        <table:table-row table:style-name="ro1">
          <table:table-cell office:value-type="float" office:value="3.64365643245">
            <text:p>3,6436564325</text:p>
          </table:table-cell>
          <table:table-cell office:value-type="float" office:value="5.73805951818">
            <text:p>5,7380595182</text:p>
          </table:table-cell>
          <table:table-cell table:formula="of:=FREQUENCY([.B$14:.B$1013];[.B449])/1000" office:value-type="float" office:value="0.436">
            <text:p>0,436</text:p>
          </table:table-cell>
          <table:table-cell table:formula="of:=NORMDIST([.B449];[.A$8];[.B$8];1)" office:value-type="float" office:value="0.432174312615711">
            <text:p>0,4321743126</text:p>
          </table:table-cell>
          <table:table-cell table:formula="of:=ABS([.D449]-[.C449])" office:value-type="float" office:value="0.0038256873842894">
            <text:p>0,0038256874</text:p>
          </table:table-cell>
          <table:table-cell table:formula="of:=ABS([.D449]-[.C448])" office:value-type="float" office:value="0.0028256873842894">
            <text:p>0,0028256874</text:p>
          </table:table-cell>
        </table:table-row>
        <table:table-row table:style-name="ro1">
          <table:table-cell office:value-type="float" office:value="2.52810301392">
            <text:p>2,5281030139</text:p>
          </table:table-cell>
          <table:table-cell office:value-type="float" office:value="5.74260721418">
            <text:p>5,7426072142</text:p>
          </table:table-cell>
          <table:table-cell table:formula="of:=FREQUENCY([.B$14:.B$1013];[.B450])/1000" office:value-type="float" office:value="0.437">
            <text:p>0,437</text:p>
          </table:table-cell>
          <table:table-cell table:formula="of:=NORMDIST([.B450];[.A$8];[.B$8];1)" office:value-type="float" office:value="0.433048763306867">
            <text:p>0,4330487633</text:p>
          </table:table-cell>
          <table:table-cell table:formula="of:=ABS([.D450]-[.C450])" office:value-type="float" office:value="0.0039512366931333">
            <text:p>0,0039512367</text:p>
          </table:table-cell>
          <table:table-cell table:formula="of:=ABS([.D450]-[.C449])" office:value-type="float" office:value="0.0029512366931333">
            <text:p>0,0029512367</text:p>
          </table:table-cell>
        </table:table-row>
        <table:table-row table:style-name="ro1">
          <table:table-cell office:value-type="float" office:value="2.35735828622">
            <text:p>2,3573582862</text:p>
          </table:table-cell>
          <table:table-cell office:value-type="float" office:value="5.74273878778">
            <text:p>5,7427387878</text:p>
          </table:table-cell>
          <table:table-cell table:formula="of:=FREQUENCY([.B$14:.B$1013];[.B451])/1000" office:value-type="float" office:value="0.438">
            <text:p>0,438</text:p>
          </table:table-cell>
          <table:table-cell table:formula="of:=NORMDIST([.B451];[.A$8];[.B$8];1)" office:value-type="float" office:value="0.433074067750287">
            <text:p>0,4330740678</text:p>
          </table:table-cell>
          <table:table-cell table:formula="of:=ABS([.D451]-[.C451])" office:value-type="float" office:value="0.00492593224971344">
            <text:p>0,0049259322</text:p>
          </table:table-cell>
          <table:table-cell table:formula="of:=ABS([.D451]-[.C450])" office:value-type="float" office:value="0.00392593224971344">
            <text:p>0,0039259322</text:p>
          </table:table-cell>
        </table:table-row>
        <table:table-row table:style-name="ro1">
          <table:table-cell office:value-type="float" office:value="3.60875871146">
            <text:p>3,6087587115</text:p>
          </table:table-cell>
          <table:table-cell office:value-type="float" office:value="5.74799406786">
            <text:p>5,7479940679</text:p>
          </table:table-cell>
          <table:table-cell table:formula="of:=FREQUENCY([.B$14:.B$1013];[.B452])/1000" office:value-type="float" office:value="0.439">
            <text:p>0,439</text:p>
          </table:table-cell>
          <table:table-cell table:formula="of:=NORMDIST([.B452];[.A$8];[.B$8];1)" office:value-type="float" office:value="0.43408499483579">
            <text:p>0,4340849948</text:p>
          </table:table-cell>
          <table:table-cell table:formula="of:=ABS([.D452]-[.C452])" office:value-type="float" office:value="0.00491500516421012">
            <text:p>0,0049150052</text:p>
          </table:table-cell>
          <table:table-cell table:formula="of:=ABS([.D452]-[.C451])" office:value-type="float" office:value="0.00391500516421012">
            <text:p>0,0039150052</text:p>
          </table:table-cell>
        </table:table-row>
        <table:table-row table:style-name="ro1">
          <table:table-cell office:value-type="float" office:value="6.89404227237">
            <text:p>6,8940422724</text:p>
          </table:table-cell>
          <table:table-cell office:value-type="float" office:value="5.75579812024">
            <text:p>5,7557981202</text:p>
          </table:table-cell>
          <table:table-cell table:formula="of:=FREQUENCY([.B$14:.B$1013];[.B453])/1000" office:value-type="float" office:value="0.44">
            <text:p>0,44</text:p>
          </table:table-cell>
          <table:table-cell table:formula="of:=NORMDIST([.B453];[.A$8];[.B$8];1)" office:value-type="float" office:value="0.435587007965911">
            <text:p>0,435587008</text:p>
          </table:table-cell>
          <table:table-cell table:formula="of:=ABS([.D453]-[.C453])" office:value-type="float" office:value="0.00441299203408857">
            <text:p>0,004412992</text:p>
          </table:table-cell>
          <table:table-cell table:formula="of:=ABS([.D453]-[.C452])" office:value-type="float" office:value="0.00341299203408857">
            <text:p>0,003412992</text:p>
          </table:table-cell>
        </table:table-row>
        <table:table-row table:style-name="ro1">
          <table:table-cell office:value-type="float" office:value="6.10143983262">
            <text:p>6,1014398326</text:p>
          </table:table-cell>
          <table:table-cell office:value-type="float" office:value="5.75790865234">
            <text:p>5,7579086523</text:p>
          </table:table-cell>
          <table:table-cell table:formula="of:=FREQUENCY([.B$14:.B$1013];[.B454])/1000" office:value-type="float" office:value="0.441">
            <text:p>0,441</text:p>
          </table:table-cell>
          <table:table-cell table:formula="of:=NORMDIST([.B454];[.A$8];[.B$8];1)" office:value-type="float" office:value="0.435993373816866">
            <text:p>0,4359933738</text:p>
          </table:table-cell>
          <table:table-cell table:formula="of:=ABS([.D454]-[.C454])" office:value-type="float" office:value="0.00500662618313397">
            <text:p>0,0050066262</text:p>
          </table:table-cell>
          <table:table-cell table:formula="of:=ABS([.D454]-[.C453])" office:value-type="float" office:value="0.00400662618313397">
            <text:p>0,0040066262</text:p>
          </table:table-cell>
        </table:table-row>
        <table:table-row table:style-name="ro1">
          <table:table-cell office:value-type="float" office:value="8.51334899068">
            <text:p>8,5133489907</text:p>
          </table:table-cell>
          <table:table-cell office:value-type="float" office:value="5.76123121862">
            <text:p>5,7612312186</text:p>
          </table:table-cell>
          <table:table-cell table:formula="of:=FREQUENCY([.B$14:.B$1013];[.B455])/1000" office:value-type="float" office:value="0.442">
            <text:p>0,442</text:p>
          </table:table-cell>
          <table:table-cell table:formula="of:=NORMDIST([.B455];[.A$8];[.B$8];1)" office:value-type="float" office:value="0.436633243803492">
            <text:p>0,4366332438</text:p>
          </table:table-cell>
          <table:table-cell table:formula="of:=ABS([.D455]-[.C455])" office:value-type="float" office:value="0.005366756196508">
            <text:p>0,0053667562</text:p>
          </table:table-cell>
          <table:table-cell table:formula="of:=ABS([.D455]-[.C454])" office:value-type="float" office:value="0.004366756196508">
            <text:p>0,0043667562</text:p>
          </table:table-cell>
        </table:table-row>
        <table:table-row table:style-name="ro1">
          <table:table-cell office:value-type="float" office:value="6.90184995589">
            <text:p>6,9018499559</text:p>
          </table:table-cell>
          <table:table-cell office:value-type="float" office:value="5.76256857003">
            <text:p>5,76256857</text:p>
          </table:table-cell>
          <table:table-cell table:formula="of:=FREQUENCY([.B$14:.B$1013];[.B456])/1000" office:value-type="float" office:value="0.443">
            <text:p>0,443</text:p>
          </table:table-cell>
          <table:table-cell table:formula="of:=NORMDIST([.B456];[.A$8];[.B$8];1)" office:value-type="float" office:value="0.436890841935995">
            <text:p>0,4368908419</text:p>
          </table:table-cell>
          <table:table-cell table:formula="of:=ABS([.D456]-[.C456])" office:value-type="float" office:value="0.00610915806400536">
            <text:p>0,0061091581</text:p>
          </table:table-cell>
          <table:table-cell table:formula="of:=ABS([.D456]-[.C455])" office:value-type="float" office:value="0.00510915806400536">
            <text:p>0,0051091581</text:p>
          </table:table-cell>
        </table:table-row>
        <table:table-row table:style-name="ro1">
          <table:table-cell office:value-type="float" office:value="6.82083805545">
            <text:p>6,8208380555</text:p>
          </table:table-cell>
          <table:table-cell office:value-type="float" office:value="5.78389188318">
            <text:p>5,7838918832</text:p>
          </table:table-cell>
          <table:table-cell table:formula="of:=FREQUENCY([.B$14:.B$1013];[.B457])/1000" office:value-type="float" office:value="0.444">
            <text:p>0,444</text:p>
          </table:table-cell>
          <table:table-cell table:formula="of:=NORMDIST([.B457];[.A$8];[.B$8];1)" office:value-type="float" office:value="0.44100164139993">
            <text:p>0,4410016414</text:p>
          </table:table-cell>
          <table:table-cell table:formula="of:=ABS([.D457]-[.C457])" office:value-type="float" office:value="0.00299835860006992">
            <text:p>0,0029983586</text:p>
          </table:table-cell>
          <table:table-cell table:formula="of:=ABS([.D457]-[.C456])" office:value-type="float" office:value="0.00199835860006992">
            <text:p>0,0019983586</text:p>
          </table:table-cell>
        </table:table-row>
        <table:table-row table:style-name="ro1">
          <table:table-cell office:value-type="float" office:value="1.95011118914">
            <text:p>1,9501111891</text:p>
          </table:table-cell>
          <table:table-cell office:value-type="float" office:value="5.79034002445">
            <text:p>5,7903400245</text:p>
          </table:table-cell>
          <table:table-cell table:formula="of:=FREQUENCY([.B$14:.B$1013];[.B458])/1000" office:value-type="float" office:value="0.445">
            <text:p>0,445</text:p>
          </table:table-cell>
          <table:table-cell table:formula="of:=NORMDIST([.B458];[.A$8];[.B$8];1)" office:value-type="float" office:value="0.442246015447358">
            <text:p>0,4422460154</text:p>
          </table:table-cell>
          <table:table-cell table:formula="of:=ABS([.D458]-[.C458])" office:value-type="float" office:value="0.00275398455264186">
            <text:p>0,0027539846</text:p>
          </table:table-cell>
          <table:table-cell table:formula="of:=ABS([.D458]-[.C457])" office:value-type="float" office:value="0.00175398455264186">
            <text:p>0,0017539846</text:p>
          </table:table-cell>
        </table:table-row>
        <table:table-row table:style-name="ro1">
          <table:table-cell office:value-type="float" office:value="5.56430759894">
            <text:p>5,5643075989</text:p>
          </table:table-cell>
          <table:table-cell office:value-type="float" office:value="5.79200034">
            <text:p>5,79200034</text:p>
          </table:table-cell>
          <table:table-cell table:formula="of:=FREQUENCY([.B$14:.B$1013];[.B459])/1000" office:value-type="float" office:value="0.446">
            <text:p>0,446</text:p>
          </table:table-cell>
          <table:table-cell table:formula="of:=NORMDIST([.B459];[.A$8];[.B$8];1)" office:value-type="float" office:value="0.442566518951717">
            <text:p>0,442566519</text:p>
          </table:table-cell>
          <table:table-cell table:formula="of:=ABS([.D459]-[.C459])" office:value-type="float" office:value="0.00343348104828267">
            <text:p>0,003433481</text:p>
          </table:table-cell>
          <table:table-cell table:formula="of:=ABS([.D459]-[.C458])" office:value-type="float" office:value="0.00243348104828267">
            <text:p>0,002433481</text:p>
          </table:table-cell>
        </table:table-row>
        <table:table-row table:style-name="ro1">
          <table:table-cell office:value-type="float" office:value="5.68673506885">
            <text:p>5,6867350689</text:p>
          </table:table-cell>
          <table:table-cell office:value-type="float" office:value="5.79856500842">
            <text:p>5,7985650084</text:p>
          </table:table-cell>
          <table:table-cell table:formula="of:=FREQUENCY([.B$14:.B$1013];[.B460])/1000" office:value-type="float" office:value="0.447">
            <text:p>0,447</text:p>
          </table:table-cell>
          <table:table-cell table:formula="of:=NORMDIST([.B460];[.A$8];[.B$8];1)" office:value-type="float" office:value="0.443834113647926">
            <text:p>0,4438341136</text:p>
          </table:table-cell>
          <table:table-cell table:formula="of:=ABS([.D460]-[.C460])" office:value-type="float" office:value="0.00316588635207421">
            <text:p>0,0031658864</text:p>
          </table:table-cell>
          <table:table-cell table:formula="of:=ABS([.D460]-[.C459])" office:value-type="float" office:value="0.00216588635207421">
            <text:p>0,0021658864</text:p>
          </table:table-cell>
        </table:table-row>
        <table:table-row table:style-name="ro1">
          <table:table-cell office:value-type="float" office:value="2.00606734464">
            <text:p>2,0060673446</text:p>
          </table:table-cell>
          <table:table-cell office:value-type="float" office:value="5.79928853617">
            <text:p>5,7992885362</text:p>
          </table:table-cell>
          <table:table-cell table:formula="of:=FREQUENCY([.B$14:.B$1013];[.B461])/1000" office:value-type="float" office:value="0.448">
            <text:p>0,448</text:p>
          </table:table-cell>
          <table:table-cell table:formula="of:=NORMDIST([.B461];[.A$8];[.B$8];1)" office:value-type="float" office:value="0.443973857546924">
            <text:p>0,4439738575</text:p>
          </table:table-cell>
          <table:table-cell table:formula="of:=ABS([.D461]-[.C461])" office:value-type="float" office:value="0.00402614245307614">
            <text:p>0,0040261425</text:p>
          </table:table-cell>
          <table:table-cell table:formula="of:=ABS([.D461]-[.C460])" office:value-type="float" office:value="0.00302614245307614">
            <text:p>0,0030261425</text:p>
          </table:table-cell>
        </table:table-row>
        <table:table-row table:style-name="ro1">
          <table:table-cell office:value-type="float" office:value="5.46696065161">
            <text:p>5,4669606516</text:p>
          </table:table-cell>
          <table:table-cell office:value-type="float" office:value="5.80357891557">
            <text:p>5,8035789156</text:p>
          </table:table-cell>
          <table:table-cell table:formula="of:=FREQUENCY([.B$14:.B$1013];[.B462])/1000" office:value-type="float" office:value="0.449">
            <text:p>0,449</text:p>
          </table:table-cell>
          <table:table-cell table:formula="of:=NORMDIST([.B462];[.A$8];[.B$8];1)" office:value-type="float" office:value="0.444802654350325">
            <text:p>0,4448026544</text:p>
          </table:table-cell>
          <table:table-cell table:formula="of:=ABS([.D462]-[.C462])" office:value-type="float" office:value="0.00419734564967472">
            <text:p>0,0041973456</text:p>
          </table:table-cell>
          <table:table-cell table:formula="of:=ABS([.D462]-[.C461])" office:value-type="float" office:value="0.00319734564967472">
            <text:p>0,0031973456</text:p>
          </table:table-cell>
        </table:table-row>
        <table:table-row table:style-name="ro1">
          <table:table-cell office:value-type="float" office:value="4.10230116431">
            <text:p>4,1023011643</text:p>
          </table:table-cell>
          <table:table-cell office:value-type="float" office:value="5.8036356366">
            <text:p>5,8036356366</text:p>
          </table:table-cell>
          <table:table-cell table:formula="of:=FREQUENCY([.B$14:.B$1013];[.B463])/1000" office:value-type="float" office:value="0.45">
            <text:p>0,45</text:p>
          </table:table-cell>
          <table:table-cell table:formula="of:=NORMDIST([.B463];[.A$8];[.B$8];1)" office:value-type="float" office:value="0.444813613096367">
            <text:p>0,4448136131</text:p>
          </table:table-cell>
          <table:table-cell table:formula="of:=ABS([.D463]-[.C463])" office:value-type="float" office:value="0.00518638690363293">
            <text:p>0,0051863869</text:p>
          </table:table-cell>
          <table:table-cell table:formula="of:=ABS([.D463]-[.C462])" office:value-type="float" office:value="0.00418638690363293">
            <text:p>0,0041863869</text:p>
          </table:table-cell>
        </table:table-row>
        <table:table-row table:style-name="ro1">
          <table:table-cell office:value-type="float" office:value="5.35483107732">
            <text:p>5,3548310773</text:p>
          </table:table-cell>
          <table:table-cell office:value-type="float" office:value="5.80634171775">
            <text:p>5,8063417178</text:p>
          </table:table-cell>
          <table:table-cell table:formula="of:=FREQUENCY([.B$14:.B$1013];[.B464])/1000" office:value-type="float" office:value="0.451">
            <text:p>0,451</text:p>
          </table:table-cell>
          <table:table-cell table:formula="of:=NORMDIST([.B464];[.A$8];[.B$8];1)" office:value-type="float" office:value="0.445336488430011">
            <text:p>0,4453364884</text:p>
          </table:table-cell>
          <table:table-cell table:formula="of:=ABS([.D464]-[.C464])" office:value-type="float" office:value="0.00566351156998951">
            <text:p>0,0056635116</text:p>
          </table:table-cell>
          <table:table-cell table:formula="of:=ABS([.D464]-[.C463])" office:value-type="float" office:value="0.00466351156998951">
            <text:p>0,0046635116</text:p>
          </table:table-cell>
        </table:table-row>
        <table:table-row table:style-name="ro1">
          <table:table-cell office:value-type="float" office:value="5.72223070535">
            <text:p>5,7222307054</text:p>
          </table:table-cell>
          <table:table-cell office:value-type="float" office:value="5.81490589333">
            <text:p>5,8149058933</text:p>
          </table:table-cell>
          <table:table-cell table:formula="of:=FREQUENCY([.B$14:.B$1013];[.B465])/1000" office:value-type="float" office:value="0.452">
            <text:p>0,452</text:p>
          </table:table-cell>
          <table:table-cell table:formula="of:=NORMDIST([.B465];[.A$8];[.B$8];1)" office:value-type="float" office:value="0.446991901007057">
            <text:p>0,446991901</text:p>
          </table:table-cell>
          <table:table-cell table:formula="of:=ABS([.D465]-[.C465])" office:value-type="float" office:value="0.00500809899294341">
            <text:p>0,005008099</text:p>
          </table:table-cell>
          <table:table-cell table:formula="of:=ABS([.D465]-[.C464])" office:value-type="float" office:value="0.00400809899294341">
            <text:p>0,004008099</text:p>
          </table:table-cell>
        </table:table-row>
        <table:table-row table:style-name="ro1">
          <table:table-cell office:value-type="float" office:value="4.02518413617">
            <text:p>4,0251841362</text:p>
          </table:table-cell>
          <table:table-cell office:value-type="float" office:value="5.8248990975">
            <text:p>5,8248990975</text:p>
          </table:table-cell>
          <table:table-cell table:formula="of:=FREQUENCY([.B$14:.B$1013];[.B466])/1000" office:value-type="float" office:value="0.453">
            <text:p>0,453</text:p>
          </table:table-cell>
          <table:table-cell table:formula="of:=NORMDIST([.B466];[.A$8];[.B$8];1)" office:value-type="float" office:value="0.448924703958638">
            <text:p>0,448924704</text:p>
          </table:table-cell>
          <table:table-cell table:formula="of:=ABS([.D466]-[.C466])" office:value-type="float" office:value="0.00407529604136248">
            <text:p>0,004075296</text:p>
          </table:table-cell>
          <table:table-cell table:formula="of:=ABS([.D466]-[.C465])" office:value-type="float" office:value="0.00307529604136247">
            <text:p>0,003075296</text:p>
          </table:table-cell>
        </table:table-row>
        <table:table-row table:style-name="ro1">
          <table:table-cell office:value-type="float" office:value="6.25218784028">
            <text:p>6,2521878403</text:p>
          </table:table-cell>
          <table:table-cell office:value-type="float" office:value="5.8278256995">
            <text:p>5,8278256995</text:p>
          </table:table-cell>
          <table:table-cell table:formula="of:=FREQUENCY([.B$14:.B$1013];[.B467])/1000" office:value-type="float" office:value="0.454">
            <text:p>0,454</text:p>
          </table:table-cell>
          <table:table-cell table:formula="of:=NORMDIST([.B467];[.A$8];[.B$8];1)" office:value-type="float" office:value="0.449490974763462">
            <text:p>0,4494909748</text:p>
          </table:table-cell>
          <table:table-cell table:formula="of:=ABS([.D467]-[.C467])" office:value-type="float" office:value="0.00450902523653829">
            <text:p>0,0045090252</text:p>
          </table:table-cell>
          <table:table-cell table:formula="of:=ABS([.D467]-[.C466])" office:value-type="float" office:value="0.00350902523653829">
            <text:p>0,0035090252</text:p>
          </table:table-cell>
        </table:table-row>
        <table:table-row table:style-name="ro1">
          <table:table-cell office:value-type="float" office:value="5.54745936955">
            <text:p>5,5474593696</text:p>
          </table:table-cell>
          <table:table-cell office:value-type="float" office:value="5.8281062364">
            <text:p>5,8281062364</text:p>
          </table:table-cell>
          <table:table-cell table:formula="of:=FREQUENCY([.B$14:.B$1013];[.B468])/1000" office:value-type="float" office:value="0.455">
            <text:p>0,455</text:p>
          </table:table-cell>
          <table:table-cell table:formula="of:=NORMDIST([.B468];[.A$8];[.B$8];1)" office:value-type="float" office:value="0.449545261517688">
            <text:p>0,4495452615</text:p>
          </table:table-cell>
          <table:table-cell table:formula="of:=ABS([.D468]-[.C468])" office:value-type="float" office:value="0.00545473848231237">
            <text:p>0,0054547385</text:p>
          </table:table-cell>
          <table:table-cell table:formula="of:=ABS([.D468]-[.C467])" office:value-type="float" office:value="0.00445473848231237">
            <text:p>0,0044547385</text:p>
          </table:table-cell>
        </table:table-row>
        <table:table-row table:style-name="ro1">
          <table:table-cell office:value-type="float" office:value="8.78496492233">
            <text:p>8,7849649223</text:p>
          </table:table-cell>
          <table:table-cell office:value-type="float" office:value="5.83384715404">
            <text:p>5,833847154</text:p>
          </table:table-cell>
          <table:table-cell table:formula="of:=FREQUENCY([.B$14:.B$1013];[.B469])/1000" office:value-type="float" office:value="0.456">
            <text:p>0,456</text:p>
          </table:table-cell>
          <table:table-cell table:formula="of:=NORMDIST([.B469];[.A$8];[.B$8];1)" office:value-type="float" office:value="0.450656393656989">
            <text:p>0,4506563937</text:p>
          </table:table-cell>
          <table:table-cell table:formula="of:=ABS([.D469]-[.C469])" office:value-type="float" office:value="0.00534360634301134">
            <text:p>0,0053436063</text:p>
          </table:table-cell>
          <table:table-cell table:formula="of:=ABS([.D469]-[.C468])" office:value-type="float" office:value="0.00434360634301134">
            <text:p>0,0043436063</text:p>
          </table:table-cell>
        </table:table-row>
        <table:table-row table:style-name="ro1">
          <table:table-cell office:value-type="float" office:value="5.99469786042">
            <text:p>5,9946978604</text:p>
          </table:table-cell>
          <table:table-cell office:value-type="float" office:value="5.83385251356">
            <text:p>5,8338525136</text:p>
          </table:table-cell>
          <table:table-cell table:formula="of:=FREQUENCY([.B$14:.B$1013];[.B470])/1000" office:value-type="float" office:value="0.457">
            <text:p>0,457</text:p>
          </table:table-cell>
          <table:table-cell table:formula="of:=NORMDIST([.B470];[.A$8];[.B$8];1)" office:value-type="float" office:value="0.450657431153193">
            <text:p>0,4506574312</text:p>
          </table:table-cell>
          <table:table-cell table:formula="of:=ABS([.D470]-[.C470])" office:value-type="float" office:value="0.00634256884680656">
            <text:p>0,0063425688</text:p>
          </table:table-cell>
          <table:table-cell table:formula="of:=ABS([.D470]-[.C469])" office:value-type="float" office:value="0.00534256884680656">
            <text:p>0,0053425688</text:p>
          </table:table-cell>
        </table:table-row>
        <table:table-row table:style-name="ro1">
          <table:table-cell office:value-type="float" office:value="5.65333317677">
            <text:p>5,6533331768</text:p>
          </table:table-cell>
          <table:table-cell office:value-type="float" office:value="5.83450928569">
            <text:p>5,8345092857</text:p>
          </table:table-cell>
          <table:table-cell table:formula="of:=FREQUENCY([.B$14:.B$1013];[.B471])/1000" office:value-type="float" office:value="0.458">
            <text:p>0,458</text:p>
          </table:table-cell>
          <table:table-cell table:formula="of:=NORMDIST([.B471];[.A$8];[.B$8];1)" office:value-type="float" office:value="0.450784571691695">
            <text:p>0,4507845717</text:p>
          </table:table-cell>
          <table:table-cell table:formula="of:=ABS([.D471]-[.C471])" office:value-type="float" office:value="0.00721542830830457">
            <text:p>0,0072154283</text:p>
          </table:table-cell>
          <table:table-cell table:formula="of:=ABS([.D471]-[.C470])" office:value-type="float" office:value="0.00621542830830457">
            <text:p>0,0062154283</text:p>
          </table:table-cell>
        </table:table-row>
        <table:table-row table:style-name="ro1">
          <table:table-cell office:value-type="float" office:value="6.55518551714">
            <text:p>6,5551855171</text:p>
          </table:table-cell>
          <table:table-cell office:value-type="float" office:value="5.84134162311">
            <text:p>5,8413416231</text:p>
          </table:table-cell>
          <table:table-cell table:formula="of:=FREQUENCY([.B$14:.B$1013];[.B472])/1000" office:value-type="float" office:value="0.459">
            <text:p>0,459</text:p>
          </table:table-cell>
          <table:table-cell table:formula="of:=NORMDIST([.B472];[.A$8];[.B$8];1)" office:value-type="float" office:value="0.452107499633205">
            <text:p>0,4521074996</text:p>
          </table:table-cell>
          <table:table-cell table:formula="of:=ABS([.D472]-[.C472])" office:value-type="float" office:value="0.00689250036679517">
            <text:p>0,0068925004</text:p>
          </table:table-cell>
          <table:table-cell table:formula="of:=ABS([.D472]-[.C471])" office:value-type="float" office:value="0.00589250036679517">
            <text:p>0,0058925004</text:p>
          </table:table-cell>
        </table:table-row>
        <table:table-row table:style-name="ro1">
          <table:table-cell office:value-type="float" office:value="4.48757307465">
            <text:p>4,4875730747</text:p>
          </table:table-cell>
          <table:table-cell office:value-type="float" office:value="5.8422497506">
            <text:p>5,8422497506</text:p>
          </table:table-cell>
          <table:table-cell table:formula="of:=FREQUENCY([.B$14:.B$1013];[.B473])/1000" office:value-type="float" office:value="0.46">
            <text:p>0,46</text:p>
          </table:table-cell>
          <table:table-cell table:formula="of:=NORMDIST([.B473];[.A$8];[.B$8];1)" office:value-type="float" office:value="0.452283378395445">
            <text:p>0,4522833784</text:p>
          </table:table-cell>
          <table:table-cell table:formula="of:=ABS([.D473]-[.C473])" office:value-type="float" office:value="0.00771662160455505">
            <text:p>0,0077166216</text:p>
          </table:table-cell>
          <table:table-cell table:formula="of:=ABS([.D473]-[.C472])" office:value-type="float" office:value="0.00671662160455505">
            <text:p>0,0067166216</text:p>
          </table:table-cell>
        </table:table-row>
        <table:table-row table:style-name="ro1">
          <table:table-cell office:value-type="float" office:value="6.52732518228">
            <text:p>6,5273251823</text:p>
          </table:table-cell>
          <table:table-cell office:value-type="float" office:value="5.86582838013">
            <text:p>5,8658283801</text:p>
          </table:table-cell>
          <table:table-cell table:formula="of:=FREQUENCY([.B$14:.B$1013];[.B474])/1000" office:value-type="float" office:value="0.461">
            <text:p>0,461</text:p>
          </table:table-cell>
          <table:table-cell table:formula="of:=NORMDIST([.B474];[.A$8];[.B$8];1)" office:value-type="float" office:value="0.456853074166284">
            <text:p>0,4568530742</text:p>
          </table:table-cell>
          <table:table-cell table:formula="of:=ABS([.D474]-[.C474])" office:value-type="float" office:value="0.00414692583371601">
            <text:p>0,0041469258</text:p>
          </table:table-cell>
          <table:table-cell table:formula="of:=ABS([.D474]-[.C473])" office:value-type="float" office:value="0.00314692583371601">
            <text:p>0,0031469258</text:p>
          </table:table-cell>
        </table:table-row>
        <table:table-row table:style-name="ro1">
          <table:table-cell office:value-type="float" office:value="4.006035881">
            <text:p>4,006035881</text:p>
          </table:table-cell>
          <table:table-cell office:value-type="float" office:value="5.86617909475">
            <text:p>5,8661790948</text:p>
          </table:table-cell>
          <table:table-cell table:formula="of:=FREQUENCY([.B$14:.B$1013];[.B475])/1000" office:value-type="float" office:value="0.462">
            <text:p>0,462</text:p>
          </table:table-cell>
          <table:table-cell table:formula="of:=NORMDIST([.B475];[.A$8];[.B$8];1)" office:value-type="float" office:value="0.456921089608168">
            <text:p>0,4569210896</text:p>
          </table:table-cell>
          <table:table-cell table:formula="of:=ABS([.D475]-[.C475])" office:value-type="float" office:value="0.00507891039183162">
            <text:p>0,0050789104</text:p>
          </table:table-cell>
          <table:table-cell table:formula="of:=ABS([.D475]-[.C474])" office:value-type="float" office:value="0.00407891039183161">
            <text:p>0,0040789104</text:p>
          </table:table-cell>
        </table:table-row>
        <table:table-row table:style-name="ro1">
          <table:table-cell office:value-type="float" office:value="5.55492730135">
            <text:p>5,5549273014</text:p>
          </table:table-cell>
          <table:table-cell office:value-type="float" office:value="5.86851203771">
            <text:p>5,8685120377</text:p>
          </table:table-cell>
          <table:table-cell table:formula="of:=FREQUENCY([.B$14:.B$1013];[.B476])/1000" office:value-type="float" office:value="0.463">
            <text:p>0,463</text:p>
          </table:table-cell>
          <table:table-cell table:formula="of:=NORMDIST([.B476];[.A$8];[.B$8];1)" office:value-type="float" office:value="0.457373558277288">
            <text:p>0,4573735583</text:p>
          </table:table-cell>
          <table:table-cell table:formula="of:=ABS([.D476]-[.C476])" office:value-type="float" office:value="0.00562644172271243">
            <text:p>0,0056264417</text:p>
          </table:table-cell>
          <table:table-cell table:formula="of:=ABS([.D476]-[.C475])" office:value-type="float" office:value="0.00462644172271243">
            <text:p>0,0046264417</text:p>
          </table:table-cell>
        </table:table-row>
        <table:table-row table:style-name="ro1">
          <table:table-cell office:value-type="float" office:value="6.44009973707">
            <text:p>6,4400997371</text:p>
          </table:table-cell>
          <table:table-cell office:value-type="float" office:value="5.87661553014">
            <text:p>5,8766155301</text:p>
          </table:table-cell>
          <table:table-cell table:formula="of:=FREQUENCY([.B$14:.B$1013];[.B477])/1000" office:value-type="float" office:value="0.464">
            <text:p>0,464</text:p>
          </table:table-cell>
          <table:table-cell table:formula="of:=NORMDIST([.B477];[.A$8];[.B$8];1)" office:value-type="float" office:value="0.458945636721438">
            <text:p>0,4589456367</text:p>
          </table:table-cell>
          <table:table-cell table:formula="of:=ABS([.D477]-[.C477])" office:value-type="float" office:value="0.00505436327856179">
            <text:p>0,0050543633</text:p>
          </table:table-cell>
          <table:table-cell table:formula="of:=ABS([.D477]-[.C476])" office:value-type="float" office:value="0.00405436327856179">
            <text:p>0,0040543633</text:p>
          </table:table-cell>
        </table:table-row>
        <table:table-row table:style-name="ro1">
          <table:table-cell office:value-type="float" office:value="4.5871475964">
            <text:p>4,5871475964</text:p>
          </table:table-cell>
          <table:table-cell office:value-type="float" office:value="5.87800733962">
            <text:p>5,8780073396</text:p>
          </table:table-cell>
          <table:table-cell table:formula="of:=FREQUENCY([.B$14:.B$1013];[.B478])/1000" office:value-type="float" office:value="0.465">
            <text:p>0,465</text:p>
          </table:table-cell>
          <table:table-cell table:formula="of:=NORMDIST([.B478];[.A$8];[.B$8];1)" office:value-type="float" office:value="0.459215713229211">
            <text:p>0,4592157132</text:p>
          </table:table-cell>
          <table:table-cell table:formula="of:=ABS([.D478]-[.C478])" office:value-type="float" office:value="0.0057842867707894">
            <text:p>0,0057842868</text:p>
          </table:table-cell>
          <table:table-cell table:formula="of:=ABS([.D478]-[.C477])" office:value-type="float" office:value="0.0047842867707894">
            <text:p>0,0047842868</text:p>
          </table:table-cell>
        </table:table-row>
        <table:table-row table:style-name="ro1">
          <table:table-cell office:value-type="float" office:value="7.58975190093">
            <text:p>7,5897519009</text:p>
          </table:table-cell>
          <table:table-cell office:value-type="float" office:value="5.88749628288">
            <text:p>5,8874962829</text:p>
          </table:table-cell>
          <table:table-cell table:formula="of:=FREQUENCY([.B$14:.B$1013];[.B479])/1000" office:value-type="float" office:value="0.466">
            <text:p>0,466</text:p>
          </table:table-cell>
          <table:table-cell table:formula="of:=NORMDIST([.B479];[.A$8];[.B$8];1)" office:value-type="float" office:value="0.461057509817021">
            <text:p>0,4610575098</text:p>
          </table:table-cell>
          <table:table-cell table:formula="of:=ABS([.D479]-[.C479])" office:value-type="float" office:value="0.00494249018297904">
            <text:p>0,0049424902</text:p>
          </table:table-cell>
          <table:table-cell table:formula="of:=ABS([.D479]-[.C478])" office:value-type="float" office:value="0.00394249018297904">
            <text:p>0,0039424902</text:p>
          </table:table-cell>
        </table:table-row>
        <table:table-row table:style-name="ro1">
          <table:table-cell office:value-type="float" office:value="5.47719214446">
            <text:p>5,4771921445</text:p>
          </table:table-cell>
          <table:table-cell office:value-type="float" office:value="5.89305374206">
            <text:p>5,8930537421</text:p>
          </table:table-cell>
          <table:table-cell table:formula="of:=FREQUENCY([.B$14:.B$1013];[.B480])/1000" office:value-type="float" office:value="0.467">
            <text:p>0,467</text:p>
          </table:table-cell>
          <table:table-cell table:formula="of:=NORMDIST([.B480];[.A$8];[.B$8];1)" office:value-type="float" office:value="0.46213659894527">
            <text:p>0,4621365989</text:p>
          </table:table-cell>
          <table:table-cell table:formula="of:=ABS([.D480]-[.C480])" office:value-type="float" office:value="0.00486340105473054">
            <text:p>0,0048634011</text:p>
          </table:table-cell>
          <table:table-cell table:formula="of:=ABS([.D480]-[.C479])" office:value-type="float" office:value="0.00386340105473054">
            <text:p>0,0038634011</text:p>
          </table:table-cell>
        </table:table-row>
        <table:table-row table:style-name="ro1">
          <table:table-cell office:value-type="float" office:value="2.3173738671">
            <text:p>2,3173738671</text:p>
          </table:table-cell>
          <table:table-cell office:value-type="float" office:value="5.90515489986">
            <text:p>5,9051548999</text:p>
          </table:table-cell>
          <table:table-cell table:formula="of:=FREQUENCY([.B$14:.B$1013];[.B481])/1000" office:value-type="float" office:value="0.468">
            <text:p>0,468</text:p>
          </table:table-cell>
          <table:table-cell table:formula="of:=NORMDIST([.B481];[.A$8];[.B$8];1)" office:value-type="float" office:value="0.464487228471893">
            <text:p>0,4644872285</text:p>
          </table:table-cell>
          <table:table-cell table:formula="of:=ABS([.D481]-[.C481])" office:value-type="float" office:value="0.00351277152810719">
            <text:p>0,0035127715</text:p>
          </table:table-cell>
          <table:table-cell table:formula="of:=ABS([.D481]-[.C480])" office:value-type="float" office:value="0.00251277152810719">
            <text:p>0,0025127715</text:p>
          </table:table-cell>
        </table:table-row>
        <table:table-row table:style-name="ro1">
          <table:table-cell office:value-type="float" office:value="5.05261683818">
            <text:p>5,0526168382</text:p>
          </table:table-cell>
          <table:table-cell office:value-type="float" office:value="5.9165669172">
            <text:p>5,9165669172</text:p>
          </table:table-cell>
          <table:table-cell table:formula="of:=FREQUENCY([.B$14:.B$1013];[.B482])/1000" office:value-type="float" office:value="0.469">
            <text:p>0,469</text:p>
          </table:table-cell>
          <table:table-cell table:formula="of:=NORMDIST([.B482];[.A$8];[.B$8];1)" office:value-type="float" office:value="0.466705131240891">
            <text:p>0,4667051312</text:p>
          </table:table-cell>
          <table:table-cell table:formula="of:=ABS([.D482]-[.C482])" office:value-type="float" office:value="0.00229486875910939">
            <text:p>0,0022948688</text:p>
          </table:table-cell>
          <table:table-cell table:formula="of:=ABS([.D482]-[.C481])" office:value-type="float" office:value="0.00129486875910945">
            <text:p>0,0012948688</text:p>
          </table:table-cell>
        </table:table-row>
        <table:table-row table:style-name="ro1">
          <table:table-cell office:value-type="float" office:value="6.88636201325">
            <text:p>6,8863620133</text:p>
          </table:table-cell>
          <table:table-cell office:value-type="float" office:value="5.91900695728">
            <text:p>5,9190069573</text:p>
          </table:table-cell>
          <table:table-cell table:formula="of:=FREQUENCY([.B$14:.B$1013];[.B483])/1000" office:value-type="float" office:value="0.47">
            <text:p>0,47</text:p>
          </table:table-cell>
          <table:table-cell table:formula="of:=NORMDIST([.B483];[.A$8];[.B$8];1)" office:value-type="float" office:value="0.467179484710065">
            <text:p>0,4671794847</text:p>
          </table:table-cell>
          <table:table-cell table:formula="of:=ABS([.D483]-[.C483])" office:value-type="float" office:value="0.00282051528993515">
            <text:p>0,0028205153</text:p>
          </table:table-cell>
          <table:table-cell table:formula="of:=ABS([.D483]-[.C482])" office:value-type="float" office:value="0.00182051528993515">
            <text:p>0,0018205153</text:p>
          </table:table-cell>
        </table:table-row>
        <table:table-row table:style-name="ro1">
          <table:table-cell office:value-type="float" office:value="2.80777243524">
            <text:p>2,8077724352</text:p>
          </table:table-cell>
          <table:table-cell office:value-type="float" office:value="5.92376669504">
            <text:p>5,923766695</text:p>
          </table:table-cell>
          <table:table-cell table:formula="of:=FREQUENCY([.B$14:.B$1013];[.B484])/1000" office:value-type="float" office:value="0.471">
            <text:p>0,471</text:p>
          </table:table-cell>
          <table:table-cell table:formula="of:=NORMDIST([.B484];[.A$8];[.B$8];1)" office:value-type="float" office:value="0.468104930154029">
            <text:p>0,4681049302</text:p>
          </table:table-cell>
          <table:table-cell table:formula="of:=ABS([.D484]-[.C484])" office:value-type="float" office:value="0.00289506984597099">
            <text:p>0,0028950698</text:p>
          </table:table-cell>
          <table:table-cell table:formula="of:=ABS([.D484]-[.C483])" office:value-type="float" office:value="0.00189506984597099">
            <text:p>0,0018950698</text:p>
          </table:table-cell>
        </table:table-row>
        <table:table-row table:style-name="ro1">
          <table:table-cell office:value-type="float" office:value="5.87800733962">
            <text:p>5,8780073396</text:p>
          </table:table-cell>
          <table:table-cell office:value-type="float" office:value="5.92582567476">
            <text:p>5,9258256748</text:p>
          </table:table-cell>
          <table:table-cell table:formula="of:=FREQUENCY([.B$14:.B$1013];[.B485])/1000" office:value-type="float" office:value="0.472">
            <text:p>0,472</text:p>
          </table:table-cell>
          <table:table-cell table:formula="of:=NORMDIST([.B485];[.A$8];[.B$8];1)" office:value-type="float" office:value="0.468505315458701">
            <text:p>0,4685053155</text:p>
          </table:table-cell>
          <table:table-cell table:formula="of:=ABS([.D485]-[.C485])" office:value-type="float" office:value="0.00349468454129942">
            <text:p>0,0034946845</text:p>
          </table:table-cell>
          <table:table-cell table:formula="of:=ABS([.D485]-[.C484])" office:value-type="float" office:value="0.00249468454129942">
            <text:p>0,0024946845</text:p>
          </table:table-cell>
        </table:table-row>
        <table:table-row table:style-name="ro1">
          <table:table-cell office:value-type="float" office:value="6.93388916113">
            <text:p>6,9338891611</text:p>
          </table:table-cell>
          <table:table-cell office:value-type="float" office:value="5.92649886547">
            <text:p>5,9264988655</text:p>
          </table:table-cell>
          <table:table-cell table:formula="of:=FREQUENCY([.B$14:.B$1013];[.B486])/1000" office:value-type="float" office:value="0.473">
            <text:p>0,473</text:p>
          </table:table-cell>
          <table:table-cell table:formula="of:=NORMDIST([.B486];[.A$8];[.B$8];1)" office:value-type="float" office:value="0.468636229782189">
            <text:p>0,4686362298</text:p>
          </table:table-cell>
          <table:table-cell table:formula="of:=ABS([.D486]-[.C486])" office:value-type="float" office:value="0.00436377021781081">
            <text:p>0,0043637702</text:p>
          </table:table-cell>
          <table:table-cell table:formula="of:=ABS([.D486]-[.C485])" office:value-type="float" office:value="0.00336377021781081">
            <text:p>0,0033637702</text:p>
          </table:table-cell>
        </table:table-row>
        <table:table-row table:style-name="ro1">
          <table:table-cell office:value-type="float" office:value="9.17952670601">
            <text:p>9,179526706</text:p>
          </table:table-cell>
          <table:table-cell office:value-type="float" office:value="5.94090250721">
            <text:p>5,9409025072</text:p>
          </table:table-cell>
          <table:table-cell table:formula="of:=FREQUENCY([.B$14:.B$1013];[.B487])/1000" office:value-type="float" office:value="0.474">
            <text:p>0,474</text:p>
          </table:table-cell>
          <table:table-cell table:formula="of:=NORMDIST([.B487];[.A$8];[.B$8];1)" office:value-type="float" office:value="0.471438072614798">
            <text:p>0,4714380726</text:p>
          </table:table-cell>
          <table:table-cell table:formula="of:=ABS([.D487]-[.C487])" office:value-type="float" office:value="0.00256192738520189">
            <text:p>0,0025619274</text:p>
          </table:table-cell>
          <table:table-cell table:formula="of:=ABS([.D487]-[.C486])" office:value-type="float" office:value="0.00156192738520189">
            <text:p>0,0015619274</text:p>
          </table:table-cell>
        </table:table-row>
        <table:table-row table:style-name="ro1">
          <table:table-cell office:value-type="float" office:value="5.11581505823">
            <text:p>5,1158150582</text:p>
          </table:table-cell>
          <table:table-cell office:value-type="float" office:value="5.94391607087">
            <text:p>5,9439160709</text:p>
          </table:table-cell>
          <table:table-cell table:formula="of:=FREQUENCY([.B$14:.B$1013];[.B488])/1000" office:value-type="float" office:value="0.475">
            <text:p>0,475</text:p>
          </table:table-cell>
          <table:table-cell table:formula="of:=NORMDIST([.B488];[.A$8];[.B$8];1)" office:value-type="float" office:value="0.472024464261481">
            <text:p>0,4720244643</text:p>
          </table:table-cell>
          <table:table-cell table:formula="of:=ABS([.D488]-[.C488])" office:value-type="float" office:value="0.00297553573851878">
            <text:p>0,0029755357</text:p>
          </table:table-cell>
          <table:table-cell table:formula="of:=ABS([.D488]-[.C487])" office:value-type="float" office:value="0.00197553573851877">
            <text:p>0,0019755357</text:p>
          </table:table-cell>
        </table:table-row>
        <table:table-row table:style-name="ro1">
          <table:table-cell office:value-type="float" office:value="1.95107404051">
            <text:p>1,9510740405</text:p>
          </table:table-cell>
          <table:table-cell office:value-type="float" office:value="5.94484111499">
            <text:p>5,944841115</text:p>
          </table:table-cell>
          <table:table-cell table:formula="of:=FREQUENCY([.B$14:.B$1013];[.B489])/1000" office:value-type="float" office:value="0.476">
            <text:p>0,476</text:p>
          </table:table-cell>
          <table:table-cell table:formula="of:=NORMDIST([.B489];[.A$8];[.B$8];1)" office:value-type="float" office:value="0.472204475385697">
            <text:p>0,4722044754</text:p>
          </table:table-cell>
          <table:table-cell table:formula="of:=ABS([.D489]-[.C489])" office:value-type="float" office:value="0.0037955246143031">
            <text:p>0,0037955246</text:p>
          </table:table-cell>
          <table:table-cell table:formula="of:=ABS([.D489]-[.C488])" office:value-type="float" office:value="0.0027955246143031">
            <text:p>0,0027955246</text:p>
          </table:table-cell>
        </table:table-row>
        <table:table-row table:style-name="ro1">
          <table:table-cell office:value-type="float" office:value="5.68576124337">
            <text:p>5,6857612434</text:p>
          </table:table-cell>
          <table:table-cell office:value-type="float" office:value="5.94863883321">
            <text:p>5,9486388332</text:p>
          </table:table-cell>
          <table:table-cell table:formula="of:=FREQUENCY([.B$14:.B$1013];[.B490])/1000" office:value-type="float" office:value="0.477">
            <text:p>0,477</text:p>
          </table:table-cell>
          <table:table-cell table:formula="of:=NORMDIST([.B490];[.A$8];[.B$8];1)" office:value-type="float" office:value="0.472943560350935">
            <text:p>0,4729435604</text:p>
          </table:table-cell>
          <table:table-cell table:formula="of:=ABS([.D490]-[.C490])" office:value-type="float" office:value="0.00405643964906499">
            <text:p>0,0040564396</text:p>
          </table:table-cell>
          <table:table-cell table:formula="of:=ABS([.D490]-[.C489])" office:value-type="float" office:value="0.00305643964906499">
            <text:p>0,0030564396</text:p>
          </table:table-cell>
        </table:table-row>
        <table:table-row table:style-name="ro1">
          <table:table-cell office:value-type="float" office:value="10.352050459">
            <text:p>10,352050459</text:p>
          </table:table-cell>
          <table:table-cell office:value-type="float" office:value="5.96057920145">
            <text:p>5,9605792015</text:p>
          </table:table-cell>
          <table:table-cell table:formula="of:=FREQUENCY([.B$14:.B$1013];[.B491])/1000" office:value-type="float" office:value="0.478">
            <text:p>0,478</text:p>
          </table:table-cell>
          <table:table-cell table:formula="of:=NORMDIST([.B491];[.A$8];[.B$8];1)" office:value-type="float" office:value="0.475267905160041">
            <text:p>0,4752679052</text:p>
          </table:table-cell>
          <table:table-cell table:formula="of:=ABS([.D491]-[.C491])" office:value-type="float" office:value="0.00273209483995895">
            <text:p>0,0027320948</text:p>
          </table:table-cell>
          <table:table-cell table:formula="of:=ABS([.D491]-[.C490])" office:value-type="float" office:value="0.00173209483995895">
            <text:p>0,0017320948</text:p>
          </table:table-cell>
        </table:table-row>
        <table:table-row table:style-name="ro1">
          <table:table-cell office:value-type="float" office:value="9.03764616056">
            <text:p>9,0376461606</text:p>
          </table:table-cell>
          <table:table-cell office:value-type="float" office:value="5.96584000406">
            <text:p>5,9658400041</text:p>
          </table:table-cell>
          <table:table-cell table:formula="of:=FREQUENCY([.B$14:.B$1013];[.B492])/1000" office:value-type="float" office:value="0.479">
            <text:p>0,479</text:p>
          </table:table-cell>
          <table:table-cell table:formula="of:=NORMDIST([.B492];[.A$8];[.B$8];1)" office:value-type="float" office:value="0.47629225930167">
            <text:p>0,4762922593</text:p>
          </table:table-cell>
          <table:table-cell table:formula="of:=ABS([.D492]-[.C492])" office:value-type="float" office:value="0.00270774069833013">
            <text:p>0,0027077407</text:p>
          </table:table-cell>
          <table:table-cell table:formula="of:=ABS([.D492]-[.C491])" office:value-type="float" office:value="0.00170774069833013">
            <text:p>0,0017077407</text:p>
          </table:table-cell>
        </table:table-row>
        <table:table-row table:style-name="ro1">
          <table:table-cell office:value-type="float" office:value="3.21622463169">
            <text:p>3,2162246317</text:p>
          </table:table-cell>
          <table:table-cell office:value-type="float" office:value="5.96698348539">
            <text:p>5,9669834854</text:p>
          </table:table-cell>
          <table:table-cell table:formula="of:=FREQUENCY([.B$14:.B$1013];[.B493])/1000" office:value-type="float" office:value="0.48">
            <text:p>0,48</text:p>
          </table:table-cell>
          <table:table-cell table:formula="of:=NORMDIST([.B493];[.A$8];[.B$8];1)" office:value-type="float" office:value="0.476514932572821">
            <text:p>0,4765149326</text:p>
          </table:table-cell>
          <table:table-cell table:formula="of:=ABS([.D493]-[.C493])" office:value-type="float" office:value="0.00348506742717941">
            <text:p>0,0034850674</text:p>
          </table:table-cell>
          <table:table-cell table:formula="of:=ABS([.D493]-[.C492])" office:value-type="float" office:value="0.00248506742717941">
            <text:p>0,0024850674</text:p>
          </table:table-cell>
        </table:table-row>
        <table:table-row table:style-name="ro1">
          <table:table-cell office:value-type="float" office:value="9.56912947998">
            <text:p>9,56912948</text:p>
          </table:table-cell>
          <table:table-cell office:value-type="float" office:value="5.96936473559">
            <text:p>5,9693647356</text:p>
          </table:table-cell>
          <table:table-cell table:formula="of:=FREQUENCY([.B$14:.B$1013];[.B494])/1000" office:value-type="float" office:value="0.481">
            <text:p>0,481</text:p>
          </table:table-cell>
          <table:table-cell table:formula="of:=NORMDIST([.B494];[.A$8];[.B$8];1)" office:value-type="float" office:value="0.476978663445325">
            <text:p>0,4769786634</text:p>
          </table:table-cell>
          <table:table-cell table:formula="of:=ABS([.D494]-[.C494])" office:value-type="float" office:value="0.00402133655467529">
            <text:p>0,0040213366</text:p>
          </table:table-cell>
          <table:table-cell table:formula="of:=ABS([.D494]-[.C493])" office:value-type="float" office:value="0.00302133655467529">
            <text:p>0,0030213366</text:p>
          </table:table-cell>
        </table:table-row>
        <table:table-row table:style-name="ro1">
          <table:table-cell office:value-type="float" office:value="7.53794501793">
            <text:p>7,5379450179</text:p>
          </table:table-cell>
          <table:table-cell office:value-type="float" office:value="5.97150371915">
            <text:p>5,9715037192</text:p>
          </table:table-cell>
          <table:table-cell table:formula="of:=FREQUENCY([.B$14:.B$1013];[.B495])/1000" office:value-type="float" office:value="0.482">
            <text:p>0,482</text:p>
          </table:table-cell>
          <table:table-cell table:formula="of:=NORMDIST([.B495];[.A$8];[.B$8];1)" office:value-type="float" office:value="0.47739524127944">
            <text:p>0,4773952413</text:p>
          </table:table-cell>
          <table:table-cell table:formula="of:=ABS([.D495]-[.C495])" office:value-type="float" office:value="0.0046047587205601">
            <text:p>0,0046047587</text:p>
          </table:table-cell>
          <table:table-cell table:formula="of:=ABS([.D495]-[.C494])" office:value-type="float" office:value="0.0036047587205601">
            <text:p>0,0036047587</text:p>
          </table:table-cell>
        </table:table-row>
        <table:table-row table:style-name="ro1">
          <table:table-cell office:value-type="float" office:value="6.20314643184">
            <text:p>6,2031464318</text:p>
          </table:table-cell>
          <table:table-cell office:value-type="float" office:value="5.97503277379">
            <text:p>5,9750327738</text:p>
          </table:table-cell>
          <table:table-cell table:formula="of:=FREQUENCY([.B$14:.B$1013];[.B496])/1000" office:value-type="float" office:value="0.483">
            <text:p>0,483</text:p>
          </table:table-cell>
          <table:table-cell table:formula="of:=NORMDIST([.B496];[.A$8];[.B$8];1)" office:value-type="float" office:value="0.4780825962483">
            <text:p>0,4780825962</text:p>
          </table:table-cell>
          <table:table-cell table:formula="of:=ABS([.D496]-[.C496])" office:value-type="float" office:value="0.00491740375170052">
            <text:p>0,0049174038</text:p>
          </table:table-cell>
          <table:table-cell table:formula="of:=ABS([.D496]-[.C495])" office:value-type="float" office:value="0.00391740375170052">
            <text:p>0,0039174038</text:p>
          </table:table-cell>
        </table:table-row>
        <table:table-row table:style-name="ro1">
          <table:table-cell office:value-type="float" office:value="7.91195931909">
            <text:p>7,9119593191</text:p>
          </table:table-cell>
          <table:table-cell office:value-type="float" office:value="5.97505862332">
            <text:p>5,9750586233</text:p>
          </table:table-cell>
          <table:table-cell table:formula="of:=FREQUENCY([.B$14:.B$1013];[.B497])/1000" office:value-type="float" office:value="0.484">
            <text:p>0,484</text:p>
          </table:table-cell>
          <table:table-cell table:formula="of:=NORMDIST([.B497];[.A$8];[.B$8];1)" office:value-type="float" office:value="0.478087631211585">
            <text:p>0,4780876312</text:p>
          </table:table-cell>
          <table:table-cell table:formula="of:=ABS([.D497]-[.C497])" office:value-type="float" office:value="0.00591236878841472">
            <text:p>0,0059123688</text:p>
          </table:table-cell>
          <table:table-cell table:formula="of:=ABS([.D497]-[.C496])" office:value-type="float" office:value="0.00491236878841472">
            <text:p>0,0049123688</text:p>
          </table:table-cell>
        </table:table-row>
        <table:table-row table:style-name="ro1">
          <table:table-cell office:value-type="float" office:value="7.39391602229">
            <text:p>7,3939160223</text:p>
          </table:table-cell>
          <table:table-cell office:value-type="float" office:value="5.9792238109">
            <text:p>5,9792238109</text:p>
          </table:table-cell>
          <table:table-cell table:formula="of:=FREQUENCY([.B$14:.B$1013];[.B498])/1000" office:value-type="float" office:value="0.485">
            <text:p>0,485</text:p>
          </table:table-cell>
          <table:table-cell table:formula="of:=NORMDIST([.B498];[.A$8];[.B$8];1)" office:value-type="float" office:value="0.47889897025641">
            <text:p>0,4788989703</text:p>
          </table:table-cell>
          <table:table-cell table:formula="of:=ABS([.D498]-[.C498])" office:value-type="float" office:value="0.00610102974358956">
            <text:p>0,0061010297</text:p>
          </table:table-cell>
          <table:table-cell table:formula="of:=ABS([.D498]-[.C497])" office:value-type="float" office:value="0.00510102974358956">
            <text:p>0,0051010297</text:p>
          </table:table-cell>
        </table:table-row>
        <table:table-row table:style-name="ro1">
          <table:table-cell office:value-type="float" office:value="7.13525883835">
            <text:p>7,1352588384</text:p>
          </table:table-cell>
          <table:table-cell office:value-type="float" office:value="5.98873287267">
            <text:p>5,9887328727</text:p>
          </table:table-cell>
          <table:table-cell table:formula="of:=FREQUENCY([.B$14:.B$1013];[.B499])/1000" office:value-type="float" office:value="0.486">
            <text:p>0,486</text:p>
          </table:table-cell>
          <table:table-cell table:formula="of:=NORMDIST([.B499];[.A$8];[.B$8];1)" office:value-type="float" office:value="0.480751567649735">
            <text:p>0,4807515676</text:p>
          </table:table-cell>
          <table:table-cell table:formula="of:=ABS([.D499]-[.C499])" office:value-type="float" office:value="0.00524843235026529">
            <text:p>0,0052484324</text:p>
          </table:table-cell>
          <table:table-cell table:formula="of:=ABS([.D499]-[.C498])" office:value-type="float" office:value="0.00424843235026529">
            <text:p>0,0042484324</text:p>
          </table:table-cell>
        </table:table-row>
        <table:table-row table:style-name="ro1">
          <table:table-cell office:value-type="float" office:value="5.59002403461">
            <text:p>5,5900240346</text:p>
          </table:table-cell>
          <table:table-cell office:value-type="float" office:value="5.98955319468">
            <text:p>5,9895531947</text:p>
          </table:table-cell>
          <table:table-cell table:formula="of:=FREQUENCY([.B$14:.B$1013];[.B500])/1000" office:value-type="float" office:value="0.487">
            <text:p>0,487</text:p>
          </table:table-cell>
          <table:table-cell table:formula="of:=NORMDIST([.B500];[.A$8];[.B$8];1)" office:value-type="float" office:value="0.480911406458846">
            <text:p>0,4809114065</text:p>
          </table:table-cell>
          <table:table-cell table:formula="of:=ABS([.D500]-[.C500])" office:value-type="float" office:value="0.00608859354115376">
            <text:p>0,0060885935</text:p>
          </table:table-cell>
          <table:table-cell table:formula="of:=ABS([.D500]-[.C499])" office:value-type="float" office:value="0.00508859354115376">
            <text:p>0,0050885935</text:p>
          </table:table-cell>
        </table:table-row>
        <table:table-row table:style-name="ro1">
          <table:table-cell office:value-type="float" office:value="4.68843645861">
            <text:p>4,6884364586</text:p>
          </table:table-cell>
          <table:table-cell office:value-type="float" office:value="5.99469786042">
            <text:p>5,9946978604</text:p>
          </table:table-cell>
          <table:table-cell table:formula="of:=FREQUENCY([.B$14:.B$1013];[.B501])/1000" office:value-type="float" office:value="0.488">
            <text:p>0,488</text:p>
          </table:table-cell>
          <table:table-cell table:formula="of:=NORMDIST([.B501];[.A$8];[.B$8];1)" office:value-type="float" office:value="0.481913907666584">
            <text:p>0,4819139077</text:p>
          </table:table-cell>
          <table:table-cell table:formula="of:=ABS([.D501]-[.C501])" office:value-type="float" office:value="0.00608609233341551">
            <text:p>0,0060860923</text:p>
          </table:table-cell>
          <table:table-cell table:formula="of:=ABS([.D501]-[.C500])" office:value-type="float" office:value="0.0050860923334155">
            <text:p>0,0050860923</text:p>
          </table:table-cell>
        </table:table-row>
        <table:table-row table:style-name="ro1">
          <table:table-cell office:value-type="float" office:value="8.46738651317">
            <text:p>8,4673865132</text:p>
          </table:table-cell>
          <table:table-cell office:value-type="float" office:value="6.01222013065">
            <text:p>6,0122201307</text:p>
          </table:table-cell>
          <table:table-cell table:formula="of:=FREQUENCY([.B$14:.B$1013];[.B502])/1000" office:value-type="float" office:value="0.489">
            <text:p>0,489</text:p>
          </table:table-cell>
          <table:table-cell table:formula="of:=NORMDIST([.B502];[.A$8];[.B$8];1)" office:value-type="float" office:value="0.485329156965209">
            <text:p>0,485329157</text:p>
          </table:table-cell>
          <table:table-cell table:formula="of:=ABS([.D502]-[.C502])" office:value-type="float" office:value="0.0036708430347912">
            <text:p>0,003670843</text:p>
          </table:table-cell>
          <table:table-cell table:formula="of:=ABS([.D502]-[.C501])" office:value-type="float" office:value="0.0026708430347912">
            <text:p>0,002670843</text:p>
          </table:table-cell>
        </table:table-row>
        <table:table-row table:style-name="ro1">
          <table:table-cell office:value-type="float" office:value="5.56804112148">
            <text:p>5,5680411215</text:p>
          </table:table-cell>
          <table:table-cell office:value-type="float" office:value="6.01276316993">
            <text:p>6,0127631699</text:p>
          </table:table-cell>
          <table:table-cell table:formula="of:=FREQUENCY([.B$14:.B$1013];[.B503])/1000" office:value-type="float" office:value="0.49">
            <text:p>0,49</text:p>
          </table:table-cell>
          <table:table-cell table:formula="of:=NORMDIST([.B503];[.A$8];[.B$8];1)" office:value-type="float" office:value="0.485435018733451">
            <text:p>0,4854350187</text:p>
          </table:table-cell>
          <table:table-cell table:formula="of:=ABS([.D503]-[.C503])" office:value-type="float" office:value="0.00456498126654864">
            <text:p>0,0045649813</text:p>
          </table:table-cell>
          <table:table-cell table:formula="of:=ABS([.D503]-[.C502])" office:value-type="float" office:value="0.00356498126654864">
            <text:p>0,0035649813</text:p>
          </table:table-cell>
        </table:table-row>
        <table:table-row table:style-name="ro1">
          <table:table-cell office:value-type="float" office:value="5.32792191855">
            <text:p>5,3279219186</text:p>
          </table:table-cell>
          <table:table-cell office:value-type="float" office:value="6.01685755246">
            <text:p>6,0168575525</text:p>
          </table:table-cell>
          <table:table-cell table:formula="of:=FREQUENCY([.B$14:.B$1013];[.B504])/1000" office:value-type="float" office:value="0.491">
            <text:p>0,491</text:p>
          </table:table-cell>
          <table:table-cell table:formula="of:=NORMDIST([.B504];[.A$8];[.B$8];1)" office:value-type="float" office:value="0.486233222937316">
            <text:p>0,4862332229</text:p>
          </table:table-cell>
          <table:table-cell table:formula="of:=ABS([.D504]-[.C504])" office:value-type="float" office:value="0.00476677706268352">
            <text:p>0,0047667771</text:p>
          </table:table-cell>
          <table:table-cell table:formula="of:=ABS([.D504]-[.C503])" office:value-type="float" office:value="0.00376677706268352">
            <text:p>0,0037667771</text:p>
          </table:table-cell>
        </table:table-row>
        <table:table-row table:style-name="ro1">
          <table:table-cell office:value-type="float" office:value="6.06336891164">
            <text:p>6,0633689116</text:p>
          </table:table-cell>
          <table:table-cell office:value-type="float" office:value="6.0242540999">
            <text:p>6,0242540999</text:p>
          </table:table-cell>
          <table:table-cell table:formula="of:=FREQUENCY([.B$14:.B$1013];[.B505])/1000" office:value-type="float" office:value="0.492">
            <text:p>0,492</text:p>
          </table:table-cell>
          <table:table-cell table:formula="of:=NORMDIST([.B505];[.A$8];[.B$8];1)" office:value-type="float" office:value="0.487675325331723">
            <text:p>0,4876753253</text:p>
          </table:table-cell>
          <table:table-cell table:formula="of:=ABS([.D505]-[.C505])" office:value-type="float" office:value="0.00432467466827674">
            <text:p>0,0043246747</text:p>
          </table:table-cell>
          <table:table-cell table:formula="of:=ABS([.D505]-[.C504])" office:value-type="float" office:value="0.00332467466827674">
            <text:p>0,0033246747</text:p>
          </table:table-cell>
        </table:table-row>
        <table:table-row table:style-name="ro1">
          <table:table-cell office:value-type="float" office:value="6.9734937214">
            <text:p>6,9734937214</text:p>
          </table:table-cell>
          <table:table-cell office:value-type="float" office:value="6.02491792003">
            <text:p>6,02491792</text:p>
          </table:table-cell>
          <table:table-cell table:formula="of:=FREQUENCY([.B$14:.B$1013];[.B506])/1000" office:value-type="float" office:value="0.493">
            <text:p>0,493</text:p>
          </table:table-cell>
          <table:table-cell table:formula="of:=NORMDIST([.B506];[.A$8];[.B$8];1)" office:value-type="float" office:value="0.487804758282496">
            <text:p>0,4878047583</text:p>
          </table:table-cell>
          <table:table-cell table:formula="of:=ABS([.D506]-[.C506])" office:value-type="float" office:value="0.00519524171750374">
            <text:p>0,0051952417</text:p>
          </table:table-cell>
          <table:table-cell table:formula="of:=ABS([.D506]-[.C505])" office:value-type="float" office:value="0.00419524171750374">
            <text:p>0,0041952417</text:p>
          </table:table-cell>
        </table:table-row>
        <table:table-row table:style-name="ro1">
          <table:table-cell office:value-type="float" office:value="9.38403656414">
            <text:p>9,3840365641</text:p>
          </table:table-cell>
          <table:table-cell office:value-type="float" office:value="6.03504040199">
            <text:p>6,035040402</text:p>
          </table:table-cell>
          <table:table-cell table:formula="of:=FREQUENCY([.B$14:.B$1013];[.B507])/1000" office:value-type="float" office:value="0.494">
            <text:p>0,494</text:p>
          </table:table-cell>
          <table:table-cell table:formula="of:=NORMDIST([.B507];[.A$8];[.B$8];1)" office:value-type="float" office:value="0.489778610782838">
            <text:p>0,4897786108</text:p>
          </table:table-cell>
          <table:table-cell table:formula="of:=ABS([.D507]-[.C507])" office:value-type="float" office:value="0.00422138921716153">
            <text:p>0,0042213892</text:p>
          </table:table-cell>
          <table:table-cell table:formula="of:=ABS([.D507]-[.C506])" office:value-type="float" office:value="0.00322138921716153">
            <text:p>0,0032213892</text:p>
          </table:table-cell>
        </table:table-row>
        <table:table-row table:style-name="ro1">
          <table:table-cell office:value-type="float" office:value="7.46318327905">
            <text:p>7,4631832791</text:p>
          </table:table-cell>
          <table:table-cell office:value-type="float" office:value="6.03770685641">
            <text:p>6,0377068564</text:p>
          </table:table-cell>
          <table:table-cell table:formula="of:=FREQUENCY([.B$14:.B$1013];[.B508])/1000" office:value-type="float" office:value="0.495">
            <text:p>0,495</text:p>
          </table:table-cell>
          <table:table-cell table:formula="of:=NORMDIST([.B508];[.A$8];[.B$8];1)" office:value-type="float" office:value="0.490298604737457">
            <text:p>0,4902986047</text:p>
          </table:table-cell>
          <table:table-cell table:formula="of:=ABS([.D508]-[.C508])" office:value-type="float" office:value="0.0047013952625431">
            <text:p>0,0047013953</text:p>
          </table:table-cell>
          <table:table-cell table:formula="of:=ABS([.D508]-[.C507])" office:value-type="float" office:value="0.00370139526254309">
            <text:p>0,0037013953</text:p>
          </table:table-cell>
        </table:table-row>
        <table:table-row table:style-name="ro1">
          <table:table-cell office:value-type="float" office:value="5.66684342684">
            <text:p>5,6668434268</text:p>
          </table:table-cell>
          <table:table-cell office:value-type="float" office:value="6.04058800502">
            <text:p>6,040588005</text:p>
          </table:table-cell>
          <table:table-cell table:formula="of:=FREQUENCY([.B$14:.B$1013];[.B509])/1000" office:value-type="float" office:value="0.496">
            <text:p>0,496</text:p>
          </table:table-cell>
          <table:table-cell table:formula="of:=NORMDIST([.B509];[.A$8];[.B$8];1)" office:value-type="float" office:value="0.490860485412122">
            <text:p>0,4908604854</text:p>
          </table:table-cell>
          <table:table-cell table:formula="of:=ABS([.D509]-[.C509])" office:value-type="float" office:value="0.0051395145878777">
            <text:p>0,0051395146</text:p>
          </table:table-cell>
          <table:table-cell table:formula="of:=ABS([.D509]-[.C508])" office:value-type="float" office:value="0.0041395145878777">
            <text:p>0,0041395146</text:p>
          </table:table-cell>
        </table:table-row>
        <table:table-row table:style-name="ro1">
          <table:table-cell office:value-type="float" office:value="7.03561244835">
            <text:p>7,0356124484</text:p>
          </table:table-cell>
          <table:table-cell office:value-type="float" office:value="6.06078831622">
            <text:p>6,0607883162</text:p>
          </table:table-cell>
          <table:table-cell table:formula="of:=FREQUENCY([.B$14:.B$1013];[.B510])/1000" office:value-type="float" office:value="0.497">
            <text:p>0,497</text:p>
          </table:table-cell>
          <table:table-cell table:formula="of:=NORMDIST([.B510];[.A$8];[.B$8];1)" office:value-type="float" office:value="0.494800390218613">
            <text:p>0,4948003902</text:p>
          </table:table-cell>
          <table:table-cell table:formula="of:=ABS([.D510]-[.C510])" office:value-type="float" office:value="0.00219960978138695">
            <text:p>0,0021996098</text:p>
          </table:table-cell>
          <table:table-cell table:formula="of:=ABS([.D510]-[.C509])" office:value-type="float" office:value="0.00119960978138695">
            <text:p>0,0011996098</text:p>
          </table:table-cell>
        </table:table-row>
        <table:table-row table:style-name="ro1">
          <table:table-cell office:value-type="float" office:value="3.15290444218">
            <text:p>3,1529044422</text:p>
          </table:table-cell>
          <table:table-cell office:value-type="float" office:value="6.06184515233">
            <text:p>6,0618451523</text:p>
          </table:table-cell>
          <table:table-cell table:formula="of:=FREQUENCY([.B$14:.B$1013];[.B511])/1000" office:value-type="float" office:value="0.498">
            <text:p>0,498</text:p>
          </table:table-cell>
          <table:table-cell table:formula="of:=NORMDIST([.B511];[.A$8];[.B$8];1)" office:value-type="float" office:value="0.495006534728604">
            <text:p>0,4950065347</text:p>
          </table:table-cell>
          <table:table-cell table:formula="of:=ABS([.D511]-[.C511])" office:value-type="float" office:value="0.00299346527139638">
            <text:p>0,0029934653</text:p>
          </table:table-cell>
          <table:table-cell table:formula="of:=ABS([.D511]-[.C510])" office:value-type="float" office:value="0.00199346527139638">
            <text:p>0,0019934653</text:p>
          </table:table-cell>
        </table:table-row>
        <table:table-row table:style-name="ro1">
          <table:table-cell office:value-type="float" office:value="2.6937591941">
            <text:p>2,6937591941</text:p>
          </table:table-cell>
          <table:table-cell office:value-type="float" office:value="6.06254004145">
            <text:p>6,0625400415</text:p>
          </table:table-cell>
          <table:table-cell table:formula="of:=FREQUENCY([.B$14:.B$1013];[.B512])/1000" office:value-type="float" office:value="0.499">
            <text:p>0,499</text:p>
          </table:table-cell>
          <table:table-cell table:formula="of:=NORMDIST([.B512];[.A$8];[.B$8];1)" office:value-type="float" office:value="0.495142079253744">
            <text:p>0,4951420793</text:p>
          </table:table-cell>
          <table:table-cell table:formula="of:=ABS([.D512]-[.C512])" office:value-type="float" office:value="0.00385792074625552">
            <text:p>0,0038579207</text:p>
          </table:table-cell>
          <table:table-cell table:formula="of:=ABS([.D512]-[.C511])" office:value-type="float" office:value="0.00285792074625552">
            <text:p>0,0028579207</text:p>
          </table:table-cell>
        </table:table-row>
        <table:table-row table:style-name="ro1">
          <table:table-cell office:value-type="float" office:value="6.1296808516">
            <text:p>6,1296808516</text:p>
          </table:table-cell>
          <table:table-cell office:value-type="float" office:value="6.06336891164">
            <text:p>6,0633689116</text:p>
          </table:table-cell>
          <table:table-cell table:formula="of:=FREQUENCY([.B$14:.B$1013];[.B513])/1000" office:value-type="float" office:value="0.5">
            <text:p>0,5</text:p>
          </table:table-cell>
          <table:table-cell table:formula="of:=NORMDIST([.B513];[.A$8];[.B$8];1)" office:value-type="float" office:value="0.495303758753161">
            <text:p>0,4953037588</text:p>
          </table:table-cell>
          <table:table-cell table:formula="of:=ABS([.D513]-[.C513])" office:value-type="float" office:value="0.00469624124683909">
            <text:p>0,0046962412</text:p>
          </table:table-cell>
          <table:table-cell table:formula="of:=ABS([.D513]-[.C512])" office:value-type="float" office:value="0.00369624124683909">
            <text:p>0,0036962412</text:p>
          </table:table-cell>
        </table:table-row>
        <table:table-row table:style-name="ro1">
          <table:table-cell office:value-type="float" office:value="10.4674948426">
            <text:p>10,4674948426</text:p>
          </table:table-cell>
          <table:table-cell office:value-type="float" office:value="6.06441146616">
            <text:p>6,0644114662</text:p>
          </table:table-cell>
          <table:table-cell table:formula="of:=FREQUENCY([.B$14:.B$1013];[.B514])/1000" office:value-type="float" office:value="0.501">
            <text:p>0,501</text:p>
          </table:table-cell>
          <table:table-cell table:formula="of:=NORMDIST([.B514];[.A$8];[.B$8];1)" office:value-type="float" office:value="0.495507120630755">
            <text:p>0,4955071206</text:p>
          </table:table-cell>
          <table:table-cell table:formula="of:=ABS([.D514]-[.C514])" office:value-type="float" office:value="0.00549287936924492">
            <text:p>0,0054928794</text:p>
          </table:table-cell>
          <table:table-cell table:formula="of:=ABS([.D514]-[.C513])" office:value-type="float" office:value="0.00449287936924492">
            <text:p>0,0044928794</text:p>
          </table:table-cell>
        </table:table-row>
        <table:table-row table:style-name="ro1">
          <table:table-cell office:value-type="float" office:value="6.39889925217">
            <text:p>6,3988992522</text:p>
          </table:table-cell>
          <table:table-cell office:value-type="float" office:value="6.06501042336">
            <text:p>6,0650104234</text:p>
          </table:table-cell>
          <table:table-cell table:formula="of:=FREQUENCY([.B$14:.B$1013];[.B515])/1000" office:value-type="float" office:value="0.502">
            <text:p>0,502</text:p>
          </table:table-cell>
          <table:table-cell table:formula="of:=NORMDIST([.B515];[.A$8];[.B$8];1)" office:value-type="float" office:value="0.495623954438997">
            <text:p>0,4956239544</text:p>
          </table:table-cell>
          <table:table-cell table:formula="of:=ABS([.D515]-[.C515])" office:value-type="float" office:value="0.00637604556100335">
            <text:p>0,0063760456</text:p>
          </table:table-cell>
          <table:table-cell table:formula="of:=ABS([.D515]-[.C514])" office:value-type="float" office:value="0.00537604556100335">
            <text:p>0,0053760456</text:p>
          </table:table-cell>
        </table:table-row>
        <table:table-row table:style-name="ro1">
          <table:table-cell office:value-type="float" office:value="6.19784713222">
            <text:p>6,1978471322</text:p>
          </table:table-cell>
          <table:table-cell office:value-type="float" office:value="6.06777947245">
            <text:p>6,0677794725</text:p>
          </table:table-cell>
          <table:table-cell table:formula="of:=FREQUENCY([.B$14:.B$1013];[.B516])/1000" office:value-type="float" office:value="0.503">
            <text:p>0,503</text:p>
          </table:table-cell>
          <table:table-cell table:formula="of:=NORMDIST([.B516];[.A$8];[.B$8];1)" office:value-type="float" office:value="0.496164095501486">
            <text:p>0,4961640955</text:p>
          </table:table-cell>
          <table:table-cell table:formula="of:=ABS([.D516]-[.C516])" office:value-type="float" office:value="0.00683590449851362">
            <text:p>0,0068359045</text:p>
          </table:table-cell>
          <table:table-cell table:formula="of:=ABS([.D516]-[.C515])" office:value-type="float" office:value="0.00583590449851362">
            <text:p>0,0058359045</text:p>
          </table:table-cell>
        </table:table-row>
        <table:table-row table:style-name="ro1">
          <table:table-cell office:value-type="float" office:value="5.04536880509">
            <text:p>5,0453688051</text:p>
          </table:table-cell>
          <table:table-cell office:value-type="float" office:value="6.0783573209">
            <text:p>6,0783573209</text:p>
          </table:table-cell>
          <table:table-cell table:formula="of:=FREQUENCY([.B$14:.B$1013];[.B517])/1000" office:value-type="float" office:value="0.504">
            <text:p>0,504</text:p>
          </table:table-cell>
          <table:table-cell table:formula="of:=NORMDIST([.B517];[.A$8];[.B$8];1)" office:value-type="float" office:value="0.498227506317926">
            <text:p>0,4982275063</text:p>
          </table:table-cell>
          <table:table-cell table:formula="of:=ABS([.D517]-[.C517])" office:value-type="float" office:value="0.00577249368207428">
            <text:p>0,0057724937</text:p>
          </table:table-cell>
          <table:table-cell table:formula="of:=ABS([.D517]-[.C516])" office:value-type="float" office:value="0.00477249368207427">
            <text:p>0,0047724937</text:p>
          </table:table-cell>
        </table:table-row>
        <table:table-row table:style-name="ro1">
          <table:table-cell office:value-type="float" office:value="2.47384832792">
            <text:p>2,4738483279</text:p>
          </table:table-cell>
          <table:table-cell office:value-type="float" office:value="6.08053320693">
            <text:p>6,0805332069</text:p>
          </table:table-cell>
          <table:table-cell table:formula="of:=FREQUENCY([.B$14:.B$1013];[.B518])/1000" office:value-type="float" office:value="0.505">
            <text:p>0,505</text:p>
          </table:table-cell>
          <table:table-cell table:formula="of:=NORMDIST([.B518];[.A$8];[.B$8];1)" office:value-type="float" office:value="0.498651962024963">
            <text:p>0,498651962</text:p>
          </table:table-cell>
          <table:table-cell table:formula="of:=ABS([.D518]-[.C518])" office:value-type="float" office:value="0.00634803797503719">
            <text:p>0,006348038</text:p>
          </table:table-cell>
          <table:table-cell table:formula="of:=ABS([.D518]-[.C517])" office:value-type="float" office:value="0.00534803797503719">
            <text:p>0,005348038</text:p>
          </table:table-cell>
        </table:table-row>
        <table:table-row table:style-name="ro1">
          <table:table-cell office:value-type="float" office:value="3.03223840624">
            <text:p>3,0322384062</text:p>
          </table:table-cell>
          <table:table-cell office:value-type="float" office:value="6.08821423586">
            <text:p>6,0882142359</text:p>
          </table:table-cell>
          <table:table-cell table:formula="of:=FREQUENCY([.B$14:.B$1013];[.B519])/1000" office:value-type="float" office:value="0.506">
            <text:p>0,506</text:p>
          </table:table-cell>
          <table:table-cell table:formula="of:=NORMDIST([.B519];[.A$8];[.B$8];1)" office:value-type="float" office:value="0.500150329135732">
            <text:p>0,5001503291</text:p>
          </table:table-cell>
          <table:table-cell table:formula="of:=ABS([.D519]-[.C519])" office:value-type="float" office:value="0.00584967086426813">
            <text:p>0,0058496709</text:p>
          </table:table-cell>
          <table:table-cell table:formula="of:=ABS([.D519]-[.C518])" office:value-type="float" office:value="0.00484967086426813">
            <text:p>0,0048496709</text:p>
          </table:table-cell>
        </table:table-row>
        <table:table-row table:style-name="ro1">
          <table:table-cell office:value-type="float" office:value="7.75365811068">
            <text:p>7,7536581107</text:p>
          </table:table-cell>
          <table:table-cell office:value-type="float" office:value="6.10143983262">
            <text:p>6,1014398326</text:p>
          </table:table-cell>
          <table:table-cell table:formula="of:=FREQUENCY([.B$14:.B$1013];[.B520])/1000" office:value-type="float" office:value="0.507">
            <text:p>0,507</text:p>
          </table:table-cell>
          <table:table-cell table:formula="of:=NORMDIST([.B520];[.A$8];[.B$8];1)" office:value-type="float" office:value="0.502730278993698">
            <text:p>0,502730279</text:p>
          </table:table-cell>
          <table:table-cell table:formula="of:=ABS([.D520]-[.C520])" office:value-type="float" office:value="0.00426972100630219">
            <text:p>0,004269721</text:p>
          </table:table-cell>
          <table:table-cell table:formula="of:=ABS([.D520]-[.C519])" office:value-type="float" office:value="0.00326972100630218">
            <text:p>0,003269721</text:p>
          </table:table-cell>
        </table:table-row>
        <table:table-row table:style-name="ro1">
          <table:table-cell office:value-type="float" office:value="4.11164983949">
            <text:p>4,1116498395</text:p>
          </table:table-cell>
          <table:table-cell office:value-type="float" office:value="6.10303200627">
            <text:p>6,1030320063</text:p>
          </table:table-cell>
          <table:table-cell table:formula="of:=FREQUENCY([.B$14:.B$1013];[.B521])/1000" office:value-type="float" office:value="0.508">
            <text:p>0,508</text:p>
          </table:table-cell>
          <table:table-cell table:formula="of:=NORMDIST([.B521];[.A$8];[.B$8];1)" office:value-type="float" office:value="0.503040862676897">
            <text:p>0,5030408627</text:p>
          </table:table-cell>
          <table:table-cell table:formula="of:=ABS([.D521]-[.C521])" office:value-type="float" office:value="0.00495913732310338">
            <text:p>0,0049591373</text:p>
          </table:table-cell>
          <table:table-cell table:formula="of:=ABS([.D521]-[.C520])" office:value-type="float" office:value="0.00395913732310338">
            <text:p>0,0039591373</text:p>
          </table:table-cell>
        </table:table-row>
        <table:table-row table:style-name="ro1">
          <table:table-cell office:value-type="float" office:value="6.29033089647">
            <text:p>6,2903308965</text:p>
          </table:table-cell>
          <table:table-cell office:value-type="float" office:value="6.1059478214">
            <text:p>6,1059478214</text:p>
          </table:table-cell>
          <table:table-cell table:formula="of:=FREQUENCY([.B$14:.B$1013];[.B522])/1000" office:value-type="float" office:value="0.509">
            <text:p>0,509</text:p>
          </table:table-cell>
          <table:table-cell table:formula="of:=NORMDIST([.B522];[.A$8];[.B$8];1)" office:value-type="float" office:value="0.503609642834311">
            <text:p>0,5036096428</text:p>
          </table:table-cell>
          <table:table-cell table:formula="of:=ABS([.D522]-[.C522])" office:value-type="float" office:value="0.00539035716568914">
            <text:p>0,0053903572</text:p>
          </table:table-cell>
          <table:table-cell table:formula="of:=ABS([.D522]-[.C521])" office:value-type="float" office:value="0.00439035716568914">
            <text:p>0,0043903572</text:p>
          </table:table-cell>
        </table:table-row>
        <table:table-row table:style-name="ro1">
          <table:table-cell office:value-type="float" office:value="2.98211456263">
            <text:p>2,9821145626</text:p>
          </table:table-cell>
          <table:table-cell office:value-type="float" office:value="6.10626045196">
            <text:p>6,106260452</text:p>
          </table:table-cell>
          <table:table-cell table:formula="of:=FREQUENCY([.B$14:.B$1013];[.B523])/1000" office:value-type="float" office:value="0.51">
            <text:p>0,51</text:p>
          </table:table-cell>
          <table:table-cell table:formula="of:=NORMDIST([.B523];[.A$8];[.B$8];1)" office:value-type="float" office:value="0.503670626415505">
            <text:p>0,5036706264</text:p>
          </table:table-cell>
          <table:table-cell table:formula="of:=ABS([.D523]-[.C523])" office:value-type="float" office:value="0.0063293735844947">
            <text:p>0,0063293736</text:p>
          </table:table-cell>
          <table:table-cell table:formula="of:=ABS([.D523]-[.C522])" office:value-type="float" office:value="0.0053293735844947">
            <text:p>0,0053293736</text:p>
          </table:table-cell>
        </table:table-row>
        <table:table-row table:style-name="ro1">
          <table:table-cell office:value-type="float" office:value="4.62510702515">
            <text:p>4,6251070252</text:p>
          </table:table-cell>
          <table:table-cell office:value-type="float" office:value="6.10690270055">
            <text:p>6,1069027006</text:p>
          </table:table-cell>
          <table:table-cell table:formula="of:=FREQUENCY([.B$14:.B$1013];[.B524])/1000" office:value-type="float" office:value="0.511">
            <text:p>0,511</text:p>
          </table:table-cell>
          <table:table-cell table:formula="of:=NORMDIST([.B524];[.A$8];[.B$8];1)" office:value-type="float" office:value="0.503795906984405">
            <text:p>0,503795907</text:p>
          </table:table-cell>
          <table:table-cell table:formula="of:=ABS([.D524]-[.C524])" office:value-type="float" office:value="0.00720409301559466">
            <text:p>0,007204093</text:p>
          </table:table-cell>
          <table:table-cell table:formula="of:=ABS([.D524]-[.C523])" office:value-type="float" office:value="0.00620409301559466">
            <text:p>0,006204093</text:p>
          </table:table-cell>
        </table:table-row>
        <table:table-row table:style-name="ro1">
          <table:table-cell office:value-type="float" office:value="5.50508947896">
            <text:p>5,505089479</text:p>
          </table:table-cell>
          <table:table-cell office:value-type="float" office:value="6.1230801136">
            <text:p>6,1230801136</text:p>
          </table:table-cell>
          <table:table-cell table:formula="of:=FREQUENCY([.B$14:.B$1013];[.B525])/1000" office:value-type="float" office:value="0.512">
            <text:p>0,512</text:p>
          </table:table-cell>
          <table:table-cell table:formula="of:=NORMDIST([.B525];[.A$8];[.B$8];1)" office:value-type="float" office:value="0.506951406490736">
            <text:p>0,5069514065</text:p>
          </table:table-cell>
          <table:table-cell table:formula="of:=ABS([.D525]-[.C525])" office:value-type="float" office:value="0.00504859350926379">
            <text:p>0,0050485935</text:p>
          </table:table-cell>
          <table:table-cell table:formula="of:=ABS([.D525]-[.C524])" office:value-type="float" office:value="0.00404859350926379">
            <text:p>0,0040485935</text:p>
          </table:table-cell>
        </table:table-row>
        <table:table-row table:style-name="ro1">
          <table:table-cell office:value-type="float" office:value="5.16312961312">
            <text:p>5,1631296131</text:p>
          </table:table-cell>
          <table:table-cell office:value-type="float" office:value="6.124531709">
            <text:p>6,124531709</text:p>
          </table:table-cell>
          <table:table-cell table:formula="of:=FREQUENCY([.B$14:.B$1013];[.B526])/1000" office:value-type="float" office:value="0.513">
            <text:p>0,513</text:p>
          </table:table-cell>
          <table:table-cell table:formula="of:=NORMDIST([.B526];[.A$8];[.B$8];1)" office:value-type="float" office:value="0.50723453037004">
            <text:p>0,5072345304</text:p>
          </table:table-cell>
          <table:table-cell table:formula="of:=ABS([.D526]-[.C526])" office:value-type="float" office:value="0.00576546962995972">
            <text:p>0,0057654696</text:p>
          </table:table-cell>
          <table:table-cell table:formula="of:=ABS([.D526]-[.C525])" office:value-type="float" office:value="0.00476546962995972">
            <text:p>0,0047654696</text:p>
          </table:table-cell>
        </table:table-row>
        <table:table-row table:style-name="ro1">
          <table:table-cell office:value-type="float" office:value="6.97030247373">
            <text:p>6,9703024737</text:p>
          </table:table-cell>
          <table:table-cell office:value-type="float" office:value="6.12792339436">
            <text:p>6,1279233944</text:p>
          </table:table-cell>
          <table:table-cell table:formula="of:=FREQUENCY([.B$14:.B$1013];[.B527])/1000" office:value-type="float" office:value="0.514">
            <text:p>0,514</text:p>
          </table:table-cell>
          <table:table-cell table:formula="of:=NORMDIST([.B527];[.A$8];[.B$8];1)" office:value-type="float" office:value="0.507896041240033">
            <text:p>0,5078960412</text:p>
          </table:table-cell>
          <table:table-cell table:formula="of:=ABS([.D527]-[.C527])" office:value-type="float" office:value="0.00610395875996717">
            <text:p>0,0061039588</text:p>
          </table:table-cell>
          <table:table-cell table:formula="of:=ABS([.D527]-[.C526])" office:value-type="float" office:value="0.00510395875996716">
            <text:p>0,0051039588</text:p>
          </table:table-cell>
        </table:table-row>
        <table:table-row table:style-name="ro1">
          <table:table-cell office:value-type="float" office:value="4.37419029428">
            <text:p>4,3741902943</text:p>
          </table:table-cell>
          <table:table-cell office:value-type="float" office:value="6.1296808516">
            <text:p>6,1296808516</text:p>
          </table:table-cell>
          <table:table-cell table:formula="of:=FREQUENCY([.B$14:.B$1013];[.B528])/1000" office:value-type="float" office:value="0.515">
            <text:p>0,515</text:p>
          </table:table-cell>
          <table:table-cell table:formula="of:=NORMDIST([.B528];[.A$8];[.B$8];1)" office:value-type="float" office:value="0.508238805489922">
            <text:p>0,5082388055</text:p>
          </table:table-cell>
          <table:table-cell table:formula="of:=ABS([.D528]-[.C528])" office:value-type="float" office:value="0.00676119451007751">
            <text:p>0,0067611945</text:p>
          </table:table-cell>
          <table:table-cell table:formula="of:=ABS([.D528]-[.C527])" office:value-type="float" office:value="0.00576119451007751">
            <text:p>0,0057611945</text:p>
          </table:table-cell>
        </table:table-row>
        <table:table-row table:style-name="ro1">
          <table:table-cell office:value-type="float" office:value="9.29075812434">
            <text:p>9,2907581243</text:p>
          </table:table-cell>
          <table:table-cell office:value-type="float" office:value="6.13783604214">
            <text:p>6,1378360421</text:p>
          </table:table-cell>
          <table:table-cell table:formula="of:=FREQUENCY([.B$14:.B$1013];[.B529])/1000" office:value-type="float" office:value="0.516">
            <text:p>0,516</text:p>
          </table:table-cell>
          <table:table-cell table:formula="of:=NORMDIST([.B529];[.A$8];[.B$8];1)" office:value-type="float" office:value="0.509829262845057">
            <text:p>0,5098292628</text:p>
          </table:table-cell>
          <table:table-cell table:formula="of:=ABS([.D529]-[.C529])" office:value-type="float" office:value="0.00617073715494298">
            <text:p>0,0061707372</text:p>
          </table:table-cell>
          <table:table-cell table:formula="of:=ABS([.D529]-[.C528])" office:value-type="float" office:value="0.00517073715494298">
            <text:p>0,0051707372</text:p>
          </table:table-cell>
        </table:table-row>
        <table:table-row table:style-name="ro1">
          <table:table-cell office:value-type="float" office:value="6.64160051448">
            <text:p>6,6416005145</text:p>
          </table:table-cell>
          <table:table-cell office:value-type="float" office:value="6.13970234667">
            <text:p>6,1397023467</text:p>
          </table:table-cell>
          <table:table-cell table:formula="of:=FREQUENCY([.B$14:.B$1013];[.B530])/1000" office:value-type="float" office:value="0.517">
            <text:p>0,517</text:p>
          </table:table-cell>
          <table:table-cell table:formula="of:=NORMDIST([.B530];[.A$8];[.B$8];1)" office:value-type="float" office:value="0.510193215839833">
            <text:p>0,5101932158</text:p>
          </table:table-cell>
          <table:table-cell table:formula="of:=ABS([.D530]-[.C530])" office:value-type="float" office:value="0.00680678416016711">
            <text:p>0,0068067842</text:p>
          </table:table-cell>
          <table:table-cell table:formula="of:=ABS([.D530]-[.C529])" office:value-type="float" office:value="0.00580678416016711">
            <text:p>0,0058067842</text:p>
          </table:table-cell>
        </table:table-row>
        <table:table-row table:style-name="ro1">
          <table:table-cell office:value-type="float" office:value="7.02482431389">
            <text:p>7,0248243139</text:p>
          </table:table-cell>
          <table:table-cell office:value-type="float" office:value="6.14205566319">
            <text:p>6,1420556632</text:p>
          </table:table-cell>
          <table:table-cell table:formula="of:=FREQUENCY([.B$14:.B$1013];[.B531])/1000" office:value-type="float" office:value="0.518">
            <text:p>0,518</text:p>
          </table:table-cell>
          <table:table-cell table:formula="of:=NORMDIST([.B531];[.A$8];[.B$8];1)" office:value-type="float" office:value="0.510652130198339">
            <text:p>0,5106521302</text:p>
          </table:table-cell>
          <table:table-cell table:formula="of:=ABS([.D531]-[.C531])" office:value-type="float" office:value="0.00734786980166113">
            <text:p>0,0073478698</text:p>
          </table:table-cell>
          <table:table-cell table:formula="of:=ABS([.D531]-[.C530])" office:value-type="float" office:value="0.00634786980166113">
            <text:p>0,0063478698</text:p>
          </table:table-cell>
        </table:table-row>
        <table:table-row table:style-name="ro1">
          <table:table-cell office:value-type="float" office:value="3.67337239283">
            <text:p>3,6733723928</text:p>
          </table:table-cell>
          <table:table-cell office:value-type="float" office:value="6.15554917802">
            <text:p>6,155549178</text:p>
          </table:table-cell>
          <table:table-cell table:formula="of:=FREQUENCY([.B$14:.B$1013];[.B532])/1000" office:value-type="float" office:value="0.519">
            <text:p>0,519</text:p>
          </table:table-cell>
          <table:table-cell table:formula="of:=NORMDIST([.B532];[.A$8];[.B$8];1)" office:value-type="float" office:value="0.513283175984423">
            <text:p>0,513283176</text:p>
          </table:table-cell>
          <table:table-cell table:formula="of:=ABS([.D532]-[.C532])" office:value-type="float" office:value="0.00571682401557738">
            <text:p>0,005716824</text:p>
          </table:table-cell>
          <table:table-cell table:formula="of:=ABS([.D532]-[.C531])" office:value-type="float" office:value="0.00471682401557738">
            <text:p>0,004716824</text:p>
          </table:table-cell>
        </table:table-row>
        <table:table-row table:style-name="ro1">
          <table:table-cell office:value-type="float" office:value="5.8278256995">
            <text:p>5,8278256995</text:p>
          </table:table-cell>
          <table:table-cell office:value-type="float" office:value="6.1584210879">
            <text:p>6,1584210879</text:p>
          </table:table-cell>
          <table:table-cell table:formula="of:=FREQUENCY([.B$14:.B$1013];[.B533])/1000" office:value-type="float" office:value="0.52">
            <text:p>0,52</text:p>
          </table:table-cell>
          <table:table-cell table:formula="of:=NORMDIST([.B533];[.A$8];[.B$8];1)" office:value-type="float" office:value="0.513843087322447">
            <text:p>0,5138430873</text:p>
          </table:table-cell>
          <table:table-cell table:formula="of:=ABS([.D533]-[.C533])" office:value-type="float" office:value="0.00615691267755314">
            <text:p>0,0061569127</text:p>
          </table:table-cell>
          <table:table-cell table:formula="of:=ABS([.D533]-[.C532])" office:value-type="float" office:value="0.00515691267755314">
            <text:p>0,0051569127</text:p>
          </table:table-cell>
        </table:table-row>
        <table:table-row table:style-name="ro1">
          <table:table-cell office:value-type="float" office:value="3.77860240572">
            <text:p>3,7786024057</text:p>
          </table:table-cell>
          <table:table-cell office:value-type="float" office:value="6.16058545216">
            <text:p>6,1605854522</text:p>
          </table:table-cell>
          <table:table-cell table:formula="of:=FREQUENCY([.B$14:.B$1013];[.B534])/1000" office:value-type="float" office:value="0.521">
            <text:p>0,521</text:p>
          </table:table-cell>
          <table:table-cell table:formula="of:=NORMDIST([.B534];[.A$8];[.B$8];1)" office:value-type="float" office:value="0.514265036660911">
            <text:p>0,5142650367</text:p>
          </table:table-cell>
          <table:table-cell table:formula="of:=ABS([.D534]-[.C534])" office:value-type="float" office:value="0.00673496333908852">
            <text:p>0,0067349633</text:p>
          </table:table-cell>
          <table:table-cell table:formula="of:=ABS([.D534]-[.C533])" office:value-type="float" office:value="0.00573496333908852">
            <text:p>0,0057349633</text:p>
          </table:table-cell>
        </table:table-row>
        <table:table-row table:style-name="ro1">
          <table:table-cell office:value-type="float" office:value="5.12001473576">
            <text:p>5,1200147358</text:p>
          </table:table-cell>
          <table:table-cell office:value-type="float" office:value="6.17631892503">
            <text:p>6,176318925</text:p>
          </table:table-cell>
          <table:table-cell table:formula="of:=FREQUENCY([.B$14:.B$1013];[.B535])/1000" office:value-type="float" office:value="0.522">
            <text:p>0,522</text:p>
          </table:table-cell>
          <table:table-cell table:formula="of:=NORMDIST([.B535];[.A$8];[.B$8];1)" office:value-type="float" office:value="0.517331814973814">
            <text:p>0,517331815</text:p>
          </table:table-cell>
          <table:table-cell table:formula="of:=ABS([.D535]-[.C535])" office:value-type="float" office:value="0.00466818502618627">
            <text:p>0,004668185</text:p>
          </table:table-cell>
          <table:table-cell table:formula="of:=ABS([.D535]-[.C534])" office:value-type="float" office:value="0.00366818502618627">
            <text:p>0,003668185</text:p>
          </table:table-cell>
        </table:table-row>
        <table:table-row table:style-name="ro1">
          <table:table-cell office:value-type="float" office:value="3.72862780388">
            <text:p>3,7286278039</text:p>
          </table:table-cell>
          <table:table-cell office:value-type="float" office:value="6.1798279118">
            <text:p>6,1798279118</text:p>
          </table:table-cell>
          <table:table-cell table:formula="of:=FREQUENCY([.B$14:.B$1013];[.B536])/1000" office:value-type="float" office:value="0.523">
            <text:p>0,523</text:p>
          </table:table-cell>
          <table:table-cell table:formula="of:=NORMDIST([.B536];[.A$8];[.B$8];1)" office:value-type="float" office:value="0.518015655438845">
            <text:p>0,5180156554</text:p>
          </table:table-cell>
          <table:table-cell table:formula="of:=ABS([.D536]-[.C536])" office:value-type="float" office:value="0.00498434456115504">
            <text:p>0,0049843446</text:p>
          </table:table-cell>
          <table:table-cell table:formula="of:=ABS([.D536]-[.C535])" office:value-type="float" office:value="0.00398434456115504">
            <text:p>0,0039843446</text:p>
          </table:table-cell>
        </table:table-row>
        <table:table-row table:style-name="ro1">
          <table:table-cell office:value-type="float" office:value="8.67490421479">
            <text:p>8,6749042148</text:p>
          </table:table-cell>
          <table:table-cell office:value-type="float" office:value="6.18284494529">
            <text:p>6,1828449453</text:p>
          </table:table-cell>
          <table:table-cell table:formula="of:=FREQUENCY([.B$14:.B$1013];[.B537])/1000" office:value-type="float" office:value="0.524">
            <text:p>0,524</text:p>
          </table:table-cell>
          <table:table-cell table:formula="of:=NORMDIST([.B537];[.A$8];[.B$8];1)" office:value-type="float" office:value="0.518603580467501">
            <text:p>0,5186035805</text:p>
          </table:table-cell>
          <table:table-cell table:formula="of:=ABS([.D537]-[.C537])" office:value-type="float" office:value="0.00539641953249859">
            <text:p>0,0053964195</text:p>
          </table:table-cell>
          <table:table-cell table:formula="of:=ABS([.D537]-[.C536])" office:value-type="float" office:value="0.00439641953249859">
            <text:p>0,0043964195</text:p>
          </table:table-cell>
        </table:table-row>
        <table:table-row table:style-name="ro1">
          <table:table-cell office:value-type="float" office:value="12.6888883518">
            <text:p>12,6888883518</text:p>
          </table:table-cell>
          <table:table-cell office:value-type="float" office:value="6.19019107349">
            <text:p>6,1901910735</text:p>
          </table:table-cell>
          <table:table-cell table:formula="of:=FREQUENCY([.B$14:.B$1013];[.B538])/1000" office:value-type="float" office:value="0.525">
            <text:p>0,525</text:p>
          </table:table-cell>
          <table:table-cell table:formula="of:=NORMDIST([.B538];[.A$8];[.B$8];1)" office:value-type="float" office:value="0.520034938284399">
            <text:p>0,5200349383</text:p>
          </table:table-cell>
          <table:table-cell table:formula="of:=ABS([.D538]-[.C538])" office:value-type="float" office:value="0.00496506171560107">
            <text:p>0,0049650617</text:p>
          </table:table-cell>
          <table:table-cell table:formula="of:=ABS([.D538]-[.C537])" office:value-type="float" office:value="0.00396506171560107">
            <text:p>0,0039650617</text:p>
          </table:table-cell>
        </table:table-row>
        <table:table-row table:style-name="ro1">
          <table:table-cell office:value-type="float" office:value="4.33273907184">
            <text:p>4,3327390718</text:p>
          </table:table-cell>
          <table:table-cell office:value-type="float" office:value="6.19784713222">
            <text:p>6,1978471322</text:p>
          </table:table-cell>
          <table:table-cell table:formula="of:=FREQUENCY([.B$14:.B$1013];[.B539])/1000" office:value-type="float" office:value="0.526">
            <text:p>0,526</text:p>
          </table:table-cell>
          <table:table-cell table:formula="of:=NORMDIST([.B539];[.A$8];[.B$8];1)" office:value-type="float" office:value="0.521526409430006">
            <text:p>0,5215264094</text:p>
          </table:table-cell>
          <table:table-cell table:formula="of:=ABS([.D539]-[.C539])" office:value-type="float" office:value="0.00447359056999441">
            <text:p>0,0044735906</text:p>
          </table:table-cell>
          <table:table-cell table:formula="of:=ABS([.D539]-[.C538])" office:value-type="float" office:value="0.00347359056999441">
            <text:p>0,0034735906</text:p>
          </table:table-cell>
        </table:table-row>
        <table:table-row table:style-name="ro1">
          <table:table-cell office:value-type="float" office:value="5.01523627842">
            <text:p>5,0152362784</text:p>
          </table:table-cell>
          <table:table-cell office:value-type="float" office:value="6.20158464944">
            <text:p>6,2015846494</text:p>
          </table:table-cell>
          <table:table-cell table:formula="of:=FREQUENCY([.B$14:.B$1013];[.B540])/1000" office:value-type="float" office:value="0.527">
            <text:p>0,527</text:p>
          </table:table-cell>
          <table:table-cell table:formula="of:=NORMDIST([.B540];[.A$8];[.B$8];1)" office:value-type="float" office:value="0.522254404208687">
            <text:p>0,5222544042</text:p>
          </table:table-cell>
          <table:table-cell table:formula="of:=ABS([.D540]-[.C540])" office:value-type="float" office:value="0.00474559579131295">
            <text:p>0,0047455958</text:p>
          </table:table-cell>
          <table:table-cell table:formula="of:=ABS([.D540]-[.C539])" office:value-type="float" office:value="0.00374559579131295">
            <text:p>0,0037455958</text:p>
          </table:table-cell>
        </table:table-row>
        <table:table-row table:style-name="ro1">
          <table:table-cell office:value-type="float" office:value="5.29846921977">
            <text:p>5,2984692198</text:p>
          </table:table-cell>
          <table:table-cell office:value-type="float" office:value="6.20282617784">
            <text:p>6,2028261778</text:p>
          </table:table-cell>
          <table:table-cell table:formula="of:=FREQUENCY([.B$14:.B$1013];[.B541])/1000" office:value-type="float" office:value="0.528">
            <text:p>0,528</text:p>
          </table:table-cell>
          <table:table-cell table:formula="of:=NORMDIST([.B541];[.A$8];[.B$8];1)" office:value-type="float" office:value="0.522496213190788">
            <text:p>0,5224962132</text:p>
          </table:table-cell>
          <table:table-cell table:formula="of:=ABS([.D541]-[.C541])" office:value-type="float" office:value="0.00550378680921237">
            <text:p>0,0055037868</text:p>
          </table:table-cell>
          <table:table-cell table:formula="of:=ABS([.D541]-[.C540])" office:value-type="float" office:value="0.00450378680921237">
            <text:p>0,0045037868</text:p>
          </table:table-cell>
        </table:table-row>
        <table:table-row table:style-name="ro1">
          <table:table-cell office:value-type="float" office:value="7.05085608052">
            <text:p>7,0508560805</text:p>
          </table:table-cell>
          <table:table-cell office:value-type="float" office:value="6.20314643184">
            <text:p>6,2031464318</text:p>
          </table:table-cell>
          <table:table-cell table:formula="of:=FREQUENCY([.B$14:.B$1013];[.B542])/1000" office:value-type="float" office:value="0.529">
            <text:p>0,529</text:p>
          </table:table-cell>
          <table:table-cell table:formula="of:=NORMDIST([.B542];[.A$8];[.B$8];1)" office:value-type="float" office:value="0.522558586818244">
            <text:p>0,5225585868</text:p>
          </table:table-cell>
          <table:table-cell table:formula="of:=ABS([.D542]-[.C542])" office:value-type="float" office:value="0.00644141318175584">
            <text:p>0,0064414132</text:p>
          </table:table-cell>
          <table:table-cell table:formula="of:=ABS([.D542]-[.C541])" office:value-type="float" office:value="0.00544141318175584">
            <text:p>0,0054414132</text:p>
          </table:table-cell>
        </table:table-row>
        <table:table-row table:style-name="ro1">
          <table:table-cell office:value-type="float" office:value="10.39656679">
            <text:p>10,39656679</text:p>
          </table:table-cell>
          <table:table-cell office:value-type="float" office:value="6.20956104451">
            <text:p>6,2095610445</text:p>
          </table:table-cell>
          <table:table-cell table:formula="of:=FREQUENCY([.B$14:.B$1013];[.B543])/1000" office:value-type="float" office:value="0.53">
            <text:p>0,53</text:p>
          </table:table-cell>
          <table:table-cell table:formula="of:=NORMDIST([.B543];[.A$8];[.B$8];1)" office:value-type="float" office:value="0.52380779755712">
            <text:p>0,5238077976</text:p>
          </table:table-cell>
          <table:table-cell table:formula="of:=ABS([.D543]-[.C543])" office:value-type="float" office:value="0.00619220244287999">
            <text:p>0,0061922024</text:p>
          </table:table-cell>
          <table:table-cell table:formula="of:=ABS([.D543]-[.C542])" office:value-type="float" office:value="0.00519220244287999">
            <text:p>0,0051922024</text:p>
          </table:table-cell>
        </table:table-row>
        <table:table-row table:style-name="ro1">
          <table:table-cell office:value-type="float" office:value="8.5070696326">
            <text:p>8,5070696326</text:p>
          </table:table-cell>
          <table:table-cell office:value-type="float" office:value="6.21780140016">
            <text:p>6,2178014002</text:p>
          </table:table-cell>
          <table:table-cell table:formula="of:=FREQUENCY([.B$14:.B$1013];[.B544])/1000" office:value-type="float" office:value="0.531">
            <text:p>0,531</text:p>
          </table:table-cell>
          <table:table-cell table:formula="of:=NORMDIST([.B544];[.A$8];[.B$8];1)" office:value-type="float" office:value="0.525412216746404">
            <text:p>0,5254122167</text:p>
          </table:table-cell>
          <table:table-cell table:formula="of:=ABS([.D544]-[.C544])" office:value-type="float" office:value="0.00558778325359566">
            <text:p>0,0055877833</text:p>
          </table:table-cell>
          <table:table-cell table:formula="of:=ABS([.D544]-[.C543])" office:value-type="float" office:value="0.00458778325359566">
            <text:p>0,0045877833</text:p>
          </table:table-cell>
        </table:table-row>
        <table:table-row table:style-name="ro1">
          <table:table-cell office:value-type="float" office:value="5.4517712188">
            <text:p>5,4517712188</text:p>
          </table:table-cell>
          <table:table-cell office:value-type="float" office:value="6.22486632773">
            <text:p>6,2248663277</text:p>
          </table:table-cell>
          <table:table-cell table:formula="of:=FREQUENCY([.B$14:.B$1013];[.B545])/1000" office:value-type="float" office:value="0.532">
            <text:p>0,532</text:p>
          </table:table-cell>
          <table:table-cell table:formula="of:=NORMDIST([.B545];[.A$8];[.B$8];1)" office:value-type="float" office:value="0.526787449882183">
            <text:p>0,5267874499</text:p>
          </table:table-cell>
          <table:table-cell table:formula="of:=ABS([.D545]-[.C545])" office:value-type="float" office:value="0.00521255011781674">
            <text:p>0,0052125501</text:p>
          </table:table-cell>
          <table:table-cell table:formula="of:=ABS([.D545]-[.C544])" office:value-type="float" office:value="0.00421255011781674">
            <text:p>0,0042125501</text:p>
          </table:table-cell>
        </table:table-row>
        <table:table-row table:style-name="ro1">
          <table:table-cell office:value-type="float" office:value="7.20844402759">
            <text:p>7,2084440276</text:p>
          </table:table-cell>
          <table:table-cell office:value-type="float" office:value="6.22562641595">
            <text:p>6,225626416</text:p>
          </table:table-cell>
          <table:table-cell table:formula="of:=FREQUENCY([.B$14:.B$1013];[.B546])/1000" office:value-type="float" office:value="0.533">
            <text:p>0,533</text:p>
          </table:table-cell>
          <table:table-cell table:formula="of:=NORMDIST([.B546];[.A$8];[.B$8];1)" office:value-type="float" office:value="0.526935387164997">
            <text:p>0,5269353872</text:p>
          </table:table-cell>
          <table:table-cell table:formula="of:=ABS([.D546]-[.C546])" office:value-type="float" office:value="0.00606461283500337">
            <text:p>0,0060646128</text:p>
          </table:table-cell>
          <table:table-cell table:formula="of:=ABS([.D546]-[.C545])" office:value-type="float" office:value="0.00506461283500337">
            <text:p>0,0050646128</text:p>
          </table:table-cell>
        </table:table-row>
        <table:table-row table:style-name="ro1">
          <table:table-cell office:value-type="float" office:value="7.0125658463">
            <text:p>7,0125658463</text:p>
          </table:table-cell>
          <table:table-cell office:value-type="float" office:value="6.23157061087">
            <text:p>6,2315706109</text:p>
          </table:table-cell>
          <table:table-cell table:formula="of:=FREQUENCY([.B$14:.B$1013];[.B547])/1000" office:value-type="float" office:value="0.534">
            <text:p>0,534</text:p>
          </table:table-cell>
          <table:table-cell table:formula="of:=NORMDIST([.B547];[.A$8];[.B$8];1)" office:value-type="float" office:value="0.528092186360491">
            <text:p>0,5280921864</text:p>
          </table:table-cell>
          <table:table-cell table:formula="of:=ABS([.D547]-[.C547])" office:value-type="float" office:value="0.00590781363950943">
            <text:p>0,0059078136</text:p>
          </table:table-cell>
          <table:table-cell table:formula="of:=ABS([.D547]-[.C546])" office:value-type="float" office:value="0.00490781363950943">
            <text:p>0,0049078136</text:p>
          </table:table-cell>
        </table:table-row>
        <table:table-row table:style-name="ro1">
          <table:table-cell office:value-type="float" office:value="6.35853591653">
            <text:p>6,3585359165</text:p>
          </table:table-cell>
          <table:table-cell office:value-type="float" office:value="6.23354644631">
            <text:p>6,2335464463</text:p>
          </table:table-cell>
          <table:table-cell table:formula="of:=FREQUENCY([.B$14:.B$1013];[.B548])/1000" office:value-type="float" office:value="0.535">
            <text:p>0,535</text:p>
          </table:table-cell>
          <table:table-cell table:formula="of:=NORMDIST([.B548];[.A$8];[.B$8];1)" office:value-type="float" office:value="0.528476651514796">
            <text:p>0,5284766515</text:p>
          </table:table-cell>
          <table:table-cell table:formula="of:=ABS([.D548]-[.C548])" office:value-type="float" office:value="0.00652334848520442">
            <text:p>0,0065233485</text:p>
          </table:table-cell>
          <table:table-cell table:formula="of:=ABS([.D548]-[.C547])" office:value-type="float" office:value="0.00552334848520442">
            <text:p>0,0055233485</text:p>
          </table:table-cell>
        </table:table-row>
        <table:table-row table:style-name="ro1">
          <table:table-cell office:value-type="float" office:value="10.5551929711">
            <text:p>10,5551929711</text:p>
          </table:table-cell>
          <table:table-cell office:value-type="float" office:value="6.24595664722">
            <text:p>6,2459566472</text:p>
          </table:table-cell>
          <table:table-cell table:formula="of:=FREQUENCY([.B$14:.B$1013];[.B549])/1000" office:value-type="float" office:value="0.536">
            <text:p>0,536</text:p>
          </table:table-cell>
          <table:table-cell table:formula="of:=NORMDIST([.B549];[.A$8];[.B$8];1)" office:value-type="float" office:value="0.530890851838922">
            <text:p>0,5308908518</text:p>
          </table:table-cell>
          <table:table-cell table:formula="of:=ABS([.D549]-[.C549])" office:value-type="float" office:value="0.00510914816107777">
            <text:p>0,0051091482</text:p>
          </table:table-cell>
          <table:table-cell table:formula="of:=ABS([.D549]-[.C548])" office:value-type="float" office:value="0.00410914816107777">
            <text:p>0,0041091482</text:p>
          </table:table-cell>
        </table:table-row>
        <table:table-row table:style-name="ro1">
          <table:table-cell office:value-type="float" office:value="3.06993513337">
            <text:p>3,0699351334</text:p>
          </table:table-cell>
          <table:table-cell office:value-type="float" office:value="6.24805708354">
            <text:p>6,2480570835</text:p>
          </table:table-cell>
          <table:table-cell table:formula="of:=FREQUENCY([.B$14:.B$1013];[.B550])/1000" office:value-type="float" office:value="0.537">
            <text:p>0,537</text:p>
          </table:table-cell>
          <table:table-cell table:formula="of:=NORMDIST([.B550];[.A$8];[.B$8];1)" office:value-type="float" office:value="0.531299347242547">
            <text:p>0,5312993472</text:p>
          </table:table-cell>
          <table:table-cell table:formula="of:=ABS([.D550]-[.C550])" office:value-type="float" office:value="0.00570065275745346">
            <text:p>0,0057006528</text:p>
          </table:table-cell>
          <table:table-cell table:formula="of:=ABS([.D550]-[.C549])" office:value-type="float" office:value="0.00470065275745346">
            <text:p>0,0047006528</text:p>
          </table:table-cell>
        </table:table-row>
        <table:table-row table:style-name="ro1">
          <table:table-cell office:value-type="float" office:value="5.50245229209">
            <text:p>5,5024522921</text:p>
          </table:table-cell>
          <table:table-cell office:value-type="float" office:value="6.25218784028">
            <text:p>6,2521878403</text:p>
          </table:table-cell>
          <table:table-cell table:formula="of:=FREQUENCY([.B$14:.B$1013];[.B551])/1000" office:value-type="float" office:value="0.538">
            <text:p>0,538</text:p>
          </table:table-cell>
          <table:table-cell table:formula="of:=NORMDIST([.B551];[.A$8];[.B$8];1)" office:value-type="float" office:value="0.532102605306884">
            <text:p>0,5321026053</text:p>
          </table:table-cell>
          <table:table-cell table:formula="of:=ABS([.D551]-[.C551])" office:value-type="float" office:value="0.00589739469311645">
            <text:p>0,0058973947</text:p>
          </table:table-cell>
          <table:table-cell table:formula="of:=ABS([.D551]-[.C550])" office:value-type="float" office:value="0.00489739469311645">
            <text:p>0,0048973947</text:p>
          </table:table-cell>
        </table:table-row>
        <table:table-row table:style-name="ro1">
          <table:table-cell office:value-type="float" office:value="9.67717102073">
            <text:p>9,6771710207</text:p>
          </table:table-cell>
          <table:table-cell office:value-type="float" office:value="6.25619110955">
            <text:p>6,2561911096</text:p>
          </table:table-cell>
          <table:table-cell table:formula="of:=FREQUENCY([.B$14:.B$1013];[.B552])/1000" office:value-type="float" office:value="0.539">
            <text:p>0,539</text:p>
          </table:table-cell>
          <table:table-cell table:formula="of:=NORMDIST([.B552];[.A$8];[.B$8];1)" office:value-type="float" office:value="0.53288094776327">
            <text:p>0,5328809478</text:p>
          </table:table-cell>
          <table:table-cell table:formula="of:=ABS([.D552]-[.C552])" office:value-type="float" office:value="0.00611905223672971">
            <text:p>0,0061190522</text:p>
          </table:table-cell>
          <table:table-cell table:formula="of:=ABS([.D552]-[.C551])" office:value-type="float" office:value="0.0051190522367297">
            <text:p>0,0051190522</text:p>
          </table:table-cell>
        </table:table-row>
        <table:table-row table:style-name="ro1">
          <table:table-cell office:value-type="float" office:value="4.69523945774">
            <text:p>4,6952394577</text:p>
          </table:table-cell>
          <table:table-cell office:value-type="float" office:value="6.26048580239">
            <text:p>6,2604858024</text:p>
          </table:table-cell>
          <table:table-cell table:formula="of:=FREQUENCY([.B$14:.B$1013];[.B553])/1000" office:value-type="float" office:value="0.54">
            <text:p>0,54</text:p>
          </table:table-cell>
          <table:table-cell table:formula="of:=NORMDIST([.B553];[.A$8];[.B$8];1)" office:value-type="float" office:value="0.533715810895521">
            <text:p>0,5337158109</text:p>
          </table:table-cell>
          <table:table-cell table:formula="of:=ABS([.D553]-[.C553])" office:value-type="float" office:value="0.0062841891044787">
            <text:p>0,0062841891</text:p>
          </table:table-cell>
          <table:table-cell table:formula="of:=ABS([.D553]-[.C552])" office:value-type="float" office:value="0.0052841891044787">
            <text:p>0,0052841891</text:p>
          </table:table-cell>
        </table:table-row>
        <table:table-row table:style-name="ro1">
          <table:table-cell office:value-type="float" office:value="6.124531709">
            <text:p>6,124531709</text:p>
          </table:table-cell>
          <table:table-cell office:value-type="float" office:value="6.26210027562">
            <text:p>6,2621002756</text:p>
          </table:table-cell>
          <table:table-cell table:formula="of:=FREQUENCY([.B$14:.B$1013];[.B554])/1000" office:value-type="float" office:value="0.541">
            <text:p>0,541</text:p>
          </table:table-cell>
          <table:table-cell table:formula="of:=NORMDIST([.B554];[.A$8];[.B$8];1)" office:value-type="float" office:value="0.534029616869298">
            <text:p>0,5340296169</text:p>
          </table:table-cell>
          <table:table-cell table:formula="of:=ABS([.D554]-[.C554])" office:value-type="float" office:value="0.00697038313070231">
            <text:p>0,0069703831</text:p>
          </table:table-cell>
          <table:table-cell table:formula="of:=ABS([.D554]-[.C553])" office:value-type="float" office:value="0.00597038313070231">
            <text:p>0,0059703831</text:p>
          </table:table-cell>
        </table:table-row>
        <table:table-row table:style-name="ro1">
          <table:table-cell office:value-type="float" office:value="7.06090421233">
            <text:p>7,0609042123</text:p>
          </table:table-cell>
          <table:table-cell office:value-type="float" office:value="6.26871295049">
            <text:p>6,2687129505</text:p>
          </table:table-cell>
          <table:table-cell table:formula="of:=FREQUENCY([.B$14:.B$1013];[.B555])/1000" office:value-type="float" office:value="0.542">
            <text:p>0,542</text:p>
          </table:table-cell>
          <table:table-cell table:formula="of:=NORMDIST([.B555];[.A$8];[.B$8];1)" office:value-type="float" office:value="0.535314702931095">
            <text:p>0,5353147029</text:p>
          </table:table-cell>
          <table:table-cell table:formula="of:=ABS([.D555]-[.C555])" office:value-type="float" office:value="0.00668529706890464">
            <text:p>0,0066852971</text:p>
          </table:table-cell>
          <table:table-cell table:formula="of:=ABS([.D555]-[.C554])" office:value-type="float" office:value="0.00568529706890464">
            <text:p>0,0056852971</text:p>
          </table:table-cell>
        </table:table-row>
        <table:table-row table:style-name="ro1">
          <table:table-cell office:value-type="float" office:value="5.37757920436">
            <text:p>5,3775792044</text:p>
          </table:table-cell>
          <table:table-cell office:value-type="float" office:value="6.27821258454">
            <text:p>6,2782125845</text:p>
          </table:table-cell>
          <table:table-cell table:formula="of:=FREQUENCY([.B$14:.B$1013];[.B556])/1000" office:value-type="float" office:value="0.543">
            <text:p>0,543</text:p>
          </table:table-cell>
          <table:table-cell table:formula="of:=NORMDIST([.B556];[.A$8];[.B$8];1)" office:value-type="float" office:value="0.537160183491656">
            <text:p>0,5371601835</text:p>
          </table:table-cell>
          <table:table-cell table:formula="of:=ABS([.D556]-[.C556])" office:value-type="float" office:value="0.00583981650834375">
            <text:p>0,0058398165</text:p>
          </table:table-cell>
          <table:table-cell table:formula="of:=ABS([.D556]-[.C555])" office:value-type="float" office:value="0.00483981650834375">
            <text:p>0,0048398165</text:p>
          </table:table-cell>
        </table:table-row>
        <table:table-row table:style-name="ro1">
          <table:table-cell office:value-type="float" office:value="4.20213915167">
            <text:p>4,2021391517</text:p>
          </table:table-cell>
          <table:table-cell office:value-type="float" office:value="6.27881073991">
            <text:p>6,2788107399</text:p>
          </table:table-cell>
          <table:table-cell table:formula="of:=FREQUENCY([.B$14:.B$1013];[.B557])/1000" office:value-type="float" office:value="0.544">
            <text:p>0,544</text:p>
          </table:table-cell>
          <table:table-cell table:formula="of:=NORMDIST([.B557];[.A$8];[.B$8];1)" office:value-type="float" office:value="0.537276359952537">
            <text:p>0,53727636</text:p>
          </table:table-cell>
          <table:table-cell table:formula="of:=ABS([.D557]-[.C557])" office:value-type="float" office:value="0.00672364004746262">
            <text:p>0,00672364</text:p>
          </table:table-cell>
          <table:table-cell table:formula="of:=ABS([.D557]-[.C556])" office:value-type="float" office:value="0.00572364004746262">
            <text:p>0,00572364</text:p>
          </table:table-cell>
        </table:table-row>
        <table:table-row table:style-name="ro1">
          <table:table-cell office:value-type="float" office:value="6.36510993722">
            <text:p>6,3651099372</text:p>
          </table:table-cell>
          <table:table-cell office:value-type="float" office:value="6.28204702407">
            <text:p>6,2820470241</text:p>
          </table:table-cell>
          <table:table-cell table:formula="of:=FREQUENCY([.B$14:.B$1013];[.B558])/1000" office:value-type="float" office:value="0.545">
            <text:p>0,545</text:p>
          </table:table-cell>
          <table:table-cell table:formula="of:=NORMDIST([.B558];[.A$8];[.B$8];1)" office:value-type="float" office:value="0.537904870414443">
            <text:p>0,5379048704</text:p>
          </table:table-cell>
          <table:table-cell table:formula="of:=ABS([.D558]-[.C558])" office:value-type="float" office:value="0.00709512958555691">
            <text:p>0,0070951296</text:p>
          </table:table-cell>
          <table:table-cell table:formula="of:=ABS([.D558]-[.C557])" office:value-type="float" office:value="0.00609512958555691">
            <text:p>0,0060951296</text:p>
          </table:table-cell>
        </table:table-row>
        <table:table-row table:style-name="ro1">
          <table:table-cell office:value-type="float" office:value="3.59989470385">
            <text:p>3,5998947039</text:p>
          </table:table-cell>
          <table:table-cell office:value-type="float" office:value="6.28467351139">
            <text:p>6,2846735114</text:p>
          </table:table-cell>
          <table:table-cell table:formula="of:=FREQUENCY([.B$14:.B$1013];[.B559])/1000" office:value-type="float" office:value="0.546">
            <text:p>0,546</text:p>
          </table:table-cell>
          <table:table-cell table:formula="of:=NORMDIST([.B559];[.A$8];[.B$8];1)" office:value-type="float" office:value="0.538414884296908">
            <text:p>0,5384148843</text:p>
          </table:table-cell>
          <table:table-cell table:formula="of:=ABS([.D559]-[.C559])" office:value-type="float" office:value="0.00758511570309228">
            <text:p>0,0075851157</text:p>
          </table:table-cell>
          <table:table-cell table:formula="of:=ABS([.D559]-[.C558])" office:value-type="float" office:value="0.00658511570309228">
            <text:p>0,0065851157</text:p>
          </table:table-cell>
        </table:table-row>
        <table:table-row table:style-name="ro1">
          <table:table-cell office:value-type="float" office:value="4.99561913246">
            <text:p>4,9956191325</text:p>
          </table:table-cell>
          <table:table-cell office:value-type="float" office:value="6.28793011019">
            <text:p>6,2879301102</text:p>
          </table:table-cell>
          <table:table-cell table:formula="of:=FREQUENCY([.B$14:.B$1013];[.B560])/1000" office:value-type="float" office:value="0.547">
            <text:p>0,547</text:p>
          </table:table-cell>
          <table:table-cell table:formula="of:=NORMDIST([.B560];[.A$8];[.B$8];1)" office:value-type="float" office:value="0.539047166037291">
            <text:p>0,539047166</text:p>
          </table:table-cell>
          <table:table-cell table:formula="of:=ABS([.D560]-[.C560])" office:value-type="float" office:value="0.00795283396270941">
            <text:p>0,007952834</text:p>
          </table:table-cell>
          <table:table-cell table:formula="of:=ABS([.D560]-[.C559])" office:value-type="float" office:value="0.0069528339627094">
            <text:p>0,006952834</text:p>
          </table:table-cell>
        </table:table-row>
        <table:table-row table:style-name="ro1">
          <table:table-cell office:value-type="float" office:value="5.80357891557">
            <text:p>5,8035789156</text:p>
          </table:table-cell>
          <table:table-cell office:value-type="float" office:value="6.29033089647">
            <text:p>6,2903308965</text:p>
          </table:table-cell>
          <table:table-cell table:formula="of:=FREQUENCY([.B$14:.B$1013];[.B561])/1000" office:value-type="float" office:value="0.548">
            <text:p>0,548</text:p>
          </table:table-cell>
          <table:table-cell table:formula="of:=NORMDIST([.B561];[.A$8];[.B$8];1)" office:value-type="float" office:value="0.539513225227937">
            <text:p>0,5395132252</text:p>
          </table:table-cell>
          <table:table-cell table:formula="of:=ABS([.D561]-[.C561])" office:value-type="float" office:value="0.00848677477206339">
            <text:p>0,0084867748</text:p>
          </table:table-cell>
          <table:table-cell table:formula="of:=ABS([.D561]-[.C560])" office:value-type="float" office:value="0.00748677477206339">
            <text:p>0,0074867748</text:p>
          </table:table-cell>
        </table:table-row>
        <table:table-row table:style-name="ro1">
          <table:table-cell office:value-type="float" office:value="6.7136351532">
            <text:p>6,7136351532</text:p>
          </table:table-cell>
          <table:table-cell office:value-type="float" office:value="6.29331025592">
            <text:p>6,2933102559</text:p>
          </table:table-cell>
          <table:table-cell table:formula="of:=FREQUENCY([.B$14:.B$1013];[.B562])/1000" office:value-type="float" office:value="0.549">
            <text:p>0,549</text:p>
          </table:table-cell>
          <table:table-cell table:formula="of:=NORMDIST([.B562];[.A$8];[.B$8];1)" office:value-type="float" office:value="0.540091525972152">
            <text:p>0,540091526</text:p>
          </table:table-cell>
          <table:table-cell table:formula="of:=ABS([.D562]-[.C562])" office:value-type="float" office:value="0.00890847402784789">
            <text:p>0,008908474</text:p>
          </table:table-cell>
          <table:table-cell table:formula="of:=ABS([.D562]-[.C561])" office:value-type="float" office:value="0.00790847402784789">
            <text:p>0,007908474</text:p>
          </table:table-cell>
        </table:table-row>
        <table:table-row table:style-name="ro1">
          <table:table-cell office:value-type="float" office:value="3.83468335409">
            <text:p>3,8346833541</text:p>
          </table:table-cell>
          <table:table-cell office:value-type="float" office:value="6.301017186">
            <text:p>6,301017186</text:p>
          </table:table-cell>
          <table:table-cell table:formula="of:=FREQUENCY([.B$14:.B$1013];[.B563])/1000" office:value-type="float" office:value="0.55">
            <text:p>0,55</text:p>
          </table:table-cell>
          <table:table-cell table:formula="of:=NORMDIST([.B563];[.A$8];[.B$8];1)" office:value-type="float" office:value="0.541587063014782">
            <text:p>0,541587063</text:p>
          </table:table-cell>
          <table:table-cell table:formula="of:=ABS([.D563]-[.C563])" office:value-type="float" office:value="0.00841293698521783">
            <text:p>0,008412937</text:p>
          </table:table-cell>
          <table:table-cell table:formula="of:=ABS([.D563]-[.C562])" office:value-type="float" office:value="0.00741293698521783">
            <text:p>0,007412937</text:p>
          </table:table-cell>
        </table:table-row>
        <table:table-row table:style-name="ro1">
          <table:table-cell office:value-type="float" office:value="4.85091503225">
            <text:p>4,8509150323</text:p>
          </table:table-cell>
          <table:table-cell office:value-type="float" office:value="6.31913411005">
            <text:p>6,3191341101</text:p>
          </table:table-cell>
          <table:table-cell table:formula="of:=FREQUENCY([.B$14:.B$1013];[.B564])/1000" office:value-type="float" office:value="0.551">
            <text:p>0,551</text:p>
          </table:table-cell>
          <table:table-cell table:formula="of:=NORMDIST([.B564];[.A$8];[.B$8];1)" office:value-type="float" office:value="0.545100314412673">
            <text:p>0,5451003144</text:p>
          </table:table-cell>
          <table:table-cell table:formula="of:=ABS([.D564]-[.C564])" office:value-type="float" office:value="0.00589968558732734">
            <text:p>0,0058996856</text:p>
          </table:table-cell>
          <table:table-cell table:formula="of:=ABS([.D564]-[.C563])" office:value-type="float" office:value="0.00489968558732734">
            <text:p>0,0048996856</text:p>
          </table:table-cell>
        </table:table-row>
        <table:table-row table:style-name="ro1">
          <table:table-cell office:value-type="float" office:value="4.82211185488">
            <text:p>4,8221118549</text:p>
          </table:table-cell>
          <table:table-cell office:value-type="float" office:value="6.32121571915">
            <text:p>6,3212157192</text:p>
          </table:table-cell>
          <table:table-cell table:formula="of:=FREQUENCY([.B$14:.B$1013];[.B565])/1000" office:value-type="float" office:value="0.552">
            <text:p>0,552</text:p>
          </table:table-cell>
          <table:table-cell table:formula="of:=NORMDIST([.B565];[.A$8];[.B$8];1)" office:value-type="float" office:value="0.545503761473401">
            <text:p>0,5455037615</text:p>
          </table:table-cell>
          <table:table-cell table:formula="of:=ABS([.D565]-[.C565])" office:value-type="float" office:value="0.00649623852659942">
            <text:p>0,0064962385</text:p>
          </table:table-cell>
          <table:table-cell table:formula="of:=ABS([.D565]-[.C564])" office:value-type="float" office:value="0.00549623852659942">
            <text:p>0,0054962385</text:p>
          </table:table-cell>
        </table:table-row>
        <table:table-row table:style-name="ro1">
          <table:table-cell office:value-type="float" office:value="7.02471771957">
            <text:p>7,0247177196</text:p>
          </table:table-cell>
          <table:table-cell office:value-type="float" office:value="6.32274226349">
            <text:p>6,3227422635</text:p>
          </table:table-cell>
          <table:table-cell table:formula="of:=FREQUENCY([.B$14:.B$1013];[.B566])/1000" office:value-type="float" office:value="0.553">
            <text:p>0,553</text:p>
          </table:table-cell>
          <table:table-cell table:formula="of:=NORMDIST([.B566];[.A$8];[.B$8];1)" office:value-type="float" office:value="0.545799598849746">
            <text:p>0,5457995988</text:p>
          </table:table-cell>
          <table:table-cell table:formula="of:=ABS([.D566]-[.C566])" office:value-type="float" office:value="0.007200401150254">
            <text:p>0,0072004012</text:p>
          </table:table-cell>
          <table:table-cell table:formula="of:=ABS([.D566]-[.C565])" office:value-type="float" office:value="0.006200401150254">
            <text:p>0,0062004012</text:p>
          </table:table-cell>
        </table:table-row>
        <table:table-row table:style-name="ro1">
          <table:table-cell office:value-type="float" office:value="9.82877485131">
            <text:p>9,8287748513</text:p>
          </table:table-cell>
          <table:table-cell office:value-type="float" office:value="6.34072406037">
            <text:p>6,3407240604</text:p>
          </table:table-cell>
          <table:table-cell table:formula="of:=FREQUENCY([.B$14:.B$1013];[.B567])/1000" office:value-type="float" office:value="0.554">
            <text:p>0,554</text:p>
          </table:table-cell>
          <table:table-cell table:formula="of:=NORMDIST([.B567];[.A$8];[.B$8];1)" office:value-type="float" office:value="0.54928243339758">
            <text:p>0,5492824334</text:p>
          </table:table-cell>
          <table:table-cell table:formula="of:=ABS([.D567]-[.C567])" office:value-type="float" office:value="0.00471756660241962">
            <text:p>0,0047175666</text:p>
          </table:table-cell>
          <table:table-cell table:formula="of:=ABS([.D567]-[.C566])" office:value-type="float" office:value="0.00371756660241962">
            <text:p>0,0037175666</text:p>
          </table:table-cell>
        </table:table-row>
        <table:table-row table:style-name="ro1">
          <table:table-cell office:value-type="float" office:value="4.87586109921">
            <text:p>4,8758610992</text:p>
          </table:table-cell>
          <table:table-cell office:value-type="float" office:value="6.35194787895">
            <text:p>6,351947879</text:p>
          </table:table-cell>
          <table:table-cell table:formula="of:=FREQUENCY([.B$14:.B$1013];[.B568])/1000" office:value-type="float" office:value="0.555">
            <text:p>0,555</text:p>
          </table:table-cell>
          <table:table-cell table:formula="of:=NORMDIST([.B568];[.A$8];[.B$8];1)" office:value-type="float" office:value="0.551454432977546">
            <text:p>0,551454433</text:p>
          </table:table-cell>
          <table:table-cell table:formula="of:=ABS([.D568]-[.C568])" office:value-type="float" office:value="0.00354556702245434">
            <text:p>0,003545567</text:p>
          </table:table-cell>
          <table:table-cell table:formula="of:=ABS([.D568]-[.C567])" office:value-type="float" office:value="0.00254556702245434">
            <text:p>0,002545567</text:p>
          </table:table-cell>
        </table:table-row>
        <table:table-row table:style-name="ro1">
          <table:table-cell office:value-type="float" office:value="8.33876816909">
            <text:p>8,3387681691</text:p>
          </table:table-cell>
          <table:table-cell office:value-type="float" office:value="6.35418704381">
            <text:p>6,3541870438</text:p>
          </table:table-cell>
          <table:table-cell table:formula="of:=FREQUENCY([.B$14:.B$1013];[.B569])/1000" office:value-type="float" office:value="0.556">
            <text:p>0,556</text:p>
          </table:table-cell>
          <table:table-cell table:formula="of:=NORMDIST([.B569];[.A$8];[.B$8];1)" office:value-type="float" office:value="0.551887567067473">
            <text:p>0,5518875671</text:p>
          </table:table-cell>
          <table:table-cell table:formula="of:=ABS([.D569]-[.C569])" office:value-type="float" office:value="0.00411243293252728">
            <text:p>0,0041124329</text:p>
          </table:table-cell>
          <table:table-cell table:formula="of:=ABS([.D569]-[.C568])" office:value-type="float" office:value="0.00311243293252728">
            <text:p>0,0031124329</text:p>
          </table:table-cell>
        </table:table-row>
        <table:table-row table:style-name="ro1">
          <table:table-cell office:value-type="float" office:value="7.42856336987">
            <text:p>7,4285633699</text:p>
          </table:table-cell>
          <table:table-cell office:value-type="float" office:value="6.35853591653">
            <text:p>6,3585359165</text:p>
          </table:table-cell>
          <table:table-cell table:formula="of:=FREQUENCY([.B$14:.B$1013];[.B570])/1000" office:value-type="float" office:value="0.557">
            <text:p>0,557</text:p>
          </table:table-cell>
          <table:table-cell table:formula="of:=NORMDIST([.B570];[.A$8];[.B$8];1)" office:value-type="float" office:value="0.552728616485253">
            <text:p>0,5527286165</text:p>
          </table:table-cell>
          <table:table-cell table:formula="of:=ABS([.D570]-[.C570])" office:value-type="float" office:value="0.00427138351474732">
            <text:p>0,0042713835</text:p>
          </table:table-cell>
          <table:table-cell table:formula="of:=ABS([.D570]-[.C569])" office:value-type="float" office:value="0.00327138351474732">
            <text:p>0,0032713835</text:p>
          </table:table-cell>
        </table:table-row>
        <table:table-row table:style-name="ro1">
          <table:table-cell office:value-type="float" office:value="4.95577788174">
            <text:p>4,9557778817</text:p>
          </table:table-cell>
          <table:table-cell office:value-type="float" office:value="6.36336832191">
            <text:p>6,3633683219</text:p>
          </table:table-cell>
          <table:table-cell table:formula="of:=FREQUENCY([.B$14:.B$1013];[.B571])/1000" office:value-type="float" office:value="0.558">
            <text:p>0,558</text:p>
          </table:table-cell>
          <table:table-cell table:formula="of:=NORMDIST([.B571];[.A$8];[.B$8];1)" office:value-type="float" office:value="0.553662900402375">
            <text:p>0,5536629004</text:p>
          </table:table-cell>
          <table:table-cell table:formula="of:=ABS([.D571]-[.C571])" office:value-type="float" office:value="0.00433709959762552">
            <text:p>0,0043370996</text:p>
          </table:table-cell>
          <table:table-cell table:formula="of:=ABS([.D571]-[.C570])" office:value-type="float" office:value="0.00333709959762551">
            <text:p>0,0033370996</text:p>
          </table:table-cell>
        </table:table-row>
        <table:table-row table:style-name="ro1">
          <table:table-cell office:value-type="float" office:value="7.48299353811">
            <text:p>7,4829935381</text:p>
          </table:table-cell>
          <table:table-cell office:value-type="float" office:value="6.36510993722">
            <text:p>6,3651099372</text:p>
          </table:table-cell>
          <table:table-cell table:formula="of:=FREQUENCY([.B$14:.B$1013];[.B572])/1000" office:value-type="float" office:value="0.559">
            <text:p>0,559</text:p>
          </table:table-cell>
          <table:table-cell table:formula="of:=NORMDIST([.B572];[.A$8];[.B$8];1)" office:value-type="float" office:value="0.55399954675883">
            <text:p>0,5539995468</text:p>
          </table:table-cell>
          <table:table-cell table:formula="of:=ABS([.D572]-[.C572])" office:value-type="float" office:value="0.00500045324117038">
            <text:p>0,0050004532</text:p>
          </table:table-cell>
          <table:table-cell table:formula="of:=ABS([.D572]-[.C571])" office:value-type="float" office:value="0.00400045324117038">
            <text:p>0,0040004532</text:p>
          </table:table-cell>
        </table:table-row>
        <table:table-row table:style-name="ro1">
          <table:table-cell office:value-type="float" office:value="5.20838873143">
            <text:p>5,2083887314</text:p>
          </table:table-cell>
          <table:table-cell office:value-type="float" office:value="6.36900057178">
            <text:p>6,3690005718</text:p>
          </table:table-cell>
          <table:table-cell table:formula="of:=FREQUENCY([.B$14:.B$1013];[.B573])/1000" office:value-type="float" office:value="0.56">
            <text:p>0,56</text:p>
          </table:table-cell>
          <table:table-cell table:formula="of:=NORMDIST([.B573];[.A$8];[.B$8];1)" office:value-type="float" office:value="0.554751447857964">
            <text:p>0,5547514479</text:p>
          </table:table-cell>
          <table:table-cell table:formula="of:=ABS([.D573]-[.C573])" office:value-type="float" office:value="0.00524855214203601">
            <text:p>0,0052485521</text:p>
          </table:table-cell>
          <table:table-cell table:formula="of:=ABS([.D573]-[.C572])" office:value-type="float" office:value="0.00424855214203601">
            <text:p>0,0042485521</text:p>
          </table:table-cell>
        </table:table-row>
        <table:table-row table:style-name="ro1">
          <table:table-cell office:value-type="float" office:value="8.02077721214">
            <text:p>8,0207772121</text:p>
          </table:table-cell>
          <table:table-cell office:value-type="float" office:value="6.37462522226">
            <text:p>6,3746252223</text:p>
          </table:table-cell>
          <table:table-cell table:formula="of:=FREQUENCY([.B$14:.B$1013];[.B574])/1000" office:value-type="float" office:value="0.561">
            <text:p>0,561</text:p>
          </table:table-cell>
          <table:table-cell table:formula="of:=NORMDIST([.B574];[.A$8];[.B$8];1)" office:value-type="float" office:value="0.555838114754872">
            <text:p>0,5558381148</text:p>
          </table:table-cell>
          <table:table-cell table:formula="of:=ABS([.D574]-[.C574])" office:value-type="float" office:value="0.0051618852451284">
            <text:p>0,0051618852</text:p>
          </table:table-cell>
          <table:table-cell table:formula="of:=ABS([.D574]-[.C573])" office:value-type="float" office:value="0.00416188524512839">
            <text:p>0,0041618852</text:p>
          </table:table-cell>
        </table:table-row>
        <table:table-row table:style-name="ro1">
          <table:table-cell office:value-type="float" office:value="7.74814831958">
            <text:p>7,7481483196</text:p>
          </table:table-cell>
          <table:table-cell office:value-type="float" office:value="6.37953974437">
            <text:p>6,3795397444</text:p>
          </table:table-cell>
          <table:table-cell table:formula="of:=FREQUENCY([.B$14:.B$1013];[.B575])/1000" office:value-type="float" office:value="0.562">
            <text:p>0,562</text:p>
          </table:table-cell>
          <table:table-cell table:formula="of:=NORMDIST([.B575];[.A$8];[.B$8];1)" office:value-type="float" office:value="0.556787243607718">
            <text:p>0,5567872436</text:p>
          </table:table-cell>
          <table:table-cell table:formula="of:=ABS([.D575]-[.C575])" office:value-type="float" office:value="0.00521275639228158">
            <text:p>0,0052127564</text:p>
          </table:table-cell>
          <table:table-cell table:formula="of:=ABS([.D575]-[.C574])" office:value-type="float" office:value="0.00421275639228158">
            <text:p>0,0042127564</text:p>
          </table:table-cell>
        </table:table-row>
        <table:table-row table:style-name="ro1">
          <table:table-cell office:value-type="float" office:value="5.2918305025">
            <text:p>5,2918305025</text:p>
          </table:table-cell>
          <table:table-cell office:value-type="float" office:value="6.38099264292">
            <text:p>6,3809926429</text:p>
          </table:table-cell>
          <table:table-cell table:formula="of:=FREQUENCY([.B$14:.B$1013];[.B576])/1000" office:value-type="float" office:value="0.563">
            <text:p>0,563</text:p>
          </table:table-cell>
          <table:table-cell table:formula="of:=NORMDIST([.B576];[.A$8];[.B$8];1)" office:value-type="float" office:value="0.557067775981643">
            <text:p>0,557067776</text:p>
          </table:table-cell>
          <table:table-cell table:formula="of:=ABS([.D576]-[.C576])" office:value-type="float" office:value="0.00593222401835702">
            <text:p>0,005932224</text:p>
          </table:table-cell>
          <table:table-cell table:formula="of:=ABS([.D576]-[.C575])" office:value-type="float" office:value="0.00493222401835713">
            <text:p>0,004932224</text:p>
          </table:table-cell>
        </table:table-row>
        <table:table-row table:style-name="ro1">
          <table:table-cell office:value-type="float" office:value="2.83395778642">
            <text:p>2,8339577864</text:p>
          </table:table-cell>
          <table:table-cell office:value-type="float" office:value="6.38142017278">
            <text:p>6,3814201728</text:p>
          </table:table-cell>
          <table:table-cell table:formula="of:=FREQUENCY([.B$14:.B$1013];[.B577])/1000" office:value-type="float" office:value="0.564">
            <text:p>0,564</text:p>
          </table:table-cell>
          <table:table-cell table:formula="of:=NORMDIST([.B577];[.A$8];[.B$8];1)" office:value-type="float" office:value="0.557150319983942">
            <text:p>0,55715032</text:p>
          </table:table-cell>
          <table:table-cell table:formula="of:=ABS([.D577]-[.C577])" office:value-type="float" office:value="0.0068496800160579">
            <text:p>0,00684968</text:p>
          </table:table-cell>
          <table:table-cell table:formula="of:=ABS([.D577]-[.C576])" office:value-type="float" office:value="0.0058496800160579">
            <text:p>0,00584968</text:p>
          </table:table-cell>
        </table:table-row>
        <table:table-row table:style-name="ro1">
          <table:table-cell office:value-type="float" office:value="7.40405541211">
            <text:p>7,4040554121</text:p>
          </table:table-cell>
          <table:table-cell office:value-type="float" office:value="6.39080739203">
            <text:p>6,390807392</text:p>
          </table:table-cell>
          <table:table-cell table:formula="of:=FREQUENCY([.B$14:.B$1013];[.B578])/1000" office:value-type="float" office:value="0.565">
            <text:p>0,565</text:p>
          </table:table-cell>
          <table:table-cell table:formula="of:=NORMDIST([.B578];[.A$8];[.B$8];1)" office:value-type="float" office:value="0.558962096862886">
            <text:p>0,5589620969</text:p>
          </table:table-cell>
          <table:table-cell table:formula="of:=ABS([.D578]-[.C578])" office:value-type="float" office:value="0.00603790313711383">
            <text:p>0,0060379031</text:p>
          </table:table-cell>
          <table:table-cell table:formula="of:=ABS([.D578]-[.C577])" office:value-type="float" office:value="0.00503790313711383">
            <text:p>0,0050379031</text:p>
          </table:table-cell>
        </table:table-row>
        <table:table-row table:style-name="ro1">
          <table:table-cell office:value-type="float" office:value="7.69570049837">
            <text:p>7,6957004984</text:p>
          </table:table-cell>
          <table:table-cell office:value-type="float" office:value="6.39495844497">
            <text:p>6,394958445</text:p>
          </table:table-cell>
          <table:table-cell table:formula="of:=FREQUENCY([.B$14:.B$1013];[.B579])/1000" office:value-type="float" office:value="0.566">
            <text:p>0,566</text:p>
          </table:table-cell>
          <table:table-cell table:formula="of:=NORMDIST([.B579];[.A$8];[.B$8];1)" office:value-type="float" office:value="0.559762878320336">
            <text:p>0,5597628783</text:p>
          </table:table-cell>
          <table:table-cell table:formula="of:=ABS([.D579]-[.C579])" office:value-type="float" office:value="0.00623712167966428">
            <text:p>0,0062371217</text:p>
          </table:table-cell>
          <table:table-cell table:formula="of:=ABS([.D579]-[.C578])" office:value-type="float" office:value="0.00523712167966428">
            <text:p>0,0052371217</text:p>
          </table:table-cell>
        </table:table-row>
        <table:table-row table:style-name="ro1">
          <table:table-cell office:value-type="float" office:value="5.13920259297">
            <text:p>5,139202593</text:p>
          </table:table-cell>
          <table:table-cell office:value-type="float" office:value="6.39496242627">
            <text:p>6,3949624263</text:p>
          </table:table-cell>
          <table:table-cell table:formula="of:=FREQUENCY([.B$14:.B$1013];[.B580])/1000" office:value-type="float" office:value="0.567">
            <text:p>0,567</text:p>
          </table:table-cell>
          <table:table-cell table:formula="of:=NORMDIST([.B580];[.A$8];[.B$8];1)" office:value-type="float" office:value="0.559763646237892">
            <text:p>0,5597636462</text:p>
          </table:table-cell>
          <table:table-cell table:formula="of:=ABS([.D580]-[.C580])" office:value-type="float" office:value="0.00723635376210763">
            <text:p>0,0072363538</text:p>
          </table:table-cell>
          <table:table-cell table:formula="of:=ABS([.D580]-[.C579])" office:value-type="float" office:value="0.00623635376210763">
            <text:p>0,0062363538</text:p>
          </table:table-cell>
        </table:table-row>
        <table:table-row table:style-name="ro1">
          <table:table-cell office:value-type="float" office:value="3.37706334644">
            <text:p>3,3770633464</text:p>
          </table:table-cell>
          <table:table-cell office:value-type="float" office:value="6.39549753239">
            <text:p>6,3954975324</text:p>
          </table:table-cell>
          <table:table-cell table:formula="of:=FREQUENCY([.B$14:.B$1013];[.B581])/1000" office:value-type="float" office:value="0.568">
            <text:p>0,568</text:p>
          </table:table-cell>
          <table:table-cell table:formula="of:=NORMDIST([.B581];[.A$8];[.B$8];1)" office:value-type="float" office:value="0.559866856052687">
            <text:p>0,5598668561</text:p>
          </table:table-cell>
          <table:table-cell table:formula="of:=ABS([.D581]-[.C581])" office:value-type="float" office:value="0.00813314394731257">
            <text:p>0,0081331439</text:p>
          </table:table-cell>
          <table:table-cell table:formula="of:=ABS([.D581]-[.C580])" office:value-type="float" office:value="0.00713314394731257">
            <text:p>0,0071331439</text:p>
          </table:table-cell>
        </table:table-row>
        <table:table-row table:style-name="ro1">
          <table:table-cell office:value-type="float" office:value="8.85546446658">
            <text:p>8,8554644666</text:p>
          </table:table-cell>
          <table:table-cell office:value-type="float" office:value="6.39889925217">
            <text:p>6,3988992522</text:p>
          </table:table-cell>
          <table:table-cell table:formula="of:=FREQUENCY([.B$14:.B$1013];[.B582])/1000" office:value-type="float" office:value="0.569">
            <text:p>0,569</text:p>
          </table:table-cell>
          <table:table-cell table:formula="of:=NORMDIST([.B582];[.A$8];[.B$8];1)" office:value-type="float" office:value="0.560522875110035">
            <text:p>0,5605228751</text:p>
          </table:table-cell>
          <table:table-cell table:formula="of:=ABS([.D582]-[.C582])" office:value-type="float" office:value="0.00847712488996488">
            <text:p>0,0084771249</text:p>
          </table:table-cell>
          <table:table-cell table:formula="of:=ABS([.D582]-[.C581])" office:value-type="float" office:value="0.00747712488996488">
            <text:p>0,0074771249</text:p>
          </table:table-cell>
        </table:table-row>
        <table:table-row table:style-name="ro1">
          <table:table-cell office:value-type="float" office:value="5.2238779104">
            <text:p>5,2238779104</text:p>
          </table:table-cell>
          <table:table-cell office:value-type="float" office:value="6.40868554731">
            <text:p>6,4086855473</text:p>
          </table:table-cell>
          <table:table-cell table:formula="of:=FREQUENCY([.B$14:.B$1013];[.B583])/1000" office:value-type="float" office:value="0.57">
            <text:p>0,57</text:p>
          </table:table-cell>
          <table:table-cell table:formula="of:=NORMDIST([.B583];[.A$8];[.B$8];1)" office:value-type="float" office:value="0.562409221831371">
            <text:p>0,5624092218</text:p>
          </table:table-cell>
          <table:table-cell table:formula="of:=ABS([.D583]-[.C583])" office:value-type="float" office:value="0.0075907781686293">
            <text:p>0,0075907782</text:p>
          </table:table-cell>
          <table:table-cell table:formula="of:=ABS([.D583]-[.C582])" office:value-type="float" office:value="0.0065907781686293">
            <text:p>0,0065907782</text:p>
          </table:table-cell>
        </table:table-row>
        <table:table-row table:style-name="ro1">
          <table:table-cell office:value-type="float" office:value="4.80951589671">
            <text:p>4,8095158967</text:p>
          </table:table-cell>
          <table:table-cell office:value-type="float" office:value="6.41169547274">
            <text:p>6,4116954727</text:p>
          </table:table-cell>
          <table:table-cell table:formula="of:=FREQUENCY([.B$14:.B$1013];[.B584])/1000" office:value-type="float" office:value="0.571">
            <text:p>0,571</text:p>
          </table:table-cell>
          <table:table-cell table:formula="of:=NORMDIST([.B584];[.A$8];[.B$8];1)" office:value-type="float" office:value="0.562989113693619">
            <text:p>0,5629891137</text:p>
          </table:table-cell>
          <table:table-cell table:formula="of:=ABS([.D584]-[.C584])" office:value-type="float" office:value="0.00801088630638058">
            <text:p>0,0080108863</text:p>
          </table:table-cell>
          <table:table-cell table:formula="of:=ABS([.D584]-[.C583])" office:value-type="float" office:value="0.00701088630638058">
            <text:p>0,0070108863</text:p>
          </table:table-cell>
        </table:table-row>
        <table:table-row table:style-name="ro1">
          <table:table-cell office:value-type="float" office:value="6.5992671987">
            <text:p>6,5992671987</text:p>
          </table:table-cell>
          <table:table-cell office:value-type="float" office:value="6.41908680631">
            <text:p>6,4190868063</text:p>
          </table:table-cell>
          <table:table-cell table:formula="of:=FREQUENCY([.B$14:.B$1013];[.B585])/1000" office:value-type="float" office:value="0.572">
            <text:p>0,572</text:p>
          </table:table-cell>
          <table:table-cell table:formula="of:=NORMDIST([.B585];[.A$8];[.B$8];1)" office:value-type="float" office:value="0.564412550497262">
            <text:p>0,5644125505</text:p>
          </table:table-cell>
          <table:table-cell table:formula="of:=ABS([.D585]-[.C585])" office:value-type="float" office:value="0.00758744950273826">
            <text:p>0,0075874495</text:p>
          </table:table-cell>
          <table:table-cell table:formula="of:=ABS([.D585]-[.C584])" office:value-type="float" office:value="0.00658744950273826">
            <text:p>0,0065874495</text:p>
          </table:table-cell>
        </table:table-row>
        <table:table-row table:style-name="ro1">
          <table:table-cell office:value-type="float" office:value="6.62776366791">
            <text:p>6,6277636679</text:p>
          </table:table-cell>
          <table:table-cell office:value-type="float" office:value="6.42553818507">
            <text:p>6,4255381851</text:p>
          </table:table-cell>
          <table:table-cell table:formula="of:=FREQUENCY([.B$14:.B$1013];[.B586])/1000" office:value-type="float" office:value="0.573">
            <text:p>0,573</text:p>
          </table:table-cell>
          <table:table-cell table:formula="of:=NORMDIST([.B586];[.A$8];[.B$8];1)" office:value-type="float" office:value="0.565654287995937">
            <text:p>0,565654288</text:p>
          </table:table-cell>
          <table:table-cell table:formula="of:=ABS([.D586]-[.C586])" office:value-type="float" office:value="0.00734571200406331">
            <text:p>0,007345712</text:p>
          </table:table-cell>
          <table:table-cell table:formula="of:=ABS([.D586]-[.C585])" office:value-type="float" office:value="0.00634571200406331">
            <text:p>0,006345712</text:p>
          </table:table-cell>
        </table:table-row>
        <table:table-row table:style-name="ro1">
          <table:table-cell office:value-type="float" office:value="7.14185627324">
            <text:p>7,1418562732</text:p>
          </table:table-cell>
          <table:table-cell office:value-type="float" office:value="6.43520268871">
            <text:p>6,4352026887</text:p>
          </table:table-cell>
          <table:table-cell table:formula="of:=FREQUENCY([.B$14:.B$1013];[.B587])/1000" office:value-type="float" office:value="0.574">
            <text:p>0,574</text:p>
          </table:table-cell>
          <table:table-cell table:formula="of:=NORMDIST([.B587];[.A$8];[.B$8];1)" office:value-type="float" office:value="0.567513260753583">
            <text:p>0,5675132608</text:p>
          </table:table-cell>
          <table:table-cell table:formula="of:=ABS([.D587]-[.C587])" office:value-type="float" office:value="0.00648673924641707">
            <text:p>0,0064867392</text:p>
          </table:table-cell>
          <table:table-cell table:formula="of:=ABS([.D587]-[.C586])" office:value-type="float" office:value="0.00548673924641707">
            <text:p>0,0054867392</text:p>
          </table:table-cell>
        </table:table-row>
        <table:table-row table:style-name="ro1">
          <table:table-cell office:value-type="float" office:value="3.7627324331">
            <text:p>3,7627324331</text:p>
          </table:table-cell>
          <table:table-cell office:value-type="float" office:value="6.44009973707">
            <text:p>6,4400997371</text:p>
          </table:table-cell>
          <table:table-cell table:formula="of:=FREQUENCY([.B$14:.B$1013];[.B588])/1000" office:value-type="float" office:value="0.575">
            <text:p>0,575</text:p>
          </table:table-cell>
          <table:table-cell table:formula="of:=NORMDIST([.B588];[.A$8];[.B$8];1)" office:value-type="float" office:value="0.568454643295426">
            <text:p>0,5684546433</text:p>
          </table:table-cell>
          <table:table-cell table:formula="of:=ABS([.D588]-[.C588])" office:value-type="float" office:value="0.00654535670457435">
            <text:p>0,0065453567</text:p>
          </table:table-cell>
          <table:table-cell table:formula="of:=ABS([.D588]-[.C587])" office:value-type="float" office:value="0.00554535670457434">
            <text:p>0,0055453567</text:p>
          </table:table-cell>
        </table:table-row>
        <table:table-row table:style-name="ro1">
          <table:table-cell office:value-type="float" office:value="8.23223572726">
            <text:p>8,2322357273</text:p>
          </table:table-cell>
          <table:table-cell office:value-type="float" office:value="6.44174083441">
            <text:p>6,4417408344</text:p>
          </table:table-cell>
          <table:table-cell table:formula="of:=FREQUENCY([.B$14:.B$1013];[.B589])/1000" office:value-type="float" office:value="0.576">
            <text:p>0,576</text:p>
          </table:table-cell>
          <table:table-cell table:formula="of:=NORMDIST([.B589];[.A$8];[.B$8];1)" office:value-type="float" office:value="0.568770032440521">
            <text:p>0,5687700324</text:p>
          </table:table-cell>
          <table:table-cell table:formula="of:=ABS([.D589]-[.C589])" office:value-type="float" office:value="0.00722996755947858">
            <text:p>0,0072299676</text:p>
          </table:table-cell>
          <table:table-cell table:formula="of:=ABS([.D589]-[.C588])" office:value-type="float" office:value="0.00622996755947858">
            <text:p>0,0062299676</text:p>
          </table:table-cell>
        </table:table-row>
        <table:table-row table:style-name="ro1">
          <table:table-cell office:value-type="float" office:value="5.79856500842">
            <text:p>5,7985650084</text:p>
          </table:table-cell>
          <table:table-cell office:value-type="float" office:value="6.45566029837">
            <text:p>6,4556602984</text:p>
          </table:table-cell>
          <table:table-cell table:formula="of:=FREQUENCY([.B$14:.B$1013];[.B590])/1000" office:value-type="float" office:value="0.577">
            <text:p>0,577</text:p>
          </table:table-cell>
          <table:table-cell table:formula="of:=NORMDIST([.B590];[.A$8];[.B$8];1)" office:value-type="float" office:value="0.571443318250406">
            <text:p>0,5714433183</text:p>
          </table:table-cell>
          <table:table-cell table:formula="of:=ABS([.D590]-[.C590])" office:value-type="float" office:value="0.0055566817495939">
            <text:p>0,0055566817</text:p>
          </table:table-cell>
          <table:table-cell table:formula="of:=ABS([.D590]-[.C589])" office:value-type="float" office:value="0.00455668174959389">
            <text:p>0,0045566817</text:p>
          </table:table-cell>
        </table:table-row>
        <table:table-row table:style-name="ro1">
          <table:table-cell office:value-type="float" office:value="4.55586546522">
            <text:p>4,5558654652</text:p>
          </table:table-cell>
          <table:table-cell office:value-type="float" office:value="6.46188610114">
            <text:p>6,4618861011</text:p>
          </table:table-cell>
          <table:table-cell table:formula="of:=FREQUENCY([.B$14:.B$1013];[.B591])/1000" office:value-type="float" office:value="0.578">
            <text:p>0,578</text:p>
          </table:table-cell>
          <table:table-cell table:formula="of:=NORMDIST([.B591];[.A$8];[.B$8];1)" office:value-type="float" office:value="0.572637954724058">
            <text:p>0,5726379547</text:p>
          </table:table-cell>
          <table:table-cell table:formula="of:=ABS([.D591]-[.C591])" office:value-type="float" office:value="0.00536204527594153">
            <text:p>0,0053620453</text:p>
          </table:table-cell>
          <table:table-cell table:formula="of:=ABS([.D591]-[.C590])" office:value-type="float" office:value="0.00436204527594153">
            <text:p>0,0043620453</text:p>
          </table:table-cell>
        </table:table-row>
        <table:table-row table:style-name="ro1">
          <table:table-cell office:value-type="float" office:value="4.40891035564">
            <text:p>4,4089103556</text:p>
          </table:table-cell>
          <table:table-cell office:value-type="float" office:value="6.46920529091">
            <text:p>6,4692052909</text:p>
          </table:table-cell>
          <table:table-cell table:formula="of:=FREQUENCY([.B$14:.B$1013];[.B592])/1000" office:value-type="float" office:value="0.579">
            <text:p>0,579</text:p>
          </table:table-cell>
          <table:table-cell table:formula="of:=NORMDIST([.B592];[.A$8];[.B$8];1)" office:value-type="float" office:value="0.574041543340611">
            <text:p>0,5740415433</text:p>
          </table:table-cell>
          <table:table-cell table:formula="of:=ABS([.D592]-[.C592])" office:value-type="float" office:value="0.00495845665938854">
            <text:p>0,0049584567</text:p>
          </table:table-cell>
          <table:table-cell table:formula="of:=ABS([.D592]-[.C591])" office:value-type="float" office:value="0.00395845665938854">
            <text:p>0,0039584567</text:p>
          </table:table-cell>
        </table:table-row>
        <table:table-row table:style-name="ro1">
          <table:table-cell office:value-type="float" office:value="5.8248990975">
            <text:p>5,8248990975</text:p>
          </table:table-cell>
          <table:table-cell office:value-type="float" office:value="6.47319888235">
            <text:p>6,4731988824</text:p>
          </table:table-cell>
          <table:table-cell table:formula="of:=FREQUENCY([.B$14:.B$1013];[.B593])/1000" office:value-type="float" office:value="0.58">
            <text:p>0,58</text:p>
          </table:table-cell>
          <table:table-cell table:formula="of:=NORMDIST([.B593];[.A$8];[.B$8];1)" office:value-type="float" office:value="0.574806993428853">
            <text:p>0,5748069934</text:p>
          </table:table-cell>
          <table:table-cell table:formula="of:=ABS([.D593]-[.C593])" office:value-type="float" office:value="0.00519300657114685">
            <text:p>0,0051930066</text:p>
          </table:table-cell>
          <table:table-cell table:formula="of:=ABS([.D593]-[.C592])" office:value-type="float" office:value="0.00419300657114685">
            <text:p>0,0041930066</text:p>
          </table:table-cell>
        </table:table-row>
        <table:table-row table:style-name="ro1">
          <table:table-cell office:value-type="float" office:value="7.04230945085">
            <text:p>7,0423094509</text:p>
          </table:table-cell>
          <table:table-cell office:value-type="float" office:value="6.47449585296">
            <text:p>6,474495853</text:p>
          </table:table-cell>
          <table:table-cell table:formula="of:=FREQUENCY([.B$14:.B$1013];[.B594])/1000" office:value-type="float" office:value="0.581">
            <text:p>0,581</text:p>
          </table:table-cell>
          <table:table-cell table:formula="of:=NORMDIST([.B594];[.A$8];[.B$8];1)" office:value-type="float" office:value="0.575055522766869">
            <text:p>0,5750555228</text:p>
          </table:table-cell>
          <table:table-cell table:formula="of:=ABS([.D594]-[.C594])" office:value-type="float" office:value="0.00594447723313074">
            <text:p>0,0059444772</text:p>
          </table:table-cell>
          <table:table-cell table:formula="of:=ABS([.D594]-[.C593])" office:value-type="float" office:value="0.00494447723313074">
            <text:p>0,0049444772</text:p>
          </table:table-cell>
        </table:table-row>
        <table:table-row table:style-name="ro1">
          <table:table-cell office:value-type="float" office:value="6.99136039178">
            <text:p>6,9913603918</text:p>
          </table:table-cell>
          <table:table-cell office:value-type="float" office:value="6.48283996113">
            <text:p>6,4828399611</text:p>
          </table:table-cell>
          <table:table-cell table:formula="of:=FREQUENCY([.B$14:.B$1013];[.B595])/1000" office:value-type="float" office:value="0.582">
            <text:p>0,582</text:p>
          </table:table-cell>
          <table:table-cell table:formula="of:=NORMDIST([.B595];[.A$8];[.B$8];1)" office:value-type="float" office:value="0.576653727985537">
            <text:p>0,576653728</text:p>
          </table:table-cell>
          <table:table-cell table:formula="of:=ABS([.D595]-[.C595])" office:value-type="float" office:value="0.00534627201446269">
            <text:p>0,005346272</text:p>
          </table:table-cell>
          <table:table-cell table:formula="of:=ABS([.D595]-[.C594])" office:value-type="float" office:value="0.00434627201446269">
            <text:p>0,004346272</text:p>
          </table:table-cell>
        </table:table-row>
        <table:table-row table:style-name="ro1">
          <table:table-cell office:value-type="float" office:value="3.43071938712">
            <text:p>3,4307193871</text:p>
          </table:table-cell>
          <table:table-cell office:value-type="float" office:value="6.49219318781">
            <text:p>6,4921931878</text:p>
          </table:table-cell>
          <table:table-cell table:formula="of:=FREQUENCY([.B$14:.B$1013];[.B596])/1000" office:value-type="float" office:value="0.583">
            <text:p>0,583</text:p>
          </table:table-cell>
          <table:table-cell table:formula="of:=NORMDIST([.B596];[.A$8];[.B$8];1)" office:value-type="float" office:value="0.57844371741399">
            <text:p>0,5784437174</text:p>
          </table:table-cell>
          <table:table-cell table:formula="of:=ABS([.D596]-[.C596])" office:value-type="float" office:value="0.00455628258600971">
            <text:p>0,0045562826</text:p>
          </table:table-cell>
          <table:table-cell table:formula="of:=ABS([.D596]-[.C595])" office:value-type="float" office:value="0.00355628258600971">
            <text:p>0,0035562826</text:p>
          </table:table-cell>
        </table:table-row>
        <table:table-row table:style-name="ro1">
          <table:table-cell office:value-type="float" office:value="6.10690270055">
            <text:p>6,1069027006</text:p>
          </table:table-cell>
          <table:table-cell office:value-type="float" office:value="6.5023903439">
            <text:p>6,5023903439</text:p>
          </table:table-cell>
          <table:table-cell table:formula="of:=FREQUENCY([.B$14:.B$1013];[.B597])/1000" office:value-type="float" office:value="0.584">
            <text:p>0,584</text:p>
          </table:table-cell>
          <table:table-cell table:formula="of:=NORMDIST([.B597];[.A$8];[.B$8];1)" office:value-type="float" office:value="0.58039336873948">
            <text:p>0,5803933687</text:p>
          </table:table-cell>
          <table:table-cell table:formula="of:=ABS([.D597]-[.C597])" office:value-type="float" office:value="0.00360663126051952">
            <text:p>0,0036066313</text:p>
          </table:table-cell>
          <table:table-cell table:formula="of:=ABS([.D597]-[.C596])" office:value-type="float" office:value="0.00260663126051952">
            <text:p>0,0026066313</text:p>
          </table:table-cell>
        </table:table-row>
        <table:table-row table:style-name="ro1">
          <table:table-cell office:value-type="float" office:value="8.25798785149">
            <text:p>8,2579878515</text:p>
          </table:table-cell>
          <table:table-cell office:value-type="float" office:value="6.50483896569">
            <text:p>6,5048389657</text:p>
          </table:table-cell>
          <table:table-cell table:formula="of:=FREQUENCY([.B$14:.B$1013];[.B598])/1000" office:value-type="float" office:value="0.585">
            <text:p>0,585</text:p>
          </table:table-cell>
          <table:table-cell table:formula="of:=NORMDIST([.B598];[.A$8];[.B$8];1)" office:value-type="float" office:value="0.580861242651946">
            <text:p>0,5808612427</text:p>
          </table:table-cell>
          <table:table-cell table:formula="of:=ABS([.D598]-[.C598])" office:value-type="float" office:value="0.00413875734805425">
            <text:p>0,0041387573</text:p>
          </table:table-cell>
          <table:table-cell table:formula="of:=ABS([.D598]-[.C597])" office:value-type="float" office:value="0.00313875734805424">
            <text:p>0,0031387573</text:p>
          </table:table-cell>
        </table:table-row>
        <table:table-row table:style-name="ro1">
          <table:table-cell office:value-type="float" office:value="8.44822275076">
            <text:p>8,4482227508</text:p>
          </table:table-cell>
          <table:table-cell office:value-type="float" office:value="6.50842239592">
            <text:p>6,5084223959</text:p>
          </table:table-cell>
          <table:table-cell table:formula="of:=FREQUENCY([.B$14:.B$1013];[.B599])/1000" office:value-type="float" office:value="0.586">
            <text:p>0,586</text:p>
          </table:table-cell>
          <table:table-cell table:formula="of:=NORMDIST([.B599];[.A$8];[.B$8];1)" office:value-type="float" office:value="0.5815457454621">
            <text:p>0,5815457455</text:p>
          </table:table-cell>
          <table:table-cell table:formula="of:=ABS([.D599]-[.C599])" office:value-type="float" office:value="0.00445425453790027">
            <text:p>0,0044542545</text:p>
          </table:table-cell>
          <table:table-cell table:formula="of:=ABS([.D599]-[.C598])" office:value-type="float" office:value="0.00345425453790027">
            <text:p>0,0034542545</text:p>
          </table:table-cell>
        </table:table-row>
        <table:table-row table:style-name="ro1">
          <table:table-cell office:value-type="float" office:value="5.65675748014">
            <text:p>5,6567574801</text:p>
          </table:table-cell>
          <table:table-cell office:value-type="float" office:value="6.52732518228">
            <text:p>6,5273251823</text:p>
          </table:table-cell>
          <table:table-cell table:formula="of:=FREQUENCY([.B$14:.B$1013];[.B600])/1000" office:value-type="float" office:value="0.587">
            <text:p>0,587</text:p>
          </table:table-cell>
          <table:table-cell table:formula="of:=NORMDIST([.B600];[.A$8];[.B$8];1)" office:value-type="float" office:value="0.58515240151598">
            <text:p>0,5851524015</text:p>
          </table:table-cell>
          <table:table-cell table:formula="of:=ABS([.D600]-[.C600])" office:value-type="float" office:value="0.0018475984840205">
            <text:p>0,0018475985</text:p>
          </table:table-cell>
          <table:table-cell table:formula="of:=ABS([.D600]-[.C599])" office:value-type="float" office:value="0.000847598484020495">
            <text:p>0,0008475985</text:p>
          </table:table-cell>
        </table:table-row>
        <table:table-row table:style-name="ro1">
          <table:table-cell office:value-type="float" office:value="4.81387565742">
            <text:p>4,8138756574</text:p>
          </table:table-cell>
          <table:table-cell office:value-type="float" office:value="6.52919926192">
            <text:p>6,5291992619</text:p>
          </table:table-cell>
          <table:table-cell table:formula="of:=FREQUENCY([.B$14:.B$1013];[.B601])/1000" office:value-type="float" office:value="0.588">
            <text:p>0,588</text:p>
          </table:table-cell>
          <table:table-cell table:formula="of:=NORMDIST([.B601];[.A$8];[.B$8];1)" office:value-type="float" office:value="0.585509590853216">
            <text:p>0,5855095909</text:p>
          </table:table-cell>
          <table:table-cell table:formula="of:=ABS([.D601]-[.C601])" office:value-type="float" office:value="0.00249040914678378">
            <text:p>0,0024904091</text:p>
          </table:table-cell>
          <table:table-cell table:formula="of:=ABS([.D601]-[.C600])" office:value-type="float" office:value="0.00149040914678378">
            <text:p>0,0014904091</text:p>
          </table:table-cell>
        </table:table-row>
        <table:table-row table:style-name="ro1">
          <table:table-cell office:value-type="float" office:value="5.73069000374">
            <text:p>5,7306900037</text:p>
          </table:table-cell>
          <table:table-cell office:value-type="float" office:value="6.5360394277">
            <text:p>6,5360394277</text:p>
          </table:table-cell>
          <table:table-cell table:formula="of:=FREQUENCY([.B$14:.B$1013];[.B602])/1000" office:value-type="float" office:value="0.589">
            <text:p>0,589</text:p>
          </table:table-cell>
          <table:table-cell table:formula="of:=NORMDIST([.B602];[.A$8];[.B$8];1)" office:value-type="float" office:value="0.586812687004054">
            <text:p>0,586812687</text:p>
          </table:table-cell>
          <table:table-cell table:formula="of:=ABS([.D602]-[.C602])" office:value-type="float" office:value="0.00218731299594554">
            <text:p>0,002187313</text:p>
          </table:table-cell>
          <table:table-cell table:formula="of:=ABS([.D602]-[.C601])" office:value-type="float" office:value="0.00118731299594554">
            <text:p>0,001187313</text:p>
          </table:table-cell>
        </table:table-row>
        <table:table-row table:style-name="ro1">
          <table:table-cell office:value-type="float" office:value="6.64400817568">
            <text:p>6,6440081757</text:p>
          </table:table-cell>
          <table:table-cell office:value-type="float" office:value="6.5474256545">
            <text:p>6,5474256545</text:p>
          </table:table-cell>
          <table:table-cell table:formula="of:=FREQUENCY([.B$14:.B$1013];[.B603])/1000" office:value-type="float" office:value="0.59">
            <text:p>0,59</text:p>
          </table:table-cell>
          <table:table-cell table:formula="of:=NORMDIST([.B603];[.A$8];[.B$8];1)" office:value-type="float" office:value="0.588979711084798">
            <text:p>0,5889797111</text:p>
          </table:table-cell>
          <table:table-cell table:formula="of:=ABS([.D603]-[.C603])" office:value-type="float" office:value="0.00102028891520156">
            <text:p>0,0010202889</text:p>
          </table:table-cell>
          <table:table-cell table:formula="of:=ABS([.D603]-[.C602])" office:value-type="float" office:value="0.0000202889152015606">
            <text:p>2,02889152015606E-005</text:p>
          </table:table-cell>
        </table:table-row>
        <table:table-row table:style-name="ro1">
          <table:table-cell office:value-type="float" office:value="4.06665885425">
            <text:p>4,0666588543</text:p>
          </table:table-cell>
          <table:table-cell office:value-type="float" office:value="6.54797478065">
            <text:p>6,5479747807</text:p>
          </table:table-cell>
          <table:table-cell table:formula="of:=FREQUENCY([.B$14:.B$1013];[.B604])/1000" office:value-type="float" office:value="0.591">
            <text:p>0,591</text:p>
          </table:table-cell>
          <table:table-cell table:formula="of:=NORMDIST([.B604];[.A$8];[.B$8];1)" office:value-type="float" office:value="0.589084152609063">
            <text:p>0,5890841526</text:p>
          </table:table-cell>
          <table:table-cell table:formula="of:=ABS([.D604]-[.C604])" office:value-type="float" office:value="0.00191584739093686">
            <text:p>0,0019158474</text:p>
          </table:table-cell>
          <table:table-cell table:formula="of:=ABS([.D604]-[.C603])" office:value-type="float" office:value="0.000915847390936864">
            <text:p>0,0009158474</text:p>
          </table:table-cell>
        </table:table-row>
        <table:table-row table:style-name="ro1">
          <table:table-cell office:value-type="float" office:value="5.26903548838">
            <text:p>5,2690354884</text:p>
          </table:table-cell>
          <table:table-cell office:value-type="float" office:value="6.54877572891">
            <text:p>6,5487757289</text:p>
          </table:table-cell>
          <table:table-cell table:formula="of:=FREQUENCY([.B$14:.B$1013];[.B605])/1000" office:value-type="float" office:value="0.592">
            <text:p>0,592</text:p>
          </table:table-cell>
          <table:table-cell table:formula="of:=NORMDIST([.B605];[.A$8];[.B$8];1)" office:value-type="float" office:value="0.589236478333031">
            <text:p>0,5892364783</text:p>
          </table:table-cell>
          <table:table-cell table:formula="of:=ABS([.D605]-[.C605])" office:value-type="float" office:value="0.00276352166696936">
            <text:p>0,0027635217</text:p>
          </table:table-cell>
          <table:table-cell table:formula="of:=ABS([.D605]-[.C604])" office:value-type="float" office:value="0.00176352166696936">
            <text:p>0,0017635217</text:p>
          </table:table-cell>
        </table:table-row>
        <table:table-row table:style-name="ro1">
          <table:table-cell office:value-type="float" office:value="4.92151500939">
            <text:p>4,9215150094</text:p>
          </table:table-cell>
          <table:table-cell office:value-type="float" office:value="6.55054419088">
            <text:p>6,5505441909</text:p>
          </table:table-cell>
          <table:table-cell table:formula="of:=FREQUENCY([.B$14:.B$1013];[.B606])/1000" office:value-type="float" office:value="0.593">
            <text:p>0,593</text:p>
          </table:table-cell>
          <table:table-cell table:formula="of:=NORMDIST([.B606];[.A$8];[.B$8];1)" office:value-type="float" office:value="0.589572759795799">
            <text:p>0,5895727598</text:p>
          </table:table-cell>
          <table:table-cell table:formula="of:=ABS([.D606]-[.C606])" office:value-type="float" office:value="0.00342724020420049">
            <text:p>0,0034272402</text:p>
          </table:table-cell>
          <table:table-cell table:formula="of:=ABS([.D606]-[.C605])" office:value-type="float" office:value="0.00242724020420049">
            <text:p>0,0024272402</text:p>
          </table:table-cell>
        </table:table-row>
        <table:table-row table:style-name="ro1">
          <table:table-cell office:value-type="float" office:value="6.93044098631">
            <text:p>6,9304409863</text:p>
          </table:table-cell>
          <table:table-cell office:value-type="float" office:value="6.55518551714">
            <text:p>6,5551855171</text:p>
          </table:table-cell>
          <table:table-cell table:formula="of:=FREQUENCY([.B$14:.B$1013];[.B607])/1000" office:value-type="float" office:value="0.594">
            <text:p>0,594</text:p>
          </table:table-cell>
          <table:table-cell table:formula="of:=NORMDIST([.B607];[.A$8];[.B$8];1)" office:value-type="float" office:value="0.590455016299992">
            <text:p>0,5904550163</text:p>
          </table:table-cell>
          <table:table-cell table:formula="of:=ABS([.D607]-[.C607])" office:value-type="float" office:value="0.00354498370000822">
            <text:p>0,0035449837</text:p>
          </table:table-cell>
          <table:table-cell table:formula="of:=ABS([.D607]-[.C606])" office:value-type="float" office:value="0.00254498370000822">
            <text:p>0,0025449837</text:p>
          </table:table-cell>
        </table:table-row>
        <table:table-row table:style-name="ro1">
          <table:table-cell office:value-type="float" office:value="4.38530564916">
            <text:p>4,3853056492</text:p>
          </table:table-cell>
          <table:table-cell office:value-type="float" office:value="6.55903933767">
            <text:p>6,5590393377</text:p>
          </table:table-cell>
          <table:table-cell table:formula="of:=FREQUENCY([.B$14:.B$1013];[.B608])/1000" office:value-type="float" office:value="0.595">
            <text:p>0,595</text:p>
          </table:table-cell>
          <table:table-cell table:formula="of:=NORMDIST([.B608];[.A$8];[.B$8];1)" office:value-type="float" office:value="0.59118723036289">
            <text:p>0,5911872304</text:p>
          </table:table-cell>
          <table:table-cell table:formula="of:=ABS([.D608]-[.C608])" office:value-type="float" office:value="0.00381276963710997">
            <text:p>0,0038127696</text:p>
          </table:table-cell>
          <table:table-cell table:formula="of:=ABS([.D608]-[.C607])" office:value-type="float" office:value="0.00281276963710997">
            <text:p>0,0028127696</text:p>
          </table:table-cell>
        </table:table-row>
        <table:table-row table:style-name="ro1">
          <table:table-cell office:value-type="float" office:value="5.18220493924">
            <text:p>5,1822049392</text:p>
          </table:table-cell>
          <table:table-cell office:value-type="float" office:value="6.56024644194">
            <text:p>6,5602464419</text:p>
          </table:table-cell>
          <table:table-cell table:formula="of:=FREQUENCY([.B$14:.B$1013];[.B609])/1000" office:value-type="float" office:value="0.596">
            <text:p>0,596</text:p>
          </table:table-cell>
          <table:table-cell table:formula="of:=NORMDIST([.B609];[.A$8];[.B$8];1)" office:value-type="float" office:value="0.591416511156906">
            <text:p>0,5914165112</text:p>
          </table:table-cell>
          <table:table-cell table:formula="of:=ABS([.D609]-[.C609])" office:value-type="float" office:value="0.0045834888430939">
            <text:p>0,0045834888</text:p>
          </table:table-cell>
          <table:table-cell table:formula="of:=ABS([.D609]-[.C608])" office:value-type="float" office:value="0.0035834888430939">
            <text:p>0,0035834888</text:p>
          </table:table-cell>
        </table:table-row>
        <table:table-row table:style-name="ro1">
          <table:table-cell office:value-type="float" office:value="9.90781397217">
            <text:p>9,9078139722</text:p>
          </table:table-cell>
          <table:table-cell office:value-type="float" office:value="6.56104666224">
            <text:p>6,5610466622</text:p>
          </table:table-cell>
          <table:table-cell table:formula="of:=FREQUENCY([.B$14:.B$1013];[.B610])/1000" office:value-type="float" office:value="0.597">
            <text:p>0,597</text:p>
          </table:table-cell>
          <table:table-cell table:formula="of:=NORMDIST([.B610];[.A$8];[.B$8];1)" office:value-type="float" office:value="0.591568490020809">
            <text:p>0,59156849</text:p>
          </table:table-cell>
          <table:table-cell table:formula="of:=ABS([.D610]-[.C610])" office:value-type="float" office:value="0.00543150997919128">
            <text:p>0,00543151</text:p>
          </table:table-cell>
          <table:table-cell table:formula="of:=ABS([.D610]-[.C609])" office:value-type="float" office:value="0.00443150997919128">
            <text:p>0,00443151</text:p>
          </table:table-cell>
        </table:table-row>
        <table:table-row table:style-name="ro1">
          <table:table-cell office:value-type="float" office:value="8.76570248137">
            <text:p>8,7657024814</text:p>
          </table:table-cell>
          <table:table-cell office:value-type="float" office:value="6.58576926502">
            <text:p>6,585769265</text:p>
          </table:table-cell>
          <table:table-cell table:formula="of:=FREQUENCY([.B$14:.B$1013];[.B611])/1000" office:value-type="float" office:value="0.598">
            <text:p>0,598</text:p>
          </table:table-cell>
          <table:table-cell table:formula="of:=NORMDIST([.B611];[.A$8];[.B$8];1)" office:value-type="float" office:value="0.596256945668277">
            <text:p>0,5962569457</text:p>
          </table:table-cell>
          <table:table-cell table:formula="of:=ABS([.D611]-[.C611])" office:value-type="float" office:value="0.00174305433172273">
            <text:p>0,0017430543</text:p>
          </table:table-cell>
          <table:table-cell table:formula="of:=ABS([.D611]-[.C610])" office:value-type="float" office:value="0.000743054331722726">
            <text:p>0,0007430543</text:p>
          </table:table-cell>
        </table:table-row>
        <table:table-row table:style-name="ro1">
          <table:table-cell office:value-type="float" office:value="5.12015889599">
            <text:p>5,120158896</text:p>
          </table:table-cell>
          <table:table-cell office:value-type="float" office:value="6.5876872549">
            <text:p>6,5876872549</text:p>
          </table:table-cell>
          <table:table-cell table:formula="of:=FREQUENCY([.B$14:.B$1013];[.B612])/1000" office:value-type="float" office:value="0.599">
            <text:p>0,599</text:p>
          </table:table-cell>
          <table:table-cell table:formula="of:=NORMDIST([.B612];[.A$8];[.B$8];1)" office:value-type="float" office:value="0.596620109865194">
            <text:p>0,5966201099</text:p>
          </table:table-cell>
          <table:table-cell table:formula="of:=ABS([.D612]-[.C612])" office:value-type="float" office:value="0.00237989013480622">
            <text:p>0,0023798901</text:p>
          </table:table-cell>
          <table:table-cell table:formula="of:=ABS([.D612]-[.C611])" office:value-type="float" office:value="0.00137989013480622">
            <text:p>0,0013798901</text:p>
          </table:table-cell>
        </table:table-row>
        <table:table-row table:style-name="ro1">
          <table:table-cell office:value-type="float" office:value="7.49427070969">
            <text:p>7,4942707097</text:p>
          </table:table-cell>
          <table:table-cell office:value-type="float" office:value="6.58885225896">
            <text:p>6,588852259</text:p>
          </table:table-cell>
          <table:table-cell table:formula="of:=FREQUENCY([.B$14:.B$1013];[.B613])/1000" office:value-type="float" office:value="0.6">
            <text:p>0,6</text:p>
          </table:table-cell>
          <table:table-cell table:formula="of:=NORMDIST([.B613];[.A$8];[.B$8];1)" office:value-type="float" office:value="0.596840658371199">
            <text:p>0,5968406584</text:p>
          </table:table-cell>
          <table:table-cell table:formula="of:=ABS([.D613]-[.C613])" office:value-type="float" office:value="0.00315934162880105">
            <text:p>0,0031593416</text:p>
          </table:table-cell>
          <table:table-cell table:formula="of:=ABS([.D613]-[.C612])" office:value-type="float" office:value="0.00215934162880105">
            <text:p>0,0021593416</text:p>
          </table:table-cell>
        </table:table-row>
        <table:table-row table:style-name="ro1">
          <table:table-cell office:value-type="float" office:value="4.88821071826">
            <text:p>4,8882107183</text:p>
          </table:table-cell>
          <table:table-cell office:value-type="float" office:value="6.59197633745">
            <text:p>6,5919763375</text:p>
          </table:table-cell>
          <table:table-cell table:formula="of:=FREQUENCY([.B$14:.B$1013];[.B614])/1000" office:value-type="float" office:value="0.601">
            <text:p>0,601</text:p>
          </table:table-cell>
          <table:table-cell table:formula="of:=NORMDIST([.B614];[.A$8];[.B$8];1)" office:value-type="float" office:value="0.597431929695388">
            <text:p>0,5974319297</text:p>
          </table:table-cell>
          <table:table-cell table:formula="of:=ABS([.D614]-[.C614])" office:value-type="float" office:value="0.00356807030461226">
            <text:p>0,0035680703</text:p>
          </table:table-cell>
          <table:table-cell table:formula="of:=ABS([.D614]-[.C613])" office:value-type="float" office:value="0.00256807030461226">
            <text:p>0,0025680703</text:p>
          </table:table-cell>
        </table:table-row>
        <table:table-row table:style-name="ro1">
          <table:table-cell office:value-type="float" office:value="8.52739797899">
            <text:p>8,527397979</text:p>
          </table:table-cell>
          <table:table-cell office:value-type="float" office:value="6.5922442475">
            <text:p>6,5922442475</text:p>
          </table:table-cell>
          <table:table-cell table:formula="of:=FREQUENCY([.B$14:.B$1013];[.B615])/1000" office:value-type="float" office:value="0.602">
            <text:p>0,602</text:p>
          </table:table-cell>
          <table:table-cell table:formula="of:=NORMDIST([.B615];[.A$8];[.B$8];1)" office:value-type="float" office:value="0.597482624703483">
            <text:p>0,5974826247</text:p>
          </table:table-cell>
          <table:table-cell table:formula="of:=ABS([.D615]-[.C615])" office:value-type="float" office:value="0.00451737529651652">
            <text:p>0,0045173753</text:p>
          </table:table-cell>
          <table:table-cell table:formula="of:=ABS([.D615]-[.C614])" office:value-type="float" office:value="0.00351737529651652">
            <text:p>0,0035173753</text:p>
          </table:table-cell>
        </table:table-row>
        <table:table-row table:style-name="ro1">
          <table:table-cell office:value-type="float" office:value="6.75886743072">
            <text:p>6,7588674307</text:p>
          </table:table-cell>
          <table:table-cell office:value-type="float" office:value="6.59580960602">
            <text:p>6,595809606</text:p>
          </table:table-cell>
          <table:table-cell table:formula="of:=FREQUENCY([.B$14:.B$1013];[.B616])/1000" office:value-type="float" office:value="0.603">
            <text:p>0,603</text:p>
          </table:table-cell>
          <table:table-cell table:formula="of:=NORMDIST([.B616];[.A$8];[.B$8];1)" office:value-type="float" office:value="0.598157119675601">
            <text:p>0,5981571197</text:p>
          </table:table-cell>
          <table:table-cell table:formula="of:=ABS([.D616]-[.C616])" office:value-type="float" office:value="0.00484288032439861">
            <text:p>0,0048428803</text:p>
          </table:table-cell>
          <table:table-cell table:formula="of:=ABS([.D616]-[.C615])" office:value-type="float" office:value="0.00384288032439861">
            <text:p>0,0038428803</text:p>
          </table:table-cell>
        </table:table-row>
        <table:table-row table:style-name="ro1">
          <table:table-cell office:value-type="float" office:value="7.05610206264">
            <text:p>7,0561020626</text:p>
          </table:table-cell>
          <table:table-cell office:value-type="float" office:value="6.59759053637">
            <text:p>6,5975905364</text:p>
          </table:table-cell>
          <table:table-cell table:formula="of:=FREQUENCY([.B$14:.B$1013];[.B617])/1000" office:value-type="float" office:value="0.604">
            <text:p>0,604</text:p>
          </table:table-cell>
          <table:table-cell table:formula="of:=NORMDIST([.B617];[.A$8];[.B$8];1)" office:value-type="float" office:value="0.59849392697519">
            <text:p>0,598493927</text:p>
          </table:table-cell>
          <table:table-cell table:formula="of:=ABS([.D617]-[.C617])" office:value-type="float" office:value="0.00550607302480954">
            <text:p>0,005506073</text:p>
          </table:table-cell>
          <table:table-cell table:formula="of:=ABS([.D617]-[.C616])" office:value-type="float" office:value="0.00450607302480954">
            <text:p>0,004506073</text:p>
          </table:table-cell>
        </table:table-row>
        <table:table-row table:style-name="ro1">
          <table:table-cell office:value-type="float" office:value="8.93908521664">
            <text:p>8,9390852166</text:p>
          </table:table-cell>
          <table:table-cell office:value-type="float" office:value="6.5992671987">
            <text:p>6,5992671987</text:p>
          </table:table-cell>
          <table:table-cell table:formula="of:=FREQUENCY([.B$14:.B$1013];[.B618])/1000" office:value-type="float" office:value="0.605">
            <text:p>0,605</text:p>
          </table:table-cell>
          <table:table-cell table:formula="of:=NORMDIST([.B618];[.A$8];[.B$8];1)" office:value-type="float" office:value="0.598810948385085">
            <text:p>0,5988109484</text:p>
          </table:table-cell>
          <table:table-cell table:formula="of:=ABS([.D618]-[.C618])" office:value-type="float" office:value="0.00618905161491534">
            <text:p>0,0061890516</text:p>
          </table:table-cell>
          <table:table-cell table:formula="of:=ABS([.D618]-[.C617])" office:value-type="float" office:value="0.00518905161491534">
            <text:p>0,0051890516</text:p>
          </table:table-cell>
        </table:table-row>
        <table:table-row table:style-name="ro1">
          <table:table-cell office:value-type="float" office:value="6.03770685641">
            <text:p>6,0377068564</text:p>
          </table:table-cell>
          <table:table-cell office:value-type="float" office:value="6.60505773487">
            <text:p>6,6050577349</text:p>
          </table:table-cell>
          <table:table-cell table:formula="of:=FREQUENCY([.B$14:.B$1013];[.B619])/1000" office:value-type="float" office:value="0.606">
            <text:p>0,606</text:p>
          </table:table-cell>
          <table:table-cell table:formula="of:=NORMDIST([.B619];[.A$8];[.B$8];1)" office:value-type="float" office:value="0.599905314934189">
            <text:p>0,5999053149</text:p>
          </table:table-cell>
          <table:table-cell table:formula="of:=ABS([.D619]-[.C619])" office:value-type="float" office:value="0.00609468506581101">
            <text:p>0,0060946851</text:p>
          </table:table-cell>
          <table:table-cell table:formula="of:=ABS([.D619]-[.C618])" office:value-type="float" office:value="0.00509468506581101">
            <text:p>0,0050946851</text:p>
          </table:table-cell>
        </table:table-row>
        <table:table-row table:style-name="ro1">
          <table:table-cell office:value-type="float" office:value="5.63594562134">
            <text:p>5,6359456213</text:p>
          </table:table-cell>
          <table:table-cell office:value-type="float" office:value="6.60783893187">
            <text:p>6,6078389319</text:p>
          </table:table-cell>
          <table:table-cell table:formula="of:=FREQUENCY([.B$14:.B$1013];[.B620])/1000" office:value-type="float" office:value="0.607">
            <text:p>0,607</text:p>
          </table:table-cell>
          <table:table-cell table:formula="of:=NORMDIST([.B620];[.A$8];[.B$8];1)" office:value-type="float" office:value="0.60043066145704">
            <text:p>0,6004306615</text:p>
          </table:table-cell>
          <table:table-cell table:formula="of:=ABS([.D620]-[.C620])" office:value-type="float" office:value="0.0065693385429596">
            <text:p>0,0065693385</text:p>
          </table:table-cell>
          <table:table-cell table:formula="of:=ABS([.D620]-[.C619])" office:value-type="float" office:value="0.0055693385429596">
            <text:p>0,0055693385</text:p>
          </table:table-cell>
        </table:table-row>
        <table:table-row table:style-name="ro1">
          <table:table-cell office:value-type="float" office:value="6.87712202677">
            <text:p>6,8771220268</text:p>
          </table:table-cell>
          <table:table-cell office:value-type="float" office:value="6.62776366791">
            <text:p>6,6277636679</text:p>
          </table:table-cell>
          <table:table-cell table:formula="of:=FREQUENCY([.B$14:.B$1013];[.B621])/1000" office:value-type="float" office:value="0.608">
            <text:p>0,608</text:p>
          </table:table-cell>
          <table:table-cell table:formula="of:=NORMDIST([.B621];[.A$8];[.B$8];1)" office:value-type="float" office:value="0.604188919322829">
            <text:p>0,6041889193</text:p>
          </table:table-cell>
          <table:table-cell table:formula="of:=ABS([.D621]-[.C621])" office:value-type="float" office:value="0.00381108067717106">
            <text:p>0,0038110807</text:p>
          </table:table-cell>
          <table:table-cell table:formula="of:=ABS([.D621]-[.C620])" office:value-type="float" office:value="0.00281108067717106">
            <text:p>0,0028110807</text:p>
          </table:table-cell>
        </table:table-row>
        <table:table-row table:style-name="ro1">
          <table:table-cell office:value-type="float" office:value="5.22396473629">
            <text:p>5,2239647363</text:p>
          </table:table-cell>
          <table:table-cell office:value-type="float" office:value="6.63370840567">
            <text:p>6,6337084057</text:p>
          </table:table-cell>
          <table:table-cell table:formula="of:=FREQUENCY([.B$14:.B$1013];[.B622])/1000" office:value-type="float" office:value="0.609">
            <text:p>0,609</text:p>
          </table:table-cell>
          <table:table-cell table:formula="of:=NORMDIST([.B622];[.A$8];[.B$8];1)" office:value-type="float" office:value="0.605308375582714">
            <text:p>0,6053083756</text:p>
          </table:table-cell>
          <table:table-cell table:formula="of:=ABS([.D622]-[.C622])" office:value-type="float" office:value="0.0036916244172861">
            <text:p>0,0036916244</text:p>
          </table:table-cell>
          <table:table-cell table:formula="of:=ABS([.D622]-[.C621])" office:value-type="float" office:value="0.0026916244172861">
            <text:p>0,0026916244</text:p>
          </table:table-cell>
        </table:table-row>
        <table:table-row table:style-name="ro1">
          <table:table-cell office:value-type="float" office:value="5.01281477573">
            <text:p>5,0128147757</text:p>
          </table:table-cell>
          <table:table-cell office:value-type="float" office:value="6.64160051448">
            <text:p>6,6416005145</text:p>
          </table:table-cell>
          <table:table-cell table:formula="of:=FREQUENCY([.B$14:.B$1013];[.B623])/1000" office:value-type="float" office:value="0.61">
            <text:p>0,61</text:p>
          </table:table-cell>
          <table:table-cell table:formula="of:=NORMDIST([.B623];[.A$8];[.B$8];1)" office:value-type="float" office:value="0.606793198268215">
            <text:p>0,6067931983</text:p>
          </table:table-cell>
          <table:table-cell table:formula="of:=ABS([.D623]-[.C623])" office:value-type="float" office:value="0.00320680173178489">
            <text:p>0,0032068017</text:p>
          </table:table-cell>
          <table:table-cell table:formula="of:=ABS([.D623]-[.C622])" office:value-type="float" office:value="0.00220680173178489">
            <text:p>0,0022068017</text:p>
          </table:table-cell>
        </table:table-row>
        <table:table-row table:style-name="ro1">
          <table:table-cell office:value-type="float" office:value="5.20478372329">
            <text:p>5,2047837233</text:p>
          </table:table-cell>
          <table:table-cell office:value-type="float" office:value="6.64400817568">
            <text:p>6,6440081757</text:p>
          </table:table-cell>
          <table:table-cell table:formula="of:=FREQUENCY([.B$14:.B$1013];[.B624])/1000" office:value-type="float" office:value="0.611">
            <text:p>0,611</text:p>
          </table:table-cell>
          <table:table-cell table:formula="of:=NORMDIST([.B624];[.A$8];[.B$8];1)" office:value-type="float" office:value="0.607245868068472">
            <text:p>0,6072458681</text:p>
          </table:table-cell>
          <table:table-cell table:formula="of:=ABS([.D624]-[.C624])" office:value-type="float" office:value="0.0037541319315284">
            <text:p>0,0037541319</text:p>
          </table:table-cell>
          <table:table-cell table:formula="of:=ABS([.D624]-[.C623])" office:value-type="float" office:value="0.0027541319315284">
            <text:p>0,0027541319</text:p>
          </table:table-cell>
        </table:table-row>
        <table:table-row table:style-name="ro1">
          <table:table-cell office:value-type="float" office:value="1.61267246098">
            <text:p>1,612672461</text:p>
          </table:table-cell>
          <table:table-cell office:value-type="float" office:value="6.6513423086">
            <text:p>6,6513423086</text:p>
          </table:table-cell>
          <table:table-cell table:formula="of:=FREQUENCY([.B$14:.B$1013];[.B625])/1000" office:value-type="float" office:value="0.612">
            <text:p>0,612</text:p>
          </table:table-cell>
          <table:table-cell table:formula="of:=NORMDIST([.B625];[.A$8];[.B$8];1)" office:value-type="float" office:value="0.608623878810638">
            <text:p>0,6086238788</text:p>
          </table:table-cell>
          <table:table-cell table:formula="of:=ABS([.D625]-[.C625])" office:value-type="float" office:value="0.00337612118936192">
            <text:p>0,0033761212</text:p>
          </table:table-cell>
          <table:table-cell table:formula="of:=ABS([.D625]-[.C624])" office:value-type="float" office:value="0.00237612118936192">
            <text:p>0,0023761212</text:p>
          </table:table-cell>
        </table:table-row>
        <table:table-row table:style-name="ro1">
          <table:table-cell office:value-type="float" office:value="3.15471241183">
            <text:p>3,1547124118</text:p>
          </table:table-cell>
          <table:table-cell office:value-type="float" office:value="6.65492207211">
            <text:p>6,6549220721</text:p>
          </table:table-cell>
          <table:table-cell table:formula="of:=FREQUENCY([.B$14:.B$1013];[.B626])/1000" office:value-type="float" office:value="0.613">
            <text:p>0,613</text:p>
          </table:table-cell>
          <table:table-cell table:formula="of:=NORMDIST([.B626];[.A$8];[.B$8];1)" office:value-type="float" office:value="0.60929598721683">
            <text:p>0,6092959872</text:p>
          </table:table-cell>
          <table:table-cell table:formula="of:=ABS([.D626]-[.C626])" office:value-type="float" office:value="0.00370401278317045">
            <text:p>0,0037040128</text:p>
          </table:table-cell>
          <table:table-cell table:formula="of:=ABS([.D626]-[.C625])" office:value-type="float" office:value="0.00270401278317045">
            <text:p>0,0027040128</text:p>
          </table:table-cell>
        </table:table-row>
        <table:table-row table:style-name="ro1">
          <table:table-cell office:value-type="float" office:value="5.9165669172">
            <text:p>5,9165669172</text:p>
          </table:table-cell>
          <table:table-cell office:value-type="float" office:value="6.65716353679">
            <text:p>6,6571635368</text:p>
          </table:table-cell>
          <table:table-cell table:formula="of:=FREQUENCY([.B$14:.B$1013];[.B627])/1000" office:value-type="float" office:value="0.614">
            <text:p>0,614</text:p>
          </table:table-cell>
          <table:table-cell table:formula="of:=NORMDIST([.B627];[.A$8];[.B$8];1)" office:value-type="float" office:value="0.609716661060314">
            <text:p>0,6097166611</text:p>
          </table:table-cell>
          <table:table-cell table:formula="of:=ABS([.D627]-[.C627])" office:value-type="float" office:value="0.00428333893968613">
            <text:p>0,0042833389</text:p>
          </table:table-cell>
          <table:table-cell table:formula="of:=ABS([.D627]-[.C626])" office:value-type="float" office:value="0.00328333893968613">
            <text:p>0,0032833389</text:p>
          </table:table-cell>
        </table:table-row>
        <table:table-row table:style-name="ro1">
          <table:table-cell office:value-type="float" office:value="6.5360394277">
            <text:p>6,5360394277</text:p>
          </table:table-cell>
          <table:table-cell office:value-type="float" office:value="6.66426897642">
            <text:p>6,6642689764</text:p>
          </table:table-cell>
          <table:table-cell table:formula="of:=FREQUENCY([.B$14:.B$1013];[.B628])/1000" office:value-type="float" office:value="0.615">
            <text:p>0,615</text:p>
          </table:table-cell>
          <table:table-cell table:formula="of:=NORMDIST([.B628];[.A$8];[.B$8];1)" office:value-type="float" office:value="0.611049345456928">
            <text:p>0,6110493455</text:p>
          </table:table-cell>
          <table:table-cell table:formula="of:=ABS([.D628]-[.C628])" office:value-type="float" office:value="0.00395065454307153">
            <text:p>0,0039506545</text:p>
          </table:table-cell>
          <table:table-cell table:formula="of:=ABS([.D628]-[.C627])" office:value-type="float" office:value="0.00295065454307153">
            <text:p>0,0029506545</text:p>
          </table:table-cell>
        </table:table-row>
        <table:table-row table:style-name="ro1">
          <table:table-cell office:value-type="float" office:value="5.97503277379">
            <text:p>5,9750327738</text:p>
          </table:table-cell>
          <table:table-cell office:value-type="float" office:value="6.66728171397">
            <text:p>6,667281714</text:p>
          </table:table-cell>
          <table:table-cell table:formula="of:=FREQUENCY([.B$14:.B$1013];[.B629])/1000" office:value-type="float" office:value="0.616">
            <text:p>0,616</text:p>
          </table:table-cell>
          <table:table-cell table:formula="of:=NORMDIST([.B629];[.A$8];[.B$8];1)" office:value-type="float" office:value="0.61161401626444">
            <text:p>0,6116140163</text:p>
          </table:table-cell>
          <table:table-cell table:formula="of:=ABS([.D629]-[.C629])" office:value-type="float" office:value="0.00438598373555965">
            <text:p>0,0043859837</text:p>
          </table:table-cell>
          <table:table-cell table:formula="of:=ABS([.D629]-[.C628])" office:value-type="float" office:value="0.00338598373555965">
            <text:p>0,0033859837</text:p>
          </table:table-cell>
        </table:table-row>
        <table:table-row table:style-name="ro1">
          <table:table-cell office:value-type="float" office:value="9.87775218468">
            <text:p>9,8777521847</text:p>
          </table:table-cell>
          <table:table-cell office:value-type="float" office:value="6.67813728442">
            <text:p>6,6781372844</text:p>
          </table:table-cell>
          <table:table-cell table:formula="of:=FREQUENCY([.B$14:.B$1013];[.B630])/1000" office:value-type="float" office:value="0.617">
            <text:p>0,617</text:p>
          </table:table-cell>
          <table:table-cell table:formula="of:=NORMDIST([.B630];[.A$8];[.B$8];1)" office:value-type="float" office:value="0.613646688406696">
            <text:p>0,6136466884</text:p>
          </table:table-cell>
          <table:table-cell table:formula="of:=ABS([.D630]-[.C630])" office:value-type="float" office:value="0.00335331159330443">
            <text:p>0,0033533116</text:p>
          </table:table-cell>
          <table:table-cell table:formula="of:=ABS([.D630]-[.C629])" office:value-type="float" office:value="0.00235331159330443">
            <text:p>0,0023533116</text:p>
          </table:table-cell>
        </table:table-row>
        <table:table-row table:style-name="ro1">
          <table:table-cell office:value-type="float" office:value="4.13509436621">
            <text:p>4,1350943662</text:p>
          </table:table-cell>
          <table:table-cell office:value-type="float" office:value="6.67991558845">
            <text:p>6,6799155885</text:p>
          </table:table-cell>
          <table:table-cell table:formula="of:=FREQUENCY([.B$14:.B$1013];[.B631])/1000" office:value-type="float" office:value="0.618">
            <text:p>0,618</text:p>
          </table:table-cell>
          <table:table-cell table:formula="of:=NORMDIST([.B631];[.A$8];[.B$8];1)" office:value-type="float" office:value="0.613979374905931">
            <text:p>0,6139793749</text:p>
          </table:table-cell>
          <table:table-cell table:formula="of:=ABS([.D631]-[.C631])" office:value-type="float" office:value="0.00402062509406853">
            <text:p>0,0040206251</text:p>
          </table:table-cell>
          <table:table-cell table:formula="of:=ABS([.D631]-[.C630])" office:value-type="float" office:value="0.00302062509406853">
            <text:p>0,0030206251</text:p>
          </table:table-cell>
        </table:table-row>
        <table:table-row table:style-name="ro1">
          <table:table-cell office:value-type="float" office:value="9.97554945998">
            <text:p>9,97554946</text:p>
          </table:table-cell>
          <table:table-cell office:value-type="float" office:value="6.68558347308">
            <text:p>6,6855834731</text:p>
          </table:table-cell>
          <table:table-cell table:formula="of:=FREQUENCY([.B$14:.B$1013];[.B632])/1000" office:value-type="float" office:value="0.619">
            <text:p>0,619</text:p>
          </table:table-cell>
          <table:table-cell table:formula="of:=NORMDIST([.B632];[.A$8];[.B$8];1)" office:value-type="float" office:value="0.615039166871668">
            <text:p>0,6150391669</text:p>
          </table:table-cell>
          <table:table-cell table:formula="of:=ABS([.D632]-[.C632])" office:value-type="float" office:value="0.00396083312833184">
            <text:p>0,0039608331</text:p>
          </table:table-cell>
          <table:table-cell table:formula="of:=ABS([.D632]-[.C631])" office:value-type="float" office:value="0.00296083312833184">
            <text:p>0,0029608331</text:p>
          </table:table-cell>
        </table:table-row>
        <table:table-row table:style-name="ro1">
          <table:table-cell office:value-type="float" office:value="4.63312861606">
            <text:p>4,6331286161</text:p>
          </table:table-cell>
          <table:table-cell office:value-type="float" office:value="6.68589827262">
            <text:p>6,6858982726</text:p>
          </table:table-cell>
          <table:table-cell table:formula="of:=FREQUENCY([.B$14:.B$1013];[.B633])/1000" office:value-type="float" office:value="0.62">
            <text:p>0,62</text:p>
          </table:table-cell>
          <table:table-cell table:formula="of:=NORMDIST([.B633];[.A$8];[.B$8];1)" office:value-type="float" office:value="0.615098003592308">
            <text:p>0,6150980036</text:p>
          </table:table-cell>
          <table:table-cell table:formula="of:=ABS([.D633]-[.C633])" office:value-type="float" office:value="0.00490199640769251">
            <text:p>0,0049019964</text:p>
          </table:table-cell>
          <table:table-cell table:formula="of:=ABS([.D633]-[.C632])" office:value-type="float" office:value="0.00390199640769251">
            <text:p>0,0039019964</text:p>
          </table:table-cell>
        </table:table-row>
        <table:table-row table:style-name="ro1">
          <table:table-cell office:value-type="float" office:value="5.53232862226">
            <text:p>5,5323286223</text:p>
          </table:table-cell>
          <table:table-cell office:value-type="float" office:value="6.71120947072">
            <text:p>6,7112094707</text:p>
          </table:table-cell>
          <table:table-cell table:formula="of:=FREQUENCY([.B$14:.B$1013];[.B634])/1000" office:value-type="float" office:value="0.621">
            <text:p>0,621</text:p>
          </table:table-cell>
          <table:table-cell table:formula="of:=NORMDIST([.B634];[.A$8];[.B$8];1)" office:value-type="float" office:value="0.619819938450992">
            <text:p>0,6198199385</text:p>
          </table:table-cell>
          <table:table-cell table:formula="of:=ABS([.D634]-[.C634])" office:value-type="float" office:value="0.00118006154900829">
            <text:p>0,0011800615</text:p>
          </table:table-cell>
          <table:table-cell table:formula="of:=ABS([.D634]-[.C633])" office:value-type="float" office:value="0.000180061549008292">
            <text:p>0,0001800615</text:p>
          </table:table-cell>
        </table:table-row>
        <table:table-row table:style-name="ro1">
          <table:table-cell office:value-type="float" office:value="5.18512810889">
            <text:p>5,1851281089</text:p>
          </table:table-cell>
          <table:table-cell office:value-type="float" office:value="6.7136351532">
            <text:p>6,7136351532</text:p>
          </table:table-cell>
          <table:table-cell table:formula="of:=FREQUENCY([.B$14:.B$1013];[.B635])/1000" office:value-type="float" office:value="0.622">
            <text:p>0,622</text:p>
          </table:table-cell>
          <table:table-cell table:formula="of:=NORMDIST([.B635];[.A$8];[.B$8];1)" office:value-type="float" office:value="0.620271538207369">
            <text:p>0,6202715382</text:p>
          </table:table-cell>
          <table:table-cell table:formula="of:=ABS([.D635]-[.C635])" office:value-type="float" office:value="0.00172846179263086">
            <text:p>0,0017284618</text:p>
          </table:table-cell>
          <table:table-cell table:formula="of:=ABS([.D635]-[.C634])" office:value-type="float" office:value="0.000728461792630863">
            <text:p>0,0007284618</text:p>
          </table:table-cell>
        </table:table-row>
        <table:table-row table:style-name="ro1">
          <table:table-cell office:value-type="float" office:value="5.86617909475">
            <text:p>5,8661790948</text:p>
          </table:table-cell>
          <table:table-cell office:value-type="float" office:value="6.72239481313">
            <text:p>6,7223948131</text:p>
          </table:table-cell>
          <table:table-cell table:formula="of:=FREQUENCY([.B$14:.B$1013];[.B636])/1000" office:value-type="float" office:value="0.623">
            <text:p>0,623</text:p>
          </table:table-cell>
          <table:table-cell table:formula="of:=NORMDIST([.B636];[.A$8];[.B$8];1)" office:value-type="float" office:value="0.62190099234567">
            <text:p>0,6219009923</text:p>
          </table:table-cell>
          <table:table-cell table:formula="of:=ABS([.D636]-[.C636])" office:value-type="float" office:value="0.00109900765433024">
            <text:p>0,0010990077</text:p>
          </table:table-cell>
          <table:table-cell table:formula="of:=ABS([.D636]-[.C635])" office:value-type="float" office:value="0.0000990076543302409">
            <text:p>9,90076543302409E-005</text:p>
          </table:table-cell>
        </table:table-row>
        <table:table-row table:style-name="ro1">
          <table:table-cell office:value-type="float" office:value="4.80461552394">
            <text:p>4,8046155239</text:p>
          </table:table-cell>
          <table:table-cell office:value-type="float" office:value="6.72415615686">
            <text:p>6,7241561569</text:p>
          </table:table-cell>
          <table:table-cell table:formula="of:=FREQUENCY([.B$14:.B$1013];[.B637])/1000" office:value-type="float" office:value="0.624">
            <text:p>0,624</text:p>
          </table:table-cell>
          <table:table-cell table:formula="of:=NORMDIST([.B637];[.A$8];[.B$8];1)" office:value-type="float" office:value="0.622228373304088">
            <text:p>0,6222283733</text:p>
          </table:table-cell>
          <table:table-cell table:formula="of:=ABS([.D637]-[.C637])" office:value-type="float" office:value="0.00177162669591224">
            <text:p>0,0017716267</text:p>
          </table:table-cell>
          <table:table-cell table:formula="of:=ABS([.D637]-[.C636])" office:value-type="float" office:value="0.000771626695912242">
            <text:p>0,0007716267</text:p>
          </table:table-cell>
        </table:table-row>
        <table:table-row table:style-name="ro1">
          <table:table-cell office:value-type="float" office:value="4.664316904">
            <text:p>4,664316904</text:p>
          </table:table-cell>
          <table:table-cell office:value-type="float" office:value="6.72514682831">
            <text:p>6,7251468283</text:p>
          </table:table-cell>
          <table:table-cell table:formula="of:=FREQUENCY([.B$14:.B$1013];[.B638])/1000" office:value-type="float" office:value="0.625">
            <text:p>0,625</text:p>
          </table:table-cell>
          <table:table-cell table:formula="of:=NORMDIST([.B638];[.A$8];[.B$8];1)" office:value-type="float" office:value="0.62241247085245">
            <text:p>0,6224124709</text:p>
          </table:table-cell>
          <table:table-cell table:formula="of:=ABS([.D638]-[.C638])" office:value-type="float" office:value="0.00258752914754967">
            <text:p>0,0025875291</text:p>
          </table:table-cell>
          <table:table-cell table:formula="of:=ABS([.D638]-[.C637])" office:value-type="float" office:value="0.00158752914754967">
            <text:p>0,0015875291</text:p>
          </table:table-cell>
        </table:table-row>
        <table:table-row table:style-name="ro1">
          <table:table-cell office:value-type="float" office:value="6.88946240496">
            <text:p>6,889462405</text:p>
          </table:table-cell>
          <table:table-cell office:value-type="float" office:value="6.73034019049">
            <text:p>6,7303401905</text:p>
          </table:table-cell>
          <table:table-cell table:formula="of:=FREQUENCY([.B$14:.B$1013];[.B639])/1000" office:value-type="float" office:value="0.626">
            <text:p>0,626</text:p>
          </table:table-cell>
          <table:table-cell table:formula="of:=NORMDIST([.B639];[.A$8];[.B$8];1)" office:value-type="float" office:value="0.623377103108175">
            <text:p>0,6233771031</text:p>
          </table:table-cell>
          <table:table-cell table:formula="of:=ABS([.D639]-[.C639])" office:value-type="float" office:value="0.00262289689182504">
            <text:p>0,0026228969</text:p>
          </table:table-cell>
          <table:table-cell table:formula="of:=ABS([.D639]-[.C638])" office:value-type="float" office:value="0.00162289689182504">
            <text:p>0,0016228969</text:p>
          </table:table-cell>
        </table:table-row>
        <table:table-row table:style-name="ro1">
          <table:table-cell office:value-type="float" office:value="3.36999583181">
            <text:p>3,3699958318</text:p>
          </table:table-cell>
          <table:table-cell office:value-type="float" office:value="6.73367118058">
            <text:p>6,7336711806</text:p>
          </table:table-cell>
          <table:table-cell table:formula="of:=FREQUENCY([.B$14:.B$1013];[.B640])/1000" office:value-type="float" office:value="0.627">
            <text:p>0,627</text:p>
          </table:table-cell>
          <table:table-cell table:formula="of:=NORMDIST([.B640];[.A$8];[.B$8];1)" office:value-type="float" office:value="0.623995407373727">
            <text:p>0,6239954074</text:p>
          </table:table-cell>
          <table:table-cell table:formula="of:=ABS([.D640]-[.C640])" office:value-type="float" office:value="0.00300459262627306">
            <text:p>0,0030045926</text:p>
          </table:table-cell>
          <table:table-cell table:formula="of:=ABS([.D640]-[.C639])" office:value-type="float" office:value="0.00200459262627306">
            <text:p>0,0020045926</text:p>
          </table:table-cell>
        </table:table-row>
        <table:table-row table:style-name="ro1">
          <table:table-cell office:value-type="float" office:value="1.33057755627">
            <text:p>1,3305775563</text:p>
          </table:table-cell>
          <table:table-cell office:value-type="float" office:value="6.73382132361">
            <text:p>6,7338213236</text:p>
          </table:table-cell>
          <table:table-cell table:formula="of:=FREQUENCY([.B$14:.B$1013];[.B641])/1000" office:value-type="float" office:value="0.628">
            <text:p>0,628</text:p>
          </table:table-cell>
          <table:table-cell table:formula="of:=NORMDIST([.B641];[.A$8];[.B$8];1)" office:value-type="float" office:value="0.624023269705915">
            <text:p>0,6240232697</text:p>
          </table:table-cell>
          <table:table-cell table:formula="of:=ABS([.D641]-[.C641])" office:value-type="float" office:value="0.00397673029408485">
            <text:p>0,0039767303</text:p>
          </table:table-cell>
          <table:table-cell table:formula="of:=ABS([.D641]-[.C640])" office:value-type="float" office:value="0.00297673029408485">
            <text:p>0,0029767303</text:p>
          </table:table-cell>
        </table:table-row>
        <table:table-row table:style-name="ro1">
          <table:table-cell office:value-type="float" office:value="6.20282617784">
            <text:p>6,2028261778</text:p>
          </table:table-cell>
          <table:table-cell office:value-type="float" office:value="6.74034920855">
            <text:p>6,7403492086</text:p>
          </table:table-cell>
          <table:table-cell table:formula="of:=FREQUENCY([.B$14:.B$1013];[.B642])/1000" office:value-type="float" office:value="0.629">
            <text:p>0,629</text:p>
          </table:table-cell>
          <table:table-cell table:formula="of:=NORMDIST([.B642];[.A$8];[.B$8];1)" office:value-type="float" office:value="0.625234034958543">
            <text:p>0,625234035</text:p>
          </table:table-cell>
          <table:table-cell table:formula="of:=ABS([.D642]-[.C642])" office:value-type="float" office:value="0.00376596504145665">
            <text:p>0,003765965</text:p>
          </table:table-cell>
          <table:table-cell table:formula="of:=ABS([.D642]-[.C641])" office:value-type="float" office:value="0.00276596504145665">
            <text:p>0,002765965</text:p>
          </table:table-cell>
        </table:table-row>
        <table:table-row table:style-name="ro1">
          <table:table-cell office:value-type="float" office:value="3.38010023527">
            <text:p>3,3801002353</text:p>
          </table:table-cell>
          <table:table-cell office:value-type="float" office:value="6.74150270853">
            <text:p>6,7415027085</text:p>
          </table:table-cell>
          <table:table-cell table:formula="of:=FREQUENCY([.B$14:.B$1013];[.B643])/1000" office:value-type="float" office:value="0.63">
            <text:p>0,63</text:p>
          </table:table-cell>
          <table:table-cell table:formula="of:=NORMDIST([.B643];[.A$8];[.B$8];1)" office:value-type="float" office:value="0.625447853496795">
            <text:p>0,6254478535</text:p>
          </table:table-cell>
          <table:table-cell table:formula="of:=ABS([.D643]-[.C643])" office:value-type="float" office:value="0.0045521465032049">
            <text:p>0,0045521465</text:p>
          </table:table-cell>
          <table:table-cell table:formula="of:=ABS([.D643]-[.C642])" office:value-type="float" office:value="0.0035521465032049">
            <text:p>0,0035521465</text:p>
          </table:table-cell>
        </table:table-row>
        <table:table-row table:style-name="ro1">
          <table:table-cell office:value-type="float" office:value="5.80634171775">
            <text:p>5,8063417178</text:p>
          </table:table-cell>
          <table:table-cell office:value-type="float" office:value="6.74503018159">
            <text:p>6,7450301816</text:p>
          </table:table-cell>
          <table:table-cell table:formula="of:=FREQUENCY([.B$14:.B$1013];[.B644])/1000" office:value-type="float" office:value="0.631">
            <text:p>0,631</text:p>
          </table:table-cell>
          <table:table-cell table:formula="of:=NORMDIST([.B644];[.A$8];[.B$8];1)" office:value-type="float" office:value="0.626101484018509">
            <text:p>0,626101484</text:p>
          </table:table-cell>
          <table:table-cell table:formula="of:=ABS([.D644]-[.C644])" office:value-type="float" office:value="0.00489851598149127">
            <text:p>0,004898516</text:p>
          </table:table-cell>
          <table:table-cell table:formula="of:=ABS([.D644]-[.C643])" office:value-type="float" office:value="0.00389851598149127">
            <text:p>0,003898516</text:p>
          </table:table-cell>
        </table:table-row>
        <table:table-row table:style-name="ro1">
          <table:table-cell office:value-type="float" office:value="8.54827349429">
            <text:p>8,5482734943</text:p>
          </table:table-cell>
          <table:table-cell office:value-type="float" office:value="6.75024487883">
            <text:p>6,7502448788</text:p>
          </table:table-cell>
          <table:table-cell table:formula="of:=FREQUENCY([.B$14:.B$1013];[.B645])/1000" office:value-type="float" office:value="0.632">
            <text:p>0,632</text:p>
          </table:table-cell>
          <table:table-cell table:formula="of:=NORMDIST([.B645];[.A$8];[.B$8];1)" office:value-type="float" office:value="0.627067087882417">
            <text:p>0,6270670879</text:p>
          </table:table-cell>
          <table:table-cell table:formula="of:=ABS([.D645]-[.C645])" office:value-type="float" office:value="0.00493291211758318">
            <text:p>0,0049329121</text:p>
          </table:table-cell>
          <table:table-cell table:formula="of:=ABS([.D645]-[.C644])" office:value-type="float" office:value="0.00393291211758318">
            <text:p>0,0039329121</text:p>
          </table:table-cell>
        </table:table-row>
        <table:table-row table:style-name="ro1">
          <table:table-cell office:value-type="float" office:value="7.73355620373">
            <text:p>7,7335562037</text:p>
          </table:table-cell>
          <table:table-cell office:value-type="float" office:value="6.75086278392">
            <text:p>6,7508627839</text:p>
          </table:table-cell>
          <table:table-cell table:formula="of:=FREQUENCY([.B$14:.B$1013];[.B646])/1000" office:value-type="float" office:value="0.633">
            <text:p>0,633</text:p>
          </table:table-cell>
          <table:table-cell table:formula="of:=NORMDIST([.B646];[.A$8];[.B$8];1)" office:value-type="float" office:value="0.627181452427337">
            <text:p>0,6271814524</text:p>
          </table:table-cell>
          <table:table-cell table:formula="of:=ABS([.D646]-[.C646])" office:value-type="float" office:value="0.00581854757266298">
            <text:p>0,0058185476</text:p>
          </table:table-cell>
          <table:table-cell table:formula="of:=ABS([.D646]-[.C645])" office:value-type="float" office:value="0.00481854757266298">
            <text:p>0,0048185476</text:p>
          </table:table-cell>
        </table:table-row>
        <table:table-row table:style-name="ro1">
          <table:table-cell office:value-type="float" office:value="7.09517288338">
            <text:p>7,0951728834</text:p>
          </table:table-cell>
          <table:table-cell office:value-type="float" office:value="6.7509991907">
            <text:p>6,7509991907</text:p>
          </table:table-cell>
          <table:table-cell table:formula="of:=FREQUENCY([.B$14:.B$1013];[.B647])/1000" office:value-type="float" office:value="0.634">
            <text:p>0,634</text:p>
          </table:table-cell>
          <table:table-cell table:formula="of:=NORMDIST([.B647];[.A$8];[.B$8];1)" office:value-type="float" office:value="0.627206697673786">
            <text:p>0,6272066977</text:p>
          </table:table-cell>
          <table:table-cell table:formula="of:=ABS([.D647]-[.C647])" office:value-type="float" office:value="0.00679330232621389">
            <text:p>0,0067933023</text:p>
          </table:table-cell>
          <table:table-cell table:formula="of:=ABS([.D647]-[.C646])" office:value-type="float" office:value="0.00579330232621389">
            <text:p>0,0057933023</text:p>
          </table:table-cell>
        </table:table-row>
        <table:table-row table:style-name="ro1">
          <table:table-cell office:value-type="float" office:value="6.67991558845">
            <text:p>6,6799155885</text:p>
          </table:table-cell>
          <table:table-cell office:value-type="float" office:value="6.75775333964">
            <text:p>6,7577533396</text:p>
          </table:table-cell>
          <table:table-cell table:formula="of:=FREQUENCY([.B$14:.B$1013];[.B648])/1000" office:value-type="float" office:value="0.635">
            <text:p>0,635</text:p>
          </table:table-cell>
          <table:table-cell table:formula="of:=NORMDIST([.B648];[.A$8];[.B$8];1)" office:value-type="float" office:value="0.628456024689437">
            <text:p>0,6284560247</text:p>
          </table:table-cell>
          <table:table-cell table:formula="of:=ABS([.D648]-[.C648])" office:value-type="float" office:value="0.00654397531056283">
            <text:p>0,0065439753</text:p>
          </table:table-cell>
          <table:table-cell table:formula="of:=ABS([.D648]-[.C647])" office:value-type="float" office:value="0.00554397531056283">
            <text:p>0,0055439753</text:p>
          </table:table-cell>
        </table:table-row>
        <table:table-row table:style-name="ro1">
          <table:table-cell office:value-type="float" office:value="6.99837824799">
            <text:p>6,998378248</text:p>
          </table:table-cell>
          <table:table-cell office:value-type="float" office:value="6.75886743072">
            <text:p>6,7588674307</text:p>
          </table:table-cell>
          <table:table-cell table:formula="of:=FREQUENCY([.B$14:.B$1013];[.B649])/1000" office:value-type="float" office:value="0.636">
            <text:p>0,636</text:p>
          </table:table-cell>
          <table:table-cell table:formula="of:=NORMDIST([.B649];[.A$8];[.B$8];1)" office:value-type="float" office:value="0.628661970569937">
            <text:p>0,6286619706</text:p>
          </table:table-cell>
          <table:table-cell table:formula="of:=ABS([.D649]-[.C649])" office:value-type="float" office:value="0.00733802943006279">
            <text:p>0,0073380294</text:p>
          </table:table-cell>
          <table:table-cell table:formula="of:=ABS([.D649]-[.C648])" office:value-type="float" office:value="0.00633802943006279">
            <text:p>0,0063380294</text:p>
          </table:table-cell>
        </table:table-row>
        <table:table-row table:style-name="ro1">
          <table:table-cell office:value-type="float" office:value="5.01076179971">
            <text:p>5,0107617997</text:p>
          </table:table-cell>
          <table:table-cell office:value-type="float" office:value="6.75969571325">
            <text:p>6,7596957133</text:p>
          </table:table-cell>
          <table:table-cell table:formula="of:=FREQUENCY([.B$14:.B$1013];[.B650])/1000" office:value-type="float" office:value="0.637">
            <text:p>0,637</text:p>
          </table:table-cell>
          <table:table-cell table:formula="of:=NORMDIST([.B650];[.A$8];[.B$8];1)" office:value-type="float" office:value="0.628815059296819">
            <text:p>0,6288150593</text:p>
          </table:table-cell>
          <table:table-cell table:formula="of:=ABS([.D650]-[.C650])" office:value-type="float" office:value="0.0081849407031811">
            <text:p>0,0081849407</text:p>
          </table:table-cell>
          <table:table-cell table:formula="of:=ABS([.D650]-[.C649])" office:value-type="float" office:value="0.0071849407031811">
            <text:p>0,0071849407</text:p>
          </table:table-cell>
        </table:table-row>
        <table:table-row table:style-name="ro1">
          <table:table-cell office:value-type="float" office:value="5.54729787563">
            <text:p>5,5472978756</text:p>
          </table:table-cell>
          <table:table-cell office:value-type="float" office:value="6.76457133129">
            <text:p>6,7645713313</text:p>
          </table:table-cell>
          <table:table-cell table:formula="of:=FREQUENCY([.B$14:.B$1013];[.B651])/1000" office:value-type="float" office:value="0.638">
            <text:p>0,638</text:p>
          </table:table-cell>
          <table:table-cell table:formula="of:=NORMDIST([.B651];[.A$8];[.B$8];1)" office:value-type="float" office:value="0.629715789886634">
            <text:p>0,6297157899</text:p>
          </table:table-cell>
          <table:table-cell table:formula="of:=ABS([.D651]-[.C651])" office:value-type="float" office:value="0.008284210113366">
            <text:p>0,0082842101</text:p>
          </table:table-cell>
          <table:table-cell table:formula="of:=ABS([.D651]-[.C650])" office:value-type="float" office:value="0.007284210113366">
            <text:p>0,0072842101</text:p>
          </table:table-cell>
        </table:table-row>
        <table:table-row table:style-name="ro1">
          <table:table-cell office:value-type="float" office:value="5.0760211509">
            <text:p>5,0760211509</text:p>
          </table:table-cell>
          <table:table-cell office:value-type="float" office:value="6.76819361053">
            <text:p>6,7681936105</text:p>
          </table:table-cell>
          <table:table-cell table:formula="of:=FREQUENCY([.B$14:.B$1013];[.B652])/1000" office:value-type="float" office:value="0.639">
            <text:p>0,639</text:p>
          </table:table-cell>
          <table:table-cell table:formula="of:=NORMDIST([.B652];[.A$8];[.B$8];1)" office:value-type="float" office:value="0.630384516470319">
            <text:p>0,6303845165</text:p>
          </table:table-cell>
          <table:table-cell table:formula="of:=ABS([.D652]-[.C652])" office:value-type="float" office:value="0.00861548352968056">
            <text:p>0,0086154835</text:p>
          </table:table-cell>
          <table:table-cell table:formula="of:=ABS([.D652]-[.C651])" office:value-type="float" office:value="0.00761548352968056">
            <text:p>0,0076154835</text:p>
          </table:table-cell>
        </table:table-row>
        <table:table-row table:style-name="ro1">
          <table:table-cell office:value-type="float" office:value="6.01685755246">
            <text:p>6,0168575525</text:p>
          </table:table-cell>
          <table:table-cell office:value-type="float" office:value="6.7707905138">
            <text:p>6,7707905138</text:p>
          </table:table-cell>
          <table:table-cell table:formula="of:=FREQUENCY([.B$14:.B$1013];[.B653])/1000" office:value-type="float" office:value="0.64">
            <text:p>0,64</text:p>
          </table:table-cell>
          <table:table-cell table:formula="of:=NORMDIST([.B653];[.A$8];[.B$8];1)" office:value-type="float" office:value="0.630863700933412">
            <text:p>0,6308637009</text:p>
          </table:table-cell>
          <table:table-cell table:formula="of:=ABS([.D653]-[.C653])" office:value-type="float" office:value="0.00913629906658764">
            <text:p>0,0091362991</text:p>
          </table:table-cell>
          <table:table-cell table:formula="of:=ABS([.D653]-[.C652])" office:value-type="float" office:value="0.00813629906658764">
            <text:p>0,0081362991</text:p>
          </table:table-cell>
        </table:table-row>
        <table:table-row table:style-name="ro1">
          <table:table-cell office:value-type="float" office:value="6.14205566319">
            <text:p>6,1420556632</text:p>
          </table:table-cell>
          <table:table-cell office:value-type="float" office:value="6.7919377615">
            <text:p>6,7919377615</text:p>
          </table:table-cell>
          <table:table-cell table:formula="of:=FREQUENCY([.B$14:.B$1013];[.B654])/1000" office:value-type="float" office:value="0.641">
            <text:p>0,641</text:p>
          </table:table-cell>
          <table:table-cell table:formula="of:=NORMDIST([.B654];[.A$8];[.B$8];1)" office:value-type="float" office:value="0.63475819439375">
            <text:p>0,6347581944</text:p>
          </table:table-cell>
          <table:table-cell table:formula="of:=ABS([.D654]-[.C654])" office:value-type="float" office:value="0.00624180560624954">
            <text:p>0,0062418056</text:p>
          </table:table-cell>
          <table:table-cell table:formula="of:=ABS([.D654]-[.C653])" office:value-type="float" office:value="0.00524180560624954">
            <text:p>0,0052418056</text:p>
          </table:table-cell>
        </table:table-row>
        <table:table-row table:style-name="ro1">
          <table:table-cell office:value-type="float" office:value="5.54725865597">
            <text:p>5,547258656</text:p>
          </table:table-cell>
          <table:table-cell office:value-type="float" office:value="6.79441765136">
            <text:p>6,7944176514</text:p>
          </table:table-cell>
          <table:table-cell table:formula="of:=FREQUENCY([.B$14:.B$1013];[.B655])/1000" office:value-type="float" office:value="0.642">
            <text:p>0,642</text:p>
          </table:table-cell>
          <table:table-cell table:formula="of:=NORMDIST([.B655];[.A$8];[.B$8];1)" office:value-type="float" office:value="0.63521399271152">
            <text:p>0,6352139927</text:p>
          </table:table-cell>
          <table:table-cell table:formula="of:=ABS([.D655]-[.C655])" office:value-type="float" office:value="0.00678600728848044">
            <text:p>0,0067860073</text:p>
          </table:table-cell>
          <table:table-cell table:formula="of:=ABS([.D655]-[.C654])" office:value-type="float" office:value="0.00578600728848044">
            <text:p>0,0057860073</text:p>
          </table:table-cell>
        </table:table-row>
        <table:table-row table:style-name="ro1">
          <table:table-cell office:value-type="float" office:value="8.85161659439">
            <text:p>8,8516165944</text:p>
          </table:table-cell>
          <table:table-cell office:value-type="float" office:value="6.80767208081">
            <text:p>6,8076720808</text:p>
          </table:table-cell>
          <table:table-cell table:formula="of:=FREQUENCY([.B$14:.B$1013];[.B656])/1000" office:value-type="float" office:value="0.643">
            <text:p>0,643</text:p>
          </table:table-cell>
          <table:table-cell table:formula="of:=NORMDIST([.B656];[.A$8];[.B$8];1)" office:value-type="float" office:value="0.637646874317022">
            <text:p>0,6376468743</text:p>
          </table:table-cell>
          <table:table-cell table:formula="of:=ABS([.D656]-[.C656])" office:value-type="float" office:value="0.00535312568297819">
            <text:p>0,0053531257</text:p>
          </table:table-cell>
          <table:table-cell table:formula="of:=ABS([.D656]-[.C655])" office:value-type="float" office:value="0.00435312568297819">
            <text:p>0,0043531257</text:p>
          </table:table-cell>
        </table:table-row>
        <table:table-row table:style-name="ro1">
          <table:table-cell office:value-type="float" office:value="6.55903933767">
            <text:p>6,5590393377</text:p>
          </table:table-cell>
          <table:table-cell office:value-type="float" office:value="6.82029959849">
            <text:p>6,8202995985</text:p>
          </table:table-cell>
          <table:table-cell table:formula="of:=FREQUENCY([.B$14:.B$1013];[.B657])/1000" office:value-type="float" office:value="0.644">
            <text:p>0,644</text:p>
          </table:table-cell>
          <table:table-cell table:formula="of:=NORMDIST([.B657];[.A$8];[.B$8];1)" office:value-type="float" office:value="0.639959526730842">
            <text:p>0,6399595267</text:p>
          </table:table-cell>
          <table:table-cell table:formula="of:=ABS([.D657]-[.C657])" office:value-type="float" office:value="0.00404047326915846">
            <text:p>0,0040404733</text:p>
          </table:table-cell>
          <table:table-cell table:formula="of:=ABS([.D657]-[.C656])" office:value-type="float" office:value="0.00304047326915846">
            <text:p>0,0030404733</text:p>
          </table:table-cell>
        </table:table-row>
        <table:table-row table:style-name="ro1">
          <table:table-cell office:value-type="float" office:value="4.65927871771">
            <text:p>4,6592787177</text:p>
          </table:table-cell>
          <table:table-cell office:value-type="float" office:value="6.82083805545">
            <text:p>6,8208380555</text:p>
          </table:table-cell>
          <table:table-cell table:formula="of:=FREQUENCY([.B$14:.B$1013];[.B658])/1000" office:value-type="float" office:value="0.645">
            <text:p>0,645</text:p>
          </table:table-cell>
          <table:table-cell table:formula="of:=NORMDIST([.B658];[.A$8];[.B$8];1)" office:value-type="float" office:value="0.640058028737831">
            <text:p>0,6400580287</text:p>
          </table:table-cell>
          <table:table-cell table:formula="of:=ABS([.D658]-[.C658])" office:value-type="float" office:value="0.004941971262169">
            <text:p>0,0049419713</text:p>
          </table:table-cell>
          <table:table-cell table:formula="of:=ABS([.D658]-[.C657])" office:value-type="float" office:value="0.003941971262169">
            <text:p>0,0039419713</text:p>
          </table:table-cell>
        </table:table-row>
        <table:table-row table:style-name="ro1">
          <table:table-cell office:value-type="float" office:value="8.52867868679">
            <text:p>8,5286786868</text:p>
          </table:table-cell>
          <table:table-cell office:value-type="float" office:value="6.82305230267">
            <text:p>6,8230523027</text:p>
          </table:table-cell>
          <table:table-cell table:formula="of:=FREQUENCY([.B$14:.B$1013];[.B659])/1000" office:value-type="float" office:value="0.646">
            <text:p>0,646</text:p>
          </table:table-cell>
          <table:table-cell table:formula="of:=NORMDIST([.B659];[.A$8];[.B$8];1)" office:value-type="float" office:value="0.640462991694427">
            <text:p>0,6404629917</text:p>
          </table:table-cell>
          <table:table-cell table:formula="of:=ABS([.D659]-[.C659])" office:value-type="float" office:value="0.00553700830557347">
            <text:p>0,0055370083</text:p>
          </table:table-cell>
          <table:table-cell table:formula="of:=ABS([.D659]-[.C658])" office:value-type="float" office:value="0.00453700830557346">
            <text:p>0,0045370083</text:p>
          </table:table-cell>
        </table:table-row>
        <table:table-row table:style-name="ro1">
          <table:table-cell office:value-type="float" office:value="3.17821450168">
            <text:p>3,1782145017</text:p>
          </table:table-cell>
          <table:table-cell office:value-type="float" office:value="6.83022958104">
            <text:p>6,830229581</text:p>
          </table:table-cell>
          <table:table-cell table:formula="of:=FREQUENCY([.B$14:.B$1013];[.B660])/1000" office:value-type="float" office:value="0.647">
            <text:p>0,647</text:p>
          </table:table-cell>
          <table:table-cell table:formula="of:=NORMDIST([.B660];[.A$8];[.B$8];1)" office:value-type="float" office:value="0.641774555771913">
            <text:p>0,6417745558</text:p>
          </table:table-cell>
          <table:table-cell table:formula="of:=ABS([.D660]-[.C660])" office:value-type="float" office:value="0.00522544422808691">
            <text:p>0,0052254442</text:p>
          </table:table-cell>
          <table:table-cell table:formula="of:=ABS([.D660]-[.C659])" office:value-type="float" office:value="0.00422544422808691">
            <text:p>0,0042254442</text:p>
          </table:table-cell>
        </table:table-row>
        <table:table-row table:style-name="ro1">
          <table:table-cell office:value-type="float" office:value="7.91993995811">
            <text:p>7,9199399581</text:p>
          </table:table-cell>
          <table:table-cell office:value-type="float" office:value="6.83941724591">
            <text:p>6,8394172459</text:p>
          </table:table-cell>
          <table:table-cell table:formula="of:=FREQUENCY([.B$14:.B$1013];[.B661])/1000" office:value-type="float" office:value="0.648">
            <text:p>0,648</text:p>
          </table:table-cell>
          <table:table-cell table:formula="of:=NORMDIST([.B661];[.A$8];[.B$8];1)" office:value-type="float" office:value="0.643451054386747">
            <text:p>0,6434510544</text:p>
          </table:table-cell>
          <table:table-cell table:formula="of:=ABS([.D661]-[.C661])" office:value-type="float" office:value="0.00454894561325292">
            <text:p>0,0045489456</text:p>
          </table:table-cell>
          <table:table-cell table:formula="of:=ABS([.D661]-[.C660])" office:value-type="float" office:value="0.00354894561325292">
            <text:p>0,0035489456</text:p>
          </table:table-cell>
        </table:table-row>
        <table:table-row table:style-name="ro1">
          <table:table-cell office:value-type="float" office:value="7.18336916741">
            <text:p>7,1833691674</text:p>
          </table:table-cell>
          <table:table-cell office:value-type="float" office:value="6.85884420636">
            <text:p>6,8588442064</text:p>
          </table:table-cell>
          <table:table-cell table:formula="of:=FREQUENCY([.B$14:.B$1013];[.B662])/1000" office:value-type="float" office:value="0.649">
            <text:p>0,649</text:p>
          </table:table-cell>
          <table:table-cell table:formula="of:=NORMDIST([.B662];[.A$8];[.B$8];1)" office:value-type="float" office:value="0.64698679855969">
            <text:p>0,6469867986</text:p>
          </table:table-cell>
          <table:table-cell table:formula="of:=ABS([.D662]-[.C662])" office:value-type="float" office:value="0.00201320144030981">
            <text:p>0,0020132014</text:p>
          </table:table-cell>
          <table:table-cell table:formula="of:=ABS([.D662]-[.C661])" office:value-type="float" office:value="0.00101320144030981">
            <text:p>0,0010132014</text:p>
          </table:table-cell>
        </table:table-row>
        <table:table-row table:style-name="ro1">
          <table:table-cell office:value-type="float" office:value="5.16619017867">
            <text:p>5,1661901787</text:p>
          </table:table-cell>
          <table:table-cell office:value-type="float" office:value="6.87159464779">
            <text:p>6,8715946478</text:p>
          </table:table-cell>
          <table:table-cell table:formula="of:=FREQUENCY([.B$14:.B$1013];[.B663])/1000" office:value-type="float" office:value="0.65">
            <text:p>0,65</text:p>
          </table:table-cell>
          <table:table-cell table:formula="of:=NORMDIST([.B663];[.A$8];[.B$8];1)" office:value-type="float" office:value="0.649300546553681">
            <text:p>0,6493005466</text:p>
          </table:table-cell>
          <table:table-cell table:formula="of:=ABS([.D663]-[.C663])" office:value-type="float" office:value="0.000699453446318499">
            <text:p>0,0006994534</text:p>
          </table:table-cell>
          <table:table-cell table:formula="of:=ABS([.D663]-[.C662])" office:value-type="float" office:value="0.000300546553681502">
            <text:p>0,0003005466</text:p>
          </table:table-cell>
        </table:table-row>
        <table:table-row table:style-name="ro1">
          <table:table-cell office:value-type="float" office:value="6.19019107349">
            <text:p>6,1901910735</text:p>
          </table:table-cell>
          <table:table-cell office:value-type="float" office:value="6.87244940023">
            <text:p>6,8724494002</text:p>
          </table:table-cell>
          <table:table-cell table:formula="of:=FREQUENCY([.B$14:.B$1013];[.B664])/1000" office:value-type="float" office:value="0.651">
            <text:p>0,651</text:p>
          </table:table-cell>
          <table:table-cell table:formula="of:=NORMDIST([.B664];[.A$8];[.B$8];1)" office:value-type="float" office:value="0.649455456739646">
            <text:p>0,6494554567</text:p>
          </table:table-cell>
          <table:table-cell table:formula="of:=ABS([.D664]-[.C664])" office:value-type="float" office:value="0.00154454326035358">
            <text:p>0,0015445433</text:p>
          </table:table-cell>
          <table:table-cell table:formula="of:=ABS([.D664]-[.C663])" office:value-type="float" office:value="0.000544543260353581">
            <text:p>0,0005445433</text:p>
          </table:table-cell>
        </table:table-row>
        <table:table-row table:style-name="ro1">
          <table:table-cell office:value-type="float" office:value="8.33751596242">
            <text:p>8,3375159624</text:p>
          </table:table-cell>
          <table:table-cell office:value-type="float" office:value="6.87712202677">
            <text:p>6,8771220268</text:p>
          </table:table-cell>
          <table:table-cell table:formula="of:=FREQUENCY([.B$14:.B$1013];[.B665])/1000" office:value-type="float" office:value="0.652">
            <text:p>0,652</text:p>
          </table:table-cell>
          <table:table-cell table:formula="of:=NORMDIST([.B665];[.A$8];[.B$8];1)" office:value-type="float" office:value="0.650301855589107">
            <text:p>0,6503018556</text:p>
          </table:table-cell>
          <table:table-cell table:formula="of:=ABS([.D665]-[.C665])" office:value-type="float" office:value="0.00169814441089267">
            <text:p>0,0016981444</text:p>
          </table:table-cell>
          <table:table-cell table:formula="of:=ABS([.D665]-[.C664])" office:value-type="float" office:value="0.000698144410892665">
            <text:p>0,0006981444</text:p>
          </table:table-cell>
        </table:table-row>
        <table:table-row table:style-name="ro1">
          <table:table-cell office:value-type="float" office:value="6.01222013065">
            <text:p>6,0122201307</text:p>
          </table:table-cell>
          <table:table-cell office:value-type="float" office:value="6.88307623249">
            <text:p>6,8830762325</text:p>
          </table:table-cell>
          <table:table-cell table:formula="of:=FREQUENCY([.B$14:.B$1013];[.B666])/1000" office:value-type="float" office:value="0.653">
            <text:p>0,653</text:p>
          </table:table-cell>
          <table:table-cell table:formula="of:=NORMDIST([.B666];[.A$8];[.B$8];1)" office:value-type="float" office:value="0.651379317439371">
            <text:p>0,6513793174</text:p>
          </table:table-cell>
          <table:table-cell table:formula="of:=ABS([.D666]-[.C666])" office:value-type="float" office:value="0.00162068256062942">
            <text:p>0,0016206826</text:p>
          </table:table-cell>
          <table:table-cell table:formula="of:=ABS([.D666]-[.C665])" office:value-type="float" office:value="0.000620682560629415">
            <text:p>0,0006206826</text:p>
          </table:table-cell>
        </table:table-row>
        <table:table-row table:style-name="ro1">
          <table:table-cell office:value-type="float" office:value="6.0783573209">
            <text:p>6,0783573209</text:p>
          </table:table-cell>
          <table:table-cell office:value-type="float" office:value="6.88636201325">
            <text:p>6,8863620133</text:p>
          </table:table-cell>
          <table:table-cell table:formula="of:=FREQUENCY([.B$14:.B$1013];[.B667])/1000" office:value-type="float" office:value="0.654">
            <text:p>0,654</text:p>
          </table:table-cell>
          <table:table-cell table:formula="of:=NORMDIST([.B667];[.A$8];[.B$8];1)" office:value-type="float" office:value="0.651973384351093">
            <text:p>0,6519733844</text:p>
          </table:table-cell>
          <table:table-cell table:formula="of:=ABS([.D667]-[.C667])" office:value-type="float" office:value="0.00202661564890683">
            <text:p>0,0020266156</text:p>
          </table:table-cell>
          <table:table-cell table:formula="of:=ABS([.D667]-[.C666])" office:value-type="float" office:value="0.00102661564890683">
            <text:p>0,0010266156</text:p>
          </table:table-cell>
        </table:table-row>
        <table:table-row table:style-name="ro1">
          <table:table-cell office:value-type="float" office:value="5.20592255567">
            <text:p>5,2059225557</text:p>
          </table:table-cell>
          <table:table-cell office:value-type="float" office:value="6.88946240496">
            <text:p>6,889462405</text:p>
          </table:table-cell>
          <table:table-cell table:formula="of:=FREQUENCY([.B$14:.B$1013];[.B668])/1000" office:value-type="float" office:value="0.655">
            <text:p>0,655</text:p>
          </table:table-cell>
          <table:table-cell table:formula="of:=NORMDIST([.B668];[.A$8];[.B$8];1)" office:value-type="float" office:value="0.652533591274257">
            <text:p>0,6525335913</text:p>
          </table:table-cell>
          <table:table-cell table:formula="of:=ABS([.D668]-[.C668])" office:value-type="float" office:value="0.00246640872574266">
            <text:p>0,0024664087</text:p>
          </table:table-cell>
          <table:table-cell table:formula="of:=ABS([.D668]-[.C667])" office:value-type="float" office:value="0.00146640872574266">
            <text:p>0,0014664087</text:p>
          </table:table-cell>
        </table:table-row>
        <table:table-row table:style-name="ro1">
          <table:table-cell office:value-type="float" office:value="8.9112128824">
            <text:p>8,9112128824</text:p>
          </table:table-cell>
          <table:table-cell office:value-type="float" office:value="6.89404227237">
            <text:p>6,8940422724</text:p>
          </table:table-cell>
          <table:table-cell table:formula="of:=FREQUENCY([.B$14:.B$1013];[.B669])/1000" office:value-type="float" office:value="0.656">
            <text:p>0,656</text:p>
          </table:table-cell>
          <table:table-cell table:formula="of:=NORMDIST([.B669];[.A$8];[.B$8];1)" office:value-type="float" office:value="0.653360513775302">
            <text:p>0,6533605138</text:p>
          </table:table-cell>
          <table:table-cell table:formula="of:=ABS([.D669]-[.C669])" office:value-type="float" office:value="0.00263948622469845">
            <text:p>0,0026394862</text:p>
          </table:table-cell>
          <table:table-cell table:formula="of:=ABS([.D669]-[.C668])" office:value-type="float" office:value="0.00163948622469845">
            <text:p>0,0016394862</text:p>
          </table:table-cell>
        </table:table-row>
        <table:table-row table:style-name="ro1">
          <table:table-cell office:value-type="float" office:value="2.08362461779">
            <text:p>2,0836246178</text:p>
          </table:table-cell>
          <table:table-cell office:value-type="float" office:value="6.89961273057">
            <text:p>6,8996127306</text:p>
          </table:table-cell>
          <table:table-cell table:formula="of:=FREQUENCY([.B$14:.B$1013];[.B670])/1000" office:value-type="float" office:value="0.657">
            <text:p>0,657</text:p>
          </table:table-cell>
          <table:table-cell table:formula="of:=NORMDIST([.B670];[.A$8];[.B$8];1)" office:value-type="float" office:value="0.65436530903362">
            <text:p>0,654365309</text:p>
          </table:table-cell>
          <table:table-cell table:formula="of:=ABS([.D670]-[.C670])" office:value-type="float" office:value="0.00263469096638036">
            <text:p>0,002634691</text:p>
          </table:table-cell>
          <table:table-cell table:formula="of:=ABS([.D670]-[.C669])" office:value-type="float" office:value="0.00163469096638036">
            <text:p>0,001634691</text:p>
          </table:table-cell>
        </table:table-row>
        <table:table-row table:style-name="ro1">
          <table:table-cell office:value-type="float" office:value="10.9027943763">
            <text:p>10,9027943763</text:p>
          </table:table-cell>
          <table:table-cell office:value-type="float" office:value="6.90184995589">
            <text:p>6,9018499559</text:p>
          </table:table-cell>
          <table:table-cell table:formula="of:=FREQUENCY([.B$14:.B$1013];[.B671])/1000" office:value-type="float" office:value="0.658">
            <text:p>0,658</text:p>
          </table:table-cell>
          <table:table-cell table:formula="of:=NORMDIST([.B671];[.A$8];[.B$8];1)" office:value-type="float" office:value="0.65476855272705">
            <text:p>0,6547685527</text:p>
          </table:table-cell>
          <table:table-cell table:formula="of:=ABS([.D671]-[.C671])" office:value-type="float" office:value="0.00323144727294977">
            <text:p>0,0032314473</text:p>
          </table:table-cell>
          <table:table-cell table:formula="of:=ABS([.D671]-[.C670])" office:value-type="float" office:value="0.00223144727294977">
            <text:p>0,0022314473</text:p>
          </table:table-cell>
        </table:table-row>
        <table:table-row table:style-name="ro1">
          <table:table-cell office:value-type="float" office:value="7.97496278421">
            <text:p>7,9749627842</text:p>
          </table:table-cell>
          <table:table-cell office:value-type="float" office:value="6.90564870653">
            <text:p>6,9056487065</text:p>
          </table:table-cell>
          <table:table-cell table:formula="of:=FREQUENCY([.B$14:.B$1013];[.B672])/1000" office:value-type="float" office:value="0.659">
            <text:p>0,659</text:p>
          </table:table-cell>
          <table:table-cell table:formula="of:=NORMDIST([.B672];[.A$8];[.B$8];1)" office:value-type="float" office:value="0.655452847564353">
            <text:p>0,6554528476</text:p>
          </table:table-cell>
          <table:table-cell table:formula="of:=ABS([.D672]-[.C672])" office:value-type="float" office:value="0.00354715243564752">
            <text:p>0,0035471524</text:p>
          </table:table-cell>
          <table:table-cell table:formula="of:=ABS([.D672]-[.C671])" office:value-type="float" office:value="0.00254715243564751">
            <text:p>0,0025471524</text:p>
          </table:table-cell>
        </table:table-row>
        <table:table-row table:style-name="ro1">
          <table:table-cell office:value-type="float" office:value="9.30397605373">
            <text:p>9,3039760537</text:p>
          </table:table-cell>
          <table:table-cell office:value-type="float" office:value="6.91694821028">
            <text:p>6,9169482103</text:p>
          </table:table-cell>
          <table:table-cell table:formula="of:=FREQUENCY([.B$14:.B$1013];[.B673])/1000" office:value-type="float" office:value="0.66">
            <text:p>0,66</text:p>
          </table:table-cell>
          <table:table-cell table:formula="of:=NORMDIST([.B673];[.A$8];[.B$8];1)" office:value-type="float" office:value="0.657485291513672">
            <text:p>0,6574852915</text:p>
          </table:table-cell>
          <table:table-cell table:formula="of:=ABS([.D673]-[.C673])" office:value-type="float" office:value="0.00251470848632818">
            <text:p>0,0025147085</text:p>
          </table:table-cell>
          <table:table-cell table:formula="of:=ABS([.D673]-[.C672])" office:value-type="float" office:value="0.00151470848632818">
            <text:p>0,0015147085</text:p>
          </table:table-cell>
        </table:table-row>
        <table:table-row table:style-name="ro1">
          <table:table-cell office:value-type="float" office:value="8.02026074927">
            <text:p>8,0202607493</text:p>
          </table:table-cell>
          <table:table-cell office:value-type="float" office:value="6.91985744225">
            <text:p>6,9198574423</text:p>
          </table:table-cell>
          <table:table-cell table:formula="of:=FREQUENCY([.B$14:.B$1013];[.B674])/1000" office:value-type="float" office:value="0.661">
            <text:p>0,661</text:p>
          </table:table-cell>
          <table:table-cell table:formula="of:=NORMDIST([.B674];[.A$8];[.B$8];1)" office:value-type="float" office:value="0.658007841210015">
            <text:p>0,6580078412</text:p>
          </table:table-cell>
          <table:table-cell table:formula="of:=ABS([.D674]-[.C674])" office:value-type="float" office:value="0.00299215878998471">
            <text:p>0,0029921588</text:p>
          </table:table-cell>
          <table:table-cell table:formula="of:=ABS([.D674]-[.C673])" office:value-type="float" office:value="0.00199215878998471">
            <text:p>0,0019921588</text:p>
          </table:table-cell>
        </table:table-row>
        <table:table-row table:style-name="ro1">
          <table:table-cell office:value-type="float" office:value="11.015937523">
            <text:p>11,015937523</text:p>
          </table:table-cell>
          <table:table-cell office:value-type="float" office:value="6.9280543537">
            <text:p>6,9280543537</text:p>
          </table:table-cell>
          <table:table-cell table:formula="of:=FREQUENCY([.B$14:.B$1013];[.B675])/1000" office:value-type="float" office:value="0.662">
            <text:p>0,662</text:p>
          </table:table-cell>
          <table:table-cell table:formula="of:=NORMDIST([.B675];[.A$8];[.B$8];1)" office:value-type="float" office:value="0.659478522352803">
            <text:p>0,6594785224</text:p>
          </table:table-cell>
          <table:table-cell table:formula="of:=ABS([.D675]-[.C675])" office:value-type="float" office:value="0.00252147764719668">
            <text:p>0,0025214776</text:p>
          </table:table-cell>
          <table:table-cell table:formula="of:=ABS([.D675]-[.C674])" office:value-type="float" office:value="0.00152147764719668">
            <text:p>0,0015214776</text:p>
          </table:table-cell>
        </table:table-row>
        <table:table-row table:style-name="ro1">
          <table:table-cell office:value-type="float" office:value="6.28467351139">
            <text:p>6,2846735114</text:p>
          </table:table-cell>
          <table:table-cell office:value-type="float" office:value="6.93044098631">
            <text:p>6,9304409863</text:p>
          </table:table-cell>
          <table:table-cell table:formula="of:=FREQUENCY([.B$14:.B$1013];[.B676])/1000" office:value-type="float" office:value="0.663">
            <text:p>0,663</text:p>
          </table:table-cell>
          <table:table-cell table:formula="of:=NORMDIST([.B676];[.A$8];[.B$8];1)" office:value-type="float" office:value="0.659906275248668">
            <text:p>0,6599062752</text:p>
          </table:table-cell>
          <table:table-cell table:formula="of:=ABS([.D676]-[.C676])" office:value-type="float" office:value="0.00309372475133196">
            <text:p>0,0030937248</text:p>
          </table:table-cell>
          <table:table-cell table:formula="of:=ABS([.D676]-[.C675])" office:value-type="float" office:value="0.00209372475133196">
            <text:p>0,0020937248</text:p>
          </table:table-cell>
        </table:table-row>
        <table:table-row table:style-name="ro1">
          <table:table-cell office:value-type="float" office:value="5.34261718034">
            <text:p>5,3426171803</text:p>
          </table:table-cell>
          <table:table-cell office:value-type="float" office:value="6.93388916113">
            <text:p>6,9338891611</text:p>
          </table:table-cell>
          <table:table-cell table:formula="of:=FREQUENCY([.B$14:.B$1013];[.B677])/1000" office:value-type="float" office:value="0.664">
            <text:p>0,664</text:p>
          </table:table-cell>
          <table:table-cell table:formula="of:=NORMDIST([.B677];[.A$8];[.B$8];1)" office:value-type="float" office:value="0.660523923451402">
            <text:p>0,6605239235</text:p>
          </table:table-cell>
          <table:table-cell table:formula="of:=ABS([.D677]-[.C677])" office:value-type="float" office:value="0.00347607654859827">
            <text:p>0,0034760765</text:p>
          </table:table-cell>
          <table:table-cell table:formula="of:=ABS([.D677]-[.C676])" office:value-type="float" office:value="0.00247607654859827">
            <text:p>0,0024760765</text:p>
          </table:table-cell>
        </table:table-row>
        <table:table-row table:style-name="ro1">
          <table:table-cell office:value-type="float" office:value="5.50058622796">
            <text:p>5,500586228</text:p>
          </table:table-cell>
          <table:table-cell office:value-type="float" office:value="6.93438498105">
            <text:p>6,9343849811</text:p>
          </table:table-cell>
          <table:table-cell table:formula="of:=FREQUENCY([.B$14:.B$1013];[.B678])/1000" office:value-type="float" office:value="0.665">
            <text:p>0,665</text:p>
          </table:table-cell>
          <table:table-cell table:formula="of:=NORMDIST([.B678];[.A$8];[.B$8];1)" office:value-type="float" office:value="0.660612700916809">
            <text:p>0,6606127009</text:p>
          </table:table-cell>
          <table:table-cell table:formula="of:=ABS([.D678]-[.C678])" office:value-type="float" office:value="0.00438729908319102">
            <text:p>0,0043872991</text:p>
          </table:table-cell>
          <table:table-cell table:formula="of:=ABS([.D678]-[.C677])" office:value-type="float" office:value="0.00338729908319102">
            <text:p>0,0033872991</text:p>
          </table:table-cell>
        </table:table-row>
        <table:table-row table:style-name="ro1">
          <table:table-cell office:value-type="float" office:value="6.27881073991">
            <text:p>6,2788107399</text:p>
          </table:table-cell>
          <table:table-cell office:value-type="float" office:value="6.94918951313">
            <text:p>6,9491895131</text:p>
          </table:table-cell>
          <table:table-cell table:formula="of:=FREQUENCY([.B$14:.B$1013];[.B679])/1000" office:value-type="float" office:value="0.666">
            <text:p>0,666</text:p>
          </table:table-cell>
          <table:table-cell table:formula="of:=NORMDIST([.B679];[.A$8];[.B$8];1)" office:value-type="float" office:value="0.663259354064442">
            <text:p>0,6632593541</text:p>
          </table:table-cell>
          <table:table-cell table:formula="of:=ABS([.D679]-[.C679])" office:value-type="float" office:value="0.00274064593555756">
            <text:p>0,0027406459</text:p>
          </table:table-cell>
          <table:table-cell table:formula="of:=ABS([.D679]-[.C678])" office:value-type="float" office:value="0.00174064593555756">
            <text:p>0,0017406459</text:p>
          </table:table-cell>
        </table:table-row>
        <table:table-row table:style-name="ro1">
          <table:table-cell office:value-type="float" office:value="8.50220022043">
            <text:p>8,5022002204</text:p>
          </table:table-cell>
          <table:table-cell office:value-type="float" office:value="6.96461066624">
            <text:p>6,9646106662</text:p>
          </table:table-cell>
          <table:table-cell table:formula="of:=FREQUENCY([.B$14:.B$1013];[.B680])/1000" office:value-type="float" office:value="0.667">
            <text:p>0,667</text:p>
          </table:table-cell>
          <table:table-cell table:formula="of:=NORMDIST([.B680];[.A$8];[.B$8];1)" office:value-type="float" office:value="0.666007669279582">
            <text:p>0,6660076693</text:p>
          </table:table-cell>
          <table:table-cell table:formula="of:=ABS([.D680]-[.C680])" office:value-type="float" office:value="0.000992330720418377">
            <text:p>0,0009923307</text:p>
          </table:table-cell>
          <table:table-cell table:formula="of:=ABS([.D680]-[.C679])" office:value-type="float" office:value="0.00000766927958162356">
            <text:p>7,66927958162356E-006</text:p>
          </table:table-cell>
        </table:table-row>
        <table:table-row table:style-name="ro1">
          <table:table-cell office:value-type="float" office:value="7.75383283804">
            <text:p>7,753832838</text:p>
          </table:table-cell>
          <table:table-cell office:value-type="float" office:value="6.97030247373">
            <text:p>6,9703024737</text:p>
          </table:table-cell>
          <table:table-cell table:formula="of:=FREQUENCY([.B$14:.B$1013];[.B681])/1000" office:value-type="float" office:value="0.668">
            <text:p>0,668</text:p>
          </table:table-cell>
          <table:table-cell table:formula="of:=NORMDIST([.B681];[.A$8];[.B$8];1)" office:value-type="float" office:value="0.667019812001674">
            <text:p>0,667019812</text:p>
          </table:table-cell>
          <table:table-cell table:formula="of:=ABS([.D681]-[.C681])" office:value-type="float" office:value="0.000980187998325777">
            <text:p>0,000980188</text:p>
          </table:table-cell>
          <table:table-cell table:formula="of:=ABS([.D681]-[.C680])" office:value-type="float" office:value="0.0000198120016742243">
            <text:p>0,000019812</text:p>
          </table:table-cell>
        </table:table-row>
        <table:table-row table:style-name="ro1">
          <table:table-cell office:value-type="float" office:value="7.99789363527">
            <text:p>7,9978936353</text:p>
          </table:table-cell>
          <table:table-cell office:value-type="float" office:value="6.9734937214">
            <text:p>6,9734937214</text:p>
          </table:table-cell>
          <table:table-cell table:formula="of:=FREQUENCY([.B$14:.B$1013];[.B682])/1000" office:value-type="float" office:value="0.669">
            <text:p>0,669</text:p>
          </table:table-cell>
          <table:table-cell table:formula="of:=NORMDIST([.B682];[.A$8];[.B$8];1)" office:value-type="float" office:value="0.667586762642781">
            <text:p>0,6675867626</text:p>
          </table:table-cell>
          <table:table-cell table:formula="of:=ABS([.D682]-[.C682])" office:value-type="float" office:value="0.00141323735721943">
            <text:p>0,0014132374</text:p>
          </table:table-cell>
          <table:table-cell table:formula="of:=ABS([.D682]-[.C681])" office:value-type="float" office:value="0.000413237357219431">
            <text:p>0,0004132374</text:p>
          </table:table-cell>
        </table:table-row>
        <table:table-row table:style-name="ro1">
          <table:table-cell office:value-type="float" office:value="6.9280543537">
            <text:p>6,9280543537</text:p>
          </table:table-cell>
          <table:table-cell office:value-type="float" office:value="6.97753236405">
            <text:p>6,9775323641</text:p>
          </table:table-cell>
          <table:table-cell table:formula="of:=FREQUENCY([.B$14:.B$1013];[.B683])/1000" office:value-type="float" office:value="0.67">
            <text:p>0,67</text:p>
          </table:table-cell>
          <table:table-cell table:formula="of:=NORMDIST([.B683];[.A$8];[.B$8];1)" office:value-type="float" office:value="0.668303710325752">
            <text:p>0,6683037103</text:p>
          </table:table-cell>
          <table:table-cell table:formula="of:=ABS([.D683]-[.C683])" office:value-type="float" office:value="0.00169628967424795">
            <text:p>0,0016962897</text:p>
          </table:table-cell>
          <table:table-cell table:formula="of:=ABS([.D683]-[.C682])" office:value-type="float" office:value="0.000696289674247952">
            <text:p>0,0006962897</text:p>
          </table:table-cell>
        </table:table-row>
        <table:table-row table:style-name="ro1">
          <table:table-cell office:value-type="float" office:value="4.23468649088">
            <text:p>4,2346864909</text:p>
          </table:table-cell>
          <table:table-cell office:value-type="float" office:value="6.9849735055">
            <text:p>6,9849735055</text:p>
          </table:table-cell>
          <table:table-cell table:formula="of:=FREQUENCY([.B$14:.B$1013];[.B684])/1000" office:value-type="float" office:value="0.671">
            <text:p>0,671</text:p>
          </table:table-cell>
          <table:table-cell table:formula="of:=NORMDIST([.B684];[.A$8];[.B$8];1)" office:value-type="float" office:value="0.669623061586991">
            <text:p>0,6696230616</text:p>
          </table:table-cell>
          <table:table-cell table:formula="of:=ABS([.D684]-[.C684])" office:value-type="float" office:value="0.00137693841300901">
            <text:p>0,0013769384</text:p>
          </table:table-cell>
          <table:table-cell table:formula="of:=ABS([.D684]-[.C683])" office:value-type="float" office:value="0.000376938413009009">
            <text:p>0,0003769384</text:p>
          </table:table-cell>
        </table:table-row>
        <table:table-row table:style-name="ro1">
          <table:table-cell office:value-type="float" office:value="7.25132476553">
            <text:p>7,2513247655</text:p>
          </table:table-cell>
          <table:table-cell office:value-type="float" office:value="6.99136039178">
            <text:p>6,9913603918</text:p>
          </table:table-cell>
          <table:table-cell table:formula="of:=FREQUENCY([.B$14:.B$1013];[.B685])/1000" office:value-type="float" office:value="0.672">
            <text:p>0,672</text:p>
          </table:table-cell>
          <table:table-cell table:formula="of:=NORMDIST([.B685];[.A$8];[.B$8];1)" office:value-type="float" office:value="0.670753809825825">
            <text:p>0,6707538098</text:p>
          </table:table-cell>
          <table:table-cell table:formula="of:=ABS([.D685]-[.C685])" office:value-type="float" office:value="0.00124619017417527">
            <text:p>0,0012461902</text:p>
          </table:table-cell>
          <table:table-cell table:formula="of:=ABS([.D685]-[.C684])" office:value-type="float" office:value="0.000246190174175265">
            <text:p>0,0002461902</text:p>
          </table:table-cell>
        </table:table-row>
        <table:table-row table:style-name="ro1">
          <table:table-cell office:value-type="float" office:value="8.98960004144">
            <text:p>8,9896000414</text:p>
          </table:table-cell>
          <table:table-cell office:value-type="float" office:value="6.99204362192">
            <text:p>6,9920436219</text:p>
          </table:table-cell>
          <table:table-cell table:formula="of:=FREQUENCY([.B$14:.B$1013];[.B686])/1000" office:value-type="float" office:value="0.673">
            <text:p>0,673</text:p>
          </table:table-cell>
          <table:table-cell table:formula="of:=NORMDIST([.B686];[.A$8];[.B$8];1)" office:value-type="float" office:value="0.670874678179848">
            <text:p>0,6708746782</text:p>
          </table:table-cell>
          <table:table-cell table:formula="of:=ABS([.D686]-[.C686])" office:value-type="float" office:value="0.00212532182015202">
            <text:p>0,0021253218</text:p>
          </table:table-cell>
          <table:table-cell table:formula="of:=ABS([.D686]-[.C685])" office:value-type="float" office:value="0.00112532182015201">
            <text:p>0,0011253218</text:p>
          </table:table-cell>
        </table:table-row>
        <table:table-row table:style-name="ro1">
          <table:table-cell office:value-type="float" office:value="7.46855749178">
            <text:p>7,4685574918</text:p>
          </table:table-cell>
          <table:table-cell office:value-type="float" office:value="6.99823640162">
            <text:p>6,9982364016</text:p>
          </table:table-cell>
          <table:table-cell table:formula="of:=FREQUENCY([.B$14:.B$1013];[.B687])/1000" office:value-type="float" office:value="0.674">
            <text:p>0,674</text:p>
          </table:table-cell>
          <table:table-cell table:formula="of:=NORMDIST([.B687];[.A$8];[.B$8];1)" office:value-type="float" office:value="0.671969409782559">
            <text:p>0,6719694098</text:p>
          </table:table-cell>
          <table:table-cell table:formula="of:=ABS([.D687]-[.C687])" office:value-type="float" office:value="0.0020305902174409">
            <text:p>0,0020305902</text:p>
          </table:table-cell>
          <table:table-cell table:formula="of:=ABS([.D687]-[.C686])" office:value-type="float" office:value="0.0010305902174409">
            <text:p>0,0010305902</text:p>
          </table:table-cell>
        </table:table-row>
        <table:table-row table:style-name="ro1">
          <table:table-cell office:value-type="float" office:value="5.69255560627">
            <text:p>5,6925556063</text:p>
          </table:table-cell>
          <table:table-cell office:value-type="float" office:value="6.99837824799">
            <text:p>6,998378248</text:p>
          </table:table-cell>
          <table:table-cell table:formula="of:=FREQUENCY([.B$14:.B$1013];[.B688])/1000" office:value-type="float" office:value="0.675">
            <text:p>0,675</text:p>
          </table:table-cell>
          <table:table-cell table:formula="of:=NORMDIST([.B688];[.A$8];[.B$8];1)" office:value-type="float" office:value="0.671994467489656">
            <text:p>0,6719944675</text:p>
          </table:table-cell>
          <table:table-cell table:formula="of:=ABS([.D688]-[.C688])" office:value-type="float" office:value="0.00300553251034374">
            <text:p>0,0030055325</text:p>
          </table:table-cell>
          <table:table-cell table:formula="of:=ABS([.D688]-[.C687])" office:value-type="float" office:value="0.00200553251034374">
            <text:p>0,0020055325</text:p>
          </table:table-cell>
        </table:table-row>
        <table:table-row table:style-name="ro1">
          <table:table-cell office:value-type="float" office:value="3.63894087955">
            <text:p>3,6389408796</text:p>
          </table:table-cell>
          <table:table-cell office:value-type="float" office:value="7.00716182393">
            <text:p>7,0071618239</text:p>
          </table:table-cell>
          <table:table-cell table:formula="of:=FREQUENCY([.B$14:.B$1013];[.B689])/1000" office:value-type="float" office:value="0.676">
            <text:p>0,676</text:p>
          </table:table-cell>
          <table:table-cell table:formula="of:=NORMDIST([.B689];[.A$8];[.B$8];1)" office:value-type="float" office:value="0.673544607984247">
            <text:p>0,673544608</text:p>
          </table:table-cell>
          <table:table-cell table:formula="of:=ABS([.D689]-[.C689])" office:value-type="float" office:value="0.00245539201575351">
            <text:p>0,002455392</text:p>
          </table:table-cell>
          <table:table-cell table:formula="of:=ABS([.D689]-[.C688])" office:value-type="float" office:value="0.00145539201575351">
            <text:p>0,001455392</text:p>
          </table:table-cell>
        </table:table-row>
        <table:table-row table:style-name="ro1">
          <table:table-cell office:value-type="float" office:value="5.89305374206">
            <text:p>5,8930537421</text:p>
          </table:table-cell>
          <table:table-cell office:value-type="float" office:value="7.0125658463">
            <text:p>7,0125658463</text:p>
          </table:table-cell>
          <table:table-cell table:formula="of:=FREQUENCY([.B$14:.B$1013];[.B690])/1000" office:value-type="float" office:value="0.677">
            <text:p>0,677</text:p>
          </table:table-cell>
          <table:table-cell table:formula="of:=NORMDIST([.B690];[.A$8];[.B$8];1)" office:value-type="float" office:value="0.674496834228984">
            <text:p>0,6744968342</text:p>
          </table:table-cell>
          <table:table-cell table:formula="of:=ABS([.D690]-[.C690])" office:value-type="float" office:value="0.00250316577101561">
            <text:p>0,0025031658</text:p>
          </table:table-cell>
          <table:table-cell table:formula="of:=ABS([.D690]-[.C689])" office:value-type="float" office:value="0.00150316577101561">
            <text:p>0,0015031658</text:p>
          </table:table-cell>
        </table:table-row>
        <table:table-row table:style-name="ro1">
          <table:table-cell office:value-type="float" office:value="8.64831893869">
            <text:p>8,6483189387</text:p>
          </table:table-cell>
          <table:table-cell office:value-type="float" office:value="7.01572264758">
            <text:p>7,0157226476</text:p>
          </table:table-cell>
          <table:table-cell table:formula="of:=FREQUENCY([.B$14:.B$1013];[.B691])/1000" office:value-type="float" office:value="0.678">
            <text:p>0,678</text:p>
          </table:table-cell>
          <table:table-cell table:formula="of:=NORMDIST([.B691];[.A$8];[.B$8];1)" office:value-type="float" office:value="0.675052558511611">
            <text:p>0,6750525585</text:p>
          </table:table-cell>
          <table:table-cell table:formula="of:=ABS([.D691]-[.C691])" office:value-type="float" office:value="0.00294744148838866">
            <text:p>0,0029474415</text:p>
          </table:table-cell>
          <table:table-cell table:formula="of:=ABS([.D691]-[.C690])" office:value-type="float" office:value="0.00194744148838866">
            <text:p>0,0019474415</text:p>
          </table:table-cell>
        </table:table-row>
        <table:table-row table:style-name="ro1">
          <table:table-cell office:value-type="float" office:value="2.59454159759">
            <text:p>2,5945415976</text:p>
          </table:table-cell>
          <table:table-cell office:value-type="float" office:value="7.01664691616">
            <text:p>7,0166469162</text:p>
          </table:table-cell>
          <table:table-cell table:formula="of:=FREQUENCY([.B$14:.B$1013];[.B692])/1000" office:value-type="float" office:value="0.679">
            <text:p>0,679</text:p>
          </table:table-cell>
          <table:table-cell table:formula="of:=NORMDIST([.B692];[.A$8];[.B$8];1)" office:value-type="float" office:value="0.67521519342305">
            <text:p>0,6752151934</text:p>
          </table:table-cell>
          <table:table-cell table:formula="of:=ABS([.D692]-[.C692])" office:value-type="float" office:value="0.00378480657695024">
            <text:p>0,0037848066</text:p>
          </table:table-cell>
          <table:table-cell table:formula="of:=ABS([.D692]-[.C691])" office:value-type="float" office:value="0.00278480657695024">
            <text:p>0,0027848066</text:p>
          </table:table-cell>
        </table:table-row>
        <table:table-row table:style-name="ro1">
          <table:table-cell office:value-type="float" office:value="3.14953557315">
            <text:p>3,1495355732</text:p>
          </table:table-cell>
          <table:table-cell office:value-type="float" office:value="7.02008735867">
            <text:p>7,0200873587</text:p>
          </table:table-cell>
          <table:table-cell table:formula="of:=FREQUENCY([.B$14:.B$1013];[.B693])/1000" office:value-type="float" office:value="0.68">
            <text:p>0,68</text:p>
          </table:table-cell>
          <table:table-cell table:formula="of:=NORMDIST([.B693];[.A$8];[.B$8];1)" office:value-type="float" office:value="0.675820282260569">
            <text:p>0,6758202823</text:p>
          </table:table-cell>
          <table:table-cell table:formula="of:=ABS([.D693]-[.C693])" office:value-type="float" office:value="0.00417971773943093">
            <text:p>0,0041797177</text:p>
          </table:table-cell>
          <table:table-cell table:formula="of:=ABS([.D693]-[.C692])" office:value-type="float" office:value="0.00317971773943093">
            <text:p>0,0031797177</text:p>
          </table:table-cell>
        </table:table-row>
        <table:table-row table:style-name="ro1">
          <table:table-cell office:value-type="float" office:value="7.68021433056">
            <text:p>7,6802143306</text:p>
          </table:table-cell>
          <table:table-cell office:value-type="float" office:value="7.02471771957">
            <text:p>7,0247177196</text:p>
          </table:table-cell>
          <table:table-cell table:formula="of:=FREQUENCY([.B$14:.B$1013];[.B694])/1000" office:value-type="float" office:value="0.681">
            <text:p>0,681</text:p>
          </table:table-cell>
          <table:table-cell table:formula="of:=NORMDIST([.B694];[.A$8];[.B$8];1)" office:value-type="float" office:value="0.676633915552662">
            <text:p>0,6766339156</text:p>
          </table:table-cell>
          <table:table-cell table:formula="of:=ABS([.D694]-[.C694])" office:value-type="float" office:value="0.0043660844473381">
            <text:p>0,0043660844</text:p>
          </table:table-cell>
          <table:table-cell table:formula="of:=ABS([.D694]-[.C693])" office:value-type="float" office:value="0.0033660844473381">
            <text:p>0,0033660844</text:p>
          </table:table-cell>
        </table:table-row>
        <table:table-row table:style-name="ro1">
          <table:table-cell office:value-type="float" office:value="5.52491093302">
            <text:p>5,524910933</text:p>
          </table:table-cell>
          <table:table-cell office:value-type="float" office:value="7.02482431389">
            <text:p>7,0248243139</text:p>
          </table:table-cell>
          <table:table-cell table:formula="of:=FREQUENCY([.B$14:.B$1013];[.B695])/1000" office:value-type="float" office:value="0.682">
            <text:p>0,682</text:p>
          </table:table-cell>
          <table:table-cell table:formula="of:=NORMDIST([.B695];[.A$8];[.B$8];1)" office:value-type="float" office:value="0.676652636066645">
            <text:p>0,6766526361</text:p>
          </table:table-cell>
          <table:table-cell table:formula="of:=ABS([.D695]-[.C695])" office:value-type="float" office:value="0.00534736393335467">
            <text:p>0,0053473639</text:p>
          </table:table-cell>
          <table:table-cell table:formula="of:=ABS([.D695]-[.C694])" office:value-type="float" office:value="0.00434736393335466">
            <text:p>0,0043473639</text:p>
          </table:table-cell>
        </table:table-row>
        <table:table-row table:style-name="ro1">
          <table:table-cell office:value-type="float" office:value="7.92435213155">
            <text:p>7,9243521316</text:p>
          </table:table-cell>
          <table:table-cell office:value-type="float" office:value="7.02781251789">
            <text:p>7,0278125179</text:p>
          </table:table-cell>
          <table:table-cell table:formula="of:=FREQUENCY([.B$14:.B$1013];[.B696])/1000" office:value-type="float" office:value="0.683">
            <text:p>0,683</text:p>
          </table:table-cell>
          <table:table-cell table:formula="of:=NORMDIST([.B696];[.A$8];[.B$8];1)" office:value-type="float" office:value="0.67717725405987">
            <text:p>0,6771772541</text:p>
          </table:table-cell>
          <table:table-cell table:formula="of:=ABS([.D696]-[.C696])" office:value-type="float" office:value="0.00582274594012988">
            <text:p>0,0058227459</text:p>
          </table:table-cell>
          <table:table-cell table:formula="of:=ABS([.D696]-[.C695])" office:value-type="float" office:value="0.00482274594012988">
            <text:p>0,0048227459</text:p>
          </table:table-cell>
        </table:table-row>
        <table:table-row table:style-name="ro1">
          <table:table-cell office:value-type="float" office:value="6.93438498105">
            <text:p>6,9343849811</text:p>
          </table:table-cell>
          <table:table-cell office:value-type="float" office:value="7.03561244835">
            <text:p>7,0356124484</text:p>
          </table:table-cell>
          <table:table-cell table:formula="of:=FREQUENCY([.B$14:.B$1013];[.B697])/1000" office:value-type="float" office:value="0.684">
            <text:p>0,684</text:p>
          </table:table-cell>
          <table:table-cell table:formula="of:=NORMDIST([.B697];[.A$8];[.B$8];1)" office:value-type="float" office:value="0.678544970608584">
            <text:p>0,6785449706</text:p>
          </table:table-cell>
          <table:table-cell table:formula="of:=ABS([.D697]-[.C697])" office:value-type="float" office:value="0.00545502939141629">
            <text:p>0,0054550294</text:p>
          </table:table-cell>
          <table:table-cell table:formula="of:=ABS([.D697]-[.C696])" office:value-type="float" office:value="0.00445502939141629">
            <text:p>0,0044550294</text:p>
          </table:table-cell>
        </table:table-row>
        <table:table-row table:style-name="ro1">
          <table:table-cell office:value-type="float" office:value="4.25086416732">
            <text:p>4,2508641673</text:p>
          </table:table-cell>
          <table:table-cell office:value-type="float" office:value="7.03981762456">
            <text:p>7,0398176246</text:p>
          </table:table-cell>
          <table:table-cell table:formula="of:=FREQUENCY([.B$14:.B$1013];[.B698])/1000" office:value-type="float" office:value="0.685">
            <text:p>0,685</text:p>
          </table:table-cell>
          <table:table-cell table:formula="of:=NORMDIST([.B698];[.A$8];[.B$8];1)" office:value-type="float" office:value="0.679281346023326">
            <text:p>0,679281346</text:p>
          </table:table-cell>
          <table:table-cell table:formula="of:=ABS([.D698]-[.C698])" office:value-type="float" office:value="0.00571865397667426">
            <text:p>0,005718654</text:p>
          </table:table-cell>
          <table:table-cell table:formula="of:=ABS([.D698]-[.C697])" office:value-type="float" office:value="0.00471865397667426">
            <text:p>0,004718654</text:p>
          </table:table-cell>
        </table:table-row>
        <table:table-row table:style-name="ro1">
          <table:table-cell office:value-type="float" office:value="7.89475832669">
            <text:p>7,8947583267</text:p>
          </table:table-cell>
          <table:table-cell office:value-type="float" office:value="7.04230945085">
            <text:p>7,0423094509</text:p>
          </table:table-cell>
          <table:table-cell table:formula="of:=FREQUENCY([.B$14:.B$1013];[.B699])/1000" office:value-type="float" office:value="0.686">
            <text:p>0,686</text:p>
          </table:table-cell>
          <table:table-cell table:formula="of:=NORMDIST([.B699];[.A$8];[.B$8];1)" office:value-type="float" office:value="0.679717361480389">
            <text:p>0,6797173615</text:p>
          </table:table-cell>
          <table:table-cell table:formula="of:=ABS([.D699]-[.C699])" office:value-type="float" office:value="0.00628263851961142">
            <text:p>0,0062826385</text:p>
          </table:table-cell>
          <table:table-cell table:formula="of:=ABS([.D699]-[.C698])" office:value-type="float" office:value="0.00528263851961142">
            <text:p>0,0052826385</text:p>
          </table:table-cell>
        </table:table-row>
        <table:table-row table:style-name="ro1">
          <table:table-cell office:value-type="float" office:value="6.31913411005">
            <text:p>6,3191341101</text:p>
          </table:table-cell>
          <table:table-cell office:value-type="float" office:value="7.04598114731">
            <text:p>7,0459811473</text:p>
          </table:table-cell>
          <table:table-cell table:formula="of:=FREQUENCY([.B$14:.B$1013];[.B700])/1000" office:value-type="float" office:value="0.687">
            <text:p>0,687</text:p>
          </table:table-cell>
          <table:table-cell table:formula="of:=NORMDIST([.B700];[.A$8];[.B$8];1)" office:value-type="float" office:value="0.68035937652936">
            <text:p>0,6803593765</text:p>
          </table:table-cell>
          <table:table-cell table:formula="of:=ABS([.D700]-[.C700])" office:value-type="float" office:value="0.00664062347064043">
            <text:p>0,0066406235</text:p>
          </table:table-cell>
          <table:table-cell table:formula="of:=ABS([.D700]-[.C699])" office:value-type="float" office:value="0.00564062347064043">
            <text:p>0,0056406235</text:p>
          </table:table-cell>
        </table:table-row>
        <table:table-row table:style-name="ro1">
          <table:table-cell office:value-type="float" office:value="6.56024644194">
            <text:p>6,5602464419</text:p>
          </table:table-cell>
          <table:table-cell office:value-type="float" office:value="7.05009758931">
            <text:p>7,0500975893</text:p>
          </table:table-cell>
          <table:table-cell table:formula="of:=FREQUENCY([.B$14:.B$1013];[.B701])/1000" office:value-type="float" office:value="0.688">
            <text:p>0,688</text:p>
          </table:table-cell>
          <table:table-cell table:formula="of:=NORMDIST([.B701];[.A$8];[.B$8];1)" office:value-type="float" office:value="0.681078515440696">
            <text:p>0,6810785154</text:p>
          </table:table-cell>
          <table:table-cell table:formula="of:=ABS([.D701]-[.C701])" office:value-type="float" office:value="0.00692148455930397">
            <text:p>0,0069214846</text:p>
          </table:table-cell>
          <table:table-cell table:formula="of:=ABS([.D701]-[.C700])" office:value-type="float" office:value="0.00592148455930408">
            <text:p>0,0059214846</text:p>
          </table:table-cell>
        </table:table-row>
        <table:table-row table:style-name="ro1">
          <table:table-cell office:value-type="float" office:value="6.27821258454">
            <text:p>6,2782125845</text:p>
          </table:table-cell>
          <table:table-cell office:value-type="float" office:value="7.05085608052">
            <text:p>7,0508560805</text:p>
          </table:table-cell>
          <table:table-cell table:formula="of:=FREQUENCY([.B$14:.B$1013];[.B702])/1000" office:value-type="float" office:value="0.689">
            <text:p>0,689</text:p>
          </table:table-cell>
          <table:table-cell table:formula="of:=NORMDIST([.B702];[.A$8];[.B$8];1)" office:value-type="float" office:value="0.681210948970392">
            <text:p>0,681210949</text:p>
          </table:table-cell>
          <table:table-cell table:formula="of:=ABS([.D702]-[.C702])" office:value-type="float" office:value="0.00778905102960836">
            <text:p>0,007789051</text:p>
          </table:table-cell>
          <table:table-cell table:formula="of:=ABS([.D702]-[.C701])" office:value-type="float" office:value="0.00678905102960836">
            <text:p>0,006789051</text:p>
          </table:table-cell>
        </table:table-row>
        <table:table-row table:style-name="ro1">
          <table:table-cell office:value-type="float" office:value="4.87288220508">
            <text:p>4,8728822051</text:p>
          </table:table-cell>
          <table:table-cell office:value-type="float" office:value="7.05610206264">
            <text:p>7,0561020626</text:p>
          </table:table-cell>
          <table:table-cell table:formula="of:=FREQUENCY([.B$14:.B$1013];[.B703])/1000" office:value-type="float" office:value="0.69">
            <text:p>0,69</text:p>
          </table:table-cell>
          <table:table-cell table:formula="of:=NORMDIST([.B703];[.A$8];[.B$8];1)" office:value-type="float" office:value="0.682126269962659">
            <text:p>0,68212627</text:p>
          </table:table-cell>
          <table:table-cell table:formula="of:=ABS([.D703]-[.C703])" office:value-type="float" office:value="0.00787373003734093">
            <text:p>0,00787373</text:p>
          </table:table-cell>
          <table:table-cell table:formula="of:=ABS([.D703]-[.C702])" office:value-type="float" office:value="0.00687373003734093">
            <text:p>0,00687373</text:p>
          </table:table-cell>
        </table:table-row>
        <table:table-row table:style-name="ro1">
          <table:table-cell office:value-type="float" office:value="5.17916714562">
            <text:p>5,1791671456</text:p>
          </table:table-cell>
          <table:table-cell office:value-type="float" office:value="7.0579149276">
            <text:p>7,0579149276</text:p>
          </table:table-cell>
          <table:table-cell table:formula="of:=FREQUENCY([.B$14:.B$1013];[.B704])/1000" office:value-type="float" office:value="0.691">
            <text:p>0,691</text:p>
          </table:table-cell>
          <table:table-cell table:formula="of:=NORMDIST([.B704];[.A$8];[.B$8];1)" office:value-type="float" office:value="0.682442321174428">
            <text:p>0,6824423212</text:p>
          </table:table-cell>
          <table:table-cell table:formula="of:=ABS([.D704]-[.C704])" office:value-type="float" office:value="0.00855767882557246">
            <text:p>0,0085576788</text:p>
          </table:table-cell>
          <table:table-cell table:formula="of:=ABS([.D704]-[.C703])" office:value-type="float" office:value="0.00755767882557246">
            <text:p>0,0075576788</text:p>
          </table:table-cell>
        </table:table-row>
        <table:table-row table:style-name="ro1">
          <table:table-cell office:value-type="float" office:value="6.44174083441">
            <text:p>6,4417408344</text:p>
          </table:table-cell>
          <table:table-cell office:value-type="float" office:value="7.06090421233">
            <text:p>7,0609042123</text:p>
          </table:table-cell>
          <table:table-cell table:formula="of:=FREQUENCY([.B$14:.B$1013];[.B705])/1000" office:value-type="float" office:value="0.692">
            <text:p>0,692</text:p>
          </table:table-cell>
          <table:table-cell table:formula="of:=NORMDIST([.B705];[.A$8];[.B$8];1)" office:value-type="float" office:value="0.682963176647332">
            <text:p>0,6829631766</text:p>
          </table:table-cell>
          <table:table-cell table:formula="of:=ABS([.D705]-[.C705])" office:value-type="float" office:value="0.00903682335266809">
            <text:p>0,0090368234</text:p>
          </table:table-cell>
          <table:table-cell table:formula="of:=ABS([.D705]-[.C704])" office:value-type="float" office:value="0.00803682335266809">
            <text:p>0,0080368234</text:p>
          </table:table-cell>
        </table:table-row>
        <table:table-row table:style-name="ro1">
          <table:table-cell office:value-type="float" office:value="7.0661092335">
            <text:p>7,0661092335</text:p>
          </table:table-cell>
          <table:table-cell office:value-type="float" office:value="7.06379604455">
            <text:p>7,0637960446</text:p>
          </table:table-cell>
          <table:table-cell table:formula="of:=FREQUENCY([.B$14:.B$1013];[.B706])/1000" office:value-type="float" office:value="0.693">
            <text:p>0,693</text:p>
          </table:table-cell>
          <table:table-cell table:formula="of:=NORMDIST([.B706];[.A$8];[.B$8];1)" office:value-type="float" office:value="0.683466707176337">
            <text:p>0,6834667072</text:p>
          </table:table-cell>
          <table:table-cell table:formula="of:=ABS([.D706]-[.C706])" office:value-type="float" office:value="0.00953329282366333">
            <text:p>0,0095332928</text:p>
          </table:table-cell>
          <table:table-cell table:formula="of:=ABS([.D706]-[.C705])" office:value-type="float" office:value="0.00853329282366333">
            <text:p>0,0085332928</text:p>
          </table:table-cell>
        </table:table-row>
        <table:table-row table:style-name="ro1">
          <table:table-cell office:value-type="float" office:value="3.65165176313">
            <text:p>3,6516517631</text:p>
          </table:table-cell>
          <table:table-cell office:value-type="float" office:value="7.0661092335">
            <text:p>7,0661092335</text:p>
          </table:table-cell>
          <table:table-cell table:formula="of:=FREQUENCY([.B$14:.B$1013];[.B707])/1000" office:value-type="float" office:value="0.694">
            <text:p>0,694</text:p>
          </table:table-cell>
          <table:table-cell table:formula="of:=NORMDIST([.B707];[.A$8];[.B$8];1)" office:value-type="float" office:value="0.683869238813558">
            <text:p>0,6838692388</text:p>
          </table:table-cell>
          <table:table-cell table:formula="of:=ABS([.D707]-[.C707])" office:value-type="float" office:value="0.0101307611864424">
            <text:p>0,0101307612</text:p>
          </table:table-cell>
          <table:table-cell table:formula="of:=ABS([.D707]-[.C706])" office:value-type="float" office:value="0.0091307611864424">
            <text:p>0,0091307612</text:p>
          </table:table-cell>
        </table:table-row>
        <table:table-row table:style-name="ro1">
          <table:table-cell office:value-type="float" office:value="6.20158464944">
            <text:p>6,2015846494</text:p>
          </table:table-cell>
          <table:table-cell office:value-type="float" office:value="7.08121011081">
            <text:p>7,0812101108</text:p>
          </table:table-cell>
          <table:table-cell table:formula="of:=FREQUENCY([.B$14:.B$1013];[.B708])/1000" office:value-type="float" office:value="0.695">
            <text:p>0,695</text:p>
          </table:table-cell>
          <table:table-cell table:formula="of:=NORMDIST([.B708];[.A$8];[.B$8];1)" office:value-type="float" office:value="0.686491661018751">
            <text:p>0,686491661</text:p>
          </table:table-cell>
          <table:table-cell table:formula="of:=ABS([.D708]-[.C708])" office:value-type="float" office:value="0.00850833898124925">
            <text:p>0,008508339</text:p>
          </table:table-cell>
          <table:table-cell table:formula="of:=ABS([.D708]-[.C707])" office:value-type="float" office:value="0.00750833898124925">
            <text:p>0,007508339</text:p>
          </table:table-cell>
        </table:table-row>
        <table:table-row table:style-name="ro1">
          <table:table-cell office:value-type="float" office:value="3.95696981023">
            <text:p>3,9569698102</text:p>
          </table:table-cell>
          <table:table-cell office:value-type="float" office:value="7.0830470633">
            <text:p>7,0830470633</text:p>
          </table:table-cell>
          <table:table-cell table:formula="of:=FREQUENCY([.B$14:.B$1013];[.B709])/1000" office:value-type="float" office:value="0.696">
            <text:p>0,696</text:p>
          </table:table-cell>
          <table:table-cell table:formula="of:=NORMDIST([.B709];[.A$8];[.B$8];1)" office:value-type="float" office:value="0.68681002805402">
            <text:p>0,6868100281</text:p>
          </table:table-cell>
          <table:table-cell table:formula="of:=ABS([.D709]-[.C709])" office:value-type="float" office:value="0.00918997194598004">
            <text:p>0,0091899719</text:p>
          </table:table-cell>
          <table:table-cell table:formula="of:=ABS([.D709]-[.C708])" office:value-type="float" office:value="0.00818997194598003">
            <text:p>0,0081899719</text:p>
          </table:table-cell>
        </table:table-row>
        <table:table-row table:style-name="ro1">
          <table:table-cell office:value-type="float" office:value="5.46252033381">
            <text:p>5,4625203338</text:p>
          </table:table-cell>
          <table:table-cell office:value-type="float" office:value="7.09515425475">
            <text:p>7,0951542548</text:p>
          </table:table-cell>
          <table:table-cell table:formula="of:=FREQUENCY([.B$14:.B$1013];[.B710])/1000" office:value-type="float" office:value="0.697">
            <text:p>0,697</text:p>
          </table:table-cell>
          <table:table-cell table:formula="of:=NORMDIST([.B710];[.A$8];[.B$8];1)" office:value-type="float" office:value="0.688904866108048">
            <text:p>0,6889048661</text:p>
          </table:table-cell>
          <table:table-cell table:formula="of:=ABS([.D710]-[.C710])" office:value-type="float" office:value="0.00809513389195171">
            <text:p>0,0080951339</text:p>
          </table:table-cell>
          <table:table-cell table:formula="of:=ABS([.D710]-[.C709])" office:value-type="float" office:value="0.00709513389195171">
            <text:p>0,0070951339</text:p>
          </table:table-cell>
        </table:table-row>
        <table:table-row table:style-name="ro1">
          <table:table-cell office:value-type="float" office:value="8.36529373622">
            <text:p>8,3652937362</text:p>
          </table:table-cell>
          <table:table-cell office:value-type="float" office:value="7.09517288338">
            <text:p>7,0951728834</text:p>
          </table:table-cell>
          <table:table-cell table:formula="of:=FREQUENCY([.B$14:.B$1013];[.B711])/1000" office:value-type="float" office:value="0.698">
            <text:p>0,698</text:p>
          </table:table-cell>
          <table:table-cell table:formula="of:=NORMDIST([.B711];[.A$8];[.B$8];1)" office:value-type="float" office:value="0.688908084625892">
            <text:p>0,6889080846</text:p>
          </table:table-cell>
          <table:table-cell table:formula="of:=ABS([.D711]-[.C711])" office:value-type="float" office:value="0.00909191537410825">
            <text:p>0,0090919154</text:p>
          </table:table-cell>
          <table:table-cell table:formula="of:=ABS([.D711]-[.C710])" office:value-type="float" office:value="0.00809191537410825">
            <text:p>0,0080919154</text:p>
          </table:table-cell>
        </table:table-row>
        <table:table-row table:style-name="ro1">
          <table:table-cell office:value-type="float" office:value="5.45979996788">
            <text:p>5,4597999679</text:p>
          </table:table-cell>
          <table:table-cell office:value-type="float" office:value="7.10620745626">
            <text:p>7,1062074563</text:p>
          </table:table-cell>
          <table:table-cell table:formula="of:=FREQUENCY([.B$14:.B$1013];[.B712])/1000" office:value-type="float" office:value="0.699">
            <text:p>0,699</text:p>
          </table:table-cell>
          <table:table-cell table:formula="of:=NORMDIST([.B712];[.A$8];[.B$8];1)" office:value-type="float" office:value="0.690812011384318">
            <text:p>0,6908120114</text:p>
          </table:table-cell>
          <table:table-cell table:formula="of:=ABS([.D712]-[.C712])" office:value-type="float" office:value="0.00818798861568215">
            <text:p>0,0081879886</text:p>
          </table:table-cell>
          <table:table-cell table:formula="of:=ABS([.D712]-[.C711])" office:value-type="float" office:value="0.00718798861568215">
            <text:p>0,0071879886</text:p>
          </table:table-cell>
        </table:table-row>
        <table:table-row table:style-name="ro1">
          <table:table-cell office:value-type="float" office:value="5.88749628288">
            <text:p>5,8874962829</text:p>
          </table:table-cell>
          <table:table-cell office:value-type="float" office:value="7.11117023275">
            <text:p>7,1111702328</text:p>
          </table:table-cell>
          <table:table-cell table:formula="of:=FREQUENCY([.B$14:.B$1013];[.B713])/1000" office:value-type="float" office:value="0.7">
            <text:p>0,7</text:p>
          </table:table-cell>
          <table:table-cell table:formula="of:=NORMDIST([.B713];[.A$8];[.B$8];1)" office:value-type="float" office:value="0.691666634902789">
            <text:p>0,6916666349</text:p>
          </table:table-cell>
          <table:table-cell table:formula="of:=ABS([.D713]-[.C713])" office:value-type="float" office:value="0.00833336509721139">
            <text:p>0,0083333651</text:p>
          </table:table-cell>
          <table:table-cell table:formula="of:=ABS([.D713]-[.C712])" office:value-type="float" office:value="0.00733336509721139">
            <text:p>0,0073333651</text:p>
          </table:table-cell>
        </table:table-row>
        <table:table-row table:style-name="ro1">
          <table:table-cell office:value-type="float" office:value="2.96037845537">
            <text:p>2,9603784554</text:p>
          </table:table-cell>
          <table:table-cell office:value-type="float" office:value="7.1242410344">
            <text:p>7,1242410344</text:p>
          </table:table-cell>
          <table:table-cell table:formula="of:=FREQUENCY([.B$14:.B$1013];[.B714])/1000" office:value-type="float" office:value="0.701">
            <text:p>0,701</text:p>
          </table:table-cell>
          <table:table-cell table:formula="of:=NORMDIST([.B714];[.A$8];[.B$8];1)" office:value-type="float" office:value="0.693912540321188">
            <text:p>0,6939125403</text:p>
          </table:table-cell>
          <table:table-cell table:formula="of:=ABS([.D714]-[.C714])" office:value-type="float" office:value="0.00708745967881164">
            <text:p>0,0070874597</text:p>
          </table:table-cell>
          <table:table-cell table:formula="of:=ABS([.D714]-[.C713])" office:value-type="float" office:value="0.00608745967881164">
            <text:p>0,0060874597</text:p>
          </table:table-cell>
        </table:table-row>
        <table:table-row table:style-name="ro1">
          <table:table-cell office:value-type="float" office:value="8.12881731115">
            <text:p>8,1288173112</text:p>
          </table:table-cell>
          <table:table-cell office:value-type="float" office:value="7.13525883835">
            <text:p>7,1352588384</text:p>
          </table:table-cell>
          <table:table-cell table:formula="of:=FREQUENCY([.B$14:.B$1013];[.B715])/1000" office:value-type="float" office:value="0.702">
            <text:p>0,702</text:p>
          </table:table-cell>
          <table:table-cell table:formula="of:=NORMDIST([.B715];[.A$8];[.B$8];1)" office:value-type="float" office:value="0.695800046515125">
            <text:p>0,6958000465</text:p>
          </table:table-cell>
          <table:table-cell table:formula="of:=ABS([.D715]-[.C715])" office:value-type="float" office:value="0.00619995348487479">
            <text:p>0,0061999535</text:p>
          </table:table-cell>
          <table:table-cell table:formula="of:=ABS([.D715]-[.C714])" office:value-type="float" office:value="0.00519995348487479">
            <text:p>0,0051999535</text:p>
          </table:table-cell>
        </table:table-row>
        <table:table-row table:style-name="ro1">
          <table:table-cell office:value-type="float" office:value="5.07319355414">
            <text:p>5,0731935541</text:p>
          </table:table-cell>
          <table:table-cell office:value-type="float" office:value="7.13577887893">
            <text:p>7,1357788789</text:p>
          </table:table-cell>
          <table:table-cell table:formula="of:=FREQUENCY([.B$14:.B$1013];[.B716])/1000" office:value-type="float" office:value="0.703">
            <text:p>0,703</text:p>
          </table:table-cell>
          <table:table-cell table:formula="of:=NORMDIST([.B716];[.A$8];[.B$8];1)" office:value-type="float" office:value="0.695889008579625">
            <text:p>0,6958890086</text:p>
          </table:table-cell>
          <table:table-cell table:formula="of:=ABS([.D716]-[.C716])" office:value-type="float" office:value="0.00711099142037497">
            <text:p>0,0071109914</text:p>
          </table:table-cell>
          <table:table-cell table:formula="of:=ABS([.D716]-[.C715])" office:value-type="float" office:value="0.00611099142037497">
            <text:p>0,0061109914</text:p>
          </table:table-cell>
        </table:table-row>
        <table:table-row table:style-name="ro1">
          <table:table-cell office:value-type="float" office:value="3.84124677707">
            <text:p>3,8412467771</text:p>
          </table:table-cell>
          <table:table-cell office:value-type="float" office:value="7.13936795927">
            <text:p>7,1393679593</text:p>
          </table:table-cell>
          <table:table-cell table:formula="of:=FREQUENCY([.B$14:.B$1013];[.B717])/1000" office:value-type="float" office:value="0.704">
            <text:p>0,704</text:p>
          </table:table-cell>
          <table:table-cell table:formula="of:=NORMDIST([.B717];[.A$8];[.B$8];1)" office:value-type="float" office:value="0.69650266733928">
            <text:p>0,6965026673</text:p>
          </table:table-cell>
          <table:table-cell table:formula="of:=ABS([.D717]-[.C717])" office:value-type="float" office:value="0.00749733266071995">
            <text:p>0,0074973327</text:p>
          </table:table-cell>
          <table:table-cell table:formula="of:=ABS([.D717]-[.C716])" office:value-type="float" office:value="0.00649733266071995">
            <text:p>0,0064973327</text:p>
          </table:table-cell>
        </table:table-row>
        <table:table-row table:style-name="ro1">
          <table:table-cell office:value-type="float" office:value="8.2693355171">
            <text:p>8,2693355171</text:p>
          </table:table-cell>
          <table:table-cell office:value-type="float" office:value="7.14185627324">
            <text:p>7,1418562732</text:p>
          </table:table-cell>
          <table:table-cell table:formula="of:=FREQUENCY([.B$14:.B$1013];[.B718])/1000" office:value-type="float" office:value="0.705">
            <text:p>0,705</text:p>
          </table:table-cell>
          <table:table-cell table:formula="of:=NORMDIST([.B718];[.A$8];[.B$8];1)" office:value-type="float" office:value="0.696927792806828">
            <text:p>0,6969277928</text:p>
          </table:table-cell>
          <table:table-cell table:formula="of:=ABS([.D718]-[.C718])" office:value-type="float" office:value="0.00807220719317181">
            <text:p>0,0080722072</text:p>
          </table:table-cell>
          <table:table-cell table:formula="of:=ABS([.D718]-[.C717])" office:value-type="float" office:value="0.00707220719317181">
            <text:p>0,0070722072</text:p>
          </table:table-cell>
        </table:table-row>
        <table:table-row table:style-name="ro1">
          <table:table-cell office:value-type="float" office:value="5.94484111499">
            <text:p>5,944841115</text:p>
          </table:table-cell>
          <table:table-cell office:value-type="float" office:value="7.14276382416">
            <text:p>7,1427638242</text:p>
          </table:table-cell>
          <table:table-cell table:formula="of:=FREQUENCY([.B$14:.B$1013];[.B719])/1000" office:value-type="float" office:value="0.706">
            <text:p>0,706</text:p>
          </table:table-cell>
          <table:table-cell table:formula="of:=NORMDIST([.B719];[.A$8];[.B$8];1)" office:value-type="float" office:value="0.697082780468661">
            <text:p>0,6970827805</text:p>
          </table:table-cell>
          <table:table-cell table:formula="of:=ABS([.D719]-[.C719])" office:value-type="float" office:value="0.00891721953133895">
            <text:p>0,0089172195</text:p>
          </table:table-cell>
          <table:table-cell table:formula="of:=ABS([.D719]-[.C718])" office:value-type="float" office:value="0.00791721953133895">
            <text:p>0,0079172195</text:p>
          </table:table-cell>
        </table:table-row>
        <table:table-row table:style-name="ro1">
          <table:table-cell office:value-type="float" office:value="7.67956975626">
            <text:p>7,6795697563</text:p>
          </table:table-cell>
          <table:table-cell office:value-type="float" office:value="7.14675713555">
            <text:p>7,1467571356</text:p>
          </table:table-cell>
          <table:table-cell table:formula="of:=FREQUENCY([.B$14:.B$1013];[.B720])/1000" office:value-type="float" office:value="0.707">
            <text:p>0,707</text:p>
          </table:table-cell>
          <table:table-cell table:formula="of:=NORMDIST([.B720];[.A$8];[.B$8];1)" office:value-type="float" office:value="0.697764319181076">
            <text:p>0,6977643192</text:p>
          </table:table-cell>
          <table:table-cell table:formula="of:=ABS([.D720]-[.C720])" office:value-type="float" office:value="0.00923568081892379">
            <text:p>0,0092356808</text:p>
          </table:table-cell>
          <table:table-cell table:formula="of:=ABS([.D720]-[.C719])" office:value-type="float" office:value="0.00823568081892378">
            <text:p>0,0082356808</text:p>
          </table:table-cell>
        </table:table-row>
        <table:table-row table:style-name="ro1">
          <table:table-cell office:value-type="float" office:value="6.26210027562">
            <text:p>6,2621002756</text:p>
          </table:table-cell>
          <table:table-cell office:value-type="float" office:value="7.15094092196">
            <text:p>7,150940922</text:p>
          </table:table-cell>
          <table:table-cell table:formula="of:=FREQUENCY([.B$14:.B$1013];[.B721])/1000" office:value-type="float" office:value="0.708">
            <text:p>0,708</text:p>
          </table:table-cell>
          <table:table-cell table:formula="of:=NORMDIST([.B721];[.A$8];[.B$8];1)" office:value-type="float" office:value="0.698477627184812">
            <text:p>0,6984776272</text:p>
          </table:table-cell>
          <table:table-cell table:formula="of:=ABS([.D721]-[.C721])" office:value-type="float" office:value="0.00952237281518786">
            <text:p>0,0095223728</text:p>
          </table:table-cell>
          <table:table-cell table:formula="of:=ABS([.D721]-[.C720])" office:value-type="float" office:value="0.00852237281518786">
            <text:p>0,0085223728</text:p>
          </table:table-cell>
        </table:table-row>
        <table:table-row table:style-name="ro1">
          <table:table-cell office:value-type="float" office:value="6.82305230267">
            <text:p>6,8230523027</text:p>
          </table:table-cell>
          <table:table-cell office:value-type="float" office:value="7.15853220971">
            <text:p>7,1585322097</text:p>
          </table:table-cell>
          <table:table-cell table:formula="of:=FREQUENCY([.B$14:.B$1013];[.B722])/1000" office:value-type="float" office:value="0.709">
            <text:p>0,709</text:p>
          </table:table-cell>
          <table:table-cell table:formula="of:=NORMDIST([.B722];[.A$8];[.B$8];1)" office:value-type="float" office:value="0.699769953594131">
            <text:p>0,6997699536</text:p>
          </table:table-cell>
          <table:table-cell table:formula="of:=ABS([.D722]-[.C722])" office:value-type="float" office:value="0.00923004640586933">
            <text:p>0,0092300464</text:p>
          </table:table-cell>
          <table:table-cell table:formula="of:=ABS([.D722]-[.C721])" office:value-type="float" office:value="0.00823004640586933">
            <text:p>0,0082300464</text:p>
          </table:table-cell>
        </table:table-row>
        <table:table-row table:style-name="ro1">
          <table:table-cell office:value-type="float" office:value="4.45257395185">
            <text:p>4,4525739519</text:p>
          </table:table-cell>
          <table:table-cell office:value-type="float" office:value="7.15963342042">
            <text:p>7,1596334204</text:p>
          </table:table-cell>
          <table:table-cell table:formula="of:=FREQUENCY([.B$14:.B$1013];[.B723])/1000" office:value-type="float" office:value="0.71">
            <text:p>0,71</text:p>
          </table:table-cell>
          <table:table-cell table:formula="of:=NORMDIST([.B723];[.A$8];[.B$8];1)" office:value-type="float" office:value="0.699957213459032">
            <text:p>0,6999572135</text:p>
          </table:table-cell>
          <table:table-cell table:formula="of:=ABS([.D723]-[.C723])" office:value-type="float" office:value="0.0100427865409682">
            <text:p>0,0100427865</text:p>
          </table:table-cell>
          <table:table-cell table:formula="of:=ABS([.D723]-[.C722])" office:value-type="float" office:value="0.00904278654096824">
            <text:p>0,0090427865</text:p>
          </table:table-cell>
        </table:table-row>
        <table:table-row table:style-name="ro1">
          <table:table-cell office:value-type="float" office:value="3.64438839438">
            <text:p>3,6443883944</text:p>
          </table:table-cell>
          <table:table-cell office:value-type="float" office:value="7.18036680809">
            <text:p>7,1803668081</text:p>
          </table:table-cell>
          <table:table-cell table:formula="of:=FREQUENCY([.B$14:.B$1013];[.B724])/1000" office:value-type="float" office:value="0.711">
            <text:p>0,711</text:p>
          </table:table-cell>
          <table:table-cell table:formula="of:=NORMDIST([.B724];[.A$8];[.B$8];1)" office:value-type="float" office:value="0.703472997267083">
            <text:p>0,7034729973</text:p>
          </table:table-cell>
          <table:table-cell table:formula="of:=ABS([.D724]-[.C724])" office:value-type="float" office:value="0.00752700273291684">
            <text:p>0,0075270027</text:p>
          </table:table-cell>
          <table:table-cell table:formula="of:=ABS([.D724]-[.C723])" office:value-type="float" office:value="0.00652700273291684">
            <text:p>0,0065270027</text:p>
          </table:table-cell>
        </table:table-row>
        <table:table-row table:style-name="ro1">
          <table:table-cell office:value-type="float" office:value="8.4491165515">
            <text:p>8,4491165515</text:p>
          </table:table-cell>
          <table:table-cell office:value-type="float" office:value="7.18336916741">
            <text:p>7,1833691674</text:p>
          </table:table-cell>
          <table:table-cell table:formula="of:=FREQUENCY([.B$14:.B$1013];[.B725])/1000" office:value-type="float" office:value="0.712">
            <text:p>0,712</text:p>
          </table:table-cell>
          <table:table-cell table:formula="of:=NORMDIST([.B725];[.A$8];[.B$8];1)" office:value-type="float" office:value="0.703980542161711">
            <text:p>0,7039805422</text:p>
          </table:table-cell>
          <table:table-cell table:formula="of:=ABS([.D725]-[.C725])" office:value-type="float" office:value="0.00801945783828939">
            <text:p>0,0080194578</text:p>
          </table:table-cell>
          <table:table-cell table:formula="of:=ABS([.D725]-[.C724])" office:value-type="float" office:value="0.00701945783828939">
            <text:p>0,0070194578</text:p>
          </table:table-cell>
        </table:table-row>
        <table:table-row table:style-name="ro1">
          <table:table-cell office:value-type="float" office:value="5.8422497506">
            <text:p>5,8422497506</text:p>
          </table:table-cell>
          <table:table-cell office:value-type="float" office:value="7.19076964603">
            <text:p>7,190769646</text:p>
          </table:table-cell>
          <table:table-cell table:formula="of:=FREQUENCY([.B$14:.B$1013];[.B726])/1000" office:value-type="float" office:value="0.713">
            <text:p>0,713</text:p>
          </table:table-cell>
          <table:table-cell table:formula="of:=NORMDIST([.B726];[.A$8];[.B$8];1)" office:value-type="float" office:value="0.705229877274199">
            <text:p>0,7052298773</text:p>
          </table:table-cell>
          <table:table-cell table:formula="of:=ABS([.D726]-[.C726])" office:value-type="float" office:value="0.00777012272580124">
            <text:p>0,0077701227</text:p>
          </table:table-cell>
          <table:table-cell table:formula="of:=ABS([.D726]-[.C725])" office:value-type="float" office:value="0.00677012272580124">
            <text:p>0,0067701227</text:p>
          </table:table-cell>
        </table:table-row>
        <table:table-row table:style-name="ro1">
          <table:table-cell office:value-type="float" office:value="6.08821423586">
            <text:p>6,0882142359</text:p>
          </table:table-cell>
          <table:table-cell office:value-type="float" office:value="7.1964500199">
            <text:p>7,1964500199</text:p>
          </table:table-cell>
          <table:table-cell table:formula="of:=FREQUENCY([.B$14:.B$1013];[.B727])/1000" office:value-type="float" office:value="0.714">
            <text:p>0,714</text:p>
          </table:table-cell>
          <table:table-cell table:formula="of:=NORMDIST([.B727];[.A$8];[.B$8];1)" office:value-type="float" office:value="0.706187175138861">
            <text:p>0,7061871751</text:p>
          </table:table-cell>
          <table:table-cell table:formula="of:=ABS([.D727]-[.C727])" office:value-type="float" office:value="0.00781282486113932">
            <text:p>0,0078128249</text:p>
          </table:table-cell>
          <table:table-cell table:formula="of:=ABS([.D727]-[.C726])" office:value-type="float" office:value="0.00681282486113932">
            <text:p>0,0068128249</text:p>
          </table:table-cell>
        </table:table-row>
        <table:table-row table:style-name="ro1">
          <table:table-cell office:value-type="float" office:value="5.83384715404">
            <text:p>5,833847154</text:p>
          </table:table-cell>
          <table:table-cell office:value-type="float" office:value="7.203087866">
            <text:p>7,203087866</text:p>
          </table:table-cell>
          <table:table-cell table:formula="of:=FREQUENCY([.B$14:.B$1013];[.B728])/1000" office:value-type="float" office:value="0.715">
            <text:p>0,715</text:p>
          </table:table-cell>
          <table:table-cell table:formula="of:=NORMDIST([.B728];[.A$8];[.B$8];1)" office:value-type="float" office:value="0.707304007227328">
            <text:p>0,7073040072</text:p>
          </table:table-cell>
          <table:table-cell table:formula="of:=ABS([.D728]-[.C728])" office:value-type="float" office:value="0.00769599277267197">
            <text:p>0,0076959928</text:p>
          </table:table-cell>
          <table:table-cell table:formula="of:=ABS([.D728]-[.C727])" office:value-type="float" office:value="0.00669599277267197">
            <text:p>0,0066959928</text:p>
          </table:table-cell>
        </table:table-row>
        <table:table-row table:style-name="ro1">
          <table:table-cell office:value-type="float" office:value="7.33852667661">
            <text:p>7,3385266766</text:p>
          </table:table-cell>
          <table:table-cell office:value-type="float" office:value="7.20844402759">
            <text:p>7,2084440276</text:p>
          </table:table-cell>
          <table:table-cell table:formula="of:=FREQUENCY([.B$14:.B$1013];[.B729])/1000" office:value-type="float" office:value="0.716">
            <text:p>0,716</text:p>
          </table:table-cell>
          <table:table-cell table:formula="of:=NORMDIST([.B729];[.A$8];[.B$8];1)" office:value-type="float" office:value="0.708203753135561">
            <text:p>0,7082037531</text:p>
          </table:table-cell>
          <table:table-cell table:formula="of:=ABS([.D729]-[.C729])" office:value-type="float" office:value="0.00779624686443858">
            <text:p>0,0077962469</text:p>
          </table:table-cell>
          <table:table-cell table:formula="of:=ABS([.D729]-[.C728])" office:value-type="float" office:value="0.00679624686443858">
            <text:p>0,0067962469</text:p>
          </table:table-cell>
        </table:table-row>
        <table:table-row table:style-name="ro1">
          <table:table-cell office:value-type="float" office:value="8.537139206">
            <text:p>8,537139206</text:p>
          </table:table-cell>
          <table:table-cell office:value-type="float" office:value="7.22963405839">
            <text:p>7,2296340584</text:p>
          </table:table-cell>
          <table:table-cell table:formula="of:=FREQUENCY([.B$14:.B$1013];[.B730])/1000" office:value-type="float" office:value="0.717">
            <text:p>0,717</text:p>
          </table:table-cell>
          <table:table-cell table:formula="of:=NORMDIST([.B730];[.A$8];[.B$8];1)" office:value-type="float" office:value="0.711750629374849">
            <text:p>0,7117506294</text:p>
          </table:table-cell>
          <table:table-cell table:formula="of:=ABS([.D730]-[.C730])" office:value-type="float" office:value="0.00524937062515107">
            <text:p>0,0052493706</text:p>
          </table:table-cell>
          <table:table-cell table:formula="of:=ABS([.D730]-[.C729])" office:value-type="float" office:value="0.00424937062515107">
            <text:p>0,0042493706</text:p>
          </table:table-cell>
        </table:table-row>
        <table:table-row table:style-name="ro1">
          <table:table-cell office:value-type="float" office:value="6.06078831622">
            <text:p>6,0607883162</text:p>
          </table:table-cell>
          <table:table-cell office:value-type="float" office:value="7.22987993489">
            <text:p>7,2298799349</text:p>
          </table:table-cell>
          <table:table-cell table:formula="of:=FREQUENCY([.B$14:.B$1013];[.B731])/1000" office:value-type="float" office:value="0.718">
            <text:p>0,718</text:p>
          </table:table-cell>
          <table:table-cell table:formula="of:=NORMDIST([.B731];[.A$8];[.B$8];1)" office:value-type="float" office:value="0.711791665603881">
            <text:p>0,7117916656</text:p>
          </table:table-cell>
          <table:table-cell table:formula="of:=ABS([.D731]-[.C731])" office:value-type="float" office:value="0.00620833439611912">
            <text:p>0,0062083344</text:p>
          </table:table-cell>
          <table:table-cell table:formula="of:=ABS([.D731]-[.C730])" office:value-type="float" office:value="0.00520833439611912">
            <text:p>0,0052083344</text:p>
          </table:table-cell>
        </table:table-row>
        <table:table-row table:style-name="ro1">
          <table:table-cell office:value-type="float" office:value="7.47101859533">
            <text:p>7,4710185953</text:p>
          </table:table-cell>
          <table:table-cell office:value-type="float" office:value="7.2310521985">
            <text:p>7,2310521985</text:p>
          </table:table-cell>
          <table:table-cell table:formula="of:=FREQUENCY([.B$14:.B$1013];[.B732])/1000" office:value-type="float" office:value="0.719">
            <text:p>0,719</text:p>
          </table:table-cell>
          <table:table-cell table:formula="of:=NORMDIST([.B732];[.A$8];[.B$8];1)" office:value-type="float" office:value="0.711987275835873">
            <text:p>0,7119872758</text:p>
          </table:table-cell>
          <table:table-cell table:formula="of:=ABS([.D732]-[.C732])" office:value-type="float" office:value="0.0070127241641269">
            <text:p>0,0070127242</text:p>
          </table:table-cell>
          <table:table-cell table:formula="of:=ABS([.D732]-[.C731])" office:value-type="float" office:value="0.0060127241641269">
            <text:p>0,0060127242</text:p>
          </table:table-cell>
        </table:table-row>
        <table:table-row table:style-name="ro1">
          <table:table-cell office:value-type="float" office:value="6.74150270853">
            <text:p>6,7415027085</text:p>
          </table:table-cell>
          <table:table-cell office:value-type="float" office:value="7.24637666764">
            <text:p>7,2463766676</text:p>
          </table:table-cell>
          <table:table-cell table:formula="of:=FREQUENCY([.B$14:.B$1013];[.B733])/1000" office:value-type="float" office:value="0.72">
            <text:p>0,72</text:p>
          </table:table-cell>
          <table:table-cell table:formula="of:=NORMDIST([.B733];[.A$8];[.B$8];1)" office:value-type="float" office:value="0.714538616749719">
            <text:p>0,7145386167</text:p>
          </table:table-cell>
          <table:table-cell table:formula="of:=ABS([.D733]-[.C733])" office:value-type="float" office:value="0.00546138325028145">
            <text:p>0,0054613833</text:p>
          </table:table-cell>
          <table:table-cell table:formula="of:=ABS([.D733]-[.C732])" office:value-type="float" office:value="0.00446138325028145">
            <text:p>0,0044613833</text:p>
          </table:table-cell>
        </table:table-row>
        <table:table-row table:style-name="ro1">
          <table:table-cell office:value-type="float" office:value="9.12035705538">
            <text:p>9,1203570554</text:p>
          </table:table-cell>
          <table:table-cell office:value-type="float" office:value="7.25132476553">
            <text:p>7,2513247655</text:p>
          </table:table-cell>
          <table:table-cell table:formula="of:=FREQUENCY([.B$14:.B$1013];[.B734])/1000" office:value-type="float" office:value="0.721">
            <text:p>0,721</text:p>
          </table:table-cell>
          <table:table-cell table:formula="of:=NORMDIST([.B734];[.A$8];[.B$8];1)" office:value-type="float" office:value="0.715360111622177">
            <text:p>0,7153601116</text:p>
          </table:table-cell>
          <table:table-cell table:formula="of:=ABS([.D734]-[.C734])" office:value-type="float" office:value="0.00563988837782348">
            <text:p>0,0056398884</text:p>
          </table:table-cell>
          <table:table-cell table:formula="of:=ABS([.D734]-[.C733])" office:value-type="float" office:value="0.00463988837782348">
            <text:p>0,0046398884</text:p>
          </table:table-cell>
        </table:table-row>
        <table:table-row table:style-name="ro1">
          <table:table-cell office:value-type="float" office:value="6.32121571915">
            <text:p>6,3212157192</text:p>
          </table:table-cell>
          <table:table-cell office:value-type="float" office:value="7.26946538716">
            <text:p>7,2694653872</text:p>
          </table:table-cell>
          <table:table-cell table:formula="of:=FREQUENCY([.B$14:.B$1013];[.B735])/1000" office:value-type="float" office:value="0.722">
            <text:p>0,722</text:p>
          </table:table-cell>
          <table:table-cell table:formula="of:=NORMDIST([.B735];[.A$8];[.B$8];1)" office:value-type="float" office:value="0.718362166899508">
            <text:p>0,7183621669</text:p>
          </table:table-cell>
          <table:table-cell table:formula="of:=ABS([.D735]-[.C735])" office:value-type="float" office:value="0.00363783310049204">
            <text:p>0,0036378331</text:p>
          </table:table-cell>
          <table:table-cell table:formula="of:=ABS([.D735]-[.C734])" office:value-type="float" office:value="0.00263783310049204">
            <text:p>0,0026378331</text:p>
          </table:table-cell>
        </table:table-row>
        <table:table-row table:style-name="ro1">
          <table:table-cell office:value-type="float" office:value="8.05071878829">
            <text:p>8,0507187883</text:p>
          </table:table-cell>
          <table:table-cell office:value-type="float" office:value="7.28374611651">
            <text:p>7,2837461165</text:p>
          </table:table-cell>
          <table:table-cell table:formula="of:=FREQUENCY([.B$14:.B$1013];[.B736])/1000" office:value-type="float" office:value="0.723">
            <text:p>0,723</text:p>
          </table:table-cell>
          <table:table-cell table:formula="of:=NORMDIST([.B736];[.A$8];[.B$8];1)" office:value-type="float" office:value="0.720714664522107">
            <text:p>0,7207146645</text:p>
          </table:table-cell>
          <table:table-cell table:formula="of:=ABS([.D736]-[.C736])" office:value-type="float" office:value="0.00228533547789322">
            <text:p>0,0022853355</text:p>
          </table:table-cell>
          <table:table-cell table:formula="of:=ABS([.D736]-[.C735])" office:value-type="float" office:value="0.00128533547789322">
            <text:p>0,0012853355</text:p>
          </table:table-cell>
        </table:table-row>
        <table:table-row table:style-name="ro1">
          <table:table-cell office:value-type="float" office:value="3.460621395">
            <text:p>3,460621395</text:p>
          </table:table-cell>
          <table:table-cell office:value-type="float" office:value="7.29349450549">
            <text:p>7,2934945055</text:p>
          </table:table-cell>
          <table:table-cell table:formula="of:=FREQUENCY([.B$14:.B$1013];[.B737])/1000" office:value-type="float" office:value="0.724">
            <text:p>0,724</text:p>
          </table:table-cell>
          <table:table-cell table:formula="of:=NORMDIST([.B737];[.A$8];[.B$8];1)" office:value-type="float" office:value="0.722315036323844">
            <text:p>0,7223150363</text:p>
          </table:table-cell>
          <table:table-cell table:formula="of:=ABS([.D737]-[.C737])" office:value-type="float" office:value="0.00168496367615556">
            <text:p>0,0016849637</text:p>
          </table:table-cell>
          <table:table-cell table:formula="of:=ABS([.D737]-[.C736])" office:value-type="float" office:value="0.000684963676155559">
            <text:p>0,0006849637</text:p>
          </table:table-cell>
        </table:table-row>
        <table:table-row table:style-name="ro1">
          <table:table-cell office:value-type="float" office:value="7.64829382653">
            <text:p>7,6482938265</text:p>
          </table:table-cell>
          <table:table-cell office:value-type="float" office:value="7.31583619922">
            <text:p>7,3158361992</text:p>
          </table:table-cell>
          <table:table-cell table:formula="of:=FREQUENCY([.B$14:.B$1013];[.B738])/1000" office:value-type="float" office:value="0.725">
            <text:p>0,725</text:p>
          </table:table-cell>
          <table:table-cell table:formula="of:=NORMDIST([.B738];[.A$8];[.B$8];1)" office:value-type="float" office:value="0.725965838897658">
            <text:p>0,7259658389</text:p>
          </table:table-cell>
          <table:table-cell table:formula="of:=ABS([.D738]-[.C738])" office:value-type="float" office:value="0.000965838897658222">
            <text:p>0,0009658389</text:p>
          </table:table-cell>
          <table:table-cell table:formula="of:=ABS([.D738]-[.C737])" office:value-type="float" office:value="0.00196583889765822">
            <text:p>0,0019658389</text:p>
          </table:table-cell>
        </table:table-row>
        <table:table-row table:style-name="ro1">
          <table:table-cell office:value-type="float" office:value="4.33817189597">
            <text:p>4,338171896</text:p>
          </table:table-cell>
          <table:table-cell office:value-type="float" office:value="7.32070434132">
            <text:p>7,3207043413</text:p>
          </table:table-cell>
          <table:table-cell table:formula="of:=FREQUENCY([.B$14:.B$1013];[.B739])/1000" office:value-type="float" office:value="0.726">
            <text:p>0,726</text:p>
          </table:table-cell>
          <table:table-cell table:formula="of:=NORMDIST([.B739];[.A$8];[.B$8];1)" office:value-type="float" office:value="0.726758171659659">
            <text:p>0,7267581717</text:p>
          </table:table-cell>
          <table:table-cell table:formula="of:=ABS([.D739]-[.C739])" office:value-type="float" office:value="0.000758171659658968">
            <text:p>0,0007581717</text:p>
          </table:table-cell>
          <table:table-cell table:formula="of:=ABS([.D739]-[.C738])" office:value-type="float" office:value="0.00175817165965897">
            <text:p>0,0017581717</text:p>
          </table:table-cell>
        </table:table-row>
        <table:table-row table:style-name="ro1">
          <table:table-cell office:value-type="float" office:value="6.7919377615">
            <text:p>6,7919377615</text:p>
          </table:table-cell>
          <table:table-cell office:value-type="float" office:value="7.32091139407">
            <text:p>7,3209113941</text:p>
          </table:table-cell>
          <table:table-cell table:formula="of:=FREQUENCY([.B$14:.B$1013];[.B740])/1000" office:value-type="float" office:value="0.727">
            <text:p>0,727</text:p>
          </table:table-cell>
          <table:table-cell table:formula="of:=NORMDIST([.B740];[.A$8];[.B$8];1)" office:value-type="float" office:value="0.726791846130055">
            <text:p>0,7267918461</text:p>
          </table:table-cell>
          <table:table-cell table:formula="of:=ABS([.D740]-[.C740])" office:value-type="float" office:value="0.000208153869945216">
            <text:p>0,0002081539</text:p>
          </table:table-cell>
          <table:table-cell table:formula="of:=ABS([.D740]-[.C739])" office:value-type="float" office:value="0.000791846130054785">
            <text:p>0,0007918461</text:p>
          </table:table-cell>
        </table:table-row>
        <table:table-row table:style-name="ro1">
          <table:table-cell office:value-type="float" office:value="8.472940066">
            <text:p>8,472940066</text:p>
          </table:table-cell>
          <table:table-cell office:value-type="float" office:value="7.32443496389">
            <text:p>7,3244349639</text:p>
          </table:table-cell>
          <table:table-cell table:formula="of:=FREQUENCY([.B$14:.B$1013];[.B741])/1000" office:value-type="float" office:value="0.728">
            <text:p>0,728</text:p>
          </table:table-cell>
          <table:table-cell table:formula="of:=NORMDIST([.B741];[.A$8];[.B$8];1)" office:value-type="float" office:value="0.727364594080362">
            <text:p>0,7273645941</text:p>
          </table:table-cell>
          <table:table-cell table:formula="of:=ABS([.D741]-[.C741])" office:value-type="float" office:value="0.000635405919638399">
            <text:p>0,0006354059</text:p>
          </table:table-cell>
          <table:table-cell table:formula="of:=ABS([.D741]-[.C740])" office:value-type="float" office:value="0.000364594080361602">
            <text:p>0,0003645941</text:p>
          </table:table-cell>
        </table:table-row>
        <table:table-row table:style-name="ro1">
          <table:table-cell office:value-type="float" office:value="4.6920590363">
            <text:p>4,6920590363</text:p>
          </table:table-cell>
          <table:table-cell office:value-type="float" office:value="7.32863388925">
            <text:p>7,3286338893</text:p>
          </table:table-cell>
          <table:table-cell table:formula="of:=FREQUENCY([.B$14:.B$1013];[.B742])/1000" office:value-type="float" office:value="0.729">
            <text:p>0,729</text:p>
          </table:table-cell>
          <table:table-cell table:formula="of:=NORMDIST([.B742];[.A$8];[.B$8];1)" office:value-type="float" office:value="0.728046340337698">
            <text:p>0,7280463403</text:p>
          </table:table-cell>
          <table:table-cell table:formula="of:=ABS([.D742]-[.C742])" office:value-type="float" office:value="0.00095365966230232">
            <text:p>0,0009536597</text:p>
          </table:table-cell>
          <table:table-cell table:formula="of:=ABS([.D742]-[.C741])" office:value-type="float" office:value="0.0000463403376976812">
            <text:p>4,63403376976812E-005</text:p>
          </table:table-cell>
        </table:table-row>
        <table:table-row table:style-name="ro1">
          <table:table-cell office:value-type="float" office:value="5.8281062364">
            <text:p>5,8281062364</text:p>
          </table:table-cell>
          <table:table-cell office:value-type="float" office:value="7.3362721309">
            <text:p>7,3362721309</text:p>
          </table:table-cell>
          <table:table-cell table:formula="of:=FREQUENCY([.B$14:.B$1013];[.B743])/1000" office:value-type="float" office:value="0.73">
            <text:p>0,73</text:p>
          </table:table-cell>
          <table:table-cell table:formula="of:=NORMDIST([.B743];[.A$8];[.B$8];1)" office:value-type="float" office:value="0.729284322956387">
            <text:p>0,729284323</text:p>
          </table:table-cell>
          <table:table-cell table:formula="of:=ABS([.D743]-[.C743])" office:value-type="float" office:value="0.00071567704361275">
            <text:p>0,000715677</text:p>
          </table:table-cell>
          <table:table-cell table:formula="of:=ABS([.D743]-[.C742])" office:value-type="float" office:value="0.000284322956387251">
            <text:p>0,000284323</text:p>
          </table:table-cell>
        </table:table-row>
        <table:table-row table:style-name="ro1">
          <table:table-cell office:value-type="float" office:value="2.6224836109">
            <text:p>2,6224836109</text:p>
          </table:table-cell>
          <table:table-cell office:value-type="float" office:value="7.33852667661">
            <text:p>7,3385266766</text:p>
          </table:table-cell>
          <table:table-cell table:formula="of:=FREQUENCY([.B$14:.B$1013];[.B744])/1000" office:value-type="float" office:value="0.731">
            <text:p>0,731</text:p>
          </table:table-cell>
          <table:table-cell table:formula="of:=NORMDIST([.B744];[.A$8];[.B$8];1)" office:value-type="float" office:value="0.729649194165912">
            <text:p>0,7296491942</text:p>
          </table:table-cell>
          <table:table-cell table:formula="of:=ABS([.D744]-[.C744])" office:value-type="float" office:value="0.0013508058340882">
            <text:p>0,0013508058</text:p>
          </table:table-cell>
          <table:table-cell table:formula="of:=ABS([.D744]-[.C743])" office:value-type="float" office:value="0.000350805834088197">
            <text:p>0,0003508058</text:p>
          </table:table-cell>
        </table:table-row>
        <table:table-row table:style-name="ro1">
          <table:table-cell office:value-type="float" office:value="5.58822593451">
            <text:p>5,5882259345</text:p>
          </table:table-cell>
          <table:table-cell office:value-type="float" office:value="7.35808072366">
            <text:p>7,3580807237</text:p>
          </table:table-cell>
          <table:table-cell table:formula="of:=FREQUENCY([.B$14:.B$1013];[.B745])/1000" office:value-type="float" office:value="0.732">
            <text:p>0,732</text:p>
          </table:table-cell>
          <table:table-cell table:formula="of:=NORMDIST([.B745];[.A$8];[.B$8];1)" office:value-type="float" office:value="0.732803433904512">
            <text:p>0,7328034339</text:p>
          </table:table-cell>
          <table:table-cell table:formula="of:=ABS([.D745]-[.C745])" office:value-type="float" office:value="0.000803433904511985">
            <text:p>0,0008034339</text:p>
          </table:table-cell>
          <table:table-cell table:formula="of:=ABS([.D745]-[.C744])" office:value-type="float" office:value="0.00180343390451199">
            <text:p>0,0018034339</text:p>
          </table:table-cell>
        </table:table-row>
        <table:table-row table:style-name="ro1">
          <table:table-cell office:value-type="float" office:value="5.43967354247">
            <text:p>5,4396735425</text:p>
          </table:table-cell>
          <table:table-cell office:value-type="float" office:value="7.36733347029">
            <text:p>7,3673334703</text:p>
          </table:table-cell>
          <table:table-cell table:formula="of:=FREQUENCY([.B$14:.B$1013];[.B746])/1000" office:value-type="float" office:value="0.733">
            <text:p>0,733</text:p>
          </table:table-cell>
          <table:table-cell table:formula="of:=NORMDIST([.B746];[.A$8];[.B$8];1)" office:value-type="float" office:value="0.734289482265381">
            <text:p>0,7342894823</text:p>
          </table:table-cell>
          <table:table-cell table:formula="of:=ABS([.D746]-[.C746])" office:value-type="float" office:value="0.00128948226538084">
            <text:p>0,0012894823</text:p>
          </table:table-cell>
          <table:table-cell table:formula="of:=ABS([.D746]-[.C745])" office:value-type="float" office:value="0.00228948226538084">
            <text:p>0,0022894823</text:p>
          </table:table-cell>
        </table:table-row>
        <table:table-row table:style-name="ro1">
          <table:table-cell office:value-type="float" office:value="1.62803930878">
            <text:p>1,6280393088</text:p>
          </table:table-cell>
          <table:table-cell office:value-type="float" office:value="7.37558841855">
            <text:p>7,3755884186</text:p>
          </table:table-cell>
          <table:table-cell table:formula="of:=FREQUENCY([.B$14:.B$1013];[.B747])/1000" office:value-type="float" office:value="0.734">
            <text:p>0,734</text:p>
          </table:table-cell>
          <table:table-cell table:formula="of:=NORMDIST([.B747];[.A$8];[.B$8];1)" office:value-type="float" office:value="0.735611731996846">
            <text:p>0,735611732</text:p>
          </table:table-cell>
          <table:table-cell table:formula="of:=ABS([.D747]-[.C747])" office:value-type="float" office:value="0.00161173199684561">
            <text:p>0,001611732</text:p>
          </table:table-cell>
          <table:table-cell table:formula="of:=ABS([.D747]-[.C746])" office:value-type="float" office:value="0.00261173199684561">
            <text:p>0,002611732</text:p>
          </table:table-cell>
        </table:table-row>
        <table:table-row table:style-name="ro1">
          <table:table-cell office:value-type="float" office:value="5.29414325523">
            <text:p>5,2941432552</text:p>
          </table:table-cell>
          <table:table-cell office:value-type="float" office:value="7.37604756075">
            <text:p>7,3760475608</text:p>
          </table:table-cell>
          <table:table-cell table:formula="of:=FREQUENCY([.B$14:.B$1013];[.B748])/1000" office:value-type="float" office:value="0.735">
            <text:p>0,735</text:p>
          </table:table-cell>
          <table:table-cell table:formula="of:=NORMDIST([.B748];[.A$8];[.B$8];1)" office:value-type="float" office:value="0.735685177397088">
            <text:p>0,7356851774</text:p>
          </table:table-cell>
          <table:table-cell table:formula="of:=ABS([.D748]-[.C748])" office:value-type="float" office:value="0.00068517739708851">
            <text:p>0,0006851774</text:p>
          </table:table-cell>
          <table:table-cell table:formula="of:=ABS([.D748]-[.C747])" office:value-type="float" office:value="0.00168517739708851">
            <text:p>0,0016851774</text:p>
          </table:table-cell>
        </table:table-row>
        <table:table-row table:style-name="ro1">
          <table:table-cell office:value-type="float" office:value="7.91569401216">
            <text:p>7,9156940122</text:p>
          </table:table-cell>
          <table:table-cell office:value-type="float" office:value="7.39130027906">
            <text:p>7,3913002791</text:p>
          </table:table-cell>
          <table:table-cell table:formula="of:=FREQUENCY([.B$14:.B$1013];[.B749])/1000" office:value-type="float" office:value="0.736">
            <text:p>0,736</text:p>
          </table:table-cell>
          <table:table-cell table:formula="of:=NORMDIST([.B749];[.A$8];[.B$8];1)" office:value-type="float" office:value="0.738119117206588">
            <text:p>0,7381191172</text:p>
          </table:table-cell>
          <table:table-cell table:formula="of:=ABS([.D749]-[.C749])" office:value-type="float" office:value="0.00211911720658797">
            <text:p>0,0021191172</text:p>
          </table:table-cell>
          <table:table-cell table:formula="of:=ABS([.D749]-[.C748])" office:value-type="float" office:value="0.00311911720658797">
            <text:p>0,0031191172</text:p>
          </table:table-cell>
        </table:table-row>
        <table:table-row table:style-name="ro1">
          <table:table-cell office:value-type="float" office:value="6.75086278392">
            <text:p>6,7508627839</text:p>
          </table:table-cell>
          <table:table-cell office:value-type="float" office:value="7.39391602229">
            <text:p>7,3939160223</text:p>
          </table:table-cell>
          <table:table-cell table:formula="of:=FREQUENCY([.B$14:.B$1013];[.B750])/1000" office:value-type="float" office:value="0.737">
            <text:p>0,737</text:p>
          </table:table-cell>
          <table:table-cell table:formula="of:=NORMDIST([.B750];[.A$8];[.B$8];1)" office:value-type="float" office:value="0.738535364656648">
            <text:p>0,7385353647</text:p>
          </table:table-cell>
          <table:table-cell table:formula="of:=ABS([.D750]-[.C750])" office:value-type="float" office:value="0.00153536465664783">
            <text:p>0,0015353647</text:p>
          </table:table-cell>
          <table:table-cell table:formula="of:=ABS([.D750]-[.C749])" office:value-type="float" office:value="0.00253536465664783">
            <text:p>0,0025353647</text:p>
          </table:table-cell>
        </table:table-row>
        <table:table-row table:style-name="ro1">
          <table:table-cell office:value-type="float" office:value="4.86169030312">
            <text:p>4,8616903031</text:p>
          </table:table-cell>
          <table:table-cell office:value-type="float" office:value="7.39554226657">
            <text:p>7,3955422666</text:p>
          </table:table-cell>
          <table:table-cell table:formula="of:=FREQUENCY([.B$14:.B$1013];[.B751])/1000" office:value-type="float" office:value="0.738">
            <text:p>0,738</text:p>
          </table:table-cell>
          <table:table-cell table:formula="of:=NORMDIST([.B751];[.A$8];[.B$8];1)" office:value-type="float" office:value="0.738793980175097">
            <text:p>0,7387939802</text:p>
          </table:table-cell>
          <table:table-cell table:formula="of:=ABS([.D751]-[.C751])" office:value-type="float" office:value="0.000793980175097353">
            <text:p>0,0007939802</text:p>
          </table:table-cell>
          <table:table-cell table:formula="of:=ABS([.D751]-[.C750])" office:value-type="float" office:value="0.00179398017509735">
            <text:p>0,0017939802</text:p>
          </table:table-cell>
        </table:table-row>
        <table:table-row table:style-name="ro1">
          <table:table-cell office:value-type="float" office:value="7.32091139407">
            <text:p>7,3209113941</text:p>
          </table:table-cell>
          <table:table-cell office:value-type="float" office:value="7.39758523006">
            <text:p>7,3975852301</text:p>
          </table:table-cell>
          <table:table-cell table:formula="of:=FREQUENCY([.B$14:.B$1013];[.B752])/1000" office:value-type="float" office:value="0.739">
            <text:p>0,739</text:p>
          </table:table-cell>
          <table:table-cell table:formula="of:=NORMDIST([.B752];[.A$8];[.B$8];1)" office:value-type="float" office:value="0.739118678600273">
            <text:p>0,7391186786</text:p>
          </table:table-cell>
          <table:table-cell table:formula="of:=ABS([.D752]-[.C752])" office:value-type="float" office:value="0.00011867860027337">
            <text:p>0,0001186786</text:p>
          </table:table-cell>
          <table:table-cell table:formula="of:=ABS([.D752]-[.C751])" office:value-type="float" office:value="0.00111867860027337">
            <text:p>0,0011186786</text:p>
          </table:table-cell>
        </table:table-row>
        <table:table-row table:style-name="ro1">
          <table:table-cell office:value-type="float" office:value="8.7113715607">
            <text:p>8,7113715607</text:p>
          </table:table-cell>
          <table:table-cell office:value-type="float" office:value="7.39988120588">
            <text:p>7,3998812059</text:p>
          </table:table-cell>
          <table:table-cell table:formula="of:=FREQUENCY([.B$14:.B$1013];[.B753])/1000" office:value-type="float" office:value="0.74">
            <text:p>0,74</text:p>
          </table:table-cell>
          <table:table-cell table:formula="of:=NORMDIST([.B753];[.A$8];[.B$8];1)" office:value-type="float" office:value="0.739483341620875">
            <text:p>0,7394833416</text:p>
          </table:table-cell>
          <table:table-cell table:formula="of:=ABS([.D753]-[.C753])" office:value-type="float" office:value="0.000516658379124846">
            <text:p>0,0005166584</text:p>
          </table:table-cell>
          <table:table-cell table:formula="of:=ABS([.D753]-[.C752])" office:value-type="float" office:value="0.000483341620875155">
            <text:p>0,0004833416</text:p>
          </table:table-cell>
        </table:table-row>
        <table:table-row table:style-name="ro1">
          <table:table-cell office:value-type="float" office:value="5.81490589333">
            <text:p>5,8149058933</text:p>
          </table:table-cell>
          <table:table-cell office:value-type="float" office:value="7.40187671602">
            <text:p>7,401876716</text:p>
          </table:table-cell>
          <table:table-cell table:formula="of:=FREQUENCY([.B$14:.B$1013];[.B754])/1000" office:value-type="float" office:value="0.741">
            <text:p>0,741</text:p>
          </table:table-cell>
          <table:table-cell table:formula="of:=NORMDIST([.B754];[.A$8];[.B$8];1)" office:value-type="float" office:value="0.739800069246842">
            <text:p>0,7398000692</text:p>
          </table:table-cell>
          <table:table-cell table:formula="of:=ABS([.D754]-[.C754])" office:value-type="float" office:value="0.0011999307531575">
            <text:p>0,0011999308</text:p>
          </table:table-cell>
          <table:table-cell table:formula="of:=ABS([.D754]-[.C753])" office:value-type="float" office:value="0.000199930753157496">
            <text:p>0,0001999308</text:p>
          </table:table-cell>
        </table:table-row>
        <table:table-row table:style-name="ro1">
          <table:table-cell office:value-type="float" office:value="7.49163156303">
            <text:p>7,491631563</text:p>
          </table:table-cell>
          <table:table-cell office:value-type="float" office:value="7.40405541211">
            <text:p>7,4040554121</text:p>
          </table:table-cell>
          <table:table-cell table:formula="of:=FREQUENCY([.B$14:.B$1013];[.B755])/1000" office:value-type="float" office:value="0.742">
            <text:p>0,742</text:p>
          </table:table-cell>
          <table:table-cell table:formula="of:=NORMDIST([.B755];[.A$8];[.B$8];1)" office:value-type="float" office:value="0.740145645410737">
            <text:p>0,7401456454</text:p>
          </table:table-cell>
          <table:table-cell table:formula="of:=ABS([.D755]-[.C755])" office:value-type="float" office:value="0.00185435458926264">
            <text:p>0,0018543546</text:p>
          </table:table-cell>
          <table:table-cell table:formula="of:=ABS([.D755]-[.C754])" office:value-type="float" office:value="0.00085435458926264">
            <text:p>0,0008543546</text:p>
          </table:table-cell>
        </table:table-row>
        <table:table-row table:style-name="ro1">
          <table:table-cell office:value-type="float" office:value="5.98955319468">
            <text:p>5,9895531947</text:p>
          </table:table-cell>
          <table:table-cell office:value-type="float" office:value="7.40494083893">
            <text:p>7,4049408389</text:p>
          </table:table-cell>
          <table:table-cell table:formula="of:=FREQUENCY([.B$14:.B$1013];[.B756])/1000" office:value-type="float" office:value="0.743">
            <text:p>0,743</text:p>
          </table:table-cell>
          <table:table-cell table:formula="of:=NORMDIST([.B756];[.A$8];[.B$8];1)" office:value-type="float" office:value="0.74028602061511">
            <text:p>0,7402860206</text:p>
          </table:table-cell>
          <table:table-cell table:formula="of:=ABS([.D756]-[.C756])" office:value-type="float" office:value="0.00271397938488949">
            <text:p>0,0027139794</text:p>
          </table:table-cell>
          <table:table-cell table:formula="of:=ABS([.D756]-[.C755])" office:value-type="float" office:value="0.00171397938488949">
            <text:p>0,0017139794</text:p>
          </table:table-cell>
        </table:table-row>
        <table:table-row table:style-name="ro1">
          <table:table-cell office:value-type="float" office:value="3.59954774211">
            <text:p>3,5995477421</text:p>
          </table:table-cell>
          <table:table-cell office:value-type="float" office:value="7.41649275719">
            <text:p>7,4164927572</text:p>
          </table:table-cell>
          <table:table-cell table:formula="of:=FREQUENCY([.B$14:.B$1013];[.B757])/1000" office:value-type="float" office:value="0.744">
            <text:p>0,744</text:p>
          </table:table-cell>
          <table:table-cell table:formula="of:=NORMDIST([.B757];[.A$8];[.B$8];1)" office:value-type="float" office:value="0.742113864133912">
            <text:p>0,7421138641</text:p>
          </table:table-cell>
          <table:table-cell table:formula="of:=ABS([.D757]-[.C757])" office:value-type="float" office:value="0.0018861358660881">
            <text:p>0,0018861359</text:p>
          </table:table-cell>
          <table:table-cell table:formula="of:=ABS([.D757]-[.C756])" office:value-type="float" office:value="0.0008861358660881">
            <text:p>0,0008861359</text:p>
          </table:table-cell>
        </table:table-row>
        <table:table-row table:style-name="ro1">
          <table:table-cell office:value-type="float" office:value="9.91976997094">
            <text:p>9,9197699709</text:p>
          </table:table-cell>
          <table:table-cell office:value-type="float" office:value="7.4211070576">
            <text:p>7,4211070576</text:p>
          </table:table-cell>
          <table:table-cell table:formula="of:=FREQUENCY([.B$14:.B$1013];[.B758])/1000" office:value-type="float" office:value="0.745">
            <text:p>0,745</text:p>
          </table:table-cell>
          <table:table-cell table:formula="of:=NORMDIST([.B758];[.A$8];[.B$8];1)" office:value-type="float" office:value="0.742842108235421">
            <text:p>0,7428421082</text:p>
          </table:table-cell>
          <table:table-cell table:formula="of:=ABS([.D758]-[.C758])" office:value-type="float" office:value="0.0021578917645787">
            <text:p>0,0021578918</text:p>
          </table:table-cell>
          <table:table-cell table:formula="of:=ABS([.D758]-[.C757])" office:value-type="float" office:value="0.0011578917645787">
            <text:p>0,0011578918</text:p>
          </table:table-cell>
        </table:table-row>
        <table:table-row table:style-name="ro1">
          <table:table-cell office:value-type="float" office:value="6.13783604214">
            <text:p>6,1378360421</text:p>
          </table:table-cell>
          <table:table-cell office:value-type="float" office:value="7.42261162968">
            <text:p>7,4226116297</text:p>
          </table:table-cell>
          <table:table-cell table:formula="of:=FREQUENCY([.B$14:.B$1013];[.B759])/1000" office:value-type="float" office:value="0.746">
            <text:p>0,746</text:p>
          </table:table-cell>
          <table:table-cell table:formula="of:=NORMDIST([.B759];[.A$8];[.B$8];1)" office:value-type="float" office:value="0.743079333374771">
            <text:p>0,7430793334</text:p>
          </table:table-cell>
          <table:table-cell table:formula="of:=ABS([.D759]-[.C759])" office:value-type="float" office:value="0.00292066662522861">
            <text:p>0,0029206666</text:p>
          </table:table-cell>
          <table:table-cell table:formula="of:=ABS([.D759]-[.C758])" office:value-type="float" office:value="0.00192066662522861">
            <text:p>0,0019206666</text:p>
          </table:table-cell>
        </table:table-row>
        <table:table-row table:style-name="ro1">
          <table:table-cell office:value-type="float" office:value="2.83509150555">
            <text:p>2,8350915056</text:p>
          </table:table-cell>
          <table:table-cell office:value-type="float" office:value="7.42856336987">
            <text:p>7,4285633699</text:p>
          </table:table-cell>
          <table:table-cell table:formula="of:=FREQUENCY([.B$14:.B$1013];[.B760])/1000" office:value-type="float" office:value="0.747">
            <text:p>0,747</text:p>
          </table:table-cell>
          <table:table-cell table:formula="of:=NORMDIST([.B760];[.A$8];[.B$8];1)" office:value-type="float" office:value="0.744016624014638">
            <text:p>0,744016624</text:p>
          </table:table-cell>
          <table:table-cell table:formula="of:=ABS([.D760]-[.C760])" office:value-type="float" office:value="0.0029833759853618">
            <text:p>0,002983376</text:p>
          </table:table-cell>
          <table:table-cell table:formula="of:=ABS([.D760]-[.C759])" office:value-type="float" office:value="0.0019833759853618">
            <text:p>0,001983376</text:p>
          </table:table-cell>
        </table:table-row>
        <table:table-row table:style-name="ro1">
          <table:table-cell office:value-type="float" office:value="5.46374410968">
            <text:p>5,4637441097</text:p>
          </table:table-cell>
          <table:table-cell office:value-type="float" office:value="7.43324850157">
            <text:p>7,4332485016</text:p>
          </table:table-cell>
          <table:table-cell table:formula="of:=FREQUENCY([.B$14:.B$1013];[.B761])/1000" office:value-type="float" office:value="0.748">
            <text:p>0,748</text:p>
          </table:table-cell>
          <table:table-cell table:formula="of:=NORMDIST([.B761];[.A$8];[.B$8];1)" office:value-type="float" office:value="0.744753190025356">
            <text:p>0,74475319</text:p>
          </table:table-cell>
          <table:table-cell table:formula="of:=ABS([.D761]-[.C761])" office:value-type="float" office:value="0.00324680997464377">
            <text:p>0,00324681</text:p>
          </table:table-cell>
          <table:table-cell table:formula="of:=ABS([.D761]-[.C760])" office:value-type="float" office:value="0.00224680997464377">
            <text:p>0,00224681</text:p>
          </table:table-cell>
        </table:table-row>
        <table:table-row table:style-name="ro1">
          <table:table-cell office:value-type="float" office:value="6.89961273057">
            <text:p>6,8996127306</text:p>
          </table:table-cell>
          <table:table-cell office:value-type="float" office:value="7.43735509724">
            <text:p>7,4373550972</text:p>
          </table:table-cell>
          <table:table-cell table:formula="of:=FREQUENCY([.B$14:.B$1013];[.B762])/1000" office:value-type="float" office:value="0.749">
            <text:p>0,749</text:p>
          </table:table-cell>
          <table:table-cell table:formula="of:=NORMDIST([.B762];[.A$8];[.B$8];1)" office:value-type="float" office:value="0.745397889893536">
            <text:p>0,7453978899</text:p>
          </table:table-cell>
          <table:table-cell table:formula="of:=ABS([.D762]-[.C762])" office:value-type="float" office:value="0.00360211010646361">
            <text:p>0,0036021101</text:p>
          </table:table-cell>
          <table:table-cell table:formula="of:=ABS([.D762]-[.C761])" office:value-type="float" office:value="0.00260211010646361">
            <text:p>0,0026021101</text:p>
          </table:table-cell>
        </table:table-row>
        <table:table-row table:style-name="ro1">
          <table:table-cell office:value-type="float" office:value="7.77570330294">
            <text:p>7,7757033029</text:p>
          </table:table-cell>
          <table:table-cell office:value-type="float" office:value="7.44453979587">
            <text:p>7,4445397959</text:p>
          </table:table-cell>
          <table:table-cell table:formula="of:=FREQUENCY([.B$14:.B$1013];[.B763])/1000" office:value-type="float" office:value="0.75">
            <text:p>0,75</text:p>
          </table:table-cell>
          <table:table-cell table:formula="of:=NORMDIST([.B763];[.A$8];[.B$8];1)" office:value-type="float" office:value="0.746523770353815">
            <text:p>0,7465237704</text:p>
          </table:table-cell>
          <table:table-cell table:formula="of:=ABS([.D763]-[.C763])" office:value-type="float" office:value="0.00347622964618521">
            <text:p>0,0034762296</text:p>
          </table:table-cell>
          <table:table-cell table:formula="of:=ABS([.D763]-[.C762])" office:value-type="float" office:value="0.00247622964618521">
            <text:p>0,0024762296</text:p>
          </table:table-cell>
        </table:table-row>
        <table:table-row table:style-name="ro1">
          <table:table-cell office:value-type="float" office:value="4.01510290143">
            <text:p>4,0151029014</text:p>
          </table:table-cell>
          <table:table-cell office:value-type="float" office:value="7.45968266597">
            <text:p>7,459682666</text:p>
          </table:table-cell>
          <table:table-cell table:formula="of:=FREQUENCY([.B$14:.B$1013];[.B764])/1000" office:value-type="float" office:value="0.751">
            <text:p>0,751</text:p>
          </table:table-cell>
          <table:table-cell table:formula="of:=NORMDIST([.B764];[.A$8];[.B$8];1)" office:value-type="float" office:value="0.748888143327566">
            <text:p>0,7488881433</text:p>
          </table:table-cell>
          <table:table-cell table:formula="of:=ABS([.D764]-[.C764])" office:value-type="float" office:value="0.00211185667243374">
            <text:p>0,0021118567</text:p>
          </table:table-cell>
          <table:table-cell table:formula="of:=ABS([.D764]-[.C763])" office:value-type="float" office:value="0.00111185667243374">
            <text:p>0,0011118567</text:p>
          </table:table-cell>
        </table:table-row>
        <table:table-row table:style-name="ro1">
          <table:table-cell office:value-type="float" office:value="7.32070434132">
            <text:p>7,3207043413</text:p>
          </table:table-cell>
          <table:table-cell office:value-type="float" office:value="7.46318327905">
            <text:p>7,4631832791</text:p>
          </table:table-cell>
          <table:table-cell table:formula="of:=FREQUENCY([.B$14:.B$1013];[.B765])/1000" office:value-type="float" office:value="0.752">
            <text:p>0,752</text:p>
          </table:table-cell>
          <table:table-cell table:formula="of:=NORMDIST([.B765];[.A$8];[.B$8];1)" office:value-type="float" office:value="0.74943305606251">
            <text:p>0,7494330561</text:p>
          </table:table-cell>
          <table:table-cell table:formula="of:=ABS([.D765]-[.C765])" office:value-type="float" office:value="0.0025669439374898">
            <text:p>0,0025669439</text:p>
          </table:table-cell>
          <table:table-cell table:formula="of:=ABS([.D765]-[.C764])" office:value-type="float" office:value="0.0015669439374898">
            <text:p>0,0015669439</text:p>
          </table:table-cell>
        </table:table-row>
        <table:table-row table:style-name="ro1">
          <table:table-cell office:value-type="float" office:value="7.91500503818">
            <text:p>7,9150050382</text:p>
          </table:table-cell>
          <table:table-cell office:value-type="float" office:value="7.46782230869">
            <text:p>7,4678223087</text:p>
          </table:table-cell>
          <table:table-cell table:formula="of:=FREQUENCY([.B$14:.B$1013];[.B766])/1000" office:value-type="float" office:value="0.753">
            <text:p>0,753</text:p>
          </table:table-cell>
          <table:table-cell table:formula="of:=NORMDIST([.B766];[.A$8];[.B$8];1)" office:value-type="float" office:value="0.750154210785278">
            <text:p>0,7501542108</text:p>
          </table:table-cell>
          <table:table-cell table:formula="of:=ABS([.D766]-[.C766])" office:value-type="float" office:value="0.00284578921472234">
            <text:p>0,0028457892</text:p>
          </table:table-cell>
          <table:table-cell table:formula="of:=ABS([.D766]-[.C765])" office:value-type="float" office:value="0.00184578921472234">
            <text:p>0,0018457892</text:p>
          </table:table-cell>
        </table:table-row>
        <table:table-row table:style-name="ro1">
          <table:table-cell office:value-type="float" office:value="3.13623665609">
            <text:p>3,1362366561</text:p>
          </table:table-cell>
          <table:table-cell office:value-type="float" office:value="7.46855749178">
            <text:p>7,4685574918</text:p>
          </table:table-cell>
          <table:table-cell table:formula="of:=FREQUENCY([.B$14:.B$1013];[.B767])/1000" office:value-type="float" office:value="0.754">
            <text:p>0,754</text:p>
          </table:table-cell>
          <table:table-cell table:formula="of:=NORMDIST([.B767];[.A$8];[.B$8];1)" office:value-type="float" office:value="0.750268396551667">
            <text:p>0,7502683966</text:p>
          </table:table-cell>
          <table:table-cell table:formula="of:=ABS([.D767]-[.C767])" office:value-type="float" office:value="0.00373160344833257">
            <text:p>0,0037316034</text:p>
          </table:table-cell>
          <table:table-cell table:formula="of:=ABS([.D767]-[.C766])" office:value-type="float" office:value="0.00273160344833256">
            <text:p>0,0027316034</text:p>
          </table:table-cell>
        </table:table-row>
        <table:table-row table:style-name="ro1">
          <table:table-cell office:value-type="float" office:value="9.17363124995">
            <text:p>9,17363125</text:p>
          </table:table-cell>
          <table:table-cell office:value-type="float" office:value="7.47101859533">
            <text:p>7,4710185953</text:p>
          </table:table-cell>
          <table:table-cell table:formula="of:=FREQUENCY([.B$14:.B$1013];[.B768])/1000" office:value-type="float" office:value="0.755">
            <text:p>0,755</text:p>
          </table:table-cell>
          <table:table-cell table:formula="of:=NORMDIST([.B768];[.A$8];[.B$8];1)" office:value-type="float" office:value="0.750650443792364">
            <text:p>0,7506504438</text:p>
          </table:table-cell>
          <table:table-cell table:formula="of:=ABS([.D768]-[.C768])" office:value-type="float" office:value="0.00434955620763611">
            <text:p>0,0043495562</text:p>
          </table:table-cell>
          <table:table-cell table:formula="of:=ABS([.D768]-[.C767])" office:value-type="float" office:value="0.00334955620763611">
            <text:p>0,0033495562</text:p>
          </table:table-cell>
        </table:table-row>
        <table:table-row table:style-name="ro1">
          <table:table-cell office:value-type="float" office:value="4.89189763782">
            <text:p>4,8918976378</text:p>
          </table:table-cell>
          <table:table-cell office:value-type="float" office:value="7.47608586633">
            <text:p>7,4760858663</text:p>
          </table:table-cell>
          <table:table-cell table:formula="of:=FREQUENCY([.B$14:.B$1013];[.B769])/1000" office:value-type="float" office:value="0.756">
            <text:p>0,756</text:p>
          </table:table-cell>
          <table:table-cell table:formula="of:=NORMDIST([.B769];[.A$8];[.B$8];1)" office:value-type="float" office:value="0.751436077684319">
            <text:p>0,7514360777</text:p>
          </table:table-cell>
          <table:table-cell table:formula="of:=ABS([.D769]-[.C769])" office:value-type="float" office:value="0.00456392231568126">
            <text:p>0,0045639223</text:p>
          </table:table-cell>
          <table:table-cell table:formula="of:=ABS([.D769]-[.C768])" office:value-type="float" office:value="0.00356392231568126">
            <text:p>0,0035639223</text:p>
          </table:table-cell>
        </table:table-row>
        <table:table-row table:style-name="ro1">
          <table:table-cell office:value-type="float" office:value="7.42261162968">
            <text:p>7,4226116297</text:p>
          </table:table-cell>
          <table:table-cell office:value-type="float" office:value="7.48299353811">
            <text:p>7,4829935381</text:p>
          </table:table-cell>
          <table:table-cell table:formula="of:=FREQUENCY([.B$14:.B$1013];[.B770])/1000" office:value-type="float" office:value="0.757">
            <text:p>0,757</text:p>
          </table:table-cell>
          <table:table-cell table:formula="of:=NORMDIST([.B770];[.A$8];[.B$8];1)" office:value-type="float" office:value="0.75250492104988">
            <text:p>0,752504921</text:p>
          </table:table-cell>
          <table:table-cell table:formula="of:=ABS([.D770]-[.C770])" office:value-type="float" office:value="0.00449507895012047">
            <text:p>0,004495079</text:p>
          </table:table-cell>
          <table:table-cell table:formula="of:=ABS([.D770]-[.C769])" office:value-type="float" office:value="0.00349507895012047">
            <text:p>0,003495079</text:p>
          </table:table-cell>
        </table:table-row>
        <table:table-row table:style-name="ro1">
          <table:table-cell office:value-type="float" office:value="2.80941043615">
            <text:p>2,8094104362</text:p>
          </table:table-cell>
          <table:table-cell office:value-type="float" office:value="7.49163156303">
            <text:p>7,491631563</text:p>
          </table:table-cell>
          <table:table-cell table:formula="of:=FREQUENCY([.B$14:.B$1013];[.B771])/1000" office:value-type="float" office:value="0.758">
            <text:p>0,758</text:p>
          </table:table-cell>
          <table:table-cell table:formula="of:=NORMDIST([.B771];[.A$8];[.B$8];1)" office:value-type="float" office:value="0.75383804344588">
            <text:p>0,7538380434</text:p>
          </table:table-cell>
          <table:table-cell table:formula="of:=ABS([.D771]-[.C771])" office:value-type="float" office:value="0.00416195655411999">
            <text:p>0,0041619566</text:p>
          </table:table-cell>
          <table:table-cell table:formula="of:=ABS([.D771]-[.C770])" office:value-type="float" office:value="0.00316195655411999">
            <text:p>0,0031619566</text:p>
          </table:table-cell>
        </table:table-row>
        <table:table-row table:style-name="ro1">
          <table:table-cell office:value-type="float" office:value="5.72625823247">
            <text:p>5,7262582325</text:p>
          </table:table-cell>
          <table:table-cell office:value-type="float" office:value="7.49427070969">
            <text:p>7,4942707097</text:p>
          </table:table-cell>
          <table:table-cell table:formula="of:=FREQUENCY([.B$14:.B$1013];[.B772])/1000" office:value-type="float" office:value="0.759">
            <text:p>0,759</text:p>
          </table:table-cell>
          <table:table-cell table:formula="of:=NORMDIST([.B772];[.A$8];[.B$8];1)" office:value-type="float" office:value="0.754244578468969">
            <text:p>0,7542445785</text:p>
          </table:table-cell>
          <table:table-cell table:formula="of:=ABS([.D772]-[.C772])" office:value-type="float" office:value="0.0047554215310307">
            <text:p>0,0047554215</text:p>
          </table:table-cell>
          <table:table-cell table:formula="of:=ABS([.D772]-[.C771])" office:value-type="float" office:value="0.0037554215310307">
            <text:p>0,0037554215</text:p>
          </table:table-cell>
        </table:table-row>
        <table:table-row table:style-name="ro1">
          <table:table-cell office:value-type="float" office:value="5.57443452224">
            <text:p>5,5744345222</text:p>
          </table:table-cell>
          <table:table-cell office:value-type="float" office:value="7.49459039341">
            <text:p>7,4945903934</text:p>
          </table:table-cell>
          <table:table-cell table:formula="of:=FREQUENCY([.B$14:.B$1013];[.B773])/1000" office:value-type="float" office:value="0.76">
            <text:p>0,76</text:p>
          </table:table-cell>
          <table:table-cell table:formula="of:=NORMDIST([.B773];[.A$8];[.B$8];1)" office:value-type="float" office:value="0.754293798167174">
            <text:p>0,7542937982</text:p>
          </table:table-cell>
          <table:table-cell table:formula="of:=ABS([.D773]-[.C773])" office:value-type="float" office:value="0.00570620183282622">
            <text:p>0,0057062018</text:p>
          </table:table-cell>
          <table:table-cell table:formula="of:=ABS([.D773]-[.C772])" office:value-type="float" office:value="0.00470620183282622">
            <text:p>0,0047062018</text:p>
          </table:table-cell>
        </table:table-row>
        <table:table-row table:style-name="ro1">
          <table:table-cell office:value-type="float" office:value="3.06804392621">
            <text:p>3,0680439262</text:p>
          </table:table-cell>
          <table:table-cell office:value-type="float" office:value="7.49652430648">
            <text:p>7,4965243065</text:p>
          </table:table-cell>
          <table:table-cell table:formula="of:=FREQUENCY([.B$14:.B$1013];[.B774])/1000" office:value-type="float" office:value="0.761">
            <text:p>0,761</text:p>
          </table:table-cell>
          <table:table-cell table:formula="of:=NORMDIST([.B774];[.A$8];[.B$8];1)" office:value-type="float" office:value="0.754591437741034">
            <text:p>0,7545914377</text:p>
          </table:table-cell>
          <table:table-cell table:formula="of:=ABS([.D774]-[.C774])" office:value-type="float" office:value="0.00640856225896624">
            <text:p>0,0064085623</text:p>
          </table:table-cell>
          <table:table-cell table:formula="of:=ABS([.D774]-[.C773])" office:value-type="float" office:value="0.00540856225896624">
            <text:p>0,0054085623</text:p>
          </table:table-cell>
        </table:table-row>
        <table:table-row table:style-name="ro1">
          <table:table-cell office:value-type="float" office:value="7.54123266265">
            <text:p>7,5412326627</text:p>
          </table:table-cell>
          <table:table-cell office:value-type="float" office:value="7.49952558731">
            <text:p>7,4995255873</text:p>
          </table:table-cell>
          <table:table-cell table:formula="of:=FREQUENCY([.B$14:.B$1013];[.B775])/1000" office:value-type="float" office:value="0.762">
            <text:p>0,762</text:p>
          </table:table-cell>
          <table:table-cell table:formula="of:=NORMDIST([.B775];[.A$8];[.B$8];1)" office:value-type="float" office:value="0.755052966984981">
            <text:p>0,755052967</text:p>
          </table:table-cell>
          <table:table-cell table:formula="of:=ABS([.D775]-[.C775])" office:value-type="float" office:value="0.0069470330150192">
            <text:p>0,006947033</text:p>
          </table:table-cell>
          <table:table-cell table:formula="of:=ABS([.D775]-[.C774])" office:value-type="float" office:value="0.0059470330150192">
            <text:p>0,005947033</text:p>
          </table:table-cell>
        </table:table-row>
        <table:table-row table:style-name="ro1">
          <table:table-cell office:value-type="float" office:value="8.33366916889">
            <text:p>8,3336691689</text:p>
          </table:table-cell>
          <table:table-cell office:value-type="float" office:value="7.50061191624">
            <text:p>7,5006119162</text:p>
          </table:table-cell>
          <table:table-cell table:formula="of:=FREQUENCY([.B$14:.B$1013];[.B776])/1000" office:value-type="float" office:value="0.763">
            <text:p>0,763</text:p>
          </table:table-cell>
          <table:table-cell table:formula="of:=NORMDIST([.B776];[.A$8];[.B$8];1)" office:value-type="float" office:value="0.755219904664184">
            <text:p>0,7552199047</text:p>
          </table:table-cell>
          <table:table-cell table:formula="of:=ABS([.D776]-[.C776])" office:value-type="float" office:value="0.00778009533581636">
            <text:p>0,0077800953</text:p>
          </table:table-cell>
          <table:table-cell table:formula="of:=ABS([.D776]-[.C775])" office:value-type="float" office:value="0.00678009533581636">
            <text:p>0,0067800953</text:p>
          </table:table-cell>
        </table:table-row>
        <table:table-row table:style-name="ro1">
          <table:table-cell office:value-type="float" office:value="6.01276316993">
            <text:p>6,0127631699</text:p>
          </table:table-cell>
          <table:table-cell office:value-type="float" office:value="7.51542737876">
            <text:p>7,5154273788</text:p>
          </table:table-cell>
          <table:table-cell table:formula="of:=FREQUENCY([.B$14:.B$1013];[.B777])/1000" office:value-type="float" office:value="0.764">
            <text:p>0,764</text:p>
          </table:table-cell>
          <table:table-cell table:formula="of:=NORMDIST([.B777];[.A$8];[.B$8];1)" office:value-type="float" office:value="0.757490491836508">
            <text:p>0,7574904918</text:p>
          </table:table-cell>
          <table:table-cell table:formula="of:=ABS([.D777]-[.C777])" office:value-type="float" office:value="0.00650950816349249">
            <text:p>0,0065095082</text:p>
          </table:table-cell>
          <table:table-cell table:formula="of:=ABS([.D777]-[.C776])" office:value-type="float" office:value="0.00550950816349249">
            <text:p>0,0055095082</text:p>
          </table:table-cell>
        </table:table-row>
        <table:table-row table:style-name="ro1">
          <table:table-cell office:value-type="float" office:value="8.14406274091">
            <text:p>8,1440627409</text:p>
          </table:table-cell>
          <table:table-cell office:value-type="float" office:value="7.52092856467">
            <text:p>7,5209285647</text:p>
          </table:table-cell>
          <table:table-cell table:formula="of:=FREQUENCY([.B$14:.B$1013];[.B778])/1000" office:value-type="float" office:value="0.765">
            <text:p>0,765</text:p>
          </table:table-cell>
          <table:table-cell table:formula="of:=NORMDIST([.B778];[.A$8];[.B$8];1)" office:value-type="float" office:value="0.758330678683422">
            <text:p>0,7583306787</text:p>
          </table:table-cell>
          <table:table-cell table:formula="of:=ABS([.D778]-[.C778])" office:value-type="float" office:value="0.00666932131657816">
            <text:p>0,0066693213</text:p>
          </table:table-cell>
          <table:table-cell table:formula="of:=ABS([.D778]-[.C777])" office:value-type="float" office:value="0.00566932131657816">
            <text:p>0,0056693213</text:p>
          </table:table-cell>
        </table:table-row>
        <table:table-row table:style-name="ro1">
          <table:table-cell office:value-type="float" office:value="5.37363467631">
            <text:p>5,3736346763</text:p>
          </table:table-cell>
          <table:table-cell office:value-type="float" office:value="7.52164904189">
            <text:p>7,5216490419</text:p>
          </table:table-cell>
          <table:table-cell table:formula="of:=FREQUENCY([.B$14:.B$1013];[.B779])/1000" office:value-type="float" office:value="0.766">
            <text:p>0,766</text:p>
          </table:table-cell>
          <table:table-cell table:formula="of:=NORMDIST([.B779];[.A$8];[.B$8];1)" office:value-type="float" office:value="0.758440598806669">
            <text:p>0,7584405988</text:p>
          </table:table-cell>
          <table:table-cell table:formula="of:=ABS([.D779]-[.C779])" office:value-type="float" office:value="0.00755940119333154">
            <text:p>0,0075594012</text:p>
          </table:table-cell>
          <table:table-cell table:formula="of:=ABS([.D779]-[.C778])" office:value-type="float" office:value="0.00655940119333154">
            <text:p>0,0065594012</text:p>
          </table:table-cell>
        </table:table-row>
        <table:table-row table:style-name="ro1">
          <table:table-cell office:value-type="float" office:value="6.68558347308">
            <text:p>6,6855834731</text:p>
          </table:table-cell>
          <table:table-cell office:value-type="float" office:value="7.5369095042">
            <text:p>7,5369095042</text:p>
          </table:table-cell>
          <table:table-cell table:formula="of:=FREQUENCY([.B$14:.B$1013];[.B780])/1000" office:value-type="float" office:value="0.767">
            <text:p>0,767</text:p>
          </table:table-cell>
          <table:table-cell table:formula="of:=NORMDIST([.B780];[.A$8];[.B$8];1)" office:value-type="float" office:value="0.760762432566413">
            <text:p>0,7607624326</text:p>
          </table:table-cell>
          <table:table-cell table:formula="of:=ABS([.D780]-[.C780])" office:value-type="float" office:value="0.00623756743358661">
            <text:p>0,0062375674</text:p>
          </table:table-cell>
          <table:table-cell table:formula="of:=ABS([.D780]-[.C779])" office:value-type="float" office:value="0.00523756743358661">
            <text:p>0,0052375674</text:p>
          </table:table-cell>
        </table:table-row>
        <table:table-row table:style-name="ro1">
          <table:table-cell office:value-type="float" office:value="6.10303200627">
            <text:p>6,1030320063</text:p>
          </table:table-cell>
          <table:table-cell office:value-type="float" office:value="7.53757741913">
            <text:p>7,5375774191</text:p>
          </table:table-cell>
          <table:table-cell table:formula="of:=FREQUENCY([.B$14:.B$1013];[.B781])/1000" office:value-type="float" office:value="0.768">
            <text:p>0,768</text:p>
          </table:table-cell>
          <table:table-cell table:formula="of:=NORMDIST([.B781];[.A$8];[.B$8];1)" office:value-type="float" office:value="0.760863774549563">
            <text:p>0,7608637745</text:p>
          </table:table-cell>
          <table:table-cell table:formula="of:=ABS([.D781]-[.C781])" office:value-type="float" office:value="0.00713622545043724">
            <text:p>0,0071362255</text:p>
          </table:table-cell>
          <table:table-cell table:formula="of:=ABS([.D781]-[.C780])" office:value-type="float" office:value="0.00613622545043724">
            <text:p>0,0061362255</text:p>
          </table:table-cell>
        </table:table-row>
        <table:table-row table:style-name="ro1">
          <table:table-cell office:value-type="float" office:value="10.06731688">
            <text:p>10,06731688</text:p>
          </table:table-cell>
          <table:table-cell office:value-type="float" office:value="7.53794501793">
            <text:p>7,5379450179</text:p>
          </table:table-cell>
          <table:table-cell table:formula="of:=FREQUENCY([.B$14:.B$1013];[.B782])/1000" office:value-type="float" office:value="0.769">
            <text:p>0,769</text:p>
          </table:table-cell>
          <table:table-cell table:formula="of:=NORMDIST([.B782];[.A$8];[.B$8];1)" office:value-type="float" office:value="0.760919539891871">
            <text:p>0,7609195399</text:p>
          </table:table-cell>
          <table:table-cell table:formula="of:=ABS([.D782]-[.C782])" office:value-type="float" office:value="0.0080804601081288">
            <text:p>0,0080804601</text:p>
          </table:table-cell>
          <table:table-cell table:formula="of:=ABS([.D782]-[.C781])" office:value-type="float" office:value="0.00708046010812879">
            <text:p>0,0070804601</text:p>
          </table:table-cell>
        </table:table-row>
        <table:table-row table:style-name="ro1">
          <table:table-cell office:value-type="float" office:value="5.2824776464">
            <text:p>5,2824776464</text:p>
          </table:table-cell>
          <table:table-cell office:value-type="float" office:value="7.54123266265">
            <text:p>7,5412326627</text:p>
          </table:table-cell>
          <table:table-cell table:formula="of:=FREQUENCY([.B$14:.B$1013];[.B783])/1000" office:value-type="float" office:value="0.77">
            <text:p>0,77</text:p>
          </table:table-cell>
          <table:table-cell table:formula="of:=NORMDIST([.B783];[.A$8];[.B$8];1)" office:value-type="float" office:value="0.761417964790949">
            <text:p>0,7614179648</text:p>
          </table:table-cell>
          <table:table-cell table:formula="of:=ABS([.D783]-[.C783])" office:value-type="float" office:value="0.00858203520905143">
            <text:p>0,0085820352</text:p>
          </table:table-cell>
          <table:table-cell table:formula="of:=ABS([.D783]-[.C782])" office:value-type="float" office:value="0.00758203520905143">
            <text:p>0,0075820352</text:p>
          </table:table-cell>
        </table:table-row>
        <table:table-row table:style-name="ro1">
          <table:table-cell office:value-type="float" office:value="8.32662576646">
            <text:p>8,3266257665</text:p>
          </table:table-cell>
          <table:table-cell office:value-type="float" office:value="7.5417081513">
            <text:p>7,5417081513</text:p>
          </table:table-cell>
          <table:table-cell table:formula="of:=FREQUENCY([.B$14:.B$1013];[.B784])/1000" office:value-type="float" office:value="0.771">
            <text:p>0,771</text:p>
          </table:table-cell>
          <table:table-cell table:formula="of:=NORMDIST([.B784];[.A$8];[.B$8];1)" office:value-type="float" office:value="0.761490004362616">
            <text:p>0,7614900044</text:p>
          </table:table-cell>
          <table:table-cell table:formula="of:=ABS([.D784]-[.C784])" office:value-type="float" office:value="0.00950999563738375">
            <text:p>0,0095099956</text:p>
          </table:table-cell>
          <table:table-cell table:formula="of:=ABS([.D784]-[.C783])" office:value-type="float" office:value="0.00850999563738375">
            <text:p>0,0085099956</text:p>
          </table:table-cell>
        </table:table-row>
        <table:table-row table:style-name="ro1">
          <table:table-cell office:value-type="float" office:value="8.56016140753">
            <text:p>8,5601614075</text:p>
          </table:table-cell>
          <table:table-cell office:value-type="float" office:value="7.5467075541">
            <text:p>7,5467075541</text:p>
          </table:table-cell>
          <table:table-cell table:formula="of:=FREQUENCY([.B$14:.B$1013];[.B785])/1000" office:value-type="float" office:value="0.772">
            <text:p>0,772</text:p>
          </table:table-cell>
          <table:table-cell table:formula="of:=NORMDIST([.B785];[.A$8];[.B$8];1)" office:value-type="float" office:value="0.762246724583776">
            <text:p>0,7622467246</text:p>
          </table:table-cell>
          <table:table-cell table:formula="of:=ABS([.D785]-[.C785])" office:value-type="float" office:value="0.00975327541622373">
            <text:p>0,0097532754</text:p>
          </table:table-cell>
          <table:table-cell table:formula="of:=ABS([.D785]-[.C784])" office:value-type="float" office:value="0.00875327541622373">
            <text:p>0,0087532754</text:p>
          </table:table-cell>
        </table:table-row>
        <table:table-row table:style-name="ro1">
          <table:table-cell office:value-type="float" office:value="4.91302132341">
            <text:p>4,9130213234</text:p>
          </table:table-cell>
          <table:table-cell office:value-type="float" office:value="7.56753815796">
            <text:p>7,567538158</text:p>
          </table:table-cell>
          <table:table-cell table:formula="of:=FREQUENCY([.B$14:.B$1013];[.B786])/1000" office:value-type="float" office:value="0.773">
            <text:p>0,773</text:p>
          </table:table-cell>
          <table:table-cell table:formula="of:=NORMDIST([.B786];[.A$8];[.B$8];1)" office:value-type="float" office:value="0.765385468644472">
            <text:p>0,7653854686</text:p>
          </table:table-cell>
          <table:table-cell table:formula="of:=ABS([.D786]-[.C786])" office:value-type="float" office:value="0.0076145313555277">
            <text:p>0,0076145314</text:p>
          </table:table-cell>
          <table:table-cell table:formula="of:=ABS([.D786]-[.C785])" office:value-type="float" office:value="0.0066145313555277">
            <text:p>0,0066145314</text:p>
          </table:table-cell>
        </table:table-row>
        <table:table-row table:style-name="ro1">
          <table:table-cell office:value-type="float" office:value="9.66590160102">
            <text:p>9,665901601</text:p>
          </table:table-cell>
          <table:table-cell office:value-type="float" office:value="7.58975190093">
            <text:p>7,5897519009</text:p>
          </table:table-cell>
          <table:table-cell table:formula="of:=FREQUENCY([.B$14:.B$1013];[.B787])/1000" office:value-type="float" office:value="0.774">
            <text:p>0,774</text:p>
          </table:table-cell>
          <table:table-cell table:formula="of:=NORMDIST([.B787];[.A$8];[.B$8];1)" office:value-type="float" office:value="0.768707220024629">
            <text:p>0,76870722</text:p>
          </table:table-cell>
          <table:table-cell table:formula="of:=ABS([.D787]-[.C787])" office:value-type="float" office:value="0.00529277997537081">
            <text:p>0,00529278</text:p>
          </table:table-cell>
          <table:table-cell table:formula="of:=ABS([.D787]-[.C786])" office:value-type="float" office:value="0.00429277997537081">
            <text:p>0,00429278</text:p>
          </table:table-cell>
        </table:table-row>
        <table:table-row table:style-name="ro1">
          <table:table-cell office:value-type="float" office:value="5.46324707904">
            <text:p>5,463247079</text:p>
          </table:table-cell>
          <table:table-cell office:value-type="float" office:value="7.59391776255">
            <text:p>7,5939177626</text:p>
          </table:table-cell>
          <table:table-cell table:formula="of:=FREQUENCY([.B$14:.B$1013];[.B788])/1000" office:value-type="float" office:value="0.775">
            <text:p>0,775</text:p>
          </table:table-cell>
          <table:table-cell table:formula="of:=NORMDIST([.B788];[.A$8];[.B$8];1)" office:value-type="float" office:value="0.769327231557191">
            <text:p>0,7693272316</text:p>
          </table:table-cell>
          <table:table-cell table:formula="of:=ABS([.D788]-[.C788])" office:value-type="float" office:value="0.00567276844280895">
            <text:p>0,0056727684</text:p>
          </table:table-cell>
          <table:table-cell table:formula="of:=ABS([.D788]-[.C787])" office:value-type="float" office:value="0.00467276844280895">
            <text:p>0,0046727684</text:p>
          </table:table-cell>
        </table:table-row>
        <table:table-row table:style-name="ro1">
          <table:table-cell office:value-type="float" office:value="6.06777947245">
            <text:p>6,0677794725</text:p>
          </table:table-cell>
          <table:table-cell office:value-type="float" office:value="7.59711701329">
            <text:p>7,5971170133</text:p>
          </table:table-cell>
          <table:table-cell table:formula="of:=FREQUENCY([.B$14:.B$1013];[.B789])/1000" office:value-type="float" office:value="0.776">
            <text:p>0,776</text:p>
          </table:table-cell>
          <table:table-cell table:formula="of:=NORMDIST([.B789];[.A$8];[.B$8];1)" office:value-type="float" office:value="0.769802749867948">
            <text:p>0,7698027499</text:p>
          </table:table-cell>
          <table:table-cell table:formula="of:=ABS([.D789]-[.C789])" office:value-type="float" office:value="0.00619725013205197">
            <text:p>0,0061972501</text:p>
          </table:table-cell>
          <table:table-cell table:formula="of:=ABS([.D789]-[.C788])" office:value-type="float" office:value="0.00519725013205197">
            <text:p>0,0051972501</text:p>
          </table:table-cell>
        </table:table-row>
        <table:table-row table:style-name="ro1">
          <table:table-cell office:value-type="float" office:value="5.91900695728">
            <text:p>5,9190069573</text:p>
          </table:table-cell>
          <table:table-cell office:value-type="float" office:value="7.59943718862">
            <text:p>7,5994371886</text:p>
          </table:table-cell>
          <table:table-cell table:formula="of:=FREQUENCY([.B$14:.B$1013];[.B790])/1000" office:value-type="float" office:value="0.777">
            <text:p>0,777</text:p>
          </table:table-cell>
          <table:table-cell table:formula="of:=NORMDIST([.B790];[.A$8];[.B$8];1)" office:value-type="float" office:value="0.77014726414125">
            <text:p>0,7701472641</text:p>
          </table:table-cell>
          <table:table-cell table:formula="of:=ABS([.D790]-[.C790])" office:value-type="float" office:value="0.00685273585875035">
            <text:p>0,0068527359</text:p>
          </table:table-cell>
          <table:table-cell table:formula="of:=ABS([.D790]-[.C789])" office:value-type="float" office:value="0.00585273585875035">
            <text:p>0,0058527359</text:p>
          </table:table-cell>
        </table:table-row>
        <table:table-row table:style-name="ro1">
          <table:table-cell office:value-type="float" office:value="5.09698192745">
            <text:p>5,0969819275</text:p>
          </table:table-cell>
          <table:table-cell office:value-type="float" office:value="7.60037359135">
            <text:p>7,6003735914</text:p>
          </table:table-cell>
          <table:table-cell table:formula="of:=FREQUENCY([.B$14:.B$1013];[.B791])/1000" office:value-type="float" office:value="0.778">
            <text:p>0,778</text:p>
          </table:table-cell>
          <table:table-cell table:formula="of:=NORMDIST([.B791];[.A$8];[.B$8];1)" office:value-type="float" office:value="0.770286225324658">
            <text:p>0,7702862253</text:p>
          </table:table-cell>
          <table:table-cell table:formula="of:=ABS([.D791]-[.C791])" office:value-type="float" office:value="0.00771377467534184">
            <text:p>0,0077137747</text:p>
          </table:table-cell>
          <table:table-cell table:formula="of:=ABS([.D791]-[.C790])" office:value-type="float" office:value="0.00671377467534184">
            <text:p>0,0067137747</text:p>
          </table:table-cell>
        </table:table-row>
        <table:table-row table:style-name="ro1">
          <table:table-cell office:value-type="float" office:value="6.0242540999">
            <text:p>6,0242540999</text:p>
          </table:table-cell>
          <table:table-cell office:value-type="float" office:value="7.60210585424">
            <text:p>7,6021058542</text:p>
          </table:table-cell>
          <table:table-cell table:formula="of:=FREQUENCY([.B$14:.B$1013];[.B792])/1000" office:value-type="float" office:value="0.779">
            <text:p>0,779</text:p>
          </table:table-cell>
          <table:table-cell table:formula="of:=NORMDIST([.B792];[.A$8];[.B$8];1)" office:value-type="float" office:value="0.770543167251218">
            <text:p>0,7705431673</text:p>
          </table:table-cell>
          <table:table-cell table:formula="of:=ABS([.D792]-[.C792])" office:value-type="float" office:value="0.00845683274878239">
            <text:p>0,0084568327</text:p>
          </table:table-cell>
          <table:table-cell table:formula="of:=ABS([.D792]-[.C791])" office:value-type="float" office:value="0.00745683274878239">
            <text:p>0,0074568327</text:p>
          </table:table-cell>
        </table:table-row>
        <table:table-row table:style-name="ro1">
          <table:table-cell office:value-type="float" office:value="1.8310361425">
            <text:p>1,8310361425</text:p>
          </table:table-cell>
          <table:table-cell office:value-type="float" office:value="7.60426704198">
            <text:p>7,604267042</text:p>
          </table:table-cell>
          <table:table-cell table:formula="of:=FREQUENCY([.B$14:.B$1013];[.B793])/1000" office:value-type="float" office:value="0.78">
            <text:p>0,78</text:p>
          </table:table-cell>
          <table:table-cell table:formula="of:=NORMDIST([.B793];[.A$8];[.B$8];1)" office:value-type="float" office:value="0.770863504513675">
            <text:p>0,7708635045</text:p>
          </table:table-cell>
          <table:table-cell table:formula="of:=ABS([.D793]-[.C793])" office:value-type="float" office:value="0.00913649548632545">
            <text:p>0,0091364955</text:p>
          </table:table-cell>
          <table:table-cell table:formula="of:=ABS([.D793]-[.C792])" office:value-type="float" office:value="0.00813649548632545">
            <text:p>0,0081364955</text:p>
          </table:table-cell>
        </table:table-row>
        <table:table-row table:style-name="ro1">
          <table:table-cell office:value-type="float" office:value="8.67345760665">
            <text:p>8,6734576067</text:p>
          </table:table-cell>
          <table:table-cell office:value-type="float" office:value="7.61400063439">
            <text:p>7,6140006344</text:p>
          </table:table-cell>
          <table:table-cell table:formula="of:=FREQUENCY([.B$14:.B$1013];[.B794])/1000" office:value-type="float" office:value="0.781">
            <text:p>0,781</text:p>
          </table:table-cell>
          <table:table-cell table:formula="of:=NORMDIST([.B794];[.A$8];[.B$8];1)" office:value-type="float" office:value="0.772303131654653">
            <text:p>0,7723031317</text:p>
          </table:table-cell>
          <table:table-cell table:formula="of:=ABS([.D794]-[.C794])" office:value-type="float" office:value="0.00869686834534666">
            <text:p>0,0086968683</text:p>
          </table:table-cell>
          <table:table-cell table:formula="of:=ABS([.D794]-[.C793])" office:value-type="float" office:value="0.00769686834534666">
            <text:p>0,0076968683</text:p>
          </table:table-cell>
        </table:table-row>
        <table:table-row table:style-name="ro1">
          <table:table-cell office:value-type="float" office:value="7.70952619004">
            <text:p>7,70952619</text:p>
          </table:table-cell>
          <table:table-cell office:value-type="float" office:value="7.63181078819">
            <text:p>7,6318107882</text:p>
          </table:table-cell>
          <table:table-cell table:formula="of:=FREQUENCY([.B$14:.B$1013];[.B795])/1000" office:value-type="float" office:value="0.782">
            <text:p>0,782</text:p>
          </table:table-cell>
          <table:table-cell table:formula="of:=NORMDIST([.B795];[.A$8];[.B$8];1)" office:value-type="float" office:value="0.774924078162085">
            <text:p>0,7749240782</text:p>
          </table:table-cell>
          <table:table-cell table:formula="of:=ABS([.D795]-[.C795])" office:value-type="float" office:value="0.00707592183791528">
            <text:p>0,0070759218</text:p>
          </table:table-cell>
          <table:table-cell table:formula="of:=ABS([.D795]-[.C794])" office:value-type="float" office:value="0.00607592183791528">
            <text:p>0,0060759218</text:p>
          </table:table-cell>
        </table:table-row>
        <table:table-row table:style-name="ro1">
          <table:table-cell office:value-type="float" office:value="3.77225595121">
            <text:p>3,7722559512</text:p>
          </table:table-cell>
          <table:table-cell office:value-type="float" office:value="7.64254556513">
            <text:p>7,6425455651</text:p>
          </table:table-cell>
          <table:table-cell table:formula="of:=FREQUENCY([.B$14:.B$1013];[.B796])/1000" office:value-type="float" office:value="0.783">
            <text:p>0,783</text:p>
          </table:table-cell>
          <table:table-cell table:formula="of:=NORMDIST([.B796];[.A$8];[.B$8];1)" office:value-type="float" office:value="0.776495517763171">
            <text:p>0,7764955178</text:p>
          </table:table-cell>
          <table:table-cell table:formula="of:=ABS([.D796]-[.C796])" office:value-type="float" office:value="0.00650448223682887">
            <text:p>0,0065044822</text:p>
          </table:table-cell>
          <table:table-cell table:formula="of:=ABS([.D796]-[.C795])" office:value-type="float" office:value="0.00550448223682887">
            <text:p>0,0055044822</text:p>
          </table:table-cell>
        </table:table-row>
        <table:table-row table:style-name="ro1">
          <table:table-cell office:value-type="float" office:value="2.88986249874">
            <text:p>2,8898624987</text:p>
          </table:table-cell>
          <table:table-cell office:value-type="float" office:value="7.64829382653">
            <text:p>7,6482938265</text:p>
          </table:table-cell>
          <table:table-cell table:formula="of:=FREQUENCY([.B$14:.B$1013];[.B797])/1000" office:value-type="float" office:value="0.784">
            <text:p>0,784</text:p>
          </table:table-cell>
          <table:table-cell table:formula="of:=NORMDIST([.B797];[.A$8];[.B$8];1)" office:value-type="float" office:value="0.77733442037425">
            <text:p>0,7773344204</text:p>
          </table:table-cell>
          <table:table-cell table:formula="of:=ABS([.D797]-[.C797])" office:value-type="float" office:value="0.00666557962575032">
            <text:p>0,0066655796</text:p>
          </table:table-cell>
          <table:table-cell table:formula="of:=ABS([.D797]-[.C796])" office:value-type="float" office:value="0.00566557962575032">
            <text:p>0,0056655796</text:p>
          </table:table-cell>
        </table:table-row>
        <table:table-row table:style-name="ro1">
          <table:table-cell office:value-type="float" office:value="5.40099819971">
            <text:p>5,4009981997</text:p>
          </table:table-cell>
          <table:table-cell office:value-type="float" office:value="7.65483905166">
            <text:p>7,6548390517</text:p>
          </table:table-cell>
          <table:table-cell table:formula="of:=FREQUENCY([.B$14:.B$1013];[.B798])/1000" office:value-type="float" office:value="0.785">
            <text:p>0,785</text:p>
          </table:table-cell>
          <table:table-cell table:formula="of:=NORMDIST([.B798];[.A$8];[.B$8];1)" office:value-type="float" office:value="0.778287443038539">
            <text:p>0,778287443</text:p>
          </table:table-cell>
          <table:table-cell table:formula="of:=ABS([.D798]-[.C798])" office:value-type="float" office:value="0.00671255696146089">
            <text:p>0,006712557</text:p>
          </table:table-cell>
          <table:table-cell table:formula="of:=ABS([.D798]-[.C797])" office:value-type="float" office:value="0.00571255696146089">
            <text:p>0,005712557</text:p>
          </table:table-cell>
        </table:table-row>
        <table:table-row table:style-name="ro1">
          <table:table-cell office:value-type="float" office:value="8.1885723108">
            <text:p>8,1885723108</text:p>
          </table:table-cell>
          <table:table-cell office:value-type="float" office:value="7.65855416007">
            <text:p>7,6585541601</text:p>
          </table:table-cell>
          <table:table-cell table:formula="of:=FREQUENCY([.B$14:.B$1013];[.B799])/1000" office:value-type="float" office:value="0.786">
            <text:p>0,786</text:p>
          </table:table-cell>
          <table:table-cell table:formula="of:=NORMDIST([.B799];[.A$8];[.B$8];1)" office:value-type="float" office:value="0.778827345845726">
            <text:p>0,7788273458</text:p>
          </table:table-cell>
          <table:table-cell table:formula="of:=ABS([.D799]-[.C799])" office:value-type="float" office:value="0.00717265415427415">
            <text:p>0,0071726542</text:p>
          </table:table-cell>
          <table:table-cell table:formula="of:=ABS([.D799]-[.C798])" office:value-type="float" office:value="0.00617265415427415">
            <text:p>0,0061726542</text:p>
          </table:table-cell>
        </table:table-row>
        <table:table-row table:style-name="ro1">
          <table:table-cell office:value-type="float" office:value="5.57964272937">
            <text:p>5,5796427294</text:p>
          </table:table-cell>
          <table:table-cell office:value-type="float" office:value="7.66676356414">
            <text:p>7,6667635641</text:p>
          </table:table-cell>
          <table:table-cell table:formula="of:=FREQUENCY([.B$14:.B$1013];[.B800])/1000" office:value-type="float" office:value="0.787">
            <text:p>0,787</text:p>
          </table:table-cell>
          <table:table-cell table:formula="of:=NORMDIST([.B800];[.A$8];[.B$8];1)" office:value-type="float" office:value="0.780017716557544">
            <text:p>0,7800177166</text:p>
          </table:table-cell>
          <table:table-cell table:formula="of:=ABS([.D800]-[.C800])" office:value-type="float" office:value="0.00698228344245655">
            <text:p>0,0069822834</text:p>
          </table:table-cell>
          <table:table-cell table:formula="of:=ABS([.D800]-[.C799])" office:value-type="float" office:value="0.00598228344245655">
            <text:p>0,0059822834</text:p>
          </table:table-cell>
        </table:table-row>
        <table:table-row table:style-name="ro1">
          <table:table-cell office:value-type="float" office:value="1.99886018164">
            <text:p>1,9988601816</text:p>
          </table:table-cell>
          <table:table-cell office:value-type="float" office:value="7.67956975626">
            <text:p>7,6795697563</text:p>
          </table:table-cell>
          <table:table-cell table:formula="of:=FREQUENCY([.B$14:.B$1013];[.B801])/1000" office:value-type="float" office:value="0.788">
            <text:p>0,788</text:p>
          </table:table-cell>
          <table:table-cell table:formula="of:=NORMDIST([.B801];[.A$8];[.B$8];1)" office:value-type="float" office:value="0.781867266051203">
            <text:p>0,7818672661</text:p>
          </table:table-cell>
          <table:table-cell table:formula="of:=ABS([.D801]-[.C801])" office:value-type="float" office:value="0.00613273394879743">
            <text:p>0,0061327339</text:p>
          </table:table-cell>
          <table:table-cell table:formula="of:=ABS([.D801]-[.C800])" office:value-type="float" office:value="0.00513273394879743">
            <text:p>0,0051327339</text:p>
          </table:table-cell>
        </table:table-row>
        <table:table-row table:style-name="ro1">
          <table:table-cell office:value-type="float" office:value="7.5369095042">
            <text:p>7,5369095042</text:p>
          </table:table-cell>
          <table:table-cell office:value-type="float" office:value="7.68021433056">
            <text:p>7,6802143306</text:p>
          </table:table-cell>
          <table:table-cell table:formula="of:=FREQUENCY([.B$14:.B$1013];[.B802])/1000" office:value-type="float" office:value="0.789">
            <text:p>0,789</text:p>
          </table:table-cell>
          <table:table-cell table:formula="of:=NORMDIST([.B802];[.A$8];[.B$8];1)" office:value-type="float" office:value="0.781960121940996">
            <text:p>0,7819601219</text:p>
          </table:table-cell>
          <table:table-cell table:formula="of:=ABS([.D802]-[.C802])" office:value-type="float" office:value="0.0070398780590043">
            <text:p>0,0070398781</text:p>
          </table:table-cell>
          <table:table-cell table:formula="of:=ABS([.D802]-[.C801])" office:value-type="float" office:value="0.0060398780590043">
            <text:p>0,0060398781</text:p>
          </table:table-cell>
        </table:table-row>
        <table:table-row table:style-name="ro1">
          <table:table-cell office:value-type="float" office:value="9.13831278737">
            <text:p>9,1383127874</text:p>
          </table:table-cell>
          <table:table-cell office:value-type="float" office:value="7.68066402421">
            <text:p>7,6806640242</text:p>
          </table:table-cell>
          <table:table-cell table:formula="of:=FREQUENCY([.B$14:.B$1013];[.B803])/1000" office:value-type="float" office:value="0.79">
            <text:p>0,79</text:p>
          </table:table-cell>
          <table:table-cell table:formula="of:=NORMDIST([.B803];[.A$8];[.B$8];1)" office:value-type="float" office:value="0.782024890276551">
            <text:p>0,7820248903</text:p>
          </table:table-cell>
          <table:table-cell table:formula="of:=ABS([.D803]-[.C803])" office:value-type="float" office:value="0.00797510972344884">
            <text:p>0,0079751097</text:p>
          </table:table-cell>
          <table:table-cell table:formula="of:=ABS([.D803]-[.C802])" office:value-type="float" office:value="0.00697510972344884">
            <text:p>0,0069751097</text:p>
          </table:table-cell>
        </table:table-row>
        <table:table-row table:style-name="ro1">
          <table:table-cell office:value-type="float" office:value="8.14337806807">
            <text:p>8,1433780681</text:p>
          </table:table-cell>
          <table:table-cell office:value-type="float" office:value="7.69570049837">
            <text:p>7,6957004984</text:p>
          </table:table-cell>
          <table:table-cell table:formula="of:=FREQUENCY([.B$14:.B$1013];[.B804])/1000" office:value-type="float" office:value="0.791">
            <text:p>0,791</text:p>
          </table:table-cell>
          <table:table-cell table:formula="of:=NORMDIST([.B804];[.A$8];[.B$8];1)" office:value-type="float" office:value="0.784184163857914">
            <text:p>0,7841841639</text:p>
          </table:table-cell>
          <table:table-cell table:formula="of:=ABS([.D804]-[.C804])" office:value-type="float" office:value="0.00681583614208592">
            <text:p>0,0068158361</text:p>
          </table:table-cell>
          <table:table-cell table:formula="of:=ABS([.D804]-[.C803])" office:value-type="float" office:value="0.00581583614208592">
            <text:p>0,0058158361</text:p>
          </table:table-cell>
        </table:table-row>
        <table:table-row table:style-name="ro1">
          <table:table-cell office:value-type="float" office:value="3.67889613281">
            <text:p>3,6788961328</text:p>
          </table:table-cell>
          <table:table-cell office:value-type="float" office:value="7.69647305887">
            <text:p>7,6964730589</text:p>
          </table:table-cell>
          <table:table-cell table:formula="of:=FREQUENCY([.B$14:.B$1013];[.B805])/1000" office:value-type="float" office:value="0.792">
            <text:p>0,792</text:p>
          </table:table-cell>
          <table:table-cell table:formula="of:=NORMDIST([.B805];[.A$8];[.B$8];1)" office:value-type="float" office:value="0.78429476953074">
            <text:p>0,7842947695</text:p>
          </table:table-cell>
          <table:table-cell table:formula="of:=ABS([.D805]-[.C805])" office:value-type="float" office:value="0.00770523046926019">
            <text:p>0,0077052305</text:p>
          </table:table-cell>
          <table:table-cell table:formula="of:=ABS([.D805]-[.C804])" office:value-type="float" office:value="0.00670523046926019">
            <text:p>0,0067052305</text:p>
          </table:table-cell>
        </table:table-row>
        <table:table-row table:style-name="ro1">
          <table:table-cell office:value-type="float" office:value="4.715139603">
            <text:p>4,715139603</text:p>
          </table:table-cell>
          <table:table-cell office:value-type="float" office:value="7.70302492862">
            <text:p>7,7030249286</text:p>
          </table:table-cell>
          <table:table-cell table:formula="of:=FREQUENCY([.B$14:.B$1013];[.B806])/1000" office:value-type="float" office:value="0.793">
            <text:p>0,793</text:p>
          </table:table-cell>
          <table:table-cell table:formula="of:=NORMDIST([.B806];[.A$8];[.B$8];1)" office:value-type="float" office:value="0.785231463344362">
            <text:p>0,7852314633</text:p>
          </table:table-cell>
          <table:table-cell table:formula="of:=ABS([.D806]-[.C806])" office:value-type="float" office:value="0.00776853665563793">
            <text:p>0,0077685367</text:p>
          </table:table-cell>
          <table:table-cell table:formula="of:=ABS([.D806]-[.C805])" office:value-type="float" office:value="0.00676853665563792">
            <text:p>0,0067685367</text:p>
          </table:table-cell>
        </table:table-row>
        <table:table-row table:style-name="ro1">
          <table:table-cell office:value-type="float" office:value="7.79596202526">
            <text:p>7,7959620253</text:p>
          </table:table-cell>
          <table:table-cell office:value-type="float" office:value="7.70952619004">
            <text:p>7,70952619</text:p>
          </table:table-cell>
          <table:table-cell table:formula="of:=FREQUENCY([.B$14:.B$1013];[.B807])/1000" office:value-type="float" office:value="0.794">
            <text:p>0,794</text:p>
          </table:table-cell>
          <table:table-cell table:formula="of:=NORMDIST([.B807];[.A$8];[.B$8];1)" office:value-type="float" office:value="0.786158581596255">
            <text:p>0,7861585816</text:p>
          </table:table-cell>
          <table:table-cell table:formula="of:=ABS([.D807]-[.C807])" office:value-type="float" office:value="0.00784141840374486">
            <text:p>0,0078414184</text:p>
          </table:table-cell>
          <table:table-cell table:formula="of:=ABS([.D807]-[.C806])" office:value-type="float" office:value="0.00684141840374486">
            <text:p>0,0068414184</text:p>
          </table:table-cell>
        </table:table-row>
        <table:table-row table:style-name="ro1">
          <table:table-cell office:value-type="float" office:value="6.23157061087">
            <text:p>6,2315706109</text:p>
          </table:table-cell>
          <table:table-cell office:value-type="float" office:value="7.73290691203">
            <text:p>7,732906912</text:p>
          </table:table-cell>
          <table:table-cell table:formula="of:=FREQUENCY([.B$14:.B$1013];[.B808])/1000" office:value-type="float" office:value="0.795">
            <text:p>0,795</text:p>
          </table:table-cell>
          <table:table-cell table:formula="of:=NORMDIST([.B808];[.A$8];[.B$8];1)" office:value-type="float" office:value="0.789473489567673">
            <text:p>0,7894734896</text:p>
          </table:table-cell>
          <table:table-cell table:formula="of:=ABS([.D808]-[.C808])" office:value-type="float" office:value="0.00552651043232688">
            <text:p>0,0055265104</text:p>
          </table:table-cell>
          <table:table-cell table:formula="of:=ABS([.D808]-[.C807])" office:value-type="float" office:value="0.00452651043232688">
            <text:p>0,0045265104</text:p>
          </table:table-cell>
        </table:table-row>
        <table:table-row table:style-name="ro1">
          <table:table-cell office:value-type="float" office:value="8.66322107179">
            <text:p>8,6632210718</text:p>
          </table:table-cell>
          <table:table-cell office:value-type="float" office:value="7.73355620373">
            <text:p>7,7335562037</text:p>
          </table:table-cell>
          <table:table-cell table:formula="of:=FREQUENCY([.B$14:.B$1013];[.B809])/1000" office:value-type="float" office:value="0.796">
            <text:p>0,796</text:p>
          </table:table-cell>
          <table:table-cell table:formula="of:=NORMDIST([.B809];[.A$8];[.B$8];1)" office:value-type="float" office:value="0.789565113392598">
            <text:p>0,7895651134</text:p>
          </table:table-cell>
          <table:table-cell table:formula="of:=ABS([.D809]-[.C809])" office:value-type="float" office:value="0.00643488660740166">
            <text:p>0,0064348866</text:p>
          </table:table-cell>
          <table:table-cell table:formula="of:=ABS([.D809]-[.C808])" office:value-type="float" office:value="0.00543488660740166">
            <text:p>0,0054348866</text:p>
          </table:table-cell>
        </table:table-row>
        <table:table-row table:style-name="ro1">
          <table:table-cell office:value-type="float" office:value="8.52679596662">
            <text:p>8,5267959666</text:p>
          </table:table-cell>
          <table:table-cell office:value-type="float" office:value="7.74439464866">
            <text:p>7,7443946487</text:p>
          </table:table-cell>
          <table:table-cell table:formula="of:=FREQUENCY([.B$14:.B$1013];[.B810])/1000" office:value-type="float" office:value="0.797">
            <text:p>0,797</text:p>
          </table:table-cell>
          <table:table-cell table:formula="of:=NORMDIST([.B810];[.A$8];[.B$8];1)" office:value-type="float" office:value="0.791091104619087">
            <text:p>0,7910911046</text:p>
          </table:table-cell>
          <table:table-cell table:formula="of:=ABS([.D810]-[.C810])" office:value-type="float" office:value="0.00590889538091288">
            <text:p>0,0059088954</text:p>
          </table:table-cell>
          <table:table-cell table:formula="of:=ABS([.D810]-[.C809])" office:value-type="float" office:value="0.00490889538091288">
            <text:p>0,0049088954</text:p>
          </table:table-cell>
        </table:table-row>
        <table:table-row table:style-name="ro1">
          <table:table-cell office:value-type="float" office:value="4.74966425736">
            <text:p>4,7496642574</text:p>
          </table:table-cell>
          <table:table-cell office:value-type="float" office:value="7.74814831958">
            <text:p>7,7481483196</text:p>
          </table:table-cell>
          <table:table-cell table:formula="of:=FREQUENCY([.B$14:.B$1013];[.B811])/1000" office:value-type="float" office:value="0.798">
            <text:p>0,798</text:p>
          </table:table-cell>
          <table:table-cell table:formula="of:=NORMDIST([.B811];[.A$8];[.B$8];1)" office:value-type="float" office:value="0.791618076467667">
            <text:p>0,7916180765</text:p>
          </table:table-cell>
          <table:table-cell table:formula="of:=ABS([.D811]-[.C811])" office:value-type="float" office:value="0.0063819235323328">
            <text:p>0,0063819235</text:p>
          </table:table-cell>
          <table:table-cell table:formula="of:=ABS([.D811]-[.C810])" office:value-type="float" office:value="0.0053819235323328">
            <text:p>0,0053819235</text:p>
          </table:table-cell>
        </table:table-row>
        <table:table-row table:style-name="ro1">
          <table:table-cell office:value-type="float" office:value="9.04157388089">
            <text:p>9,0415738809</text:p>
          </table:table-cell>
          <table:table-cell office:value-type="float" office:value="7.75365811068">
            <text:p>7,7536581107</text:p>
          </table:table-cell>
          <table:table-cell table:formula="of:=FREQUENCY([.B$14:.B$1013];[.B812])/1000" office:value-type="float" office:value="0.799">
            <text:p>0,799</text:p>
          </table:table-cell>
          <table:table-cell table:formula="of:=NORMDIST([.B812];[.A$8];[.B$8];1)" office:value-type="float" office:value="0.792390165511276">
            <text:p>0,7923901655</text:p>
          </table:table-cell>
          <table:table-cell table:formula="of:=ABS([.D812]-[.C812])" office:value-type="float" office:value="0.00660983448872388">
            <text:p>0,0066098345</text:p>
          </table:table-cell>
          <table:table-cell table:formula="of:=ABS([.D812]-[.C811])" office:value-type="float" office:value="0.00560983448872388">
            <text:p>0,0056098345</text:p>
          </table:table-cell>
        </table:table-row>
        <table:table-row table:style-name="ro1">
          <table:table-cell office:value-type="float" office:value="5.8036356366">
            <text:p>5,8036356366</text:p>
          </table:table-cell>
          <table:table-cell office:value-type="float" office:value="7.75383283804">
            <text:p>7,753832838</text:p>
          </table:table-cell>
          <table:table-cell table:formula="of:=FREQUENCY([.B$14:.B$1013];[.B813])/1000" office:value-type="float" office:value="0.8">
            <text:p>0,8</text:p>
          </table:table-cell>
          <table:table-cell table:formula="of:=NORMDIST([.B813];[.A$8];[.B$8];1)" office:value-type="float" office:value="0.792414622435853">
            <text:p>0,7924146224</text:p>
          </table:table-cell>
          <table:table-cell table:formula="of:=ABS([.D813]-[.C813])" office:value-type="float" office:value="0.00758537756414746">
            <text:p>0,0075853776</text:p>
          </table:table-cell>
          <table:table-cell table:formula="of:=ABS([.D813]-[.C812])" office:value-type="float" office:value="0.00658537756414745">
            <text:p>0,0065853776</text:p>
          </table:table-cell>
        </table:table-row>
        <table:table-row table:style-name="ro1">
          <table:table-cell office:value-type="float" office:value="9.75156020534">
            <text:p>9,7515602053</text:p>
          </table:table-cell>
          <table:table-cell office:value-type="float" office:value="7.75442201946">
            <text:p>7,7544220195</text:p>
          </table:table-cell>
          <table:table-cell table:formula="of:=FREQUENCY([.B$14:.B$1013];[.B814])/1000" office:value-type="float" office:value="0.801">
            <text:p>0,801</text:p>
          </table:table-cell>
          <table:table-cell table:formula="of:=NORMDIST([.B814];[.A$8];[.B$8];1)" office:value-type="float" office:value="0.792497078741899">
            <text:p>0,7924970787</text:p>
          </table:table-cell>
          <table:table-cell table:formula="of:=ABS([.D814]-[.C814])" office:value-type="float" office:value="0.00850292125810081">
            <text:p>0,0085029213</text:p>
          </table:table-cell>
          <table:table-cell table:formula="of:=ABS([.D814]-[.C813])" office:value-type="float" office:value="0.00750292125810081">
            <text:p>0,0075029213</text:p>
          </table:table-cell>
        </table:table-row>
        <table:table-row table:style-name="ro1">
          <table:table-cell office:value-type="float" office:value="6.22562641595">
            <text:p>6,225626416</text:p>
          </table:table-cell>
          <table:table-cell office:value-type="float" office:value="7.77570330294">
            <text:p>7,7757033029</text:p>
          </table:table-cell>
          <table:table-cell table:formula="of:=FREQUENCY([.B$14:.B$1013];[.B815])/1000" office:value-type="float" office:value="0.802">
            <text:p>0,802</text:p>
          </table:table-cell>
          <table:table-cell table:formula="of:=NORMDIST([.B815];[.A$8];[.B$8];1)" office:value-type="float" office:value="0.795462410318605">
            <text:p>0,7954624103</text:p>
          </table:table-cell>
          <table:table-cell table:formula="of:=ABS([.D815]-[.C815])" office:value-type="float" office:value="0.00653758968139506">
            <text:p>0,0065375897</text:p>
          </table:table-cell>
          <table:table-cell table:formula="of:=ABS([.D815]-[.C814])" office:value-type="float" office:value="0.00553758968139506">
            <text:p>0,0055375897</text:p>
          </table:table-cell>
        </table:table-row>
        <table:table-row table:style-name="ro1">
          <table:table-cell office:value-type="float" office:value="6.43520268871">
            <text:p>6,4352026887</text:p>
          </table:table-cell>
          <table:table-cell office:value-type="float" office:value="7.77832194075">
            <text:p>7,7783219408</text:p>
          </table:table-cell>
          <table:table-cell table:formula="of:=FREQUENCY([.B$14:.B$1013];[.B816])/1000" office:value-type="float" office:value="0.803">
            <text:p>0,803</text:p>
          </table:table-cell>
          <table:table-cell table:formula="of:=NORMDIST([.B816];[.A$8];[.B$8];1)" office:value-type="float" office:value="0.795825540522018">
            <text:p>0,7958255405</text:p>
          </table:table-cell>
          <table:table-cell table:formula="of:=ABS([.D816]-[.C816])" office:value-type="float" office:value="0.00717445947798212">
            <text:p>0,0071744595</text:p>
          </table:table-cell>
          <table:table-cell table:formula="of:=ABS([.D816]-[.C815])" office:value-type="float" office:value="0.00617445947798212">
            <text:p>0,0061744595</text:p>
          </table:table-cell>
        </table:table-row>
        <table:table-row table:style-name="ro1">
          <table:table-cell office:value-type="float" office:value="6.10626045196">
            <text:p>6,106260452</text:p>
          </table:table-cell>
          <table:table-cell office:value-type="float" office:value="7.79399142396">
            <text:p>7,793991424</text:p>
          </table:table-cell>
          <table:table-cell table:formula="of:=FREQUENCY([.B$14:.B$1013];[.B817])/1000" office:value-type="float" office:value="0.804">
            <text:p>0,804</text:p>
          </table:table-cell>
          <table:table-cell table:formula="of:=NORMDIST([.B817];[.A$8];[.B$8];1)" office:value-type="float" office:value="0.797990414785886">
            <text:p>0,7979904148</text:p>
          </table:table-cell>
          <table:table-cell table:formula="of:=ABS([.D817]-[.C817])" office:value-type="float" office:value="0.00600958521411399">
            <text:p>0,0060095852</text:p>
          </table:table-cell>
          <table:table-cell table:formula="of:=ABS([.D817]-[.C816])" office:value-type="float" office:value="0.00500958521411399">
            <text:p>0,0050095852</text:p>
          </table:table-cell>
        </table:table-row>
        <table:table-row table:style-name="ro1">
          <table:table-cell office:value-type="float" office:value="0.949218066502">
            <text:p>0,9492180665</text:p>
          </table:table-cell>
          <table:table-cell office:value-type="float" office:value="7.79596202526">
            <text:p>7,7959620253</text:p>
          </table:table-cell>
          <table:table-cell table:formula="of:=FREQUENCY([.B$14:.B$1013];[.B818])/1000" office:value-type="float" office:value="0.805">
            <text:p>0,805</text:p>
          </table:table-cell>
          <table:table-cell table:formula="of:=NORMDIST([.B818];[.A$8];[.B$8];1)" office:value-type="float" office:value="0.798261694459015">
            <text:p>0,7982616945</text:p>
          </table:table-cell>
          <table:table-cell table:formula="of:=ABS([.D818]-[.C818])" office:value-type="float" office:value="0.00673830554098476">
            <text:p>0,0067383055</text:p>
          </table:table-cell>
          <table:table-cell table:formula="of:=ABS([.D818]-[.C817])" office:value-type="float" office:value="0.00573830554098476">
            <text:p>0,0057383055</text:p>
          </table:table-cell>
        </table:table-row>
        <table:table-row table:style-name="ro1">
          <table:table-cell office:value-type="float" office:value="3.54384576287">
            <text:p>3,5438457629</text:p>
          </table:table-cell>
          <table:table-cell office:value-type="float" office:value="7.81394976857">
            <text:p>7,8139497686</text:p>
          </table:table-cell>
          <table:table-cell table:formula="of:=FREQUENCY([.B$14:.B$1013];[.B819])/1000" office:value-type="float" office:value="0.806">
            <text:p>0,806</text:p>
          </table:table-cell>
          <table:table-cell table:formula="of:=NORMDIST([.B819];[.A$8];[.B$8];1)" office:value-type="float" office:value="0.800727848432852">
            <text:p>0,8007278484</text:p>
          </table:table-cell>
          <table:table-cell table:formula="of:=ABS([.D819]-[.C819])" office:value-type="float" office:value="0.00527215156714789">
            <text:p>0,0052721516</text:p>
          </table:table-cell>
          <table:table-cell table:formula="of:=ABS([.D819]-[.C818])" office:value-type="float" office:value="0.00427215156714789">
            <text:p>0,0042721516</text:p>
          </table:table-cell>
        </table:table-row>
        <table:table-row table:style-name="ro1">
          <table:table-cell office:value-type="float" office:value="3.29064519326">
            <text:p>3,2906451933</text:p>
          </table:table-cell>
          <table:table-cell office:value-type="float" office:value="7.85982843041">
            <text:p>7,8598284304</text:p>
          </table:table-cell>
          <table:table-cell table:formula="of:=FREQUENCY([.B$14:.B$1013];[.B820])/1000" office:value-type="float" office:value="0.807">
            <text:p>0,807</text:p>
          </table:table-cell>
          <table:table-cell table:formula="of:=NORMDIST([.B820];[.A$8];[.B$8];1)" office:value-type="float" office:value="0.806935168195399">
            <text:p>0,8069351682</text:p>
          </table:table-cell>
          <table:table-cell table:formula="of:=ABS([.D820]-[.C820])" office:value-type="float" office:value="0.0000648318046007068">
            <text:p>6,48318046007068E-005</text:p>
          </table:table-cell>
          <table:table-cell table:formula="of:=ABS([.D820]-[.C819])" office:value-type="float" office:value="0.000935168195399294">
            <text:p>0,0009351682</text:p>
          </table:table-cell>
        </table:table-row>
        <table:table-row table:style-name="ro1">
          <table:table-cell office:value-type="float" office:value="7.60037359135">
            <text:p>7,6003735914</text:p>
          </table:table-cell>
          <table:table-cell office:value-type="float" office:value="7.89475832669">
            <text:p>7,8947583267</text:p>
          </table:table-cell>
          <table:table-cell table:formula="of:=FREQUENCY([.B$14:.B$1013];[.B821])/1000" office:value-type="float" office:value="0.808">
            <text:p>0,808</text:p>
          </table:table-cell>
          <table:table-cell table:formula="of:=NORMDIST([.B821];[.A$8];[.B$8];1)" office:value-type="float" office:value="0.81158103980286">
            <text:p>0,8115810398</text:p>
          </table:table-cell>
          <table:table-cell table:formula="of:=ABS([.D821]-[.C821])" office:value-type="float" office:value="0.0035810398028604">
            <text:p>0,0035810398</text:p>
          </table:table-cell>
          <table:table-cell table:formula="of:=ABS([.D821]-[.C820])" office:value-type="float" office:value="0.0045810398028604">
            <text:p>0,0045810398</text:p>
          </table:table-cell>
        </table:table-row>
        <table:table-row table:style-name="ro1">
          <table:table-cell office:value-type="float" office:value="6.15554917802">
            <text:p>6,155549178</text:p>
          </table:table-cell>
          <table:table-cell office:value-type="float" office:value="7.91195931909">
            <text:p>7,9119593191</text:p>
          </table:table-cell>
          <table:table-cell table:formula="of:=FREQUENCY([.B$14:.B$1013];[.B822])/1000" office:value-type="float" office:value="0.809">
            <text:p>0,809</text:p>
          </table:table-cell>
          <table:table-cell table:formula="of:=NORMDIST([.B822];[.A$8];[.B$8];1)" office:value-type="float" office:value="0.813843310889914">
            <text:p>0,8138433109</text:p>
          </table:table-cell>
          <table:table-cell table:formula="of:=ABS([.D822]-[.C822])" office:value-type="float" office:value="0.0048433108899143">
            <text:p>0,0048433109</text:p>
          </table:table-cell>
          <table:table-cell table:formula="of:=ABS([.D822]-[.C821])" office:value-type="float" office:value="0.0058433108899143">
            <text:p>0,0058433109</text:p>
          </table:table-cell>
        </table:table-row>
        <table:table-row table:style-name="ro1">
          <table:table-cell office:value-type="float" office:value="6.40868554731">
            <text:p>6,4086855473</text:p>
          </table:table-cell>
          <table:table-cell office:value-type="float" office:value="7.91500503818">
            <text:p>7,9150050382</text:p>
          </table:table-cell>
          <table:table-cell table:formula="of:=FREQUENCY([.B$14:.B$1013];[.B823])/1000" office:value-type="float" office:value="0.81">
            <text:p>0,81</text:p>
          </table:table-cell>
          <table:table-cell table:formula="of:=NORMDIST([.B823];[.A$8];[.B$8];1)" office:value-type="float" office:value="0.814242121797005">
            <text:p>0,8142421218</text:p>
          </table:table-cell>
          <table:table-cell table:formula="of:=ABS([.D823]-[.C823])" office:value-type="float" office:value="0.00424212179700478">
            <text:p>0,0042421218</text:p>
          </table:table-cell>
          <table:table-cell table:formula="of:=ABS([.D823]-[.C822])" office:value-type="float" office:value="0.00524212179700478">
            <text:p>0,0052421218</text:p>
          </table:table-cell>
        </table:table-row>
        <table:table-row table:style-name="ro1">
          <table:table-cell office:value-type="float" office:value="5.13351983749">
            <text:p>5,1335198375</text:p>
          </table:table-cell>
          <table:table-cell office:value-type="float" office:value="7.91569401216">
            <text:p>7,9156940122</text:p>
          </table:table-cell>
          <table:table-cell table:formula="of:=FREQUENCY([.B$14:.B$1013];[.B824])/1000" office:value-type="float" office:value="0.811">
            <text:p>0,811</text:p>
          </table:table-cell>
          <table:table-cell table:formula="of:=NORMDIST([.B824];[.A$8];[.B$8];1)" office:value-type="float" office:value="0.81433226349856">
            <text:p>0,8143322635</text:p>
          </table:table-cell>
          <table:table-cell table:formula="of:=ABS([.D824]-[.C824])" office:value-type="float" office:value="0.00333226349856008">
            <text:p>0,0033322635</text:p>
          </table:table-cell>
          <table:table-cell table:formula="of:=ABS([.D824]-[.C823])" office:value-type="float" office:value="0.00433226349856009">
            <text:p>0,0043322635</text:p>
          </table:table-cell>
        </table:table-row>
        <table:table-row table:style-name="ro1">
          <table:table-cell office:value-type="float" office:value="6.20956104451">
            <text:p>6,2095610445</text:p>
          </table:table-cell>
          <table:table-cell office:value-type="float" office:value="7.91993995811">
            <text:p>7,9199399581</text:p>
          </table:table-cell>
          <table:table-cell table:formula="of:=FREQUENCY([.B$14:.B$1013];[.B825])/1000" office:value-type="float" office:value="0.812">
            <text:p>0,812</text:p>
          </table:table-cell>
          <table:table-cell table:formula="of:=NORMDIST([.B825];[.A$8];[.B$8];1)" office:value-type="float" office:value="0.814887181374045">
            <text:p>0,8148871814</text:p>
          </table:table-cell>
          <table:table-cell table:formula="of:=ABS([.D825]-[.C825])" office:value-type="float" office:value="0.00288718137404487">
            <text:p>0,0028871814</text:p>
          </table:table-cell>
          <table:table-cell table:formula="of:=ABS([.D825]-[.C824])" office:value-type="float" office:value="0.00388718137404487">
            <text:p>0,0038871814</text:p>
          </table:table-cell>
        </table:table-row>
        <table:table-row table:style-name="ro1">
          <table:table-cell office:value-type="float" office:value="3.78164710459">
            <text:p>3,7816471046</text:p>
          </table:table-cell>
          <table:table-cell office:value-type="float" office:value="7.92002830107">
            <text:p>7,9200283011</text:p>
          </table:table-cell>
          <table:table-cell table:formula="of:=FREQUENCY([.B$14:.B$1013];[.B826])/1000" office:value-type="float" office:value="0.813">
            <text:p>0,813</text:p>
          </table:table-cell>
          <table:table-cell table:formula="of:=NORMDIST([.B826];[.A$8];[.B$8];1)" office:value-type="float" office:value="0.814898716280387">
            <text:p>0,8148987163</text:p>
          </table:table-cell>
          <table:table-cell table:formula="of:=ABS([.D826]-[.C826])" office:value-type="float" office:value="0.00189871628038674">
            <text:p>0,0018987163</text:p>
          </table:table-cell>
          <table:table-cell table:formula="of:=ABS([.D826]-[.C825])" office:value-type="float" office:value="0.00289871628038663">
            <text:p>0,0028987163</text:p>
          </table:table-cell>
        </table:table-row>
        <table:table-row table:style-name="ro1">
          <table:table-cell office:value-type="float" office:value="5.56703341002">
            <text:p>5,56703341</text:p>
          </table:table-cell>
          <table:table-cell office:value-type="float" office:value="7.92435213155">
            <text:p>7,9243521316</text:p>
          </table:table-cell>
          <table:table-cell table:formula="of:=FREQUENCY([.B$14:.B$1013];[.B827])/1000" office:value-type="float" office:value="0.814">
            <text:p>0,814</text:p>
          </table:table-cell>
          <table:table-cell table:formula="of:=NORMDIST([.B827];[.A$8];[.B$8];1)" office:value-type="float" office:value="0.815462731364653">
            <text:p>0,8154627314</text:p>
          </table:table-cell>
          <table:table-cell table:formula="of:=ABS([.D827]-[.C827])" office:value-type="float" office:value="0.00146273136465325">
            <text:p>0,0014627314</text:p>
          </table:table-cell>
          <table:table-cell table:formula="of:=ABS([.D827]-[.C826])" office:value-type="float" office:value="0.00246273136465325">
            <text:p>0,0024627314</text:p>
          </table:table-cell>
        </table:table-row>
        <table:table-row table:style-name="ro1">
          <table:table-cell office:value-type="float" office:value="7.44453979587">
            <text:p>7,4445397959</text:p>
          </table:table-cell>
          <table:table-cell office:value-type="float" office:value="7.92520580142">
            <text:p>7,9252058014</text:p>
          </table:table-cell>
          <table:table-cell table:formula="of:=FREQUENCY([.B$14:.B$1013];[.B828])/1000" office:value-type="float" office:value="0.815">
            <text:p>0,815</text:p>
          </table:table-cell>
          <table:table-cell table:formula="of:=NORMDIST([.B828];[.A$8];[.B$8];1)" office:value-type="float" office:value="0.815573960477587">
            <text:p>0,8155739605</text:p>
          </table:table-cell>
          <table:table-cell table:formula="of:=ABS([.D828]-[.C828])" office:value-type="float" office:value="0.000573960477587621">
            <text:p>0,0005739605</text:p>
          </table:table-cell>
          <table:table-cell table:formula="of:=ABS([.D828]-[.C827])" office:value-type="float" office:value="0.00157396047758762">
            <text:p>0,0015739605</text:p>
          </table:table-cell>
        </table:table-row>
        <table:table-row table:style-name="ro1">
          <table:table-cell office:value-type="float" office:value="5.94863883321">
            <text:p>5,9486388332</text:p>
          </table:table-cell>
          <table:table-cell office:value-type="float" office:value="7.941055074">
            <text:p>7,941055074</text:p>
          </table:table-cell>
          <table:table-cell table:formula="of:=FREQUENCY([.B$14:.B$1013];[.B829])/1000" office:value-type="float" office:value="0.816">
            <text:p>0,816</text:p>
          </table:table-cell>
          <table:table-cell table:formula="of:=NORMDIST([.B829];[.A$8];[.B$8];1)" office:value-type="float" office:value="0.817631464389083">
            <text:p>0,8176314644</text:p>
          </table:table-cell>
          <table:table-cell table:formula="of:=ABS([.D829]-[.C829])" office:value-type="float" office:value="0.00163146438908279">
            <text:p>0,0016314644</text:p>
          </table:table-cell>
          <table:table-cell table:formula="of:=ABS([.D829]-[.C828])" office:value-type="float" office:value="0.00263146438908279">
            <text:p>0,0026314644</text:p>
          </table:table-cell>
        </table:table-row>
        <table:table-row table:style-name="ro1">
          <table:table-cell office:value-type="float" office:value="3.89494970579">
            <text:p>3,8949497058</text:p>
          </table:table-cell>
          <table:table-cell office:value-type="float" office:value="7.94172905113">
            <text:p>7,9417290511</text:p>
          </table:table-cell>
          <table:table-cell table:formula="of:=FREQUENCY([.B$14:.B$1013];[.B830])/1000" office:value-type="float" office:value="0.817">
            <text:p>0,817</text:p>
          </table:table-cell>
          <table:table-cell table:formula="of:=NORMDIST([.B830];[.A$8];[.B$8];1)" office:value-type="float" office:value="0.817718638949539">
            <text:p>0,8177186389</text:p>
          </table:table-cell>
          <table:table-cell table:formula="of:=ABS([.D830]-[.C830])" office:value-type="float" office:value="0.000718638949539052">
            <text:p>0,0007186389</text:p>
          </table:table-cell>
          <table:table-cell table:formula="of:=ABS([.D830]-[.C829])" office:value-type="float" office:value="0.00171863894953905">
            <text:p>0,0017186389</text:p>
          </table:table-cell>
        </table:table-row>
        <table:table-row table:style-name="ro1">
          <table:table-cell office:value-type="float" office:value="9.19559286414">
            <text:p>9,1955928641</text:p>
          </table:table-cell>
          <table:table-cell office:value-type="float" office:value="7.94580031844">
            <text:p>7,9458003184</text:p>
          </table:table-cell>
          <table:table-cell table:formula="of:=FREQUENCY([.B$14:.B$1013];[.B831])/1000" office:value-type="float" office:value="0.818">
            <text:p>0,818</text:p>
          </table:table-cell>
          <table:table-cell table:formula="of:=NORMDIST([.B831];[.A$8];[.B$8];1)" office:value-type="float" office:value="0.818244676998493">
            <text:p>0,818244677</text:p>
          </table:table-cell>
          <table:table-cell table:formula="of:=ABS([.D831]-[.C831])" office:value-type="float" office:value="0.000244676998493287">
            <text:p>0,000244677</text:p>
          </table:table-cell>
          <table:table-cell table:formula="of:=ABS([.D831]-[.C830])" office:value-type="float" office:value="0.00124467699849329">
            <text:p>0,001244677</text:p>
          </table:table-cell>
        </table:table-row>
        <table:table-row table:style-name="ro1">
          <table:table-cell office:value-type="float" office:value="3.62323523198">
            <text:p>3,623235232</text:p>
          </table:table-cell>
          <table:table-cell office:value-type="float" office:value="7.9574962006">
            <text:p>7,9574962006</text:p>
          </table:table-cell>
          <table:table-cell table:formula="of:=FREQUENCY([.B$14:.B$1013];[.B832])/1000" office:value-type="float" office:value="0.819">
            <text:p>0,819</text:p>
          </table:table-cell>
          <table:table-cell table:formula="of:=NORMDIST([.B832];[.A$8];[.B$8];1)" office:value-type="float" office:value="0.819750581993302">
            <text:p>0,819750582</text:p>
          </table:table-cell>
          <table:table-cell table:formula="of:=ABS([.D832]-[.C832])" office:value-type="float" office:value="0.000750581993302024">
            <text:p>0,000750582</text:p>
          </table:table-cell>
          <table:table-cell table:formula="of:=ABS([.D832]-[.C831])" office:value-type="float" office:value="0.00175058199330203">
            <text:p>0,001750582</text:p>
          </table:table-cell>
        </table:table-row>
        <table:table-row table:style-name="ro1">
          <table:table-cell office:value-type="float" office:value="2.37440927364">
            <text:p>2,3744092736</text:p>
          </table:table-cell>
          <table:table-cell office:value-type="float" office:value="7.9631160309">
            <text:p>7,9631160309</text:p>
          </table:table-cell>
          <table:table-cell table:formula="of:=FREQUENCY([.B$14:.B$1013];[.B833])/1000" office:value-type="float" office:value="0.82">
            <text:p>0,82</text:p>
          </table:table-cell>
          <table:table-cell table:formula="of:=NORMDIST([.B833];[.A$8];[.B$8];1)" office:value-type="float" office:value="0.820471370749742">
            <text:p>0,8204713707</text:p>
          </table:table-cell>
          <table:table-cell table:formula="of:=ABS([.D833]-[.C833])" office:value-type="float" office:value="0.000471370749741795">
            <text:p>0,0004713707</text:p>
          </table:table-cell>
          <table:table-cell table:formula="of:=ABS([.D833]-[.C832])" office:value-type="float" office:value="0.0014713707497418">
            <text:p>0,0014713707</text:p>
          </table:table-cell>
        </table:table-row>
        <table:table-row table:style-name="ro1">
          <table:table-cell office:value-type="float" office:value="3.95684519183">
            <text:p>3,9568451918</text:p>
          </table:table-cell>
          <table:table-cell office:value-type="float" office:value="7.97496278421">
            <text:p>7,9749627842</text:p>
          </table:table-cell>
          <table:table-cell table:formula="of:=FREQUENCY([.B$14:.B$1013];[.B834])/1000" office:value-type="float" office:value="0.821">
            <text:p>0,821</text:p>
          </table:table-cell>
          <table:table-cell table:formula="of:=NORMDIST([.B834];[.A$8];[.B$8];1)" office:value-type="float" office:value="0.821984868179164">
            <text:p>0,8219848682</text:p>
          </table:table-cell>
          <table:table-cell table:formula="of:=ABS([.D834]-[.C834])" office:value-type="float" office:value="0.000984868179164433">
            <text:p>0,0009848682</text:p>
          </table:table-cell>
          <table:table-cell table:formula="of:=ABS([.D834]-[.C833])" office:value-type="float" office:value="0.00198486817916443">
            <text:p>0,0019848682</text:p>
          </table:table-cell>
        </table:table-row>
        <table:table-row table:style-name="ro1">
          <table:table-cell office:value-type="float" office:value="7.59711701329">
            <text:p>7,5971170133</text:p>
          </table:table-cell>
          <table:table-cell office:value-type="float" office:value="7.98670197631">
            <text:p>7,9867019763</text:p>
          </table:table-cell>
          <table:table-cell table:formula="of:=FREQUENCY([.B$14:.B$1013];[.B835])/1000" office:value-type="float" office:value="0.822">
            <text:p>0,822</text:p>
          </table:table-cell>
          <table:table-cell table:formula="of:=NORMDIST([.B835];[.A$8];[.B$8];1)" office:value-type="float" office:value="0.823476663283853">
            <text:p>0,8234766633</text:p>
          </table:table-cell>
          <table:table-cell table:formula="of:=ABS([.D835]-[.C835])" office:value-type="float" office:value="0.00147666328385321">
            <text:p>0,0014766633</text:p>
          </table:table-cell>
          <table:table-cell table:formula="of:=ABS([.D835]-[.C834])" office:value-type="float" office:value="0.00247666328385321">
            <text:p>0,0024766633</text:p>
          </table:table-cell>
        </table:table-row>
        <table:table-row table:style-name="ro1">
          <table:table-cell office:value-type="float" office:value="3.15920478265">
            <text:p>3,1592047827</text:p>
          </table:table-cell>
          <table:table-cell office:value-type="float" office:value="7.99789363527">
            <text:p>7,9978936353</text:p>
          </table:table-cell>
          <table:table-cell table:formula="of:=FREQUENCY([.B$14:.B$1013];[.B836])/1000" office:value-type="float" office:value="0.823">
            <text:p>0,823</text:p>
          </table:table-cell>
          <table:table-cell table:formula="of:=NORMDIST([.B836];[.A$8];[.B$8];1)" office:value-type="float" office:value="0.824891493803604">
            <text:p>0,8248914938</text:p>
          </table:table-cell>
          <table:table-cell table:formula="of:=ABS([.D836]-[.C836])" office:value-type="float" office:value="0.00189149380360365">
            <text:p>0,0018914938</text:p>
          </table:table-cell>
          <table:table-cell table:formula="of:=ABS([.D836]-[.C835])" office:value-type="float" office:value="0.00289149380360365">
            <text:p>0,0028914938</text:p>
          </table:table-cell>
        </table:table-row>
        <table:table-row table:style-name="ro1">
          <table:table-cell office:value-type="float" office:value="1.64472301893">
            <text:p>1,6447230189</text:p>
          </table:table-cell>
          <table:table-cell office:value-type="float" office:value="8.0034528075">
            <text:p>8,0034528075</text:p>
          </table:table-cell>
          <table:table-cell table:formula="of:=FREQUENCY([.B$14:.B$1013];[.B837])/1000" office:value-type="float" office:value="0.824">
            <text:p>0,824</text:p>
          </table:table-cell>
          <table:table-cell table:formula="of:=NORMDIST([.B837];[.A$8];[.B$8];1)" office:value-type="float" office:value="0.82559159342321">
            <text:p>0,8255915934</text:p>
          </table:table-cell>
          <table:table-cell table:formula="of:=ABS([.D837]-[.C837])" office:value-type="float" office:value="0.00159159342321047">
            <text:p>0,0015915934</text:p>
          </table:table-cell>
          <table:table-cell table:formula="of:=ABS([.D837]-[.C836])" office:value-type="float" office:value="0.00259159342321047">
            <text:p>0,0025915934</text:p>
          </table:table-cell>
        </table:table-row>
        <table:table-row table:style-name="ro1">
          <table:table-cell office:value-type="float" office:value="3.53225281074">
            <text:p>3,5322528107</text:p>
          </table:table-cell>
          <table:table-cell office:value-type="float" office:value="8.02026074927">
            <text:p>8,0202607493</text:p>
          </table:table-cell>
          <table:table-cell table:formula="of:=FREQUENCY([.B$14:.B$1013];[.B838])/1000" office:value-type="float" office:value="0.825">
            <text:p>0,825</text:p>
          </table:table-cell>
          <table:table-cell table:formula="of:=NORMDIST([.B838];[.A$8];[.B$8];1)" office:value-type="float" office:value="0.827697484006204">
            <text:p>0,827697484</text:p>
          </table:table-cell>
          <table:table-cell table:formula="of:=ABS([.D838]-[.C838])" office:value-type="float" office:value="0.00269748400620418">
            <text:p>0,002697484</text:p>
          </table:table-cell>
          <table:table-cell table:formula="of:=ABS([.D838]-[.C837])" office:value-type="float" office:value="0.00369748400620418">
            <text:p>0,003697484</text:p>
          </table:table-cell>
        </table:table-row>
        <table:table-row table:style-name="ro1">
          <table:table-cell office:value-type="float" office:value="7.70302492862">
            <text:p>7,7030249286</text:p>
          </table:table-cell>
          <table:table-cell office:value-type="float" office:value="8.02077721214">
            <text:p>8,0207772121</text:p>
          </table:table-cell>
          <table:table-cell table:formula="of:=FREQUENCY([.B$14:.B$1013];[.B839])/1000" office:value-type="float" office:value="0.826">
            <text:p>0,826</text:p>
          </table:table-cell>
          <table:table-cell table:formula="of:=NORMDIST([.B839];[.A$8];[.B$8];1)" office:value-type="float" office:value="0.827761934410264">
            <text:p>0,8277619344</text:p>
          </table:table-cell>
          <table:table-cell table:formula="of:=ABS([.D839]-[.C839])" office:value-type="float" office:value="0.00176193441026384">
            <text:p>0,0017619344</text:p>
          </table:table-cell>
          <table:table-cell table:formula="of:=ABS([.D839]-[.C838])" office:value-type="float" office:value="0.00276193441026384">
            <text:p>0,0027619344</text:p>
          </table:table-cell>
        </table:table-row>
        <table:table-row table:style-name="ro1">
          <table:table-cell office:value-type="float" office:value="8.45980986506">
            <text:p>8,4598098651</text:p>
          </table:table-cell>
          <table:table-cell office:value-type="float" office:value="8.03466698281">
            <text:p>8,0346669828</text:p>
          </table:table-cell>
          <table:table-cell table:formula="of:=FREQUENCY([.B$14:.B$1013];[.B840])/1000" office:value-type="float" office:value="0.827">
            <text:p>0,827</text:p>
          </table:table-cell>
          <table:table-cell table:formula="of:=NORMDIST([.B840];[.A$8];[.B$8];1)" office:value-type="float" office:value="0.829489493684002">
            <text:p>0,8294894937</text:p>
          </table:table-cell>
          <table:table-cell table:formula="of:=ABS([.D840]-[.C840])" office:value-type="float" office:value="0.00248949368400209">
            <text:p>0,0024894937</text:p>
          </table:table-cell>
          <table:table-cell table:formula="of:=ABS([.D840]-[.C839])" office:value-type="float" office:value="0.00348949368400209">
            <text:p>0,0034894937</text:p>
          </table:table-cell>
        </table:table-row>
        <table:table-row table:style-name="ro1">
          <table:table-cell office:value-type="float" office:value="4.44397100015">
            <text:p>4,4439710002</text:p>
          </table:table-cell>
          <table:table-cell office:value-type="float" office:value="8.03680138134">
            <text:p>8,0368013813</text:p>
          </table:table-cell>
          <table:table-cell table:formula="of:=FREQUENCY([.B$14:.B$1013];[.B841])/1000" office:value-type="float" office:value="0.828">
            <text:p>0,828</text:p>
          </table:table-cell>
          <table:table-cell table:formula="of:=NORMDIST([.B841];[.A$8];[.B$8];1)" office:value-type="float" office:value="0.829753975541155">
            <text:p>0,8297539755</text:p>
          </table:table-cell>
          <table:table-cell table:formula="of:=ABS([.D841]-[.C841])" office:value-type="float" office:value="0.00175397554115553">
            <text:p>0,0017539755</text:p>
          </table:table-cell>
          <table:table-cell table:formula="of:=ABS([.D841]-[.C840])" office:value-type="float" office:value="0.00275397554115553">
            <text:p>0,0027539755</text:p>
          </table:table-cell>
        </table:table-row>
        <table:table-row table:style-name="ro1">
          <table:table-cell office:value-type="float" office:value="6.5876872549">
            <text:p>6,5876872549</text:p>
          </table:table-cell>
          <table:table-cell office:value-type="float" office:value="8.03903012259">
            <text:p>8,0390301226</text:p>
          </table:table-cell>
          <table:table-cell table:formula="of:=FREQUENCY([.B$14:.B$1013];[.B842])/1000" office:value-type="float" office:value="0.829">
            <text:p>0,829</text:p>
          </table:table-cell>
          <table:table-cell table:formula="of:=NORMDIST([.B842];[.A$8];[.B$8];1)" office:value-type="float" office:value="0.830029867106634">
            <text:p>0,8300298671</text:p>
          </table:table-cell>
          <table:table-cell table:formula="of:=ABS([.D842]-[.C842])" office:value-type="float" office:value="0.00102986710663366">
            <text:p>0,0010298671</text:p>
          </table:table-cell>
          <table:table-cell table:formula="of:=ABS([.D842]-[.C841])" office:value-type="float" office:value="0.00202986710663366">
            <text:p>0,0020298671</text:p>
          </table:table-cell>
        </table:table-row>
        <table:table-row table:style-name="ro1">
          <table:table-cell office:value-type="float" office:value="4.78000071573">
            <text:p>4,7800007157</text:p>
          </table:table-cell>
          <table:table-cell office:value-type="float" office:value="8.04464999168">
            <text:p>8,0446499917</text:p>
          </table:table-cell>
          <table:table-cell table:formula="of:=FREQUENCY([.B$14:.B$1013];[.B843])/1000" office:value-type="float" office:value="0.83">
            <text:p>0,83</text:p>
          </table:table-cell>
          <table:table-cell table:formula="of:=NORMDIST([.B843];[.A$8];[.B$8];1)" office:value-type="float" office:value="0.83072426652338">
            <text:p>0,8307242665</text:p>
          </table:table-cell>
          <table:table-cell table:formula="of:=ABS([.D843]-[.C843])" office:value-type="float" office:value="0.000724266523380424">
            <text:p>0,0007242665</text:p>
          </table:table-cell>
          <table:table-cell table:formula="of:=ABS([.D843]-[.C842])" office:value-type="float" office:value="0.00172426652338042">
            <text:p>0,0017242665</text:p>
          </table:table-cell>
        </table:table-row>
        <table:table-row table:style-name="ro1">
          <table:table-cell office:value-type="float" office:value="6.38142017278">
            <text:p>6,3814201728</text:p>
          </table:table-cell>
          <table:table-cell office:value-type="float" office:value="8.05071878829">
            <text:p>8,0507187883</text:p>
          </table:table-cell>
          <table:table-cell table:formula="of:=FREQUENCY([.B$14:.B$1013];[.B844])/1000" office:value-type="float" office:value="0.831">
            <text:p>0,831</text:p>
          </table:table-cell>
          <table:table-cell table:formula="of:=NORMDIST([.B844];[.A$8];[.B$8];1)" office:value-type="float" office:value="0.831472087916233">
            <text:p>0,8314720879</text:p>
          </table:table-cell>
          <table:table-cell table:formula="of:=ABS([.D844]-[.C844])" office:value-type="float" office:value="0.000472087916232655">
            <text:p>0,0004720879</text:p>
          </table:table-cell>
          <table:table-cell table:formula="of:=ABS([.D844]-[.C843])" office:value-type="float" office:value="0.00147208791623266">
            <text:p>0,0014720879</text:p>
          </table:table-cell>
        </table:table-row>
        <table:table-row table:style-name="ro1">
          <table:table-cell office:value-type="float" office:value="7.41649275719">
            <text:p>7,4164927572</text:p>
          </table:table-cell>
          <table:table-cell office:value-type="float" office:value="8.05743802964">
            <text:p>8,0574380296</text:p>
          </table:table-cell>
          <table:table-cell table:formula="of:=FREQUENCY([.B$14:.B$1013];[.B845])/1000" office:value-type="float" office:value="0.832">
            <text:p>0,832</text:p>
          </table:table-cell>
          <table:table-cell table:formula="of:=NORMDIST([.B845];[.A$8];[.B$8];1)" office:value-type="float" office:value="0.832297578095782">
            <text:p>0,8322975781</text:p>
          </table:table-cell>
          <table:table-cell table:formula="of:=ABS([.D845]-[.C845])" office:value-type="float" office:value="0.000297578095782347">
            <text:p>0,0002975781</text:p>
          </table:table-cell>
          <table:table-cell table:formula="of:=ABS([.D845]-[.C844])" office:value-type="float" office:value="0.00129757809578235">
            <text:p>0,0012975781</text:p>
          </table:table-cell>
        </table:table-row>
        <table:table-row table:style-name="ro1">
          <table:table-cell office:value-type="float" office:value="7.5417081513">
            <text:p>7,5417081513</text:p>
          </table:table-cell>
          <table:table-cell office:value-type="float" office:value="8.10622588271">
            <text:p>8,1062258827</text:p>
          </table:table-cell>
          <table:table-cell table:formula="of:=FREQUENCY([.B$14:.B$1013];[.B846])/1000" office:value-type="float" office:value="0.833">
            <text:p>0,833</text:p>
          </table:table-cell>
          <table:table-cell table:formula="of:=NORMDIST([.B846];[.A$8];[.B$8];1)" office:value-type="float" office:value="0.83821312923326">
            <text:p>0,8382131292</text:p>
          </table:table-cell>
          <table:table-cell table:formula="of:=ABS([.D846]-[.C846])" office:value-type="float" office:value="0.00521312923326012">
            <text:p>0,0052131292</text:p>
          </table:table-cell>
          <table:table-cell table:formula="of:=ABS([.D846]-[.C845])" office:value-type="float" office:value="0.00621312923326012">
            <text:p>0,0062131292</text:p>
          </table:table-cell>
        </table:table-row>
        <table:table-row table:style-name="ro1">
          <table:table-cell office:value-type="float" office:value="7.22963405839">
            <text:p>7,2296340584</text:p>
          </table:table-cell>
          <table:table-cell office:value-type="float" office:value="8.10715186998">
            <text:p>8,10715187</text:p>
          </table:table-cell>
          <table:table-cell table:formula="of:=FREQUENCY([.B$14:.B$1013];[.B847])/1000" office:value-type="float" office:value="0.834">
            <text:p>0,834</text:p>
          </table:table-cell>
          <table:table-cell table:formula="of:=NORMDIST([.B847];[.A$8];[.B$8];1)" office:value-type="float" office:value="0.838324074597949">
            <text:p>0,8383240746</text:p>
          </table:table-cell>
          <table:table-cell table:formula="of:=ABS([.D847]-[.C847])" office:value-type="float" office:value="0.00432407459794948">
            <text:p>0,0043240746</text:p>
          </table:table-cell>
          <table:table-cell table:formula="of:=ABS([.D847]-[.C846])" office:value-type="float" office:value="0.00532407459794948">
            <text:p>0,0053240746</text:p>
          </table:table-cell>
        </table:table-row>
        <table:table-row table:style-name="ro1">
          <table:table-cell office:value-type="float" office:value="0.981421236712">
            <text:p>0,9814212367</text:p>
          </table:table-cell>
          <table:table-cell office:value-type="float" office:value="8.11429474815">
            <text:p>8,1142947482</text:p>
          </table:table-cell>
          <table:table-cell table:formula="of:=FREQUENCY([.B$14:.B$1013];[.B848])/1000" office:value-type="float" office:value="0.835">
            <text:p>0,835</text:p>
          </table:table-cell>
          <table:table-cell table:formula="of:=NORMDIST([.B848];[.A$8];[.B$8];1)" office:value-type="float" office:value="0.839178217641232">
            <text:p>0,8391782176</text:p>
          </table:table-cell>
          <table:table-cell table:formula="of:=ABS([.D848]-[.C848])" office:value-type="float" office:value="0.00417821764123172">
            <text:p>0,0041782176</text:p>
          </table:table-cell>
          <table:table-cell table:formula="of:=ABS([.D848]-[.C847])" office:value-type="float" office:value="0.00517821764123172">
            <text:p>0,0051782176</text:p>
          </table:table-cell>
        </table:table-row>
        <table:table-row table:style-name="ro1">
          <table:table-cell office:value-type="float" office:value="7.02008735867">
            <text:p>7,0200873587</text:p>
          </table:table-cell>
          <table:table-cell office:value-type="float" office:value="8.12881731115">
            <text:p>8,1288173112</text:p>
          </table:table-cell>
          <table:table-cell table:formula="of:=FREQUENCY([.B$14:.B$1013];[.B849])/1000" office:value-type="float" office:value="0.836">
            <text:p>0,836</text:p>
          </table:table-cell>
          <table:table-cell table:formula="of:=NORMDIST([.B849];[.A$8];[.B$8];1)" office:value-type="float" office:value="0.840905719875239">
            <text:p>0,8409057199</text:p>
          </table:table-cell>
          <table:table-cell table:formula="of:=ABS([.D849]-[.C849])" office:value-type="float" office:value="0.00490571987523947">
            <text:p>0,0049057199</text:p>
          </table:table-cell>
          <table:table-cell table:formula="of:=ABS([.D849]-[.C848])" office:value-type="float" office:value="0.00590571987523947">
            <text:p>0,0059057199</text:p>
          </table:table-cell>
        </table:table-row>
        <table:table-row table:style-name="ro1">
          <table:table-cell office:value-type="float" office:value="6.75024487883">
            <text:p>6,7502448788</text:p>
          </table:table-cell>
          <table:table-cell office:value-type="float" office:value="8.14085270195">
            <text:p>8,140852702</text:p>
          </table:table-cell>
          <table:table-cell table:formula="of:=FREQUENCY([.B$14:.B$1013];[.B850])/1000" office:value-type="float" office:value="0.837">
            <text:p>0,837</text:p>
          </table:table-cell>
          <table:table-cell table:formula="of:=NORMDIST([.B850];[.A$8];[.B$8];1)" office:value-type="float" office:value="0.842328119388251">
            <text:p>0,8423281194</text:p>
          </table:table-cell>
          <table:table-cell table:formula="of:=ABS([.D850]-[.C850])" office:value-type="float" office:value="0.00532811938825095">
            <text:p>0,0053281194</text:p>
          </table:table-cell>
          <table:table-cell table:formula="of:=ABS([.D850]-[.C849])" office:value-type="float" office:value="0.00632811938825095">
            <text:p>0,0063281194</text:p>
          </table:table-cell>
        </table:table-row>
        <table:table-row table:style-name="ro1">
          <table:table-cell office:value-type="float" office:value="6.08053320693">
            <text:p>6,0805332069</text:p>
          </table:table-cell>
          <table:table-cell office:value-type="float" office:value="8.14337806807">
            <text:p>8,1433780681</text:p>
          </table:table-cell>
          <table:table-cell table:formula="of:=FREQUENCY([.B$14:.B$1013];[.B851])/1000" office:value-type="float" office:value="0.838">
            <text:p>0,838</text:p>
          </table:table-cell>
          <table:table-cell table:formula="of:=NORMDIST([.B851];[.A$8];[.B$8];1)" office:value-type="float" office:value="0.842625515429355">
            <text:p>0,8426255154</text:p>
          </table:table-cell>
          <table:table-cell table:formula="of:=ABS([.D851]-[.C851])" office:value-type="float" office:value="0.00462551542935497">
            <text:p>0,0046255154</text:p>
          </table:table-cell>
          <table:table-cell table:formula="of:=ABS([.D851]-[.C850])" office:value-type="float" office:value="0.00562551542935497">
            <text:p>0,0056255154</text:p>
          </table:table-cell>
        </table:table-row>
        <table:table-row table:style-name="ro1">
          <table:table-cell office:value-type="float" office:value="5.36220189767">
            <text:p>5,3622018977</text:p>
          </table:table-cell>
          <table:table-cell office:value-type="float" office:value="8.14406274091">
            <text:p>8,1440627409</text:p>
          </table:table-cell>
          <table:table-cell table:formula="of:=FREQUENCY([.B$14:.B$1013];[.B852])/1000" office:value-type="float" office:value="0.839">
            <text:p>0,839</text:p>
          </table:table-cell>
          <table:table-cell table:formula="of:=NORMDIST([.B852];[.A$8];[.B$8];1)" office:value-type="float" office:value="0.842706081347049">
            <text:p>0,8427060813</text:p>
          </table:table-cell>
          <table:table-cell table:formula="of:=ABS([.D852]-[.C852])" office:value-type="float" office:value="0.00370608134704942">
            <text:p>0,0037060813</text:p>
          </table:table-cell>
          <table:table-cell table:formula="of:=ABS([.D852]-[.C851])" office:value-type="float" office:value="0.00470608134704942">
            <text:p>0,0047060813</text:p>
          </table:table-cell>
        </table:table-row>
        <table:table-row table:style-name="ro1">
          <table:table-cell office:value-type="float" office:value="7.9631160309">
            <text:p>7,9631160309</text:p>
          </table:table-cell>
          <table:table-cell office:value-type="float" office:value="8.14532040811">
            <text:p>8,1453204081</text:p>
          </table:table-cell>
          <table:table-cell table:formula="of:=FREQUENCY([.B$14:.B$1013];[.B853])/1000" office:value-type="float" office:value="0.84">
            <text:p>0,84</text:p>
          </table:table-cell>
          <table:table-cell table:formula="of:=NORMDIST([.B853];[.A$8];[.B$8];1)" office:value-type="float" office:value="0.842854001237482">
            <text:p>0,8428540012</text:p>
          </table:table-cell>
          <table:table-cell table:formula="of:=ABS([.D853]-[.C853])" office:value-type="float" office:value="0.00285400123748258">
            <text:p>0,0028540012</text:p>
          </table:table-cell>
          <table:table-cell table:formula="of:=ABS([.D853]-[.C852])" office:value-type="float" office:value="0.00385400123748258">
            <text:p>0,0038540012</text:p>
          </table:table-cell>
        </table:table-row>
        <table:table-row table:style-name="ro1">
          <table:table-cell office:value-type="float" office:value="8.54820820444">
            <text:p>8,5482082044</text:p>
          </table:table-cell>
          <table:table-cell office:value-type="float" office:value="8.1885723108">
            <text:p>8,1885723108</text:p>
          </table:table-cell>
          <table:table-cell table:formula="of:=FREQUENCY([.B$14:.B$1013];[.B854])/1000" office:value-type="float" office:value="0.841">
            <text:p>0,841</text:p>
          </table:table-cell>
          <table:table-cell table:formula="of:=NORMDIST([.B854];[.A$8];[.B$8];1)" office:value-type="float" office:value="0.847885373643474">
            <text:p>0,8478853736</text:p>
          </table:table-cell>
          <table:table-cell table:formula="of:=ABS([.D854]-[.C854])" office:value-type="float" office:value="0.00688537364347375">
            <text:p>0,0068853736</text:p>
          </table:table-cell>
          <table:table-cell table:formula="of:=ABS([.D854]-[.C853])" office:value-type="float" office:value="0.00788537364347375">
            <text:p>0,0078853736</text:p>
          </table:table-cell>
        </table:table-row>
        <table:table-row table:style-name="ro1">
          <table:table-cell office:value-type="float" office:value="4.99554673166">
            <text:p>4,9955467317</text:p>
          </table:table-cell>
          <table:table-cell office:value-type="float" office:value="8.20096023888">
            <text:p>8,2009602389</text:p>
          </table:table-cell>
          <table:table-cell table:formula="of:=FREQUENCY([.B$14:.B$1013];[.B855])/1000" office:value-type="float" office:value="0.842">
            <text:p>0,842</text:p>
          </table:table-cell>
          <table:table-cell table:formula="of:=NORMDIST([.B855];[.A$8];[.B$8];1)" office:value-type="float" office:value="0.849306498430229">
            <text:p>0,8493064984</text:p>
          </table:table-cell>
          <table:table-cell table:formula="of:=ABS([.D855]-[.C855])" office:value-type="float" office:value="0.00730649843022901">
            <text:p>0,0073064984</text:p>
          </table:table-cell>
          <table:table-cell table:formula="of:=ABS([.D855]-[.C854])" office:value-type="float" office:value="0.00830649843022901">
            <text:p>0,0083064984</text:p>
          </table:table-cell>
        </table:table-row>
        <table:table-row table:style-name="ro1">
          <table:table-cell office:value-type="float" office:value="5.65119492148">
            <text:p>5,6511949215</text:p>
          </table:table-cell>
          <table:table-cell office:value-type="float" office:value="8.20922341303">
            <text:p>8,209223413</text:p>
          </table:table-cell>
          <table:table-cell table:formula="of:=FREQUENCY([.B$14:.B$1013];[.B856])/1000" office:value-type="float" office:value="0.843">
            <text:p>0,843</text:p>
          </table:table-cell>
          <table:table-cell table:formula="of:=NORMDIST([.B856];[.A$8];[.B$8];1)" office:value-type="float" office:value="0.850249506510823">
            <text:p>0,8502495065</text:p>
          </table:table-cell>
          <table:table-cell table:formula="of:=ABS([.D856]-[.C856])" office:value-type="float" office:value="0.0072495065108229">
            <text:p>0,0072495065</text:p>
          </table:table-cell>
          <table:table-cell table:formula="of:=ABS([.D856]-[.C855])" office:value-type="float" office:value="0.0082495065108229">
            <text:p>0,0082495065</text:p>
          </table:table-cell>
        </table:table-row>
        <table:table-row table:style-name="ro1">
          <table:table-cell office:value-type="float" office:value="3.09484799217">
            <text:p>3,0948479922</text:p>
          </table:table-cell>
          <table:table-cell office:value-type="float" office:value="8.23223572726">
            <text:p>8,2322357273</text:p>
          </table:table-cell>
          <table:table-cell table:formula="of:=FREQUENCY([.B$14:.B$1013];[.B857])/1000" office:value-type="float" office:value="0.844">
            <text:p>0,844</text:p>
          </table:table-cell>
          <table:table-cell table:formula="of:=NORMDIST([.B857];[.A$8];[.B$8];1)" office:value-type="float" office:value="0.852854925728597">
            <text:p>0,8528549257</text:p>
          </table:table-cell>
          <table:table-cell table:formula="of:=ABS([.D857]-[.C857])" office:value-type="float" office:value="0.00885492572859747">
            <text:p>0,0088549257</text:p>
          </table:table-cell>
          <table:table-cell table:formula="of:=ABS([.D857]-[.C856])" office:value-type="float" office:value="0.00985492572859747">
            <text:p>0,0098549257</text:p>
          </table:table-cell>
        </table:table-row>
        <table:table-row table:style-name="ro1">
          <table:table-cell office:value-type="float" office:value="4.34820106544">
            <text:p>4,3482010654</text:p>
          </table:table-cell>
          <table:table-cell office:value-type="float" office:value="8.24237257123">
            <text:p>8,2423725712</text:p>
          </table:table-cell>
          <table:table-cell table:formula="of:=FREQUENCY([.B$14:.B$1013];[.B858])/1000" office:value-type="float" office:value="0.845">
            <text:p>0,845</text:p>
          </table:table-cell>
          <table:table-cell table:formula="of:=NORMDIST([.B858];[.A$8];[.B$8];1)" office:value-type="float" office:value="0.853992904246219">
            <text:p>0,8539929042</text:p>
          </table:table-cell>
          <table:table-cell table:formula="of:=ABS([.D858]-[.C858])" office:value-type="float" office:value="0.00899290424621912">
            <text:p>0,0089929042</text:p>
          </table:table-cell>
          <table:table-cell table:formula="of:=ABS([.D858]-[.C857])" office:value-type="float" office:value="0.00999290424621912">
            <text:p>0,0099929042</text:p>
          </table:table-cell>
        </table:table-row>
        <table:table-row table:style-name="ro1">
          <table:table-cell office:value-type="float" office:value="4.79622682051">
            <text:p>4,7962268205</text:p>
          </table:table-cell>
          <table:table-cell office:value-type="float" office:value="8.25194876061">
            <text:p>8,2519487606</text:p>
          </table:table-cell>
          <table:table-cell table:formula="of:=FREQUENCY([.B$14:.B$1013];[.B859])/1000" office:value-type="float" office:value="0.846">
            <text:p>0,846</text:p>
          </table:table-cell>
          <table:table-cell table:formula="of:=NORMDIST([.B859];[.A$8];[.B$8];1)" office:value-type="float" office:value="0.855062497379506">
            <text:p>0,8550624974</text:p>
          </table:table-cell>
          <table:table-cell table:formula="of:=ABS([.D859]-[.C859])" office:value-type="float" office:value="0.00906249737950571">
            <text:p>0,0090624974</text:p>
          </table:table-cell>
          <table:table-cell table:formula="of:=ABS([.D859]-[.C858])" office:value-type="float" office:value="0.0100624973795057">
            <text:p>0,0100624974</text:p>
          </table:table-cell>
        </table:table-row>
        <table:table-row table:style-name="ro1">
          <table:table-cell office:value-type="float" office:value="3.54995536527">
            <text:p>3,5499553653</text:p>
          </table:table-cell>
          <table:table-cell office:value-type="float" office:value="8.25798785149">
            <text:p>8,2579878515</text:p>
          </table:table-cell>
          <table:table-cell table:formula="of:=FREQUENCY([.B$14:.B$1013];[.B860])/1000" office:value-type="float" office:value="0.847">
            <text:p>0,847</text:p>
          </table:table-cell>
          <table:table-cell table:formula="of:=NORMDIST([.B860];[.A$8];[.B$8];1)" office:value-type="float" office:value="0.855734302452157">
            <text:p>0,8557343025</text:p>
          </table:table-cell>
          <table:table-cell table:formula="of:=ABS([.D860]-[.C860])" office:value-type="float" office:value="0.00873430245215734">
            <text:p>0,0087343025</text:p>
          </table:table-cell>
          <table:table-cell table:formula="of:=ABS([.D860]-[.C859])" office:value-type="float" office:value="0.00973430245215734">
            <text:p>0,0097343025</text:p>
          </table:table-cell>
        </table:table-row>
        <table:table-row table:style-name="ro1">
          <table:table-cell office:value-type="float" office:value="7.1242410344">
            <text:p>7,1242410344</text:p>
          </table:table-cell>
          <table:table-cell office:value-type="float" office:value="8.2693355171">
            <text:p>8,2693355171</text:p>
          </table:table-cell>
          <table:table-cell table:formula="of:=FREQUENCY([.B$14:.B$1013];[.B861])/1000" office:value-type="float" office:value="0.848">
            <text:p>0,848</text:p>
          </table:table-cell>
          <table:table-cell table:formula="of:=NORMDIST([.B861];[.A$8];[.B$8];1)" office:value-type="float" office:value="0.856990962219131">
            <text:p>0,8569909622</text:p>
          </table:table-cell>
          <table:table-cell table:formula="of:=ABS([.D861]-[.C861])" office:value-type="float" office:value="0.00899096221913098">
            <text:p>0,0089909622</text:p>
          </table:table-cell>
          <table:table-cell table:formula="of:=ABS([.D861]-[.C860])" office:value-type="float" office:value="0.00999096221913098">
            <text:p>0,0099909622</text:p>
          </table:table-cell>
        </table:table-row>
        <table:table-row table:style-name="ro1">
          <table:table-cell table:number-columns-repeated="2" office:value-type="float" office:value="8.27047490445">
            <text:p>8,2704749045</text:p>
          </table:table-cell>
          <table:table-cell table:formula="of:=FREQUENCY([.B$14:.B$1013];[.B862])/1000" office:value-type="float" office:value="0.849">
            <text:p>0,849</text:p>
          </table:table-cell>
          <table:table-cell table:formula="of:=NORMDIST([.B862];[.A$8];[.B$8];1)" office:value-type="float" office:value="0.857116730052595">
            <text:p>0,8571167301</text:p>
          </table:table-cell>
          <table:table-cell table:formula="of:=ABS([.D862]-[.C862])" office:value-type="float" office:value="0.00811673005259472">
            <text:p>0,0081167301</text:p>
          </table:table-cell>
          <table:table-cell table:formula="of:=ABS([.D862]-[.C861])" office:value-type="float" office:value="0.00911673005259472">
            <text:p>0,0091167301</text:p>
          </table:table-cell>
        </table:table-row>
        <table:table-row table:style-name="ro1">
          <table:table-cell office:value-type="float" office:value="4.86119716884">
            <text:p>4,8611971688</text:p>
          </table:table-cell>
          <table:table-cell office:value-type="float" office:value="8.29485104937">
            <text:p>8,2948510494</text:p>
          </table:table-cell>
          <table:table-cell table:formula="of:=FREQUENCY([.B$14:.B$1013];[.B863])/1000" office:value-type="float" office:value="0.85">
            <text:p>0,85</text:p>
          </table:table-cell>
          <table:table-cell table:formula="of:=NORMDIST([.B863];[.A$8];[.B$8];1)" office:value-type="float" office:value="0.859789514321469">
            <text:p>0,8597895143</text:p>
          </table:table-cell>
          <table:table-cell table:formula="of:=ABS([.D863]-[.C863])" office:value-type="float" office:value="0.00978951432146957">
            <text:p>0,0097895143</text:p>
          </table:table-cell>
          <table:table-cell table:formula="of:=ABS([.D863]-[.C862])" office:value-type="float" office:value="0.0107895143214696">
            <text:p>0,0107895143</text:p>
          </table:table-cell>
        </table:table-row>
        <table:table-row table:style-name="ro1">
          <table:table-cell office:value-type="float" office:value="4.38920365944">
            <text:p>4,3892036594</text:p>
          </table:table-cell>
          <table:table-cell office:value-type="float" office:value="8.30167357119">
            <text:p>8,3016735712</text:p>
          </table:table-cell>
          <table:table-cell table:formula="of:=FREQUENCY([.B$14:.B$1013];[.B864])/1000" office:value-type="float" office:value="0.851">
            <text:p>0,851</text:p>
          </table:table-cell>
          <table:table-cell table:formula="of:=NORMDIST([.B864];[.A$8];[.B$8];1)" office:value-type="float" office:value="0.860531464841482">
            <text:p>0,8605314648</text:p>
          </table:table-cell>
          <table:table-cell table:formula="of:=ABS([.D864]-[.C864])" office:value-type="float" office:value="0.00953146484148182">
            <text:p>0,0095314648</text:p>
          </table:table-cell>
          <table:table-cell table:formula="of:=ABS([.D864]-[.C863])" office:value-type="float" office:value="0.0105314648414818">
            <text:p>0,0105314648</text:p>
          </table:table-cell>
        </table:table-row>
        <table:table-row table:style-name="ro1">
          <table:table-cell office:value-type="float" office:value="8.54884067709">
            <text:p>8,5488406771</text:p>
          </table:table-cell>
          <table:table-cell office:value-type="float" office:value="8.32662576646">
            <text:p>8,3266257665</text:p>
          </table:table-cell>
          <table:table-cell table:formula="of:=FREQUENCY([.B$14:.B$1013];[.B865])/1000" office:value-type="float" office:value="0.852">
            <text:p>0,852</text:p>
          </table:table-cell>
          <table:table-cell table:formula="of:=NORMDIST([.B865];[.A$8];[.B$8];1)" office:value-type="float" office:value="0.863222248982739">
            <text:p>0,863222249</text:p>
          </table:table-cell>
          <table:table-cell table:formula="of:=ABS([.D865]-[.C865])" office:value-type="float" office:value="0.0112222489827389">
            <text:p>0,011222249</text:p>
          </table:table-cell>
          <table:table-cell table:formula="of:=ABS([.D865]-[.C864])" office:value-type="float" office:value="0.0122222489827389">
            <text:p>0,012222249</text:p>
          </table:table-cell>
        </table:table-row>
        <table:table-row table:style-name="ro1">
          <table:table-cell office:value-type="float" office:value="8.24237257123">
            <text:p>8,2423725712</text:p>
          </table:table-cell>
          <table:table-cell office:value-type="float" office:value="8.32901158984">
            <text:p>8,3290115898</text:p>
          </table:table-cell>
          <table:table-cell table:formula="of:=FREQUENCY([.B$14:.B$1013];[.B866])/1000" office:value-type="float" office:value="0.853">
            <text:p>0,853</text:p>
          </table:table-cell>
          <table:table-cell table:formula="of:=NORMDIST([.B866];[.A$8];[.B$8];1)" office:value-type="float" office:value="0.863477658831079">
            <text:p>0,8634776588</text:p>
          </table:table-cell>
          <table:table-cell table:formula="of:=ABS([.D866]-[.C866])" office:value-type="float" office:value="0.0104776588310792">
            <text:p>0,0104776588</text:p>
          </table:table-cell>
          <table:table-cell table:formula="of:=ABS([.D866]-[.C865])" office:value-type="float" office:value="0.0114776588310792">
            <text:p>0,0114776588</text:p>
          </table:table-cell>
        </table:table-row>
        <table:table-row table:style-name="ro1">
          <table:table-cell office:value-type="float" office:value="6.74034920855">
            <text:p>6,7403492086</text:p>
          </table:table-cell>
          <table:table-cell office:value-type="float" office:value="8.33366916889">
            <text:p>8,3336691689</text:p>
          </table:table-cell>
          <table:table-cell table:formula="of:=FREQUENCY([.B$14:.B$1013];[.B867])/1000" office:value-type="float" office:value="0.854">
            <text:p>0,854</text:p>
          </table:table-cell>
          <table:table-cell table:formula="of:=NORMDIST([.B867];[.A$8];[.B$8];1)" office:value-type="float" office:value="0.863975326773135">
            <text:p>0,8639753268</text:p>
          </table:table-cell>
          <table:table-cell table:formula="of:=ABS([.D867]-[.C867])" office:value-type="float" office:value="0.00997532677313484">
            <text:p>0,0099753268</text:p>
          </table:table-cell>
          <table:table-cell table:formula="of:=ABS([.D867]-[.C866])" office:value-type="float" office:value="0.0109753267731348">
            <text:p>0,0109753268</text:p>
          </table:table-cell>
        </table:table-row>
        <table:table-row table:style-name="ro1">
          <table:table-cell office:value-type="float" office:value="3.68122523195">
            <text:p>3,681225232</text:p>
          </table:table-cell>
          <table:table-cell office:value-type="float" office:value="8.33751596242">
            <text:p>8,3375159624</text:p>
          </table:table-cell>
          <table:table-cell table:formula="of:=FREQUENCY([.B$14:.B$1013];[.B868])/1000" office:value-type="float" office:value="0.855">
            <text:p>0,855</text:p>
          </table:table-cell>
          <table:table-cell table:formula="of:=NORMDIST([.B868];[.A$8];[.B$8];1)" office:value-type="float" office:value="0.864385423762353">
            <text:p>0,8643854238</text:p>
          </table:table-cell>
          <table:table-cell table:formula="of:=ABS([.D868]-[.C868])" office:value-type="float" office:value="0.00938542376235307">
            <text:p>0,0093854238</text:p>
          </table:table-cell>
          <table:table-cell table:formula="of:=ABS([.D868]-[.C867])" office:value-type="float" office:value="0.0103854237623531">
            <text:p>0,0103854238</text:p>
          </table:table-cell>
        </table:table-row>
        <table:table-row table:style-name="ro1">
          <table:table-cell office:value-type="float" office:value="5.62210864455">
            <text:p>5,6221086446</text:p>
          </table:table-cell>
          <table:table-cell office:value-type="float" office:value="8.33876816909">
            <text:p>8,3387681691</text:p>
          </table:table-cell>
          <table:table-cell table:formula="of:=FREQUENCY([.B$14:.B$1013];[.B869])/1000" office:value-type="float" office:value="0.856">
            <text:p>0,856</text:p>
          </table:table-cell>
          <table:table-cell table:formula="of:=NORMDIST([.B869];[.A$8];[.B$8];1)" office:value-type="float" office:value="0.864518735440067">
            <text:p>0,8645187354</text:p>
          </table:table-cell>
          <table:table-cell table:formula="of:=ABS([.D869]-[.C869])" office:value-type="float" office:value="0.00851873544006754">
            <text:p>0,0085187354</text:p>
          </table:table-cell>
          <table:table-cell table:formula="of:=ABS([.D869]-[.C868])" office:value-type="float" office:value="0.00951873544006754">
            <text:p>0,0095187354</text:p>
          </table:table-cell>
        </table:table-row>
        <table:table-row table:style-name="ro1">
          <table:table-cell office:value-type="float" office:value="6.55054419088">
            <text:p>6,5505441909</text:p>
          </table:table-cell>
          <table:table-cell office:value-type="float" office:value="8.34229375206">
            <text:p>8,3422937521</text:p>
          </table:table-cell>
          <table:table-cell table:formula="of:=FREQUENCY([.B$14:.B$1013];[.B870])/1000" office:value-type="float" office:value="0.857">
            <text:p>0,857</text:p>
          </table:table-cell>
          <table:table-cell table:formula="of:=NORMDIST([.B870];[.A$8];[.B$8];1)" office:value-type="float" office:value="0.864893591487684">
            <text:p>0,8648935915</text:p>
          </table:table-cell>
          <table:table-cell table:formula="of:=ABS([.D870]-[.C870])" office:value-type="float" office:value="0.00789359148768387">
            <text:p>0,0078935915</text:p>
          </table:table-cell>
          <table:table-cell table:formula="of:=ABS([.D870]-[.C869])" office:value-type="float" office:value="0.00889359148768387">
            <text:p>0,0088935915</text:p>
          </table:table-cell>
        </table:table-row>
        <table:table-row table:style-name="ro1">
          <table:table-cell office:value-type="float" office:value="1.77834798664">
            <text:p>1,7783479866</text:p>
          </table:table-cell>
          <table:table-cell office:value-type="float" office:value="8.36529373622">
            <text:p>8,3652937362</text:p>
          </table:table-cell>
          <table:table-cell table:formula="of:=FREQUENCY([.B$14:.B$1013];[.B871])/1000" office:value-type="float" office:value="0.858">
            <text:p>0,858</text:p>
          </table:table-cell>
          <table:table-cell table:formula="of:=NORMDIST([.B871];[.A$8];[.B$8];1)" office:value-type="float" office:value="0.867321596269776">
            <text:p>0,8673215963</text:p>
          </table:table-cell>
          <table:table-cell table:formula="of:=ABS([.D871]-[.C871])" office:value-type="float" office:value="0.00932159626977624">
            <text:p>0,0093215963</text:p>
          </table:table-cell>
          <table:table-cell table:formula="of:=ABS([.D871]-[.C870])" office:value-type="float" office:value="0.0103215962697762">
            <text:p>0,0103215963</text:p>
          </table:table-cell>
        </table:table-row>
        <table:table-row table:style-name="ro1">
          <table:table-cell office:value-type="float" office:value="1.3780842352">
            <text:p>1,3780842352</text:p>
          </table:table-cell>
          <table:table-cell office:value-type="float" office:value="8.38252881013">
            <text:p>8,3825288101</text:p>
          </table:table-cell>
          <table:table-cell table:formula="of:=FREQUENCY([.B$14:.B$1013];[.B872])/1000" office:value-type="float" office:value="0.859">
            <text:p>0,859</text:p>
          </table:table-cell>
          <table:table-cell table:formula="of:=NORMDIST([.B872];[.A$8];[.B$8];1)" office:value-type="float" office:value="0.86912121099143">
            <text:p>0,869121211</text:p>
          </table:table-cell>
          <table:table-cell table:formula="of:=ABS([.D872]-[.C872])" office:value-type="float" office:value="0.0101212109914296">
            <text:p>0,010121211</text:p>
          </table:table-cell>
          <table:table-cell table:formula="of:=ABS([.D872]-[.C871])" office:value-type="float" office:value="0.0111212109914296">
            <text:p>0,011121211</text:p>
          </table:table-cell>
        </table:table-row>
        <table:table-row table:style-name="ro1">
          <table:table-cell office:value-type="float" office:value="6.47319888235">
            <text:p>6,4731988824</text:p>
          </table:table-cell>
          <table:table-cell office:value-type="float" office:value="8.38600536707">
            <text:p>8,3860053671</text:p>
          </table:table-cell>
          <table:table-cell table:formula="of:=FREQUENCY([.B$14:.B$1013];[.B873])/1000" office:value-type="float" office:value="0.86">
            <text:p>0,86</text:p>
          </table:table-cell>
          <table:table-cell table:formula="of:=NORMDIST([.B873];[.A$8];[.B$8];1)" office:value-type="float" office:value="0.869482164375369">
            <text:p>0,8694821644</text:p>
          </table:table-cell>
          <table:table-cell table:formula="of:=ABS([.D873]-[.C873])" office:value-type="float" office:value="0.00948216437536942">
            <text:p>0,0094821644</text:p>
          </table:table-cell>
          <table:table-cell table:formula="of:=ABS([.D873]-[.C872])" office:value-type="float" office:value="0.0104821643753694">
            <text:p>0,0104821644</text:p>
          </table:table-cell>
        </table:table-row>
        <table:table-row table:style-name="ro1">
          <table:table-cell office:value-type="float" office:value="3.71324558494">
            <text:p>3,7132455849</text:p>
          </table:table-cell>
          <table:table-cell office:value-type="float" office:value="8.39223950877">
            <text:p>8,3922395088</text:p>
          </table:table-cell>
          <table:table-cell table:formula="of:=FREQUENCY([.B$14:.B$1013];[.B874])/1000" office:value-type="float" office:value="0.861">
            <text:p>0,861</text:p>
          </table:table-cell>
          <table:table-cell table:formula="of:=NORMDIST([.B874];[.A$8];[.B$8];1)" office:value-type="float" office:value="0.870127698551603">
            <text:p>0,8701276986</text:p>
          </table:table-cell>
          <table:table-cell table:formula="of:=ABS([.D874]-[.C874])" office:value-type="float" office:value="0.00912769855160311">
            <text:p>0,0091276986</text:p>
          </table:table-cell>
          <table:table-cell table:formula="of:=ABS([.D874]-[.C873])" office:value-type="float" office:value="0.0101276985516031">
            <text:p>0,0101276986</text:p>
          </table:table-cell>
        </table:table-row>
        <table:table-row table:style-name="ro1">
          <table:table-cell office:value-type="float" office:value="10.2129455293">
            <text:p>10,2129455293</text:p>
          </table:table-cell>
          <table:table-cell office:value-type="float" office:value="8.44822275076">
            <text:p>8,4482227508</text:p>
          </table:table-cell>
          <table:table-cell table:formula="of:=FREQUENCY([.B$14:.B$1013];[.B875])/1000" office:value-type="float" office:value="0.862">
            <text:p>0,862</text:p>
          </table:table-cell>
          <table:table-cell table:formula="of:=NORMDIST([.B875];[.A$8];[.B$8];1)" office:value-type="float" office:value="0.875825656728454">
            <text:p>0,8758256567</text:p>
          </table:table-cell>
          <table:table-cell table:formula="of:=ABS([.D875]-[.C875])" office:value-type="float" office:value="0.0138256567284536">
            <text:p>0,0138256567</text:p>
          </table:table-cell>
          <table:table-cell table:formula="of:=ABS([.D875]-[.C874])" office:value-type="float" office:value="0.0148256567284536">
            <text:p>0,0148256567</text:p>
          </table:table-cell>
        </table:table-row>
        <table:table-row table:style-name="ro1">
          <table:table-cell office:value-type="float" office:value="8.32901158984">
            <text:p>8,3290115898</text:p>
          </table:table-cell>
          <table:table-cell office:value-type="float" office:value="8.4491165515">
            <text:p>8,4491165515</text:p>
          </table:table-cell>
          <table:table-cell table:formula="of:=FREQUENCY([.B$14:.B$1013];[.B876])/1000" office:value-type="float" office:value="0.863">
            <text:p>0,863</text:p>
          </table:table-cell>
          <table:table-cell table:formula="of:=NORMDIST([.B876];[.A$8];[.B$8];1)" office:value-type="float" office:value="0.875915186405719">
            <text:p>0,8759151864</text:p>
          </table:table-cell>
          <table:table-cell table:formula="of:=ABS([.D876]-[.C876])" office:value-type="float" office:value="0.0129151864057192">
            <text:p>0,0129151864</text:p>
          </table:table-cell>
          <table:table-cell table:formula="of:=ABS([.D876]-[.C875])" office:value-type="float" office:value="0.0139151864057192">
            <text:p>0,0139151864</text:p>
          </table:table-cell>
        </table:table-row>
        <table:table-row table:style-name="ro1">
          <table:table-cell office:value-type="float" office:value="6.35194787895">
            <text:p>6,351947879</text:p>
          </table:table-cell>
          <table:table-cell office:value-type="float" office:value="8.45692775847">
            <text:p>8,4569277585</text:p>
          </table:table-cell>
          <table:table-cell table:formula="of:=FREQUENCY([.B$14:.B$1013];[.B877])/1000" office:value-type="float" office:value="0.864">
            <text:p>0,864</text:p>
          </table:table-cell>
          <table:table-cell table:formula="of:=NORMDIST([.B877];[.A$8];[.B$8];1)" office:value-type="float" office:value="0.876695692633964">
            <text:p>0,8766956926</text:p>
          </table:table-cell>
          <table:table-cell table:formula="of:=ABS([.D877]-[.C877])" office:value-type="float" office:value="0.0126956926339644">
            <text:p>0,0126956926</text:p>
          </table:table-cell>
          <table:table-cell table:formula="of:=ABS([.D877]-[.C876])" office:value-type="float" office:value="0.0136956926339644">
            <text:p>0,0136956926</text:p>
          </table:table-cell>
        </table:table-row>
        <table:table-row table:style-name="ro1">
          <table:table-cell office:value-type="float" office:value="6.6513423086">
            <text:p>6,6513423086</text:p>
          </table:table-cell>
          <table:table-cell office:value-type="float" office:value="8.45980986506">
            <text:p>8,4598098651</text:p>
          </table:table-cell>
          <table:table-cell table:formula="of:=FREQUENCY([.B$14:.B$1013];[.B878])/1000" office:value-type="float" office:value="0.865">
            <text:p>0,865</text:p>
          </table:table-cell>
          <table:table-cell table:formula="of:=NORMDIST([.B878];[.A$8];[.B$8];1)" office:value-type="float" office:value="0.876982805958136">
            <text:p>0,876982806</text:p>
          </table:table-cell>
          <table:table-cell table:formula="of:=ABS([.D878]-[.C878])" office:value-type="float" office:value="0.0119828059581358">
            <text:p>0,011982806</text:p>
          </table:table-cell>
          <table:table-cell table:formula="of:=ABS([.D878]-[.C877])" office:value-type="float" office:value="0.0129828059581358">
            <text:p>0,012982806</text:p>
          </table:table-cell>
        </table:table-row>
        <table:table-row table:style-name="ro1">
          <table:table-cell office:value-type="float" office:value="2.83826358655">
            <text:p>2,8382635866</text:p>
          </table:table-cell>
          <table:table-cell office:value-type="float" office:value="8.46230833159">
            <text:p>8,4623083316</text:p>
          </table:table-cell>
          <table:table-cell table:formula="of:=FREQUENCY([.B$14:.B$1013];[.B879])/1000" office:value-type="float" office:value="0.866">
            <text:p>0,866</text:p>
          </table:table-cell>
          <table:table-cell table:formula="of:=NORMDIST([.B879];[.A$8];[.B$8];1)" office:value-type="float" office:value="0.877231321828384">
            <text:p>0,8772313218</text:p>
          </table:table-cell>
          <table:table-cell table:formula="of:=ABS([.D879]-[.C879])" office:value-type="float" office:value="0.0112313218283842">
            <text:p>0,0112313218</text:p>
          </table:table-cell>
          <table:table-cell table:formula="of:=ABS([.D879]-[.C878])" office:value-type="float" office:value="0.0122313218283842">
            <text:p>0,0122313218</text:p>
          </table:table-cell>
        </table:table-row>
        <table:table-row table:style-name="ro1">
          <table:table-cell office:value-type="float" office:value="4.55208916654">
            <text:p>4,5520891665</text:p>
          </table:table-cell>
          <table:table-cell office:value-type="float" office:value="8.46390755501">
            <text:p>8,463907555</text:p>
          </table:table-cell>
          <table:table-cell table:formula="of:=FREQUENCY([.B$14:.B$1013];[.B880])/1000" office:value-type="float" office:value="0.867">
            <text:p>0,867</text:p>
          </table:table-cell>
          <table:table-cell table:formula="of:=NORMDIST([.B880];[.A$8];[.B$8];1)" office:value-type="float" office:value="0.877390207421631">
            <text:p>0,8773902074</text:p>
          </table:table-cell>
          <table:table-cell table:formula="of:=ABS([.D880]-[.C880])" office:value-type="float" office:value="0.010390207421631">
            <text:p>0,0103902074</text:p>
          </table:table-cell>
          <table:table-cell table:formula="of:=ABS([.D880]-[.C879])" office:value-type="float" office:value="0.011390207421631">
            <text:p>0,0113902074</text:p>
          </table:table-cell>
        </table:table-row>
        <table:table-row table:style-name="ro1">
          <table:table-cell office:value-type="float" office:value="6.54797478065">
            <text:p>6,5479747807</text:p>
          </table:table-cell>
          <table:table-cell office:value-type="float" office:value="8.46738651317">
            <text:p>8,4673865132</text:p>
          </table:table-cell>
          <table:table-cell table:formula="of:=FREQUENCY([.B$14:.B$1013];[.B881])/1000" office:value-type="float" office:value="0.868">
            <text:p>0,868</text:p>
          </table:table-cell>
          <table:table-cell table:formula="of:=NORMDIST([.B881];[.A$8];[.B$8];1)" office:value-type="float" office:value="0.87773534949239">
            <text:p>0,8777353495</text:p>
          </table:table-cell>
          <table:table-cell table:formula="of:=ABS([.D881]-[.C881])" office:value-type="float" office:value="0.0097353494923903">
            <text:p>0,0097353495</text:p>
          </table:table-cell>
          <table:table-cell table:formula="of:=ABS([.D881]-[.C880])" office:value-type="float" office:value="0.0107353494923903">
            <text:p>0,0107353495</text:p>
          </table:table-cell>
        </table:table-row>
        <table:table-row table:style-name="ro1">
          <table:table-cell office:value-type="float" office:value="4.01135642155">
            <text:p>4,0113564216</text:p>
          </table:table-cell>
          <table:table-cell office:value-type="float" office:value="8.47221006371">
            <text:p>8,4722100637</text:p>
          </table:table-cell>
          <table:table-cell table:formula="of:=FREQUENCY([.B$14:.B$1013];[.B882])/1000" office:value-type="float" office:value="0.869">
            <text:p>0,869</text:p>
          </table:table-cell>
          <table:table-cell table:formula="of:=NORMDIST([.B882];[.A$8];[.B$8];1)" office:value-type="float" office:value="0.878212757270868">
            <text:p>0,8782127573</text:p>
          </table:table-cell>
          <table:table-cell table:formula="of:=ABS([.D882]-[.C882])" office:value-type="float" office:value="0.0092127572708679">
            <text:p>0,0092127573</text:p>
          </table:table-cell>
          <table:table-cell table:formula="of:=ABS([.D882]-[.C881])" office:value-type="float" office:value="0.0102127572708679">
            <text:p>0,0102127573</text:p>
          </table:table-cell>
        </table:table-row>
        <table:table-row table:style-name="ro1">
          <table:table-cell office:value-type="float" office:value="2.87130624997">
            <text:p>2,87130625</text:p>
          </table:table-cell>
          <table:table-cell office:value-type="float" office:value="8.472940066">
            <text:p>8,472940066</text:p>
          </table:table-cell>
          <table:table-cell table:formula="of:=FREQUENCY([.B$14:.B$1013];[.B883])/1000" office:value-type="float" office:value="0.87">
            <text:p>0,87</text:p>
          </table:table-cell>
          <table:table-cell table:formula="of:=NORMDIST([.B883];[.A$8];[.B$8];1)" office:value-type="float" office:value="0.878284894510097">
            <text:p>0,8782848945</text:p>
          </table:table-cell>
          <table:table-cell table:formula="of:=ABS([.D883]-[.C883])" office:value-type="float" office:value="0.00828489451009706">
            <text:p>0,0082848945</text:p>
          </table:table-cell>
          <table:table-cell table:formula="of:=ABS([.D883]-[.C882])" office:value-type="float" office:value="0.00928489451009706">
            <text:p>0,0092848945</text:p>
          </table:table-cell>
        </table:table-row>
        <table:table-row table:style-name="ro1">
          <table:table-cell office:value-type="float" office:value="5.23254869695">
            <text:p>5,232548697</text:p>
          </table:table-cell>
          <table:table-cell office:value-type="float" office:value="8.47350349542">
            <text:p>8,4735034954</text:p>
          </table:table-cell>
          <table:table-cell table:formula="of:=FREQUENCY([.B$14:.B$1013];[.B884])/1000" office:value-type="float" office:value="0.871">
            <text:p>0,871</text:p>
          </table:table-cell>
          <table:table-cell table:formula="of:=NORMDIST([.B884];[.A$8];[.B$8];1)" office:value-type="float" office:value="0.878340550847124">
            <text:p>0,8783405508</text:p>
          </table:table-cell>
          <table:table-cell table:formula="of:=ABS([.D884]-[.C884])" office:value-type="float" office:value="0.00734055084712382">
            <text:p>0,0073405508</text:p>
          </table:table-cell>
          <table:table-cell table:formula="of:=ABS([.D884]-[.C883])" office:value-type="float" office:value="0.00834055084712382">
            <text:p>0,0083405508</text:p>
          </table:table-cell>
        </table:table-row>
        <table:table-row table:style-name="ro1">
          <table:table-cell office:value-type="float" office:value="5.97150371915">
            <text:p>5,9715037192</text:p>
          </table:table-cell>
          <table:table-cell office:value-type="float" office:value="8.48519564468">
            <text:p>8,4851956447</text:p>
          </table:table-cell>
          <table:table-cell table:formula="of:=FREQUENCY([.B$14:.B$1013];[.B885])/1000" office:value-type="float" office:value="0.872">
            <text:p>0,872</text:p>
          </table:table-cell>
          <table:table-cell table:formula="of:=NORMDIST([.B885];[.A$8];[.B$8];1)" office:value-type="float" office:value="0.87949148275221">
            <text:p>0,8794914828</text:p>
          </table:table-cell>
          <table:table-cell table:formula="of:=ABS([.D885]-[.C885])" office:value-type="float" office:value="0.00749148275221023">
            <text:p>0,0074914828</text:p>
          </table:table-cell>
          <table:table-cell table:formula="of:=ABS([.D885]-[.C884])" office:value-type="float" office:value="0.00849148275221023">
            <text:p>0,0084914828</text:p>
          </table:table-cell>
        </table:table-row>
        <table:table-row table:style-name="ro1">
          <table:table-cell office:value-type="float" office:value="6.74503018159">
            <text:p>6,7450301816</text:p>
          </table:table-cell>
          <table:table-cell office:value-type="float" office:value="8.48899897827">
            <text:p>8,4889989783</text:p>
          </table:table-cell>
          <table:table-cell table:formula="of:=FREQUENCY([.B$14:.B$1013];[.B886])/1000" office:value-type="float" office:value="0.873">
            <text:p>0,873</text:p>
          </table:table-cell>
          <table:table-cell table:formula="of:=NORMDIST([.B886];[.A$8];[.B$8];1)" office:value-type="float" office:value="0.879864210773311">
            <text:p>0,8798642108</text:p>
          </table:table-cell>
          <table:table-cell table:formula="of:=ABS([.D886]-[.C886])" office:value-type="float" office:value="0.00686421077331134">
            <text:p>0,0068642108</text:p>
          </table:table-cell>
          <table:table-cell table:formula="of:=ABS([.D886]-[.C885])" office:value-type="float" office:value="0.00786421077331134">
            <text:p>0,0078642108</text:p>
          </table:table-cell>
        </table:table-row>
        <table:table-row table:style-name="ro1">
          <table:table-cell office:value-type="float" office:value="8.38600536707">
            <text:p>8,3860053671</text:p>
          </table:table-cell>
          <table:table-cell office:value-type="float" office:value="8.50220022043">
            <text:p>8,5022002204</text:p>
          </table:table-cell>
          <table:table-cell table:formula="of:=FREQUENCY([.B$14:.B$1013];[.B887])/1000" office:value-type="float" office:value="0.874">
            <text:p>0,874</text:p>
          </table:table-cell>
          <table:table-cell table:formula="of:=NORMDIST([.B887];[.A$8];[.B$8];1)" office:value-type="float" office:value="0.88115163104454">
            <text:p>0,881151631</text:p>
          </table:table-cell>
          <table:table-cell table:formula="of:=ABS([.D887]-[.C887])" office:value-type="float" office:value="0.00715163104453975">
            <text:p>0,007151631</text:p>
          </table:table-cell>
          <table:table-cell table:formula="of:=ABS([.D887]-[.C886])" office:value-type="float" office:value="0.00815163104453975">
            <text:p>0,008151631</text:p>
          </table:table-cell>
        </table:table-row>
        <table:table-row table:style-name="ro1">
          <table:table-cell office:value-type="float" office:value="6.63370840567">
            <text:p>6,6337084057</text:p>
          </table:table-cell>
          <table:table-cell office:value-type="float" office:value="8.5070696326">
            <text:p>8,5070696326</text:p>
          </table:table-cell>
          <table:table-cell table:formula="of:=FREQUENCY([.B$14:.B$1013];[.B888])/1000" office:value-type="float" office:value="0.875">
            <text:p>0,875</text:p>
          </table:table-cell>
          <table:table-cell table:formula="of:=NORMDIST([.B888];[.A$8];[.B$8];1)" office:value-type="float" office:value="0.881624040084468">
            <text:p>0,8816240401</text:p>
          </table:table-cell>
          <table:table-cell table:formula="of:=ABS([.D888]-[.C888])" office:value-type="float" office:value="0.00662404008446837">
            <text:p>0,0066240401</text:p>
          </table:table-cell>
          <table:table-cell table:formula="of:=ABS([.D888]-[.C887])" office:value-type="float" office:value="0.00762404008446838">
            <text:p>0,0076240401</text:p>
          </table:table-cell>
        </table:table-row>
        <table:table-row table:style-name="ro1">
          <table:table-cell office:value-type="float" office:value="6.46920529091">
            <text:p>6,4692052909</text:p>
          </table:table-cell>
          <table:table-cell office:value-type="float" office:value="8.51334899068">
            <text:p>8,5133489907</text:p>
          </table:table-cell>
          <table:table-cell table:formula="of:=FREQUENCY([.B$14:.B$1013];[.B889])/1000" office:value-type="float" office:value="0.876">
            <text:p>0,876</text:p>
          </table:table-cell>
          <table:table-cell table:formula="of:=NORMDIST([.B889];[.A$8];[.B$8];1)" office:value-type="float" office:value="0.882231274187629">
            <text:p>0,8822312742</text:p>
          </table:table-cell>
          <table:table-cell table:formula="of:=ABS([.D889]-[.C889])" office:value-type="float" office:value="0.00623127418762914">
            <text:p>0,0062312742</text:p>
          </table:table-cell>
          <table:table-cell table:formula="of:=ABS([.D889]-[.C888])" office:value-type="float" office:value="0.00723127418762914">
            <text:p>0,0072312742</text:p>
          </table:table-cell>
        </table:table-row>
        <table:table-row table:style-name="ro1">
          <table:table-cell office:value-type="float" office:value="7.09515425475">
            <text:p>7,0951542548</text:p>
          </table:table-cell>
          <table:table-cell office:value-type="float" office:value="8.51612384362">
            <text:p>8,5161238436</text:p>
          </table:table-cell>
          <table:table-cell table:formula="of:=FREQUENCY([.B$14:.B$1013];[.B890])/1000" office:value-type="float" office:value="0.877">
            <text:p>0,877</text:p>
          </table:table-cell>
          <table:table-cell table:formula="of:=NORMDIST([.B890];[.A$8];[.B$8];1)" office:value-type="float" office:value="0.882498907908141">
            <text:p>0,8824989079</text:p>
          </table:table-cell>
          <table:table-cell table:formula="of:=ABS([.D890]-[.C890])" office:value-type="float" office:value="0.005498907908141">
            <text:p>0,0054989079</text:p>
          </table:table-cell>
          <table:table-cell table:formula="of:=ABS([.D890]-[.C889])" office:value-type="float" office:value="0.00649890790814101">
            <text:p>0,0064989079</text:p>
          </table:table-cell>
        </table:table-row>
        <table:table-row table:style-name="ro1">
          <table:table-cell office:value-type="float" office:value="6.1584210879">
            <text:p>6,1584210879</text:p>
          </table:table-cell>
          <table:table-cell office:value-type="float" office:value="8.52679596662">
            <text:p>8,5267959666</text:p>
          </table:table-cell>
          <table:table-cell table:formula="of:=FREQUENCY([.B$14:.B$1013];[.B891])/1000" office:value-type="float" office:value="0.878">
            <text:p>0,878</text:p>
          </table:table-cell>
          <table:table-cell table:formula="of:=NORMDIST([.B891];[.A$8];[.B$8];1)" office:value-type="float" office:value="0.8835242171595">
            <text:p>0,8835242172</text:p>
          </table:table-cell>
          <table:table-cell table:formula="of:=ABS([.D891]-[.C891])" office:value-type="float" office:value="0.00552421715949969">
            <text:p>0,0055242172</text:p>
          </table:table-cell>
          <table:table-cell table:formula="of:=ABS([.D891]-[.C890])" office:value-type="float" office:value="0.00652421715949969">
            <text:p>0,0065242172</text:p>
          </table:table-cell>
        </table:table-row>
        <table:table-row table:style-name="ro1">
          <table:table-cell office:value-type="float" office:value="7.52164904189">
            <text:p>7,5216490419</text:p>
          </table:table-cell>
          <table:table-cell office:value-type="float" office:value="8.52739797899">
            <text:p>8,527397979</text:p>
          </table:table-cell>
          <table:table-cell table:formula="of:=FREQUENCY([.B$14:.B$1013];[.B892])/1000" office:value-type="float" office:value="0.879">
            <text:p>0,879</text:p>
          </table:table-cell>
          <table:table-cell table:formula="of:=NORMDIST([.B892];[.A$8];[.B$8];1)" office:value-type="float" office:value="0.883581864975705">
            <text:p>0,883581865</text:p>
          </table:table-cell>
          <table:table-cell table:formula="of:=ABS([.D892]-[.C892])" office:value-type="float" office:value="0.00458186497570501">
            <text:p>0,004581865</text:p>
          </table:table-cell>
          <table:table-cell table:formula="of:=ABS([.D892]-[.C891])" office:value-type="float" office:value="0.00558186497570501">
            <text:p>0,005581865</text:p>
          </table:table-cell>
        </table:table-row>
        <table:table-row table:style-name="ro1">
          <table:table-cell office:value-type="float" office:value="8.65546293738">
            <text:p>8,6554629374</text:p>
          </table:table-cell>
          <table:table-cell office:value-type="float" office:value="8.52867868679">
            <text:p>8,5286786868</text:p>
          </table:table-cell>
          <table:table-cell table:formula="of:=FREQUENCY([.B$14:.B$1013];[.B893])/1000" office:value-type="float" office:value="0.88">
            <text:p>0,88</text:p>
          </table:table-cell>
          <table:table-cell table:formula="of:=NORMDIST([.B893];[.A$8];[.B$8];1)" office:value-type="float" office:value="0.883704436328264">
            <text:p>0,8837044363</text:p>
          </table:table-cell>
          <table:table-cell table:formula="of:=ABS([.D893]-[.C893])" office:value-type="float" office:value="0.00370443632826423">
            <text:p>0,0037044363</text:p>
          </table:table-cell>
          <table:table-cell table:formula="of:=ABS([.D893]-[.C892])" office:value-type="float" office:value="0.00470443632826423">
            <text:p>0,0047044363</text:p>
          </table:table-cell>
        </table:table-row>
        <table:table-row table:style-name="ro1">
          <table:table-cell office:value-type="float" office:value="9.86644920373">
            <text:p>9,8664492037</text:p>
          </table:table-cell>
          <table:table-cell office:value-type="float" office:value="8.537139206">
            <text:p>8,537139206</text:p>
          </table:table-cell>
          <table:table-cell table:formula="of:=FREQUENCY([.B$14:.B$1013];[.B894])/1000" office:value-type="float" office:value="0.881">
            <text:p>0,881</text:p>
          </table:table-cell>
          <table:table-cell table:formula="of:=NORMDIST([.B894];[.A$8];[.B$8];1)" office:value-type="float" office:value="0.884511858137488">
            <text:p>0,8845118581</text:p>
          </table:table-cell>
          <table:table-cell table:formula="of:=ABS([.D894]-[.C894])" office:value-type="float" office:value="0.00351185813748789">
            <text:p>0,0035118581</text:p>
          </table:table-cell>
          <table:table-cell table:formula="of:=ABS([.D894]-[.C893])" office:value-type="float" office:value="0.00451185813748789">
            <text:p>0,0045118581</text:p>
          </table:table-cell>
        </table:table-row>
        <table:table-row table:style-name="ro1">
          <table:table-cell office:value-type="float" office:value="3.22696647693">
            <text:p>3,2269664769</text:p>
          </table:table-cell>
          <table:table-cell office:value-type="float" office:value="8.54377347477">
            <text:p>8,5437734748</text:p>
          </table:table-cell>
          <table:table-cell table:formula="of:=FREQUENCY([.B$14:.B$1013];[.B895])/1000" office:value-type="float" office:value="0.882">
            <text:p>0,882</text:p>
          </table:table-cell>
          <table:table-cell table:formula="of:=NORMDIST([.B895];[.A$8];[.B$8];1)" office:value-type="float" office:value="0.885142201170736">
            <text:p>0,8851422012</text:p>
          </table:table-cell>
          <table:table-cell table:formula="of:=ABS([.D895]-[.C895])" office:value-type="float" office:value="0.00314220117073594">
            <text:p>0,0031422012</text:p>
          </table:table-cell>
          <table:table-cell table:formula="of:=ABS([.D895]-[.C894])" office:value-type="float" office:value="0.00414220117073594">
            <text:p>0,0041422012</text:p>
          </table:table-cell>
        </table:table-row>
        <table:table-row table:style-name="ro1">
          <table:table-cell office:value-type="float" office:value="10.3756976446">
            <text:p>10,3756976446</text:p>
          </table:table-cell>
          <table:table-cell office:value-type="float" office:value="8.54820820444">
            <text:p>8,5482082044</text:p>
          </table:table-cell>
          <table:table-cell table:formula="of:=FREQUENCY([.B$14:.B$1013];[.B896])/1000" office:value-type="float" office:value="0.883">
            <text:p>0,883</text:p>
          </table:table-cell>
          <table:table-cell table:formula="of:=NORMDIST([.B896];[.A$8];[.B$8];1)" office:value-type="float" office:value="0.885562191860263">
            <text:p>0,8855621919</text:p>
          </table:table-cell>
          <table:table-cell table:formula="of:=ABS([.D896]-[.C896])" office:value-type="float" office:value="0.00256219186026319">
            <text:p>0,0025621919</text:p>
          </table:table-cell>
          <table:table-cell table:formula="of:=ABS([.D896]-[.C895])" office:value-type="float" office:value="0.00356219186026319">
            <text:p>0,0035621919</text:p>
          </table:table-cell>
        </table:table-row>
        <table:table-row table:style-name="ro1">
          <table:table-cell office:value-type="float" office:value="2.20950688431">
            <text:p>2,2095068843</text:p>
          </table:table-cell>
          <table:table-cell office:value-type="float" office:value="8.54827349429">
            <text:p>8,5482734943</text:p>
          </table:table-cell>
          <table:table-cell table:formula="of:=FREQUENCY([.B$14:.B$1013];[.B897])/1000" office:value-type="float" office:value="0.884">
            <text:p>0,884</text:p>
          </table:table-cell>
          <table:table-cell table:formula="of:=NORMDIST([.B897];[.A$8];[.B$8];1)" office:value-type="float" office:value="0.88556836695274">
            <text:p>0,885568367</text:p>
          </table:table-cell>
          <table:table-cell table:formula="of:=ABS([.D897]-[.C897])" office:value-type="float" office:value="0.00156836695274032">
            <text:p>0,001568367</text:p>
          </table:table-cell>
          <table:table-cell table:formula="of:=ABS([.D897]-[.C896])" office:value-type="float" office:value="0.00256836695274032">
            <text:p>0,002568367</text:p>
          </table:table-cell>
        </table:table-row>
        <table:table-row table:style-name="ro1">
          <table:table-cell office:value-type="float" office:value="5.96584000406">
            <text:p>5,9658400041</text:p>
          </table:table-cell>
          <table:table-cell office:value-type="float" office:value="8.54884067709">
            <text:p>8,5488406771</text:p>
          </table:table-cell>
          <table:table-cell table:formula="of:=FREQUENCY([.B$14:.B$1013];[.B898])/1000" office:value-type="float" office:value="0.885">
            <text:p>0,885</text:p>
          </table:table-cell>
          <table:table-cell table:formula="of:=NORMDIST([.B898];[.A$8];[.B$8];1)" office:value-type="float" office:value="0.885622000933934">
            <text:p>0,8856220009</text:p>
          </table:table-cell>
          <table:table-cell table:formula="of:=ABS([.D898]-[.C898])" office:value-type="float" office:value="0.000622000933934497">
            <text:p>0,0006220009</text:p>
          </table:table-cell>
          <table:table-cell table:formula="of:=ABS([.D898]-[.C897])" office:value-type="float" office:value="0.0016220009339345">
            <text:p>0,0016220009</text:p>
          </table:table-cell>
        </table:table-row>
        <table:table-row table:style-name="ro1">
          <table:table-cell office:value-type="float" office:value="2.36601929903">
            <text:p>2,366019299</text:p>
          </table:table-cell>
          <table:table-cell office:value-type="float" office:value="8.56016140753">
            <text:p>8,5601614075</text:p>
          </table:table-cell>
          <table:table-cell table:formula="of:=FREQUENCY([.B$14:.B$1013];[.B899])/1000" office:value-type="float" office:value="0.886">
            <text:p>0,886</text:p>
          </table:table-cell>
          <table:table-cell table:formula="of:=NORMDIST([.B899];[.A$8];[.B$8];1)" office:value-type="float" office:value="0.886688770961759">
            <text:p>0,886688771</text:p>
          </table:table-cell>
          <table:table-cell table:formula="of:=ABS([.D899]-[.C899])" office:value-type="float" office:value="0.000688770961759455">
            <text:p>0,000688771</text:p>
          </table:table-cell>
          <table:table-cell table:formula="of:=ABS([.D899]-[.C898])" office:value-type="float" office:value="0.00168877096175946">
            <text:p>0,001688771</text:p>
          </table:table-cell>
        </table:table-row>
        <table:table-row table:style-name="ro1">
          <table:table-cell office:value-type="float" office:value="5.92649886547">
            <text:p>5,9264988655</text:p>
          </table:table-cell>
          <table:table-cell office:value-type="float" office:value="8.56033687955">
            <text:p>8,5603368796</text:p>
          </table:table-cell>
          <table:table-cell table:formula="of:=FREQUENCY([.B$14:.B$1013];[.B900])/1000" office:value-type="float" office:value="0.887">
            <text:p>0,887</text:p>
          </table:table-cell>
          <table:table-cell table:formula="of:=NORMDIST([.B900];[.A$8];[.B$8];1)" office:value-type="float" office:value="0.886705249918887">
            <text:p>0,8867052499</text:p>
          </table:table-cell>
          <table:table-cell table:formula="of:=ABS([.D900]-[.C900])" office:value-type="float" office:value="0.000294750081113349">
            <text:p>0,0002947501</text:p>
          </table:table-cell>
          <table:table-cell table:formula="of:=ABS([.D900]-[.C899])" office:value-type="float" office:value="0.000705249918886652">
            <text:p>0,0007052499</text:p>
          </table:table-cell>
        </table:table-row>
        <table:table-row table:style-name="ro1">
          <table:table-cell office:value-type="float" office:value="6.06501042336">
            <text:p>6,0650104234</text:p>
          </table:table-cell>
          <table:table-cell office:value-type="float" office:value="8.59887520756">
            <text:p>8,5988752076</text:p>
          </table:table-cell>
          <table:table-cell table:formula="of:=FREQUENCY([.B$14:.B$1013];[.B901])/1000" office:value-type="float" office:value="0.888">
            <text:p>0,888</text:p>
          </table:table-cell>
          <table:table-cell table:formula="of:=NORMDIST([.B901];[.A$8];[.B$8];1)" office:value-type="float" office:value="0.890283148330671">
            <text:p>0,8902831483</text:p>
          </table:table-cell>
          <table:table-cell table:formula="of:=ABS([.D901]-[.C901])" office:value-type="float" office:value="0.00228314833067056">
            <text:p>0,0022831483</text:p>
          </table:table-cell>
          <table:table-cell table:formula="of:=ABS([.D901]-[.C900])" office:value-type="float" office:value="0.00328314833067056">
            <text:p>0,0032831483</text:p>
          </table:table-cell>
        </table:table-row>
        <table:table-row table:style-name="ro1">
          <table:table-cell office:value-type="float" office:value="9.13758653736">
            <text:p>9,1375865374</text:p>
          </table:table-cell>
          <table:table-cell office:value-type="float" office:value="8.60934966457">
            <text:p>8,6093496646</text:p>
          </table:table-cell>
          <table:table-cell table:formula="of:=FREQUENCY([.B$14:.B$1013];[.B902])/1000" office:value-type="float" office:value="0.889">
            <text:p>0,889</text:p>
          </table:table-cell>
          <table:table-cell table:formula="of:=NORMDIST([.B902];[.A$8];[.B$8];1)" office:value-type="float" office:value="0.891241424540379">
            <text:p>0,8912414245</text:p>
          </table:table-cell>
          <table:table-cell table:formula="of:=ABS([.D902]-[.C902])" office:value-type="float" office:value="0.00224142454037868">
            <text:p>0,0022414245</text:p>
          </table:table-cell>
          <table:table-cell table:formula="of:=ABS([.D902]-[.C901])" office:value-type="float" office:value="0.00324142454037868">
            <text:p>0,0032414245</text:p>
          </table:table-cell>
        </table:table-row>
        <table:table-row table:style-name="ro1">
          <table:table-cell office:value-type="float" office:value="5.26608478325">
            <text:p>5,2660847833</text:p>
          </table:table-cell>
          <table:table-cell office:value-type="float" office:value="8.62678792522">
            <text:p>8,6267879252</text:p>
          </table:table-cell>
          <table:table-cell table:formula="of:=FREQUENCY([.B$14:.B$1013];[.B903])/1000" office:value-type="float" office:value="0.89">
            <text:p>0,89</text:p>
          </table:table-cell>
          <table:table-cell table:formula="of:=NORMDIST([.B903];[.A$8];[.B$8];1)" office:value-type="float" office:value="0.892823420893521">
            <text:p>0,8928234209</text:p>
          </table:table-cell>
          <table:table-cell table:formula="of:=ABS([.D903]-[.C903])" office:value-type="float" office:value="0.0028234208935205">
            <text:p>0,0028234209</text:p>
          </table:table-cell>
          <table:table-cell table:formula="of:=ABS([.D903]-[.C902])" office:value-type="float" office:value="0.0038234208935205">
            <text:p>0,0038234209</text:p>
          </table:table-cell>
        </table:table-row>
        <table:table-row table:style-name="ro1">
          <table:table-cell office:value-type="float" office:value="7.02781251789">
            <text:p>7,0278125179</text:p>
          </table:table-cell>
          <table:table-cell office:value-type="float" office:value="8.63530651751">
            <text:p>8,6353065175</text:p>
          </table:table-cell>
          <table:table-cell table:formula="of:=FREQUENCY([.B$14:.B$1013];[.B904])/1000" office:value-type="float" office:value="0.891">
            <text:p>0,891</text:p>
          </table:table-cell>
          <table:table-cell table:formula="of:=NORMDIST([.B904];[.A$8];[.B$8];1)" office:value-type="float" office:value="0.893590164938609">
            <text:p>0,8935901649</text:p>
          </table:table-cell>
          <table:table-cell table:formula="of:=ABS([.D904]-[.C904])" office:value-type="float" office:value="0.0025901649386092">
            <text:p>0,0025901649</text:p>
          </table:table-cell>
          <table:table-cell table:formula="of:=ABS([.D904]-[.C903])" office:value-type="float" office:value="0.0035901649386092">
            <text:p>0,0035901649</text:p>
          </table:table-cell>
        </table:table-row>
        <table:table-row table:style-name="ro1">
          <table:table-cell office:value-type="float" office:value="8.46230833159">
            <text:p>8,4623083316</text:p>
          </table:table-cell>
          <table:table-cell office:value-type="float" office:value="8.64831893869">
            <text:p>8,6483189387</text:p>
          </table:table-cell>
          <table:table-cell table:formula="of:=FREQUENCY([.B$14:.B$1013];[.B905])/1000" office:value-type="float" office:value="0.892">
            <text:p>0,892</text:p>
          </table:table-cell>
          <table:table-cell table:formula="of:=NORMDIST([.B905];[.A$8];[.B$8];1)" office:value-type="float" office:value="0.894753732087381">
            <text:p>0,8947537321</text:p>
          </table:table-cell>
          <table:table-cell table:formula="of:=ABS([.D905]-[.C905])" office:value-type="float" office:value="0.00275373208738061">
            <text:p>0,0027537321</text:p>
          </table:table-cell>
          <table:table-cell table:formula="of:=ABS([.D905]-[.C904])" office:value-type="float" office:value="0.00375373208738061">
            <text:p>0,0037537321</text:p>
          </table:table-cell>
        </table:table-row>
        <table:table-row table:style-name="ro1">
          <table:table-cell office:value-type="float" office:value="4.09029715082">
            <text:p>4,0902971508</text:p>
          </table:table-cell>
          <table:table-cell office:value-type="float" office:value="8.65546293738">
            <text:p>8,6554629374</text:p>
          </table:table-cell>
          <table:table-cell table:formula="of:=FREQUENCY([.B$14:.B$1013];[.B906])/1000" office:value-type="float" office:value="0.893">
            <text:p>0,893</text:p>
          </table:table-cell>
          <table:table-cell table:formula="of:=NORMDIST([.B906];[.A$8];[.B$8];1)" office:value-type="float" office:value="0.895388618385982">
            <text:p>0,8953886184</text:p>
          </table:table-cell>
          <table:table-cell table:formula="of:=ABS([.D906]-[.C906])" office:value-type="float" office:value="0.00238861838598148">
            <text:p>0,0023886184</text:p>
          </table:table-cell>
          <table:table-cell table:formula="of:=ABS([.D906]-[.C905])" office:value-type="float" office:value="0.00338861838598148">
            <text:p>0,0033886184</text:p>
          </table:table-cell>
        </table:table-row>
        <table:table-row table:style-name="ro1">
          <table:table-cell office:value-type="float" office:value="7.94172905113">
            <text:p>7,9417290511</text:p>
          </table:table-cell>
          <table:table-cell office:value-type="float" office:value="8.66322107179">
            <text:p>8,6632210718</text:p>
          </table:table-cell>
          <table:table-cell table:formula="of:=FREQUENCY([.B$14:.B$1013];[.B907])/1000" office:value-type="float" office:value="0.894">
            <text:p>0,894</text:p>
          </table:table-cell>
          <table:table-cell table:formula="of:=NORMDIST([.B907];[.A$8];[.B$8];1)" office:value-type="float" office:value="0.896074935574431">
            <text:p>0,8960749356</text:p>
          </table:table-cell>
          <table:table-cell table:formula="of:=ABS([.D907]-[.C907])" office:value-type="float" office:value="0.00207493557443095">
            <text:p>0,0020749356</text:p>
          </table:table-cell>
          <table:table-cell table:formula="of:=ABS([.D907]-[.C906])" office:value-type="float" office:value="0.00307493557443095">
            <text:p>0,0030749356</text:p>
          </table:table-cell>
        </table:table-row>
        <table:table-row table:style-name="ro1">
          <table:table-cell office:value-type="float" office:value="5.16092790335">
            <text:p>5,1609279034</text:p>
          </table:table-cell>
          <table:table-cell office:value-type="float" office:value="8.66991640727">
            <text:p>8,6699164073</text:p>
          </table:table-cell>
          <table:table-cell table:formula="of:=FREQUENCY([.B$14:.B$1013];[.B908])/1000" office:value-type="float" office:value="0.895">
            <text:p>0,895</text:p>
          </table:table-cell>
          <table:table-cell table:formula="of:=NORMDIST([.B908];[.A$8];[.B$8];1)" office:value-type="float" office:value="0.89666460303366">
            <text:p>0,896664603</text:p>
          </table:table-cell>
          <table:table-cell table:formula="of:=ABS([.D908]-[.C908])" office:value-type="float" office:value="0.00166460303366045">
            <text:p>0,001664603</text:p>
          </table:table-cell>
          <table:table-cell table:formula="of:=ABS([.D908]-[.C907])" office:value-type="float" office:value="0.00266460303366045">
            <text:p>0,002664603</text:p>
          </table:table-cell>
        </table:table-row>
        <table:table-row table:style-name="ro1">
          <table:table-cell office:value-type="float" office:value="3.70405459597">
            <text:p>3,704054596</text:p>
          </table:table-cell>
          <table:table-cell office:value-type="float" office:value="8.67345760665">
            <text:p>8,6734576067</text:p>
          </table:table-cell>
          <table:table-cell table:formula="of:=FREQUENCY([.B$14:.B$1013];[.B909])/1000" office:value-type="float" office:value="0.896">
            <text:p>0,896</text:p>
          </table:table-cell>
          <table:table-cell table:formula="of:=NORMDIST([.B909];[.A$8];[.B$8];1)" office:value-type="float" office:value="0.896975497509151">
            <text:p>0,8969754975</text:p>
          </table:table-cell>
          <table:table-cell table:formula="of:=ABS([.D909]-[.C909])" office:value-type="float" office:value="0.000975497509150936">
            <text:p>0,0009754975</text:p>
          </table:table-cell>
          <table:table-cell table:formula="of:=ABS([.D909]-[.C908])" office:value-type="float" office:value="0.00197549750915094">
            <text:p>0,0019754975</text:p>
          </table:table-cell>
        </table:table-row>
        <table:table-row table:style-name="ro1">
          <table:table-cell office:value-type="float" office:value="6.18284494529">
            <text:p>6,1828449453</text:p>
          </table:table-cell>
          <table:table-cell office:value-type="float" office:value="8.67490421479">
            <text:p>8,6749042148</text:p>
          </table:table-cell>
          <table:table-cell table:formula="of:=FREQUENCY([.B$14:.B$1013];[.B910])/1000" office:value-type="float" office:value="0.897">
            <text:p>0,897</text:p>
          </table:table-cell>
          <table:table-cell table:formula="of:=NORMDIST([.B910];[.A$8];[.B$8];1)" office:value-type="float" office:value="0.897102304719449">
            <text:p>0,8971023047</text:p>
          </table:table-cell>
          <table:table-cell table:formula="of:=ABS([.D910]-[.C910])" office:value-type="float" office:value="0.000102304719449386">
            <text:p>0,0001023047</text:p>
          </table:table-cell>
          <table:table-cell table:formula="of:=ABS([.D910]-[.C909])" office:value-type="float" office:value="0.00110230471944939">
            <text:p>0,0011023047</text:p>
          </table:table-cell>
        </table:table-row>
        <table:table-row table:style-name="ro1">
          <table:table-cell office:value-type="float" office:value="3.94434834533">
            <text:p>3,9443483453</text:p>
          </table:table-cell>
          <table:table-cell office:value-type="float" office:value="8.70270365251">
            <text:p>8,7027036525</text:p>
          </table:table-cell>
          <table:table-cell table:formula="of:=FREQUENCY([.B$14:.B$1013];[.B911])/1000" office:value-type="float" office:value="0.898">
            <text:p>0,898</text:p>
          </table:table-cell>
          <table:table-cell table:formula="of:=NORMDIST([.B911];[.A$8];[.B$8];1)" office:value-type="float" office:value="0.899517165972642">
            <text:p>0,899517166</text:p>
          </table:table-cell>
          <table:table-cell table:formula="of:=ABS([.D911]-[.C911])" office:value-type="float" office:value="0.00151716597264218">
            <text:p>0,001517166</text:p>
          </table:table-cell>
          <table:table-cell table:formula="of:=ABS([.D911]-[.C910])" office:value-type="float" office:value="0.00251716597264218">
            <text:p>0,002517166</text:p>
          </table:table-cell>
        </table:table-row>
        <table:table-row table:style-name="ro1">
          <table:table-cell office:value-type="float" office:value="6.85884420636">
            <text:p>6,8588442064</text:p>
          </table:table-cell>
          <table:table-cell office:value-type="float" office:value="8.7113715607">
            <text:p>8,7113715607</text:p>
          </table:table-cell>
          <table:table-cell table:formula="of:=FREQUENCY([.B$14:.B$1013];[.B912])/1000" office:value-type="float" office:value="0.899">
            <text:p>0,899</text:p>
          </table:table-cell>
          <table:table-cell table:formula="of:=NORMDIST([.B912];[.A$8];[.B$8];1)" office:value-type="float" office:value="0.900261599619446">
            <text:p>0,9002615996</text:p>
          </table:table-cell>
          <table:table-cell table:formula="of:=ABS([.D912]-[.C912])" office:value-type="float" office:value="0.00126159961944639">
            <text:p>0,0012615996</text:p>
          </table:table-cell>
          <table:table-cell table:formula="of:=ABS([.D912]-[.C911])" office:value-type="float" office:value="0.00226159961944639">
            <text:p>0,0022615996</text:p>
          </table:table-cell>
        </table:table-row>
        <table:table-row table:style-name="ro1">
          <table:table-cell office:value-type="float" office:value="6.59197633745">
            <text:p>6,5919763375</text:p>
          </table:table-cell>
          <table:table-cell office:value-type="float" office:value="8.7189746801">
            <text:p>8,7189746801</text:p>
          </table:table-cell>
          <table:table-cell table:formula="of:=FREQUENCY([.B$14:.B$1013];[.B913])/1000" office:value-type="float" office:value="0.9">
            <text:p>0,9</text:p>
          </table:table-cell>
          <table:table-cell table:formula="of:=NORMDIST([.B913];[.A$8];[.B$8];1)" office:value-type="float" office:value="0.900911260947768">
            <text:p>0,9009112609</text:p>
          </table:table-cell>
          <table:table-cell table:formula="of:=ABS([.D913]-[.C913])" office:value-type="float" office:value="0.0009112609477685">
            <text:p>0,0009112609</text:p>
          </table:table-cell>
          <table:table-cell table:formula="of:=ABS([.D913]-[.C912])" office:value-type="float" office:value="0.0019112609477685">
            <text:p>0,001911260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.73259098511">
            <text:p>8,7325909851</text:p>
          </table:table-cell>
          <table:table-cell table:formula="of:=FREQUENCY([.B$14:.B$1013];[.B914])/1000" office:value-type="float" office:value="0.901">
            <text:p>0,901</text:p>
          </table:table-cell>
          <table:table-cell table:formula="of:=NORMDIST([.B914];[.A$8];[.B$8];1)" office:value-type="float" office:value="0.902066984618841">
            <text:p>0,9020669846</text:p>
          </table:table-cell>
          <table:table-cell table:formula="of:=ABS([.D914]-[.C914])" office:value-type="float" office:value="0.00106698461884125">
            <text:p>0,0010669846</text:p>
          </table:table-cell>
          <table:table-cell table:formula="of:=ABS([.D914]-[.C913])" office:value-type="float" office:value="0.00206698461884125">
            <text:p>0,0020669846</text:p>
          </table:table-cell>
        </table:table-row>
        <table:table-row table:style-name="ro1">
          <table:table-cell office:value-type="float" office:value="4.23081111419">
            <text:p>4,2308111142</text:p>
          </table:table-cell>
          <table:table-cell office:value-type="float" office:value="8.76432995971">
            <text:p>8,7643299597</text:p>
          </table:table-cell>
          <table:table-cell table:formula="of:=FREQUENCY([.B$14:.B$1013];[.B915])/1000" office:value-type="float" office:value="0.902">
            <text:p>0,902</text:p>
          </table:table-cell>
          <table:table-cell table:formula="of:=NORMDIST([.B915];[.A$8];[.B$8];1)" office:value-type="float" office:value="0.904722510583191">
            <text:p>0,9047225106</text:p>
          </table:table-cell>
          <table:table-cell table:formula="of:=ABS([.D915]-[.C915])" office:value-type="float" office:value="0.00272251058319106">
            <text:p>0,0027225106</text:p>
          </table:table-cell>
          <table:table-cell table:formula="of:=ABS([.D915]-[.C914])" office:value-type="float" office:value="0.00372251058319106">
            <text:p>0,0037225106</text:p>
          </table:table-cell>
        </table:table-row>
        <table:table-row table:style-name="ro1">
          <table:table-cell office:value-type="float" office:value="8.14085270195">
            <text:p>8,140852702</text:p>
          </table:table-cell>
          <table:table-cell office:value-type="float" office:value="8.76570248137">
            <text:p>8,7657024814</text:p>
          </table:table-cell>
          <table:table-cell table:formula="of:=FREQUENCY([.B$14:.B$1013];[.B916])/1000" office:value-type="float" office:value="0.903">
            <text:p>0,903</text:p>
          </table:table-cell>
          <table:table-cell table:formula="of:=NORMDIST([.B916];[.A$8];[.B$8];1)" office:value-type="float" office:value="0.904836138475629">
            <text:p>0,9048361385</text:p>
          </table:table-cell>
          <table:table-cell table:formula="of:=ABS([.D916]-[.C916])" office:value-type="float" office:value="0.00183613847562936">
            <text:p>0,0018361385</text:p>
          </table:table-cell>
          <table:table-cell table:formula="of:=ABS([.D916]-[.C915])" office:value-type="float" office:value="0.00283613847562936">
            <text:p>0,0028361385</text:p>
          </table:table-cell>
        </table:table-row>
        <table:table-row table:style-name="ro1">
          <table:table-cell office:value-type="float" office:value="4.12230390027">
            <text:p>4,1223039003</text:p>
          </table:table-cell>
          <table:table-cell office:value-type="float" office:value="8.78496492233">
            <text:p>8,7849649223</text:p>
          </table:table-cell>
          <table:table-cell table:formula="of:=FREQUENCY([.B$14:.B$1013];[.B917])/1000" office:value-type="float" office:value="0.904">
            <text:p>0,904</text:p>
          </table:table-cell>
          <table:table-cell table:formula="of:=NORMDIST([.B917];[.A$8];[.B$8];1)" office:value-type="float" office:value="0.906420316722947">
            <text:p>0,9064203167</text:p>
          </table:table-cell>
          <table:table-cell table:formula="of:=ABS([.D917]-[.C917])" office:value-type="float" office:value="0.0024203167229474">
            <text:p>0,0024203167</text:p>
          </table:table-cell>
          <table:table-cell table:formula="of:=ABS([.D917]-[.C916])" office:value-type="float" office:value="0.0034203167229474">
            <text:p>0,0034203167</text:p>
          </table:table-cell>
        </table:table-row>
        <table:table-row table:style-name="ro1">
          <table:table-cell office:value-type="float" office:value="6.49219318781">
            <text:p>6,4921931878</text:p>
          </table:table-cell>
          <table:table-cell office:value-type="float" office:value="8.80024590606">
            <text:p>8,8002459061</text:p>
          </table:table-cell>
          <table:table-cell table:formula="of:=FREQUENCY([.B$14:.B$1013];[.B918])/1000" office:value-type="float" office:value="0.905">
            <text:p>0,905</text:p>
          </table:table-cell>
          <table:table-cell table:formula="of:=NORMDIST([.B918];[.A$8];[.B$8];1)" office:value-type="float" office:value="0.907663134447152">
            <text:p>0,9076631344</text:p>
          </table:table-cell>
          <table:table-cell table:formula="of:=ABS([.D918]-[.C918])" office:value-type="float" office:value="0.00266313444715183">
            <text:p>0,0026631344</text:p>
          </table:table-cell>
          <table:table-cell table:formula="of:=ABS([.D918]-[.C917])" office:value-type="float" office:value="0.00366313444715183">
            <text:p>0,0036631344</text:p>
          </table:table-cell>
        </table:table-row>
        <table:table-row table:style-name="ro1">
          <table:table-cell office:value-type="float" office:value="6.60505773487">
            <text:p>6,6050577349</text:p>
          </table:table-cell>
          <table:table-cell office:value-type="float" office:value="8.82074047887">
            <text:p>8,8207404789</text:p>
          </table:table-cell>
          <table:table-cell table:formula="of:=FREQUENCY([.B$14:.B$1013];[.B919])/1000" office:value-type="float" office:value="0.906">
            <text:p>0,906</text:p>
          </table:table-cell>
          <table:table-cell table:formula="of:=NORMDIST([.B919];[.A$8];[.B$8];1)" office:value-type="float" office:value="0.909310743981982">
            <text:p>0,909310744</text:p>
          </table:table-cell>
          <table:table-cell table:formula="of:=ABS([.D919]-[.C919])" office:value-type="float" office:value="0.00331074398198172">
            <text:p>0,003310744</text:p>
          </table:table-cell>
          <table:table-cell table:formula="of:=ABS([.D919]-[.C918])" office:value-type="float" office:value="0.00431074398198172">
            <text:p>0,004310744</text:p>
          </table:table-cell>
        </table:table-row>
        <table:table-row table:style-name="ro1">
          <table:table-cell office:value-type="float" office:value="6.301017186">
            <text:p>6,301017186</text:p>
          </table:table-cell>
          <table:table-cell office:value-type="float" office:value="8.85161659439">
            <text:p>8,8516165944</text:p>
          </table:table-cell>
          <table:table-cell table:formula="of:=FREQUENCY([.B$14:.B$1013];[.B920])/1000" office:value-type="float" office:value="0.907">
            <text:p>0,907</text:p>
          </table:table-cell>
          <table:table-cell table:formula="of:=NORMDIST([.B920];[.A$8];[.B$8];1)" office:value-type="float" office:value="0.911751604423537">
            <text:p>0,9117516044</text:p>
          </table:table-cell>
          <table:table-cell table:formula="of:=ABS([.D920]-[.C920])" office:value-type="float" office:value="0.00475160442353739">
            <text:p>0,0047516044</text:p>
          </table:table-cell>
          <table:table-cell table:formula="of:=ABS([.D920]-[.C919])" office:value-type="float" office:value="0.00575160442353739">
            <text:p>0,0057516044</text:p>
          </table:table-cell>
        </table:table-row>
        <table:table-row table:style-name="ro1">
          <table:table-cell office:value-type="float" office:value="5.49320606277">
            <text:p>5,4932060628</text:p>
          </table:table-cell>
          <table:table-cell office:value-type="float" office:value="8.85546446658">
            <text:p>8,8554644666</text:p>
          </table:table-cell>
          <table:table-cell table:formula="of:=FREQUENCY([.B$14:.B$1013];[.B921])/1000" office:value-type="float" office:value="0.908">
            <text:p>0,908</text:p>
          </table:table-cell>
          <table:table-cell table:formula="of:=NORMDIST([.B921];[.A$8];[.B$8];1)" office:value-type="float" office:value="0.912052327261347">
            <text:p>0,9120523273</text:p>
          </table:table-cell>
          <table:table-cell table:formula="of:=ABS([.D921]-[.C921])" office:value-type="float" office:value="0.00405232726134719">
            <text:p>0,0040523273</text:p>
          </table:table-cell>
          <table:table-cell table:formula="of:=ABS([.D921]-[.C920])" office:value-type="float" office:value="0.00505232726134719">
            <text:p>0,0050523273</text:p>
          </table:table-cell>
        </table:table-row>
        <table:table-row table:style-name="ro1">
          <table:table-cell office:value-type="float" office:value="7.9574962006">
            <text:p>7,9574962006</text:p>
          </table:table-cell>
          <table:table-cell office:value-type="float" office:value="8.89686143135">
            <text:p>8,8968614314</text:p>
          </table:table-cell>
          <table:table-cell table:formula="of:=FREQUENCY([.B$14:.B$1013];[.B922])/1000" office:value-type="float" office:value="0.909">
            <text:p>0,909</text:p>
          </table:table-cell>
          <table:table-cell table:formula="of:=NORMDIST([.B922];[.A$8];[.B$8];1)" office:value-type="float" office:value="0.915239430778096">
            <text:p>0,9152394308</text:p>
          </table:table-cell>
          <table:table-cell table:formula="of:=ABS([.D922]-[.C922])" office:value-type="float" office:value="0.00623943077809552">
            <text:p>0,0062394308</text:p>
          </table:table-cell>
          <table:table-cell table:formula="of:=ABS([.D922]-[.C921])" office:value-type="float" office:value="0.00723943077809552">
            <text:p>0,0072394308</text:p>
          </table:table-cell>
        </table:table-row>
        <table:table-row table:style-name="ro1">
          <table:table-cell office:value-type="float" office:value="6.21780140016">
            <text:p>6,2178014002</text:p>
          </table:table-cell>
          <table:table-cell office:value-type="float" office:value="8.89850541504">
            <text:p>8,898505415</text:p>
          </table:table-cell>
          <table:table-cell table:formula="of:=FREQUENCY([.B$14:.B$1013];[.B923])/1000" office:value-type="float" office:value="0.91">
            <text:p>0,91</text:p>
          </table:table-cell>
          <table:table-cell table:formula="of:=NORMDIST([.B923];[.A$8];[.B$8];1)" office:value-type="float" office:value="0.915364187189489">
            <text:p>0,9153641872</text:p>
          </table:table-cell>
          <table:table-cell table:formula="of:=ABS([.D923]-[.C923])" office:value-type="float" office:value="0.00536418718948861">
            <text:p>0,0053641872</text:p>
          </table:table-cell>
          <table:table-cell table:formula="of:=ABS([.D923]-[.C922])" office:value-type="float" office:value="0.00636418718948861">
            <text:p>0,0063641872</text:p>
          </table:table-cell>
        </table:table-row>
        <table:table-row table:style-name="ro1">
          <table:table-cell office:value-type="float" office:value="10.437399078">
            <text:p>10,437399078</text:p>
          </table:table-cell>
          <table:table-cell office:value-type="float" office:value="8.9002514819">
            <text:p>8,9002514819</text:p>
          </table:table-cell>
          <table:table-cell table:formula="of:=FREQUENCY([.B$14:.B$1013];[.B924])/1000" office:value-type="float" office:value="0.911">
            <text:p>0,911</text:p>
          </table:table-cell>
          <table:table-cell table:formula="of:=NORMDIST([.B924];[.A$8];[.B$8];1)" office:value-type="float" office:value="0.915496539478956">
            <text:p>0,9154965395</text:p>
          </table:table-cell>
          <table:table-cell table:formula="of:=ABS([.D924]-[.C924])" office:value-type="float" office:value="0.00449653947895567">
            <text:p>0,0044965395</text:p>
          </table:table-cell>
          <table:table-cell table:formula="of:=ABS([.D924]-[.C923])" office:value-type="float" office:value="0.00549653947895568">
            <text:p>0,0054965395</text:p>
          </table:table-cell>
        </table:table-row>
        <table:table-row table:style-name="ro1">
          <table:table-cell office:value-type="float" office:value="5.94090250721">
            <text:p>5,9409025072</text:p>
          </table:table-cell>
          <table:table-cell office:value-type="float" office:value="8.90923654632">
            <text:p>8,9092365463</text:p>
          </table:table-cell>
          <table:table-cell table:formula="of:=FREQUENCY([.B$14:.B$1013];[.B925])/1000" office:value-type="float" office:value="0.912">
            <text:p>0,912</text:p>
          </table:table-cell>
          <table:table-cell table:formula="of:=NORMDIST([.B925];[.A$8];[.B$8];1)" office:value-type="float" office:value="0.916175155170056">
            <text:p>0,9161751552</text:p>
          </table:table-cell>
          <table:table-cell table:formula="of:=ABS([.D925]-[.C925])" office:value-type="float" office:value="0.00417515517005562">
            <text:p>0,0041751552</text:p>
          </table:table-cell>
          <table:table-cell table:formula="of:=ABS([.D925]-[.C924])" office:value-type="float" office:value="0.00517515517005562">
            <text:p>0,0051751552</text:p>
          </table:table-cell>
        </table:table-row>
        <table:table-row table:style-name="ro1">
          <table:table-cell office:value-type="float" office:value="5.15894537465">
            <text:p>5,1589453747</text:p>
          </table:table-cell>
          <table:table-cell office:value-type="float" office:value="8.9112128824">
            <text:p>8,9112128824</text:p>
          </table:table-cell>
          <table:table-cell table:formula="of:=FREQUENCY([.B$14:.B$1013];[.B926])/1000" office:value-type="float" office:value="0.913">
            <text:p>0,913</text:p>
          </table:table-cell>
          <table:table-cell table:formula="of:=NORMDIST([.B926];[.A$8];[.B$8];1)" office:value-type="float" office:value="0.9163238713694">
            <text:p>0,9163238714</text:p>
          </table:table-cell>
          <table:table-cell table:formula="of:=ABS([.D926]-[.C926])" office:value-type="float" office:value="0.00332387136940016">
            <text:p>0,0033238714</text:p>
          </table:table-cell>
          <table:table-cell table:formula="of:=ABS([.D926]-[.C925])" office:value-type="float" office:value="0.00432387136940016">
            <text:p>0,0043238714</text:p>
          </table:table-cell>
        </table:table-row>
        <table:table-row table:style-name="ro1">
          <table:table-cell office:value-type="float" office:value="6.7707905138">
            <text:p>6,7707905138</text:p>
          </table:table-cell>
          <table:table-cell office:value-type="float" office:value="8.91831969715">
            <text:p>8,9183196972</text:p>
          </table:table-cell>
          <table:table-cell table:formula="of:=FREQUENCY([.B$14:.B$1013];[.B927])/1000" office:value-type="float" office:value="0.914">
            <text:p>0,914</text:p>
          </table:table-cell>
          <table:table-cell table:formula="of:=NORMDIST([.B927];[.A$8];[.B$8];1)" office:value-type="float" office:value="0.916857010273808">
            <text:p>0,9168570103</text:p>
          </table:table-cell>
          <table:table-cell table:formula="of:=ABS([.D927]-[.C927])" office:value-type="float" office:value="0.00285701027380802">
            <text:p>0,0028570103</text:p>
          </table:table-cell>
          <table:table-cell table:formula="of:=ABS([.D927]-[.C926])" office:value-type="float" office:value="0.00385701027380803">
            <text:p>0,0038570103</text:p>
          </table:table-cell>
        </table:table-row>
        <table:table-row table:style-name="ro1">
          <table:table-cell office:value-type="float" office:value="10.0291846596">
            <text:p>10,0291846596</text:p>
          </table:table-cell>
          <table:table-cell office:value-type="float" office:value="8.93908521664">
            <text:p>8,9390852166</text:p>
          </table:table-cell>
          <table:table-cell table:formula="of:=FREQUENCY([.B$14:.B$1013];[.B928])/1000" office:value-type="float" office:value="0.915">
            <text:p>0,915</text:p>
          </table:table-cell>
          <table:table-cell table:formula="of:=NORMDIST([.B928];[.A$8];[.B$8];1)" office:value-type="float" office:value="0.918400160254562">
            <text:p>0,9184001603</text:p>
          </table:table-cell>
          <table:table-cell table:formula="of:=ABS([.D928]-[.C928])" office:value-type="float" office:value="0.00340016025456158">
            <text:p>0,0034001603</text:p>
          </table:table-cell>
          <table:table-cell table:formula="of:=ABS([.D928]-[.C927])" office:value-type="float" office:value="0.00440016025456158">
            <text:p>0,0044001603</text:p>
          </table:table-cell>
        </table:table-row>
        <table:table-row table:style-name="ro1">
          <table:table-cell office:value-type="float" office:value="3.87792676172">
            <text:p>3,8779267617</text:p>
          </table:table-cell>
          <table:table-cell office:value-type="float" office:value="8.95591471715">
            <text:p>8,9559147172</text:p>
          </table:table-cell>
          <table:table-cell table:formula="of:=FREQUENCY([.B$14:.B$1013];[.B929])/1000" office:value-type="float" office:value="0.916">
            <text:p>0,916</text:p>
          </table:table-cell>
          <table:table-cell table:formula="of:=NORMDIST([.B929];[.A$8];[.B$8];1)" office:value-type="float" office:value="0.919634889467091">
            <text:p>0,9196348895</text:p>
          </table:table-cell>
          <table:table-cell table:formula="of:=ABS([.D929]-[.C929])" office:value-type="float" office:value="0.00363488946709134">
            <text:p>0,0036348895</text:p>
          </table:table-cell>
          <table:table-cell table:formula="of:=ABS([.D929]-[.C928])" office:value-type="float" office:value="0.00463488946709134">
            <text:p>0,0046348895</text:p>
          </table:table-cell>
        </table:table-row>
        <table:table-row table:style-name="ro1">
          <table:table-cell office:value-type="float" office:value="7.65483905166">
            <text:p>7,6548390517</text:p>
          </table:table-cell>
          <table:table-cell office:value-type="float" office:value="8.96562944195">
            <text:p>8,965629442</text:p>
          </table:table-cell>
          <table:table-cell table:formula="of:=FREQUENCY([.B$14:.B$1013];[.B930])/1000" office:value-type="float" office:value="0.917">
            <text:p>0,917</text:p>
          </table:table-cell>
          <table:table-cell table:formula="of:=NORMDIST([.B930];[.A$8];[.B$8];1)" office:value-type="float" office:value="0.920341173568925">
            <text:p>0,9203411736</text:p>
          </table:table-cell>
          <table:table-cell table:formula="of:=ABS([.D930]-[.C930])" office:value-type="float" office:value="0.00334117356892538">
            <text:p>0,0033411736</text:p>
          </table:table-cell>
          <table:table-cell table:formula="of:=ABS([.D930]-[.C929])" office:value-type="float" office:value="0.00434117356892538">
            <text:p>0,0043411736</text:p>
          </table:table-cell>
        </table:table-row>
        <table:table-row table:style-name="ro1">
          <table:table-cell office:value-type="float" office:value="9.38666306666">
            <text:p>9,3866630667</text:p>
          </table:table-cell>
          <table:table-cell office:value-type="float" office:value="8.98960004144">
            <text:p>8,9896000414</text:p>
          </table:table-cell>
          <table:table-cell table:formula="of:=FREQUENCY([.B$14:.B$1013];[.B931])/1000" office:value-type="float" office:value="0.918">
            <text:p>0,918</text:p>
          </table:table-cell>
          <table:table-cell table:formula="of:=NORMDIST([.B931];[.A$8];[.B$8];1)" office:value-type="float" office:value="0.922063795244119">
            <text:p>0,9220637952</text:p>
          </table:table-cell>
          <table:table-cell table:formula="of:=ABS([.D931]-[.C931])" office:value-type="float" office:value="0.00406379524411882">
            <text:p>0,0040637952</text:p>
          </table:table-cell>
          <table:table-cell table:formula="of:=ABS([.D931]-[.C930])" office:value-type="float" office:value="0.00506379524411882">
            <text:p>0,0050637952</text:p>
          </table:table-cell>
        </table:table-row>
        <table:table-row table:style-name="ro1">
          <table:table-cell office:value-type="float" office:value="7.59391776255">
            <text:p>7,5939177626</text:p>
          </table:table-cell>
          <table:table-cell office:value-type="float" office:value="8.99166615008">
            <text:p>8,9916661501</text:p>
          </table:table-cell>
          <table:table-cell table:formula="of:=FREQUENCY([.B$14:.B$1013];[.B932])/1000" office:value-type="float" office:value="0.919">
            <text:p>0,919</text:p>
          </table:table-cell>
          <table:table-cell table:formula="of:=NORMDIST([.B932];[.A$8];[.B$8];1)" office:value-type="float" office:value="0.922210940379908">
            <text:p>0,9222109404</text:p>
          </table:table-cell>
          <table:table-cell table:formula="of:=ABS([.D932]-[.C932])" office:value-type="float" office:value="0.00321094037990821">
            <text:p>0,0032109404</text:p>
          </table:table-cell>
          <table:table-cell table:formula="of:=ABS([.D932]-[.C931])" office:value-type="float" office:value="0.00421094037990821">
            <text:p>0,0042109404</text:p>
          </table:table-cell>
        </table:table-row>
        <table:table-row table:style-name="ro1">
          <table:table-cell office:value-type="float" office:value="6.72239481313">
            <text:p>6,7223948131</text:p>
          </table:table-cell>
          <table:table-cell office:value-type="float" office:value="9.01817846585">
            <text:p>9,0181784659</text:p>
          </table:table-cell>
          <table:table-cell table:formula="of:=FREQUENCY([.B$14:.B$1013];[.B933])/1000" office:value-type="float" office:value="0.92">
            <text:p>0,92</text:p>
          </table:table-cell>
          <table:table-cell table:formula="of:=NORMDIST([.B933];[.A$8];[.B$8];1)" office:value-type="float" office:value="0.924080439361108">
            <text:p>0,9240804394</text:p>
          </table:table-cell>
          <table:table-cell table:formula="of:=ABS([.D933]-[.C933])" office:value-type="float" office:value="0.00408043936110769">
            <text:p>0,0040804394</text:p>
          </table:table-cell>
          <table:table-cell table:formula="of:=ABS([.D933]-[.C932])" office:value-type="float" office:value="0.00508043936110769">
            <text:p>0,0050804394</text:p>
          </table:table-cell>
        </table:table-row>
        <table:table-row table:style-name="ro1">
          <table:table-cell office:value-type="float" office:value="2.19684414219">
            <text:p>2,1968441422</text:p>
          </table:table-cell>
          <table:table-cell office:value-type="float" office:value="9.02562735483">
            <text:p>9,0256273548</text:p>
          </table:table-cell>
          <table:table-cell table:formula="of:=FREQUENCY([.B$14:.B$1013];[.B934])/1000" office:value-type="float" office:value="0.921">
            <text:p>0,921</text:p>
          </table:table-cell>
          <table:table-cell table:formula="of:=NORMDIST([.B934];[.A$8];[.B$8];1)" office:value-type="float" office:value="0.924599486655891">
            <text:p>0,9245994867</text:p>
          </table:table-cell>
          <table:table-cell table:formula="of:=ABS([.D934]-[.C934])" office:value-type="float" office:value="0.0035994866558906">
            <text:p>0,0035994867</text:p>
          </table:table-cell>
          <table:table-cell table:formula="of:=ABS([.D934]-[.C933])" office:value-type="float" office:value="0.00459948665589061">
            <text:p>0,0045994867</text:p>
          </table:table-cell>
        </table:table-row>
        <table:table-row table:style-name="ro1">
          <table:table-cell office:value-type="float" office:value="7.13936795927">
            <text:p>7,1393679593</text:p>
          </table:table-cell>
          <table:table-cell office:value-type="float" office:value="9.03764616056">
            <text:p>9,0376461606</text:p>
          </table:table-cell>
          <table:table-cell table:formula="of:=FREQUENCY([.B$14:.B$1013];[.B935])/1000" office:value-type="float" office:value="0.922">
            <text:p>0,922</text:p>
          </table:table-cell>
          <table:table-cell table:formula="of:=NORMDIST([.B935];[.A$8];[.B$8];1)" office:value-type="float" office:value="0.925431262320125">
            <text:p>0,9254312623</text:p>
          </table:table-cell>
          <table:table-cell table:formula="of:=ABS([.D935]-[.C935])" office:value-type="float" office:value="0.00343126232012525">
            <text:p>0,0034312623</text:p>
          </table:table-cell>
          <table:table-cell table:formula="of:=ABS([.D935]-[.C934])" office:value-type="float" office:value="0.00443126232012525">
            <text:p>0,0044312623</text:p>
          </table:table-cell>
        </table:table-row>
        <table:table-row table:style-name="ro1">
          <table:table-cell office:value-type="float" office:value="6.16058545216">
            <text:p>6,1605854522</text:p>
          </table:table-cell>
          <table:table-cell office:value-type="float" office:value="9.04157388089">
            <text:p>9,0415738809</text:p>
          </table:table-cell>
          <table:table-cell table:formula="of:=FREQUENCY([.B$14:.B$1013];[.B936])/1000" office:value-type="float" office:value="0.923">
            <text:p>0,923</text:p>
          </table:table-cell>
          <table:table-cell table:formula="of:=NORMDIST([.B936];[.A$8];[.B$8];1)" office:value-type="float" office:value="0.925701561005812">
            <text:p>0,925701561</text:p>
          </table:table-cell>
          <table:table-cell table:formula="of:=ABS([.D936]-[.C936])" office:value-type="float" office:value="0.00270156100581154">
            <text:p>0,002701561</text:p>
          </table:table-cell>
          <table:table-cell table:formula="of:=ABS([.D936]-[.C935])" office:value-type="float" office:value="0.00370156100581154">
            <text:p>0,003701561</text:p>
          </table:table-cell>
        </table:table-row>
        <table:table-row table:style-name="ro1">
          <table:table-cell office:value-type="float" office:value="6.41169547274">
            <text:p>6,4116954727</text:p>
          </table:table-cell>
          <table:table-cell office:value-type="float" office:value="9.04206717656">
            <text:p>9,0420671766</text:p>
          </table:table-cell>
          <table:table-cell table:formula="of:=FREQUENCY([.B$14:.B$1013];[.B937])/1000" office:value-type="float" office:value="0.924">
            <text:p>0,924</text:p>
          </table:table-cell>
          <table:table-cell table:formula="of:=NORMDIST([.B937];[.A$8];[.B$8];1)" office:value-type="float" office:value="0.925735455778065">
            <text:p>0,9257354558</text:p>
          </table:table-cell>
          <table:table-cell table:formula="of:=ABS([.D937]-[.C937])" office:value-type="float" office:value="0.001735455778065">
            <text:p>0,0017354558</text:p>
          </table:table-cell>
          <table:table-cell table:formula="of:=ABS([.D937]-[.C936])" office:value-type="float" office:value="0.002735455778065">
            <text:p>0,0027354558</text:p>
          </table:table-cell>
        </table:table-row>
        <table:table-row table:style-name="ro1">
          <table:table-cell office:value-type="float" office:value="5.47250413051">
            <text:p>5,4725041305</text:p>
          </table:table-cell>
          <table:table-cell office:value-type="float" office:value="9.08401950796">
            <text:p>9,084019508</text:p>
          </table:table-cell>
          <table:table-cell table:formula="of:=FREQUENCY([.B$14:.B$1013];[.B938])/1000" office:value-type="float" office:value="0.925">
            <text:p>0,925</text:p>
          </table:table-cell>
          <table:table-cell table:formula="of:=NORMDIST([.B938];[.A$8];[.B$8];1)" office:value-type="float" office:value="0.928575047291125">
            <text:p>0,9285750473</text:p>
          </table:table-cell>
          <table:table-cell table:formula="of:=ABS([.D938]-[.C938])" office:value-type="float" office:value="0.00357504729112457">
            <text:p>0,0035750473</text:p>
          </table:table-cell>
          <table:table-cell table:formula="of:=ABS([.D938]-[.C937])" office:value-type="float" office:value="0.00457504729112457">
            <text:p>0,0045750473</text:p>
          </table:table-cell>
        </table:table-row>
        <table:table-row table:style-name="ro1">
          <table:table-cell office:value-type="float" office:value="4.63923472353">
            <text:p>4,6392347235</text:p>
          </table:table-cell>
          <table:table-cell office:value-type="float" office:value="9.09410218435">
            <text:p>9,0941021844</text:p>
          </table:table-cell>
          <table:table-cell table:formula="of:=FREQUENCY([.B$14:.B$1013];[.B939])/1000" office:value-type="float" office:value="0.926">
            <text:p>0,926</text:p>
          </table:table-cell>
          <table:table-cell table:formula="of:=NORMDIST([.B939];[.A$8];[.B$8];1)" office:value-type="float" office:value="0.929244921762506">
            <text:p>0,9292449218</text:p>
          </table:table-cell>
          <table:table-cell table:formula="of:=ABS([.D939]-[.C939])" office:value-type="float" office:value="0.00324492176250546">
            <text:p>0,0032449218</text:p>
          </table:table-cell>
          <table:table-cell table:formula="of:=ABS([.D939]-[.C938])" office:value-type="float" office:value="0.00424492176250546">
            <text:p>0,0042449218</text:p>
          </table:table-cell>
        </table:table-row>
        <table:table-row table:style-name="ro1">
          <table:table-cell office:value-type="float" office:value="5.66583959696">
            <text:p>5,665839597</text:p>
          </table:table-cell>
          <table:table-cell office:value-type="float" office:value="9.11464198477">
            <text:p>9,1146419848</text:p>
          </table:table-cell>
          <table:table-cell table:formula="of:=FREQUENCY([.B$14:.B$1013];[.B940])/1000" office:value-type="float" office:value="0.927">
            <text:p>0,927</text:p>
          </table:table-cell>
          <table:table-cell table:formula="of:=NORMDIST([.B940];[.A$8];[.B$8];1)" office:value-type="float" office:value="0.930594602259657">
            <text:p>0,9305946023</text:p>
          </table:table-cell>
          <table:table-cell table:formula="of:=ABS([.D940]-[.C940])" office:value-type="float" office:value="0.00359460225965746">
            <text:p>0,0035946023</text:p>
          </table:table-cell>
          <table:table-cell table:formula="of:=ABS([.D940]-[.C939])" office:value-type="float" office:value="0.00459460225965747">
            <text:p>0,0045946023</text:p>
          </table:table-cell>
        </table:table-row>
        <table:table-row table:style-name="ro1">
          <table:table-cell office:value-type="float" office:value="9.66030853282">
            <text:p>9,6603085328</text:p>
          </table:table-cell>
          <table:table-cell office:value-type="float" office:value="9.12035243105">
            <text:p>9,1203524311</text:p>
          </table:table-cell>
          <table:table-cell table:formula="of:=FREQUENCY([.B$14:.B$1013];[.B941])/1000" office:value-type="float" office:value="0.928">
            <text:p>0,928</text:p>
          </table:table-cell>
          <table:table-cell table:formula="of:=NORMDIST([.B941];[.A$8];[.B$8];1)" office:value-type="float" office:value="0.930966293291957">
            <text:p>0,9309662933</text:p>
          </table:table-cell>
          <table:table-cell table:formula="of:=ABS([.D941]-[.C941])" office:value-type="float" office:value="0.00296629329195686">
            <text:p>0,0029662933</text:p>
          </table:table-cell>
          <table:table-cell table:formula="of:=ABS([.D941]-[.C940])" office:value-type="float" office:value="0.00396629329195686">
            <text:p>0,0039662933</text:p>
          </table:table-cell>
        </table:table-row>
        <table:table-row table:style-name="ro1">
          <table:table-cell office:value-type="float" office:value="5.52236917929">
            <text:p>5,5223691793</text:p>
          </table:table-cell>
          <table:table-cell office:value-type="float" office:value="9.12035705538">
            <text:p>9,1203570554</text:p>
          </table:table-cell>
          <table:table-cell table:formula="of:=FREQUENCY([.B$14:.B$1013];[.B942])/1000" office:value-type="float" office:value="0.929">
            <text:p>0,929</text:p>
          </table:table-cell>
          <table:table-cell table:formula="of:=NORMDIST([.B942];[.A$8];[.B$8];1)" office:value-type="float" office:value="0.930966593665145">
            <text:p>0,9309665937</text:p>
          </table:table-cell>
          <table:table-cell table:formula="of:=ABS([.D942]-[.C942])" office:value-type="float" office:value="0.00196659366514507">
            <text:p>0,0019665937</text:p>
          </table:table-cell>
          <table:table-cell table:formula="of:=ABS([.D942]-[.C941])" office:value-type="float" office:value="0.00296659366514507">
            <text:p>0,0029665937</text:p>
          </table:table-cell>
        </table:table-row>
        <table:table-row table:style-name="ro1">
          <table:table-cell office:value-type="float" office:value="7.65855416007">
            <text:p>7,6585541601</text:p>
          </table:table-cell>
          <table:table-cell office:value-type="float" office:value="9.12777897089">
            <text:p>9,1277789709</text:p>
          </table:table-cell>
          <table:table-cell table:formula="of:=FREQUENCY([.B$14:.B$1013];[.B943])/1000" office:value-type="float" office:value="0.93">
            <text:p>0,93</text:p>
          </table:table-cell>
          <table:table-cell table:formula="of:=NORMDIST([.B943];[.A$8];[.B$8];1)" office:value-type="float" office:value="0.931447387044762">
            <text:p>0,931447387</text:p>
          </table:table-cell>
          <table:table-cell table:formula="of:=ABS([.D943]-[.C943])" office:value-type="float" office:value="0.00144738704476222">
            <text:p>0,001447387</text:p>
          </table:table-cell>
          <table:table-cell table:formula="of:=ABS([.D943]-[.C942])" office:value-type="float" office:value="0.00244738704476222">
            <text:p>0,002447387</text:p>
          </table:table-cell>
        </table:table-row>
        <table:table-row table:style-name="ro1">
          <table:table-cell office:value-type="float" office:value="6.12792339436">
            <text:p>6,1279233944</text:p>
          </table:table-cell>
          <table:table-cell office:value-type="float" office:value="9.13758653736">
            <text:p>9,1375865374</text:p>
          </table:table-cell>
          <table:table-cell table:formula="of:=FREQUENCY([.B$14:.B$1013];[.B944])/1000" office:value-type="float" office:value="0.931">
            <text:p>0,931</text:p>
          </table:table-cell>
          <table:table-cell table:formula="of:=NORMDIST([.B944];[.A$8];[.B$8];1)" office:value-type="float" office:value="0.932078756665184">
            <text:p>0,9320787567</text:p>
          </table:table-cell>
          <table:table-cell table:formula="of:=ABS([.D944]-[.C944])" office:value-type="float" office:value="0.00107875666518398">
            <text:p>0,0010787567</text:p>
          </table:table-cell>
          <table:table-cell table:formula="of:=ABS([.D944]-[.C943])" office:value-type="float" office:value="0.00207875666518398">
            <text:p>0,0020787567</text:p>
          </table:table-cell>
        </table:table-row>
        <table:table-row table:style-name="ro1">
          <table:table-cell office:value-type="float" office:value="6.75775333964">
            <text:p>6,7577533396</text:p>
          </table:table-cell>
          <table:table-cell office:value-type="float" office:value="9.13831278737">
            <text:p>9,1383127874</text:p>
          </table:table-cell>
          <table:table-cell table:formula="of:=FREQUENCY([.B$14:.B$1013];[.B945])/1000" office:value-type="float" office:value="0.932">
            <text:p>0,932</text:p>
          </table:table-cell>
          <table:table-cell table:formula="of:=NORMDIST([.B945];[.A$8];[.B$8];1)" office:value-type="float" office:value="0.932125330408376">
            <text:p>0,9321253304</text:p>
          </table:table-cell>
          <table:table-cell table:formula="of:=ABS([.D945]-[.C945])" office:value-type="float" office:value="0.000125330408375701">
            <text:p>0,0001253304</text:p>
          </table:table-cell>
          <table:table-cell table:formula="of:=ABS([.D945]-[.C944])" office:value-type="float" office:value="0.0011253304083757">
            <text:p>0,0011253304</text:p>
          </table:table-cell>
        </table:table-row>
        <table:table-row table:style-name="ro1">
          <table:table-cell office:value-type="float" office:value="6.71120947072">
            <text:p>6,7112094707</text:p>
          </table:table-cell>
          <table:table-cell office:value-type="float" office:value="9.14027308038">
            <text:p>9,1402730804</text:p>
          </table:table-cell>
          <table:table-cell table:formula="of:=FREQUENCY([.B$14:.B$1013];[.B946])/1000" office:value-type="float" office:value="0.933">
            <text:p>0,933</text:p>
          </table:table-cell>
          <table:table-cell table:formula="of:=NORMDIST([.B946];[.A$8];[.B$8];1)" office:value-type="float" office:value="0.932250919063136">
            <text:p>0,9322509191</text:p>
          </table:table-cell>
          <table:table-cell table:formula="of:=ABS([.D946]-[.C946])" office:value-type="float" office:value="0.000749080936864321">
            <text:p>0,0007490809</text:p>
          </table:table-cell>
          <table:table-cell table:formula="of:=ABS([.D946]-[.C945])" office:value-type="float" office:value="0.000250919063135679">
            <text:p>0,0002509191</text:p>
          </table:table-cell>
        </table:table-row>
        <table:table-row table:style-name="ro1">
          <table:table-cell office:value-type="float" office:value="7.14276382416">
            <text:p>7,1427638242</text:p>
          </table:table-cell>
          <table:table-cell office:value-type="float" office:value="9.14217996974">
            <text:p>9,1421799697</text:p>
          </table:table-cell>
          <table:table-cell table:formula="of:=FREQUENCY([.B$14:.B$1013];[.B947])/1000" office:value-type="float" office:value="0.934">
            <text:p>0,934</text:p>
          </table:table-cell>
          <table:table-cell table:formula="of:=NORMDIST([.B947];[.A$8];[.B$8];1)" office:value-type="float" office:value="0.932372914042135">
            <text:p>0,932372914</text:p>
          </table:table-cell>
          <table:table-cell table:formula="of:=ABS([.D947]-[.C947])" office:value-type="float" office:value="0.00162708595786487">
            <text:p>0,001627086</text:p>
          </table:table-cell>
          <table:table-cell table:formula="of:=ABS([.D947]-[.C946])" office:value-type="float" office:value="0.00062708595786487">
            <text:p>0,000627086</text:p>
          </table:table-cell>
        </table:table-row>
        <table:table-row table:style-name="ro1">
          <table:table-cell office:value-type="float" office:value="5.67446174667">
            <text:p>5,6744617467</text:p>
          </table:table-cell>
          <table:table-cell office:value-type="float" office:value="9.17363124995">
            <text:p>9,17363125</text:p>
          </table:table-cell>
          <table:table-cell table:formula="of:=FREQUENCY([.B$14:.B$1013];[.B948])/1000" office:value-type="float" office:value="0.935">
            <text:p>0,935</text:p>
          </table:table-cell>
          <table:table-cell table:formula="of:=NORMDIST([.B948];[.A$8];[.B$8];1)" office:value-type="float" office:value="0.934360640835643">
            <text:p>0,9343606408</text:p>
          </table:table-cell>
          <table:table-cell table:formula="of:=ABS([.D948]-[.C948])" office:value-type="float" office:value="0.000639359164357423">
            <text:p>0,0006393592</text:p>
          </table:table-cell>
          <table:table-cell table:formula="of:=ABS([.D948]-[.C947])" office:value-type="float" office:value="0.000360640835642578">
            <text:p>0,0003606408</text:p>
          </table:table-cell>
        </table:table-row>
        <table:table-row table:style-name="ro1">
          <table:table-cell office:value-type="float" office:value="7.63181078819">
            <text:p>7,6318107882</text:p>
          </table:table-cell>
          <table:table-cell office:value-type="float" office:value="9.17713770633">
            <text:p>9,1771377063</text:p>
          </table:table-cell>
          <table:table-cell table:formula="of:=FREQUENCY([.B$14:.B$1013];[.B949])/1000" office:value-type="float" office:value="0.936">
            <text:p>0,936</text:p>
          </table:table-cell>
          <table:table-cell table:formula="of:=NORMDIST([.B949];[.A$8];[.B$8];1)" office:value-type="float" office:value="0.934579413348087">
            <text:p>0,9345794133</text:p>
          </table:table-cell>
          <table:table-cell table:formula="of:=ABS([.D949]-[.C949])" office:value-type="float" office:value="0.00142058665191291">
            <text:p>0,0014205867</text:p>
          </table:table-cell>
          <table:table-cell table:formula="of:=ABS([.D949]-[.C948])" office:value-type="float" office:value="0.000420586651912913">
            <text:p>0,0004205867</text:p>
          </table:table-cell>
        </table:table-row>
        <table:table-row table:style-name="ro1">
          <table:table-cell office:value-type="float" office:value="4.19328108762">
            <text:p>4,1932810876</text:p>
          </table:table-cell>
          <table:table-cell office:value-type="float" office:value="9.17952670601">
            <text:p>9,179526706</text:p>
          </table:table-cell>
          <table:table-cell table:formula="of:=FREQUENCY([.B$14:.B$1013];[.B950])/1000" office:value-type="float" office:value="0.937">
            <text:p>0,937</text:p>
          </table:table-cell>
          <table:table-cell table:formula="of:=NORMDIST([.B950];[.A$8];[.B$8];1)" office:value-type="float" office:value="0.934728142029105">
            <text:p>0,934728142</text:p>
          </table:table-cell>
          <table:table-cell table:formula="of:=ABS([.D950]-[.C950])" office:value-type="float" office:value="0.0022718579708948">
            <text:p>0,002271858</text:p>
          </table:table-cell>
          <table:table-cell table:formula="of:=ABS([.D950]-[.C949])" office:value-type="float" office:value="0.0012718579708948">
            <text:p>0,001271858</text:p>
          </table:table-cell>
        </table:table-row>
        <table:table-row table:style-name="ro1">
          <table:table-cell office:value-type="float" office:value="8.80024590606">
            <text:p>8,8002459061</text:p>
          </table:table-cell>
          <table:table-cell office:value-type="float" office:value="9.19559286414">
            <text:p>9,1955928641</text:p>
          </table:table-cell>
          <table:table-cell table:formula="of:=FREQUENCY([.B$14:.B$1013];[.B951])/1000" office:value-type="float" office:value="0.938">
            <text:p>0,938</text:p>
          </table:table-cell>
          <table:table-cell table:formula="of:=NORMDIST([.B951];[.A$8];[.B$8];1)" office:value-type="float" office:value="0.935721546280051">
            <text:p>0,9357215463</text:p>
          </table:table-cell>
          <table:table-cell table:formula="of:=ABS([.D951]-[.C951])" office:value-type="float" office:value="0.00227845371994939">
            <text:p>0,0022784537</text:p>
          </table:table-cell>
          <table:table-cell table:formula="of:=ABS([.D951]-[.C950])" office:value-type="float" office:value="0.0012784537199495">
            <text:p>0,0012784537</text:p>
          </table:table-cell>
        </table:table-row>
        <table:table-row table:style-name="ro1">
          <table:table-cell office:value-type="float" office:value="6.24595664722">
            <text:p>6,2459566472</text:p>
          </table:table-cell>
          <table:table-cell office:value-type="float" office:value="9.22725741223">
            <text:p>9,2272574122</text:p>
          </table:table-cell>
          <table:table-cell table:formula="of:=FREQUENCY([.B$14:.B$1013];[.B952])/1000" office:value-type="float" office:value="0.939">
            <text:p>0,939</text:p>
          </table:table-cell>
          <table:table-cell table:formula="of:=NORMDIST([.B952];[.A$8];[.B$8];1)" office:value-type="float" office:value="0.937644989711612">
            <text:p>0,9376449897</text:p>
          </table:table-cell>
          <table:table-cell table:formula="of:=ABS([.D952]-[.C952])" office:value-type="float" office:value="0.00135501028838825">
            <text:p>0,0013550103</text:p>
          </table:table-cell>
          <table:table-cell table:formula="of:=ABS([.D952]-[.C951])" office:value-type="float" office:value="0.000355010288388247">
            <text:p>0,0003550103</text:p>
          </table:table-cell>
        </table:table-row>
        <table:table-row table:style-name="ro1">
          <table:table-cell office:value-type="float" office:value="2.3493740934">
            <text:p>2,3493740934</text:p>
          </table:table-cell>
          <table:table-cell office:value-type="float" office:value="9.23882513975">
            <text:p>9,2388251398</text:p>
          </table:table-cell>
          <table:table-cell table:formula="of:=FREQUENCY([.B$14:.B$1013];[.B953])/1000" office:value-type="float" office:value="0.94">
            <text:p>0,94</text:p>
          </table:table-cell>
          <table:table-cell table:formula="of:=NORMDIST([.B953];[.A$8];[.B$8];1)" office:value-type="float" office:value="0.938336363311048">
            <text:p>0,9383363633</text:p>
          </table:table-cell>
          <table:table-cell table:formula="of:=ABS([.D953]-[.C953])" office:value-type="float" office:value="0.0016636366889522">
            <text:p>0,0016636367</text:p>
          </table:table-cell>
          <table:table-cell table:formula="of:=ABS([.D953]-[.C952])" office:value-type="float" office:value="0.000663636688952196">
            <text:p>0,0006636367</text:p>
          </table:table-cell>
        </table:table-row>
        <table:table-row table:style-name="ro1">
          <table:table-cell office:value-type="float" office:value="5.79034002445">
            <text:p>5,7903400245</text:p>
          </table:table-cell>
          <table:table-cell office:value-type="float" office:value="9.23915831578">
            <text:p>9,2391583158</text:p>
          </table:table-cell>
          <table:table-cell table:formula="of:=FREQUENCY([.B$14:.B$1013];[.B954])/1000" office:value-type="float" office:value="0.941">
            <text:p>0,941</text:p>
          </table:table-cell>
          <table:table-cell table:formula="of:=NORMDIST([.B954];[.A$8];[.B$8];1)" office:value-type="float" office:value="0.93835618735351">
            <text:p>0,9383561874</text:p>
          </table:table-cell>
          <table:table-cell table:formula="of:=ABS([.D954]-[.C954])" office:value-type="float" office:value="0.00264381264648972">
            <text:p>0,0026438126</text:p>
          </table:table-cell>
          <table:table-cell table:formula="of:=ABS([.D954]-[.C953])" office:value-type="float" office:value="0.00164381264648972">
            <text:p>0,0016438126</text:p>
          </table:table-cell>
        </table:table-row>
        <table:table-row table:style-name="ro1">
          <table:table-cell office:value-type="float" office:value="2.86114269035">
            <text:p>2,8611426904</text:p>
          </table:table-cell>
          <table:table-cell office:value-type="float" office:value="9.28549912738">
            <text:p>9,2854991274</text:p>
          </table:table-cell>
          <table:table-cell table:formula="of:=FREQUENCY([.B$14:.B$1013];[.B955])/1000" office:value-type="float" office:value="0.942">
            <text:p>0,942</text:p>
          </table:table-cell>
          <table:table-cell table:formula="of:=NORMDIST([.B955];[.A$8];[.B$8];1)" office:value-type="float" office:value="0.941065316850801">
            <text:p>0,9410653169</text:p>
          </table:table-cell>
          <table:table-cell table:formula="of:=ABS([.D955]-[.C955])" office:value-type="float" office:value="0.0009346831491992">
            <text:p>0,0009346831</text:p>
          </table:table-cell>
          <table:table-cell table:formula="of:=ABS([.D955]-[.C954])" office:value-type="float" office:value="0.0000653168508008006">
            <text:p>6,53168508008006E-005</text:p>
          </table:table-cell>
        </table:table-row>
        <table:table-row table:style-name="ro1">
          <table:table-cell office:value-type="float" office:value="7.53757741913">
            <text:p>7,5375774191</text:p>
          </table:table-cell>
          <table:table-cell office:value-type="float" office:value="9.29075812434">
            <text:p>9,2907581243</text:p>
          </table:table-cell>
          <table:table-cell table:formula="of:=FREQUENCY([.B$14:.B$1013];[.B956])/1000" office:value-type="float" office:value="0.943">
            <text:p>0,943</text:p>
          </table:table-cell>
          <table:table-cell table:formula="of:=NORMDIST([.B956];[.A$8];[.B$8];1)" office:value-type="float" office:value="0.941366767257287">
            <text:p>0,9413667673</text:p>
          </table:table-cell>
          <table:table-cell table:formula="of:=ABS([.D956]-[.C956])" office:value-type="float" office:value="0.00163323274271332">
            <text:p>0,0016332327</text:p>
          </table:table-cell>
          <table:table-cell table:formula="of:=ABS([.D956]-[.C955])" office:value-type="float" office:value="0.000633232742713319">
            <text:p>0,0006332327</text:p>
          </table:table-cell>
        </table:table-row>
        <table:table-row table:style-name="ro1">
          <table:table-cell office:value-type="float" office:value="2.34811638266">
            <text:p>2,3481163827</text:p>
          </table:table-cell>
          <table:table-cell office:value-type="float" office:value="9.29119350417">
            <text:p>9,2911935042</text:p>
          </table:table-cell>
          <table:table-cell table:formula="of:=FREQUENCY([.B$14:.B$1013];[.B957])/1000" office:value-type="float" office:value="0.944">
            <text:p>0,944</text:p>
          </table:table-cell>
          <table:table-cell table:formula="of:=NORMDIST([.B957];[.A$8];[.B$8];1)" office:value-type="float" office:value="0.941391669265971">
            <text:p>0,9413916693</text:p>
          </table:table-cell>
          <table:table-cell table:formula="of:=ABS([.D957]-[.C957])" office:value-type="float" office:value="0.002608330734029">
            <text:p>0,0026083307</text:p>
          </table:table-cell>
          <table:table-cell table:formula="of:=ABS([.D957]-[.C956])" office:value-type="float" office:value="0.001608330734029">
            <text:p>0,0016083307</text:p>
          </table:table-cell>
        </table:table-row>
        <table:table-row table:style-name="ro1">
          <table:table-cell office:value-type="float" office:value="4.40648533435">
            <text:p>4,4064853344</text:p>
          </table:table-cell>
          <table:table-cell office:value-type="float" office:value="9.2914601608">
            <text:p>9,2914601608</text:p>
          </table:table-cell>
          <table:table-cell table:formula="of:=FREQUENCY([.B$14:.B$1013];[.B958])/1000" office:value-type="float" office:value="0.945">
            <text:p>0,945</text:p>
          </table:table-cell>
          <table:table-cell table:formula="of:=NORMDIST([.B958];[.A$8];[.B$8];1)" office:value-type="float" office:value="0.941406916872852">
            <text:p>0,9414069169</text:p>
          </table:table-cell>
          <table:table-cell table:formula="of:=ABS([.D958]-[.C958])" office:value-type="float" office:value="0.00359308312714746">
            <text:p>0,0035930831</text:p>
          </table:table-cell>
          <table:table-cell table:formula="of:=ABS([.D958]-[.C957])" office:value-type="float" office:value="0.00259308312714746">
            <text:p>0,0025930831</text:p>
          </table:table-cell>
        </table:table-row>
        <table:table-row table:style-name="ro1">
          <table:table-cell office:value-type="float" office:value="8.60934966457">
            <text:p>8,6093496646</text:p>
          </table:table-cell>
          <table:table-cell office:value-type="float" office:value="9.30397605373">
            <text:p>9,3039760537</text:p>
          </table:table-cell>
          <table:table-cell table:formula="of:=FREQUENCY([.B$14:.B$1013];[.B959])/1000" office:value-type="float" office:value="0.946">
            <text:p>0,946</text:p>
          </table:table-cell>
          <table:table-cell table:formula="of:=NORMDIST([.B959];[.A$8];[.B$8];1)" office:value-type="float" office:value="0.942119086906829">
            <text:p>0,9421190869</text:p>
          </table:table-cell>
          <table:table-cell table:formula="of:=ABS([.D959]-[.C959])" office:value-type="float" office:value="0.00388091309317096">
            <text:p>0,0038809131</text:p>
          </table:table-cell>
          <table:table-cell table:formula="of:=ABS([.D959]-[.C958])" office:value-type="float" office:value="0.00288091309317096">
            <text:p>0,0028809131</text:p>
          </table:table-cell>
        </table:table-row>
        <table:table-row table:style-name="ro1">
          <table:table-cell office:value-type="float" office:value="3.56250912043">
            <text:p>3,5625091204</text:p>
          </table:table-cell>
          <table:table-cell office:value-type="float" office:value="9.30590360714">
            <text:p>9,3059036071</text:p>
          </table:table-cell>
          <table:table-cell table:formula="of:=FREQUENCY([.B$14:.B$1013];[.B960])/1000" office:value-type="float" office:value="0.947">
            <text:p>0,947</text:p>
          </table:table-cell>
          <table:table-cell table:formula="of:=NORMDIST([.B960];[.A$8];[.B$8];1)" office:value-type="float" office:value="0.942228159895069">
            <text:p>0,9422281599</text:p>
          </table:table-cell>
          <table:table-cell table:formula="of:=ABS([.D960]-[.C960])" office:value-type="float" office:value="0.00477184010493048">
            <text:p>0,0047718401</text:p>
          </table:table-cell>
          <table:table-cell table:formula="of:=ABS([.D960]-[.C959])" office:value-type="float" office:value="0.00377184010493048">
            <text:p>0,0037718401</text:p>
          </table:table-cell>
        </table:table-row>
        <table:table-row table:style-name="ro1">
          <table:table-cell office:value-type="float" office:value="8.9002514819">
            <text:p>8,9002514819</text:p>
          </table:table-cell>
          <table:table-cell office:value-type="float" office:value="9.38403656414">
            <text:p>9,3840365641</text:p>
          </table:table-cell>
          <table:table-cell table:formula="of:=FREQUENCY([.B$14:.B$1013];[.B961])/1000" office:value-type="float" office:value="0.948">
            <text:p>0,948</text:p>
          </table:table-cell>
          <table:table-cell table:formula="of:=NORMDIST([.B961];[.A$8];[.B$8];1)" office:value-type="float" office:value="0.946514910018907">
            <text:p>0,94651491</text:p>
          </table:table-cell>
          <table:table-cell table:formula="of:=ABS([.D961]-[.C961])" office:value-type="float" office:value="0.00148508998109276">
            <text:p>0,00148509</text:p>
          </table:table-cell>
          <table:table-cell table:formula="of:=ABS([.D961]-[.C960])" office:value-type="float" office:value="0.000485089981092757">
            <text:p>0,00048509</text:p>
          </table:table-cell>
        </table:table-row>
        <table:table-row table:style-name="ro1">
          <table:table-cell office:value-type="float" office:value="6.35418704381">
            <text:p>6,3541870438</text:p>
          </table:table-cell>
          <table:table-cell office:value-type="float" office:value="9.38666306666">
            <text:p>9,3866630667</text:p>
          </table:table-cell>
          <table:table-cell table:formula="of:=FREQUENCY([.B$14:.B$1013];[.B962])/1000" office:value-type="float" office:value="0.949">
            <text:p>0,949</text:p>
          </table:table-cell>
          <table:table-cell table:formula="of:=NORMDIST([.B962];[.A$8];[.B$8];1)" office:value-type="float" office:value="0.946654510738258">
            <text:p>0,9466545107</text:p>
          </table:table-cell>
          <table:table-cell table:formula="of:=ABS([.D962]-[.C962])" office:value-type="float" office:value="0.00234548926174194">
            <text:p>0,0023454893</text:p>
          </table:table-cell>
          <table:table-cell table:formula="of:=ABS([.D962]-[.C961])" office:value-type="float" office:value="0.00134548926174194">
            <text:p>0,0013454893</text:p>
          </table:table-cell>
        </table:table-row>
        <table:table-row table:style-name="ro1">
          <table:table-cell office:value-type="float" office:value="4.83200901187">
            <text:p>4,8320090119</text:p>
          </table:table-cell>
          <table:table-cell office:value-type="float" office:value="9.40060410361">
            <text:p>9,4006041036</text:p>
          </table:table-cell>
          <table:table-cell table:formula="of:=FREQUENCY([.B$14:.B$1013];[.B963])/1000" office:value-type="float" office:value="0.95">
            <text:p>0,95</text:p>
          </table:table-cell>
          <table:table-cell table:formula="of:=NORMDIST([.B963];[.A$8];[.B$8];1)" office:value-type="float" office:value="0.947390659952462">
            <text:p>0,94739066</text:p>
          </table:table-cell>
          <table:table-cell table:formula="of:=ABS([.D963]-[.C963])" office:value-type="float" office:value="0.0026093400475381">
            <text:p>0,00260934</text:p>
          </table:table-cell>
          <table:table-cell table:formula="of:=ABS([.D963]-[.C962])" office:value-type="float" office:value="0.0016093400475381">
            <text:p>0,00160934</text:p>
          </table:table-cell>
        </table:table-row>
        <table:table-row table:style-name="ro1">
          <table:table-cell office:value-type="float" office:value="6.1059478214">
            <text:p>6,1059478214</text:p>
          </table:table-cell>
          <table:table-cell office:value-type="float" office:value="9.45622251385">
            <text:p>9,4562225139</text:p>
          </table:table-cell>
          <table:table-cell table:formula="of:=FREQUENCY([.B$14:.B$1013];[.B964])/1000" office:value-type="float" office:value="0.951">
            <text:p>0,951</text:p>
          </table:table-cell>
          <table:table-cell table:formula="of:=NORMDIST([.B964];[.A$8];[.B$8];1)" office:value-type="float" office:value="0.950247639716064">
            <text:p>0,9502476397</text:p>
          </table:table-cell>
          <table:table-cell table:formula="of:=ABS([.D964]-[.C964])" office:value-type="float" office:value="0.000752360283935882">
            <text:p>0,0007523603</text:p>
          </table:table-cell>
          <table:table-cell table:formula="of:=ABS([.D964]-[.C963])" office:value-type="float" office:value="0.000247639716064119">
            <text:p>0,0002476397</text:p>
          </table:table-cell>
        </table:table-row>
        <table:table-row table:style-name="ro1">
          <table:table-cell office:value-type="float" office:value="5.63911341095">
            <text:p>5,639113411</text:p>
          </table:table-cell>
          <table:table-cell office:value-type="float" office:value="9.55961163798">
            <text:p>9,559611638</text:p>
          </table:table-cell>
          <table:table-cell table:formula="of:=FREQUENCY([.B$14:.B$1013];[.B965])/1000" office:value-type="float" office:value="0.952">
            <text:p>0,952</text:p>
          </table:table-cell>
          <table:table-cell table:formula="of:=NORMDIST([.B965];[.A$8];[.B$8];1)" office:value-type="float" office:value="0.955228612693756">
            <text:p>0,9552286127</text:p>
          </table:table-cell>
          <table:table-cell table:formula="of:=ABS([.D965]-[.C965])" office:value-type="float" office:value="0.00322861269375563">
            <text:p>0,0032286127</text:p>
          </table:table-cell>
          <table:table-cell table:formula="of:=ABS([.D965]-[.C964])" office:value-type="float" office:value="0.00422861269375563">
            <text:p>0,0042286127</text:p>
          </table:table-cell>
        </table:table-row>
        <table:table-row table:style-name="ro1">
          <table:table-cell office:value-type="float" office:value="7.35808072366">
            <text:p>7,3580807237</text:p>
          </table:table-cell>
          <table:table-cell office:value-type="float" office:value="9.56912947998">
            <text:p>9,56912948</text:p>
          </table:table-cell>
          <table:table-cell table:formula="of:=FREQUENCY([.B$14:.B$1013];[.B966])/1000" office:value-type="float" office:value="0.953">
            <text:p>0,953</text:p>
          </table:table-cell>
          <table:table-cell table:formula="of:=NORMDIST([.B966];[.A$8];[.B$8];1)" office:value-type="float" office:value="0.95566621417792">
            <text:p>0,9556662142</text:p>
          </table:table-cell>
          <table:table-cell table:formula="of:=ABS([.D966]-[.C966])" office:value-type="float" office:value="0.00266621417792046">
            <text:p>0,0026662142</text:p>
          </table:table-cell>
          <table:table-cell table:formula="of:=ABS([.D966]-[.C965])" office:value-type="float" office:value="0.00366621417792046">
            <text:p>0,0036662142</text:p>
          </table:table-cell>
        </table:table-row>
        <table:table-row table:style-name="ro1">
          <table:table-cell office:value-type="float" office:value="6.26871295049">
            <text:p>6,2687129505</text:p>
          </table:table-cell>
          <table:table-cell office:value-type="float" office:value="9.62929387177">
            <text:p>9,6292938718</text:p>
          </table:table-cell>
          <table:table-cell table:formula="of:=FREQUENCY([.B$14:.B$1013];[.B967])/1000" office:value-type="float" office:value="0.954">
            <text:p>0,954</text:p>
          </table:table-cell>
          <table:table-cell table:formula="of:=NORMDIST([.B967];[.A$8];[.B$8];1)" office:value-type="float" office:value="0.958353212753463">
            <text:p>0,9583532128</text:p>
          </table:table-cell>
          <table:table-cell table:formula="of:=ABS([.D967]-[.C967])" office:value-type="float" office:value="0.00435321275346279">
            <text:p>0,0043532128</text:p>
          </table:table-cell>
          <table:table-cell table:formula="of:=ABS([.D967]-[.C966])" office:value-type="float" office:value="0.00535321275346279">
            <text:p>0,0053532128</text:p>
          </table:table-cell>
        </table:table-row>
        <table:table-row table:style-name="ro1">
          <table:table-cell office:value-type="float" office:value="8.82074047887">
            <text:p>8,8207404789</text:p>
          </table:table-cell>
          <table:table-cell office:value-type="float" office:value="9.66030853282">
            <text:p>9,6603085328</text:p>
          </table:table-cell>
          <table:table-cell table:formula="of:=FREQUENCY([.B$14:.B$1013];[.B968])/1000" office:value-type="float" office:value="0.955">
            <text:p>0,955</text:p>
          </table:table-cell>
          <table:table-cell table:formula="of:=NORMDIST([.B968];[.A$8];[.B$8];1)" office:value-type="float" office:value="0.959685936793263">
            <text:p>0,9596859368</text:p>
          </table:table-cell>
          <table:table-cell table:formula="of:=ABS([.D968]-[.C968])" office:value-type="float" office:value="0.00468593679326312">
            <text:p>0,0046859368</text:p>
          </table:table-cell>
          <table:table-cell table:formula="of:=ABS([.D968]-[.C967])" office:value-type="float" office:value="0.00568593679326312">
            <text:p>0,0056859368</text:p>
          </table:table-cell>
        </table:table-row>
        <table:table-row table:style-name="ro1">
          <table:table-cell office:value-type="float" office:value="7.24637666764">
            <text:p>7,2463766676</text:p>
          </table:table-cell>
          <table:table-cell office:value-type="float" office:value="9.66590160102">
            <text:p>9,665901601</text:p>
          </table:table-cell>
          <table:table-cell table:formula="of:=FREQUENCY([.B$14:.B$1013];[.B969])/1000" office:value-type="float" office:value="0.956">
            <text:p>0,956</text:p>
          </table:table-cell>
          <table:table-cell table:formula="of:=NORMDIST([.B969];[.A$8];[.B$8];1)" office:value-type="float" office:value="0.95992254859722">
            <text:p>0,9599225486</text:p>
          </table:table-cell>
          <table:table-cell table:formula="of:=ABS([.D969]-[.C969])" office:value-type="float" office:value="0.00392254859722052">
            <text:p>0,0039225486</text:p>
          </table:table-cell>
          <table:table-cell table:formula="of:=ABS([.D969]-[.C968])" office:value-type="float" office:value="0.00492254859722052">
            <text:p>0,0049225486</text:p>
          </table:table-cell>
        </table:table-row>
        <table:table-row table:style-name="ro1">
          <table:table-cell office:value-type="float" office:value="6.24805708354">
            <text:p>6,2480570835</text:p>
          </table:table-cell>
          <table:table-cell office:value-type="float" office:value="9.67717102073">
            <text:p>9,6771710207</text:p>
          </table:table-cell>
          <table:table-cell table:formula="of:=FREQUENCY([.B$14:.B$1013];[.B970])/1000" office:value-type="float" office:value="0.957">
            <text:p>0,957</text:p>
          </table:table-cell>
          <table:table-cell table:formula="of:=NORMDIST([.B970];[.A$8];[.B$8];1)" office:value-type="float" office:value="0.960395868243429">
            <text:p>0,9603958682</text:p>
          </table:table-cell>
          <table:table-cell table:formula="of:=ABS([.D970]-[.C970])" office:value-type="float" office:value="0.00339586824342908">
            <text:p>0,0033958682</text:p>
          </table:table-cell>
          <table:table-cell table:formula="of:=ABS([.D970]-[.C969])" office:value-type="float" office:value="0.00439586824342908">
            <text:p>0,0043958682</text:p>
          </table:table-cell>
        </table:table-row>
        <table:table-row table:style-name="ro1">
          <table:table-cell office:value-type="float" office:value="6.1230801136">
            <text:p>6,1230801136</text:p>
          </table:table-cell>
          <table:table-cell office:value-type="float" office:value="9.69813923146">
            <text:p>9,6981392315</text:p>
          </table:table-cell>
          <table:table-cell table:formula="of:=FREQUENCY([.B$14:.B$1013];[.B971])/1000" office:value-type="float" office:value="0.958">
            <text:p>0,958</text:p>
          </table:table-cell>
          <table:table-cell table:formula="of:=NORMDIST([.B971];[.A$8];[.B$8];1)" office:value-type="float" office:value="0.961264438112022">
            <text:p>0,9612644381</text:p>
          </table:table-cell>
          <table:table-cell table:formula="of:=ABS([.D971]-[.C971])" office:value-type="float" office:value="0.00326443811202159">
            <text:p>0,0032644381</text:p>
          </table:table-cell>
          <table:table-cell table:formula="of:=ABS([.D971]-[.C970])" office:value-type="float" office:value="0.0042644381120216">
            <text:p>0,0042644381</text:p>
          </table:table-cell>
        </table:table-row>
        <table:table-row table:style-name="ro1">
          <table:table-cell office:value-type="float" office:value="6.76457133129">
            <text:p>6,7645713313</text:p>
          </table:table-cell>
          <table:table-cell office:value-type="float" office:value="9.75156020534">
            <text:p>9,7515602053</text:p>
          </table:table-cell>
          <table:table-cell table:formula="of:=FREQUENCY([.B$14:.B$1013];[.B972])/1000" office:value-type="float" office:value="0.959">
            <text:p>0,959</text:p>
          </table:table-cell>
          <table:table-cell table:formula="of:=NORMDIST([.B972];[.A$8];[.B$8];1)" office:value-type="float" office:value="0.96340733400993">
            <text:p>0,963407334</text:p>
          </table:table-cell>
          <table:table-cell table:formula="of:=ABS([.D972]-[.C972])" office:value-type="float" office:value="0.0044073340099301">
            <text:p>0,004407334</text:p>
          </table:table-cell>
          <table:table-cell table:formula="of:=ABS([.D972]-[.C971])" office:value-type="float" office:value="0.0054073340099301">
            <text:p>0,005407334</text:p>
          </table:table-cell>
        </table:table-row>
        <table:table-row table:style-name="ro1">
          <table:table-cell office:value-type="float" office:value="9.14027308038">
            <text:p>9,1402730804</text:p>
          </table:table-cell>
          <table:table-cell office:value-type="float" office:value="9.82877485131">
            <text:p>9,8287748513</text:p>
          </table:table-cell>
          <table:table-cell table:formula="of:=FREQUENCY([.B$14:.B$1013];[.B973])/1000" office:value-type="float" office:value="0.96">
            <text:p>0,96</text:p>
          </table:table-cell>
          <table:table-cell table:formula="of:=NORMDIST([.B973];[.A$8];[.B$8];1)" office:value-type="float" office:value="0.966332351676586">
            <text:p>0,9663323517</text:p>
          </table:table-cell>
          <table:table-cell table:formula="of:=ABS([.D973]-[.C973])" office:value-type="float" office:value="0.00633235167658586">
            <text:p>0,0063323517</text:p>
          </table:table-cell>
          <table:table-cell table:formula="of:=ABS([.D973]-[.C972])" office:value-type="float" office:value="0.00733235167658586">
            <text:p>0,0073323517</text:p>
          </table:table-cell>
        </table:table-row>
        <table:table-row table:style-name="ro1">
          <table:table-cell office:value-type="float" office:value="5.98873287267">
            <text:p>5,9887328727</text:p>
          </table:table-cell>
          <table:table-cell office:value-type="float" office:value="9.85906242905">
            <text:p>9,8590624291</text:p>
          </table:table-cell>
          <table:table-cell table:formula="of:=FREQUENCY([.B$14:.B$1013];[.B974])/1000" office:value-type="float" office:value="0.961">
            <text:p>0,961</text:p>
          </table:table-cell>
          <table:table-cell table:formula="of:=NORMDIST([.B974];[.A$8];[.B$8];1)" office:value-type="float" office:value="0.967425873013632">
            <text:p>0,967425873</text:p>
          </table:table-cell>
          <table:table-cell table:formula="of:=ABS([.D974]-[.C974])" office:value-type="float" office:value="0.00642587301363229">
            <text:p>0,006425873</text:p>
          </table:table-cell>
          <table:table-cell table:formula="of:=ABS([.D974]-[.C973])" office:value-type="float" office:value="0.00742587301363229">
            <text:p>0,007425873</text:p>
          </table:table-cell>
        </table:table-row>
        <table:table-row table:style-name="ro1">
          <table:table-cell office:value-type="float" office:value="5.96057920145">
            <text:p>5,9605792015</text:p>
          </table:table-cell>
          <table:table-cell office:value-type="float" office:value="9.86644920373">
            <text:p>9,8664492037</text:p>
          </table:table-cell>
          <table:table-cell table:formula="of:=FREQUENCY([.B$14:.B$1013];[.B975])/1000" office:value-type="float" office:value="0.962">
            <text:p>0,962</text:p>
          </table:table-cell>
          <table:table-cell table:formula="of:=NORMDIST([.B975];[.A$8];[.B$8];1)" office:value-type="float" office:value="0.967688078911159">
            <text:p>0,9676880789</text:p>
          </table:table-cell>
          <table:table-cell table:formula="of:=ABS([.D975]-[.C975])" office:value-type="float" office:value="0.00568807891115897">
            <text:p>0,0056880789</text:p>
          </table:table-cell>
          <table:table-cell table:formula="of:=ABS([.D975]-[.C974])" office:value-type="float" office:value="0.00668807891115897">
            <text:p>0,0066880789</text:p>
          </table:table-cell>
        </table:table-row>
        <table:table-row table:style-name="ro1">
          <table:table-cell office:value-type="float" office:value="6.9849735055">
            <text:p>6,9849735055</text:p>
          </table:table-cell>
          <table:table-cell office:value-type="float" office:value="9.87775218468">
            <text:p>9,8777521847</text:p>
          </table:table-cell>
          <table:table-cell table:formula="of:=FREQUENCY([.B$14:.B$1013];[.B976])/1000" office:value-type="float" office:value="0.963">
            <text:p>0,963</text:p>
          </table:table-cell>
          <table:table-cell table:formula="of:=NORMDIST([.B976];[.A$8];[.B$8];1)" office:value-type="float" office:value="0.968085923440853">
            <text:p>0,9680859234</text:p>
          </table:table-cell>
          <table:table-cell table:formula="of:=ABS([.D976]-[.C976])" office:value-type="float" office:value="0.00508592344085279">
            <text:p>0,0050859234</text:p>
          </table:table-cell>
          <table:table-cell table:formula="of:=ABS([.D976]-[.C975])" office:value-type="float" office:value="0.00608592344085279">
            <text:p>0,0060859234</text:p>
          </table:table-cell>
        </table:table-row>
        <table:table-row table:style-name="ro1">
          <table:table-cell office:value-type="float" office:value="10.3454123231">
            <text:p>10,3454123231</text:p>
          </table:table-cell>
          <table:table-cell office:value-type="float" office:value="9.90781397217">
            <text:p>9,9078139722</text:p>
          </table:table-cell>
          <table:table-cell table:formula="of:=FREQUENCY([.B$14:.B$1013];[.B977])/1000" office:value-type="float" office:value="0.964">
            <text:p>0,964</text:p>
          </table:table-cell>
          <table:table-cell table:formula="of:=NORMDIST([.B977];[.A$8];[.B$8];1)" office:value-type="float" office:value="0.969124391508904">
            <text:p>0,9691243915</text:p>
          </table:table-cell>
          <table:table-cell table:formula="of:=ABS([.D977]-[.C977])" office:value-type="float" office:value="0.00512439150890409">
            <text:p>0,0051243915</text:p>
          </table:table-cell>
          <table:table-cell table:formula="of:=ABS([.D977]-[.C976])" office:value-type="float" office:value="0.00612439150890409">
            <text:p>0,0061243915</text:p>
          </table:table-cell>
        </table:table-row>
        <table:table-row table:style-name="ro1">
          <table:table-cell office:value-type="float" office:value="2.80150816919">
            <text:p>2,8015081692</text:p>
          </table:table-cell>
          <table:table-cell office:value-type="float" office:value="9.91976997094">
            <text:p>9,9197699709</text:p>
          </table:table-cell>
          <table:table-cell table:formula="of:=FREQUENCY([.B$14:.B$1013];[.B978])/1000" office:value-type="float" office:value="0.965">
            <text:p>0,965</text:p>
          </table:table-cell>
          <table:table-cell table:formula="of:=NORMDIST([.B978];[.A$8];[.B$8];1)" office:value-type="float" office:value="0.969529556252762">
            <text:p>0,9695295563</text:p>
          </table:table-cell>
          <table:table-cell table:formula="of:=ABS([.D978]-[.C978])" office:value-type="float" office:value="0.00452955625276252">
            <text:p>0,0045295563</text:p>
          </table:table-cell>
          <table:table-cell table:formula="of:=ABS([.D978]-[.C977])" office:value-type="float" office:value="0.00552955625276252">
            <text:p>0,0055295563</text:p>
          </table:table-cell>
        </table:table-row>
        <table:table-row table:style-name="ro1">
          <table:table-cell office:value-type="float" office:value="5.76256857003">
            <text:p>5,76256857</text:p>
          </table:table-cell>
          <table:table-cell office:value-type="float" office:value="9.93183903922">
            <text:p>9,9318390392</text:p>
          </table:table-cell>
          <table:table-cell table:formula="of:=FREQUENCY([.B$14:.B$1013];[.B979])/1000" office:value-type="float" office:value="0.966">
            <text:p>0,966</text:p>
          </table:table-cell>
          <table:table-cell table:formula="of:=NORMDIST([.B979];[.A$8];[.B$8];1)" office:value-type="float" office:value="0.969934075490257">
            <text:p>0,9699340755</text:p>
          </table:table-cell>
          <table:table-cell table:formula="of:=ABS([.D979]-[.C979])" office:value-type="float" office:value="0.00393407549025693">
            <text:p>0,0039340755</text:p>
          </table:table-cell>
          <table:table-cell table:formula="of:=ABS([.D979]-[.C978])" office:value-type="float" office:value="0.00493407549025693">
            <text:p>0,0049340755</text:p>
          </table:table-cell>
        </table:table-row>
        <table:table-row table:style-name="ro1">
          <table:table-cell office:value-type="float" office:value="7.43735509724">
            <text:p>7,4373550972</text:p>
          </table:table-cell>
          <table:table-cell office:value-type="float" office:value="9.97554945998">
            <text:p>9,97554946</text:p>
          </table:table-cell>
          <table:table-cell table:formula="of:=FREQUENCY([.B$14:.B$1013];[.B980])/1000" office:value-type="float" office:value="0.967">
            <text:p>0,967</text:p>
          </table:table-cell>
          <table:table-cell table:formula="of:=NORMDIST([.B980];[.A$8];[.B$8];1)" office:value-type="float" office:value="0.971362027439841">
            <text:p>0,9713620274</text:p>
          </table:table-cell>
          <table:table-cell table:formula="of:=ABS([.D980]-[.C980])" office:value-type="float" office:value="0.00436202743984149">
            <text:p>0,0043620274</text:p>
          </table:table-cell>
          <table:table-cell table:formula="of:=ABS([.D980]-[.C979])" office:value-type="float" office:value="0.00536202743984149">
            <text:p>0,0053620274</text:p>
          </table:table-cell>
        </table:table-row>
        <table:table-row table:style-name="ro1">
          <table:table-cell office:value-type="float" office:value="6.56104666224">
            <text:p>6,5610466622</text:p>
          </table:table-cell>
          <table:table-cell office:value-type="float" office:value="9.98748165313">
            <text:p>9,9874816531</text:p>
          </table:table-cell>
          <table:table-cell table:formula="of:=FREQUENCY([.B$14:.B$1013];[.B981])/1000" office:value-type="float" office:value="0.968">
            <text:p>0,968</text:p>
          </table:table-cell>
          <table:table-cell table:formula="of:=NORMDIST([.B981];[.A$8];[.B$8];1)" office:value-type="float" office:value="0.971741883979733">
            <text:p>0,971741884</text:p>
          </table:table-cell>
          <table:table-cell table:formula="of:=ABS([.D981]-[.C981])" office:value-type="float" office:value="0.0037418839797333">
            <text:p>0,003741884</text:p>
          </table:table-cell>
          <table:table-cell table:formula="of:=ABS([.D981]-[.C980])" office:value-type="float" office:value="0.0047418839797333">
            <text:p>0,004741884</text:p>
          </table:table-cell>
        </table:table-row>
        <table:table-row table:style-name="ro1">
          <table:table-cell office:value-type="float" office:value="7.01664691616">
            <text:p>7,0166469162</text:p>
          </table:table-cell>
          <table:table-cell office:value-type="float" office:value="9.99150744368">
            <text:p>9,9915074437</text:p>
          </table:table-cell>
          <table:table-cell table:formula="of:=FREQUENCY([.B$14:.B$1013];[.B982])/1000" office:value-type="float" office:value="0.969">
            <text:p>0,969</text:p>
          </table:table-cell>
          <table:table-cell table:formula="of:=NORMDIST([.B982];[.A$8];[.B$8];1)" office:value-type="float" office:value="0.97186909343501">
            <text:p>0,9718690934</text:p>
          </table:table-cell>
          <table:table-cell table:formula="of:=ABS([.D982]-[.C982])" office:value-type="float" office:value="0.00286909343500963">
            <text:p>0,0028690934</text:p>
          </table:table-cell>
          <table:table-cell table:formula="of:=ABS([.D982]-[.C981])" office:value-type="float" office:value="0.00386909343500963">
            <text:p>0,0038690934</text:p>
          </table:table-cell>
        </table:table-row>
        <table:table-row table:style-name="ro1">
          <table:table-cell office:value-type="float" office:value="9.93183903922">
            <text:p>9,9318390392</text:p>
          </table:table-cell>
          <table:table-cell office:value-type="float" office:value="10.0195763182">
            <text:p>10,0195763182</text:p>
          </table:table-cell>
          <table:table-cell table:formula="of:=FREQUENCY([.B$14:.B$1013];[.B983])/1000" office:value-type="float" office:value="0.97">
            <text:p>0,97</text:p>
          </table:table-cell>
          <table:table-cell table:formula="of:=NORMDIST([.B983];[.A$8];[.B$8];1)" office:value-type="float" office:value="0.972742842213813">
            <text:p>0,9727428422</text:p>
          </table:table-cell>
          <table:table-cell table:formula="of:=ABS([.D983]-[.C983])" office:value-type="float" office:value="0.00274284221381293">
            <text:p>0,0027428422</text:p>
          </table:table-cell>
          <table:table-cell table:formula="of:=ABS([.D983]-[.C982])" office:value-type="float" office:value="0.00374284221381294">
            <text:p>0,0037428422</text:p>
          </table:table-cell>
        </table:table-row>
        <table:table-row table:style-name="ro1">
          <table:table-cell office:value-type="float" office:value="7.94580031844">
            <text:p>7,9458003184</text:p>
          </table:table-cell>
          <table:table-cell office:value-type="float" office:value="10.0291846596">
            <text:p>10,0291846596</text:p>
          </table:table-cell>
          <table:table-cell table:formula="of:=FREQUENCY([.B$14:.B$1013];[.B984])/1000" office:value-type="float" office:value="0.971">
            <text:p>0,971</text:p>
          </table:table-cell>
          <table:table-cell table:formula="of:=NORMDIST([.B984];[.A$8];[.B$8];1)" office:value-type="float" office:value="0.973036687681227">
            <text:p>0,9730366877</text:p>
          </table:table-cell>
          <table:table-cell table:formula="of:=ABS([.D984]-[.C984])" office:value-type="float" office:value="0.00203668768122678">
            <text:p>0,0020366877</text:p>
          </table:table-cell>
          <table:table-cell table:formula="of:=ABS([.D984]-[.C983])" office:value-type="float" office:value="0.00303668768122678">
            <text:p>0,0030366877</text:p>
          </table:table-cell>
        </table:table-row>
        <table:table-row table:style-name="ro1">
          <table:table-cell office:value-type="float" office:value="5.79928853617">
            <text:p>5,7992885362</text:p>
          </table:table-cell>
          <table:table-cell office:value-type="float" office:value="10.0529254622">
            <text:p>10,0529254622</text:p>
          </table:table-cell>
          <table:table-cell table:formula="of:=FREQUENCY([.B$14:.B$1013];[.B985])/1000" office:value-type="float" office:value="0.972">
            <text:p>0,972</text:p>
          </table:table-cell>
          <table:table-cell table:formula="of:=NORMDIST([.B985];[.A$8];[.B$8];1)" office:value-type="float" office:value="0.973751415012281">
            <text:p>0,973751415</text:p>
          </table:table-cell>
          <table:table-cell table:formula="of:=ABS([.D985]-[.C985])" office:value-type="float" office:value="0.0017514150122816">
            <text:p>0,001751415</text:p>
          </table:table-cell>
          <table:table-cell table:formula="of:=ABS([.D985]-[.C984])" office:value-type="float" office:value="0.0027514150122816">
            <text:p>0,002751415</text:p>
          </table:table-cell>
        </table:table-row>
        <table:table-row table:style-name="ro1">
          <table:table-cell office:value-type="float" office:value="9.69813923146">
            <text:p>9,6981392315</text:p>
          </table:table-cell>
          <table:table-cell office:value-type="float" office:value="10.06731688">
            <text:p>10,06731688</text:p>
          </table:table-cell>
          <table:table-cell table:formula="of:=FREQUENCY([.B$14:.B$1013];[.B986])/1000" office:value-type="float" office:value="0.973">
            <text:p>0,973</text:p>
          </table:table-cell>
          <table:table-cell table:formula="of:=NORMDIST([.B986];[.A$8];[.B$8];1)" office:value-type="float" office:value="0.974176913554534">
            <text:p>0,9741769136</text:p>
          </table:table-cell>
          <table:table-cell table:formula="of:=ABS([.D986]-[.C986])" office:value-type="float" office:value="0.00117691355453387">
            <text:p>0,0011769136</text:p>
          </table:table-cell>
          <table:table-cell table:formula="of:=ABS([.D986]-[.C985])" office:value-type="float" office:value="0.00217691355453387">
            <text:p>0,0021769136</text:p>
          </table:table-cell>
        </table:table-row>
        <table:table-row table:style-name="ro1">
          <table:table-cell office:value-type="float" office:value="5.74799406786">
            <text:p>5,7479940679</text:p>
          </table:table-cell>
          <table:table-cell office:value-type="float" office:value="10.1092966345">
            <text:p>10,1092966345</text:p>
          </table:table-cell>
          <table:table-cell table:formula="of:=FREQUENCY([.B$14:.B$1013];[.B987])/1000" office:value-type="float" office:value="0.974">
            <text:p>0,974</text:p>
          </table:table-cell>
          <table:table-cell table:formula="of:=NORMDIST([.B987];[.A$8];[.B$8];1)" office:value-type="float" office:value="0.975385242147482">
            <text:p>0,9753852421</text:p>
          </table:table-cell>
          <table:table-cell table:formula="of:=ABS([.D987]-[.C987])" office:value-type="float" office:value="0.00138524214748226">
            <text:p>0,0013852421</text:p>
          </table:table-cell>
          <table:table-cell table:formula="of:=ABS([.D987]-[.C986])" office:value-type="float" office:value="0.00238524214748226">
            <text:p>0,0023852421</text:p>
          </table:table-cell>
        </table:table-row>
        <table:table-row table:style-name="ro1">
          <table:table-cell office:value-type="float" office:value="4.91743657161">
            <text:p>4,9174365716</text:p>
          </table:table-cell>
          <table:table-cell office:value-type="float" office:value="10.1561409729">
            <text:p>10,1561409729</text:p>
          </table:table-cell>
          <table:table-cell table:formula="of:=FREQUENCY([.B$14:.B$1013];[.B988])/1000" office:value-type="float" office:value="0.975">
            <text:p>0,975</text:p>
          </table:table-cell>
          <table:table-cell table:formula="of:=NORMDIST([.B988];[.A$8];[.B$8];1)" office:value-type="float" office:value="0.97667721992808">
            <text:p>0,9766772199</text:p>
          </table:table-cell>
          <table:table-cell table:formula="of:=ABS([.D988]-[.C988])" office:value-type="float" office:value="0.00167721992807968">
            <text:p>0,0016772199</text:p>
          </table:table-cell>
          <table:table-cell table:formula="of:=ABS([.D988]-[.C987])" office:value-type="float" office:value="0.00267721992807968">
            <text:p>0,0026772199</text:p>
          </table:table-cell>
        </table:table-row>
        <table:table-row table:style-name="ro1">
          <table:table-cell office:value-type="float" office:value="8.95591471715">
            <text:p>8,9559147172</text:p>
          </table:table-cell>
          <table:table-cell office:value-type="float" office:value="10.1688881221">
            <text:p>10,1688881221</text:p>
          </table:table-cell>
          <table:table-cell table:formula="of:=FREQUENCY([.B$14:.B$1013];[.B989])/1000" office:value-type="float" office:value="0.976">
            <text:p>0,976</text:p>
          </table:table-cell>
          <table:table-cell table:formula="of:=NORMDIST([.B989];[.A$8];[.B$8];1)" office:value-type="float" office:value="0.977018745591507">
            <text:p>0,9770187456</text:p>
          </table:table-cell>
          <table:table-cell table:formula="of:=ABS([.D989]-[.C989])" office:value-type="float" office:value="0.00101874559150761">
            <text:p>0,0010187456</text:p>
          </table:table-cell>
          <table:table-cell table:formula="of:=ABS([.D989]-[.C988])" office:value-type="float" office:value="0.00201874559150761">
            <text:p>0,0020187456</text:p>
          </table:table-cell>
        </table:table-row>
        <table:table-row table:style-name="ro1">
          <table:table-cell office:value-type="float" office:value="9.11464198477">
            <text:p>9,1146419848</text:p>
          </table:table-cell>
          <table:table-cell office:value-type="float" office:value="10.1934377203">
            <text:p>10,1934377203</text:p>
          </table:table-cell>
          <table:table-cell table:formula="of:=FREQUENCY([.B$14:.B$1013];[.B990])/1000" office:value-type="float" office:value="0.977">
            <text:p>0,977</text:p>
          </table:table-cell>
          <table:table-cell table:formula="of:=NORMDIST([.B990];[.A$8];[.B$8];1)" office:value-type="float" office:value="0.977664624681763">
            <text:p>0,9776646247</text:p>
          </table:table-cell>
          <table:table-cell table:formula="of:=ABS([.D990]-[.C990])" office:value-type="float" office:value="0.000664624681763093">
            <text:p>0,0006646247</text:p>
          </table:table-cell>
          <table:table-cell table:formula="of:=ABS([.D990]-[.C989])" office:value-type="float" office:value="0.00166462468176309">
            <text:p>0,0016646247</text:p>
          </table:table-cell>
        </table:table-row>
        <table:table-row table:style-name="ro1">
          <table:table-cell office:value-type="float" office:value="7.60426704198">
            <text:p>7,604267042</text:p>
          </table:table-cell>
          <table:table-cell office:value-type="float" office:value="10.2129455293">
            <text:p>10,2129455293</text:p>
          </table:table-cell>
          <table:table-cell table:formula="of:=FREQUENCY([.B$14:.B$1013];[.B991])/1000" office:value-type="float" office:value="0.978">
            <text:p>0,978</text:p>
          </table:table-cell>
          <table:table-cell table:formula="of:=NORMDIST([.B991];[.A$8];[.B$8];1)" office:value-type="float" office:value="0.978166878359165">
            <text:p>0,9781668784</text:p>
          </table:table-cell>
          <table:table-cell table:formula="of:=ABS([.D991]-[.C991])" office:value-type="float" office:value="0.000166878359164846">
            <text:p>0,0001668784</text:p>
          </table:table-cell>
          <table:table-cell table:formula="of:=ABS([.D991]-[.C990])" office:value-type="float" office:value="0.00116687835916485">
            <text:p>0,0011668784</text:p>
          </table:table-cell>
        </table:table-row>
        <table:table-row table:style-name="ro1">
          <table:table-cell office:value-type="float" office:value="6.45566029837">
            <text:p>6,4556602984</text:p>
          </table:table-cell>
          <table:table-cell office:value-type="float" office:value="10.247905924">
            <text:p>10,247905924</text:p>
          </table:table-cell>
          <table:table-cell table:formula="of:=FREQUENCY([.B$14:.B$1013];[.B992])/1000" office:value-type="float" office:value="0.979">
            <text:p>0,979</text:p>
          </table:table-cell>
          <table:table-cell table:formula="of:=NORMDIST([.B992];[.A$8];[.B$8];1)" office:value-type="float" office:value="0.979043121408617">
            <text:p>0,9790431214</text:p>
          </table:table-cell>
          <table:table-cell table:formula="of:=ABS([.D992]-[.C992])" office:value-type="float" office:value="0.000043121408617397">
            <text:p>4,3121408617397E-005</text:p>
          </table:table-cell>
          <table:table-cell table:formula="of:=ABS([.D992]-[.C991])" office:value-type="float" office:value="0.0010431214086174">
            <text:p>0,0010431214</text:p>
          </table:table-cell>
        </table:table-row>
        <table:table-row table:style-name="ro1">
          <table:table-cell office:value-type="float" office:value="5.73805951818">
            <text:p>5,7380595182</text:p>
          </table:table-cell>
          <table:table-cell office:value-type="float" office:value="10.2771338794">
            <text:p>10,2771338794</text:p>
          </table:table-cell>
          <table:table-cell table:formula="of:=FREQUENCY([.B$14:.B$1013];[.B993])/1000" office:value-type="float" office:value="0.98">
            <text:p>0,98</text:p>
          </table:table-cell>
          <table:table-cell table:formula="of:=NORMDIST([.B993];[.A$8];[.B$8];1)" office:value-type="float" office:value="0.979752668796874">
            <text:p>0,9797526688</text:p>
          </table:table-cell>
          <table:table-cell table:formula="of:=ABS([.D993]-[.C993])" office:value-type="float" office:value="0.000247331203126033">
            <text:p>0,0002473312</text:p>
          </table:table-cell>
          <table:table-cell table:formula="of:=ABS([.D993]-[.C992])" office:value-type="float" office:value="0.000752668796873968">
            <text:p>0,0007526688</text:p>
          </table:table-cell>
        </table:table-row>
        <table:table-row table:style-name="ro1">
          <table:table-cell office:value-type="float" office:value="0.248547208817">
            <text:p>0,2485472088</text:p>
          </table:table-cell>
          <table:table-cell office:value-type="float" office:value="10.3454123231">
            <text:p>10,3454123231</text:p>
          </table:table-cell>
          <table:table-cell table:formula="of:=FREQUENCY([.B$14:.B$1013];[.B994])/1000" office:value-type="float" office:value="0.981">
            <text:p>0,981</text:p>
          </table:table-cell>
          <table:table-cell table:formula="of:=NORMDIST([.B994];[.A$8];[.B$8];1)" office:value-type="float" office:value="0.981331228239731">
            <text:p>0,9813312282</text:p>
          </table:table-cell>
          <table:table-cell table:formula="of:=ABS([.D994]-[.C994])" office:value-type="float" office:value="0.000331228239731085">
            <text:p>0,0003312282</text:p>
          </table:table-cell>
          <table:table-cell table:formula="of:=ABS([.D994]-[.C993])" office:value-type="float" office:value="0.00133122823973109">
            <text:p>0,0013312282</text:p>
          </table:table-cell>
        </table:table-row>
        <table:table-row table:style-name="ro1">
          <table:table-cell office:value-type="float" office:value="9.23915831578">
            <text:p>9,2391583158</text:p>
          </table:table-cell>
          <table:table-cell office:value-type="float" office:value="10.352050459">
            <text:p>10,352050459</text:p>
          </table:table-cell>
          <table:table-cell table:formula="of:=FREQUENCY([.B$14:.B$1013];[.B995])/1000" office:value-type="float" office:value="0.982">
            <text:p>0,982</text:p>
          </table:table-cell>
          <table:table-cell table:formula="of:=NORMDIST([.B995];[.A$8];[.B$8];1)" office:value-type="float" office:value="0.981478953968588">
            <text:p>0,981478954</text:p>
          </table:table-cell>
          <table:table-cell table:formula="of:=ABS([.D995]-[.C995])" office:value-type="float" office:value="0.000521046031411898">
            <text:p>0,000521046</text:p>
          </table:table-cell>
          <table:table-cell table:formula="of:=ABS([.D995]-[.C994])" office:value-type="float" office:value="0.000478953968588103">
            <text:p>0,000478954</text:p>
          </table:table-cell>
        </table:table-row>
        <table:table-row table:style-name="ro1">
          <table:table-cell office:value-type="float" office:value="7.69647305887">
            <text:p>7,6964730589</text:p>
          </table:table-cell>
          <table:table-cell office:value-type="float" office:value="10.3756976446">
            <text:p>10,3756976446</text:p>
          </table:table-cell>
          <table:table-cell table:formula="of:=FREQUENCY([.B$14:.B$1013];[.B996])/1000" office:value-type="float" office:value="0.983">
            <text:p>0,983</text:p>
          </table:table-cell>
          <table:table-cell table:formula="of:=NORMDIST([.B996];[.A$8];[.B$8];1)" office:value-type="float" office:value="0.981997138676221">
            <text:p>0,9819971387</text:p>
          </table:table-cell>
          <table:table-cell table:formula="of:=ABS([.D996]-[.C996])" office:value-type="float" office:value="0.00100286132377903">
            <text:p>0,0010028613</text:p>
          </table:table-cell>
          <table:table-cell table:formula="of:=ABS([.D996]-[.C995])" office:value-type="float" office:value="0.00000286132377902426">
            <text:p>2,86132377902426E-006</text:p>
          </table:table-cell>
        </table:table-row>
        <table:table-row table:style-name="ro1">
          <table:table-cell office:value-type="float" office:value="6.66728171397">
            <text:p>6,667281714</text:p>
          </table:table-cell>
          <table:table-cell office:value-type="float" office:value="10.39656679">
            <text:p>10,39656679</text:p>
          </table:table-cell>
          <table:table-cell table:formula="of:=FREQUENCY([.B$14:.B$1013];[.B997])/1000" office:value-type="float" office:value="0.984">
            <text:p>0,984</text:p>
          </table:table-cell>
          <table:table-cell table:formula="of:=NORMDIST([.B997];[.A$8];[.B$8];1)" office:value-type="float" office:value="0.982444129208888">
            <text:p>0,9824441292</text:p>
          </table:table-cell>
          <table:table-cell table:formula="of:=ABS([.D997]-[.C997])" office:value-type="float" office:value="0.00155587079111208">
            <text:p>0,0015558708</text:p>
          </table:table-cell>
          <table:table-cell table:formula="of:=ABS([.D997]-[.C996])" office:value-type="float" office:value="0.000555870791112079">
            <text:p>0,0005558708</text:p>
          </table:table-cell>
        </table:table-row>
        <table:table-row table:style-name="ro1">
          <table:table-cell office:value-type="float" office:value="5.21221890945">
            <text:p>5,2122189095</text:p>
          </table:table-cell>
          <table:table-cell office:value-type="float" office:value="10.437399078">
            <text:p>10,437399078</text:p>
          </table:table-cell>
          <table:table-cell table:formula="of:=FREQUENCY([.B$14:.B$1013];[.B998])/1000" office:value-type="float" office:value="0.985">
            <text:p>0,985</text:p>
          </table:table-cell>
          <table:table-cell table:formula="of:=NORMDIST([.B998];[.A$8];[.B$8];1)" office:value-type="float" office:value="0.983291348165077">
            <text:p>0,9832913482</text:p>
          </table:table-cell>
          <table:table-cell table:formula="of:=ABS([.D998]-[.C998])" office:value-type="float" office:value="0.00170865183492264">
            <text:p>0,0017086518</text:p>
          </table:table-cell>
          <table:table-cell table:formula="of:=ABS([.D998]-[.C997])" office:value-type="float" office:value="0.000708651834922636">
            <text:p>0,0007086518</text:p>
          </table:table-cell>
        </table:table-row>
        <table:table-row table:style-name="ro1">
          <table:table-cell office:value-type="float" office:value="6.7509991907">
            <text:p>6,7509991907</text:p>
          </table:table-cell>
          <table:table-cell office:value-type="float" office:value="10.4535572566">
            <text:p>10,4535572566</text:p>
          </table:table-cell>
          <table:table-cell table:formula="of:=FREQUENCY([.B$14:.B$1013];[.B999])/1000" office:value-type="float" office:value="0.986">
            <text:p>0,986</text:p>
          </table:table-cell>
          <table:table-cell table:formula="of:=NORMDIST([.B999];[.A$8];[.B$8];1)" office:value-type="float" office:value="0.983616817629529">
            <text:p>0,9836168176</text:p>
          </table:table-cell>
          <table:table-cell table:formula="of:=ABS([.D999]-[.C999])" office:value-type="float" office:value="0.00238318237047053">
            <text:p>0,0023831824</text:p>
          </table:table-cell>
          <table:table-cell table:formula="of:=ABS([.D999]-[.C998])" office:value-type="float" office:value="0.00138318237047053">
            <text:p>0,0013831824</text:p>
          </table:table-cell>
        </table:table-row>
        <table:table-row table:style-name="ro1">
          <table:table-cell office:value-type="float" office:value="4.47147071959">
            <text:p>4,4714707196</text:p>
          </table:table-cell>
          <table:table-cell office:value-type="float" office:value="10.4674948426">
            <text:p>10,4674948426</text:p>
          </table:table-cell>
          <table:table-cell table:formula="of:=FREQUENCY([.B$14:.B$1013];[.B1000])/1000" office:value-type="float" office:value="0.987">
            <text:p>0,987</text:p>
          </table:table-cell>
          <table:table-cell table:formula="of:=NORMDIST([.B1000];[.A$8];[.B$8];1)" office:value-type="float" office:value="0.983893182558081">
            <text:p>0,9838931826</text:p>
          </table:table-cell>
          <table:table-cell table:formula="of:=ABS([.D1000]-[.C1000])" office:value-type="float" office:value="0.00310681744191899">
            <text:p>0,0031068174</text:p>
          </table:table-cell>
          <table:table-cell table:formula="of:=ABS([.D1000]-[.C999])" office:value-type="float" office:value="0.00210681744191898">
            <text:p>0,0021068174</text:p>
          </table:table-cell>
        </table:table-row>
        <table:table-row table:style-name="ro1">
          <table:table-cell office:value-type="float" office:value="4.51796204087">
            <text:p>4,5179620409</text:p>
          </table:table-cell>
          <table:table-cell office:value-type="float" office:value="10.5192708818">
            <text:p>10,5192708818</text:p>
          </table:table-cell>
          <table:table-cell table:formula="of:=FREQUENCY([.B$14:.B$1013];[.B1001])/1000" office:value-type="float" office:value="0.988">
            <text:p>0,988</text:p>
          </table:table-cell>
          <table:table-cell table:formula="of:=NORMDIST([.B1001];[.A$8];[.B$8];1)" office:value-type="float" office:value="0.984885126461312">
            <text:p>0,9848851265</text:p>
          </table:table-cell>
          <table:table-cell table:formula="of:=ABS([.D1001]-[.C1001])" office:value-type="float" office:value="0.00311487353868833">
            <text:p>0,0031148735</text:p>
          </table:table-cell>
          <table:table-cell table:formula="of:=ABS([.D1001]-[.C1000])" office:value-type="float" office:value="0.00211487353868833">
            <text:p>0,0021148735</text:p>
          </table:table-cell>
        </table:table-row>
        <table:table-row table:style-name="ro1">
          <table:table-cell office:value-type="float" office:value="4.9447908485">
            <text:p>4,9447908485</text:p>
          </table:table-cell>
          <table:table-cell office:value-type="float" office:value="10.5551929711">
            <text:p>10,5551929711</text:p>
          </table:table-cell>
          <table:table-cell table:formula="of:=FREQUENCY([.B$14:.B$1013];[.B1002])/1000" office:value-type="float" office:value="0.989">
            <text:p>0,989</text:p>
          </table:table-cell>
          <table:table-cell table:formula="of:=NORMDIST([.B1002];[.A$8];[.B$8];1)" office:value-type="float" office:value="0.985542083877246">
            <text:p>0,9855420839</text:p>
          </table:table-cell>
          <table:table-cell table:formula="of:=ABS([.D1002]-[.C1002])" office:value-type="float" office:value="0.0034579161227537">
            <text:p>0,0034579161</text:p>
          </table:table-cell>
          <table:table-cell table:formula="of:=ABS([.D1002]-[.C1001])" office:value-type="float" office:value="0.0024579161227537">
            <text:p>0,0024579161</text:p>
          </table:table-cell>
        </table:table-row>
        <table:table-row table:style-name="ro1">
          <table:table-cell office:value-type="float" office:value="8.56033687955">
            <text:p>8,5603368796</text:p>
          </table:table-cell>
          <table:table-cell office:value-type="float" office:value="10.6790539785">
            <text:p>10,6790539785</text:p>
          </table:table-cell>
          <table:table-cell table:formula="of:=FREQUENCY([.B$14:.B$1013];[.B1003])/1000" office:value-type="float" office:value="0.99">
            <text:p>0,99</text:p>
          </table:table-cell>
          <table:table-cell table:formula="of:=NORMDIST([.B1003];[.A$8];[.B$8];1)" office:value-type="float" office:value="0.987622269666222">
            <text:p>0,9876222697</text:p>
          </table:table-cell>
          <table:table-cell table:formula="of:=ABS([.D1003]-[.C1003])" office:value-type="float" office:value="0.00237773033377764">
            <text:p>0,0023777303</text:p>
          </table:table-cell>
          <table:table-cell table:formula="of:=ABS([.D1003]-[.C1002])" office:value-type="float" office:value="0.00137773033377764">
            <text:p>0,0013777303</text:p>
          </table:table-cell>
        </table:table-row>
        <table:table-row table:style-name="ro1">
          <table:table-cell office:value-type="float" office:value="6.72415615686">
            <text:p>6,7241561569</text:p>
          </table:table-cell>
          <table:table-cell office:value-type="float" office:value="10.9027943763">
            <text:p>10,9027943763</text:p>
          </table:table-cell>
          <table:table-cell table:formula="of:=FREQUENCY([.B$14:.B$1013];[.B1004])/1000" office:value-type="float" office:value="0.991">
            <text:p>0,991</text:p>
          </table:table-cell>
          <table:table-cell table:formula="of:=NORMDIST([.B1004];[.A$8];[.B$8];1)" office:value-type="float" office:value="0.990728713426682">
            <text:p>0,9907287134</text:p>
          </table:table-cell>
          <table:table-cell table:formula="of:=ABS([.D1004]-[.C1004])" office:value-type="float" office:value="0.000271286573317653">
            <text:p>0,0002712866</text:p>
          </table:table-cell>
          <table:table-cell table:formula="of:=ABS([.D1004]-[.C1003])" office:value-type="float" office:value="0.000728713426682348">
            <text:p>0,0007287134</text:p>
          </table:table-cell>
        </table:table-row>
        <table:table-row table:style-name="ro1">
          <table:table-cell office:value-type="float" office:value="5.87661553014">
            <text:p>5,8766155301</text:p>
          </table:table-cell>
          <table:table-cell office:value-type="float" office:value="10.9495191373">
            <text:p>10,9495191373</text:p>
          </table:table-cell>
          <table:table-cell table:formula="of:=FREQUENCY([.B$14:.B$1013];[.B1005])/1000" office:value-type="float" office:value="0.992">
            <text:p>0,992</text:p>
          </table:table-cell>
          <table:table-cell table:formula="of:=NORMDIST([.B1005];[.A$8];[.B$8];1)" office:value-type="float" office:value="0.991283573387559">
            <text:p>0,9912835734</text:p>
          </table:table-cell>
          <table:table-cell table:formula="of:=ABS([.D1005]-[.C1005])" office:value-type="float" office:value="0.000716426612440535">
            <text:p>0,0007164266</text:p>
          </table:table-cell>
          <table:table-cell table:formula="of:=ABS([.D1005]-[.C1004])" office:value-type="float" office:value="0.000283573387559466">
            <text:p>0,0002835734</text:p>
          </table:table-cell>
        </table:table-row>
        <table:table-row table:style-name="ro1">
          <table:table-cell office:value-type="float" office:value="4.54641591848">
            <text:p>4,5464159185</text:p>
          </table:table-cell>
          <table:table-cell office:value-type="float" office:value="11.015937523">
            <text:p>11,015937523</text:p>
          </table:table-cell>
          <table:table-cell table:formula="of:=FREQUENCY([.B$14:.B$1013];[.B1006])/1000" office:value-type="float" office:value="0.993">
            <text:p>0,993</text:p>
          </table:table-cell>
          <table:table-cell table:formula="of:=NORMDIST([.B1006];[.A$8];[.B$8];1)" office:value-type="float" office:value="0.992022125044903">
            <text:p>0,992022125</text:p>
          </table:table-cell>
          <table:table-cell table:formula="of:=ABS([.D1006]-[.C1006])" office:value-type="float" office:value="0.000977874955097491">
            <text:p>0,000977875</text:p>
          </table:table-cell>
          <table:table-cell table:formula="of:=ABS([.D1006]-[.C1005])" office:value-type="float" office:value="0.0000221250449025101">
            <text:p>0,000022125</text:p>
          </table:table-cell>
        </table:table-row>
        <table:table-row table:style-name="ro1">
          <table:table-cell office:value-type="float" office:value="7.05009758931">
            <text:p>7,0500975893</text:p>
          </table:table-cell>
          <table:table-cell office:value-type="float" office:value="11.1362948569">
            <text:p>11,1362948569</text:p>
          </table:table-cell>
          <table:table-cell table:formula="of:=FREQUENCY([.B$14:.B$1013];[.B1007])/1000" office:value-type="float" office:value="0.994">
            <text:p>0,994</text:p>
          </table:table-cell>
          <table:table-cell table:formula="of:=NORMDIST([.B1007];[.A$8];[.B$8];1)" office:value-type="float" office:value="0.993221240083839">
            <text:p>0,9932212401</text:p>
          </table:table-cell>
          <table:table-cell table:formula="of:=ABS([.D1007]-[.C1007])" office:value-type="float" office:value="0.000778759916161276">
            <text:p>0,0007787599</text:p>
          </table:table-cell>
          <table:table-cell table:formula="of:=ABS([.D1007]-[.C1006])" office:value-type="float" office:value="0.000221240083838725">
            <text:p>0,0002212401</text:p>
          </table:table-cell>
        </table:table-row>
        <table:table-row table:style-name="ro1">
          <table:table-cell office:value-type="float" office:value="4.67485888956">
            <text:p>4,6748588896</text:p>
          </table:table-cell>
          <table:table-cell office:value-type="float" office:value="11.3031943012">
            <text:p>11,3031943012</text:p>
          </table:table-cell>
          <table:table-cell table:formula="of:=FREQUENCY([.B$14:.B$1013];[.B1008])/1000" office:value-type="float" office:value="0.995">
            <text:p>0,995</text:p>
          </table:table-cell>
          <table:table-cell table:formula="of:=NORMDIST([.B1008];[.A$8];[.B$8];1)" office:value-type="float" office:value="0.99461985245929">
            <text:p>0,9946198525</text:p>
          </table:table-cell>
          <table:table-cell table:formula="of:=ABS([.D1008]-[.C1008])" office:value-type="float" office:value="0.000380147540710141">
            <text:p>0,0003801475</text:p>
          </table:table-cell>
          <table:table-cell table:formula="of:=ABS([.D1008]-[.C1007])" office:value-type="float" office:value="0.00061985245928986">
            <text:p>0,0006198525</text:p>
          </table:table-cell>
        </table:table-row>
        <table:table-row table:style-name="ro1">
          <table:table-cell office:value-type="float" office:value="4.370778422">
            <text:p>4,370778422</text:p>
          </table:table-cell>
          <table:table-cell office:value-type="float" office:value="11.3040797259">
            <text:p>11,3040797259</text:p>
          </table:table-cell>
          <table:table-cell table:formula="of:=FREQUENCY([.B$14:.B$1013];[.B1009])/1000" office:value-type="float" office:value="0.996">
            <text:p>0,996</text:p>
          </table:table-cell>
          <table:table-cell table:formula="of:=NORMDIST([.B1009];[.A$8];[.B$8];1)" office:value-type="float" office:value="0.994626530995431">
            <text:p>0,994626531</text:p>
          </table:table-cell>
          <table:table-cell table:formula="of:=ABS([.D1009]-[.C1009])" office:value-type="float" office:value="0.00137346900456892">
            <text:p>0,001373469</text:p>
          </table:table-cell>
          <table:table-cell table:formula="of:=ABS([.D1009]-[.C1008])" office:value-type="float" office:value="0.000373469004568916">
            <text:p>0,000373469</text:p>
          </table:table-cell>
        </table:table-row>
        <table:table-row table:style-name="ro1">
          <table:table-cell office:value-type="float" office:value="9.2914601608">
            <text:p>9,2914601608</text:p>
          </table:table-cell>
          <table:table-cell office:value-type="float" office:value="11.5832664861">
            <text:p>11,5832664861</text:p>
          </table:table-cell>
          <table:table-cell table:formula="of:=FREQUENCY([.B$14:.B$1013];[.B1010])/1000" office:value-type="float" office:value="0.997">
            <text:p>0,997</text:p>
          </table:table-cell>
          <table:table-cell table:formula="of:=NORMDIST([.B1010];[.A$8];[.B$8];1)" office:value-type="float" office:value="0.996398794751619">
            <text:p>0,9963987948</text:p>
          </table:table-cell>
          <table:table-cell table:formula="of:=ABS([.D1010]-[.C1010])" office:value-type="float" office:value="0.000601205248381254">
            <text:p>0,0006012052</text:p>
          </table:table-cell>
          <table:table-cell table:formula="of:=ABS([.D1010]-[.C1009])" office:value-type="float" office:value="0.000398794751618747">
            <text:p>0,0003987948</text:p>
          </table:table-cell>
        </table:table-row>
        <table:table-row table:style-name="ro1">
          <table:table-cell office:value-type="float" office:value="4.07239748577">
            <text:p>4,0723974858</text:p>
          </table:table-cell>
          <table:table-cell office:value-type="float" office:value="12.3773488562">
            <text:p>12,3773488562</text:p>
          </table:table-cell>
          <table:table-cell table:formula="of:=FREQUENCY([.B$14:.B$1013];[.B1011])/1000" office:value-type="float" office:value="0.998">
            <text:p>0,998</text:p>
          </table:table-cell>
          <table:table-cell table:formula="of:=NORMDIST([.B1011];[.A$8];[.B$8];1)" office:value-type="float" office:value="0.998949696460343">
            <text:p>0,9989496965</text:p>
          </table:table-cell>
          <table:table-cell table:formula="of:=ABS([.D1011]-[.C1011])" office:value-type="float" office:value="0.000949696460342597">
            <text:p>0,0009496965</text:p>
          </table:table-cell>
          <table:table-cell table:formula="of:=ABS([.D1011]-[.C1010])" office:value-type="float" office:value="0.0019496964603426">
            <text:p>0,0019496965</text:p>
          </table:table-cell>
        </table:table-row>
        <table:table-row table:style-name="ro1">
          <table:table-cell office:value-type="float" office:value="4.80762445946">
            <text:p>4,8076244595</text:p>
          </table:table-cell>
          <table:table-cell office:value-type="float" office:value="12.481824969">
            <text:p>12,481824969</text:p>
          </table:table-cell>
          <table:table-cell table:formula="of:=FREQUENCY([.B$14:.B$1013];[.B1012])/1000" office:value-type="float" office:value="0.999">
            <text:p>0,999</text:p>
          </table:table-cell>
          <table:table-cell table:formula="of:=NORMDIST([.B1012];[.A$8];[.B$8];1)" office:value-type="float" office:value="0.999116138517231">
            <text:p>0,9991161385</text:p>
          </table:table-cell>
          <table:table-cell table:formula="of:=ABS([.D1012]-[.C1012])" office:value-type="float" office:value="0.00011613851723058">
            <text:p>0,0001161385</text:p>
          </table:table-cell>
          <table:table-cell table:formula="of:=ABS([.D1012]-[.C1011])" office:value-type="float" office:value="0.00111613851723058">
            <text:p>0,0011161385</text:p>
          </table:table-cell>
        </table:table-row>
        <table:table-row table:style-name="ro1">
          <table:table-cell office:value-type="float" office:value="5.97505862332">
            <text:p>5,9750586233</text:p>
          </table:table-cell>
          <table:table-cell office:value-type="float" office:value="12.6888883518">
            <text:p>12,6888883518</text:p>
          </table:table-cell>
          <table:table-cell table:formula="of:=FREQUENCY([.B$14:.B$1013];[.B1013])/1000" office:value-type="float" office:value="1">
            <text:p>1</text:p>
          </table:table-cell>
          <table:table-cell table:formula="of:=NORMDIST([.B1013];[.A$8];[.B$8];1)" office:value-type="float" office:value="0.999376623757457">
            <text:p>0,9993766238</text:p>
          </table:table-cell>
          <table:table-cell table:formula="of:=ABS([.D1013]-[.C1013])" office:value-type="float" office:value="0.00062337624254305">
            <text:p>0,0006233762</text:p>
          </table:table-cell>
          <table:table-cell table:formula="of:=ABS([.D1013]-[.C1012])" office:value-type="float" office:value="0.000376623757456951">
            <text:p>0,0003766238</text:p>
          </table:table-cell>
        </table:table-row>
        <table:table-row table:style-name="ro1">
          <table:table-cell table:number-columns-repeated="4"/>
          <table:table-cell table:formula="of:=MAX([.E14:.E1013])" office:value-type="float" office:value="0.0146288360072296">
            <text:p>0,014628836</text:p>
          </table:table-cell>
          <table:table-cell table:formula="of:=MAX([.F14:.F1013])" office:value-type="float" office:value="0.0148256567284536">
            <text:p>0,0148256567</text:p>
          </table:table-cell>
        </table:table-row>
        <table:table-row table:style-name="ro1">
          <table:table-cell table:number-columns-repeated="4"/>
          <table:table-cell table:formula="of:=MAX([.E1014:.F1014])" office:value-type="float" office:value="0.0148256567284536">
            <text:p>0,0148256567</text:p>
          </table:table-cell>
          <table:table-cell/>
        </table:table-row>
      </table:table>
      <table:named-expressions/>
      <table:database-ranges>
        <table:database-range table:name="__Anonymous_Sheet_DB__0" table:target-range-address="Hoja1.B14:Hoja1.B101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18T17:57:08</dc:date>
    <dc:creator>Maria </dc:creator>
    <meta:generator>LibreOffice/3.5$Linux_X86_64 LibreOffice_project/350m1$Build-202</meta:generator>
    <meta:editing-duration>P0D</meta:editing-duration>
    <meta:editing-cycles>1</meta:editing-cycles>
    <meta:document-statistic meta:table-count="1" meta:cell-count="6022" meta:object-count="0"/>
  </office:meta>
</office:document-meta>
</file>